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Poltavska Oblast(07:47). Red Alert: aerial threat. Sirens sounding. Take cover now!</text:span>
</text:h>
      <text:p text:style-name="P4">
Authors: liveuamap (Language: en)</text:p>
      <text:p text:style-name="P4">
Time: 2023-05-14T-108:48:00</text:p>
      <text:p text:style-name="P4">
Location: Poltavska Oblast (Latitude:49.47721 Longtitude:33.81795)</text:p>
      <text:p text:style-name="P4">
Videos: []</text:p>
      <text:p text:style-name="P4">
Images: []</text:p>
      <text:p text:style-name="P4">
Tags: ["Europe", "Central and Eastern Europe"]</text:p>
      <text:p text:style-name="P4">
Id: 22562668</text:p>
      <!--METADATA-->
      <text:p text:style-name="P4">
Poltawa(07:47). Red Alert: aerial threat. Sirens sounding. Take covernow!</text:p>
      <text:p text:style-name="P4">
News Collection Link: <text:a xlink:type="simple" xlink:href="https://liveuamap.com/en/2023/14-may-poltavska-oblast0747-red-alert-aerial-g" text:style-name="Internet_20_link" text:visited-style-name="Visited_20_Internet_20_Link">
https://liveuamap.com/en/2023/14-may-poltavska-oblast0747-red-alert-aerial-g</text:a>
</text:p>
      <text:p text:style-name="P4">
News Source: <text:a xlink:type="simple" xlink:href="https://t.me/suspilnepoltava/11135" text:style-name="Internet_20_link" text:visited-style-name="Visited_20_Internet_20_Link">
https://t.me/suspilnepoltava/11135</text:a>
</text:p>
      <!--NEWS-->
      <text:h text:style-name="P10" text:outline-level="1">
<text:span text:style-name="T4">
Poltavska Oblast(07:47). Red Alert: aerial threat. Sirens sounding. Take cover now!</text:span>
</text:h>
      <text:p text:style-name="P4">
Authors: liveuamap (Language: en)</text:p>
      <text:p text:style-name="P4">
Time: 2023-05-14T-108:48:00</text:p>
      <text:p text:style-name="P4">
Location: Poltavska Oblast (Latitude:49.47721 Longtitude:33.81795)</text:p>
      <text:p text:style-name="P4">
Videos: []</text:p>
      <text:p text:style-name="P4">
Images: []</text:p>
      <text:p text:style-name="P4">
Tags: ["Europe", "Central and Eastern Europe"]</text:p>
      <text:p text:style-name="P4">
Id: 22562668</text:p>
      <!--METADATA-->
      <text:p text:style-name="P4">
Poltawa(07:47). Red Alert: aerial threat. Sirens sounding. Take covernow!</text:p>
      <text:p text:style-name="P4">
News Collection Link: <text:a xlink:type="simple" xlink:href="https://liveuamap.com/en/2023/14-may-poltavska-oblast0747-red-alert-aerial-g" text:style-name="Internet_20_link" text:visited-style-name="Visited_20_Internet_20_Link">
https://liveuamap.com/en/2023/14-may-poltavska-oblast0747-red-alert-aerial-g</text:a>
</text:p>
      <text:p text:style-name="P4">
News Source: <text:a xlink:type="simple" xlink:href="https://t.me/suspilnepoltava/11135" text:style-name="Internet_20_link" text:visited-style-name="Visited_20_Internet_20_Link">
https://t.me/suspilnepoltava/11135</text:a>
</text:p>
      <!--NEWS-->
      <text:h text:style-name="P10" text:outline-level="1">
<text:span text:style-name="T4">
Zaporizka Oblast(05:04). Red Alert: aerial threat. Sirens sounding. Take cover now!</text:span>
</text:h>
      <text:p text:style-name="P4">
Authors: liveuamap (Language: en)</text:p>
      <text:p text:style-name="P4">
Time: 2023-05-14T-15:05:00</text:p>
      <text:p text:style-name="P4">
Location: Zaporizka Oblast (Latitude:47.612131 Longtitude:35.766081)</text:p>
      <text:p text:style-name="P4">
Videos: []</text:p>
      <text:p text:style-name="P4">
Images: []</text:p>
      <text:p text:style-name="P4">
Tags: ["Europe", "Central and Eastern Europe"]</text:p>
      <text:p text:style-name="P4">
Id: 22562889</text:p>
      <!--METADATA-->
      <text:p text:style-name="P4">
Zaporizhzhia region(05:04). Red Alert: aerial threat. Sirens sounding. Take covernow!</text:p>
      <text:p text:style-name="P4">
News Collection Link: <text:a xlink:type="simple" xlink:href="https://liveuamap.com/en/2023/15-may-zaporizka-oblast0504-red-alert-aerial-g" text:style-name="Internet_20_link" text:visited-style-name="Visited_20_Internet_20_Link">
https://liveuamap.com/en/2023/15-may-zaporizka-oblast0504-red-alert-aerial-g</text:a>
</text:p>
      <text:p text:style-name="P4">
News Source: <text:a xlink:type="simple" xlink:href="https://t.me/air_alert_ua/45395" text:style-name="Internet_20_link" text:visited-style-name="Visited_20_Internet_20_Link">
https://t.me/air_alert_ua/45395</text:a>
</text:p>
      <!--NEWS-->
      <text:h text:style-name="P10" text:outline-level="1">
<text:span text:style-name="T4">
At Sivershchyna and Slobozhanschyna directions Russian army shelled Klusy, Yeline, Zarichchya...</text:span>
</text:h>
      <text:p text:style-name="P4">
Authors: liveuamap (Language: en)</text:p>
      <text:p text:style-name="P4">
Time: 2023-05-14T-79:41:00</text:p>
      <text:p text:style-name="P4">
Location: Chernihiv (Latitude:52.0001 Longtitude:33.26797)</text:p>
      <text:p text:style-name="P4">
Videos: []</text:p>
      <text:p text:style-name="P4">
Images: []</text:p>
      <text:p text:style-name="P4">
Tags: ["Russia"]</text:p>
      <text:p text:style-name="P4">
Id: 22562780</text:p>
      <!--METADATA-->
      <text:p text:style-name="P4">
At sivershchyna and slBozhanschyna directions Russian army Shelled Klusy, Yeline, Zarichchya, MKHY, MEDVEDIVKA, Yanzhulivka, Hremychhiv, Cherniiiiii. IVSK, VILNA SLOBODA, BOBYLIVKA, Volfyne, Stepok, Ryasne, Popivka of Sumy Region, ALSO UDY, Kozacha Lopan, Starytsya, OhirtsEve, Khatnye, Hatysche, Pletenivka, Bochkove, Nesterne, Budarky of Kharkiv Region.</text:p>
      <text:p text:style-name="P4">
News Collection Link:(https://liveuamap.com/en/2023/14-may-at-sivershchyna-and-slobozhanschyna-directions-russian)</text:p>
      <text:p text:style-name="P4">
News Source: <text:a xlink:type="simple" xlink:href="https://t.me/lumsrc/4778" text:style-name="Internet_20_link" text:visited-style-name="Visited_20_Internet_20_Link">
https://t.me/lumsrc/4778</text:a>
</text:p>
      <!--NEWS-->
      <text:h text:style-name="P10" text:outline-level="1">
<text:span text:style-name="T4">
At Lyman direction Russian army shelled Makiyivka of Luhansk region and Bilohorivka, Verkhnok...</text:span>
</text:h>
      <text:p text:style-name="P4">
Authors: liveuamap (Language: en)</text:p>
      <text:p text:style-name="P4">
Time: 2023-05-14T-81:41:00</text:p>
      <text:p text:style-name="P4">
Location: Bakhmut (Latitude:48.80551 Longtitude:38.23997)</text:p>
      <text:p text:style-name="P4">
Videos: []</text:p>
      <text:p text:style-name="P4">
Images: []</text:p>
      <text:p text:style-name="P4">
Tags: ["Russia"]</text:p>
      <text:p text:style-name="P4">
Id: 22562778</text:p>
      <!--METADATA-->
      <text:p text:style-name="P4">
At Lyman direction Russian army shelled Makiyivka of Luhansk region andBilohorivka, Verkhnokamyanske, Spirne and Berestove of Donetsk region. Russianaviation conducted airstrikes at Bilohorivka of Luhansk region and Terny,Verkhnokamyanske and Spirne of Donetsk region, - General Staff of Armed Forcesof Ukraine says in the morning report</text:p>
      <text:p text:style-name="P4">
News Collection Link: <text:a xlink:type="simple" xlink:href="https://liveuamap.com/en/2023/14-may-at-lyman-direction-russian-army-shelled-makiyivka" text:style-name="Internet_20_link" text:visited-style-name="Visited_20_Internet_20_Link">
https://liveuamap.com/en/2023/14-may-at-lyman-direction-russian-army-shelled-makiyivka</text:a>
</text:p>
      <text:p text:style-name="P4">
News Source: <text:a xlink:type="simple" xlink:href="https://t.me/lumsrc/4780" text:style-name="Internet_20_link" text:visited-style-name="Visited_20_Internet_20_Link">
https://t.me/lumsrc/4780</text:a>
</text:p>
      <!--NEWS-->
      <text:h text:style-name="P10" text:outline-level="1">
<text:span text:style-name="T4">
JSU Bakhmut Directio Rusian Army Shelled Vasukivka, Fedorivka friend, Orikhovo-Vasylivka, God ...</text:span>
</text:h>
      <text:p text:style-name="P4">
Authors: liveuamap (Language: en)</text:p>
      <text:p text:style-name="P4">
Time: 2023-05-14T-83:41:00</text:p>
      <text:p text:style-name="P4">
Location: Donetsk Oblast (Latitude:48.38932 Longtitude:37.91039)</text:p>
      <text:p text:style-name="P4">
Videos: []</text:p>
      <text:p text:style-name="P4">
Images: []</text:p>
      <text:p text:style-name="P4">
Tags: ["Russia"]</text:p>
      <text:p text:style-name="P4">
Id: 22562777</text:p>
      <!--METADATA-->
      <text:p text:style-name="P4">
At Bakhmut Direction Russian Army Shelled Vasukivka, Fedorivka Druha, Orikhovo-Vasylivka, Bohdanivka, Bakhmut, Ivanivske, Chasiv Yar, BILA, BIAVSKE Enne, Toresk of Donetsk Region. Russian AviationConducrated Aircrakes at Vasutynske, Novomarkove, Hryhorivka, Bakhmut, Ivanivske, Kurdumivka and Pivnichne, - General Stalam</text:p>
      <text:p text:style-name="P4">
News Collection Link:(https://liveuamap.com/en/2023/14-may-at-bakhmut-direction-russian-army-shelled-vasukivka)</text:p>
      <text:p text:style-name="P4">
News Source: <text:a xlink:type="simple" xlink:href="https://t.me/lumsrc/4781" text:style-name="Internet_20_link" text:visited-style-name="Visited_20_Internet_20_Link">
https://t.me/lumsrc/4781</text:a>
</text:p>
      <!--NEWS-->
      <text:h text:style-name="P10" text:outline-level="1">
<text:span text:style-name="T4">
At Avdiyivka direction Russian army shelled Pervomayske and Karlivka of Donetsk region. Russi...</text:span>
</text:h>
      <text:p text:style-name="P4">
Authors: liveuamap (Language: en)</text:p>
      <text:p text:style-name="P4">
Time: 2023-05-14T-85:41:00</text:p>
      <text:p text:style-name="P4">
Location: Donetsk Oblast (Latitude:48.13608 Longtitude:37.7504)</text:p>
      <text:p text:style-name="P4">
Videos: []</text:p>
      <text:p text:style-name="P4">
Images: []</text:p>
      <text:p text:style-name="P4">
Tags: ["Russia"]</text:p>
      <text:p text:style-name="P4">
Id: 22562776</text:p>
      <!--METADATA-->
      <text:p text:style-name="P4">
At Avdiyivka direction Russian army shelled Pervomayske and Karlivka ofDonetsk region. Russian aviation conducted airstrikes at Avdiyivka, - GeneralStaff of Armed Forces of Ukraine says in the morning report</text:p>
      <text:p text:style-name="P4">
News Collection Link: <text:a xlink:type="simple" xlink:href="https://liveuamap.com/en/2023/14-may-at-avdiyivka-direction-russian-army-shelled-pervomayske" text:style-name="Internet_20_link" text:visited-style-name="Visited_20_Internet_20_Link">
https://liveuamap.com/en/2023/14-may-at-avdiyivka-direction-russian-army-shelled-pervomayske</text:a>
</text:p>
      <text:p text:style-name="P4">
News Source: <text:a xlink:type="simple" xlink:href="https://t.me/lumsrc/4782" text:style-name="Internet_20_link" text:visited-style-name="Visited_20_Internet_20_Link">
https://t.me/lumsrc/4782</text:a>
</text:p>
      <!--NEWS-->
      <text:h text:style-name="P10" text:outline-level="1">
<text:span text:style-name="T4">
At Maryinka direction Russian army shelled Serhiivka and Pobeda of Donetsk region, - Generator...</text:span>
</text:h>
      <text:p text:style-name="P4">
Authors: liveuamap (Language: en)</text:p>
      <text:p text:style-name="P4">
Time: 2023-05-14T-87:41:00</text:p>
      <text:p text:style-name="P4">
Location: Donetsk Oblast (Latitude:47.91531 Longtitude:37.46441)</text:p>
      <text:p text:style-name="P4">
Videos: []</text:p>
      <text:p text:style-name="P4">
Images: []</text:p>
      <text:p text:style-name="P4">
Tags: ["Russia"]</text:p>
      <text:p text:style-name="P4">
Id: 22562775</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14-may-at-maryinka-direction-russian-army-shelled-heorhiyivka" text:style-name="Internet_20_link" text:visited-style-name="Visited_20_Internet_20_Link">
https://liveuamap.com/en/2023/14-may-at-maryinka-direction-russian-army-shelled-heorhiyivka</text:a>
</text:p>
      <text:p text:style-name="P4">
News Source: <text:a xlink:type="simple" xlink:href="https://t.me/lumsrc/4783" text:style-name="Internet_20_link" text:visited-style-name="Visited_20_Internet_20_Link">
https://t.me/lumsrc/4783</text:a>
</text:p>
      <!--NEWS-->
      <text:h text:style-name="P10" text:outline-level="1">
<text:span text:style-name="T4">
JSC Shakhtar Directio Rusian Army Shelled Kalledar, Novoukrainka, Amenian And Shakh ...</text:span>
</text:h>
      <text:p text:style-name="P4">
Authors: liveuamap (Language: en)</text:p>
      <text:p text:style-name="P4">
Time: 2023-05-14T-89:41:00</text:p>
      <text:p text:style-name="P4">
Location: Zaporizhzhia (Latitude:47.77394 Longtitude:37.07989)</text:p>
      <text:p text:style-name="P4">
Videos: []</text:p>
      <text:p text:style-name="P4">
Images: []</text:p>
      <text:p text:style-name="P4">
Tags: ["Russia"]</text:p>
      <text:p text:style-name="P4">
Id: 22562772</text:p>
      <!--METADATA-->
      <text:p text:style-name="P4">
At Shakhtarske direction Russian army shelled Vuhledar, Novoukrayinka,Prechystivka and Shakhtarske. Russian aviation conducted airstrikes atPrechystivka, - General Staff of Armed Forces of Ukraine says in the morningreport</text:p>
      <text:p text:style-name="P4">
News Collection Link: <text:a xlink:type="simple" xlink:href="https://liveuamap.com/en/2023/14-may-at-shakhtarske-direction-russian-army-shelled-vuhledar" text:style-name="Internet_20_link" text:visited-style-name="Visited_20_Internet_20_Link">
https://liveuamap.com/en/2023/14-may-at-shakhtarske-direction-russian-army-shelled-vuhledar</text:a>
</text:p>
      <text:p text:style-name="P4">
News Source: <text:a xlink:type="simple" xlink:href="https://t.me/lumsrc/4784" text:style-name="Internet_20_link" text:visited-style-name="Visited_20_Internet_20_Link">
https://t.me/lumsrc/4784</text:a>
</text:p>
      <!--NEWS-->
      <text:h text:style-name="P10" text:outline-level="1">
<text:span text:style-name="T4">
At Zaporizhzhia and Kherson directions Russian army shelled Malynivka, Huliaipole, Bilohirya,...</text:span>
</text:h>
      <text:p text:style-name="P4">
Authors: liveuamap (Language: en)</text:p>
      <text:p text:style-name="P4">
Time: 2023-05-14T-91:41:00</text:p>
      <text:p text:style-name="P4">
Location: Nova Kakhovka, Khersons'ka oblast (Latitude:46.78654 Longtitude:33.33063)</text:p>
      <text:p text:style-name="P4">
Videos: []</text:p>
      <text:p text:style-name="P4">
Images: []</text:p>
      <text:p text:style-name="P4">
Tags: ["Russia"]</text:p>
      <text:p text:style-name="P4">
Id: 22562769</text:p>
      <!--METADATA-->
      <text:p text:style-name="P4">
At Zaporizhzhzhia and Kherson Directions Russian Army Shelled Malynivka, Huliapole, Bilohirya, Novodanylivka, Novoandriyivka, Novopavlivka, Malischer, Malischer. gion; ZOLOTA BALKA, Mykhaylivka, Dmytrivka, Antonivka, Chornobayivka of Kherson Region and Kherson City Atyshyshya, Huliapole, Mala tokmachka, Mali Scherbakyof Zaporizhzhia Region, Also Beryslav and Kozatske of Kherson Region , -General Staff of Armed Forces of Ukraine Says in the Morning Report</text:p>
      <text:p text:style-name="P4">
News Collection Link:(https://liveuamap.com/en/2023/14-may-at-zaporizhzhia-and-kherson-directions-russian-army)</text:p>
      <text:p text:style-name="P4">
News Source: <text:a xlink:type="simple" xlink:href="https://t.me/lumsrc/4785" text:style-name="Internet_20_link" text:visited-style-name="Visited_20_Internet_20_Link">
https://t.me/lumsrc/4785</text:a>
</text:p>
      <!--NEWS-->
      <text:h text:style-name="P10" text:outline-level="1">
<text:span text:style-name="T4">
5 person killed during agricultural works near Myroliubivka village of Kherson region as resu...</text:span>
</text:h>
      <text:p text:style-name="P4">
Authors: liveuamap (Language: en)</text:p>
      <text:p text:style-name="P4">
Time: 2023-05-14T04:24:00</text:p>
      <text:p text:style-name="P4">
Location: Kherson (Latitude:47.4083 Longtitude:33.65025)</text:p>
      <text:p text:style-name="P4">
Videos: []</text:p>
      <text:p text:style-name="P4">
Images: []</text:p>
      <text:p text:style-name="P4">
Tags: ["Europe", "Central and Eastern Europe"]</text:p>
      <text:p text:style-name="P4">
Id: 22562783</text:p>
      <!--METADATA-->
      <text:p text:style-name="P4">
5 person killed during agricultural works near Myroliubivka village of Khersonregion as result of projectile explosion</text:p>
      <text:p text:style-name="P4">
News Collection Link: <text:a xlink:type="simple" xlink:href="https://liveuamap.com/en/2023/14-may-5-person-killed-during-agricultural-works-near-myroliubivka" text:style-name="Internet_20_link" text:visited-style-name="Visited_20_Internet_20_Link">
https://liveuamap.com/en/2023/14-may-5-person-killed-during-agricultural-works-near-myroliubivka</text:a>
</text:p>
      <text:p text:style-name="P4">
News Source: <text:a xlink:type="simple" xlink:href="https://t.me/suspilnekherson/26171" text:style-name="Internet_20_link" text:visited-style-name="Visited_20_Internet_20_Link">
https://t.me/suspilnekherson/26171</text:a>
</text:p>
      <!--NEWS-->
      <text:h text:style-name="P10" text:outline-level="1">
<text:span text:style-name="T4">
Oil depot in Klintsy of Briansk region was attacked again, no serious damage, 2 craters found</text:span>
</text:h>
      <text:p text:style-name="P4">
Authors: liveuamap (Language: en)</text:p>
      <text:p text:style-name="P4">
Time: 2023-05-14T04:30:00</text:p>
      <text:p text:style-name="P4">
Location: Bryansk (Latitude:52.72762 Longtitude:32.21367)</text:p>
      <text:p text:style-name="P4">
Videos: []</text:p>
      <text:p text:style-name="P4">
Images: []</text:p>
      <text:p text:style-name="P4">
Tags: ["Russia", "Central and Eastern Europe"]</text:p>
      <text:p text:style-name="P4">
Id: 22562786</text:p>
      <!--METADATA-->
      <text:p text:style-name="P4">
Oil depot in Klintsy of Briansk region was attacked again, no serious damage,2 craters found</text:p>
      <text:p text:style-name="P4">
News Collection Link: <text:a xlink:type="simple" xlink:href="https://liveuamap.com/en/2023/14-may-oil-depot-in-klintsy-of-briansk-region-was-attacked" text:style-name="Internet_20_link" text:visited-style-name="Visited_20_Internet_20_Link">
https://liveuamap.com/en/2023/14-may-oil-depot-in-klintsy-of-briansk-region-was-attacked</text:a>
</text:p>
      <text:p text:style-name="P4">
News Source: <text:a xlink:type="simple" xlink:href="https://t.me/bbbreaking/155328" text:style-name="Internet_20_link" text:visited-style-name="Visited_20_Internet_20_Link">
https://t.me/bbbreaking/155328</text:a>
</text:p>
      <!--NEWS-->
      <text:h text:style-name="P10" text:outline-level="1">
<text:span text:style-name="T4">
Mykolaiv, Mykolaiv region, Poltava region (23:28). Red Alrt: Aerial Tchretate. Surrency Sun ...</text:span>
</text:h>
      <text:p text:style-name="P4">
Authors: liveuamap (Language: en)</text:p>
      <text:p text:style-name="P4">
Time: 2023-05-14T17:29:00</text:p>
      <text:p text:style-name="P4">
Location: Mykolaiv (Latitude:46.94866 Longtitude:32.00639)</text:p>
      <text:p text:style-name="P4">
Videos: []</text:p>
      <text:p text:style-name="P4">
Images: []</text:p>
      <text:p text:style-name="P4">
Tags: ["Europe", "Central and Eastern Europe"]</text:p>
      <text:p text:style-name="P4">
Id: 22562873</text:p>
      <!--METADATA-->
      <text:p text:style-name="P4">
Nikolaev, Mykolaiv region, Poltava region(23:28). Red Alert: aerialthreat. Sirens sounding. Take cover now!</text:p>
      <text:p text:style-name="P4">
News Collection Link: <text:a xlink:type="simple" xlink:href="https://liveuamap.com/en/2023/14-may-mykolaiv-mykolayivska-oblast-poltavskag" text:style-name="Internet_20_link" text:visited-style-name="Visited_20_Internet_20_Link">
https://liveuamap.com/en/2023/14-may-mykolaiv-mykolayivska-oblast-poltavskag</text:a>
</text:p>
      <text:p text:style-name="P4">
News Source: <text:a xlink:type="simple" xlink:href="https://t.me/air_alert_ua/45360" text:style-name="Internet_20_link" text:visited-style-name="Visited_20_Internet_20_Link">
https://t.me/air_alert_ua/45360</text:a>
</text:p>
      <!--NEWS-->
      <text:h text:style-name="P10" text:outline-level="1">
<text:span text:style-name="T4">
Sumy region, Kharkiv, Kharkiv region, Donetsk region (23:30). Red Alrt: Aerial Tchretate. WITH...</text:span>
</text:h>
      <text:p text:style-name="P4">
Authors: liveuamap (Language: en)</text:p>
      <text:p text:style-name="P4">
Time: 2023-05-14T17:31:00</text:p>
      <text:p text:style-name="P4">
Location: Sumska Oblast (Latitude:51.00075 Longtitude:34.00038)</text:p>
      <text:p text:style-name="P4">
Videos: []</text:p>
      <text:p text:style-name="P4">
Images: []</text:p>
      <text:p text:style-name="P4">
Tags: ["Europe", "Central and Eastern Europe"]</text:p>
      <text:p text:style-name="P4">
Id: 22562874</text:p>
      <!--METADATA-->
      <text:p text:style-name="P4">
Sumy region, Kharkiv, Kharkiv region, Donetsk region(23:30). Red Alert:aerial threat. Sirens sounding. Take cover now!</text:p>
      <text:p text:style-name="P4">
News Collection Link: <text:a xlink:type="simple" xlink:href="https://liveuamap.com/en/2023/14-may-sumska-oblast-kharkiv-kharkivska-oblasg-8900" text:style-name="Internet_20_link" text:visited-style-name="Visited_20_Internet_20_Link">
https://liveuamap.com/en/2023/14-may-sumska-oblast-kharkiv-kharkivska-oblasg-8900</text:a>
</text:p>
      <text:p text:style-name="P4">
News Source: <text:a xlink:type="simple" xlink:href="https://t.me/air_alert_ua/45363" text:style-name="Internet_20_link" text:visited-style-name="Visited_20_Internet_20_Link">
https://t.me/air_alert_ua/45363</text:a>
</text:p>
      <!--NEWS-->
      <text:h text:style-name="P10" text:outline-level="1">
<text:span text:style-name="T4">
Dnipro, Dnipropetrovska Oblast(23:31). Red Alert: aerial threat. Sirens sounding. Take cover ...</text:span>
</text:h>
      <text:p text:style-name="P4">
Authors: liveuamap (Language: en)</text:p>
      <text:p text:style-name="P4">
Time: 2023-05-14T17:32:00</text:p>
      <text:p text:style-name="P4">
Location: Dnipro (Latitude:48.45919 Longtitude:35.03948)</text:p>
      <text:p text:style-name="P4">
Videos: []</text:p>
      <text:p text:style-name="P4">
Images: []</text:p>
      <text:p text:style-name="P4">
Tags: ["Europe", "Central and Eastern Europe"]</text:p>
      <text:p text:style-name="P4">
Id: 22562875</text:p>
      <!--METADATA-->
      <text:p text:style-name="P4">
Dnipro, Dnipropetrovsk region(23:31). Red Alert: aerial threat. Sirenssounding. Take cover now!</text:p>
      <text:p text:style-name="P4">
News Collection Link: <text:a xlink:type="simple" xlink:href="https://liveuamap.com/en/2023/14-may-dnipro-dnipropetrovska-oblast2331-red-g" text:style-name="Internet_20_link" text:visited-style-name="Visited_20_Internet_20_Link">
https://liveuamap.com/en/2023/14-may-dnipro-dnipropetrovska-oblast2331-red-g</text:a>
</text:p>
      <text:p text:style-name="P4">
News Source: <text:a xlink:type="simple" xlink:href="https://t.me/suspilnednipro/15440" text:style-name="Internet_20_link" text:visited-style-name="Visited_20_Internet_20_Link">
https://t.me/suspilnednipro/15440</text:a>
</text:p>
      <!--NEWS-->
      <text:h text:style-name="P10" text:outline-level="1">
<text:span text:style-name="T4">
Kherson, Khersonska Oblast(23:33). Red Alert: aerial threat. Sirens sounding. Take cover now!</text:span>
</text:h>
      <text:p text:style-name="P4">
Authors: liveuamap (Language: en)</text:p>
      <text:p text:style-name="P4">
Time: 2023-05-14T17:35:00</text:p>
      <text:p text:style-name="P4">
Location: Kherson (Latitude:46.65581000 Longtitude:32.61780000)</text:p>
      <text:p text:style-name="P4">
Videos: []</text:p>
      <text:p text:style-name="P4">
Images: []</text:p>
      <text:p text:style-name="P4">
Tags: ["Europe", "Central and Eastern Europe"]</text:p>
      <text:p text:style-name="P4">
Id: 22562876</text:p>
      <!--METADATA-->
      <text:p text:style-name="P4">
Kherson, Kherson region(23:33). Red Alert: aerial threat. Sirens sounding.Take cover now!</text:p>
      <text:p text:style-name="P4">
News Collection Link: <text:a xlink:type="simple" xlink:href="https://liveuamap.com/en/2023/14-may-kherson-khersonska-oblast2333-red-alerg" text:style-name="Internet_20_link" text:visited-style-name="Visited_20_Internet_20_Link">
https://liveuamap.com/en/2023/14-may-kherson-khersonska-oblast2333-red-alerg</text:a>
</text:p>
      <text:p text:style-name="P4">
News Source: <text:a xlink:type="simple" xlink:href="https://t.me/air_alert_ua/45365" text:style-name="Internet_20_link" text:visited-style-name="Visited_20_Internet_20_Link">
https://t.me/air_alert_ua/45365</text:a>
</text:p>
      <!--NEWS-->
      <text:h text:style-name="P10" text:outline-level="1">
<text:span text:style-name="T4">
Chernihivska Oblast(00:29). Red Alert: aerial threat. Sirens sounding. Take cover now!</text:span>
</text:h>
      <text:p text:style-name="P4">
Authors: liveuamap (Language: en)</text:p>
      <text:p text:style-name="P4">
Time: 2023-05-14T18:29:00</text:p>
      <text:p text:style-name="P4">
Location: Chernihivska Oblast (Latitude:51.33333000 Longtitude:32.00000000)</text:p>
      <text:p text:style-name="P4">
Videos: []</text:p>
      <text:p text:style-name="P4">
Images: []</text:p>
      <text:p text:style-name="P4">
Tags: ["Europe", "Central and Eastern Europe"]</text:p>
      <text:p text:style-name="P4">
Id: 22562878</text:p>
      <!--METADATA-->
      <text:p text:style-name="P4">
Chernihiv region(00:29). Red Alert: aerial threat. Sirens sounding. Takecover now!</text:p>
      <text:p text:style-name="P4">
News Collection Link: <text:a xlink:type="simple" xlink:href="https://liveuamap.com/en/2023/14-may-chernihivska-oblast0029-red-alert-aerig" text:style-name="Internet_20_link" text:visited-style-name="Visited_20_Internet_20_Link">
https://liveuamap.com/en/2023/14-may-chernihivska-oblast0029-red-alert-aerig</text:a>
</text:p>
      <text:p text:style-name="P4">
News Source: <text:a xlink:type="simple" xlink:href="https://t.me/air_alert_ua/45368" text:style-name="Internet_20_link" text:visited-style-name="Visited_20_Internet_20_Link">
https://t.me/air_alert_ua/45368</text:a>
</text:p>
      <!--NEWS-->
      <text:h text:style-name="P10" text:outline-level="1">
<text:span text:style-name="T4">
Poltavska Oblast(00:36). Red Alert: aerial threat. Sirens sounding. Take cover now!</text:span>
</text:h>
      <text:p text:style-name="P4">
Authors: liveuamap (Language: en)</text:p>
      <text:p text:style-name="P4">
Time: 2023-05-14T18:36:00</text:p>
      <text:p text:style-name="P4">
Location: Poltavska Oblast (Latitude:49.47824 Longtitude:33.81946)</text:p>
      <text:p text:style-name="P4">
Videos: []</text:p>
      <text:p text:style-name="P4">
Images: []</text:p>
      <text:p text:style-name="P4">
Tags: ["Europe", "Central and Eastern Europe"]</text:p>
      <text:p text:style-name="P4">
Id: 22562879</text:p>
      <!--METADATA-->
      <text:p text:style-name="P4">
Poltava(00:36). Red Alert: aerial threat. Sirens sounding. Take covernow!</text:p>
      <text:p text:style-name="P4">
News Collection Link: <text:a xlink:type="simple" xlink:href="https://liveuamap.com/en/2023/14-may-poltavska-oblast0036-red-alert-aerial-g" text:style-name="Internet_20_link" text:visited-style-name="Visited_20_Internet_20_Link">
https://liveuamap.com/en/2023/14-may-poltavska-oblast0036-red-alert-aerial-g</text:a>
</text:p>
      <text:p text:style-name="P4">
News Source: <text:a xlink:type="simple" xlink:href="https://t.me/air_alert_ua/45373" text:style-name="Internet_20_link" text:visited-style-name="Visited_20_Internet_20_Link">
https://t.me/air_alert_ua/45373</text:a>
</text:p>
      <!--NEWS-->
      <text:h text:style-name="P10" text:outline-level="1">
<text:span text:style-name="T4">
Zaporizka Oblast(01:06). Red Alert: aerial threat. Sirens sounding. Take cover now!</text:span>
</text:h>
      <text:p text:style-name="P4">
Authors: liveuamap (Language: en)</text:p>
      <text:p text:style-name="P4">
Time: 2023-05-14T19:07:00</text:p>
      <text:p text:style-name="P4">
Location: Zaporizka Oblast (Latitude:47.611781 Longtitude:35.766461)</text:p>
      <text:p text:style-name="P4">
Videos: []</text:p>
      <text:p text:style-name="P4">
Images: []</text:p>
      <text:p text:style-name="P4">
Tags: ["Europe", "Central and Eastern Europe"]</text:p>
      <text:p text:style-name="P4">
Id: 22562880</text:p>
      <!--METADATA-->
      <text:p text:style-name="P4">
Zaporizhzhia region(01:06). Red Alert: aerial threat. Sirens sounding. Take covernow!</text:p>
      <text:p text:style-name="P4">
News Collection Link: <text:a xlink:type="simple" xlink:href="https://liveuamap.com/en/2023/14-may-zaporizka-oblast0106-red-alert-aerial-g" text:style-name="Internet_20_link" text:visited-style-name="Visited_20_Internet_20_Link">
https://liveuamap.com/en/2023/14-may-zaporizka-oblast0106-red-alert-aerial-g</text:a>
</text:p>
      <text:p text:style-name="P4">
News Source: <text:a xlink:type="simple" xlink:href="https://t.me/air_alert_ua/45375" text:style-name="Internet_20_link" text:visited-style-name="Visited_20_Internet_20_Link">
https://t.me/air_alert_ua/45375</text:a>
</text:p>
      <!--NEWS-->
      <text:h text:style-name="P10" text:outline-level="1">
<text:span text:style-name="T4">
Kherson, Khersonska Oblast(01:17). Red Alert: aerial threat. Sirens sounding. Take cover now!</text:span>
</text:h>
      <text:p text:style-name="P4">
Authors: liveuamap (Language: en)</text:p>
      <text:p text:style-name="P4">
Time: 2023-05-14T19:20:00</text:p>
      <text:p text:style-name="P4">
Location: Kherson (Latitude:46.65622 Longtitude:32.61833)</text:p>
      <text:p text:style-name="P4">
Videos: []</text:p>
      <text:p text:style-name="P4">
Images: []</text:p>
      <text:p text:style-name="P4">
Tags: ["Europe", "Central and Eastern Europe"]</text:p>
      <text:p text:style-name="P4">
Id: 22562881</text:p>
      <!--METADATA-->
      <text:p text:style-name="P4">
Kherson, Kherson region(01:17). Red Alert: aerial threat. Sirens sounding.Take cover now!</text:p>
      <text:p text:style-name="P4">
News Collection Link: <text:a xlink:type="simple" xlink:href="https://liveuamap.com/en/2023/14-may-kherson-khersonska-oblast0117-red-alerg" text:style-name="Internet_20_link" text:visited-style-name="Visited_20_Internet_20_Link">
https://liveuamap.com/en/2023/14-may-kherson-khersonska-oblast0117-red-alerg</text:a>
</text:p>
      <text:p text:style-name="P4">
News Source: <text:a xlink:type="simple" xlink:href="https://t.me/air_alert_ua/45376" text:style-name="Internet_20_link" text:visited-style-name="Visited_20_Internet_20_Link">
https://t.me/air_alert_ua/45376</text:a>
</text:p>
      <!--NEWS-->
      <text:h text:style-name="P10" text:outline-level="1">
<text:span text:style-name="T4">
Cherkaska Oblast(01:22). Red Alert: aerial threat. Sirens sounding. Take cover now!</text:span>
</text:h>
      <text:p text:style-name="P4">
Authors: liveuamap (Language: en)</text:p>
      <text:p text:style-name="P4">
Time: 2023-05-14T19:24:00</text:p>
      <text:p text:style-name="P4">
Location: Cherkaska Oblast (Latitude:49.25000000 Longtitude:31.33333000)</text:p>
      <text:p text:style-name="P4">
Videos: []</text:p>
      <text:p text:style-name="P4">
Images: []</text:p>
      <text:p text:style-name="P4">
Tags: ["Europe", "Central and Eastern Europe"]</text:p>
      <text:p text:style-name="P4">
Id: 22562882</text:p>
      <!--METADATA-->
      <text:p text:style-name="P4">
Cherkas(01:22). Red Alert: aerial threat. Sirens sounding. Take covernow!</text:p>
      <text:p text:style-name="P4">
News Collection Link: <text:a xlink:type="simple" xlink:href="https://liveuamap.com/en/2023/14-may-cherkaska-oblast0122-red-alert-aerial-g" text:style-name="Internet_20_link" text:visited-style-name="Visited_20_Internet_20_Link">
https://liveuamap.com/en/2023/14-may-cherkaska-oblast0122-red-alert-aerial-g</text:a>
</text:p>
      <text:p text:style-name="P4">
News Source: <text:a xlink:type="simple" xlink:href="https://t.me/air_alert_ua/45377" text:style-name="Internet_20_link" text:visited-style-name="Visited_20_Internet_20_Link">
https://t.me/air_alert_ua/45377</text:a>
</text:p>
      <!--NEWS-->
      <text:h text:style-name="P10" text:outline-level="1">
<text:span text:style-name="T4">
Kirovohradska Oblast(01:28). Red Alert: aerial threat. Sirens sounding. Take cover now!</text:span>
</text:h>
      <text:p text:style-name="P4">
Authors: liveuamap (Language: en)</text:p>
      <text:p text:style-name="P4">
Time: 2023-05-14T19:31:00</text:p>
      <text:p text:style-name="P4">
Location: Kirovohradska Oblast (Latitude:48.49957 Longtitude:32.00036)</text:p>
      <text:p text:style-name="P4">
Videos: []</text:p>
      <text:p text:style-name="P4">
Images: []</text:p>
      <text:p text:style-name="P4">
Tags: ["Europe", "Central and Eastern Europe"]</text:p>
      <text:p text:style-name="P4">
Id: 22562883</text:p>
      <!--METADATA-->
      <text:p text:style-name="P4">
Kirovohrad region(01:28). Red Alert: aerial threat. Sirens sounding. Takecover now!</text:p>
      <text:p text:style-name="P4">
News Collection Link: <text:a xlink:type="simple" xlink:href="https://liveuamap.com/en/2023/14-may-kirovohradska-oblast0128-red-alert-aerg" text:style-name="Internet_20_link" text:visited-style-name="Visited_20_Internet_20_Link">
https://liveuamap.com/en/2023/14-may-kirovohradska-oblast0128-red-alert-aerg</text:a>
</text:p>
      <text:p text:style-name="P4">
News Source: <text:a xlink:type="simple" xlink:href="https://t.me/air_alert_ua/45378" text:style-name="Internet_20_link" text:visited-style-name="Visited_20_Internet_20_Link">
https://t.me/air_alert_ua/45378</text:a>
</text:p>
      <!--NEWS-->
      <text:h text:style-name="P10" text:outline-level="1">
<text:span text:style-name="T4">
Kharkiv, Kharkivska Oblast(01:40). Red Alert: aerial threat. Sirens sounding. Take cover now!</text:span>
</text:h>
      <text:p text:style-name="P4">
Authors: liveuamap (Language: en)</text:p>
      <text:p text:style-name="P4">
Time: 2023-05-14T19:42:00</text:p>
      <text:p text:style-name="P4">
Location: Kharkiv (Latitude:49.98081000 Longtitude:36.25272000)</text:p>
      <text:p text:style-name="P4">
Videos: []</text:p>
      <text:p text:style-name="P4">
Images: []</text:p>
      <text:p text:style-name="P4">
Tags: ["Europe", "Central and Eastern Europe"]</text:p>
      <text:p text:style-name="P4">
Id: 22562884</text:p>
      <!--METADATA-->
      <text:p text:style-name="P4">
Kharkiv, Kharkiv region(01:40). Red Alert: aerial threat. Sirens sounding.Take cover now!</text:p>
      <text:p text:style-name="P4">
News Collection Link: <text:a xlink:type="simple" xlink:href="https://liveuamap.com/en/2023/14-may-kharkiv-kharkivska-oblast0140-red-alerg" text:style-name="Internet_20_link" text:visited-style-name="Visited_20_Internet_20_Link">
https://liveuamap.com/en/2023/14-may-kharkiv-kharkivska-oblast0140-red-alerg</text:a>
</text:p>
      <text:p text:style-name="P4">
News Source: <text:a xlink:type="simple" xlink:href="https://t.me/air_alert_ua/45380" text:style-name="Internet_20_link" text:visited-style-name="Visited_20_Internet_20_Link">
https://t.me/air_alert_ua/45380</text:a>
</text:p>
      <!--NEWS-->
      <text:h text:style-name="P10" text:outline-level="1">
<text:span text:style-name="T4">
Dnipro, Dnipropetrovska Oblast(02:05). Red Alert: aerial threat. Sirens sounding. Take cover ...</text:span>
</text:h>
      <text:p text:style-name="P4">
Authors: liveuamap (Language: en)</text:p>
      <text:p text:style-name="P4">
Time: 2023-05-14T20:06:00</text:p>
      <text:p text:style-name="P4">
Location: Dnipro (Latitude:48.45823 Longtitude:35.03975)</text:p>
      <text:p text:style-name="P4">
Videos: []</text:p>
      <text:p text:style-name="P4">
Images: []</text:p>
      <text:p text:style-name="P4">
Tags: ["Europe", "Central and Eastern Europe"]</text:p>
      <text:p text:style-name="P4">
Id: 22562885</text:p>
      <!--METADATA-->
      <text:p text:style-name="P4">
Dnipro, Dnipropetrovsk region(02:05). Red Alert: aerial threat. Sirenssounding. Take cover now!</text:p>
      <text:p text:style-name="P4">
News Collection Link: <text:a xlink:type="simple" xlink:href="https://liveuamap.com/en/2023/15-may-dnipro-dnipropetrovska-oblast0205-red-g" text:style-name="Internet_20_link" text:visited-style-name="Visited_20_Internet_20_Link">
https://liveuamap.com/en/2023/15-may-dnipro-dnipropetrovska-oblast0205-red-g</text:a>
</text:p>
      <text:p text:style-name="P4">
News Source: <text:a xlink:type="simple" xlink:href="https://t.me/air_alert_ua/45381" text:style-name="Internet_20_link" text:visited-style-name="Visited_20_Internet_20_Link">
https://t.me/air_alert_ua/45381</text:a>
</text:p>
      <!--NEWS-->
      <text:h text:style-name="P10" text:outline-level="1">
<text:span text:style-name="T4">
Mykolaiv, Mykolayivska Oblast(02:38). Red Alert: aerial threat. Sirens sounding. Take cover now!</text:span>
</text:h>
      <text:p text:style-name="P4">
Authors: liveuamap (Language: en)</text:p>
      <text:p text:style-name="P4">
Time: 2023-05-14T20:41:00</text:p>
      <text:p text:style-name="P4">
Location: Mykolaiv (Latitude:46.94964 Longtitude:32.00622)</text:p>
      <text:p text:style-name="P4">
Videos: []</text:p>
      <text:p text:style-name="P4">
Images: []</text:p>
      <text:p text:style-name="P4">
Tags: ["Europe", "Central and Eastern Europe"]</text:p>
      <text:p text:style-name="P4">
Id: 22562887</text:p>
      <!--METADATA-->
      <text:p text:style-name="P4">
Nikolaev, Mykolaiv region(02:38). Red Alert: aerial threat. Sirenssounding. Take cover now!</text:p>
      <text:p text:style-name="P4">
News Collection Link: <text:a xlink:type="simple" xlink:href="https://liveuamap.com/en/2023/15-may-mykolaiv-mykolayivska-oblast0238-red-ag" text:style-name="Internet_20_link" text:visited-style-name="Visited_20_Internet_20_Link">
https://liveuamap.com/en/2023/15-may-mykolaiv-mykolayivska-oblast0238-red-ag</text:a>
</text:p>
      <text:p text:style-name="P4">
News Source: <text:a xlink:type="simple" xlink:href="https://t.me/air_alert_ua/45384" text:style-name="Internet_20_link" text:visited-style-name="Visited_20_Internet_20_Link">
https://t.me/air_alert_ua/45384</text:a>
</text:p>
      <!--NEWS-->
      <text:h text:style-name="P10" text:outline-level="1">
<text:span text:style-name="T4">
Kherson, Khersonska Oblast(03:11). Red Alert: aerial threat. Sirens sounding. Take cover now!</text:span>
</text:h>
      <text:p text:style-name="P4">
Authors: liveuamap (Language: en)</text:p>
      <text:p text:style-name="P4">
Time: 2023-05-14T21:15:00</text:p>
      <text:p text:style-name="P4">
Location: Kherson (Latitude:46.65502 Longtitude:32.61766)</text:p>
      <text:p text:style-name="P4">
Videos: []</text:p>
      <text:p text:style-name="P4">
Images: []</text:p>
      <text:p text:style-name="P4">
Tags: ["Europe", "Central and Eastern Europe"]</text:p>
      <text:p text:style-name="P4">
Id: 22562888</text:p>
      <!--METADATA-->
      <text:p text:style-name="P4">
Kherson, Kherson region(03:11). Red Alert: aerial threat. Sirens sounding.Take cover now!</text:p>
      <text:p text:style-name="P4">
News Collection Link: <text:a xlink:type="simple" xlink:href="https://liveuamap.com/en/2023/15-may-kherson-khersonska-oblast0311-red-alerg" text:style-name="Internet_20_link" text:visited-style-name="Visited_20_Internet_20_Link">
https://liveuamap.com/en/2023/15-may-kherson-khersonska-oblast0311-red-alerg</text:a>
</text:p>
      <text:p text:style-name="P4">
News Source: <text:a xlink:type="simple" xlink:href="https://t.me/air_alert_ua/45389" text:style-name="Internet_20_link" text:visited-style-name="Visited_20_Internet_20_Link">
https://t.me/air_alert_ua/45389</text:a>
</text:p>
      <!--NEWS-->
      <text:h text:style-name="P10" text:outline-level="1">
<text:span text:style-name="T4">
Poltavska Oblast(05:05). Red Alert: aerial threat. Sirens sounding. Take cover now!</text:span>
</text:h>
      <text:p text:style-name="P4">
Authors: liveuamap (Language: en)</text:p>
      <text:p text:style-name="P4">
Time: 2023-05-14T23:05:00</text:p>
      <text:p text:style-name="P4">
Location: Poltavska Oblast (Latitude:49.47705000 Longtitude:33.81866000)</text:p>
      <text:p text:style-name="P4">
Videos: []</text:p>
      <text:p text:style-name="P4">
Images: []</text:p>
      <text:p text:style-name="P4">
Tags: ["Europe", "Central and Eastern Europe"]</text:p>
      <text:p text:style-name="P4">
Id: 22562890</text:p>
      <!--METADATA-->
      <text:p text:style-name="P4">
Poltava(05:05). Red Alert: aerial threat. Sirens sounding. Take covernow!</text:p>
      <text:p text:style-name="P4">
News Collection Link: <text:a xlink:type="simple" xlink:href="https://liveuamap.com/en/2023/15-may-poltavska-oblast0505-red-alert-aerial-g" text:style-name="Internet_20_link" text:visited-style-name="Visited_20_Internet_20_Link">
https://liveuamap.com/en/2023/15-may-poltavska-oblast0505-red-alert-aerial-g</text:a>
</text:p>
      <text:p text:style-name="P4">
News Source: <text:a xlink:type="simple" xlink:href="https://t.me/suspilnepoltava/11149" text:style-name="Internet_20_link" text:visited-style-name="Visited_20_Internet_20_Link">
https://t.me/suspilnepoltava/11149</text:a>
</text:p>
      <!--NEWS-->
      <text:h text:style-name="P10" text:outline-level="1">
<text:span text:style-name="T4">
Dnipro, Dnipropetrovsk region, Kirovohrad region (05:06). Red Alrt: Aerial Tchretate. Sirens ...</text:span>
</text:h>
      <text:p text:style-name="P4">
Authors: liveuamap (Language: en)</text:p>
      <text:p text:style-name="P4">
Time: 2023-05-14T23:07:00</text:p>
      <text:p text:style-name="P4">
Location: Dnipro (Latitude:48.46012 Longtitude:35.03841)</text:p>
      <text:p text:style-name="P4">
Videos: []</text:p>
      <text:p text:style-name="P4">
Images: []</text:p>
      <text:p text:style-name="P4">
Tags: ["Europe", "Central and Eastern Europe"]</text:p>
      <text:p text:style-name="P4">
Id: 22562891</text:p>
      <!--METADATA-->
      <text:p text:style-name="P4">
Dnipro, Dnipropetrovsk region, Kirovohrad region(05:06). Red Alert: aerialthreat. Sirens sounding. Take cover now!</text:p>
      <text:p text:style-name="P4">
News Collection Link: <text:a xlink:type="simple" xlink:href="https://liveuamap.com/en/2023/15-may-dnipro-dnipropetrovska-oblast-kirovohrg" text:style-name="Internet_20_link" text:visited-style-name="Visited_20_Internet_20_Link">
https://liveuamap.com/en/2023/15-may-dnipro-dnipropetrovska-oblast-kirovohrg</text:a>
</text:p>
      <text:p text:style-name="P4">
News Source: <text:a xlink:type="simple" xlink:href="https://t.me/air_alert_ua/45398" text:style-name="Internet_20_link" text:visited-style-name="Visited_20_Internet_20_Link">
https://t.me/air_alert_ua/45398</text:a>
</text:p>
      <!--NEWS-->
      <text:h text:style-name="P10" text:outline-level="1">
<text:span text:style-name="T4">
The current President of the Russian Federation isolates his country with his presence in the Kremlin - Volodymyr Zelenskyy</text:span>
</text:h>
      <text:p text:style-name="P4">
Author: ['АРМІЯINFORM']</text:p>
      <text:p text:style-name="P4">
Time: 2023-05-14T34:00:00-04:00</text:p>
      <text:p text:style-name="P4">
Description: Ukrainian President Volodymyr Zelensky, Chinniy Lider Derzhavi-Agres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a4f67fb00603a221ac625cbbc0d3b6d_1684009913_extra_large.jpeg" text:style-name="Internet_20_link" text:visited-style-name="Visited_20_Internet_20_Link">
aa4f67fb00603a221ac625cbbc0d3b6d_1684009913_extra_large.jpeg</text:a>
']</text:p>
      <text:p text:style-name="P4">
Tags: ['ВОЛОДИМИР ЗЕЛЕНСЬКИЙ', 'ІТАЛІЯ']</text:p>
      <text:p text:style-name="P4">
Category: News</text:p>
      <!--METADATA-->
      <text:p text:style-name="P4">
<draw:frame draw:style-name="fr1" draw:name="Image2" text:anchor-type="as-char" svg:width="6.9236in" svg:height="4.617948in" draw:z-index="0">
<draw:image xlink:href="../Images/AРМІЯINFORM/2023-05-14T34-00-00-04-00/aa4f67fb00603a221ac625cbbc0d3b6d_1684009913_extra_large.jpeg" xlink:type="simple" xlink:show="embed" xlink:actuate="onLoad" draw:mime-type="image/jpeg"/>
</draw:frame>
President of Ukraine Volodymyr Zelensky is convinced that the current leader of the aggressor state Vladimir Putin with his residence as the president with his policy is increasingly isolating the Russian Federation of the Required World. The head of the Ukrainian state said this in interviewing the representatives of the Italian media during an official visit to Italy.</text:p>
      <text:p text:style-name="P4">
“It is right now from the Russia that had ties with the civilized world. It is isolated today. With his presence in the Kremlin, he isolates people, his economy, his history, his language. Everything that was accumulated in them is Winter. And it erased our relationship, because he came to us with his aggression, unprovoked war, ”Volodymyr Zelenskyy said.</text:p>
      <text:p text:style-name="P4">
The President of Ukraine expressed his belief that the Russian leader is indifferent to people - not only Ukrainians, but also citizens of his country - that is why Russian troops who have come to Ukrainian land have been demanding since the beginning of this Zaporbnitsa.</text:p>
      <text:p text:style-name="P4">
“He does not have a strong army. He has millions of people he throws up. And he had a lot of Soviet technology, ”the Head of State said.</text:p>
      <text:p text:style-name="P4">
Volodymyr Zelensky noted that the Kremlin head has less justification for his actions in Ukraine. The current President of Russia is less believed to be a society, business and even environment.</text:p>
      <text:p text:style-name="P4">
“He promised them a quick victory, and there was no victory. Everything is comprehensive, no one communicates with these people, serious business comes from the Russian Federation, businesses in Europe and the world where there is a partnership of Russia, do not want to have joint contracts. All this affects a large number of people, and they do not want it, because they have difficulty every day ... This is isolation, ” - said state.</text:p>
      <text:p text:style-name="P4">
At the same time, according to Vladimir Zelensky, Russian society is contagious as it was under the Soviet Union, and it is not ready to live visuals again, so it will press on the President of the Russian Federation.</text:p>
      <text:p text:style-name="P4">
“Every day the mood there, within the state, is deteriorating. They will press it, ”the President of Ukraine said.</text:p>
      <text:p text:style-name="P4">
The Head of State stressed that Ukraine is approaching victory, while pushing the enemy from its territory. In particular, he noted that our country is extremely thoroughly preparing for a counter -offensive.</text:p>
      <text:p text:style-name="P4">
“We are preparing very seriously. And very serious steps will be a must. I know that we are all motivated - not only those who know all this idea, but our people, ”Volodymyr Zelenskyy added.The President emphasized that the Ukrainian people believed in victory, and the first important quotes will be soon.</text:p>
      <text:p text:style-name="P4">
<text:span text:style-name="T4">
 Source: </text:span>
 <text:a xlink:type="simple" xlink:href="https://armyinform.com.ua/reformator/president.gov.ua/news/chinnij-prezident-rf-izolyuye-svoyu-krayinu-svoyeyu-prisutni-82861" text:style-name="Internet_20_link" text:visited-style-name="Visited_20_Internet_20_Link">
Presidential Office</text:a>
</text:p>
      <text:p text:style-name="P4">
News Source: <text:a xlink:type="simple" xlink:href="https://armyinform.com.ua/2023/05/14/chynnyj-prezydent-rf-izolyuye-svoyu-krayinu-svoyeyu-prysutnistyu-v-kremli-volodymyr-zelenskyj/" text:style-name="Internet_20_link" text:visited-style-name="Visited_20_Internet_20_Link">
https://armyinform.com.ua/2023/05/14/chynnyj-prezydent-rf-izolyuye-svoyu-krayinu-svoyeyu-prysutnistyu-v-kremli-volodymyr-zelenskyj/</text:a>
</text:p>
      <!--NEWS-->
      <text:h text:style-name="P10" text:outline-level="1">
<text:span text:style-name="T4">
A creative meeting with the Ukrainian poet and defender Valeria Subotina took place at the Kiev Cinema House</text:span>
</text:h>
      <text:p text:style-name="P4">
Author: ['Оксана Іванець']</text:p>
      <text:p text:style-name="P4">
Time: 2023-05-14T35:00:00-04:00</text:p>
      <text:p text:style-name="P4">
Description: 10 Kvіtnaya Zakhisnitsya Azovstal Mariupol Valeria Subotin (Karpilenko) at the pseudo "Nava"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photo_5404773273645993931_y.jpg" text:style-name="Internet_20_link" text:visited-style-name="Visited_20_Internet_20_Link">
photo_5404773273645993931_y.jpg</text:a>
', '<text:a xlink:type="simple" xlink:href="https://armyinform.com.ua/wp-content/uploads/2023/05/photo_5404773273645993933_y-150x150.jpg" text:style-name="Internet_20_link" text:visited-style-name="Visited_20_Internet_20_Link">
photo_5404773273645993933_y-150x150.jpg</text:a>
', '<text:a xlink:type="simple" xlink:href="https://armyinform.com.ua/wp-content/uploads/2023/05/photo_5404773273645993934_y-150x150.jpg" text:style-name="Internet_20_link" text:visited-style-name="Visited_20_Internet_20_Link">
photo_5404773273645993934_y-150x150.jpg</text:a>
', '<text:a xlink:type="simple" xlink:href="https://armyinform.com.ua/wp-content/uploads/2023/05/photo_5404773273645993935_y-150x150.jpg" text:style-name="Internet_20_link" text:visited-style-name="Visited_20_Internet_20_Link">
photo_5404773273645993935_y-150x150.jpg</text:a>
', '<text:a xlink:type="simple" xlink:href="https://armyinform.com.ua/wp-content/uploads/2023/05/photo_5404773273645993936_y-150x150.jpg" text:style-name="Internet_20_link" text:visited-style-name="Visited_20_Internet_20_Link">
photo_5404773273645993936_y-150x150.jpg</text:a>
', '<text:a xlink:type="simple" xlink:href="https://armyinform.com.ua/wp-content/uploads/2023/05/photo_5404773273645993937_y-150x150.jpg" text:style-name="Internet_20_link" text:visited-style-name="Visited_20_Internet_20_Link">
photo_5404773273645993937_y-150x150.jpg</text:a>
', '<text:a xlink:type="simple" xlink:href="https://armyinform.com.ua/wp-content/uploads/2023/05/photo_5404773273645993938_y-150x150.jpg" text:style-name="Internet_20_link" text:visited-style-name="Visited_20_Internet_20_Link">
photo_5404773273645993938_y-150x150.jpg</text:a>
', '<text:a xlink:type="simple" xlink:href="https://armyinform.com.ua/wp-content/uploads/2023/05/photo_5404773273645993939_y-150x150.jpg" text:style-name="Internet_20_link" text:visited-style-name="Visited_20_Internet_20_Link">
photo_5404773273645993939_y-150x150.jpg</text:a>
', '<text:a xlink:type="simple" xlink:href="https://armyinform.com.ua/wp-content/uploads/2023/05/photo_5404773273645993940_y-150x150.jpg" text:style-name="Internet_20_link" text:visited-style-name="Visited_20_Internet_20_Link">
photo_5404773273645993940_y-150x150.jpg</text:a>
', '<text:a xlink:type="simple" xlink:href="https://armyinform.com.ua/wp-content/uploads/2023/05/photo_5404773273645993933_y-1-150x150.jpg" text:style-name="Internet_20_link" text:visited-style-name="Visited_20_Internet_20_Link">
photo_5404773273645993933_y-1-150x150.jpg</text:a>
']</text:p>
      <text:p text:style-name="P4">
Tags: ['ЗУСТРІЧ']</text:p>
      <text:p text:style-name="P4">
Category: News</text:p>
      <!--METADATA-->
      <text:p text:style-name="P4">
<draw:frame draw:style-name="fr1" draw:name="Image3" text:anchor-type="as-char" svg:width="6.9236in" svg:height="3.900295in" draw:z-index="0">
<draw:image xlink:href="../Images/AРМІЯINFORM/2023-05-14T35-00-00-04-00/photo_5404773273645993931_y.jpg" xlink:type="simple" xlink:show="embed" xlink:actuate="onLoad" draw:mime-type="image/jpeg"/>
</draw:frame>
On April 10, the defender of Azovstal and Mariupol Valery Subotin(Carpilenko)Nava's naval nave returned home from Russian captivity during the exchange of voids. According to Russian bars, a woman-serviceman of the Azov regiment spent 327 days.</text:p>
      <text:p text:style-name="P4">
Today, the poetess first came to the public to communicate with readers. Its creative evening was dedicated to the return of Valeria from captivity, as well as the collection of "flowers and weapons", the circulation of which burned in a temporarily occupied Mariupolita was reprimanded by the girl's mother -in -law - Lyudmila Subotina.</text:p>
      <text:p text:style-name="P4">
The event was attended by friends, acquaintances, sisters and brothers of the poet. From the scene, they shared life stories that combine them with the Nava, and also gave her poems from the collection. There were also those who dedicated Valeria and its man, the officer of the State Border Guard Service of Ukraine Andriy Subotin, who died the battles for the capital of the Azov, his own works - the love of this couple was inspiration for many artists.</text:p>
      <text:p text:style-name="P4">
<text:a xlink:type="simple" xlink:href="https://armyinform.com.ua/wp-content/uploads/2023/05/photo_5404773273645993933_y.jpg" text:style-name="Internet_20_link" text:visited-style-name="Visited_20_Internet_20_Link">
!(Images/AРМІЯINFORM/2023-05-14T35-00-00-04-00/photo_5404773273645993933_y-150x150.jpg)</text:a>
</text:p>
      <text:p text:style-name="P4">
<text:a xlink:type="simple" xlink:href="https://armyinform.com.ua/wp-content/uploads/2023/05/photo_5404773273645993934_y.jpg" text:style-name="Internet_20_link" text:visited-style-name="Visited_20_Internet_20_Link">
<draw:frame draw:style-name="fr1" draw:name="Image4" text:anchor-type="as-char" svg:width="6.9236in" svg:height="6.9236in" draw:z-index="0">
<draw:image xlink:href="../Images/AРМІЯINFORM/2023-05-14T35-00-00-04-00/photo_5404773273645993934_y-150x150.jpg" xlink:type="simple" xlink:show="embed" xlink:actuate="onLoad" draw:mime-type="image/jpeg"/>
</draw:frame>
</text:a>
</text:p>
      <text:p text:style-name="P4">
<text:a xlink:type="simple" xlink:href="https://armyinform.com.ua/wp-content/uploads/2023/05/photo_5404773273645993935_y.jpg" text:style-name="Internet_20_link" text:visited-style-name="Visited_20_Internet_20_Link">
<draw:frame draw:style-name="fr1" draw:name="Image5" text:anchor-type="as-char" svg:width="6.9236in" svg:height="6.9236in" draw:z-index="0">
<draw:image xlink:href="../Images/AРМІЯINFORM/2023-05-14T35-00-00-04-00/photo_5404773273645993935_y-150x150.jpg" xlink:type="simple" xlink:show="embed" xlink:actuate="onLoad" draw:mime-type="image/jpeg"/>
</draw:frame>
</text:a>
</text:p>
      <text:p text:style-name="P4">
<text:a xlink:type="simple" xlink:href="https://armyinform.com.ua/wp-content/uploads/2023/05/photo_5404773273645993936_y.jpg" text:style-name="Internet_20_link" text:visited-style-name="Visited_20_Internet_20_Link">
<draw:frame draw:style-name="fr1" draw:name="Image6" text:anchor-type="as-char" svg:width="6.9236in" svg:height="6.9236in" draw:z-index="0">
<draw:image xlink:href="../Images/AРМІЯINFORM/2023-05-14T35-00-00-04-00/photo_5404773273645993936_y-150x150.jpg" xlink:type="simple" xlink:show="embed" xlink:actuate="onLoad" draw:mime-type="image/jpeg"/>
</draw:frame>
</text:a>
</text:p>
      <text:p text:style-name="P4">
<text:a xlink:type="simple" xlink:href="https://armyinform.com.ua/wp-content/uploads/2023/05/photo_5404773273645993937_y.jpg" text:style-name="Internet_20_link" text:visited-style-name="Visited_20_Internet_20_Link">
<draw:frame draw:style-name="fr1" draw:name="Image7" text:anchor-type="as-char" svg:width="6.9236in" svg:height="6.9236in" draw:z-index="0">
<draw:image xlink:href="../Images/AРМІЯINFORM/2023-05-14T35-00-00-04-00/photo_5404773273645993937_y-150x150.jpg" xlink:type="simple" xlink:show="embed" xlink:actuate="onLoad" draw:mime-type="image/jpeg"/>
</draw:frame>
</text:a>
</text:p>
      <text:p text:style-name="P4">
<text:a xlink:type="simple" xlink:href="https://armyinform.com.ua/wp-content/uploads/2023/05/photo_5404773273645993938_y.jpg" text:style-name="Internet_20_link" text:visited-style-name="Visited_20_Internet_20_Link">
<draw:frame draw:style-name="fr1" draw:name="Image8" text:anchor-type="as-char" svg:width="6.9236in" svg:height="6.9236in" draw:z-index="0">
<draw:image xlink:href="../Images/AРМІЯINFORM/2023-05-14T35-00-00-04-00/photo_5404773273645993938_y-150x150.jpg" xlink:type="simple" xlink:show="embed" xlink:actuate="onLoad" draw:mime-type="image/jpeg"/>
</draw:frame>
</text:a>
</text:p>
      <text:p text:style-name="P4">
<text:a xlink:type="simple" xlink:href="https://armyinform.com.ua/wp-content/uploads/2023/05/photo_5404773273645993939_y.jpg" text:style-name="Internet_20_link" text:visited-style-name="Visited_20_Internet_20_Link">
<draw:frame draw:style-name="fr1" draw:name="Image9" text:anchor-type="as-char" svg:width="6.9236in" svg:height="6.9236in" draw:z-index="0">
<draw:image xlink:href="../Images/AРМІЯINFORM/2023-05-14T35-00-00-04-00/photo_5404773273645993939_y-150x150.jpg" xlink:type="simple" xlink:show="embed" xlink:actuate="onLoad" draw:mime-type="image/jpeg"/>
</draw:frame>
</text:a>
</text:p>
      <text:p text:style-name="P4">
<text:a xlink:type="simple" xlink:href="https://armyinform.com.ua/wp-content/uploads/2023/05/photo_5404773273645993940_y.jpg" text:style-name="Internet_20_link" text:visited-style-name="Visited_20_Internet_20_Link">
<draw:frame draw:style-name="fr1" draw:name="Image10" text:anchor-type="as-char" svg:width="6.9236in" svg:height="6.9236in" draw:z-index="0">
<draw:image xlink:href="../Images/AРМІЯINFORM/2023-05-14T35-00-00-04-00/photo_5404773273645993940_y-150x150.jpg" xlink:type="simple" xlink:show="embed" xlink:actuate="onLoad" draw:mime-type="image/jpeg"/>
</draw:frame>
</text:a>
</text:p>
      <text:p text:style-name="P4">
Also in the event, the song on the poem of the Naul was performed by an actor-military serviceman Dmitrylinartovich, compositions for the works of Grigory Skovoroda and Vasyl Stus-Lyrnyk Ibandurist Taras Kompanichenko, and the songs "Kiss me for Farewell", "Back of Burmia" and "Victory".</text:p>
      <text:p text:style-name="P4">
Valeria herself read three poetry. One - about Mariupol, the other, which was laid on the eve of the evening, the girl dedicated to the brothers who are currently in Russian captivity. The third poem was dedicated to the memory of her man, with whom Valery got married on May 5. In two days, May 7, 2022, Captain Andrei Subotin did not return from a combat mission. His body is still not turned for a worthy burial…</text:p>
      <text:p text:style-name="P4">
At the end of the evening, Valery Subotin stressed that Ukrainian society would remember those who are still in the Russian captivity and make it possible to pull them out of there.</text:p>
      <text:p text:style-name="P4">
-In captivity you are cut off from any information. So it is impossible to know exactly whether you are fighting for you or waiting for you. But all who are long, they are aware: how much you would not be there, Ukraine could not bother you, like friends and relatives. But how important it is to get out of there and make sure it is!Said the poet.</text:p>
      <text:p text:style-name="P4">
News Source: <text:a xlink:type="simple" xlink:href="https://armyinform.com.ua/2023/05/14/v-kyyivskomu-budynku-kino-vidbulasya-tvorcha-zustrich-z-ukrayinskoyu-poetesoyu-ta-zahysnyczeyu-valeriyeyu-subotinoyu/" text:style-name="Internet_20_link" text:visited-style-name="Visited_20_Internet_20_Link">
https://armyinform.com.ua/2023/05/14/v-kyyivskomu-budynku-kino-vidbulasya-tvorcha-zustrich-z-ukrayinskoyu-poetesoyu-ta-zahysnyczeyu-valeriyeyu-subotinoyu/</text:a>
</text:p>
      <!--NEWS-->
      <text:h text:style-name="P10" text:outline-level="1">
<text:span text:style-name="T4">
The SBU has announced suspicion of the former occupation "commandant" of Balakliya, who tortured the residents of the city</text:span>
</text:h>
      <text:p text:style-name="P4">
Author: ['АРМІЯINFORM']</text:p>
      <text:p text:style-name="P4">
Time: 2023-05-14T36:00:00-04:00</text:p>
      <text:p text:style-name="P4">
Description: Служба безпеки системно викриває російських окупантів, які вчиняли воєнні зло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ПІДОЗРА', 'СБУ']</text:p>
      <text:p text:style-name="P4">
Category: News</text:p>
      <!--METADATA-->
      <text:p text:style-name="P4">
<draw:frame draw:style-name="fr1" draw:name="Image11" text:anchor-type="as-char" svg:width="6.9236in" svg:height="3.952222in" draw:z-index="0">
<draw:image xlink:href="../ConvertedIMGs/AРМІЯINFORM/2023-05-14T36-00-00-04-00/i75_articleimage_203629.png" xlink:type="simple" xlink:show="embed" xlink:actuate="onLoad" draw:mime-type="image/png"/>
</draw:frame>
Illustrative photo</text:p>
      <text:p text:style-name="P4">
The Security Service systematically exposes the Russian invaders who have committed the military in temporarily captured areas of Ukraine.</text:p>
      <text:p text:style-name="P4">
As a result of investigative actions, the identity of another invaders involved in the involvement of domestic repression against civilians during the occupation of part of Kharkiv region was established.</text:p>
      <text:p text:style-name="P4">
The person involved in the military commandant of the Kaliningrad garrison of the Armed Forces of the Russian Federation with the present "granite", which at the beginning of a full -scale invasion included the accession of occupation groups on the Eastern Front.</text:p>
      <text:p text:style-name="P4">
Last March, he came to Balakliya enthusiastically, and dedicated the coordination of joint actions of Russian military and L/DNR fighters in spreading the Kremlin regime in the city.</text:p>
      <text:p text:style-name="P4">
He was later appointed "commandant". In this "position" occupied illegal detentions of locals.</text:p>
      <text:p text:style-name="P4">
According to the order of Granite, Ukrainians were taken to Kativni, created by the aggressor, and was made in the captured building of the police department.</text:p>
      <text:p text:style-name="P4">
There, people were tortured, as well as for a long time, they were kept without food. Some of the victims are still considered missing.</text:p>
      <text:p text:style-name="P4">
It is documented that Granite personally questioned illegally prisoners, using psychological and physical violence, threatened murder, as well as forced deportation of their relatives to the Russian Federation.</text:p>
      <text:p text:style-name="P4">
During the liberation of the city, the occupation "commandant" fled to the Russian Federation, where justice is hidden.</text:p>
      <text:p text:style-name="P4">
On the basis of the evidence collected, the investigators of the Security Service informed him of the suspicion of Part 2 of Art. 28 and Part 1 of Art. 438 of the Criminal Code of Ukraine(violation of the laws and customs of war committed by prior conspiracy by a group of persons).</text:p>
      <text:p text:style-name="P4">
Тривають комплексні заходи для притягнення зловмисника до відповідальності.</text:p>
      <text:p text:style-name="P4">
Розслідування проводили співробітники СБУ в Харківській області запроцесуального керівництва обласної прокуратури.</text:p>
      <text:p text:style-name="P4">
<text:span text:style-name="T4">
Джерело:</text:span>
 <text:a xlink:type="simple" xlink:href="https://ssu.gov.ua/novyny/sbu-oholosyla-pro-pidozru-kolyshnomu-okupatsiinomu-komendantu-balaklii-yakyi-katuvav-meshkantsiv-mista" text:style-name="Internet_20_link" text:visited-style-name="Visited_20_Internet_20_Link">
Служба безпеки України</text:a>
</text:p>
      <text:p text:style-name="P4">
News Source: <text:a xlink:type="simple" xlink:href="https://armyinform.com.ua/2023/05/14/sbu-ogolosyla-pro-pidozru-kolyshnomu-okupaczijnomu-komendantu-balakliyi-yakyj-katuvav-meshkancziv-mista/" text:style-name="Internet_20_link" text:visited-style-name="Visited_20_Internet_20_Link">
https://armyinform.com.ua/2023/05/14/sbu-ogolosyla-pro-pidozru-kolyshnomu-okupaczijnomu-komendantu-balakliyi-yakyj-katuvav-meshkancziv-mista/</text:a>
</text:p>
      <!--NEWS-->
      <text:h text:style-name="P10" text:outline-level="1">
<text:span text:style-name="T4">
105 UAVs will receive Ukrainian scouts from the German government</text:span>
</text:h>
      <text:p text:style-name="P4">
Author: ['АРМІЯINFORM']</text:p>
      <text:p text:style-name="P4">
Time: 2023-05-14T37:00:00-04:00</text:p>
      <text:p text:style-name="P4">
Description: Ukrainian outlets Otkhadov 105 Bezpilotnitvyv Vector at the Mazh Contract of the Minіt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0230131-01.jpg" text:style-name="Internet_20_link" text:visited-style-name="Visited_20_Internet_20_Link">
20230131-01.jpg</text:a>
']</text:p>
      <text:p text:style-name="P4">
Tags: ['STOPRUSSIA', 'АГРЕСІЯ РФ', 'ВТОРГНЕННЯ РФ', 'ГОЛОВНЕ УПРАВЛІННЯ РОЗВІДКИ МО УКРАЇНИ', 'ГУР МО УКРАЇНИ']</text:p>
      <text:p text:style-name="P4">
Category: News</text:p>
      <!--METADATA-->
      <text:p text:style-name="P4">
<draw:frame draw:style-name="fr1" draw:name="Image12" text:anchor-type="as-char" svg:width="6.9236in" svg:height="3.892602in" draw:z-index="0">
<draw:image xlink:href="../Images/AРМІЯINFORM/2023-05-14T37-00-00-04-00/20230131-01.jpg" xlink:type="simple" xlink:show="embed" xlink:actuate="onLoad" draw:mime-type="image/jpeg"/>
</draw:frame>
Ukrainian intelligence will receive 105 VECTOR drones within the framework of the Defense Service of Ukraine with the German UAV-Systems GmbH UAV.</text:p>
      <text:p text:style-name="P4">
About it <text:a xlink:type="simple" xlink:href="https://gur.gov.ua/content/105-bpla-zi-shtuchnym-intelektom-dlia-voiennoi-rozvidky-ukrainy.html" text:style-name="Internet_20_link" text:visited-style-name="Visited_20_Internet_20_Link">
reports</text:a>
Main Directorate of Intelligence of Defense of Ukraine.</text:p>
      <text:p text:style-name="P4">
“This is the second party of Vector drones for the Ukrainian army, financed by the Republic of Federal Republic of Germany. In August 2022, Ukraine ordered 33 German UAVs of the same model, and they testified to their high efficiency on the battlefield. To get started with a VECTOR drone for a long time: "Bird" in the assembled form has a wingspan of 2.8 meters tag.</text:p>
      <text:p text:style-name="P4">
VAVA VECTOR is equipped with electro -optical and infrared sensors, which allows to detect enemy goals, and the solid construction of the drone offset the weather factors. Speed - up to 72 km/h. The duration of one flight is 1220 minutes. Thanks to protected VECTOR data transmission channels during combat missions, it is capable of broadcasting videos to land stations in real time. The non -enlarged artificial intelligence for analyzed expanded capabilities: built -in algorithms allow you to automatically identify the objects of the same time to transmit critically important intelligence. message.</text:p>
      <text:p text:style-name="P4">
The warriors of the Main Directorate of Intelligence of the Ministry of Defense of Ukraine express the flexibility of the German people for the next important contribution, which strengthens the chipnological advantage of the Ukrainian army and brings the victory of Ukraine to the pre -aggressive Russian tyranny.</text:p>
      <text:p text:style-name="P4">
News Source: <text:a xlink:type="simple" xlink:href="https://armyinform.com.ua/2023/05/14/105-bpla-otrymayut-ukrayinski-rozvidnyky-vid-nimeczkogo-uryadu/" text:style-name="Internet_20_link" text:visited-style-name="Visited_20_Internet_20_Link">
https://armyinform.com.ua/2023/05/14/105-bpla-otrymayut-ukrayinski-rozvidnyky-vid-nimeczkogo-uryadu/</text:a>
</text:p>
      <!--NEWS-->
      <text:h text:style-name="P10" text:outline-level="1">
<text:span text:style-name="T4">
The victory of Ukraine is not only the liberation of all the occupied territories, but also fair sentences to all killers - President of Ukraine</text:span>
</text:h>
      <text:p text:style-name="P4">
Author: ['АРМІЯINFORM']</text:p>
      <text:p text:style-name="P4">
Time: 2023-05-14T38:00:00-04:00</text:p>
      <text:p text:style-name="P4">
Description: Peremoga for Ukrainian - not the lies of Zvilnnnya of the Rosiyki pay -in -law of their ow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df14b6f60f69bd113570e3de4b455a49_1684009913_extra_large.jpeg" text:style-name="Internet_20_link" text:visited-style-name="Visited_20_Internet_20_Link">
df14b6f60f69bd113570e3de4b455a49_1684009913_extra_large.jpeg</text:a>
']</text:p>
      <text:p text:style-name="P4">
Tags: ['ВОЛОДИМИР ЗЕЛЕНСЬКИЙ', 'ІТАЛІЯ']</text:p>
      <text:p text:style-name="P4">
Category: News</text:p>
      <!--METADATA-->
      <text:p text:style-name="P4">
<draw:frame draw:style-name="fr1" draw:name="Image13" text:anchor-type="as-char" svg:width="6.9236in" svg:height="4.617948in" draw:z-index="0">
<draw:image xlink:href="../Images/AРМІЯINFORM/2023-05-14T38-00-00-04-00/df14b6f60f69bd113570e3de4b455a49_1684009913_extra_large.jpeg" xlink:type="simple" xlink:show="embed" xlink:actuate="onLoad" draw:mime-type="image/jpeg"/>
</draw:frame>
Victory for Ukraine is not only the liberation from the Russian invaders of all territories, but also to bring a crime of aggression against our country to just responsibility of all guilty. This was stated by President Vladimirzelensky in an interview with the representatives of the Italian media during the official business card of Italy.</text:p>
      <text:p text:style-name="P4">
Answering the question, the head of the Ukrainian state noted that one of the only pacification of the Ukrainian territories will be not enough for those citizens, which have lost their children.</text:p>
      <text:p text:style-name="P4">
"I know the people who said, addressing me," I awarded their children in a way ... They said: "We are very much asking you: not only our native land. Improve. Those who gave orders should answer. We want the court. It was designed by the court - we want real justice. We demand it, we will not sleep. " These are the old people who hid their young children who went over and died for the sake of the state, ”he said.</text:p>
      <text:p text:style-name="P4">
Therefore, according to Vladimir Zelensky, both for these people and for him as a president of Ukraine, victory is not only a return of territories.</text:p>
      <text:p text:style-name="P4">
“We are a civilized state and we want peace, but just peace. Is the right, honest sentences to the killers, ”the President emphasized.</text:p>
      <text:p text:style-name="P4">
He also noted that aggression from the Russian Federation may be different - not only in appearance, but also blackmail, including energy. The Head of State expresses that in the case of losing Ukraine in the war, Russian aggression will continue to be resolved to NATO and the European Union, and then the public states will have to send their children and parents to the war.</text:p>
      <text:p text:style-name="P4">
“I am ready for a pragmatic conversation. I think your society should be ready to know: it is better to help Ukraine, ”said Volodymyr Zelenskyy.</text:p>
      <text:p text:style-name="P4">
<text:span text:style-name="T4">
 Source: </text:span>
 <text:a xlink:type="simple" xlink:href="https://www.president.gov.ua/news/peremoga-ukrayini-ce-ne-lishe-zvilnennya-vsih-okupovanih-ter-82865" text:style-name="Internet_20_link" text:visited-style-name="Visited_20_Internet_20_Link">
Presidential Office</text:a>
</text:p>
      <text:p text:style-name="P4">
News Source: <text:a xlink:type="simple" xlink:href="https://armyinform.com.ua/2023/05/14/peremoga-ukrayiny-cze-ne-lyshe-zvilnennya-vsih-okupovanyh-terytorij-a-j-spravedlyvi-vyroky-vsim-ubyvczyam-prezydent-ukrayiny/" text:style-name="Internet_20_link" text:visited-style-name="Visited_20_Internet_20_Link">
https://armyinform.com.ua/2023/05/14/peremoga-ukrayiny-cze-ne-lyshe-zvilnennya-vsih-okupovanyh-terytorij-a-j-spravedlyvi-vyroky-vsim-ubyvczyam-prezydent-ukrayiny/</text:a>
</text:p>
      <!--NEWS-->
      <text:h text:style-name="P10" text:outline-level="1">
<text:span text:style-name="T4">
Does the change of place of registration through "action" on monetary aid IDP</text:span>
</text:h>
      <text:p text:style-name="P4">
Author: ['Іветта Василенко']</text:p>
      <text:p text:style-name="P4">
Time: 2023-05-14T39:00:00-04:00</text:p>
      <text:p text:style-name="P4">
Description: Intranshno of the shift of the individual, the trash to the serpent of the sisters through the portal "DIA", th Nadali ... War with Ukraine 2022, war with Ukraine latest news today, news war with Ukraine 2022 The last to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1/11/5ncmojeg50czm07tphknalblebeajfzo-968x500-1-1.jpg" text:style-name="Internet_20_link" text:visited-style-name="Visited_20_Internet_20_Link">
5ncmojeg50czm07tphknalblebeajfzo-968x500-1-1.jpg</text:a>
']</text:p>
      <text:p text:style-name="P4">
Tags: ['ВПО', 'ГРОШОВА ДОПОМОГА']</text:p>
      <text:p text:style-name="P4">
Category: News</text:p>
      <!--METADATA-->
      <text:p text:style-name="P4">
<draw:frame draw:style-name="fr1" draw:name="Image14" text:anchor-type="as-char" svg:width="6.9236in" svg:height="3.57624in" draw:z-index="0">
<draw:image xlink:href="../Images/AРМІЯINFORM/2023-05-14T39-00-00-04-00/5ncmojeg50czm07tphknalblebeajfzo-968x500-1-1.jpg" xlink:type="simple" xlink:show="embed" xlink:actuate="onLoad" draw:mime-type="image/jpeg"/>
</draw:frame>
Illustrative photo</text:p>
      <text:p text:style-name="P4">
Internally displaced persons, despite changing the place of registration through the Action Portal, will continue to receive monthly cash assistance. Importantly, displaced people should contact the social security authorities. Such <text:a xlink:type="simple" xlink:href="https://www.facebook.com/MLSP.gov.ua/posts/pfbid0cL9biaAzcQivSg1dpz8ZBhqE8JRxcXT1D796kqTBT2hJwq1KnhZjx3PQEvJ31kt3l" text:style-name="Internet_20_link" text:visited-style-name="Visited_20_Internet_20_Link">
clarification</text:a>
provided in the Ministry of Social Policy.</text:p>
      <text:p text:style-name="P4">
What is it about? If a citizen of Ukraine receives a monetary assistance for internally displaced persons from the state and has applied for a change of physical residence through the application "Action", his payment is stored and no additional verification processes are stored.</text:p>
      <text:p text:style-name="P4">
Such assistance will continue without additional contact with the social protection authorities. If the citizen has additional requests for payments, then, of course, you should contact the social security agencies at the address of a new place of residence.</text:p>
      <text:p text:style-name="P4">
It should be reminded that as of the end of January 2023, about 5 millions of internally displaced persons are registered.</text:p>
      <text:p text:style-name="P4">
The right to receive cash assistance are the following categories of citizens:</text:p>
      <ul>
        <li>
persons who have left the settlements included in the list of territories on which they are(It was kept) бойові дії або тимчасово окупованих рф;</li>
      </ul>
      <text:p text:style-name="P4">
— особи, які мають непридатне для проживання або зруйноване житло і подали до20 травня 2022 року заявку на відшкодування відповідних втрат, зокрема черезпортал «Дія»;</text:p>
      <text:p text:style-name="P4">
— особи, які мають документальне підтвердження від органів місцевогосамоврядування факту пошкодження або знищення нерухомого майна через бойовідії, терористичні акти, диверсії, спричинені агресією рф;</text:p>
      <text:p text:style-name="P4">
— особи, які отримували щомісячну адресну допомогу ВПО для покриття витрат напроживання станом на 24 лютого 2022 року;</text:p>
      <text:p text:style-name="P4">
— особи, які повторно перемістились із тимчасово окупованих територій аботериторій, на яких ведуться бойові дії після 24 лютого 2022 року.</text:p>
      <text:p text:style-name="P4">
Отримати довідку ВПО та подати заяву на виплату грошової допомоги напроживання можна за допомогою застосунку «Дія». Також внутрішньо переміщеніособи можуть звертатися до органів соцзахисту населення, в ЦНАП або доуповноваженої особи виконавчого органу сільської, селищної, міської ради.</text:p>
      <text:p text:style-name="P4">
Виплати щомісячної грошової допомоги для переселенців від держави становлять:3 тис. гривень для дітей та осіб з інвалідністю й 2 тис. гривень для всіхінших осіб.</text:p>
      <text:p text:style-name="P4">
<text:span text:style-name="T5">
Фото ілюстративне</text:span>
</text:p>
      <text:p text:style-name="P4">
News Source: <text:a xlink:type="simple" xlink:href="https://armyinform.com.ua/2023/05/14/chy-vplyvaye-zmina-misczya-reyestracziyi-cherez-diyu-na-groshovu-dopomogu-vpo/" text:style-name="Internet_20_link" text:visited-style-name="Visited_20_Internet_20_Link">
https://armyinform.com.ua/2023/05/14/chy-vplyvaye-zmina-misczya-reyestracziyi-cherez-diyu-na-groshovu-dopomogu-vpo/</text:a>
</text:p>
      <!--NEWS-->
      <text:h text:style-name="P10" text:outline-level="1">
<text:span text:style-name="T4">
At the international military pilgrimage for the first time prayed in Ukrainian - Anna Malyar</text:span>
</text:h>
      <text:p text:style-name="P4">
Author: ['АРМІЯINFORM']</text:p>
      <text:p text:style-name="P4">
Time: 2023-05-14T40:00:00-04:00</text:p>
      <text:p text:style-name="P4">
Description: Upersher Vіsysovі Kaplani Zbroin, father Father Rostislav the Tyslas, that father Vasil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04413510005410340.jpg" text:style-name="Internet_20_link" text:visited-style-name="Visited_20_Internet_20_Link">
photo_5404413510005410340.jpg</text:a>
']</text:p>
      <text:p text:style-name="P4">
Tags: ['ВІЙСЬКОВІ КАПЕЛАНИ', 'ГАННА МАЛЯР']</text:p>
      <text:p text:style-name="P4">
Category: News</text:p>
      <!--METADATA-->
      <text:p text:style-name="P4">
<draw:frame draw:style-name="fr1" draw:name="Image15" text:anchor-type="as-char" svg:width="6.9236in" svg:height="4.370522in" draw:z-index="0">
<draw:image xlink:href="../Images/AРМІЯINFORM/2023-05-14T40-00-00-04-00/photo_5404413510005410340.jpg" xlink:type="simple" xlink:show="embed" xlink:actuate="onLoad" draw:mime-type="image/jpeg"/>
</draw:frame>
For the first time, the military chaplains of the Armed Forces of Ukraine, Father Rostislav Vysokan Vasyl Bodnar, during the Mass of the 63rd International Military Pilgrimage, read the prayer "Virgin, Virgin" ... Ukrainian. About this <text:a xlink:type="simple" xlink:href="https://t.me/annamaliar/735" text:style-name="Internet_20_link" text:visited-style-name="Visited_20_Internet_20_Link">
it is referred</text:a>
in Anna Painter's telegram.</text:p>
      <text:p text:style-name="P4">
A Mass is now underway in the French city of Lurda with the participation of 14 thousand servicemen and military chaplains from 38 countries.</text:p>
      <text:p text:style-name="P4">
News Source: <text:a xlink:type="simple" xlink:href="https://armyinform.com.ua/2023/05/14/na-mizhnarodnomu-vijskovomu-palomnycztvi-vpershe-molylysya-ukrayinskoyu-movoyu-ganna-malyar/" text:style-name="Internet_20_link" text:visited-style-name="Visited_20_Internet_20_Link">
https://armyinform.com.ua/2023/05/14/na-mizhnarodnomu-vijskovomu-palomnycztvi-vpershe-molylysya-ukrayinskoyu-movoyu-ganna-malyar/</text:a>
</text:p>
      <!--NEWS-->
      <text:h text:style-name="P10" text:outline-level="1">
<text:span text:style-name="T4">
The occupier who served his sentence in prisons is fascinated that he was signed for a contract - GUR</text:span>
</text:h>
      <text:p text:style-name="P4">
Author: ['АРМІЯINFORM']</text:p>
      <text:p text:style-name="P4">
Time: 2023-05-14T41:00:00-04:00</text:p>
      <text:p text:style-name="P4">
Description: https://youtu.be/vkrdby9157W The Glumadian of the Russian Federation, Yaky Pokaranni at the Mixy Pozbalann ... War with Ukraine 2022, War with Ukraine Latest News today, War with Ukraine 2022 The last ones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 'ГУР МО УКРАЇНИ']</text:p>
      <text:p text:style-name="P4">
Category: News</text:p>
      <!--METADATA-->
      <text:p text:style-name="P4">
A citizen of the Russian Federation, who was punished in prisons in the territory of RFF, was mobilized and involved in conducting armed aggression against Ukraine Avdeevsky direction.</text:p>
      <text:p text:style-name="P4">
“The Russian Osssii *Banny contract, signed, and now it is not possible. Onyutomatic was written for me, ”the occupier shook.</text:p>
      <text:p text:style-name="P4">
He also tells that as soon as 300,000 mobilized, a real war will start immediately, not a so -called special operation. The occupantantian that he wanted not that life at all and did not think that he could be killed.</text:p>
      <text:p text:style-name="P4">
Source: <text:a xlink:type="simple" xlink:href="https://gur.gov.ua/content/kontrakt-podpysal-a-teper-vylezty-ne-mohu.html" text:style-name="Internet_20_link" text:visited-style-name="Visited_20_Internet_20_Link">
Main Directorate of Intelligence of the Ministry of Defense of Ukraine</text:a>
</text:p>
      <text:p text:style-name="P4">
News Source: <text:a xlink:type="simple" xlink:href="https://armyinform.com.ua/2023/05/14/okupant-yakyj-prohodyv-pokarannya-u-misczyah-pozbavlennya-voli-bidkayetsya-shho-za-nogo-pidpysaly-kontrakt-gur/" text:style-name="Internet_20_link" text:visited-style-name="Visited_20_Internet_20_Link">
https://armyinform.com.ua/2023/05/14/okupant-yakyj-prohodyv-pokarannya-u-misczyah-pozbavlennya-voli-bidkayetsya-shho-za-nogo-pidpysaly-kontrakt-gur/</text:a>
</text:p>
      <!--NEWS-->
      <text:h text:style-name="P10" text:outline-level="1">
<text:span text:style-name="T4">
Ukrainian Radio and TV for residents of the frontline territories of Zaporozhye</text:span>
</text:h>
      <text:p text:style-name="P4">
Author: ['АРМІЯINFORM']</text:p>
      <text:p text:style-name="P4">
Time: 2023-05-14T42:00:00-04:00</text:p>
      <text:p text:style-name="P4">
Description: Rospovіdo about Ukrainian Telebachenes Ta Radio at the Oboritoriye Teriteriyuzhzhi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tzd0uhje67d26ikgjc6s.w695.jpg" text:style-name="Internet_20_link" text:visited-style-name="Visited_20_Internet_20_Link">
tzd0uhje67d26ikgjc6s.w695.jpg</text:a>
']</text:p>
      <text:p text:style-name="P4">
Tags: ['ЗАПОРІЖЖЯ', 'РАДІО', 'ТЕЛЕБАЧЕННЯ']</text:p>
      <text:p text:style-name="P4">
Category: News</text:p>
      <!--METADATA-->
      <text:p text:style-name="P4">
<draw:frame draw:style-name="fr1" draw:name="Image16" text:anchor-type="as-char" svg:width="6.9236in" svg:height="3.885186in" draw:z-index="0">
<draw:image xlink:href="../Images/AРМІЯINFORM/2023-05-14T42-00-00-04-00/tzd0uhje67d26ikgjc6s.w695.jpg" xlink:type="simple" xlink:show="embed" xlink:actuate="onLoad" draw:mime-type="image/jpeg"/>
</draw:frame>
Illustrative photo</text:p>
      <text:p text:style-name="P4">
We talk about Ukrainian television and radio in the frontline territories. About it <text:a xlink:type="simple" xlink:href="https://minre.gov.ua/2023/05/13/ukrayinske-radio-i-tb-dlya-meshkancziv-pryfrontovyh-terytorij-zaporizhzhya/" text:style-name="Internet_20_link" text:visited-style-name="Visited_20_Internet_20_Link">
reports</text:a>
The Ministry of the Reintegration of the Temporarily Occupied Territories of Ukraine.</text:p>
      <text:p text:style-name="P4">
T2 television signal comes from transmitting stations in Zaporozhye(Radiius - 55 km)and Novomykolaivtsi(Radius 25 km).</text:p>
      <text:p text:style-name="P4">
У радіусі 50 км від Запоріжжя можна слухати: Радіо Еммануїл (69.92 MHz), Radio(71.5 MHz), Culture(87.8 MHz), FM army(91.2 MHz), Radio Friday(94.1 MHz), Radio NV(102.7 MHz), Ukrainian radio(103.7 MHz), Ray(106,2mg), Format(88.3 MHz), Retro fm(107 MHz).</text:p>
      <text:p text:style-name="P4">
У Новомиколаївці й прилеглих районах у радіусі 25 км можна приймати сигналрадіостанції Українське радіо (103.7 MHz).</text:p>
      <text:p text:style-name="P4">
News Source: <text:a xlink:type="simple" xlink:href="https://armyinform.com.ua/2023/05/14/ukrayinske-radio-i-tb-dlya-meshkancziv-pryfrontovyh-terytorij-zaporizhzhya/" text:style-name="Internet_20_link" text:visited-style-name="Visited_20_Internet_20_Link">
https://armyinform.com.ua/2023/05/14/ukrayinske-radio-i-tb-dlya-meshkancziv-pryfrontovyh-terytorij-zaporizhzhya/</text:a>
</text:p>
      <!--NEWS-->
      <text:h text:style-name="P10" text:outline-level="1">
<text:span text:style-name="T4">
Ukrainian Radio and TV for residents of the frontline territories of Zaporozhye</text:span>
</text:h>
      <text:p text:style-name="P4">
Author: ['АРМІЯINFORM']</text:p>
      <text:p text:style-name="P4">
Time: 2023-05-14T42:00:00-04:00</text:p>
      <text:p text:style-name="P4">
Description: Rospovіdo about Ukrainian Telebachenes Ta Radio at the Oboritoriye Teriteriyuzhzhi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tzd0uhje67d26ikgjc6s.w695.jpg" text:style-name="Internet_20_link" text:visited-style-name="Visited_20_Internet_20_Link">
tzd0uhje67d26ikgjc6s.w695.jpg</text:a>
']</text:p>
      <text:p text:style-name="P4">
Tags: ['ЗАПОРІЖЖЯ', 'РАДІО', 'ТЕЛЕБАЧЕННЯ']</text:p>
      <text:p text:style-name="P4">
Category: News</text:p>
      <!--METADATA-->
      <text:p text:style-name="P4">
<draw:frame draw:style-name="fr1" draw:name="Image17" text:anchor-type="as-char" svg:width="6.9236in" svg:height="3.885186in" draw:z-index="0">
<draw:image xlink:href="../Images/AРМІЯINFORM/2023-05-14T42-00-00-04-00/tzd0uhje67d26ikgjc6s.w695.jpg" xlink:type="simple" xlink:show="embed" xlink:actuate="onLoad" draw:mime-type="image/jpeg"/>
</draw:frame>
Illustrative photo</text:p>
      <text:p text:style-name="P4">
We talk about Ukrainian television and radio in the frontline territories. About it <text:a xlink:type="simple" xlink:href="https://minre.gov.ua/2023/05/13/ukrayinske-radio-i-tb-dlya-meshkancziv-pryfrontovyh-terytorij-zaporizhzhya/" text:style-name="Internet_20_link" text:visited-style-name="Visited_20_Internet_20_Link">
reports</text:a>
The Ministry of the Reintegration of the Temporarily Occupied Territories of Ukraine.</text:p>
      <text:p text:style-name="P4">
T2 television signal comes from transmitting stations in Zaporozhye(Radiius - 55 km)and Novomykolaivtsi(Radius 25 km).</text:p>
      <text:p text:style-name="P4">
У радіусі 50 км від Запоріжжя можна слухати: Радіо Еммануїл (69.92 MHz), Radio(71.5 MHz), Culture(87.8 MHz), FM army(91.2 MHz), Radio Friday(94.1 MHz), Radio NV(102.7 MHz), Ukrainian radio(103.7 MHz), Ray(106,2mg), Format(88.3 MHz), Retro fm(107 MHz).</text:p>
      <text:p text:style-name="P4">
У Новомиколаївці й прилеглих районах у радіусі 25 км можна приймати сигналрадіостанції Українське радіо (103.7 MHz).</text:p>
      <text:p text:style-name="P4">
News Source: <text:a xlink:type="simple" xlink:href="https://armyinform.com.ua/2023/05/14/ukrayinske-radio-i-tb-dlya-meshkancziv-pryfrontovyh-terytorij-zaporizhzhya/" text:style-name="Internet_20_link" text:visited-style-name="Visited_20_Internet_20_Link">
https://armyinform.com.ua/2023/05/14/ukrayinske-radio-i-tb-dlya-meshkancziv-pryfrontovyh-terytorij-zaporizhzhya/</text:a>
</text:p>
      <!--NEWS-->
      <text:h text:style-name="P10" text:outline-level="1">
<text:span text:style-name="T4">
Finland has handed 12 mobile houses to live socially vulnerable groups</text:span>
</text:h>
      <text:p text:style-name="P4">
Author: ['АРМІЯINFORM']</text:p>
      <text:p text:style-name="P4">
Time: 2023-05-14T43:00:00-04:00</text:p>
      <text:p text:style-name="P4">
Description: Fіnlandi for the adjustment of the Minіtyki Rosvitka Gromad, the Teritarian Tom Okrostructure of Ukraine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fztcfnhx0aaijgg.jpg" text:style-name="Internet_20_link" text:visited-style-name="Visited_20_Internet_20_Link">
fztcfnhx0aaijgg.jpg</text:a>
']</text:p>
      <text:p text:style-name="P4">
Tags: ['МОДУЛЬНІ БУДИНОЧКИ', 'ФІНЛЯНДІЯ']</text:p>
      <text:p text:style-name="P4">
Category: News</text:p>
      <!--METADATA-->
      <text:p text:style-name="P4">
<draw:frame draw:style-name="fr1" draw:name="Image18" text:anchor-type="as-char" svg:width="6.9236in" svg:height="3.894525in" draw:z-index="0">
<draw:image xlink:href="../Images/AРМІЯINFORM/2023-05-14T43-00-00-04-00/fztcfnhx0aaijgg.jpg" xlink:type="simple" xlink:show="embed" xlink:actuate="onLoad" draw:mime-type="image/jpeg"/>
</draw:frame>
Finland, with the assistance of the Ministry of Community Development, Territories of Tainfrastructure of Ukraine, transferred 12 mobile building to Irpin of the Kiev region. About it <text:a xlink:type="simple" xlink:href="https://www.kmu.gov.ua/news/finliandiia-peredala-12-mobilnykh-budynochkiv-dlia-prozhyvannia-sotsialno-vrazlyvykh-hrup-naselennia" text:style-name="Internet_20_link" text:visited-style-name="Visited_20_Internet_20_Link">
reports</text:a>
Government portal.</text:p>
      <text:p text:style-name="P4">
They will be able to live large families, families of victims, people with disabilities, social workers, families of military and other socially vulnerable groups of the population.</text:p>
      <text:p text:style-name="P4">
“The provision of Ukrainians who have lost housing is one of the priorities of our ministry. Here we work with international partners both on temporary decisions and long -term housing. Including through housing recovery programs. I thank partners from Finland for their help, we expect to only promote our cooperation, ”-said the Minister of Community Development, Territories and Infrastructure Olekskubrakov.</text:p>
      <text:p text:style-name="P4">
Each house is designed for 3 apartments, the area of each of which is 27-28kv. meters. They can settle for 4 people in each. The total number of people for settlement is 144 people.</text:p>
      <text:p text:style-name="P4">
Each apartment has a hallway, a bathroom, a kitchen, two residential rooms.</text:p>
      <text:p text:style-name="P4">
Water and light are connected to each house. The town is also secured by the electricity source - 2 generators.</text:p>
      <text:p text:style-name="P4">
The mobile buildings themselves are located on the territory of one sanatorium in pedestrity to school, other important social sites and to buslines to Kiev.</text:p>
      <text:p text:style-name="P4">
News Source: <text:a xlink:type="simple" xlink:href="https://armyinform.com.ua/2023/05/14/finlyandiya-peredala-12-mobilnyh-budynochkiv-dlya-prozhyvannya-soczialno-vrazlyvyh-grup-naselennya/" text:style-name="Internet_20_link" text:visited-style-name="Visited_20_Internet_20_Link">
https://armyinform.com.ua/2023/05/14/finlyandiya-peredala-12-mobilnyh-budynochkiv-dlya-prozhyvannya-soczialno-vrazlyvyh-grup-naselennya/</text:a>
</text:p>
      <!--NEWS-->
      <text:h text:style-name="P10" text:outline-level="1">
<text:span text:style-name="T4">
Our defenders destroyed 18 UAVS Shahd-136/131</text:span>
</text:h>
      <text:p text:style-name="P4">
Author: ['АРМІЯINFORM']</text:p>
      <text:p text:style-name="P4">
Time: 2023-05-14T44:00:00-04:00</text:p>
      <text:p text:style-name="P4">
Description: Pasted by the Rosiyska federals to take a worm masked impact on Teritors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shahed-geran-1.jpg" text:style-name="Internet_20_link" text:visited-style-name="Visited_20_Internet_20_Link">
shahed-geran-1.jpg</text:a>
']</text:p>
      <text:p text:style-name="P4">
Tags: ['STOPRUSSIA', 'АГРЕСІЯ РФ', 'БПЛА', 'ВТОРГНЕННЯ РФ', 'ХРОНІКА ОБОРОНИ', 'ШАХЕДИ']</text:p>
      <text:p text:style-name="P4">
Category: News</text:p>
      <!--METADATA-->
      <text:p text:style-name="P4">
<draw:frame draw:style-name="fr1" draw:name="Image19" text:anchor-type="as-char" svg:width="6.9236in" svg:height="4.260133in" draw:z-index="0">
<draw:image xlink:href="../Images/AРМІЯINFORM/2023-05-14T44-00-00-04-00/shahed-geran-1.jpg" xlink:type="simple" xlink:show="embed" xlink:actuate="onLoad" draw:mime-type="image/jpeg"/>
</draw:frame>
<text:span text:style-name="T4">
 🔥 Situation on Russian invasion </text:span>
</text:p>
      <text:p text:style-name="P4">
Last day, the Russian Federation struck the next massive blow to the vittorium of Ukraine by applying the Iranian shock UAV Shahd-136/131 ..</text:p>
      <text:p text:style-name="P4">
About it <text:a xlink:type="simple" xlink:href="https://www.facebook.com/GeneralStaff.ua/posts/pfbid06tm48EqygNAMAbMTYKm24SKyVKLZ8pwZ4vE2gLuwTfSEfEeFkTwm1qSDhpp88ezjl" text:style-name="Internet_20_link" text:visited-style-name="Visited_20_Internet_20_Link">
reports</text:a>
The General Staff of the Armed Forces.</text:p>
      <text:p text:style-name="P4">
“According to the specified information, 18 out of 23 was destroyed by our defenders. About 50 high -rise buildings, private buildings, cultural and medical institutions were damaged by explosive waves.</text:p>
      <text:p text:style-name="P4">
There are more than 30 wounded among civilians, ”the message reads.</text:p>
      <text:p text:style-name="P4">
It is noted that during the last day the enemy has struck 4 missile strikes, including the cities of Ternopil and Mykolaiv, resulting in injured middle -aged citizens, damaged a multi -storey building and other civilian infrastructure.</text:p>
      <text:p text:style-name="P4">
News Source: <text:a xlink:type="simple" xlink:href="https://armyinform.com.ua/2023/05/14/nashi-zahysnyky-znyshhyly-18-bpla-shahed-136-131/" text:style-name="Internet_20_link" text:visited-style-name="Visited_20_Internet_20_Link">
https://armyinform.com.ua/2023/05/14/nashi-zahysnyky-znyshhyly-18-bpla-shahed-136-131/</text:a>
</text:p>
      <!--NEWS-->
      <text:h text:style-name="P10" text:outline-level="1">
<text:span text:style-name="T4">
Defense forces have struck 10 beats in areas of focus of occupiers</text:span>
</text:h>
      <text:p text:style-name="P4">
Author: ['АРМІЯINFORM']</text:p>
      <text:p text:style-name="P4">
Time: 2023-05-14T45:00:00-04:00</text:p>
      <text:p text:style-name="P4">
Description: About the cereal of the general headquarters of the ZSU at his RAM RASKOY ZVEVNINI. “Avіaatsia force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7/241886_zsu_generalstaff.ua_.png" text:style-name="Internet_20_link" text:visited-style-name="Visited_20_Internet_20_Link">
241886_zsu_generalstaff.ua_.png</text:a>
']</text:p>
      <text:p text:style-name="P4">
Tags: ['STOPRUSSIA', 'АГРЕСІЯ РФ', 'ВІЙНА', 'ВТОРГНЕННЯ РФ']</text:p>
      <text:p text:style-name="P4">
Category: News</text:p>
      <!--METADATA-->
      <text:p text:style-name="P4">
<draw:frame draw:style-name="fr1" draw:name="Image20" text:anchor-type="as-char" svg:width="6.9236in" svg:height="3.606042in" draw:z-index="0">
<draw:image xlink:href="../Images/AРМІЯINFORM/2023-05-14T45-00-00-04-00/241886_zsu_generalstaff.ua_.png" xlink:type="simple" xlink:show="embed" xlink:actuate="onLoad" draw:mime-type="image/png"/>
</draw:frame>
<text:span text:style-name="T4">
 🔥 Situation of the Russian invasion </text:span>
</text:p>
      <text:p text:style-name="P4">
About it <text:a xlink:type="simple" xlink:href="https://www.facebook.com/GeneralStaff.ua/posts/pfbid06tm48EqygNAMAbMTYKm24SKyVKLZ8pwZ4vE2gLuwTfSEfEeFkTwm1qSDhpp88ezjl" text:style-name="Internet_20_link" text:visited-style-name="Visited_20_Internet_20_Link">
reports</text:a>
The General Staff of the Armed Forces in its morning summary.</text:p>
      <text:p text:style-name="P4">
“Aviation of defense forces per day made 10 beats in the areas of concentration of personal staff and military equipment of the enemy and 4 strokes on hostile-aircraft missile complexes. Our defenders also killed 3 enemy UAVs type "Orlan-10", destroyed 2 Zala reconnaissance drones, 4 lancet ammunition and 5-an unspecified type, "-it is said.</text:p>
      <text:p text:style-name="P4">
It is noted that the departments of rocket troops and artillery affected 4 areas of living force, the reactive system of volley fire on fire deployment, 2 air defense means, 2 ammunition depots, as well as 2 stations of the enemy radio.</text:p>
      <text:p text:style-name="P4">
News Source: <text:a xlink:type="simple" xlink:href="https://armyinform.com.ua/2023/05/14/syly-oborony-zavdaly-10-udariv-po-rajonah-zoseredzhennya-okupantiv-ta-znyshhyly-2-rozviduvalnyh-bpla/" text:style-name="Internet_20_link" text:visited-style-name="Visited_20_Internet_20_Link">
https://armyinform.com.ua/2023/05/14/syly-oborony-zavdaly-10-udariv-po-rajonah-zoseredzhennya-okupantiv-ta-znyshhyly-2-rozviduvalnyh-bpla/</text:a>
</text:p>
      <!--NEWS-->
      <text:h text:style-name="P10" text:outline-level="1">
<text:span text:style-name="T4">
57 of combat clashes took place in Liman, Bakhmut, Avdiiv and Marinskaya directions</text:span>
</text:h>
      <text:p text:style-name="P4">
Author: ['АРМІЯINFORM']</text:p>
      <text:p text:style-name="P4">
Time: 2023-05-14T46:00:00-04:00</text:p>
      <text:p text:style-name="P4">
Description: The enemy is the sinking of Zoedzhuvati Major Zuill on Limansky, Bakhmutsk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su.jpg" text:style-name="Internet_20_link" text:visited-style-name="Visited_20_Internet_20_Link">
zsu.jpg</text:a>
']</text:p>
      <text:p text:style-name="P4">
Tags: ['STOPRUSSIA', 'БАХМУТ', 'ВІЙНА', 'ВТОРГНЕННЯ РФ']</text:p>
      <text:p text:style-name="P4">
Category: News</text:p>
      <!--METADATA-->
      <text:p text:style-name="P4">
<draw:frame draw:style-name="fr1" draw:name="Image21" text:anchor-type="as-char" svg:width="6.9236in" svg:height="3.894525in" draw:z-index="0">
<draw:image xlink:href="../Images/AРМІЯINFORM/2023-05-14T46-00-00-04-00/zsu.jpg" xlink:type="simple" xlink:show="embed" xlink:actuate="onLoad" draw:mime-type="image/jpeg"/>
</draw:frame>
<text:span text:style-name="T4">
 🔥 Situation on Russian invasion </text:span>
</text:p>
      <text:p text:style-name="P4">
The enemy continues to focus on the main efforts on the Lyman, Bakhmut, Avdiiv and Mariinsky directions. In total, 57 combat clashes occurred in these areas of the front during the past.</text:p>
      <text:p text:style-name="P4">
About it <text:a xlink:type="simple" xlink:href="https://www.facebook.com/GeneralStaff.ua/posts/pfbid06tm48EqygNAMAbMTYKm24SKyVKLZ8pwZ4vE2gLuwTfSEfEeFkTwm1qSDhpp88ezjl" text:style-name="Internet_20_link" text:visited-style-name="Visited_20_Internet_20_Link">
reports</text:a>
The General Staff of the Armed Forces.</text:p>
      <text:p text:style-name="P4">
“In the Bakhmut direction, the enemy continues to take offensive actions. Weighted battles are ongoing in Bakhmut. In addition, during the day the enemy conducted unsuccessful successive actions in the direction of settlements Grigorivka, Bogdanivka, Chrome, Bakhmut and White Gora. The enemy has caused air strikes in the areas of settlements of Putivstyutinske, Novomarkovo, Grigorivka, Bakhmut, Ivanivske, Kurdyumivka Tapovnichny.</text:p>
      <text:p text:style-name="P4">
It is noted that in the Mariinsky direction, the units of the Defense Forces reflect the number of enemy attacks in the city of Marinka. At the same time, hostile firing were Georgiyivka and Victory of Donetsk region.</text:p>
      <text:p text:style-name="P4">
News Source: <text:a xlink:type="simple" xlink:href="https://armyinform.com.ua/2023/05/14/57-bojovyh-zitknen-vidbulosya-na-lymanskomu-bahmutskomu-avdiyivskomu-ta-maryinskomu-napryamkah/" text:style-name="Internet_20_link" text:visited-style-name="Visited_20_Internet_20_Link">
https://armyinform.com.ua/2023/05/14/57-bojovyh-zitknen-vidbulosya-na-lymanskomu-bahmutskomu-avdiyivskomu-ta-maryinskomu-napryamkah/</text:a>
</text:p>
      <!--NEWS-->
      <text:h text:style-name="P10" text:outline-level="1">
<text:span text:style-name="T4">
57 of combat clashes took place in Liman, Bakhmut, Avdiiv and Marinskaya directions</text:span>
</text:h>
      <text:p text:style-name="P4">
Author: ['АРМІЯINFORM']</text:p>
      <text:p text:style-name="P4">
Time: 2023-05-14T46:00:00-04:00</text:p>
      <text:p text:style-name="P4">
Description: The enemy is the sinking of Zoedzhuvati Major Zuill on Limansky, Bakhmutsk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su.jpg" text:style-name="Internet_20_link" text:visited-style-name="Visited_20_Internet_20_Link">
zsu.jpg</text:a>
']</text:p>
      <text:p text:style-name="P4">
Tags: ['STOPRUSSIA', 'БАХМУТ', 'ВІЙНА', 'ВТОРГНЕННЯ РФ']</text:p>
      <text:p text:style-name="P4">
Category: News</text:p>
      <!--METADATA-->
      <text:p text:style-name="P4">
<draw:frame draw:style-name="fr1" draw:name="Image22" text:anchor-type="as-char" svg:width="6.9236in" svg:height="3.894525in" draw:z-index="0">
<draw:image xlink:href="../Images/AРМІЯINFORM/2023-05-14T46-00-00-04-00/zsu.jpg" xlink:type="simple" xlink:show="embed" xlink:actuate="onLoad" draw:mime-type="image/jpeg"/>
</draw:frame>
<text:span text:style-name="T4">
 🔥 Situation on Russian invasion </text:span>
</text:p>
      <text:p text:style-name="P4">
The enemy continues to focus on the main efforts on the Lyman, Bakhmut, Avdiiv and Mariinsky directions. In total, 57 combat clashes occurred in these areas of the front during the past.</text:p>
      <text:p text:style-name="P4">
About it <text:a xlink:type="simple" xlink:href="https://www.facebook.com/GeneralStaff.ua/posts/pfbid06tm48EqygNAMAbMTYKm24SKyVKLZ8pwZ4vE2gLuwTfSEfEeFkTwm1qSDhpp88ezjl" text:style-name="Internet_20_link" text:visited-style-name="Visited_20_Internet_20_Link">
reports</text:a>
The General Staff of the Armed Forces.</text:p>
      <text:p text:style-name="P4">
“In the Bakhmut direction, the enemy continues to take offensive actions. Weighted battles are ongoing in Bakhmut. In addition, during the day the enemy conducted unsuccessful successive actions in the direction of settlements Grigorivka, Bogdanivka, Chrome, Bakhmut and White Gora. The enemy has caused air strikes in the areas of settlements of Putivstyutinske, Novomarkovo, Grigorivka, Bakhmut, Ivanivske, Kurdyumivka Tapovnichny.</text:p>
      <text:p text:style-name="P4">
It is noted that in the Mariinsky direction, the units of the Defense Forces reflect the number of enemy attacks in the city of Marinka. At the same time, hostile firing were Georgiyivka and Victory of Donetsk region.</text:p>
      <text:p text:style-name="P4">
News Source: <text:a xlink:type="simple" xlink:href="https://armyinform.com.ua/2023/05/14/57-bojovyh-zitknen-vidbulosya-na-lymanskomu-bahmutskomu-avdiyivskomu-ta-maryinskomu-napryamkah/" text:style-name="Internet_20_link" text:visited-style-name="Visited_20_Internet_20_Link">
https://armyinform.com.ua/2023/05/14/57-bojovyh-zitknen-vidbulosya-na-lymanskomu-bahmutskomu-avdiyivskomu-ta-maryinskomu-napryamkah/</text:a>
</text:p>
      <!--NEWS-->
      <text:h text:style-name="P10" text:outline-level="1">
<text:span text:style-name="T4">
In the Luhansk region, the occupiers organized the training of another 800 recruits from the prisoners from the Russian Federation</text:span>
</text:h>
      <text:p text:style-name="P4">
Author: ['АРМІЯINFORM']</text:p>
      <text:p text:style-name="P4">
Time: 2023-05-14T47:00:00-04:00</text:p>
      <text:p text:style-name="P4">
Description: About the General Headquarters of the ZSU. “The opponent of I put it to the Popovnyvati ... War with Ukraine 2022, the war with Ukraine is the latest news today, the news war with Ukraine 2022 is the last for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text:p>
      <text:p text:style-name="P4">
Category: News</text:p>
      <!--METADATA-->
      <text:p text:style-name="P4">
<draw:frame draw:style-name="fr1" draw:name="Image23" text:anchor-type="as-char" svg:width="6.9236in" svg:height="4.33302in" draw:z-index="0">
<draw:image xlink:href="../Images/AРМІЯINFORM/2023-05-14T47-00-00-04-00/okupanty-strilb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6tm48EqygNAMAbMTYKm24SKyVKLZ8pwZ4vE2gLuwTfSEfEeFkTwm1qSDhpp88ezjl" text:style-name="Internet_20_link" text:visited-style-name="Visited_20_Internet_20_Link">
повідомляє</text:a>
The General Staff of the Armed Forces.</text:p>
      <text:p text:style-name="P4">
“The enemy still tries to replenish his losses in the power of enforcement of prisoners from the Russian Federation. The arrival of 200 such persons to one of the enemy's field camps in the temporarily-occupied horny Luhansk region was recently noted for the passage of 4-week course training. By the end of the month, up to 250 logged persons is expected.</text:p>
      <text:p text:style-name="P4">
Also in the area of the settlement, Mozhakivka, Luhansk region, they occupied the preparation of up to 800 newly arrived Russian prisoners.</text:p>
      <text:p text:style-name="P4">
At the same time, in the area of the settlement of Novopetrivka of Zaporizhzhya region, the Polyraitoria for military training recently arrived about 400 women from the warehouse of Russian prisoners, published by Wagner PECs, ”the message reads.</text:p>
      <text:p text:style-name="P4">
It is noted that the preparation of the convicted will take several weeks. In the near future, 400 mercenaries from the composition of Russian convicts are expected to arrive for military training.</text:p>
      <text:p text:style-name="P4">
News Source: <text:a xlink:type="simple" xlink:href="https://armyinform.com.ua/2023/05/14/na-luganshhyni-okupanty-organizuvaly-pidgotovku-shhe-800-novobrancziv-z-chysla-uvyaznenyh-osib-z-rf/" text:style-name="Internet_20_link" text:visited-style-name="Visited_20_Internet_20_Link">
https://armyinform.com.ua/2023/05/14/na-luganshhyni-okupanty-organizuvaly-pidgotovku-shhe-800-novobrancziv-z-chysla-uvyaznenyh-osib-z-rf/</text:a>
</text:p>
      <!--NEWS-->
      <text:h text:style-name="P10" text:outline-level="1">
<text:span text:style-name="T4">
Enemy Loss per day: Over 600 invaders have been eliminated, 21 Artsystem and 31 UAVs were destroyed</text:span>
</text:h>
      <text:p text:style-name="P4">
Author: ['АРМІЯINFORM']</text:p>
      <text:p text:style-name="P4">
Time: 2023-05-14T48:00:00-04:00</text:p>
      <text:p text:style-name="P4">
Description: Zagalni Boyov, Find the enemy on 02/24/22 to 05/1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2023-05-14_08-07-38-scaled.jpg" text:style-name="Internet_20_link" text:visited-style-name="Visited_20_Internet_20_Link">
photo_2023-05-14_08-07-38-scaled.jpg</text:a>
']</text:p>
      <text:p text:style-name="P4">
Tags: ['STOPRUSSIA', 'ВТОРГНЕННЯ РФ', 'ВТРАТИ ВОРОГА', 'ГЕНЕРАЛЬНИЙ ШТАБ ЗС УКРАЇНИ']</text:p>
      <text:p text:style-name="P4">
Category: News</text:p>
      <!--METADATA-->
      <text:p text:style-name="P4">
<draw:frame draw:style-name="fr1" draw:name="Image24" text:anchor-type="as-char" svg:width="6.9236in" svg:height="6.992836in" draw:z-index="0">
<draw:image xlink:href="../Images/AРМІЯINFORM/2023-05-14T48-00-00-04-00/photo_2023-05-14_08-07-38-scaled.jpg" xlink:type="simple" xlink:show="embed" xlink:actuate="onLoad" draw:mime-type="image/jpeg"/>
</draw:frame>
The total fighting loss of the enemy from 24.02.22 to 14.05.23 will be orientated:</text:p>
      <text:p text:style-name="P4">
<text:span text:style-name="T4">
<text:span text:style-name="T5">
 Personnel </text:span>
* - 198880(+620)persons eliminated</text:span>
<text:span text:style-name="T5">
 tanks </text:span>
<text:span text:style-name="T5">
 - 3756(+5)units,</text:span>
<text:span text:style-name="T4">
 combat armored vehicles </text:span>
 - 7325(+18)  * <text:span text:style-name="T4">
артилерійських систем</text:span>
 – 3116 (+21)<text:span text:style-name="T5">
 </text:span>
<text:span text:style-name="T5">
 RSZV </text:span>
<text:span text:style-name="T5">
 - 562(+1)</text:span>
<text:span text:style-name="T4">
 air defense </text:span>
 - 314(+0)<text:span text:style-name="T4">
<text:span text:style-name="T5">
 aircraft </text:span>
* - 308(+0)</text:span>
<text:span text:style-name="T5">
 helicopters </text:span>
<text:span text:style-name="T5">
 - 294(+0)</text:span>
<text:span text:style-name="T4">
 UAV Operative Tactical Level </text:span>
-2696(+31)<text:span text:style-name="T4">
<text:span text:style-name="T5">
 Winged missiles </text:span>
* - 970(+0)</text:span>
<text:span text:style-name="T5">
 ships /boats </text:span>
<text:span text:style-name="T5">
 - 18(+0)</text:span>
<text:span text:style-name="T4">
 Automobile equipment and tanks </text:span>
 - 6018(+7)<text:span text:style-name="T4">
<text:span text:style-name="T5">
 SPECIAL TECHNICAL </text:span>
* - 404(+2)</text:span>
 Source: ** _ <text:a xlink:type="simple" xlink:href="https://www.facebook.com/GeneralStaff.ua/posts/pfbid0ZQDjFQ1BGE5nm1f1YyLSW89nNDiDZUqta7PFd5mbREM66hoDKPM7L4Wgpv5YgGYhl" text:style-name="Internet_20_link" text:visited-style-name="Visited_20_Internet_20_Link">
General Staff of the Armed Forces of Ukraine as of June 14, 23.</text:a>
_</text:p>
      <text:p text:style-name="P4">
News Source: <text:a xlink:type="simple" xlink:href="https://armyinform.com.ua/2023/05/14/vtraty-voroga-za-dobu-likvidovano-bvlshe-600-okupantiv-znyshheno-21-artsystemu-i-31-bpla/" text:style-name="Internet_20_link" text:visited-style-name="Visited_20_Internet_20_Link">
https://armyinform.com.ua/2023/05/14/vtraty-voroga-za-dobu-likvidovano-bvlshe-600-okupantiv-znyshheno-21-artsystemu-i-31-bpla/</text:a>
</text:p>
      <!--NEWS-->
      <text:h text:style-name="P10" text:outline-level="1">
<text:span text:style-name="T4">
The occupiers use the tactics of scattering the attention of our air defense - Natalia Humeniuk</text:span>
</text:h>
      <text:p text:style-name="P4">
Author: ['Віктор Шубец']</text:p>
      <text:p text:style-name="P4">
Time: 2023-05-14T49:00:00-04:00</text:p>
      <text:p text:style-name="P4">
Description: - Vorog, having survived the presence of rocket -bearing at Chorny Morі, zbilshawed by Kilki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nataliya-gumenyuk-herson-2.jpg" text:style-name="Internet_20_link" text:visited-style-name="Visited_20_Internet_20_Link">
nataliya-gumenyuk-herson-2.jpg</text:a>
']</text:p>
      <text:p text:style-name="P4">
Tags: ['STOPRUSSIA', 'АГРЕСІЯ РФ', 'ВТОРГНЕННЯ РФ', 'НАТАЛІЯ ГУМЕНЮК', 'ТЕЛЕМАРАФОН "ЄДИНІ НОВИНИ"']</text:p>
      <text:p text:style-name="P4">
Category: News</text:p>
      <!--METADATA-->
      <text:p text:style-name="P4">
<draw:frame draw:style-name="fr1" draw:name="Image25" text:anchor-type="as-char" svg:width="6.9236in" svg:height="3.896563in" draw:z-index="0">
<draw:image xlink:href="../Images/AРМІЯINFORM/2023-05-14T49-00-00-04-00/nataliya-gumenyuk-herson-2.jpg" xlink:type="simple" xlink:show="embed" xlink:actuate="onLoad" draw:mime-type="image/jpeg"/>
</draw:frame>
- The enemy increased the presence of rocket carriers in the Black Sea, increasing the growth of rocket carriers to four, one of which is underwater. This means that about 28 calibers are ready to use the Sea of Sea, - said the Telelorphone Vefiri "<text:a xlink:type="simple" xlink:href="https://youtu.be/WY8sDvZdWEA" text:style-name="Internet_20_link" text:visited-style-name="Visited_20_Internet_20_Link">
the only news</text:a>
и» начальникОб’єднаного координаційного пресцентру Сил оборони півдня України капітан 1рангу Наталія Гуменюк.</text:p>
      <text:p text:style-name="P4">
Також вона зауважила, що окупанти використовують тактику розсіювання увагинашої протиповітряної оборони, намагаючись застосовувати і повітряні, іморські ракетоносії, і дрони-камікадзе, та дрони-розвідники. Часті повітряніатаки ворога пов’язані з нашою активністю на фронті та невдачами рашистів унаступальних діях.</text:p>
      <text:p text:style-name="P4">
News Source: <text:a xlink:type="simple" xlink:href="https://armyinform.com.ua/2023/05/14/okupanty-vykorystovuyut-taktyku-rozsiyuvannya-uvagy-nashoyi-protypovitryanoyi-oborony-nataliya-gumenyuk/" text:style-name="Internet_20_link" text:visited-style-name="Visited_20_Internet_20_Link">
https://armyinform.com.ua/2023/05/14/okupanty-vykorystovuyut-taktyku-rozsiyuvannya-uvagy-nashoyi-protypovitryanoyi-oborony-nataliya-gumenyuk/</text:a>
</text:p>
      <!--NEWS-->
      <text:h text:style-name="P10" text:outline-level="1">
<text:span text:style-name="T4">
25 UAVs and three winged enemy missiles - the Armed Forces of the Armed Forces were destroyed</text:span>
</text:h>
      <text:p text:style-name="P4">
Author: ['АРМІЯINFORM']</text:p>
      <text:p text:style-name="P4">
Time: 2023-05-14T51:00:00-04:00</text:p>
      <text:p text:style-name="P4">
Description: Протягом нічної атаки 14 травня знищено три крилаті ракети та 25 безпілотних літа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 '<text:a xlink:type="simple" xlink:href="https://armyinform.com.ua/wp-content/uploads/2023/05/347086780_758870325646225_2450440937850483061_n-1.jpg" text:style-name="Internet_20_link" text:visited-style-name="Visited_20_Internet_20_Link">
347086780_758870325646225_2450440937850483061_n-1.jpg</text:a>
']</text:p>
      <text:p text:style-name="P4">
Tags: ['STOPRUSSIA', 'ВОЄННІ ЗЛОЧИНИ ЗС РФ', 'ВТОРГНЕННЯ РФ']</text:p>
      <text:p text:style-name="P4">
Category: News</text:p>
      <!--METADATA-->
      <text:p text:style-name="P4">
<draw:frame draw:style-name="fr1" draw:name="Image26" text:anchor-type="as-char" svg:width="6.9236in" svg:height="3.893007in" draw:z-index="0">
<draw:image xlink:href="../Images/AРМІЯINFORM/2023-05-14T51-00-00-04-00/raketnyj-udar.jpg" xlink:type="simple" xlink:show="embed" xlink:actuate="onLoad" draw:mime-type="image/jpeg"/>
</draw:frame>
During the night attack, three winged rockets and 25 unmanned -serfs of the lap were destroyed on May 14.</text:p>
      <text:p text:style-name="P4">
About it <text:a xlink:type="simple" xlink:href="https://www.facebook.com/GeneralStaff.ua/posts/pfbid0uoWcW4vAJqE1h6ZNGVDL8VdxenNicJzFMkvaS246JJLkdKL5N3DsCAdLidZVzunXl" text:style-name="Internet_20_link" text:visited-style-name="Visited_20_Internet_20_Link">
reports</text:a>
The General Staff of the Armed Forces.</text:p>
      <text:p text:style-name="P4">
The message states: “On the night of May 14, 2023, Russian occupants of Ukraine from different directions by shock drones Shahd-136/131, Caliber missiles from ships in the Black Sea, winged missiles X-101/X-555/X-55 of Slide Tu-95MC strategic aviation.</text:p>
      <text:p text:style-name="P4">
Three winged missiles and 25 unmanned aerial vehicles were destroyed during the night attack:</text:p>
      <text:p text:style-name="P4">
-18 shock drones of Shahed-136/131;</text:p>
      <ul>
        <li>
one shock UAV type "lancet";</li>
      </ul>
      <text:p text:style-name="P4">
-two UAVs of the operative-tactical level "Orlan-10";</text:p>
      <ul>
        <li>
Four UAV(The type is specified);</li>
      </ul>
      <text:p text:style-name="P4">
-three winged missiles X-101/X-555/X-55.</text:p>
      <text:p text:style-name="P4">
During the day of May 13 and at the beginning of the day on May 14, the tactical aircraft forces carried out up to fifty aircraft for fire on fire damage to the enemy fighter aviation cover. "</text:p>
      <text:p text:style-name="P4">
<draw:frame draw:style-name="fr1" draw:name="Image27" text:anchor-type="as-char" svg:width="6.9236in" svg:height="6.9236in" draw:z-index="0">
<draw:image xlink:href="../Images/AРМІЯINFORM/2023-05-14T51-00-00-04-00/347086780_758870325646225_2450440937850483061_n-1.jpg" xlink:type="simple" xlink:show="embed" xlink:actuate="onLoad" draw:mime-type="image/jpeg"/>
</draw:frame>
</text:p>
      <text:p text:style-name="P4">
News Source: <text:a xlink:type="simple" xlink:href="https://armyinform.com.ua/2023/05/14/znyshheno-25-bpla-ta-try-krylati-rakety-protyvnyka-gsh-zsu/" text:style-name="Internet_20_link" text:visited-style-name="Visited_20_Internet_20_Link">
https://armyinform.com.ua/2023/05/14/znyshheno-25-bpla-ta-try-krylati-rakety-protyvnyka-gsh-zsu/</text:a>
</text:p>
      <!--NEWS-->
      <text:h text:style-name="P10" text:outline-level="1">
<text:span text:style-name="T4">
A combat pilot who destroyed hundreds of units of hostile equipment, a ceiling was opened on the anniversary of death</text:span>
</text:h>
      <text:p text:style-name="P4">
Author: ['Анастасія Олехнович']</text:p>
      <text:p text:style-name="P4">
Time: 2023-05-14T78:00:00-04:00</text:p>
      <text:p text:style-name="P4">
Description: Syogodnі, 14 herbal, at Vіnnitni on the Ale of the Central House of the Central House of the VIDILILY STELE Her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golovna-1-3-scaled.jpg" text:style-name="Internet_20_link" text:visited-style-name="Visited_20_Internet_20_Link">
golovna-1-3-scaled.jpg</text:a>
', '<text:a xlink:type="simple" xlink:href="https://armyinform.com.ua/wp-content/uploads/2023/05/5z3a9984-1-150x150.jpg" text:style-name="Internet_20_link" text:visited-style-name="Visited_20_Internet_20_Link">
5z3a9984-1-150x150.jpg</text:a>
', '<text:a xlink:type="simple" xlink:href="https://armyinform.com.ua/wp-content/uploads/2023/05/5z3a9977-1-150x150.jpg" text:style-name="Internet_20_link" text:visited-style-name="Visited_20_Internet_20_Link">
5z3a9977-1-150x150.jpg</text:a>
', '<text:a xlink:type="simple" xlink:href="https://armyinform.com.ua/wp-content/uploads/2023/05/5z3a0024-1-150x150.jpg" text:style-name="Internet_20_link" text:visited-style-name="Visited_20_Internet_20_Link">
5z3a0024-1-150x150.jpg</text:a>
']</text:p>
      <text:p text:style-name="P4">
Tags: ['STOPRUSSIA', 'АГРЕСІЯ РФ', 'ВТОРГНЕННЯ РФ', 'ГЕРОЙ УКРАЇНИ СЕРГІЙ ПАРХОМЕНКО']</text:p>
      <text:p text:style-name="P4">
Category: News</text:p>
      <!--METADATA-->
      <text:p text:style-name="P4">
<draw:frame draw:style-name="fr1" draw:name="Image28" text:anchor-type="as-char" svg:width="6.9236in" svg:height="4.615733in" draw:z-index="0">
<draw:image xlink:href="../Images/AРМІЯINFORM/2023-05-14T78-00-00-04-00/golovna-1-3-scaled.jpg" xlink:type="simple" xlink:show="embed" xlink:actuate="onLoad" draw:mime-type="image/jpeg"/>
</draw:frame>
Today, on May 14, in Vinnitsa, on the Walk of Glory of the Central Cemetery, the hero of Ukraine, Sergei Parkhomenko, was opened by the hero of Ukraine, who was killed exactly a year ago. On it-a young smiling pilot near the Su-25 aircraft, on Yakakovin made more than 40 combat departments in difficult conditions to counteract the hostile goods and fighter aviation of the invaders ... And this is the most modest calculations-dozens of destroyed hostile tanks, more than half a hundred. Hundreds of invaders, and most importantly - thousands of lives of Ukrainians ...</text:p>
      <text:p text:style-name="P4">
Fighting pilots were opened - the father and younger brother of the dead hero. When Sergei entered the school in 2014, his father performed combat missions in the ATO. When in 2022 the young pilot destroyed on the "drying" enemy equipment, Dad flew nearby ... The youth also went in the footsteps of his relatives ...</text:p>
      <text:p text:style-name="P4">
<text:a xlink:type="simple" xlink:href="https://armyinform.com.ua/wp-content/uploads/2023/05/5z3a9984-1-scaled.jpg" text:style-name="Internet_20_link" text:visited-style-name="Visited_20_Internet_20_Link">
!(Images/AРМІЯINFORM/2023-05-14T78-00-00-04-00/5z3a9984-1-150x150.jpg)</text:a>
</text:p>
      <text:p text:style-name="P4">
<text:a xlink:type="simple" xlink:href="https://armyinform.com.ua/wp-content/uploads/2023/05/5z3a9977-1-scaled.jpg" text:style-name="Internet_20_link" text:visited-style-name="Visited_20_Internet_20_Link">
<draw:frame draw:style-name="fr1" draw:name="Image29" text:anchor-type="as-char" svg:width="6.9236in" svg:height="6.9236in" draw:z-index="0">
<draw:image xlink:href="../Images/AРМІЯINFORM/2023-05-14T78-00-00-04-00/5z3a9977-1-150x150.jpg" xlink:type="simple" xlink:show="embed" xlink:actuate="onLoad" draw:mime-type="image/jpeg"/>
</draw:frame>
</text:a>
</text:p>
      <text:p text:style-name="P4">
<text:a xlink:type="simple" xlink:href="https://armyinform.com.ua/wp-content/uploads/2023/05/5z3a0024-1-scaled.jpg" text:style-name="Internet_20_link" text:visited-style-name="Visited_20_Internet_20_Link">
<draw:frame draw:style-name="fr1" draw:name="Image30" text:anchor-type="as-char" svg:width="6.9236in" svg:height="6.9236in" draw:z-index="0">
<draw:image xlink:href="../Images/AРМІЯINFORM/2023-05-14T78-00-00-04-00/5z3a0024-1-150x150.jpg" xlink:type="simple" xlink:show="embed" xlink:actuate="onLoad" draw:mime-type="image/jpeg"/>
</draw:frame>
</text:a>
To honor the memory of the pilot gathered relatives, commanders and mentors of the pilot. They remembered how a 25-year-old pilot made combat departures from time to time, as he was the vinyl soul of the aviation unit and accurately worthy of his father Tadidus.</text:p>
      <text:p text:style-name="P4">
Sergiy Parkhomenko, who only graduated from KNUPS a few years ago, repeatedly removed Ukrainian aviation from under the missile strokes of the enemy and rushed into the fighting stubborn, who was surprised even by experienced brothers ... And he was a loving man and his father.</text:p>
      <text:p text:style-name="P4">
“It's your dad!He is a real hero!” - Sergiy's baby friends say. Khlopchik, who knows only from photos, looks carefully at the ceiling. Although it is not fully aware of how brave his young father was. The child tries to hold on and dreams that his son takes away from his father…</text:p>
      <text:p text:style-name="P4">
News Source: <text:a xlink:type="simple" xlink:href="https://armyinform.com.ua/2023/05/14/bojovomu-lotchyku-yakyj-znyshhyv-sotni-odynycz-vorozhoyi-tehniky-na-rokovyny-zagybeli-vidkryly-stelu/" text:style-name="Internet_20_link" text:visited-style-name="Visited_20_Internet_20_Link">
https://armyinform.com.ua/2023/05/14/bojovomu-lotchyku-yakyj-znyshhyv-sotni-odynycz-vorozhoyi-tehniky-na-rokovyny-zagybeli-vidkryly-stelu/</text:a>
</text:p>
      <!--NEWS-->
      <text:h text:style-name="P10" text:outline-level="1">
<text:span text:style-name="T4">
Alexei Reznikov thanked Germany for a powerful security package</text:span>
</text:h>
      <text:p text:style-name="P4">
Author: ['АРМІЯINFORM']</text:p>
      <text:p text:style-name="P4">
Time: 2023-05-14T93:00:00-04:00</text:p>
      <text:p text:style-name="P4">
Description: Mainstro defense of Ukraine Oleksiy Reznikov Vidreaguv, the contribution of Nimuccini to the Great ... War with Ukraine 2022, war with Ukraine Latest news today, News War with Ukraine 2022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reznikovvv.jpeg" text:style-name="Internet_20_link" text:visited-style-name="Visited_20_Internet_20_Link">
reznikovvv.jpeg</text:a>
']</text:p>
      <text:p text:style-name="P4">
Tags: ['STOPRUSSIA', 'АГРЕСІЯ РФ', 'БОРИС ПІСТОРІУС', 'ВТОРГНЕННЯ РФ', 'НІМЕЧЧИНА', 'ОЛЕКСІЙ РЕЗНІКОВ']</text:p>
      <text:p text:style-name="P4">
Category: News</text:p>
      <!--METADATA-->
      <text:p text:style-name="P4">
<draw:frame draw:style-name="fr1" draw:name="Image31" text:anchor-type="as-char" svg:width="6.9236in" svg:height="4.32725in" draw:z-index="0">
<draw:image xlink:href="../Images/AРМІЯINFORM/2023-05-14T93-00-00-04-00/reznikovvv.jpeg" xlink:type="simple" xlink:show="embed" xlink:actuate="onLoad" draw:mime-type="image/jpeg"/>
</draw:frame>
</text:p>
      <text:p text:style-name="P4">
Міністр оборони України Олексій Резніков відреагував на величезний вкладНімеччини в безпеку та оборону України й висловив вдячність німецькомуміністру оборони Борису Пісторіусу за підтримку.</text:p>
      <text:p text:style-name="P4">
Про це він<text:a xlink:type="simple" xlink:href="https://twitter.com/oleksiireznikov/status/1657754589989416960" text:style-name="Internet_20_link" text:visited-style-name="Visited_20_Internet_20_Link">
написав</text:a>
In Twitter.</text:p>
      <ul>
        <li>
Germany stands near Ukraine, and brave Ukrainian warriors are fighting fun and stability not only in our country but throughout Europe. I thank the moorous colleague of Boris Pistorius and the German people for a powerful package in the field of security, - Alexei Reznikov wrote.</li>
      </ul>
      <text:p text:style-name="P4">
This package of assistance will include equipment and weapons for a record amount of 2.7 million euros.</text:p>
      <text:p text:style-name="P4">
News Source: <text:a xlink:type="simple" xlink:href="https://armyinform.com.ua/2023/05/14/oleksij-reznikov-podyakuvav-nimechchyni-za-potuzhnyj-paket-dopomogy-u-sferi-bezpeky/" text:style-name="Internet_20_link" text:visited-style-name="Visited_20_Internet_20_Link">
https://armyinform.com.ua/2023/05/14/oleksij-reznikov-podyakuvav-nimechchyni-za-potuzhnyj-paket-dopomogy-u-sferi-bezpeky/</text:a>
</text:p>
      <!--NEWS-->
      <text:h text:style-name="P10" text:outline-level="1">
<text:span text:style-name="T4">
The enemy does not have a "projectile famine" in the Bakhmut direction, instead there is a significant problem with living force - Sergey Cherevaty</text:span>
</text:h>
      <text:p text:style-name="P4">
Author: ['Андрій Агєєв']</text:p>
      <text:p text:style-name="P4">
Time: 2023-05-14T94:00:00-04:00</text:p>
      <text:p text:style-name="P4">
Description: Misto Bakhmut is flooded by the Epipertrenter Boyovikh, one і і іzu prіnitnikh tsilles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herevatyj-1-1.jpg" text:style-name="Internet_20_link" text:visited-style-name="Visited_20_Internet_20_Link">
cherevatyj-1-1.jpg</text:a>
']</text:p>
      <text:p text:style-name="P4">
Tags: ['STOPRUSSIA', 'БАХМУТ', 'ВТОРГНЕННЯ РФ', 'СЕРГІЙ ЧЕРЕВАТИЙ']</text:p>
      <text:p text:style-name="P4">
Category: News</text:p>
      <!--METADATA-->
      <text:p text:style-name="P4">
<draw:frame draw:style-name="fr1" draw:name="Image32" text:anchor-type="as-char" svg:width="6.9236in" svg:height="4.615733in" draw:z-index="0">
<draw:image xlink:href="../Images/AРМІЯINFORM/2023-05-14T94-00-00-04-00/cherevatyj-1-1.jpg" xlink:type="simple" xlink:show="embed" xlink:actuate="onLoad" draw:mime-type="image/jpeg"/>
</draw:frame>
The city of Bakhmut remains the epicenter of hostilities and one of the priority targets in the eastern direction of the Russian-Ukrainian war.</text:p>
      <text:p text:style-name="P4">
Colonel Sergiyeriev, specifically for [armyinform], spokesman for the Eastern Group of the Armed Forces of Ukraine.(https://armyinform.com.ua/)He reported that during this day, the invaders fired at the defense forces of the Front more than 300 times more than 300 times. There were 30 combat clashes, 11 aviation strikes, 181 the occupiers were destroyed, 194 were injured, four of our defenders took over.</text:p>
      <ul>
        <li>
In different sections, our units have advanced to the departed enemy positions at a distance of 150 to 600 meters. Despite this, the enemy does not leave the sprout to capture the city of Bakhmut itself, which leads to significant losses in living and technology. Our courageous warriors destroyed the T-80 tank, infantry fighting car, BM-21 Grad Reactive Fire, two drones and 8 hostile fields with ammunition,-said Sergey Cherevaty.</li>
      </ul>
      <text:p text:style-name="P4">
In addition, he stated that the occupiers had no so -called hunger. Every day tens of thousands of hostile ammunition fly towards our positions, arrive at civilian infrastructure of peaceful settlements.</text:p>
      <ul>
        <li>
Personnel hunger is what they feel and will continue to feel more. The enemy continues his tactics for the use of the living power of as the chief ram mechanism in achieving at least some success. According to the advisor to the Strategic Communications Council of the National Security Council of White Domgeger Kirby, Russia has already lost its 100,000 servicemen and mercenaries for all these months of Bakhmut's struggle for Bakhmut. Of these, 20 thousand were killed, and the rest were wounded, captives and those who disappeared, - said Sergei Cherevaty.</li>
      </ul>
      <text:p text:style-name="P4">
News Source: <text:a xlink:type="simple" xlink:href="https://armyinform.com.ua/2023/05/14/vorog-ne-maye-snaryadnogo-golodu-na-bahmutskomu-napryamku-natomist-ye-suttyeva-problema-z-zhyvoyu-syloyu-sergij-cherevatyj/" text:style-name="Internet_20_link" text:visited-style-name="Visited_20_Internet_20_Link">
https://armyinform.com.ua/2023/05/14/vorog-ne-maye-snaryadnogo-golodu-na-bahmutskomu-napryamku-natomist-ye-suttyeva-problema-z-zhyvoyu-syloyu-sergij-cherevatyj/</text:a>
</text:p>
      <!--NEWS-->
      <text:h text:style-name="P10" text:outline-level="1">
<text:span text:style-name="T4">
At Lyman direction Russian army shelled Makiyivka of Luhansk region, Bilohorivka, Verkhnokamy...</text:span>
</text:h>
      <text:p text:style-name="P4">
Authors: liveuamap (Language: en)</text:p>
      <text:p text:style-name="P4">
Time: 2023-05-15T-11:15:00</text:p>
      <text:p text:style-name="P4">
Location: Bakhmut (Latitude:48.81195 Longtitude:38.23946)</text:p>
      <text:p text:style-name="P4">
Videos: []</text:p>
      <text:p text:style-name="P4">
Images: []</text:p>
      <text:p text:style-name="P4">
Tags: ["Russia"]</text:p>
      <text:p text:style-name="P4">
Id: 22563023</text:p>
      <!--METADATA-->
      <text:p text:style-name="P4">
At Lyman direction Russian army shelled Makiyivka of Luhansk region,Bilohorivka, Verkhnokamyanske Spirne and Berestove of Donetsk region. Russianaviation conducted airstrikes at Yampil, Dibrova, Bilohorivka,Verkhnokamyanske, Spirne, - General Staff of Armed Forces of Ukraine says inthe morning report</text:p>
      <text:p text:style-name="P4">
News Collection Link: <text:a xlink:type="simple" xlink:href="https://liveuamap.com/en/2023/15-may-at-lyman-direction-russian-army-shelled-makiyivka" text:style-name="Internet_20_link" text:visited-style-name="Visited_20_Internet_20_Link">
https://liveuamap.com/en/2023/15-may-at-lyman-direction-russian-army-shelled-makiyivka</text:a>
</text:p>
      <text:p text:style-name="P4">
News Source: <text:a xlink:type="simple" xlink:href="https://t.me/lumsrc/4790" text:style-name="Internet_20_link" text:visited-style-name="Visited_20_Internet_20_Link">
https://t.me/lumsrc/4790</text:a>
</text:p>
      <!--NEWS-->
      <text:h text:style-name="P10" text:outline-level="1">
<text:span text:style-name="T4">
JSC Bakhmut Directio Rusian Army Shelled Grigorivka, Bogdanivka, Bakhmut, Ivanivske, times ...</text:span>
</text:h>
      <text:p text:style-name="P4">
Authors: liveuamap (Language: en)</text:p>
      <text:p text:style-name="P4">
Time: 2023-05-15T-13:15:00</text:p>
      <text:p text:style-name="P4">
Location: Bakhmut (Latitude:48.57093 Longtitude:37.92635)</text:p>
      <text:p text:style-name="P4">
Videos: []</text:p>
      <text:p text:style-name="P4">
Images: []</text:p>
      <text:p text:style-name="P4">
Tags: ["Russia"]</text:p>
      <text:p text:style-name="P4">
Id: 22563022</text:p>
      <!--METADATA-->
      <text:p text:style-name="P4">
At Bakhmut Direction Russia Army Shelled Hryhorivka, Bohdanivka, Bakhmut, Ivanivske, Chasiv Yar, Chervone, Kostyantynivka, Druzhba, Druzhba, Druzhba, Druzhba, Druzhba, Druzhba, Druzhba, Druzhba, Druzh. Russian Aviation Conducted Aircrakes at Ivanivskeand Stupochky, - General Staff of Armed Forces of Ukraine Says in the Morningreport</text:p>
      <text:p text:style-name="P4">
News Collection Link:(https://liveuamap.com/en/2023/15-may-at-bakhmut-direction-russian-army-shelled-hryhorivka)</text:p>
      <text:p text:style-name="P4">
News Source: <text:a xlink:type="simple" xlink:href="https://t.me/lumsrc/4791" text:style-name="Internet_20_link" text:visited-style-name="Visited_20_Internet_20_Link">
https://t.me/lumsrc/4791</text:a>
</text:p>
      <!--NEWS-->
      <text:h text:style-name="P10" text:outline-level="1">
<text:span text:style-name="T4">
JSC Avdiivka Directio Rusian of the Army Shelled Steppe, Lastochkine, Avdiivka, Tonyne, Netilo ...</text:span>
</text:h>
      <text:p text:style-name="P4">
Authors: liveuamap (Language: en)</text:p>
      <text:p text:style-name="P4">
Time: 2023-05-15T-15:15:00</text:p>
      <text:p text:style-name="P4">
Location: Donetsk Oblast (Latitude:48.13367 Longtitude:37.74027)</text:p>
      <text:p text:style-name="P4">
Videos: []</text:p>
      <text:p text:style-name="P4">
Images: []</text:p>
      <text:p text:style-name="P4">
Tags: ["Russia"]</text:p>
      <text:p text:style-name="P4">
Id: 22563021</text:p>
      <!--METADATA-->
      <text:p text:style-name="P4">
At Avdiyivka direction Russian army shelled Stepove, Lastochkyne, Avdiyivka,Tonenke, Netaylove, Pervomayske and Karlivka of Donetsk region. Russianaviation conducted airstrikes at Novokalynove and Avdiyivka, - General Staffof Armed Forces of Ukraine says in the morning report</text:p>
      <text:p text:style-name="P4">
News Collection Link: <text:a xlink:type="simple" xlink:href="https://liveuamap.com/en/2023/15-may-at-avdiyivka-direction-russian-army-shelled-stepove" text:style-name="Internet_20_link" text:visited-style-name="Visited_20_Internet_20_Link">
https://liveuamap.com/en/2023/15-may-at-avdiyivka-direction-russian-army-shelled-stepove</text:a>
</text:p>
      <text:p text:style-name="P4">
News Source: <text:a xlink:type="simple" xlink:href="https://t.me/lumsrc/4792" text:style-name="Internet_20_link" text:visited-style-name="Visited_20_Internet_20_Link">
https://t.me/lumsrc/4792</text:a>
</text:p>
      <!--NEWS-->
      <text:h text:style-name="P10" text:outline-level="1">
<text:span text:style-name="T4">
In Kharkiv put a bioprosthetic terrier that came under fire</text:span>
</text:h>
      <text:p text:style-name="P4">
Authors: Ukrinform (Person)</text:p>
      <text:p text:style-name="P4">
Publisher: Укринформ (Organization)</text:p>
      <text:p text:style-name="P4">
Published Time: 2023-05-15T-164:51:00+03:00</text:p>
      <text:p text:style-name="P4">
Modified Time: 2023-05-15T14:51:00+03:00</text:p>
      <text:p text:style-name="P4">
Description: In Kharkiv, biointegrated limb prosthetics were carried out in dogs weighing 56 kg. The black terrier got rid of his paws during shelling. - Ukrinform.</text:p>
      <text:p text:style-name="P4">
Images: ["<text:a xlink:type="simple" xlink:href="https://static.ukrinform.com/photos/2023_05/thumb_files/630_360_1684151803-349.jpg" text:style-name="Internet_20_link" text:visited-style-name="Visited_20_Internet_20_Link">
630_360_16841...</text:a>
"]</text:p>
      <text:p text:style-name="P4">
Tags: ['Обстріл', 'Тварини', 'Протезування', 'Імплант', 'Ветеринар']</text:p>
      <text:p text:style-name="P4">
Type: Article</text:p>
      <!--METADATA-->
      <text:p text:style-name="P4">
<draw:frame draw:style-name="fr1" draw:name="Image33" text:anchor-type="as-char" svg:width="6.9236in" svg:height="3.956343in" draw:z-index="0">
<draw:image xlink:href="../Images/yкринформ/2023-05-15T-164-51-00-03-00/630_360_1684151803-349.jpg" xlink:type="simple" xlink:show="embed" xlink:actuate="onLoad" draw:mime-type="image/jpeg"/>
</draw:frame>
The Ukrkiv conducted a biointegrated limb prosthetics in dogs weighing 56 kg. The black terrier got rid of his paws during shelling.</text:p>
      <text:p text:style-name="P4">
About it in <text:a xlink:type="simple" xlink:href="https://www.instagram.com/p/CsMS3tBKmjL/" text:style-name="Internet_20_link" text:visited-style-name="Visited_20_Internet_20_Link">
</text:a>
Written by Vitaly Cluban, Ukrinform reports.</text:p>
      <text:p text:style-name="P4">
The operation was performed on the basis of the Saltov Veterinary Clinic, the Filiarkharkiv Veterinary Hospital.</text:p>
      <text:p text:style-name="Quotations">

<text:p text:style-name="P4">
<text:a xlink:type="simple" xlink:href="https://www.instagram.com/p/CsMS3tBKmjL/" text:style-name="Internet_20_link" text:visited-style-name="Visited_20_Internet_20_Link">
&gt;
</text:a>
&gt;
 <text:a xlink:type="simple" xlink:href="https://www.instagram.com/p/CsMS3tBKmjL/" text:style-name="Internet_20_link" text:visited-style-name="Visited_20_Internet_20_Link">
&gt;
 </text:a>
&gt;
&gt;
 <text:a xlink:type="simple" xlink:href="https://www.instagram.com/p/CsMS3tBKmjL/" text:style-name="Internet_20_link" text:visited-style-name="Visited_20_Internet_20_Link">
&gt;
 </text:a>
The doctor noted that the traumatic amputation of the limb of the dog was obtained as a result of prohibited cassette shells in <text:a xlink:type="simple" xlink:href="https://www.ukrinform.ua/tag-harkivsina" text:style-name="Internet_20_link" text:visited-style-name="Visited_20_Internet_20_Link">
</text:a>
.</text:p>

</text:p>
      <text:p text:style-name="P4">
The implant was printed on 3D-Metal Tech.</text:p>
      <text:p text:style-name="P4">
<text:span text:style-name="T4">
 Read also: </text:span>
 <text:a xlink:type="simple" xlink:href="https://www.ukrinform.ua/rubric-society/3707902-100-tisac-na-poratunok-izakiv-zoozahisniki-vidkrili-grant-u-pamat-pro-francuzkogo-zurnalista.html" text:style-name="Internet_20_link" text:visited-style-name="Visited_20_Internet_20_Link">
</text:a>
Vitaliy Kluban is the chief physician of the veterinary clinics of Kharkiv Veterinary Hospital, Orthopedic Surgeon.</text:p>
      <text:p text:style-name="P4">
News Source: <text:a xlink:type="simple" xlink:href="https://www.ukrinform.ua/rubric-regions/3709478-u-harkovi-postavili-bioprotez-tereru-akij-potrapiv-pid-obstril.html" text:style-name="Internet_20_link" text:visited-style-name="Visited_20_Internet_20_Link">
https://www.ukrinform.ua/rubric-regions/3709478-u-harkovi-postavili-bioprotez-tereru-akij-potrapiv-pid-obstril.html</text:a>
</text:p>
      <!--NEWS-->
      <text:h text:style-name="P10" text:outline-level="1">
<text:span text:style-name="T4">
JSC Marinka Directio Rusian of the Army Shelled Krasnogorivka, St. George, Victory Anda Novomikhai ...</text:span>
</text:h>
      <text:p text:style-name="P4">
Authors: liveuamap (Language: en)</text:p>
      <text:p text:style-name="P4">
Time: 2023-05-15T-17:15:00</text:p>
      <text:p text:style-name="P4">
Location: Donetsk (Latitude:47.85153 Longtitude:37.49359)</text:p>
      <text:p text:style-name="P4">
Videos: []</text:p>
      <text:p text:style-name="P4">
Images: []</text:p>
      <text:p text:style-name="P4">
Tags: ["Russia"]</text:p>
      <text:p text:style-name="P4">
Id: 22563020</text:p>
      <!--METADATA-->
      <text:p text:style-name="P4">
At Maryinka direction Russian army shelled Krasnohorivka, Heorhiyivka, Pobyedaand Novomykhaylivka of Donetsk region, - General Staff of Armed Forces ofUkraine says in the morning report</text:p>
      <text:p text:style-name="P4">
News Collection Link: <text:a xlink:type="simple" xlink:href="https://liveuamap.com/en/2023/15-may-at-maryinka-direction-russian-army-shelled-krasnohorivka" text:style-name="Internet_20_link" text:visited-style-name="Visited_20_Internet_20_Link">
https://liveuamap.com/en/2023/15-may-at-maryinka-direction-russian-army-shelled-krasnohorivka</text:a>
</text:p>
      <text:p text:style-name="P4">
News Source: <text:a xlink:type="simple" xlink:href="https://t.me/lumsrc/4793" text:style-name="Internet_20_link" text:visited-style-name="Visited_20_Internet_20_Link">
https://t.me/lumsrc/4793</text:a>
</text:p>
      <!--NEWS-->
      <text:h text:style-name="P10" text:outline-level="1">
<text:span text:style-name="T4">
APL: Liverpool on a guest defeated Lester</text:span>
</text:h>
      <text:p text:style-name="P4">
Authors: Ukrinform (Person)</text:p>
      <text:p text:style-name="P4">
Publisher: Укринформ (Organization)</text:p>
      <text:p text:style-name="P4">
Published Time: 2023-05-15T-17:59:00+03:00</text:p>
      <text:p text:style-name="P4">
Modified Time: 2023-05-15T23:59:00+03:00</text:p>
      <text:p text:style-name="P4">
Description: In English Premier League (APL), regular football championship matches are ongoing. - Ukrinform.</text:p>
      <text:p text:style-name="P4">
Images: ["<text:a xlink:type="simple" xlink:href="https://static.ukrinform.com/photos/2023_05/thumb_files/630_360_1684184421-517.jpg" text:style-name="Internet_20_link" text:visited-style-name="Visited_20_Internet_20_Link">
630_360_16841...</text:a>
"]</text:p>
      <text:p text:style-name="P4">
Tags: ['Футбол', 'Ліверпуль', 'АПЛ']</text:p>
      <text:p text:style-name="P4">
Type: Article</text:p>
      <!--METADATA-->
      <text:p text:style-name="P4">
<draw:frame draw:style-name="fr1" draw:name="Image34" text:anchor-type="as-char" svg:width="6.9236in" svg:height="3.956343in" draw:z-index="0">
<draw:image xlink:href="../Images/yкринформ/2023-05-15T-17-59-00-03-00/630_360_1684184421-517.jpg" xlink:type="simple" xlink:show="embed" xlink:actuate="onLoad" draw:mime-type="image/jpeg"/>
</draw:frame>
Wanglius Premier League(Premier League)The next football championship matches are ongoing.</text:p>
      <text:p text:style-name="P4">
Liverpool in the 36th round visiting King Power Stedium with a score of 3: 0 struck the local Lester, Ukrinform reports.</text:p>
      <text:p text:style-name="P4">
Victory "Red" brought a quick double of Curtis Jones(33, 36-a minutes)that goal of Trent Aleksander-Arnold(71).</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ПЛ</text:span>
 </text:a>
Manchester City leads - 85 points. The second in the APL standings is Arsenal(81), далі - «Ньюкасл» та «Манчестер Юнайтед» (66), Liverpool(65)- Fifth.</text:p>
      <text:p text:style-name="P4">
Lester(30 points)- At the penultimate, 19th.</text:p>
      <text:p text:style-name="P4">
Photo: AFP.</text:p>
      <text:p text:style-name="P4">
News Source: <text:a xlink:type="simple" xlink:href="https://www.ukrinform.ua/rubric-sports/3709690-apl-liverpul-u-gostah-rozgromiv-lester.html" text:style-name="Internet_20_link" text:visited-style-name="Visited_20_Internet_20_Link">
https://www.ukrinform.ua/rubric-sports/3709690-apl-liverpul-u-gostah-rozgromiv-lester.html</text:a>
</text:p>
      <!--NEWS-->
      <text:h text:style-name="P10" text:outline-level="1">
<text:span text:style-name="T4">
JSC Shakhtarskoe Directio Rusian of the Army Shelled Kalledar, Novoukrainka And And Western Andes - Gen ...</text:span>
</text:h>
      <text:p text:style-name="P4">
Authors: liveuamap (Language: en)</text:p>
      <text:p text:style-name="P4">
Time: 2023-05-15T-19:15:00</text:p>
      <text:p text:style-name="P4">
Location: Zaporizhzhia (Latitude:47.77614 Longtitude:37.08504)</text:p>
      <text:p text:style-name="P4">
Videos: []</text:p>
      <text:p text:style-name="P4">
Images: []</text:p>
      <text:p text:style-name="P4">
Tags: ["Russia"]</text:p>
      <text:p text:style-name="P4">
Id: 22563019</text:p>
      <!--METADATA-->
      <text:p text:style-name="P4">
At Shakhtarske direction Russian army shelled Vuhledar, Novoukrayinka andPrechystivka, - General Staff of Armed Forces of Ukraine says in the morningreport</text:p>
      <text:p text:style-name="P4">
News Collection Link: <text:a xlink:type="simple" xlink:href="https://liveuamap.com/en/2023/15-may-at-shakhtarske-direction-russian-army-shelled-vuhledar" text:style-name="Internet_20_link" text:visited-style-name="Visited_20_Internet_20_Link">
https://liveuamap.com/en/2023/15-may-at-shakhtarske-direction-russian-army-shelled-vuhledar</text:a>
</text:p>
      <text:p text:style-name="P4">
News Source: <text:a xlink:type="simple" xlink:href="https://t.me/lumsrc/4794" text:style-name="Internet_20_link" text:visited-style-name="Visited_20_Internet_20_Link">
https://t.me/lumsrc/4794</text:a>
</text:p>
      <!--NEWS-->
      <text:h text:style-name="P10" text:outline-level="1">
<text:span text:style-name="T4">
Solidarity in the support of Ukraine is united by the EU and contributes to its expansion - Borrel</text:span>
</text:h>
      <text:p text:style-name="P4">
Authors: Ukrinform (Person)</text:p>
      <text:p text:style-name="P4">
Publisher: Укринформ (Organization)</text:p>
      <text:p text:style-name="P4">
Published Time: 2023-05-15T-19:59:00+03:00</text:p>
      <text:p text:style-name="P4">
Modified Time: 2023-05-15T23:59:00+03:00</text:p>
      <text:p text:style-name="P4">
Description: The EU retains solidarity with Ukraine, and this in turn consolidates and strengthens the unity of the EU itself and provides new opportunities for candidate countries for entry.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інтеграція', 'Євросоюз', 'Боррель', 'Війна з росією']</text:p>
      <text:p text:style-name="P4">
Type: Article</text:p>
      <!--METADATA-->
      <text:p text:style-name="P4">
<draw:frame draw:style-name="fr1" draw:name="Image35" text:anchor-type="as-char" svg:width="6.9236in" svg:height="3.956343in" draw:z-index="0">
<draw:image xlink:href="../Images/yкринформ/2023-05-15T-19-59-00-03-00/630_360_1667561515-584.jpg" xlink:type="simple" xlink:show="embed" xlink:actuate="onLoad" draw:mime-type="image/jpeg"/>
</draw:frame>
The European Union sets solidarity with Ukraine, and this in turn consolidates and strengthens the unity of the EU itself and provides new opportunities for candidate countries for entry.</text:p>
      <text:p text:style-name="P4">
This was announced during the discussion under the Analytical Center of European Politics by the high representative of the EU Josep Borrel. transmits Ukrinform with reference <text:a xlink:type="simple" xlink:href="http://audiovisual.ec.europa.eu/en/video/I-241057" text:style-name="Internet_20_link" text:visited-style-name="Visited_20_Internet_20_Link">
</text:a>
.</text:p>
      <text:p text:style-name="P4">
This is exactly how he answered the question of Ukrinform correspondent if he would be able to take advantage of the time that Ukrainian defenders win on the battlefield, to be trained in future security challenges and to overcome fragmentation *EU defense.</text:p>
      <text:p text:style-name="P4">
“I hope - yes. Yes, we will be able to take this opportunity to scratch and consolidate our capabilities and become bigger. I have to say that the unity we have demonstrated is outstanding, despite all delays and discussions. Almost a year and a half after the beginning, this unity persists, although European society has passed through labor. You remember winter and electricity and food prices. In love with it,(European)Governments continued to support Ukraine and remain united, ”said the high representative of the EU.</text:p>
      <text:p text:style-name="P4">
He noted that he would like to complete the discussion on the optimistic note, including the integration of the Western Balkan countries, which have long been progress, and for which the situation in Ukraine can play a role -causing room in the process of entry into the European Community.</text:p>
      <text:p text:style-name="P4">
<text:span text:style-name="T4">
 Read also: </text:span>
 <text:a xlink:type="simple" xlink:href="https://www.ukrinform.ua/rubric-ato/3708513-borrel-vvazae-formulu-zelenskogo-edinim-slahom-do-spravedlivogo-ta-stijkogo-miru.html" text:style-name="Internet_20_link" text:visited-style-name="Visited_20_Internet_20_Link">
<text:span text:style-name="T4">
 Borrel </text:span>
</text:a>
“I understand the disappointment that the peoples of the Western Balkans feel. But all the processes were long. In Spain, we were told: as soon as the military dictatorship is over, you will become EU members. Franco died in the 75th year. The EU members in the 86th, 11 years. Despite the fact that we were market economy and had many economic ties, ”said <text:a xlink:type="simple" xlink:href="https://www.ukrinform.ua/tag-zozep-borrel" text:style-name="Internet_20_link" text:visited-style-name="Visited_20_Internet_20_Link">
</text:a>
Answering Macedonia's representative's questions about this country's chances of EU membership after almost 20 years of waiting.He acknowledged that the process of joining new countries is a challenge for the EU officials, who also have to do their homework, and the EU -expanded EU could work. After all, when six or even more states join the EU, it will make it a new reality to adapt all procedures to the Towy decision -making system.</text:p>
      <text:p text:style-name="P4">
<text:span text:style-name="T4">
 Read also: </text:span>
 <text:a xlink:type="simple" xlink:href="https://www.ukrinform.ua/rubric-polytics/3708248-evrosouz-gotue-bagatoricnij-plan-z-pidtrimki-ukraini-borrel.html" text:style-name="Internet_20_link" text:visited-style-name="Visited_20_Internet_20_Link">
<text:span text:style-name="T4">
 Borrel </text:span>
</text:a>
As it was reported, in June 2022 the European Council granted Ukraine the status of a candidate for entry into the EU. The European Commission has developed a plan of action from sevenkroks that need to be successfully promoted to EU membership in Ukraine.</text:p>
      <text:p text:style-name="P4">
The European Commission is expected to publish a preliminary assessment of the efforts of Ukraine in June and will include the final conclusions about the progress made in the EU Extension, which will be formed by October.</text:p>
      <text:p text:style-name="P4">
Ukraine expects that the EU will be able to decide on the beginning of interstate references on Ukraine's membership in the EU before the end of this year.</text:p>
      <text:p text:style-name="P4">
News Source: <text:a xlink:type="simple" xlink:href="https://www.ukrinform.ua/rubric-polytics/3709691-solidarnist-u-pidtrimci-ukraini-gurtue-es-ta-spriae-jogo-rozsirennu-borrel.html" text:style-name="Internet_20_link" text:visited-style-name="Visited_20_Internet_20_Link">
https://www.ukrinform.ua/rubric-polytics/3709691-solidarnist-u-pidtrimci-ukraini-gurtue-es-ta-spriae-jogo-rozsirennu-borrel.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15T-21:15:00</text:p>
      <text:p text:style-name="P4">
Location: Kherson (Latitude:46.64036 Longtitude:32.62648)</text:p>
      <text:p text:style-name="P4">
Videos: []</text:p>
      <text:p text:style-name="P4">
Images: []</text:p>
      <text:p text:style-name="P4">
Tags: ["Russia"]</text:p>
      <text:p text:style-name="P4">
Id: 22563017</text:p>
      <!--METADATA-->
      <text:p text:style-name="P4">
At Zaporizhzhia and Kherson directions Russian army shelled Vremivka, Novopilof Donetsk region; Huliaipole, Zaliznychne, Bilohirya, Mala Tokmachka andKamyanske of Zaporizhzhia region; Nikopol of Dnipropetrovsk region; ZolotaBalka, Vesele, Lvove, Antonivka, Dniprovske, Kizomys of Kherson region andKherson city. Russian aviation conducted airstrikes at Kizomys and Stanislavof Kherson region, - General Staff of Armed Forces of Ukraine says in themorning report</text:p>
      <text:p text:style-name="P4">
News Collection Link: <text:a xlink:type="simple" xlink:href="https://liveuamap.com/en/2023/15-may-at-zaporizhzhia-and-kherson-directions-russian-army" text:style-name="Internet_20_link" text:visited-style-name="Visited_20_Internet_20_Link">
https://liveuamap.com/en/2023/15-may-at-zaporizhzhia-and-kherson-directions-russian-army</text:a>
</text:p>
      <text:p text:style-name="P4">
News Source: <text:a xlink:type="simple" xlink:href="https://t.me/lumsrc/4795" text:style-name="Internet_20_link" text:visited-style-name="Visited_20_Internet_20_Link">
https://t.me/lumsrc/4795</text:a>
</text:p>
      <!--NEWS-->
      <text:h text:style-name="P10" text:outline-level="1">
<text:span text:style-name="T4">
The State Department commented on a number of countries to teach Ukrainian pilots</text:span>
</text:h>
      <text:p text:style-name="P4">
Authors: Ukrinform (Person)</text:p>
      <text:p text:style-name="P4">
Publisher: Укринформ (Organization)</text:p>
      <text:p text:style-name="P4">
Published Time: 2023-05-15T-21:37:00+03:00</text:p>
      <text:p text:style-name="P4">
Modified Time: 2023-05-15T23:37:00+03:00</text:p>
      <text:p text:style-name="P4">
Description: The US State Department considers it important to train the Ukrainian military abroad, including the intention of individual countries to ensure the preparation of the Armed Forces pilots on Western aircraft.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Авіація', 'Літак', 'США', 'Держдеп', 'Війна з росією']</text:p>
      <text:p text:style-name="P4">
Type: Article</text:p>
      <!--METADATA-->
      <text:p text:style-name="P4">
<draw:frame draw:style-name="fr1" draw:name="Image36" text:anchor-type="as-char" svg:width="6.9236in" svg:height="3.956343in" draw:z-index="0">
<draw:image xlink:href="../Images/yкринформ/2023-05-15T-21-37-00-03-00/630_360_1666031974-150.jpg" xlink:type="simple" xlink:show="embed" xlink:actuate="onLoad" draw:mime-type="image/jpeg"/>
</draw:frame>
The US State Department considers it important to train the Ukrainian military abroad, including the intention of individual countries to ensure the preparation of pilots of the Armed Forces in Western Liters.</text:p>
      <text:p text:style-name="P4">
The relevant statement was made by the deputy spokesman of the foreign policy agency Vedant Patel, reports his own correspondent of Ukrinform.</text:p>
      <text:p text:style-name="P4">
"It is an important process due to the fact that the Alliance, a number of countries, provides important assistance to our Ukrainian partners," - so the representative of the public political department commented on the question about the announcement of the Prime Minister of the UK, Risha Sunak Program of preparation of Ukrainian pilots.</text:p>
      <text:p text:style-name="P4">
Patel stressed that <text:a xlink:type="simple" xlink:href="https://www.ukrinform.ua/tag-ssa" text:style-name="Internet_20_link" text:visited-style-name="Visited_20_Internet_20_Link">
</text:a>
And other countries are "the only one in the collective purpose to do everything possible for Ukraine to have the capacity of self -defense, protection of its territorial integrity and sovereignty." In this connection, he said, certain countries are activating their efforts, sharing systems and conducting training.</text:p>
      <text:p text:style-name="P4">
<text:span text:style-name="T4">
 Read also: </text:span>
 <text:a xlink:type="simple" xlink:href="https://www.ukrinform.ua/rubric-ato/3709443-prezident-anonsuvav-vazlivi-risenna-u-pitanni-aviacijnoi-koalicii-dla-ukraini.html" text:style-name="Internet_20_link" text:visited-style-name="Visited_20_Internet_20_Link">
</text:a>
"We are looking forward to deepening our partnerships to do and also play our role," the Patel said.</text:p>
      <text:p text:style-name="P4">
As reported by Ukrinform, France and several other countries in Europe have expressed readiness in the near future to start training in Ukrainian military pilots.</text:p>
      <text:p text:style-name="P4">
News Source: <text:a xlink:type="simple" xlink:href="https://www.ukrinform.ua/rubric-ato/3709689-derzdep-prokomentuvav-gotovnist-nizki-krain-navcati-ukrainskih-pilotiv.html" text:style-name="Internet_20_link" text:visited-style-name="Visited_20_Internet_20_Link">
https://www.ukrinform.ua/rubric-ato/3709689-derzdep-prokomentuvav-gotovnist-nizki-krain-navcati-ukrainskih-pilotiv.html</text:a>
</text:p>
      <!--NEWS-->
      <text:h text:style-name="P10" text:outline-level="1">
<text:span text:style-name="T4">
Hockey World Championship: Victory Sweden, Canada, Latvia and USA</text:span>
</text:h>
      <text:p text:style-name="P4">
Authors: Ukrinform (Person)</text:p>
      <text:p text:style-name="P4">
Publisher: Укринформ (Organization)</text:p>
      <text:p text:style-name="P4">
Published Time: 2023-05-15T-23:26:01+03:00</text:p>
      <text:p text:style-name="P4">
Modified Time: 2023-05-15T23:26:01+03:00</text:p>
      <text:p text:style-name="P4">
Description: At the Hockey World Championship in Tampere (Finland) and Riga (Latvia) another game day took place. - Ukrinform.</text:p>
      <text:p text:style-name="P4">
Images: ["<text:a xlink:type="simple" xlink:href="https://static.ukrinform.com/photos/2023_05/thumb_files/630_360_1684182293-517.jpg" text:style-name="Internet_20_link" text:visited-style-name="Visited_20_Internet_20_Link">
630_360_16841...</text:a>
"]</text:p>
      <text:p text:style-name="P4">
Tags: ['Чемпіонат світу', 'хокей']</text:p>
      <text:p text:style-name="P4">
Type: Article</text:p>
      <!--METADATA-->
      <text:p text:style-name="P4">
<draw:frame draw:style-name="fr1" draw:name="Image37" text:anchor-type="as-char" svg:width="6.9236in" svg:height="3.956343in" draw:z-index="0">
<draw:image xlink:href="../Images/yкринформ/2023-05-15T-23-26-01-03-00/630_360_1684182293-517.jpg" xlink:type="simple" xlink:show="embed" xlink:actuate="onLoad" draw:mime-type="image/jpeg"/>
</draw:frame>
Hockey worldwide in Tampere(Фінляндія)and Riga(Latvia)There was a daily game day.</text:p>
      <text:p text:style-name="P4">
Victory Bulites continued the Swedish national team - over the Finland team- 2: 1(0:0, 1:0, 0:1, 0:0, 3:2)and Canada - over Slovakia - 2: 1(1:1, 0:0,0:0, 0:0, 3:2), reports Ukrinform.</text:p>
      <text:p text:style-name="P4">
Latvia in Overtime torn success in playing with the Czech Republic - 4: 3(0:1, 2:1, 1:1, 1:0), US Ahokeysters won a volitional victory over Germany - 3: 2(0:0, 1:2, 2: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The World Hockey Championship will last until May 28.</text:p>
      <text:p text:style-name="P4">
Photo: AFP.</text:p>
      <text:p text:style-name="P4">
News Source: <text:a xlink:type="simple" xlink:href="https://www.ukrinform.ua/rubric-sports/3709687-cempionat-svitu-z-hokeu-peremogi-svecii-kanadi-latvii-ta-ssa.html" text:style-name="Internet_20_link" text:visited-style-name="Visited_20_Internet_20_Link">
https://www.ukrinform.ua/rubric-sports/3709687-cempionat-svitu-z-hokeu-peremogi-svecii-kanadi-latvii-ta-ssa.html</text:a>
</text:p>
      <!--NEWS-->
      <text:h text:style-name="P10" text:outline-level="1">
<text:span text:style-name="T4">
In Khmelnytskyi, radiation background after Russian shelling within the norm - Ova</text:span>
</text:h>
      <text:p text:style-name="P4">
Authors: Ukrinform (Person)</text:p>
      <text:p text:style-name="P4">
Publisher: Укринформ (Organization)</text:p>
      <text:p text:style-name="P4">
Published Time: 2023-05-15T-25:19:00+03:00</text:p>
      <text:p text:style-name="P4">
Modified Time: 2023-05-15T23:19:00+03:00</text:p>
      <text:p text:style-name="P4">
Description: In the Khmelnytsky region, the radiation background and the content of harmful substances in the atmospheric air, water and soil after the strike of Russian troops on the night of May 13 are within the permissible value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38" text:anchor-type="as-char" svg:width="6.9236in" svg:height="3.948443in" draw:z-index="0">
<draw:image xlink:href="../Images/yкринформ/2023-05-15T-25-19-00-03-00/630_360_1538997483-946.jpg" xlink:type="simple" xlink:show="embed" xlink:actuate="onLoad" draw:mime-type="image/jpeg"/>
</draw:frame>
Uhmelnitsky region Radiation background and the content of harmful substances in the atmospheric air, water and soil after the impact of Russian troops on the night of May 13 are overcome within the permissible values.</text:p>
      <text:p text:style-name="P4">
According to Ukrinform, the Khmelnytsky Regional Military Administration reported in <text:a xlink:type="simple" xlink:href="https://t.me/khmelnytskaODA/1651" text:style-name="Internet_20_link" text:visited-style-name="Visited_20_Internet_20_Link">
</text:a>
According to the results of laboratory tests.</text:p>
      <text:p text:style-name="P4">
The relevant analyzes were carried out by experts of the Khmelnytsky Regional Central Control and Prevention of Diseases of the Ministry of Health of Ukraine post -turn terrorist attack.</text:p>
      <text:p text:style-name="P4">
<text:span text:style-name="T4">
 Read also: </text:span>
 <text:a xlink:type="simple" xlink:href="https://www.ukrinform.ua/rubric-regions/3709208-potagi-cerez-vinnicu-hmelnickij-ta-ternopil-poki-kursuvatimut-v-obizd.html" text:style-name="Internet_20_link" text:visited-style-name="Visited_20_Internet_20_Link">
<text:span text:style-name="T4">
 Khmelnitz </text:span>
</text:a>
It is established that the content of harmful substances in the atmospheric air at the interstitial protection zones does not exceed the permissible values.</text:p>
      <text:p text:style-name="P4">
The quality of water, soil and radiation background is within the permissible indicators.</text:p>
      <text:p text:style-name="P4">
"Thus, there is no threat to the life of the population," - summed up the version of the administration.</text:p>
      <text:p text:style-name="P4">
<text:span text:style-name="T4">
 Read also: </text:span>
 <text:a xlink:type="simple" xlink:href="https://www.ukrinform.ua/rubric-regions/3708750-ataka-rf-na-hmelnickij-kilkist-poskodzenih-infrastrukturnih-obektiv-ide-na-sotni.html" text:style-name="Internet_20_link" text:visited-style-name="Visited_20_Internet_20_Link">
<text:span text:style-name="T4">
 Khmelnitz </text:span>
</text:a>
As reported by Ukrinform, on the night of May 13, the Russian army <text:a xlink:type="simple" xlink:href="https://www.ukrinform.ua/rubric-ato/3708572-rosiani-vnoci-atakuvali-hmelniccinu-poskodzena-kriticna-infrastruktura.html" text:style-name="Internet_20_link" text:visited-style-name="Visited_20_Internet_20_Link">
</text:a>
Having hit the object critical infrastructure.</text:p>
      <text:p text:style-name="P4">
The number of victims of Russian attack in the Khmelnytsky region <text:a xlink:type="simple" xlink:href="https://www.ukrinform.ua/rubric-regions/3708702-na-hmelniccini-kilkist-postrazdalih-vid-nicnoi-ataki-rf-zrosla-do-21.html" text:style-name="Internet_20_link" text:visited-style-name="Visited_20_Internet_20_Link">
</text:a>
 .</text:p>
      <text:p text:style-name="P4">
News Source: <text:a xlink:type="simple" xlink:href="https://www.ukrinform.ua/rubric-regions/3709674-na-hmelniccini-radiacijnij-fon-pisla-rosijskogo-obstrilu-v-mezah-normi-ova.html" text:style-name="Internet_20_link" text:visited-style-name="Visited_20_Internet_20_Link">
https://www.ukrinform.ua/rubric-regions/3709674-na-hmelniccini-radiacijnij-fon-pisla-rosijskogo-obstrilu-v-mezah-normi-ova.html</text:a>
</text:p>
      <!--NEWS-->
      <text:h text:style-name="P10" text:outline-level="1">
<text:span text:style-name="T4">
NABU and SAP exposed large -scale corruption in the Supreme Court</text:span>
</text:h>
      <text:p text:style-name="P4">
Authors: Ukrinform (Person)</text:p>
      <text:p text:style-name="P4">
Publisher: Укринформ (Organization)</text:p>
      <text:p text:style-name="P4">
Published Time: 2023-05-15T-27:00:00+03:00</text:p>
      <text:p text:style-name="P4">
Modified Time: 2023-05-15T23:00:00+03:00</text:p>
      <text:p text:style-name="P4">
Description: The National Anti -Corruption Bureau exposed large -scale corruption in the Supreme Court of Ukraine. - Ukrinform.</text:p>
      <text:p text:style-name="P4">
Images: ["<text:a xlink:type="simple" xlink:href="https://static.ukrinform.com/photos/2022_11/thumb_files/630_360_1669109795-901.jpg" text:style-name="Internet_20_link" text:visited-style-name="Visited_20_Internet_20_Link">
630_360_16691...</text:a>
", "<text:a xlink:type="simple" xlink:href="https://static.ukrinform.com/photos/2023_05/1684181214-137.jpg" text:style-name="Internet_20_link" text:visited-style-name="Visited_20_Internet_20_Link">
1684181214-13...</text:a>
"]</text:p>
      <text:p text:style-name="P4">
Tags: ['НАБУ', 'САП', 'Корупція']</text:p>
      <text:p text:style-name="P4">
Type: Article</text:p>
      <!--METADATA-->
      <text:p text:style-name="P4">
<draw:frame draw:style-name="fr1" draw:name="Image39" text:anchor-type="as-char" svg:width="6.9236in" svg:height="3.956343in" draw:z-index="0">
<draw:image xlink:href="../Images/yкринформ/2023-05-15T-27-00-00-03-00/630_360_1669109795-901.jpg" xlink:type="simple" xlink:show="embed" xlink:actuate="onLoad" draw:mime-type="image/jpeg"/>
</draw:frame>
The National Anti -Corruption Bureau exposed large -scale corruption in the Supreme Judician.</text:p>
      <text:p text:style-name="P4">
As Ukrinform reports, NABU reports in its <text:a xlink:type="simple" xlink:href="https://t.me/nab_ukraine/1824" text:style-name="Internet_20_link" text:visited-style-name="Visited_20_Internet_20_Link">
</text:a>
 .</text:p>
      <text:p text:style-name="P4">
"НАБУ і САП викрили масштабну корупцію у Верховному Суді України, а саме схемущодо одержання неправомірної вигоди керівництвом та суддями Верховного Суду",- йдеться у повідомленні.</text:p>
      <text:p text:style-name="P4">
<draw:frame draw:style-name="fr1" draw:name="Image40" text:anchor-type="as-char" svg:width="6.9236in" svg:height="9.231467in" draw:z-index="0">
<draw:image xlink:href="../Images/yкринформ/2023-05-15T-27-00-00-03-00/1684181214-137.jpg" xlink:type="simple" xlink:show="embed" xlink:actuate="onLoad" draw:mime-type="image/jpeg"/>
</draw:frame>
It is noted that urgent investigative actions are currently being conducted.</text:p>
      <text:p text:style-name="P4">
"Details later," NABU reported.</text:p>
      <text:p text:style-name="P4">
According to information <text:a xlink:type="simple" xlink:href="https://zn.ua/ukr/war/nabu-vzjalo-holovu-verkhovnoho-sudu-knjazjeva-na-bahatomiljonnomu-khabari.html" text:style-name="Internet_20_link" text:visited-style-name="Visited_20_Internet_20_Link">
</text:a>
, NABU exposed the chairman of the Supreme Court Vsevolod Knyazev to receive a bribe in a height of about $ 3 million. He was detained, reports the publication to the source in the management of the bureau.</text:p>
      <text:p text:style-name="P4">
"According to Zn.ua from the source in NABU, Knyazev received money from people who were in favor of the court in favor of the oligarch Konstantin Zhevago. Recall that the ward of the Armed Forces considered the case of 40.19%(Pgzk)Ferrexpo. With his decision, Morgan left these shares related to Zhevago companies, abolished the invalidation of sales contracts concluded 20 years ago, " -goes in the message.</text:p>
      <text:p text:style-name="P4">
<text:span text:style-name="T4">
 Read also: </text:span>
 <text:a xlink:type="simple" xlink:href="https://www.ukrinform.ua/rubric-economy/3709562-podatkova-mitnica-ta-beb-potrebuut-perezavantazenna-marcenko.html" text:style-name="Internet_20_link" text:visited-style-name="Visited_20_Internet_20_Link">
</text:a>
It is worth noting that there is no Supreme Court of Ukraine at this time. After the judicial reform of the time of the fifth President of Petro Poroshenko, the APU was renamed the inverted court.</text:p>
      <text:p text:style-name="P4">
Instead, the APU still includes judges who receive a salary.</text:p>
      <text:p text:style-name="P4">
It is not known about which court is not known.</text:p>
      <text:p text:style-name="P4">
As reported by Ukrinform, it became known earlier that <text:a xlink:type="simple" xlink:href="https://www.ukrinform.ua/rubric-economy/3708283-na-sogodni-zablokovani-aktivi-u-bils-ak-200-osib-aki-mozna-stagnuti-na-korist-derzavi-minust.html" text:style-name="Internet_20_link" text:visited-style-name="Visited_20_Internet_20_Link">
</text:a>
 .</text:p>
      <text:p text:style-name="P4">
News Source: <text:a xlink:type="simple" xlink:href="https://www.ukrinform.ua/rubric-society/3709683-nabu-i-sap-vikrili-masstabnu-korupciu-u-verhovnomu-sudi.html" text:style-name="Internet_20_link" text:visited-style-name="Visited_20_Internet_20_Link">
https://www.ukrinform.ua/rubric-society/3709683-nabu-i-sap-vikrili-masstabnu-korupciu-u-verhovnomu-sudi.html</text:a>
</text:p>
      <!--NEWS-->
      <text:h text:style-name="P10" text:outline-level="1">
<text:span text:style-name="T4">
Франція готова навчати українських льотчиків - Макрон</text:span>
</text:h>
      <text:p text:style-name="P4">
Authors: Ukrinform (Person)</text:p>
      <text:p text:style-name="P4">
Publisher: Укринформ (Organization)</text:p>
      <text:p text:style-name="P4">
Published Time: 2023-05-15T-30:56:00+03:00</text:p>
      <text:p text:style-name="P4">
Modified Time: 2023-05-15T22:56:00+03:00</text:p>
      <text:p text:style-name="P4">
Description: France and several other European countries are ready to start training Ukrainian military pilots soon. - Ukrinform.</text:p>
      <text:p text:style-name="P4">
Images: ["<text:a xlink:type="simple" xlink:href="https://static.ukrinform.com/photos/2023_02/thumb_files/630_360_1675929865-521.jpg" text:style-name="Internet_20_link" text:visited-style-name="Visited_20_Internet_20_Link">
630_360_16759...</text:a>
"]</text:p>
      <text:p text:style-name="P4">
Tags: ['Авіація', 'Франція', 'Макрон', 'Війна з росією']</text:p>
      <text:p text:style-name="P4">
Type: Article</text:p>
      <!--METADATA-->
      <text:p text:style-name="P4">
<draw:frame draw:style-name="fr1" draw:name="Image41" text:anchor-type="as-char" svg:width="6.9236in" svg:height="3.956343in" draw:z-index="0">
<draw:image xlink:href="../Images/yкринформ/2023-05-15T-30-56-00-03-00/630_360_1675929865-521.jpg" xlink:type="simple" xlink:show="embed" xlink:actuate="onLoad" draw:mime-type="image/jpeg"/>
</draw:frame>
France's several other European countries are ready to start training Ukrainian military pilots soon.</text:p>
      <text:p text:style-name="P4">
According to Ukrinform, this is in an interview with the channel <text:a xlink:type="simple" xlink:href="http://www.youtube.com/watch" text:style-name="Internet_20_link" text:visited-style-name="Visited_20_Internet_20_Link">
</text:a>
President Macron said President France Emmanuel.</text:p>
      <text:p text:style-name="P4">
"Together with several other European countries, which are also ready for this, we opened the door to training pilots," the French leader said.</text:p>
      <text:p text:style-name="P4">
According to him, this issue is also "discussed by Americans". "Learning can start now," Macron said.</text:p>
      <text:p text:style-name="P4">
<text:span text:style-name="T4">
 Read also: </text:span>
 <text:a xlink:type="simple" xlink:href="https://www.ukrinform.ua/rubric-polytics/3709228-zelenskij-proviv-zustric-z-makronom.html" text:style-name="Internet_20_link" text:visited-style-name="Visited_20_Internet_20_Link">
<text:span text:style-name="T4">
 fighters </text:span>
</text:a>
He added that France remains determined to help Ukrainian to resist Russian aggression. "There is a lot of so much, since successful contrast will be critical for a long-term peace," the President of France stressed.</text:p>
      <text:p text:style-name="P4">
As reported, <text:a xlink:type="simple" xlink:href="https://www.ukrinform.ua/rubric-ato/3709373-u-britanii-vlitku-rozpocnutsa-navcanna-ukrainskih-pilotiv.html" text:style-name="Internet_20_link" text:visited-style-name="Visited_20_Internet_20_Link">
</text:a>
that this summer the country will develop Ukrainian pilots.</text:p>
      <text:p text:style-name="P4">
<text:span text:style-name="T5">
Foto: op</text:span>
</text:p>
      <text:p text:style-name="P4">
News Source: <text:a xlink:type="simple" xlink:href="https://www.ukrinform.ua/rubric-ato/3709682-francia-gotova-navcati-ukrainskih-lotcikiv-makron.html" text:style-name="Internet_20_link" text:visited-style-name="Visited_20_Internet_20_Link">
https://www.ukrinform.ua/rubric-ato/3709682-francia-gotova-navcati-ukrainskih-lotcikiv-makron.html</text:a>
</text:p>
      <!--NEWS-->
      <text:h text:style-name="P10" text:outline-level="1">
<text:span text:style-name="T4">
In Ukraine, the Bring Back Kids UA movement was launched for the return of deported children - Zarivna</text:span>
</text:h>
      <text:p text:style-name="P4">
Authors: Ukrinform (Person)</text:p>
      <text:p text:style-name="P4">
Publisher: Укринформ (Organization)</text:p>
      <text:p text:style-name="P4">
Published Time: 2023-05-15T-32:50:00+03:00</text:p>
      <text:p text:style-name="P4">
Modified Time: 2023-05-15T22:50:00+03:00</text:p>
      <text:p text:style-name="P4">
Description: In Ukraine, the Bring Back Kids UA movement has been launched - it has to unite the world to return to the homeland of children whom Russia is violently taken out of temporarily captured territories. - Ukrinform.</text:p>
      <text:p text:style-name="P4">
Images: ["<text:a xlink:type="simple" xlink:href="https://static.ukrinform.com/photos/2023_03/thumb_files/630_360_1678677741-711.jpg" text:style-name="Internet_20_link" text:visited-style-name="Visited_20_Internet_20_Link">
630_360_16786...</text:a>
"]</text:p>
      <text:p text:style-name="P4">
Tags: ['Депортація', 'Діти', 'Офіс Президента', 'Війна з росією']</text:p>
      <text:p text:style-name="P4">
Type: Article</text:p>
      <!--METADATA-->
      <text:p text:style-name="P4">
<draw:frame draw:style-name="fr1" draw:name="Image42" text:anchor-type="as-char" svg:width="6.9236in" svg:height="3.956343in" draw:z-index="0">
<draw:image xlink:href="../Images/yкринформ/2023-05-15T-32-50-00-03-00/630_360_1678677741-711.jpg" xlink:type="simple" xlink:show="embed" xlink:actuate="onLoad" draw:mime-type="image/jpeg"/>
</draw:frame>
In Ukraine, the movement of Bring Back Kids UA has been brought together to unite the world in order to return the children of children whom Russia is violently removed from the temporarily seized territories.</text:p>
      <text:p text:style-name="P4">
As Ukrinform reports, it reported in <text:a xlink:type="simple" xlink:href="https://t.me/dashazarivna/732" text:style-name="Internet_20_link" text:visited-style-name="Visited_20_Internet_20_Link">
</text:a>
Presidential Office Advisor on Communications Advisor.</text:p>
      <text:p text:style-name="P4">
“The abduction of Ukrainian children by the Russians. These things are difficult to imagine any civilized world. The head does not fit the fact that in the 21st year genocide occurs quite nearby, in Europe, where the Russians do everything to destroy the Ukrainian people, ”she wrote.</text:p>
      <text:p text:style-name="P4">
Zarivna said that she made on Copenhagen Democracy Summit 2023 in Capital. It is a playground that has gathered influential people, leaders of countries, democratic institutions to discuss the situation in Ukraine and the world.</text:p>
      <text:p text:style-name="P4">
“I told how the Russians abduct Ukrainian children, take them from temporarily occupied territories, as well as starting our Bring Back Kids UA, around which we want to unite the world to stop Russian crimes and return our children. According to our data, about 20,000 children were exported to Russia. Although the figure of such crimes can be much higher and reach more than 100 thousand, ”the representative said.</text:p>
      <text:p text:style-name="P4">
<text:span text:style-name="T4">
 Read also: </text:span>
 <text:a xlink:type="simple" xlink:href="https://www.ukrinform.ua/rubric-society/3707884-pered-kontrnastupom-zsu-rosiani-masovo-deportuut-ditej-save-ukraine.html" text:style-name="Internet_20_link" text:visited-style-name="Visited_20_Internet_20_Link">
</text:a>
According to her, there are five main scenarios according to which the Russians operate: they take away children from orphanages; kill parents; divide families during -filtration; make unbearable living conditions for children in occupied territories; literally abduct children from places where they live or study.</text:p>
      <text:p text:style-name="P4">
During the speech at the Zarivna Summit, she spoke about the situation in Energodar, the Zaporizhzhia NPP was dismissed. There, the Russians offered families to rest the ward camps, but it turned out to be a deportation.<text:span text:style-name="T4">
 Read also: </text:span>
 <text:a xlink:type="simple" xlink:href="https://www.ukrinform.ua/rubric-society/3708789-rosia-ne-lise-rozlucae-ditej-iz-ridnimi-a-j-vcit-nenaviditi-ukrainu-zelenskij.html" text:style-name="Internet_20_link" text:visited-style-name="Visited_20_Internet_20_Link">
</text:a>
She informed that only 364 babies have now managed to return to Ukraine, and they are simply scared of stories.</text:p>
      <text:p text:style-name="P4">
“These atrocities cannot go unnoticed. That is why Putin and Lviv -Belova, the so -called Ombudsman on the Redeauvity Child, should be responsible for the Zardnder of the International Criminal Court, ”the adviser to the head of the OP.</text:p>
      <text:p text:style-name="P4">
Zarivna said that a new movement was created in Ukraine - "a new foundation, Novthink, called Bring Back Kids UA". She invited to join this movement and help return thousands of Ukrainian <text:a xlink:type="simple" xlink:href="https://www.ukrinform.ua/tag-diti" text:style-name="Internet_20_link" text:visited-style-name="Visited_20_Internet_20_Link">
</text:a>
home.</text:p>
      <text:p text:style-name="P4">
In this regard, she mentioned Winston Churchill's statement: "There is nothing that the Russians admire more than by force, and there is nothing more respectful than weakness."</text:p>
      <text:p text:style-name="P4">
According to the OP representatives, the Russians abduct children, try to be labored, "because people are in fear, by their logic, it is easier to manipulate."</text:p>
      <text:p text:style-name="P4">
<text:span text:style-name="T4">
 Read also: </text:span>
 <text:a xlink:type="simple" xlink:href="https://www.ukrinform.ua/rubric-polytics/3705282-mzs-pro-deportaciu-ditej-zvit-obse-moze-buti-vikoristanij-dla-pritagnenna-rosii-do-vidpovidalnosti.html" text:style-name="Internet_20_link" text:visited-style-name="Visited_20_Internet_20_Link">
<text:span text:style-name="T4">
 deportant </text:span>
</text:a>
“The terror they sell has long been exhausted. Russia is a banner of the imperial horror. We do not have to be afraid of this. When fear prevails, democracy. Therefore, we must act together, restore justice - together. I also go for her together, ”Zarivna summarized.</text:p>
      <text:p text:style-name="P4">
News Source: <text:a xlink:type="simple" xlink:href="https://www.ukrinform.ua/rubric-society/3709679-v-ukraini-zapocatkuvali-ruh-bring-back-kids-ua-za-povernenna-deportovanih-ditej-zarivna.html" text:style-name="Internet_20_link" text:visited-style-name="Visited_20_Internet_20_Link">
https://www.ukrinform.ua/rubric-society/3709679-v-ukraini-zapocatkuvali-ruh-bring-back-kids-ua-za-povernenna-deportovanih-ditej-zarivna.html</text:a>
</text:p>
      <!--NEWS-->
      <text:h text:style-name="P10" text:outline-level="1">
<text:span text:style-name="T4">
In Zaporozhye in the parking lot of vehicles there was a shooting</text:span>
</text:h>
      <text:p text:style-name="P4">
Authors: Ukrinform (Person)</text:p>
      <text:p text:style-name="P4">
Publisher: Укринформ (Organization)</text:p>
      <text:p text:style-name="P4">
Published Time: 2023-05-15T-34:48:00+03:00</text:p>
      <text:p text:style-name="P4">
Modified Time: 2023-05-15T22:48:00+03:00</text:p>
      <text:p text:style-name="P4">
Description: In one of the districts of Zaporozhye, a conflict, which ended with shooting, had a conflict between servicemen and unknown persons. - Ukrinform.</text:p>
      <text:p text:style-name="P4">
Images: ["<text:a xlink:type="simple" xlink:href="https://static.ukrinform.com/photos/2022_05/thumb_files/630_360_1653576338-700.jpg" text:style-name="Internet_20_link" text:visited-style-name="Visited_20_Internet_20_Link">
630_360_16535...</text:a>
"]</text:p>
      <text:p text:style-name="P4">
Tags: ['Поліція', 'Стрілянина', 'Запоріжжя']</text:p>
      <text:p text:style-name="P4">
Type: Article</text:p>
      <!--METADATA-->
      <text:p text:style-name="P4">
<draw:frame draw:style-name="fr1" draw:name="Image43" text:anchor-type="as-char" svg:width="6.9236in" svg:height="3.956343in" draw:z-index="0">
<draw:image xlink:href="../Images/yкринформ/2023-05-15T-34-48-00-03-00/630_360_1653576338-700.jpg" xlink:type="simple" xlink:show="embed" xlink:actuate="onLoad" draw:mime-type="image/jpeg"/>
</draw:frame>
In one Zaporozhye districts between servicemen and unknown persons there was a conflict, which ended in shooting.</text:p>
      <text:p text:style-name="P4">
About it in <text:a xlink:type="simple" xlink:href="https://t.me/police_zp_news/5186" text:style-name="Internet_20_link" text:visited-style-name="Visited_20_Internet_20_Link">
</text:a>
reports the National Police of the Zaporozhye region, reports Ukrinform.</text:p>
      <text:p text:style-name="P4">
"Today, at about 4:00 pm, there was a conflict in the parking lot near the city market between servicemen and unknown persons, as a result of which the last time committed fire and automatic weapons.</text:p>
      <text:p text:style-name="P4">
<text:span text:style-name="T4">
 Read also: </text:span>
 <text:a xlink:type="simple" xlink:href="https://www.ukrinform.ua/rubric-world/3708003-na-zavodi-mercedes-u-nimeccini-stalasa-strilanina-e-zertvi-zmi.html" text:style-name="Internet_20_link" text:visited-style-name="Visited_20_Internet_20_Link">
<text:span text:style-name="T4">
 shoot </text:span>
</text:a>
The SOG, the leadership of the Territorial Police and the regional Glavkachia worked at the scene.</text:p>
      <text:p text:style-name="P4">
On this fact, a pre -trial investigation in criminal proceedings on the grounds of Part 1 of Art. 263(The illegal handling of weapons, ammunition or explosives), p. 4 v. 296(Hooliganism)Criminal Code. The sanction of the incriminated articles provides for punishment in the form of no will with a term of seven years.</text:p>
      <text:p text:style-name="P4">
The necessary investigative actions continue.</text:p>
      <text:p text:style-name="P4">
As reported by Ukrinform, <text:a xlink:type="simple" xlink:href="https://www.ukrinform.ua/rubric-world/3707395-serbi-zdali-ponad-3-tisaci-odinic-zbroi-pisla-dvoh-masovih-strilanin.html" text:style-name="Internet_20_link" text:visited-style-name="Visited_20_Internet_20_Link">
</text:a>
In the first two days of the amnesty, introduced after two mass shoots, which resulted in 17 people.</text:p>
      <text:p text:style-name="P4">
News Source: <text:a xlink:type="simple" xlink:href="https://www.ukrinform.ua/rubric-regions/3709678-u-zaporizzi-na-stoanci-avtotransportu-stalasa-strilanina.html" text:style-name="Internet_20_link" text:visited-style-name="Visited_20_Internet_20_Link">
https://www.ukrinform.ua/rubric-regions/3709678-u-zaporizzi-na-stoanci-avtotransportu-stalasa-strilanina.html</text:a>
</text:p>
      <!--NEWS-->
      <text:h text:style-name="P10" text:outline-level="1">
<text:span text:style-name="T4">
In the Kherson region, the teenager exploded on the Russian mini</text:span>
</text:h>
      <text:p text:style-name="P4">
Authors: Ukrinform (Person)</text:p>
      <text:p text:style-name="P4">
Publisher: Укринформ (Organization)</text:p>
      <text:p text:style-name="P4">
Published Time: 2023-05-15T-36:41:29+03:00</text:p>
      <text:p text:style-name="P4">
Modified Time: 2023-05-15T22:41:29+03:00</text:p>
      <text:p text:style-name="P4">
Description: In the village of Trifonivka, the Kherson region, a 17-year-old guy came across the Russian troops left by Russian troops, due to the detonation of the ammunition, the victim received serious injuries.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Міна', 'Війна з росією']</text:p>
      <text:p text:style-name="P4">
Type: Article</text:p>
      <!--METADATA-->
      <text:p text:style-name="P4">
<draw:frame draw:style-name="fr1" draw:name="Image44" text:anchor-type="as-char" svg:width="6.9236in" svg:height="3.956343in" draw:z-index="0">
<draw:image xlink:href="../Images/yкринформ/2023-05-15T-36-41-29-03-00/630_360_1654768443-794.jpg" xlink:type="simple" xlink:show="embed" xlink:actuate="onLoad" draw:mime-type="image/jpeg"/>
</draw:frame>
In the Selitrifonivka of the Kherson region, a 17-year-old boy came across a mine for the army left on the detonation of the ammunition victims of injury.</text:p>
      <text:p text:style-name="P4">
According to Ukrinform, the Kherson Regional Military Administration reported in <text:a xlink:type="simple" xlink:href="https://t.me/khersonskaODA/5859" text:style-name="Internet_20_link" text:visited-style-name="Visited_20_Internet_20_Link">
</text:a>
.</text:p>
      <text:p text:style-name="P4">
According to Ova, the wounded was taken to the nearest medical institution, an evacuation is prepared for a hospital in Kryvyi Rih.</text:p>
      <text:p text:style-name="P4">
<text:span text:style-name="T4">
 Read also: </text:span>
 <text:a xlink:type="simple" xlink:href="https://www.ukrinform.ua/rubric-regions/3709465-na-hersonsini-traktor-pidirvavsa-na-rosijskij-mini.html" text:style-name="Internet_20_link" text:visited-style-name="Visited_20_Internet_20_Link">
</text:a>
As reported by Ukrinform, near the village of Tomarine of the Kherson region during the field work on Russian mini <text:a xlink:type="simple" xlink:href="https://t.me/khersonskaODA/5859" text:style-name="Internet_20_link" text:visited-style-name="Visited_20_Internet_20_Link">
</text:a>
 .</text:p>
      <text:p text:style-name="P4">
News Source: <text:a xlink:type="simple" xlink:href="https://www.ukrinform.ua/rubric-regions/3709677-na-hersonsini-pidlitok-pidirvavsa-na-rosijskij-mini.html" text:style-name="Internet_20_link" text:visited-style-name="Visited_20_Internet_20_Link">
https://www.ukrinform.ua/rubric-regions/3709677-na-hersonsini-pidlitok-pidirvavsa-na-rosijskij-mini.html</text:a>
</text:p>
      <!--NEWS-->
      <text:h text:style-name="P10" text:outline-level="1">
<text:span text:style-name="T4">
Kichenok and Ostapenko match at the Rome tournament was moved through the rain</text:span>
</text:h>
      <text:p text:style-name="P4">
Authors: Ukrinform (Person)</text:p>
      <text:p text:style-name="P4">
Publisher: Укринформ (Organization)</text:p>
      <text:p text:style-name="P4">
Published Time: 2023-05-15T-38:39:00+03:00</text:p>
      <text:p text:style-name="P4">
Modified Time: 2023-05-15T22:39:00+03:00</text:p>
      <text:p text:style-name="P4">
Description: Lyudmila Kichenok, Olena Ostapenko, sown under the 2nd Ukrainian -Latvian duet - Olena Ostapenko was not destined to hold a duel in time to reach the quarterfinals 5 million - Ukrinform.</text:p>
      <text:p text:style-name="P4">
Images: ["<text:a xlink:type="simple" xlink:href="https://static.ukrinform.com/photos/2023_05/thumb_files/630_360_1684179468-596.jpg" text:style-name="Internet_20_link" text:visited-style-name="Visited_20_Internet_20_Link">
630_360_16841...</text:a>
"]</text:p>
      <text:p text:style-name="P4">
Tags: ['Теніс']</text:p>
      <text:p text:style-name="P4">
Type: Article</text:p>
      <!--METADATA-->
      <text:p text:style-name="P4">
<draw:frame draw:style-name="fr1" draw:name="Image45" text:anchor-type="as-char" svg:width="6.9236in" svg:height="3.956343in" draw:z-index="0">
<draw:image xlink:href="../Images/yкринформ/2023-05-15T-38-39-00-03-00/630_360_1684179468-596.jpg" xlink:type="simple" xlink:show="embed" xlink:actuate="onLoad" draw:mime-type="image/jpeg"/>
</draw:frame>
Lyudmila Kichenok, sown under the 2nd Number of Ukrainian-Latvian Duet(WTA) -Internazionali BNL d’Italia - у Римі (Italy)With a prize fund $ 3.5 million.</text:p>
      <text:p text:style-name="P4">
In the third round of the Kichenok and Ostapenko competitions, the Rain failed to play the opposite of the Polish -Czech Tandem of the Magnet Linett - Market Vndroushov, reports Ukrinform.</text:p>
      <text:p text:style-name="P4">
<text:span text:style-name="T4">
 Read also: </text:span>
 <text:a xlink:type="simple" xlink:href="https://www.ukrinform.ua/rubric-sports/3709202-nadia-kicenok-ne-zmogla-probitisa-v-parnij-cvertfinal-turniru-wta-u-rimi.html" text:style-name="Internet_20_link" text:visited-style-name="Visited_20_Internet_20_Link">
</text:a>
The tournament in Rome will last until May 21.</text:p>
      <text:p text:style-name="P4">
Photo: Getty Images.</text:p>
      <text:p text:style-name="P4">
News Source: <text:a xlink:type="simple" xlink:href="https://www.ukrinform.ua/rubric-sports/3709676-matc-kicenok-z-ostapenko-na-turniri-v-rimi-perenesli-cerez-dos.html" text:style-name="Internet_20_link" text:visited-style-name="Visited_20_Internet_20_Link">
https://www.ukrinform.ua/rubric-sports/3709676-matc-kicenok-z-ostapenko-na-turniri-v-rimi-perenesli-cerez-dos.html</text:a>
</text:p>
      <!--NEWS-->
      <text:h text:style-name="P10" text:outline-level="1">
<text:span text:style-name="T4">
USA - About blocking the grain agreement: Putin took hostage peoples who suffer from starvation</text:span>
</text:h>
      <text:p text:style-name="P4">
Authors: Ukrinform (Person)</text:p>
      <text:p text:style-name="P4">
Publisher: Укринформ (Organization)</text:p>
      <text:p text:style-name="P4">
Published Time: 2023-05-15T-40:24:00+03:00</text:p>
      <text:p text:style-name="P4">
Modified Time: 2023-05-15T22:24:00+03:00</text:p>
      <text:p text:style-name="P4">
Description: The United States firmly advocated the expansion of the Black Sea Grain Initiative, which the Putin regime uses to achieve its goals in the war against Ukraine, holding hostages of the country suffering from famine. - Ukrinform.</text:p>
      <text:p text:style-name="P4">
Images: ["<text:a xlink:type="simple" xlink:href="https://static.ukrinform.com/photos/2023_04/thumb_files/630_360_1682533357-5712.jpeg" text:style-name="Internet_20_link" text:visited-style-name="Visited_20_Internet_20_Link">
630_360_16825...</text:a>
"]</text:p>
      <text:p text:style-name="P4">
Tags: ['Експорт', 'ООН', 'путін', 'Війна з росією', 'Продовольча безпека', 'зерновий коридор']</text:p>
      <text:p text:style-name="P4">
Type: Article</text:p>
      <!--METADATA-->
      <text:p text:style-name="P4">
<draw:frame draw:style-name="fr1" draw:name="Image46" text:anchor-type="as-char" svg:width="6.9236in" svg:height="3.956343in" draw:z-index="0">
<draw:image xlink:href="../Images/yкринформ/2023-05-15T-40-24-00-03-00/630_360_1682533357-5712.jpeg" xlink:type="simple" xlink:show="embed" xlink:actuate="onLoad" draw:mime-type="image/jpeg"/>
</draw:frame>
Shatrdo spoke to the UN for expanding the Black Sea Grain Initiative, the Yakuputin regime used to achieve its goals in the war of anti -Ukraine, holding hostages of the country that suffered from famine.</text:p>
      <text:p text:style-name="P4">
This statement was made at the UN Security Council meeting Deputy US Ambassador Robert Wood Ambassador, Ukrinform correspondent reports.</text:p>
      <text:p text:style-name="P4">
“We urge Putin to stop the practice of holding hostages of hungry people in the world. We also urge to expand the Black Sea grain initiative to ensure its full implementation, ”the American diplomat said.</text:p>
      <text:p text:style-name="P4">
He stressed that Russia prevents and threatens to suspend the Black Sea initiative every day, which raises food prices around the world. It is a rise in prices for all - especially for poor countries and states with medium income, as well as for the UN, which also purchases food in the world market.</text:p>
      <text:p text:style-name="P4">
<text:span text:style-name="T4">
 Read also: </text:span>
 <text:a xlink:type="simple" xlink:href="https://www.ukrinform.ua/rubric-economy/3709471-mzs-u-razi-zupinki-zernovogo-koridoru-cerez-misac-zrostut-potoki-bizenciv-z-afriki-do-es.html" text:style-name="Internet_20_link" text:visited-style-name="Visited_20_Internet_20_Link">
<text:span text:style-name="T4">
 grain </text:span>
</text:a>
The US representative indicated that the Russian Federation deliberately slowed the pace of verification of ships has sparkled volumes <text:a xlink:type="simple" xlink:href="https://www.ukrinform.ua/tag-zerno" text:style-name="Internet_20_link" text:visited-style-name="Visited_20_Internet_20_Link">
</text:a>
which is taken from Ukrainian ports for the needs of the most vulnerable countries. Wood has specified that in recent weeks the delegation of the Russian Federation has repeatedly refused to conduct examinations of ships at a joint coordination center in Istanbul.</text:p>
      <text:p text:style-name="P4">
“Now the Russians are threatening to cease cooperation since May 18. The Russian Federation is blocking the supply of Ukrainian grain, which must feed the hungry, and at the same time successfully exports its huge crop of grain, ”the American Diplomat said.</text:p>
      <text:p text:style-name="P4">
<text:span text:style-name="T4">
 Read also: </text:span>
 <text:a xlink:type="simple" xlink:href="https://www.ukrinform.ua/rubric-economy/3707926-mvf-zaklikav-vziti-vsih-zahodiv-dla-prodovzenna-zernovoi-ugodi.html" text:style-name="Internet_20_link" text:visited-style-name="Visited_20_Internet_20_Link">
<text:span text:style-name="T4">
 grain </text:span>
</text:a>
As reported by Ukrinform, the permanent representative of Ukraine at the UN Sergey Kyslytsyaized at a meeting of the Security Council that the Russian Federation has been injured as if it had losses of motionless grain initiative, although in fact it has doubled exports.</text:p>
      <text:p text:style-name="P4">
<text:span text:style-name="T5">
Foto: Alexander Kubrakov, Facebook</text:span>
</text:p>
      <text:p text:style-name="P4">
News Source: <text:a xlink:type="simple" xlink:href="https://www.ukrinform.ua/rubric-economy/3709670-ssa-pro-blokuvanna-zernovoi-ugodi-putin-uzav-u-zarucniki-narodi-aki-poterpaut-vid-golodu.html" text:style-name="Internet_20_link" text:visited-style-name="Visited_20_Internet_20_Link">
https://www.ukrinform.ua/rubric-economy/3709670-ssa-pro-blokuvanna-zernovoi-ugodi-putin-uzav-u-zarucniki-narodi-aki-poterpaut-vid-golodu.html</text:a>
</text:p>
      <!--NEWS-->
      <text:h text:style-name="P10" text:outline-level="1">
<text:span text:style-name="T4">
The memory of the dead French reporter Arman Soldin was honored in Kiev</text:span>
</text:h>
      <text:p text:style-name="P4">
Authors: Ukrinform (Person)</text:p>
      <text:p text:style-name="P4">
Publisher: Укринформ (Organization)</text:p>
      <text:p text:style-name="P4">
Published Time: 2023-05-15T-42:10:00+03:00</text:p>
      <text:p text:style-name="P4">
Modified Time: 2023-05-15T22:10:00+03:00</text:p>
      <text:p text:style-name="P4">
Description: The evening of the memory of the journalist of the French news agency AFP Arman Soldin was held in Kiev, who died on May 9, 2023 during a Russian rocket attack near the time ravine in Donetsk region. - Ukrinform.</text:p>
      <text:p text:style-name="P4">
Images: ["<text:a xlink:type="simple" xlink:href="https://static.ukrinform.com/photos/2023_05/thumb_files/630_360_1684178771-5424.jpeg" text:style-name="Internet_20_link" text:visited-style-name="Visited_20_Internet_20_Link">
630_360_16841...</text:a>
", "<text:a xlink:type="simple" xlink:href="https://static.ukrinform.com/photos/2023_05/1684178980-997.jpg" text:style-name="Internet_20_link" text:visited-style-name="Visited_20_Internet_20_Link">
1684178980-99...</text:a>
", "<text:a xlink:type="simple" xlink:href="https://static.ukrinform.com/photos/2023_05/thumb_files/630_360_1684178769-7437.jpeg" text:style-name="Internet_20_link" text:visited-style-name="Visited_20_Internet_20_Link">
630_360_16841...</text:a>
", "<text:a xlink:type="simple" xlink:href="https://static.ukrinform.com/photos/2023_05/thumb_files/630_360_1684178769-3640.jpeg" text:style-name="Internet_20_link" text:visited-style-name="Visited_20_Internet_20_Link">
630_360_16841...</text:a>
", "<text:a xlink:type="simple" xlink:href="https://static.ukrinform.com/photos/2023_05/thumb_files/630_360_1684178769-1842.jpeg" text:style-name="Internet_20_link" text:visited-style-name="Visited_20_Internet_20_Link">
630_360_16841...</text:a>
", "<text:a xlink:type="simple" xlink:href="https://static.ukrinform.com/photos/2023_05/thumb_files/630_360_1684178769-5758.jpeg" text:style-name="Internet_20_link" text:visited-style-name="Visited_20_Internet_20_Link">
630_360_16841...</text:a>
", "<text:a xlink:type="simple" xlink:href="https://static.ukrinform.com/photos/2023_05/thumb_files/630_360_1684178769-1258.jpeg" text:style-name="Internet_20_link" text:visited-style-name="Visited_20_Internet_20_Link">
630_360_16841...</text:a>
", "<text:a xlink:type="simple" xlink:href="https://static.ukrinform.com/photos/2023_05/thumb_files/630_360_1684178769-9092.jpeg" text:style-name="Internet_20_link" text:visited-style-name="Visited_20_Internet_20_Link">
630_360_16841...</text:a>
", "<text:a xlink:type="simple" xlink:href="https://static.ukrinform.com/photos/2023_05/thumb_files/630_360_1684178770-2824.jpeg" text:style-name="Internet_20_link" text:visited-style-name="Visited_20_Internet_20_Link">
630_360_16841...</text:a>
", "<text:a xlink:type="simple" xlink:href="https://static.ukrinform.com/photos/2023_05/thumb_files/630_360_1684178770-3129.jpeg" text:style-name="Internet_20_link" text:visited-style-name="Visited_20_Internet_20_Link">
630_360_16841...</text:a>
", "<text:a xlink:type="simple" xlink:href="https://static.ukrinform.com/photos/2023_05/thumb_files/630_360_1684178771-5084.jpeg" text:style-name="Internet_20_link" text:visited-style-name="Visited_20_Internet_20_Link">
630_360_16841...</text:a>
", "<text:a xlink:type="simple" xlink:href="https://static.ukrinform.com/photos/2023_05/thumb_files/630_360_1684178770-2409.jpeg" text:style-name="Internet_20_link" text:visited-style-name="Visited_20_Internet_20_Link">
630_360_16841...</text:a>
", "<text:a xlink:type="simple" xlink:href="https://static.ukrinform.com/photos/2023_05/thumb_files/630_360_1684178770-7751.jpeg" text:style-name="Internet_20_link" text:visited-style-name="Visited_20_Internet_20_Link">
630_360_16841...</text:a>
", "<text:a xlink:type="simple" xlink:href="https://static.ukrinform.com/photos/2023_05/thumb_files/630_360_1684178772-7383.jpeg" text:style-name="Internet_20_link" text:visited-style-name="Visited_20_Internet_20_Link">
630_360_16841...</text:a>
", "<text:a xlink:type="simple" xlink:href="https://static.ukrinform.com/photos/2023_05/thumb_files/630_360_1684178772-9957.jpeg" text:style-name="Internet_20_link" text:visited-style-name="Visited_20_Internet_20_Link">
630_360_16841...</text:a>
"]</text:p>
      <text:p text:style-name="P4">
Tags: ['Ткаченко', 'Журналіст', 'МКІП ']</text:p>
      <text:p text:style-name="P4">
Type: Article</text:p>
      <!--METADATA-->
      <text:p text:style-name="P4">
<draw:frame draw:style-name="fr1" draw:name="Image47" text:anchor-type="as-char" svg:width="6.9236in" svg:height="3.956343in" draw:z-index="0">
<draw:image xlink:href="../Images/yкринформ/2023-05-15T-42-10-00-03-00/630_360_1684178771-5424.jpeg" xlink:type="simple" xlink:show="embed" xlink:actuate="onLoad" draw:mime-type="image/jpeg"/>
</draw:frame>
The evening of the memory of the journalist of the French news agency AFP Armmanasoldin, who died on May 9, 2023 during a Russian rocket launcher near the time ravine in Donetsk region, was played in Kiev.</text:p>
      <text:p text:style-name="P4">
To pay tribute to the fallen reporter and to mention the brightest pages of his life, the AFP news agency, organized by AFP, together with the Ukrainian National National Information Agency "Ukrinform", came about a hundred panels of friends, the agency correspondent reports.</text:p>
      <text:p text:style-name="P4">
"Arman was one of the first journalists to voluntarily announced to come in Ukraine ... He gave his life so that millions of people know that he was here," said Agence France -PressE Fabris Fris.</text:p>
      <text:p text:style-name="P4">
<draw:frame draw:style-name="fr1" draw:name="Image48" text:anchor-type="as-char" svg:width="6.9236in" svg:height="3.955427in" draw:z-index="0">
<draw:image xlink:href="../Images/yкринформ/2023-05-15T-42-10-00-03-00/1684178980-997.jpg" xlink:type="simple" xlink:show="embed" xlink:actuate="onLoad" draw:mime-type="image/jpeg"/>
</draw:frame>
<text:span text:style-name="T4">
 Read also: </text:span>
 <text:a xlink:type="simple" xlink:href="https://www.ukrinform.ua/rubric-society/3707902-100-tisac-na-poratunok-izakiv-zoozahisniki-vidkrili-grant-u-pamat-pro-francuzkogo-zurnalista.html" text:style-name="Internet_20_link" text:visited-style-name="Visited_20_Internet_20_Link">
</text:a>
Soldin's colleagues mentioned that he told of the horrors of the war from Irpen, Bucha, Kherson, and often visited the Bakhmut direction.According to journalist Emmanuel Posho, who was near the arman during the time, "he was very serious and knew about the risks, but he went to Ukraine because he wanted to show and tell the truth about this war."</text:p>
      <text:p text:style-name="P4">
In his speech, Minister of Culture and Information Policy in his speech was not personally acquainted with Arman Soldin, but from the memoirs of those who knew him, he sees that he was not only a wonderful journalist, but also a wonderful person.</text:p>
      <text:p text:style-name="P4">
<text:span text:style-name="T4">
 Read also: </text:span>
 <text:a xlink:type="simple" xlink:href="https://www.ukrinform.ua/rubric-ato/3707769-nazavzdi-molodij-francuzkij-zurnalist-arman-soldin-ubitij-rosijskou-raketou.html" text:style-name="Internet_20_link" text:visited-style-name="Visited_20_Internet_20_Link">
<text:span text:style-name="T4">
 Soldin </text:span>
</text:a>
France's motto "Freedom, Equality, Brotherhood". Unfortunately, when it comes to proven, equality means the same danger to everyone. But I believe that all those who have started the war should bear the same responsibility after investigation. Why they did it because not only journalists were killed - many people were killed. Brotherhood is manifested in the fact that many journalists light this war and give the world understanding that Russian agression has brought us. And, of course, freedom means that we are fighting for her and we will be moving, ”Tkachenko said.</text:p>
      <text:p text:style-name="P4">
The head of the reporters without borders in Eastern Europe and Central Azijanna Kavelier in a comment to Ukrinform reported that French investigators had already been accumulated to Ukraine to investigate Arman Soldin's death.</text:p>
      <text:p text:style-name="P4">
“We pay a lot of attention to this case, because the murder of a journalist is not only a war crime against a civilian. Journalists perform a social function - to provide truthful information for society, and Arman Soldin did a professional, ”Kavelier said.</text:p>
      <text:p text:style-name="P4">
<text:span text:style-name="T4">
 Read also: </text:span>
 <text:a xlink:type="simple" xlink:href="https://www.ukrinform.ua/rubric-ato/3707091-poblizu-bahmuta-zaginuv-francuzkij-zurnalist-arman-soldin.html" text:style-name="Internet_20_link" text:visited-style-name="Visited_20_Internet_20_Link">
<text:span text:style-name="T4">
 Soldin </text:span>
</text:a>
Arman Soldin was born in Sarajevo on March 21, 1991, was a citizen of Frank. He started working at AFP as a trainee at the Roman Bureau in 2015, and approached London. Soldin belonged to the first AFP team, which was sent to Ukraine after the start of a full -scale Russian invasion, and made the next day. Since September, he has lived in Ukraine and regularly traveled.</text:p>
      <text:p text:style-name="P4">
News Source: <text:a xlink:type="simple" xlink:href="https://www.ukrinform.ua/rubric-society/3709662-tkacenko-vsanuvav-pamat-francuzkogo-zurnalista-ubitogo-rosianami-pid-bahmutom.html" text:style-name="Internet_20_link" text:visited-style-name="Visited_20_Internet_20_Link">
https://www.ukrinform.ua/rubric-society/3709662-tkacenko-vsanuvav-pamat-francuzkogo-zurnalista-ubitogo-rosianami-pid-bahmutom.html</text:a>
</text:p>
      <!--NEWS-->
      <text:h text:style-name="P10" text:outline-level="1">
<text:span text:style-name="T4">
The Russians have fired at Sumy Region 12 times a day</text:span>
</text:h>
      <text:p text:style-name="P4">
Authors: Ukrinform (Person)</text:p>
      <text:p text:style-name="P4">
Publisher: Укринформ (Organization)</text:p>
      <text:p text:style-name="P4">
Published Time: 2023-05-15T-44:05:00+03:00</text:p>
      <text:p text:style-name="P4">
Modified Time: 2023-05-15T22:05:00+03:00</text:p>
      <text:p text:style-name="P4">
Description: During the day, the Russian army attacked 12 times from different types of weapons border communities of Sumy region/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Війна з росією']</text:p>
      <text:p text:style-name="P4">
Type: Article</text:p>
      <!--METADATA-->
      <text:p text:style-name="P4">
<draw:frame draw:style-name="fr1" draw:name="Image49" text:anchor-type="as-char" svg:width="6.9236in" svg:height="3.956343in" draw:z-index="0">
<draw:image xlink:href="../Images/yкринформ/2023-05-15T-44-05-00-03-00/630_360_1675418382-232.jpg" xlink:type="simple" xlink:show="embed" xlink:actuate="onLoad" draw:mime-type="image/jpeg"/>
</draw:frame>
The Russian army has attacked 12 times from different types of weapons border communities in the day/</text:p>
      <text:p text:style-name="P4">
According to Ukrinform, the Sumy Regional Military Administration reported in <text:a xlink:type="simple" xlink:href="https://t.me/Sumy_news_ODA/16182" text:style-name="Internet_20_link" text:visited-style-name="Visited_20_Internet_20_Link">
</text:a>
.</text:p>
      <text:p text:style-name="P4">
Novoslobid community invaders fired from a large -caliber machine gun of Tastvolna artillery, resulting in three explosions. Due to the hostile, a private dwelling house caught fire.</text:p>
      <text:p text:style-name="P4">
<text:span text:style-name="T4">
 Read also: </text:span>
 <text:a xlink:type="simple" xlink:href="https://www.ukrinform.ua/rubric-ato/3709627-rosiani-trici-vdarili-po-prikordonnu-sumsini-ta-cernigivsini.html" text:style-name="Internet_20_link" text:visited-style-name="Visited_20_Internet_20_Link">
<text:span text:style-name="T4">
 Sumshchyn </text:span>
</text:a>
In the territory of the same community, the Russians hit mortars, causing six explosions. The hostile fire damaged the transmission line.</text:p>
      <text:p text:style-name="P4">
The invaders also struck the mortar stroke in the Belopil community, as a result, 51 explosions occurred. Its territory attacked the enemy from the barrel artillery of playing lands - 7 and 55 explosions took place, respectively.</text:p>
      <text:p text:style-name="P4">
The Shalyginsk community suffered from the Russian troops of a mortar strike - 9 explosions were recorded.</text:p>
      <text:p text:style-name="P4">
<text:span text:style-name="T4">
 Read also: </text:span>
 <text:a xlink:type="simple" xlink:href="https://www.ukrinform.ua/rubric-ato/3709220-vorog-za-den-visim-raziv-obstrilav-prikordonna-sumsini-zagalom-109-prilotiv.html" text:style-name="Internet_20_link" text:visited-style-name="Visited_20_Internet_20_Link">
<text:span text:style-name="T4">
 Sumshchyn </text:span>
</text:a>
In the Krasnopil community, the Russians were beat from self -propelled artillery installations, causing 8 explosions.</text:p>
      <text:p text:style-name="P4">
As reported by Ukrinform, on May 14, the troops of the Russian Federation fired eight times the border communities of Sumy region.</text:p>
      <text:p text:style-name="P4">
Photo illustrative</text:p>
      <text:p text:style-name="P4">
News Source: <text:a xlink:type="simple" xlink:href="https://www.ukrinform.ua/rubric-ato/3709668-rosiani-za-den-12-raziv-obstrilali-prikordonna-sumsini.html" text:style-name="Internet_20_link" text:visited-style-name="Visited_20_Internet_20_Link">
https://www.ukrinform.ua/rubric-ato/3709668-rosiani-za-den-12-raziv-obstrilali-prikordonna-sumsini.html</text:a>
</text:p>
      <!--NEWS-->
      <text:h text:style-name="P10" text:outline-level="1">
<text:span text:style-name="T4">
Kalinina will play with Australian Open finalist at WTA tournament in Rome</text:span>
</text:h>
      <text:p text:style-name="P4">
Authors: Ukrinform (Person)</text:p>
      <text:p text:style-name="P4">
Publisher: Укринформ (Organization)</text:p>
      <text:p text:style-name="P4">
Published Time: 2023-05-15T-47:59:28+03:00</text:p>
      <text:p text:style-name="P4">
Modified Time: 2023-05-15T21:59:28+03:00</text:p>
      <text:p text:style-name="P4">
Description: Sown under 12 Beatris Naadad Maya from Brazil will become a rival of the second "racket" of Ukraine Angelina Kalinina in the quarterfinals . - Ukrinform.</text:p>
      <text:p text:style-name="P4">
Images: ["<text:a xlink:type="simple" xlink:href="https://static.ukrinform.com/photos/2023_05/thumb_files/630_360_1683975732-816.jpg" text:style-name="Internet_20_link" text:visited-style-name="Visited_20_Internet_20_Link">
630_360_16839...</text:a>
"]</text:p>
      <text:p text:style-name="P4">
Tags: ['Теніс', 'Ангеліна Калініна']</text:p>
      <text:p text:style-name="P4">
Type: Article</text:p>
      <!--METADATA-->
      <text:p text:style-name="P4">
<draw:frame draw:style-name="fr1" draw:name="Image50" text:anchor-type="as-char" svg:width="6.9236in" svg:height="3.956343in" draw:z-index="0">
<draw:image xlink:href="../Images/yкринформ/2023-05-15T-47-59-28-03-00/630_360_1683975732-816.jpg" xlink:type="simple" xlink:show="embed" xlink:actuate="onLoad" draw:mime-type="image/jpeg"/>
</draw:frame>
Sacing the 12th Beatris Naatrice Maya Maya from Brazil will become the rival of the second "racket" of Ukraine Angelina Kalinina in a quarterfinal(WTA)- International BNL of Italy - у(Italy)With a prize fund $ 3.5 million.</text:p>
      <text:p text:style-name="P4">
In the fourth round of the competition, Maya won over Columbia Kamila Osorio - 3: 3, 6: 3, reports Ukrinform.</text:p>
      <text:p text:style-name="P4">
It should be noted that last year Beatrice Addad Maia in Melbourne(Australia)It reached the finalsaustralian Open in a paired discharge.</text:p>
      <text:p text:style-name="P4">
<text:span text:style-name="T4">
 Read also: </text:span>
 <text:a xlink:type="simple" xlink:href="https://www.ukrinform.ua/rubric-sports/3709450-ukrainka-kalinina-peremogla-amerikanku-kiz-na-turniri-wta-1000-u-rimi.html" text:style-name="Internet_20_link" text:visited-style-name="Visited_20_Internet_20_Link">
</text:a>
The tournament in Rome will last until May 21.</text:p>
      <text:p text:style-name="P4">
Photo: Getty Images.</text:p>
      <text:p text:style-name="P4">
News Source: <text:a xlink:type="simple" xlink:href="https://www.ukrinform.ua/rubric-sports/3709667-kalinina-zigrae-z-finalistkou-australian-open-na-turniri-wta-v-rimi.html" text:style-name="Internet_20_link" text:visited-style-name="Visited_20_Internet_20_Link">
https://www.ukrinform.ua/rubric-sports/3709667-kalinina-zigrae-z-finalistkou-australian-open-na-turniri-wta-v-rimi.html</text:a>
</text:p>
      <!--NEWS-->
      <text:h text:style-name="P10" text:outline-level="1">
<text:span text:style-name="T4">
States have already taken to Germany three dozen training tanks Abrams - Pentagon</text:span>
</text:h>
      <text:p text:style-name="P4">
Authors: Ukrinform (Person)</text:p>
      <text:p text:style-name="P4">
Publisher: Укринформ (Organization)</text:p>
      <text:p text:style-name="P4">
Published Time: 2023-05-15T-49:51:00+03:00</text:p>
      <text:p text:style-name="P4">
Modified Time: 2023-05-15T21:51:00+03:00</text:p>
      <text:p text:style-name="P4">
Description: The United States has already sent three dozen M1 Abrams to Germany to Germany, where Ukrainian defenders will soon train. - Ukrinform.</text:p>
      <text:p text:style-name="P4">
Images: ["<text:a xlink:type="simple" xlink:href="https://static.ukrinform.com/photos/2023_04/thumb_files/630_360_1682371441-131.jpg" text:style-name="Internet_20_link" text:visited-style-name="Visited_20_Internet_20_Link">
630_360_16823...</text:a>
"]</text:p>
      <text:p text:style-name="P4">
Tags: ['Німеччина', 'Пентагон', 'США', 'Танк', 'Abrams ', 'Війна з росією']</text:p>
      <text:p text:style-name="P4">
Type: Article</text:p>
      <!--METADATA-->
      <text:p text:style-name="P4">
<draw:frame draw:style-name="fr1" draw:name="Image51" text:anchor-type="as-char" svg:width="6.9236in" svg:height="3.956343in" draw:z-index="0">
<draw:image xlink:href="../Images/yкринформ/2023-05-15T-49-51-00-03-00/630_360_1682371441-131.jpg" xlink:type="simple" xlink:show="embed" xlink:actuate="onLoad" draw:mime-type="image/jpeg"/>
</draw:frame>
Three dozen M1 Abrams tanks have already been connected to Germany, and Ukrainian defenders will soon train.</text:p>
      <text:p text:style-name="P4">
A spokesman of the Pentagon, General Patrick Ryder, said this at a briefing in Washington, Ukrinform correspondent reports.</text:p>
      <text:p text:style-name="P4">
"I can confirm that 31 M1 Abrams tank arrived in Germany Uramaki preparation for the future training of the Ukrainian military," the Ryder said.</text:p>
      <text:p text:style-name="P4">
According to him, teaching Ukrainian fighters on American <text:a xlink:type="simple" xlink:href="https://www.ukrinform.ua/tag-tank" text:style-name="Internet_20_link" text:visited-style-name="Visited_20_Internet_20_Link">
</text:a>
It will begin within several weeks.</text:p>
      <text:p text:style-name="P4">
<text:span text:style-name="T4">
 Read also: </text:span>
 <text:a xlink:type="simple" xlink:href="https://www.ukrinform.ua/rubric-ato/3708038-stati-peredadut-tanki-abrams-ukraini-na-pocatku-oseni-ostin.html" text:style-name="Internet_20_link" text:visited-style-name="Visited_20_Internet_20_Link">
<text:span text:style-name="T4">
 ABRAMS </text:span>
</text:a>
</text:p>
      <text:p text:style-name="P4">
“Ця широка тренувальна програма для українських танкістів та техніківпокликана підготувати їх до виконання у майбутньому важливої ролі, ефективновикористовуючи танки М1 та захищаючи український народ”, - наголосив речникПентагону.</text:p>
      <text:p text:style-name="P4">
Як повідомлялося, президент Байден оголосив, що США передадуть Україні сучаснуверсію бойового танка Abrams M1-A2. Однак їх іще треба виробити на заводах абомодернізувати старі машини. Водночас сучасніші версії потребують більше часудля фахової підготовки українських військових.</text:p>
      <text:p text:style-name="P4">
News Source: <text:a xlink:type="simple" xlink:href="https://www.ukrinform.ua/rubric-ato/3709665-stati-vze-dopravili-do-nimeccini-tri-desatki-trenuvalnih-tankiv-abrams-pentagon.html" text:style-name="Internet_20_link" text:visited-style-name="Visited_20_Internet_20_Link">
https://www.ukrinform.ua/rubric-ato/3709665-stati-vze-dopravili-do-nimeccini-tri-desatki-trenuvalnih-tankiv-abrams-pentagon.html</text:a>
</text:p>
      <!--NEWS-->
      <text:h text:style-name="P10" text:outline-level="1">
<text:span text:style-name="T4">
Japan wants to offer Ukraine new technologies for post -war recovery</text:span>
</text:h>
      <text:p text:style-name="P4">
Authors: Ukrinform (Person)</text:p>
      <text:p text:style-name="P4">
Publisher: Укринформ (Organization)</text:p>
      <text:p text:style-name="P4">
Published Time: 2023-05-15T-51:48:38+03:00</text:p>
      <text:p text:style-name="P4">
Modified Time: 2023-05-15T21:48:38+03:00</text:p>
      <text:p text:style-name="P4">
Description: The Government of Japan plans to invite representatives of the Government of Ukraine to exchange technologies that will help restore the country after the destruction caused by Moscow's military invasion. - Ukrinform.</text:p>
      <text:p text:style-name="P4">
Images: ["<text:a xlink:type="simple" xlink:href="https://static.ukrinform.com/photos/2022_11/thumb_files/630_360_1667308231-551.jpg" text:style-name="Internet_20_link" text:visited-style-name="Visited_20_Internet_20_Link">
630_360_16673...</text:a>
"]</text:p>
      <text:p text:style-name="P4">
Tags: ['Японія', 'Відбудова', 'Відновлення України']</text:p>
      <text:p text:style-name="P4">
Type: Article</text:p>
      <!--METADATA-->
      <text:p text:style-name="P4">
<draw:frame draw:style-name="fr1" draw:name="Image52" text:anchor-type="as-char" svg:width="6.9236in" svg:height="3.956343in" draw:z-index="0">
<draw:image xlink:href="../Images/yкринформ/2023-05-15T-51-48-38-03-00/630_360_1667308231-551.jpg" xlink:type="simple" xlink:show="embed" xlink:actuate="onLoad" draw:mime-type="image/jpeg"/>
</draw:frame>
Government plans to invite representatives of the Government of Ukraine to exchange technologies that will help in the restoration of the country after the destruction caused by Moscow.</text:p>
      <text:p text:style-name="P4">
As Ukrinform reports, it reports <text:a xlink:type="simple" xlink:href="https://www3.nhk.or.jp/nhkworld/en/news/20230515_05/" text:style-name="Internet_20_link" text:visited-style-name="Visited_20_Internet_20_Link">
</text:a>
.</text:p>
      <text:p text:style-name="P4">
Цей план розроблено напередодні саміту «Групи семи», що має початися вХіросімі у п'ятницю. Очікується, що там обговорюватимуться питання відновленнята реконструкції соціально-економічної інфраструктури України, яка постраждалавнаслідок військового вторгнення москви.</text:p>
      <text:p text:style-name="P4">
<text:span text:style-name="T4">
Читайте також:</text:span>
 <text:a xlink:type="simple" xlink:href="https://www.ukrinform.ua/rubric-vidbudova/3709630-kubrakov-obgovoriv-z-predstavnikami-oon-i-krainpartneriv-vidbudovu-ukraini.html" text:style-name="Internet_20_link" text:visited-style-name="Visited_20_Internet_20_Link">
 </text:a>
Japan's Government Fumio Kishida said that he wants to use this Sumyatyak the opportunity to confirm the unwavering solidarity of G7 countries with Ukraine.</text:p>
      <text:p text:style-name="P4">
"Japan hopes to support his efforts to recover, inviting him to check different methods, such as effective garbage and know -how to strengthen the power supply system," the message goes.</text:p>
      <text:p text:style-name="P4">
<text:span text:style-name="T4">
 Read also: </text:span>
 <text:a xlink:type="simple" xlink:href="https://www.ukrinform.ua/rubric-vidbudova/3709483-dla-vidbudovi-deokupovanoi-lugansini-planuut-stvoriti-centr-vidnovlenna-ta-rozvitku-gromad.html" text:style-name="Internet_20_link" text:visited-style-name="Visited_20_Internet_20_Link">
<text:span text:style-name="T4">
 Renewed </text:span>
</text:a>
It was reported that, within the framework of the emergency recovery program, which is implemented with a grant agreement between the Government of Ukraine and the Japanese Agency of International Cooperation, the NEC “Ukrenergo” will be transferred for substations in the amount of 5.135 billion Japanese yen.</text:p>
      <text:p text:style-name="P4">
News Source: <text:a xlink:type="simple" xlink:href="https://www.ukrinform.ua/rubric-vidbudova/3709664-aponia-hoce-zaproponuvati-ukraini-novi-tehnologii-dla-pislavoennogo-vidnovlenna.html" text:style-name="Internet_20_link" text:visited-style-name="Visited_20_Internet_20_Link">
https://www.ukrinform.ua/rubric-vidbudova/3709664-aponia-hoce-zaproponuvati-ukraini-novi-tehnologii-dla-pislavoennogo-vidnovlenna.html</text:a>
</text:p>
      <!--NEWS-->
      <text:h text:style-name="P10" text:outline-level="1">
<text:span text:style-name="T4">
Artillerymen destroyed the Russian tulip mortar</text:span>
</text:h>
      <text:p text:style-name="P4">
Authors: Ukrinform (Person)</text:p>
      <text:p text:style-name="P4">
Publisher: Укринформ (Organization)</text:p>
      <text:p text:style-name="P4">
Published Time: 2023-05-15T-53:47:00+03:00</text:p>
      <text:p text:style-name="P4">
Modified Time: 2023-05-15T21:47:00+03:00</text:p>
      <text:p text:style-name="P4">
Description: The artillery officers of the Navy of the Armed Forces of Ukraine destroyed the Russian self-propelled mortar of 240 mm tulip. - Ukrinform.</text:p>
      <text:p text:style-name="P4">
Images: ["<text:a xlink:type="simple" xlink:href="https://static.ukrinform.com/photos/2023_05/thumb_files/630_360_1684161089-499.jpg" text:style-name="Internet_20_link" text:visited-style-name="Visited_20_Internet_20_Link">
630_360_16841...</text:a>
"]</text:p>
      <text:p text:style-name="P4">
Tags: ['Міномет', 'Війна з росією', 'Артилерія']</text:p>
      <text:p text:style-name="P4">
Type: Article</text:p>
      <!--METADATA-->
      <text:p text:style-name="P4">
<draw:frame draw:style-name="fr1" draw:name="Image53" text:anchor-type="as-char" svg:width="6.9236in" svg:height="3.956343in" draw:z-index="0">
<draw:image xlink:href="../Images/yкринформ/2023-05-15T-53-47-00-03-00/630_360_1684161089-499.jpg" xlink:type="simple" xlink:show="embed" xlink:actuate="onLoad" draw:mime-type="image/jpeg"/>
</draw:frame>
The artillery officers of the Navy of the Armed Forces of Ukraine destroyed the Russian-monetary mortar of 240 mm tulip.</text:p>
      <text:p text:style-name="P4">
According to Ukrinform, the Navy press service reported in <text:a xlink:type="simple" xlink:href="https://t.me/ukrainian_navy/3111" text:style-name="Internet_20_link" text:visited-style-name="Visited_20_Internet_20_Link">
</text:a>
"Servicemen of the 406th Separate Artillery Brigade, a 240-mm mortar 2C4" tulip "of the Russian occupation army-was driving the 240-mm of the Russian Occupation Army-it was driving from the" eyes "of our defenders, but the apt artillery shot was destroyed by the enemy.</text:p>
      <text:p text:style-name="P4">
<text:span text:style-name="T4">
 Read also: </text:span>
 <text:a xlink:type="simple" xlink:href="https://www.ukrinform.ua/rubric-ato/3709401-morpihi-znisili-rosijskij-plavzasib-iz-zagarbnikami.html" text:style-name="Internet_20_link" text:visited-style-name="Visited_20_Internet_20_Link">
<text:span text:style-name="T4">
 destroy </text:span>
</text:a>
As reported by Ukrinform, in the course of a full -scale full -scale Russian Federation <text:a xlink:type="simple" xlink:href="https://www.ukrinform.ua/rubric-ato/3709259-zsu-vze-znisili-199-tisac-460-rosijskih-zagarbnikiv.html" text:style-name="Internet_20_link" text:visited-style-name="Visited_20_Internet_20_Link">
</text:a>
and thousands of units of military equipment.</text:p>
      <text:p text:style-name="P4">
<text:span text:style-name="T5">
Foto: Wikipedia</text:span>
</text:p>
      <text:p text:style-name="P4">
News Source: <text:a xlink:type="simple" xlink:href="https://www.ukrinform.ua/rubric-ato/3709569-artileristi-znisili-rosijskij-minomet-tulpan.html" text:style-name="Internet_20_link" text:visited-style-name="Visited_20_Internet_20_Link">
https://www.ukrinform.ua/rubric-ato/3709569-artileristi-znisili-rosijskij-minomet-tulpan.html</text:a>
</text:p>
      <!--NEWS-->
      <text:h text:style-name="P10" text:outline-level="1">
<text:span text:style-name="T4">
In the Bakhmut area of the Armed Forces, they advanced to a distance of two kilometers - the abdomen</text:span>
</text:h>
      <text:p text:style-name="P4">
Authors: Ukrinform (Person)</text:p>
      <text:p text:style-name="P4">
Publisher: Укринформ (Organization)</text:p>
      <text:p text:style-name="P4">
Published Time: 2023-05-15T-55:35:00+03:00</text:p>
      <text:p text:style-name="P4">
Modified Time: 2023-05-15T21:35:00+03:00</text:p>
      <text:p text:style-name="P4">
Description: In the last two days, the Ukrainian soldiers have advanced from 350 meters to 2 kilometers around Bakhmut. - Ukrinform.</text:p>
      <text:p text:style-name="P4">
Images: ["<text:a xlink:type="simple" xlink:href="https://static.ukrinform.com/photos/2023_04/thumb_files/630_360_1682412638-215.png" text:style-name="Internet_20_link" text:visited-style-name="Visited_20_Internet_20_Link">
630_360_16824...</text:a>
"]</text:p>
      <text:p text:style-name="P4">
Tags: ['Бахмут', 'ЗСУ', 'Війна з росією', 'Єдині новини']</text:p>
      <text:p text:style-name="P4">
Type: Article</text:p>
      <!--METADATA-->
      <text:p text:style-name="P4">
<draw:frame draw:style-name="fr1" draw:name="Image54" text:anchor-type="as-char" svg:width="6.9236in" svg:height="3.956343in" draw:z-index="0">
<draw:image xlink:href="../Images/yкринформ/2023-05-15T-55-35-00-03-00/630_360_1682412638-215.png" xlink:type="simple" xlink:show="embed" xlink:actuate="onLoad" draw:mime-type="image/png"/>
</draw:frame>
In the last two days, the Ukrainian soldiers have advanced from 350 meters to 2 kilometers in some areas of the Ovit Bakhmut.</text:p>
      <text:p text:style-name="P4">
This was reported by the speaker of the eastern group of the Armed Forces Sergey Cherevaty in the Eviritellon “The One News”, Ukrinform reports.</text:p>
      <text:p text:style-name="P4">
“The previous two days our troops advanced at different distance: from 350 meters two kilometers, but the enemy is fiercely resisting. The enemy also performs. During this day, 34 combat reports took place in the Bakhmut direction, 479 times the enemy with various systems, with various artillery fired at the point, four aircraft has taken place, ”he said.</text:p>
      <text:p text:style-name="P4">
<text:span text:style-name="T4">
 Read also: </text:span>
 <text:a xlink:type="simple" xlink:href="https://www.ukrinform.ua/rubric-ato/3709616-bahmut-ta-marinka-zalisautsa-v-epicentri-bojovih-dij-na-shodi-za-dobu-37-zitknen.html" text:style-name="Internet_20_link" text:visited-style-name="Visited_20_Internet_20_Link">
<text:span text:style-name="T4">
 Bakhmut </text:span>
</text:a>
Cherevaty added that in the battles the Ukrainian military destroyed 149 invaders, 160 -they were pledged, and six were captured.</text:p>
      <text:p text:style-name="P4">
Also, during the last day, our military has shot two infantry fighting vehicles, two armored vehicles, three enemy drones and a field warehouse with ammunition.</text:p>
      <text:p text:style-name="P4">
<text:span text:style-name="T4">
 Read also: </text:span>
 <text:a xlink:type="simple" xlink:href="https://www.ukrinform.ua/rubric-ato/3709290-sirskij-pro-oboronu-bahmuta-prosuvanna-zsu-persij-uspih-nastupalnih-dij-ale-castkovij.html" text:style-name="Internet_20_link" text:visited-style-name="Visited_20_Internet_20_Link">
<text:span text:style-name="T4">
 Bakhmut </text:span>
</text:a>
“The enemy is above all tries to capture the city itself, and makes it possible to this effort. Our warriors keep defense, showing the peaks of courage, heroism, endurance and ingenuity to keep the enemy's onset. This is all expected in the framework of the defense operation, which is performed for many months, is directed to the absolute destruction of the enemy, ” - said the speaker of the Eastern Undology of the Armed Forces of Ukraine.</text:p>
      <text:p text:style-name="P4">
As reported by Ukrinform, from the beginning of a full -scale war <text:a xlink:type="simple" xlink:href="http://www.ukrinform.ua/rubric-ato/3709259-zsu-vze-znisili-199-tisac-460-rosijskih-zagarbnikiv.html" text:style-name="Internet_20_link" text:visited-style-name="Visited_20_Internet_20_Link">
</text:a>
 вже близько 199 тисяч 460військових рф та тисячі одиниць бойової техніки ворога.</text:p>
      <text:p text:style-name="P4">
<text:span text:style-name="T5">
Фото: Костянтин Ліберов</text:span>
</text:p>
      <text:p text:style-name="P4">
News Source: <text:a xlink:type="simple" xlink:href="https://www.ukrinform.ua/rubric-ato/3709661-u-rajoni-bahmuta-zsu-prosunulisa-na-vidstan-do-dvoh-kilometriv-cerevatij.html" text:style-name="Internet_20_link" text:visited-style-name="Visited_20_Internet_20_Link">
https://www.ukrinform.ua/rubric-ato/3709661-u-rajoni-bahmuta-zsu-prosunulisa-na-vidstan-do-dvoh-kilometriv-cerevatij.html</text:a>
</text:p>
      <!--NEWS-->
      <text:h text:style-name="P10" text:outline-level="1">
<text:span text:style-name="T4">
Hungary has blocked € 500 million from a fund financed weapons for Ukraine - media</text:span>
</text:h>
      <text:p text:style-name="P4">
Authors: Ukrinform (Person)</text:p>
      <text:p text:style-name="P4">
Publisher: Укринформ (Organization)</text:p>
      <text:p text:style-name="P4">
Published Time: 2023-05-15T-57:31:12+03:00</text:p>
      <text:p text:style-name="P4">
Modified Time: 2023-05-15T21:31:12+03:00</text:p>
      <text:p text:style-name="P4">
Description: Hungary has blocked the payment of eighth tranche of funds from the European Peace Fund in the amount of 500 million euros on weapons, which EU Member States transfer to Ukraine. - Ukrinform.</text:p>
      <text:p text:style-name="P4">
Images: ["<text:a xlink:type="simple" xlink:href="https://static.ukrinform.com/photos/2020_05/thumb_files/630_360_1589214027-326.jpg" text:style-name="Internet_20_link" text:visited-style-name="Visited_20_Internet_20_Link">
630_360_15892...</text:a>
"]</text:p>
      <text:p text:style-name="P4">
Tags: ['Угорщина', 'Гроші', 'Будапешт']</text:p>
      <text:p text:style-name="P4">
Type: Article</text:p>
      <!--METADATA-->
      <text:p text:style-name="P4">
<draw:frame draw:style-name="fr1" draw:name="Image55" text:anchor-type="as-char" svg:width="6.9236in" svg:height="3.956343in" draw:z-index="0">
<draw:image xlink:href="../Images/yкринформ/2023-05-15T-57-31-12-03-00/630_360_1589214027-326.jpg" xlink:type="simple" xlink:show="embed" xlink:actuate="onLoad" draw:mime-type="image/jpeg"/>
</draw:frame>
Hungary has dubbed the eighth tranche of funds from the European Peace Fund in size 500 million euros into service, which EU member states transfer to Ukraine.</text:p>
      <text:p text:style-name="P4">
According to Ukrinform, the agency reports <text:a xlink:type="simple" xlink:href="https://www.ansa.it/sito/notizie/topnews/2023/05/15/fonti-budapest-blocca-tranche-fondi-epf-per-armi-a-kiev_c2702c9d-c274-4f17-8297-3b278f4436ca.html" text:style-name="Internet_20_link" text:visited-style-name="Visited_20_Internet_20_Link">
</text:a>
.</text:p>
      <text:p text:style-name="P4">
"Hungary, surprisingly, today has blocked the payment of eighth tranche of money of the European Peace Fund(EPF)on weapons intended for Ukraine, " - said the agency.</text:p>
      <text:p text:style-name="P4">
<text:span text:style-name="T4">
 Read also: </text:span>
 <text:a xlink:type="simple" xlink:href="https://www.ukrinform.ua/rubric-world/3709356-glavi-mzs-kitau-ta-ugorsini-proveli-pogliblenij-obmin-dumkami-sodo-ukraini.html" text:style-name="Internet_20_link" text:visited-style-name="Visited_20_Internet_20_Link">
<text:span text:style-name="T4">
 Hungary </text:span>
</text:a>
The tranche of 500 million euros was to be paid next Monday, 22th. But Budapest blocked the decision, allegedly demanding "guarantees" that the European Peace Fund will not be used in the future exclusively for the aid of Ukraine.</text:p>
      <text:p text:style-name="P4">
As it was reported, on March 20, the European Council has made a decision to raise supplies of ammunition for Ukraine and to increase the capabilities of the European defense industry. This decision stipulates that countries will be exposed to Ukraine 1 million artillery ammunition, including 155 mm shells, over the next 12 months.</text:p>
      <text:p text:style-name="P4">
<text:span text:style-name="T4">
 Read also: </text:span>
 <text:a xlink:type="simple" xlink:href="https://www.ukrinform.ua/rubric-world/3705472-glava-mzs-ugorsini-poskandaliv-z-poslom-ssa-zvinuvativsi-jogo-v-propagandi-vijni.html" text:style-name="Internet_20_link" text:visited-style-name="Visited_20_Internet_20_Link">
<text:span text:style-name="T4">
 Hungary </text:span>
</text:a>
On May 5, the EU Council finally approved the allocation of EUR 1 billion within the European Peace Fund for the purchase of ammunition and missiles for Ukraine.</text:p>
      <text:p text:style-name="P4">
News Source: <text:a xlink:type="simple" xlink:href="https://www.ukrinform.ua/rubric-world/3709659-ugorsina-zablokuvala-500-miljoniv-z-fondu-so-finansue-zbrou-dla-ukraini-zmi.html" text:style-name="Internet_20_link" text:visited-style-name="Visited_20_Internet_20_Link">
https://www.ukrinform.ua/rubric-world/3709659-ugorsina-zablokuvala-500-miljoniv-z-fondu-so-finansue-zbrou-dla-ukraini-zmi.html</text:a>
</text:p>
      <!--NEWS-->
      <text:h text:style-name="P10" text:outline-level="1">
<text:span text:style-name="T4">
White House: Sanctions affect Putin's ability to wage war</text:span>
</text:h>
      <text:p text:style-name="P4">
Authors: Ukrinform (Person)</text:p>
      <text:p text:style-name="P4">
Publisher: Укринформ (Organization)</text:p>
      <text:p text:style-name="P4">
Published Time: 2023-05-15T-59:23:00+03:00</text:p>
      <text:p text:style-name="P4">
Modified Time: 2023-05-15T21:23:00+03:00</text:p>
      <text:p text:style-name="P4">
Description: International sanctions directly influence the ability of the Russian Federation to wage the war against Ukraine, since they significantly limit the activities of Russia's MFC and gradually destroy its economy. - Ukrinform.</text:p>
      <text:p text:style-name="P4">
Images: ["<text:a xlink:type="simple" xlink:href="https://static.ukrinform.com/photos/2022_03/thumb_files/630_360_1647268733-248.jpg" text:style-name="Internet_20_link" text:visited-style-name="Visited_20_Internet_20_Link">
630_360_16472...</text:a>
"]</text:p>
      <text:p text:style-name="P4">
Tags: ['Антиросійські санкції', 'Економіка', 'США', 'Білий дім', 'Війна з росією']</text:p>
      <text:p text:style-name="P4">
Type: Article</text:p>
      <!--METADATA-->
      <text:p text:style-name="P4">
<draw:frame draw:style-name="fr1" draw:name="Image56" text:anchor-type="as-char" svg:width="6.9236in" svg:height="3.956343in" draw:z-index="0">
<draw:image xlink:href="../Images/yкринформ/2023-05-15T-59-23-00-03-00/630_360_1647268733-248.jpg" xlink:type="simple" xlink:show="embed" xlink:actuate="onLoad" draw:mime-type="image/jpeg"/>
</draw:frame>
International sanctions directly influence the ability of the Russian Federation to wage the war with anti -Ukraine, since they significantly limit the activities of Russia's MFC and gradually destroying the economy.</text:p>
      <text:p text:style-name="P4">
This was stated by the Coordinator of the White House National Security Council John Kirby, a Ukrinform correspondent reported.</text:p>
      <text:p text:style-name="P4">
"Sanctions affect Putin's ability to wage war," said the representative of the white house.</text:p>
      <text:p text:style-name="P4">
According to him, otherwise Russia would not turn to Iran on drones and unhappy buying artillery shells in North Korea. After all, economic restrictions and export control measures do not allow it to produce a newly, including rockets and high -precision ammunition - due to lack of access to technology, microelectronics and other necessary tools.</text:p>
      <text:p text:style-name="P4">
"So we know that sanctions have their effect," Kirby emphasized.</text:p>
      <text:p text:style-name="P4">
He noted that it took some time. And if the economy of the Russian Federation is not fully completely in the last year, it is still significantly affected. The Kirby was persuaded, this forced the Kremlin's leadership to excessive financial experts, in particular, to strengthen the ruble, but such radical measures cannot take a long time.</text:p>
      <text:p text:style-name="P4">
<text:span text:style-name="T4">
 Read also: </text:span>
 <text:a xlink:type="simple" xlink:href="https://www.ukrinform.ua/rubric-world/3709592-rosia-v-obhid-sankcij-kupue-zapcastini-do-litakiv-boeing-ta-airbus-nyt.html" text:style-name="Internet_20_link" text:visited-style-name="Visited_20_Internet_20_Link">
</text:a>
“Putin will have to take into account the economic consequences that are given <text:a xlink:type="simple" xlink:href="https://www.ukrinform.ua/tag-sankcii" text:style-name="Internet_20_link" text:visited-style-name="Visited_20_Internet_20_Link">
</text:a>
and export control, ”the White House Representative is convinced.</text:p>
      <text:p text:style-name="P4">
Kirby added that it will take some time, but now you can see the crack of the Russian economy.</text:p>
      <text:p text:style-name="P4">
At the same time, he noted that during the G7 leaders' summit, a serious intention would be renovated this week, which is responsible for Russia, in the same way through the use of economic instruments.</text:p>
      <text:p text:style-name="P4">
<text:span text:style-name="T4">
 Read also: </text:span>
 <text:a xlink:type="simple" xlink:href="https://www.ukrinform.ua/rubric-world/3708567-kraini-es-nastupnogo-tizna-prodovzat-obgovorenna-11go-paketu-sankcij-proti-rf.html" text:style-name="Internet_20_link" text:visited-style-name="Visited_20_Internet_20_Link">
</text:a>
As reported by Ukrinform, at the end of this week in Hiroshima(Japan)відбудеться саміт G7. Очікується, що питання підтримки України, а такожпродовження тиску на рф буде одним із головних під час зустрічі.</text:p>
      <text:p text:style-name="P4">
<text:span text:style-name="T5">
Фото: dpa</text:span>
</text:p>
      <text:p text:style-name="P4">
News Source: <text:a xlink:type="simple" xlink:href="https://www.ukrinform.ua/rubric-world/3709658-sankcii-vplivaut-na-zdatnist-putina-vesti-vijnu-bilij-dim.html" text:style-name="Internet_20_link" text:visited-style-name="Visited_20_Internet_20_Link">
https://www.ukrinform.ua/rubric-world/3709658-sankcii-vplivaut-na-zdatnist-putina-vesti-vijnu-bilij-dim.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15T-61:17:00+03:00</text:p>
      <text:p text:style-name="P4">
Modified Time: 2023-05-15T21:17: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57" text:anchor-type="as-char" svg:width="6.9236in" svg:height="3.956343in" draw:z-index="0">
<draw:image xlink:href="../Images/yкринформ/2023-05-15T-61-17-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semi -final of the Champions League "Manchester City" - "Real" was entrusted with arbitrators from Poland</text:span>
</text:h>
      <text:p text:style-name="P4">
Authors: Ukrinform (Person)</text:p>
      <text:p text:style-name="P4">
Publisher: Укринформ (Organization)</text:p>
      <text:p text:style-name="P4">
Published Time: 2023-05-15T-63:11:49+03:00</text:p>
      <text:p text:style-name="P4">
Modified Time: 2023-05-15T21:11:49+03:00</text:p>
      <text:p text:style-name="P4">
Description: The UEFA Champions League on Wednesday, May 17, will take place in response to the 1/2 finals between the players of the English "Manchester City" and the current winner of the title of Spanish "Real Madrid". - Ukrinform.</text:p>
      <text:p text:style-name="P4">
Images: ["<text:a xlink:type="simple" xlink:href="https://static.ukrinform.com/photos/2023_05/thumb_files/630_360_1684174249-279.jpg" text:style-name="Internet_20_link" text:visited-style-name="Visited_20_Internet_20_Link">
630_360_16841...</text:a>
"]</text:p>
      <text:p text:style-name="P4">
Tags: ['Футбол', 'Ліга чемпіонів', 'Реал Мадрид', 'Манчестер Сіті']</text:p>
      <text:p text:style-name="P4">
Type: Article</text:p>
      <!--METADATA-->
      <text:p text:style-name="P4">
<draw:frame draw:style-name="fr1" draw:name="Image58" text:anchor-type="as-char" svg:width="6.9236in" svg:height="3.956343in" draw:z-index="0">
<draw:image xlink:href="../Images/yкринформ/2023-05-15T-63-11-49-03-00/630_360_1684174249-279.jpg" xlink:type="simple" xlink:show="embed" xlink:actuate="onLoad" draw:mime-type="image/jpeg"/>
</draw:frame>
The UEFA Lizichampions on Wednesday, May 17, will take place in response to 1/2 finals between the players of the English "Manchester City" and the current winner of the titulis "Real Madrid".</text:p>
      <text:p text:style-name="P4">
The match in the Arena "Etihad" in Manchester will be served by the Judicial Brigade of Poland, Ukrinform reports.</text:p>
      <text:p text:style-name="P4">
The main arbitrator of Shimon Marchyniak will be assist on the line by Pavel Sokolnitsky and Tomash Liskkevich. The fourth referee is Istvan Kovach.</text:p>
      <text:p text:style-name="P4">
We will remind, the first match for Santiago Bernabeu in Madrid ended in a draw -1: 1.</text:p>
      <text:p text:style-name="P4">
Another semi -final pair consists of Italian "Inter" and "Milan"(2:0)What is the turn of May 16 to determine the final participant at the Giuseppe Metzz stadium.</text:p>
      <text:p text:style-name="P4">
<text:span text:style-name="T4">
 Read also: </text:span>
 <text:a xlink:type="simple" xlink:href="https://www.ukrinform.ua/rubric-sports/3709143-apl-man-siti-povernuvsa-v-odnoosibni-lideri-obigravsi-everton-mikolenka.html" text:style-name="Internet_20_link" text:visited-style-name="Visited_20_Internet_20_Link">
</text:a>
The UEFA Champions League final match will take place on June 10 at Ataturk Olympic Stadion in Istanbul(Turkey).</text:p>
      <text:p text:style-name="P4">
Фото: Твіттер.</text:p>
      <text:p text:style-name="P4">
News Source: <text:a xlink:type="simple" xlink:href="https://www.ukrinform.ua/rubric-sports/3709656-pivfinal-ligi-cempioniv-mancester-siti-real-dorucili-arbitram-z-polsi.html" text:style-name="Internet_20_link" text:visited-style-name="Visited_20_Internet_20_Link">
https://www.ukrinform.ua/rubric-sports/3709656-pivfinal-ligi-cempioniv-mancester-siti-real-dorucili-arbitram-z-polsi.html</text:a>
</text:p>
      <!--NEWS-->
      <text:h text:style-name="P10" text:outline-level="1">
<text:span text:style-name="T4">
Russia is speculating on a "grain agreement", its own export has doubled - Kyslitsa in the UN</text:span>
</text:h>
      <text:p text:style-name="P4">
Authors: Ukrinform (Person)</text:p>
      <text:p text:style-name="P4">
Publisher: Укринформ (Organization)</text:p>
      <text:p text:style-name="P4">
Published Time: 2023-05-15T-65:11:00+03:00</text:p>
      <text:p text:style-name="P4">
Modified Time: 2023-05-15T21:11:00+03:00</text:p>
      <text:p text:style-name="P4">
Description: The Russian Federation blackmails the world with a breakdown of the Black Sea Grain Agreement and pretends to be losing from its action, in fact, the export of grain from the Russian Federation has grown together.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ООН', 'Зерно', 'росія', 'Кислиця']</text:p>
      <text:p text:style-name="P4">
Type: Article</text:p>
      <!--METADATA-->
      <text:p text:style-name="P4">
<draw:frame draw:style-name="fr1" draw:name="Image59" text:anchor-type="as-char" svg:width="6.9236in" svg:height="3.956343in" draw:z-index="0">
<draw:image xlink:href="../Images/yкринформ/2023-05-15T-65-11-00-03-00/630_360_1680511197-485.jpg" xlink:type="simple" xlink:show="embed" xlink:actuate="onLoad" draw:mime-type="image/jpeg"/>
</draw:frame>
The Russian Federation blackmails the world by the breakdown of the Black Sea Grain Agreement and it seems to proceed from its action, in fact, the export of grain from the Russian Federation has grown twice.</text:p>
      <text:p text:style-name="P4">
This was stated on Monday by a permanent representative of Ukraine at the UN Sergey Kyslytsyan meeting of the UN Security Council, which considered the humanitarian consequences of the Russian war, reports Ukrinform in New York.</text:p>
      <text:p text:style-name="P4">
“It is disgusting that Russia is still in this agreement. I will not even be alerting the security council about the immorality of such complaints by the aggressor state, which was and remains the only threat to the supply of food to the Hook Sea, ”Kyslytsy said, noting that exports of Russian wheat are unique-February 2023 almost doubled compared to the same period . "That is why we consider these speculations an attempt to bleach the integral actions of Russia aimed at using food supplies as weapons, and we urge the international community to give a decisive answer," he added.</text:p>
      <text:p text:style-name="P4">
<text:span text:style-name="T4">
 Read also: </text:span>
 <text:a xlink:type="simple" xlink:href="https://www.ukrinform.ua/rubric-economy/3709545-u-portah-odesa-ta-cornomorsk-zalisilosa-po-odnomu-sudnu-zernovoi-iniciativi-blackseanews.html" text:style-name="Internet_20_link" text:visited-style-name="Visited_20_Internet_20_Link">
<text:span text:style-name="T4">
 grain </text:span>
</text:a>
He also added that from May 1, less than three inspections per day, then what period from August 2022 to April 2023 was carried out every day from 6.6 inspection.</text:p>
      <text:p text:style-name="P4">
"In April, we were able to export less than 3 million tonnes through the grain corridor, which is only half of our agricultural export capabilities," Kislytsy said. He reminded the members of the Council that the date of May 18, the grain agreement was continued, determined only through Russia's position.</text:p>
      <text:p text:style-name="P4">
"The Black Sea Grain Initiative does not end this week," he explained. - But this week the term Russian blackmail is expired. "</text:p>
      <text:p text:style-name="P4">
<text:span text:style-name="T4">
 Read also: </text:span>
 <text:a xlink:type="simple" xlink:href="https://www.ukrinform.ua/rubric-economy/3709441-zernova-ugoda-u-mzs-kazut-pro-pidvisenu-situaciu-e-rizni-signali.html" text:style-name="Internet_20_link" text:visited-style-name="Visited_20_Internet_20_Link">
<text:span text:style-name="T4">
 grain </text:span>
</text:a>
According to Ukrinform, on Monday, the UN Security Council discussed humanitarianism in Ukraine caused by the Russian war.</text:p>
      <text:p text:style-name="P4">
Photo: Minagro</text:p>
      <text:p text:style-name="P4">
News Source: <text:a xlink:type="simple" xlink:href="https://www.ukrinform.ua/rubric-economy/3709650-rosia-spekulue-na-zernovij-ugodi-ii-vlasnij-eksport-podvoivsa-kislica-v-oon.html" text:style-name="Internet_20_link" text:visited-style-name="Visited_20_Internet_20_Link">
https://www.ukrinform.ua/rubric-economy/3709650-rosia-spekulue-na-zernovij-ugodi-ii-vlasnij-eksport-podvoivsa-kislica-v-oon.html</text:a>
</text:p>
      <!--NEWS-->
      <text:h text:style-name="P10" text:outline-level="1">
<text:span text:style-name="T4">
Erdogan hopes to win in the second round</text:span>
</text:h>
      <text:p text:style-name="P4">
Authors: Ukrinform (Person)</text:p>
      <text:p text:style-name="P4">
Publisher: Укринформ (Organization)</text:p>
      <text:p text:style-name="P4">
Published Time: 2023-05-15T-67:00:53+03:00</text:p>
      <text:p text:style-name="P4">
Modified Time: 2023-05-15T21:00:53+03:00</text:p>
      <text:p text:style-name="P4">
Description: In May 14, Turkey won the Turkish people and democracy, the separation between the candidates for the presidency of the country amounted to 2.5 million votes in favor of the current head of state, which intends to win in the second round. - Ukrinform.</text:p>
      <text:p text:style-name="P4">
Images: ["<text:a xlink:type="simple" xlink:href="https://static.ukrinform.com/photos/2020_02/thumb_files/630_360_1580752659-674.jpg" text:style-name="Internet_20_link" text:visited-style-name="Visited_20_Internet_20_Link">
630_360_15807...</text:a>
"]</text:p>
      <text:p text:style-name="P4">
Tags: ['Ердоган', 'Вибори', 'Туреччина']</text:p>
      <text:p text:style-name="P4">
Type: Article</text:p>
      <!--METADATA-->
      <text:p text:style-name="P4">
<draw:frame draw:style-name="fr1" draw:name="Image60" text:anchor-type="as-char" svg:width="6.9236in" svg:height="3.956343in" draw:z-index="0">
<draw:image xlink:href="../Images/yкринформ/2023-05-15T-67-00-53-03-00/630_360_1580752659-674.jpg" xlink:type="simple" xlink:show="embed" xlink:actuate="onLoad" draw:mime-type="image/jpeg"/>
</draw:frame>
On May 14, Turkish people and democracy won in Turkey, separated from the candidates for the presidency of the country in favor of the head of state in favor of the head of state, which intends to win in the second round.</text:p>
      <text:p text:style-name="P4">
According to Ukrinform, Turkish President Recep Taiip Erdogannavna has written on his page in <text:a xlink:type="simple" xlink:href="https://twitter.com/rterdogan/status/1658151839135674383" text:style-name="Internet_20_link" text:visited-style-name="Visited_20_Internet_20_Link">
</text:a>
.</text:p>
      <text:p text:style-name="P4">
«Незалежно від результату, переможцем виборів 14 травня стала турецькадемократія та турецький народ із 85 мільйонами осіб. Наша нація з більш ніж 27мільйонами голосів, 49,51% голосів, знову виявила велику прихильність до нас івіддала більшість у Великих національних зборах <text:a xlink:type="simple" xlink:href="https://www.ukrinform.ua/tag-tureccina" text:style-name="Internet_20_link" text:visited-style-name="Visited_20_Internet_20_Link">
</text:a>
The People's Alliance, confirming that they trust us and our alliance, they believe, and they see their own -deactive here, ”Erdogan wrote.</text:p>
      <text:p text:style-name="P4">
<text:span text:style-name="T4">
 Read also: </text:span>
 <text:a xlink:type="simple" xlink:href="https://www.ukrinform.ua/rubric-world/3709536-u-tureccini-ogolosili-datu-drugogo-turu-prezidentskih-viboriv.html" text:style-name="Internet_20_link" text:visited-style-name="Visited_20_Internet_20_Link">
</text:a>
Turkish President to thank the elections, Ukurchyna and abroad, and indicated that the separated votes from the leadership of Kelichdaroglu was 2.5 million votes.</text:p>
      <text:p text:style-name="P4">
"Until May 28, we will fulfill our duty to our beloved nation ... We will be the winners in the election on May 28, increasing the number of votes that was myoid on May 14, and I hope we will achieve historical success," the politician said.</text:p>
      <text:p text:style-name="P4">
Erdogan urged all citizens to vote in the second round, regardless of which political party they support.</text:p>
      <text:p text:style-name="P4">
As reported by Ukrinform, the second round of the President of Turkey <text:a xlink:type="simple" xlink:href="https://www.ukrinform.ua/rubric-world/3709536-u-tureccini-ogolosili-datu-drugogo-turu-prezidentskih-viboriv.html" text:style-name="Internet_20_link" text:visited-style-name="Visited_20_Internet_20_Link">
</text:a>
May 28.</text:p>
      <text:p text:style-name="P4">
News Source: <text:a xlink:type="simple" xlink:href="https://www.ukrinform.ua/rubric-world/3709653-erdogan-spodivaetsa-peremogti-v-drugomu-turi.html" text:style-name="Internet_20_link" text:visited-style-name="Visited_20_Internet_20_Link">
https://www.ukrinform.ua/rubric-world/3709653-erdogan-spodivaetsa-peremogti-v-drugomu-turi.html</text:a>
</text:p>
      <!--NEWS-->
      <text:h text:style-name="P10" text:outline-level="1">
<text:span text:style-name="T4">
Iran and Russia are expanding partnership in the defense sphere - the US has found new evidence</text:span>
</text:h>
      <text:p text:style-name="P4">
Authors: Ukrinform (Person)</text:p>
      <text:p text:style-name="P4">
Publisher: Укринформ (Organization)</text:p>
      <text:p text:style-name="P4">
Published Time: 2023-05-15T-70:55:00+03:00</text:p>
      <text:p text:style-name="P4">
Modified Time: 2023-05-15T20:55:00+03:00</text:p>
      <text:p text:style-name="P4">
Description: The United States found new signs that Iran continues to sell combat drones, as well as other weapons of Russia despite the ban, in particular, the UN Security Council resolution. - Ukrinform.</text:p>
      <text:p text:style-name="P4">
Images: ["<text:a xlink:type="simple" xlink:href="https://static.ukrinform.com/photos/2023_04/thumb_files/630_360_1682395902-573.jpg" text:style-name="Internet_20_link" text:visited-style-name="Visited_20_Internet_20_Link">
630_360_16823...</text:a>
"]</text:p>
      <text:p text:style-name="P4">
Tags: ['Безпілотник', 'Іран', 'США', 'Зброя', 'росія']</text:p>
      <text:p text:style-name="P4">
Type: Article</text:p>
      <!--METADATA-->
      <text:p text:style-name="P4">
<draw:frame draw:style-name="fr1" draw:name="Image61" text:anchor-type="as-char" svg:width="6.9236in" svg:height="3.956343in" draw:z-index="0">
<draw:image xlink:href="../Images/yкринформ/2023-05-15T-70-55-00-03-00/630_360_1682395902-573.jpg" xlink:type="simple" xlink:show="embed" xlink:actuate="onLoad" draw:mime-type="image/jpeg"/>
</draw:frame>
The connection has found new signs that Iran continues to sell combat drones, on the other weapons of Russia, despite the prohibition adopted, in particular, the UN Radion Resolution.</text:p>
      <text:p text:style-name="P4">
This was stated on Monday during an online briefing by the Coordinator of the National Security Council John Kirby, Ukrinform correspondent reports.</text:p>
      <text:p text:style-name="P4">
“We further see the signs that Iran and Russia are expanding their unprecedented partnership in the defense sphere. Iran remains the main military support of the CRF, ”the US National Security Council said.</text:p>
      <text:p text:style-name="P4">
He informed that Tehran has already provided Russia with artillery and tank projectiles for their use for purposes in Ukraine, and continues to supply drones-Kamikadze forces of the Russian Federation.</text:p>
      <text:p text:style-name="P4">
“Since August, Iran has provided more than 400 UAVs, mainly Shahaned type. The majority of these UAVs was used, kissing the critically important infrastructure of Ukraine, ”Kirby said.</text:p>
      <text:p text:style-name="P4">
<text:span text:style-name="T4">
 Read also: </text:span>
 <text:a xlink:type="simple" xlink:href="https://www.ukrinform.ua/rubric-ato/3708835-iran-prodav-rosii-ponad-tisacu-droniv-ta-insu-zbrou-zelenskij.html" text:style-name="Internet_20_link" text:visited-style-name="Visited_20_Internet_20_Link">
<text:span text:style-name="T4">
 Iran </text:span>
</text:a>
He stressed that in this way Iran directly contributes to the Russian Zagarbnitsky War against Ukraine.</text:p>
      <text:p text:style-name="P4">
"The interaction between Iran and the Russian Federation on the sale of advanced weapons, specially advanced UAVs is currently continuing,"- said the representative of the SSI administration.</text:p>
      <text:p text:style-name="P4">
At the same time, according to him, the interaction between Moscow and Tehran is the "wobid side". In particular, the Russians offered the Iranians of the rocket, electronics of the hip <text:a xlink:type="simple" xlink:href="https://www.ukrinform.ua/tag-ppo" text:style-name="Internet_20_link" text:visited-style-name="Visited_20_Internet_20_Link">
</text:a>
.</text:p>
      <text:p text:style-name="P4">
“Last month, Iran announced the conclusion of a fighter-35 fighter agreement in Russia. Iran seeks to buy additional military equipment from the Russian Federation, including shock helicopters, radars and training and combat aircraft Yak-130, "Kirby made up, adding that he was talking about billions of equipment.</text:p>
      <text:p text:style-name="P4">
The White House Representative stressed that such a partnership between Moscow and Tehranne only exacerbates the danger to Ukraine, but also destabilizes the situation at the nearby, which threatens the countries of the Middle East and the international community as a whole.</text:p>
      <text:p text:style-name="P4">
"We use the tools available at our disposal to identify this activity, and we are ready to do more," the representatives said.</text:p>
      <text:p text:style-name="P4">
<text:span text:style-name="T4">
 Read also: </text:span>
 <text:a xlink:type="simple" xlink:href="https://www.ukrinform.ua/rubric-ato/3709303-povitrani-sili-vnoci-znisili-rosijskij-orlan-i-cotiri-sahedi.html" text:style-name="Internet_20_link" text:visited-style-name="Visited_20_Internet_20_Link">
<text:span text:style-name="T4">
 Shahd </text:span>
</text:a>
He stressed that such interaction violates the resolution 2231 of the UN Security Council.As reported by Ukrinform, Russian terrorist troops continue to unstage the peaceful cities of Ukraine-Kamikadze Iranian production. At the same time, Western allies supply air defense for the Armed Forces to provide protection against rocket-air attacks by the Russian forces.</text:p>
      <text:p text:style-name="P4">
News Source: <text:a xlink:type="simple" xlink:href="https://www.ukrinform.ua/rubric-world/3709652-iran-i-rosia-rozsiruut-partnerstvo-v-oboronnij-sferi-ssa-viavili-novi-dokazi.html" text:style-name="Internet_20_link" text:visited-style-name="Visited_20_Internet_20_Link">
https://www.ukrinform.ua/rubric-world/3709652-iran-i-rosia-rozsiruut-partnerstvo-v-oboronnij-sferi-ssa-viavili-novi-dokazi.html</text:a>
</text:p>
      <!--NEWS-->
      <text:h text:style-name="P10" text:outline-level="1">
<text:span text:style-name="T4">
At Sivershchyna and Slobozhanschyna directions Russian army shelled Hirsk, Leonivka, Popivka ...</text:span>
</text:h>
      <text:p text:style-name="P4">
Authors: liveuamap (Language: en)</text:p>
      <text:p text:style-name="P4">
Time: 2023-05-15T-7:15:00</text:p>
      <text:p text:style-name="P4">
Location: Vovchansk (Latitude:50.24655 Longtitude:36.77141)</text:p>
      <text:p text:style-name="P4">
Videos: []</text:p>
      <text:p text:style-name="P4">
Images: []</text:p>
      <text:p text:style-name="P4">
Tags: ["Russia"]</text:p>
      <text:p text:style-name="P4">
Id: 22563026</text:p>
      <!--METADATA-->
      <text:p text:style-name="P4">
At Sivershchyna and Slobozhanschyna directions Russian army shelled Hirsk,Leonivka, Popivka of Chernihiv region; Volfyne, Sadky, Mohrytsya of Sumyregion, also Oleksandrivka and Starytsya of Kharkiv region, - General Staff ofArmed Forces of Ukraine says in the morning report</text:p>
      <text:p text:style-name="P4">
News Collection Link: <text:a xlink:type="simple" xlink:href="https://liveuamap.com/en/2023/15-may-at-sivershchyna-and-slobozhanschyna-directions-russian" text:style-name="Internet_20_link" text:visited-style-name="Visited_20_Internet_20_Link">
https://liveuamap.com/en/2023/15-may-at-sivershchyna-and-slobozhanschyna-directions-russian</text:a>
</text:p>
      <text:p text:style-name="P4">
News Source: <text:a xlink:type="simple" xlink:href="https://t.me/lumsrc/4788" text:style-name="Internet_20_link" text:visited-style-name="Visited_20_Internet_20_Link">
https://t.me/lumsrc/4788</text:a>
</text:p>
      <!--NEWS-->
      <text:h text:style-name="P10" text:outline-level="1">
<text:span text:style-name="T4">
At Kupiansk direction Russian army shelled Kamyanka, Topoli, Krasne Pershe, Fyholivka, Novoml...</text:span>
</text:h>
      <text:p text:style-name="P4">
Authors: liveuamap (Language: en)</text:p>
      <text:p text:style-name="P4">
Time: 2023-05-15T-9:15:00</text:p>
      <text:p text:style-name="P4">
Location: Kupiansk (Latitude:49.64051 Longtitude:37.9109)</text:p>
      <text:p text:style-name="P4">
Videos: []</text:p>
      <text:p text:style-name="P4">
Images: []</text:p>
      <text:p text:style-name="P4">
Tags: ["Russia"]</text:p>
      <text:p text:style-name="P4">
Id: 22563024</text:p>
      <!--METADATA-->
      <text:p text:style-name="P4">
At Kupiansk direction Russian army shelled Kamyanka, Topoli, Krasne Pershe,Fyholivka, Novomlynsk, Dvorichna, Zapadne, Kindrashivka, Tabayivka of Kharkivregion and Stelmakhivka of Luhansk region. Russian aviation conductedairstrikes at Vilshana and Kyslivka, - General Staff of Armed Forces ofUkraine says in the morning report</text:p>
      <text:p text:style-name="P4">
News Collection Link: <text:a xlink:type="simple" xlink:href="https://liveuamap.com/en/2023/15-may-at-kupiansk-direction-russian-army-shelled-kamyanka" text:style-name="Internet_20_link" text:visited-style-name="Visited_20_Internet_20_Link">
https://liveuamap.com/en/2023/15-may-at-kupiansk-direction-russian-army-shelled-kamyanka</text:a>
</text:p>
      <text:p text:style-name="P4">
News Source: <text:a xlink:type="simple" xlink:href="https://t.me/lumsrc/4789" text:style-name="Internet_20_link" text:visited-style-name="Visited_20_Internet_20_Link">
https://t.me/lumsrc/4789</text:a>
</text:p>
      <!--NEWS-->
      <text:h text:style-name="P10" text:outline-level="1">
<text:span text:style-name="T4">
Donetsk Oblast(07:12). Red Alert: aerial threat. Sirens sounding. Take cover now!</text:span>
</text:h>
      <text:p text:style-name="P4">
Authors: liveuamap (Language: en)</text:p>
      <text:p text:style-name="P4">
Time: 2023-05-15T01:14:00</text:p>
      <text:p text:style-name="P4">
Location: Donetsk Oblast (Latitude:48.72744 Longtitude:37.5781)</text:p>
      <text:p text:style-name="P4">
Videos: []</text:p>
      <text:p text:style-name="P4">
Images: []</text:p>
      <text:p text:style-name="P4">
Tags: ["Europe", "Central and Eastern Europe"]</text:p>
      <text:p text:style-name="P4">
Id: 22562892</text:p>
      <!--METADATA-->
      <text:p text:style-name="P4">
Donetsk Oblast(07:12). Red Alert: aerial threat. Sirens sounding. Take covernow!</text:p>
      <text:p text:style-name="P4">
News Collection Link: <text:a xlink:type="simple" xlink:href="https://liveuamap.com/en/2023/15-may-donetsk-oblast0712-red-alert-aerial-thg" text:style-name="Internet_20_link" text:visited-style-name="Visited_20_Internet_20_Link">
https://liveuamap.com/en/2023/15-may-donetsk-oblast0712-red-alert-aerial-thg</text:a>
</text:p>
      <text:p text:style-name="P4">
News Source: <text:a xlink:type="simple" xlink:href="https://t.me/air_alert_ua/45403" text:style-name="Internet_20_link" text:visited-style-name="Visited_20_Internet_20_Link">
https://t.me/air_alert_ua/45403</text:a>
</text:p>
      <!--NEWS-->
      <text:h text:style-name="P10" text:outline-level="1">
<text:span text:style-name="T4">
Drone has dropped explosive device at warehouse in Suzemka district, damaging 5 military vehi...</text:span>
</text:h>
      <text:p text:style-name="P4">
Authors: liveuamap (Language: en)</text:p>
      <text:p text:style-name="P4">
Time: 2023-05-15T01:35:00</text:p>
      <text:p text:style-name="P4">
Location: Suzemka (Latitude:52.30407 Longtitude:34.06414)</text:p>
      <text:p text:style-name="P4">
Videos: []</text:p>
      <text:p text:style-name="P4">
Images: []</text:p>
      <text:p text:style-name="P4">
Tags: ["Russia", "Avia"]</text:p>
      <text:p text:style-name="P4">
Id: 22562984</text:p>
      <!--METADATA-->
      <text:p text:style-name="P4">
Drone has dropped explosive device at warehouse in Suzemka district, damaging5 military vehicles</text:p>
      <text:p text:style-name="P4">
News Collection Link: <text:a xlink:type="simple" xlink:href="https://liveuamap.com/en/2023/15-may-drone-has-dropped-explosive-device-at-warehouse-in" text:style-name="Internet_20_link" text:visited-style-name="Visited_20_Internet_20_Link">
https://liveuamap.com/en/2023/15-may-drone-has-dropped-explosive-device-at-warehouse-in</text:a>
</text:p>
      <text:p text:style-name="P4">
News Source: <text:a xlink:type="simple" xlink:href="https://t.me/bbbreaking/155393" text:style-name="Internet_20_link" text:visited-style-name="Visited_20_Internet_20_Link">
https://t.me/bbbreaking/155393</text:a>
</text:p>
      <!--NEWS-->
      <text:h text:style-name="P10" text:outline-level="1">
<text:span text:style-name="T4">
2 explosions reported in Luhansk</text:span>
</text:h>
      <text:p text:style-name="P4">
Authors: liveuamap (Language: en)</text:p>
      <text:p text:style-name="P4">
Time: 2023-05-15T02:13:00</text:p>
      <text:p text:style-name="P4">
Location: Luhans'k, Luhans'ka oblast (Latitude:48.54223 Longtitude:39.33337)</text:p>
      <text:p text:style-name="P4">
Videos: []</text:p>
      <text:p text:style-name="P4">
Images: ["<text:a xlink:type="simple" xlink:href="https://liveuamap.com/pics/2023/05/15/22562959_0.jpg" text:style-name="Internet_20_link" text:visited-style-name="Visited_20_Internet_20_Link">
22562959_0.jpg</text:a>
"]</text:p>
      <text:p text:style-name="P4">
Tags: []</text:p>
      <text:p text:style-name="P4">
Id: 22562959</text:p>
      <!--METADATA-->
      <text:p text:style-name="P4">
2 explosions reported in Luhansk</text:p>
      <text:p text:style-name="P4">
<draw:frame draw:style-name="fr1" draw:name="Image62" text:anchor-type="as-char" svg:width="6.9236in" svg:height="4.639012in" draw:z-index="0">
<draw:image xlink:href="../Images/liveuamap/2023-05-15T02-13-00/22562959_0.jpg" xlink:type="simple" xlink:show="embed" xlink:actuate="onLoad" draw:mime-type="image/jpeg"/>
</draw:frame>
News Collection Link: <text:a xlink:type="simple" xlink:href="https://liveuamap.com/en/2023/15-may-2-explosions-reported-in-luhansk" text:style-name="Internet_20_link" text:visited-style-name="Visited_20_Internet_20_Link">
https://liveuamap.com/en/2023/15-may-2-explosions-reported-in-luhansk</text:a>
</text:p>
      <text:p text:style-name="P4">
News Source: <text:a xlink:type="simple" xlink:href="https://t.me/novosti_donbass24/47131" text:style-name="Internet_20_link" text:visited-style-name="Visited_20_Internet_20_Link">
https://t.me/novosti_donbass24/47131</text:a>
</text:p>
      <!--NEWS-->
      <text:h text:style-name="P10" text:outline-level="1">
<text:span text:style-name="T4">
Donetsk Oblast(08:29). Red Alert: aerial threat. Sirens sounding. Take cover now!</text:span>
</text:h>
      <text:p text:style-name="P4">
Authors: liveuamap (Language: en)</text:p>
      <text:p text:style-name="P4">
Time: 2023-05-15T02:30:00</text:p>
      <text:p text:style-name="P4">
Location: Donetsk Oblast (Latitude:48.72672 Longtitude:37.57757)</text:p>
      <text:p text:style-name="P4">
Videos: []</text:p>
      <text:p text:style-name="P4">
Images: []</text:p>
      <text:p text:style-name="P4">
Tags: ["Europe", "Central and Eastern Europe"]</text:p>
      <text:p text:style-name="P4">
Id: 22562950</text:p>
      <!--METADATA-->
      <text:p text:style-name="P4">
Donetsk Oblast(08:29). Red Alert: aerial threat. Sirens sounding. Take covernow!</text:p>
      <text:p text:style-name="P4">
News Collection Link: <text:a xlink:type="simple" xlink:href="https://liveuamap.com/en/2023/15-may-donetsk-oblast0829-red-alert-aerial-thg" text:style-name="Internet_20_link" text:visited-style-name="Visited_20_Internet_20_Link">
https://liveuamap.com/en/2023/15-may-donetsk-oblast0829-red-alert-aerial-thg</text:a>
</text:p>
      <text:p text:style-name="P4">
News Source: <text:a xlink:type="simple" xlink:href="https://t.me/air_alert_ua/45405" text:style-name="Internet_20_link" text:visited-style-name="Visited_20_Internet_20_Link">
https://t.me/air_alert_ua/45405</text:a>
</text:p>
      <!--NEWS-->
      <text:h text:style-name="P10" text:outline-level="1">
<text:span text:style-name="T4">
Donetsk Oblast(09:48). Red Alert: aerial threat. Sirens sounding. Take cover now!</text:span>
</text:h>
      <text:p text:style-name="P4">
Authors: liveuamap (Language: en)</text:p>
      <text:p text:style-name="P4">
Time: 2023-05-15T03:49:00</text:p>
      <text:p text:style-name="P4">
Location: Donetsk Oblast (Latitude:48.72831 Longtitude:37.57794)</text:p>
      <text:p text:style-name="P4">
Videos: []</text:p>
      <text:p text:style-name="P4">
Images: []</text:p>
      <text:p text:style-name="P4">
Tags: ["Europe", "Central and Eastern Europe"]</text:p>
      <text:p text:style-name="P4">
Id: 22562989</text:p>
      <!--METADATA-->
      <text:p text:style-name="P4">
Donetsk Oblast(09:48). Red Alert: aerial threat. Sirens sounding. Take covernow!</text:p>
      <text:p text:style-name="P4">
News Collection Link: <text:a xlink:type="simple" xlink:href="https://liveuamap.com/en/2023/15-may-donetsk-oblast0948-red-alert-aerial-thg" text:style-name="Internet_20_link" text:visited-style-name="Visited_20_Internet_20_Link">
https://liveuamap.com/en/2023/15-may-donetsk-oblast0948-red-alert-aerial-thg</text:a>
</text:p>
      <text:p text:style-name="P4">
News Source: <text:a xlink:type="simple" xlink:href="https://t.me/air_alert_ua/45408" text:style-name="Internet_20_link" text:visited-style-name="Visited_20_Internet_20_Link">
https://t.me/air_alert_ua/45408</text:a>
</text:p>
      <!--NEWS-->
      <text:h text:style-name="P10" text:outline-level="1">
<text:span text:style-name="T4">
Russian army shelled Kherson this morning, causing material damage</text:span>
</text:h>
      <text:p text:style-name="P4">
Authors: liveuamap (Language: en)</text:p>
      <text:p text:style-name="P4">
Time: 2023-05-15T05:00:00</text:p>
      <text:p text:style-name="P4">
Location: Kherson (Latitude:46.67615 Longtitude:32.61347)</text:p>
      <text:p text:style-name="P4">
Videos: []</text:p>
      <text:p text:style-name="P4">
Images: ["<text:a xlink:type="simple" xlink:href="https://liveuamap.com/pics/2023/05/15/22563045_0.png" text:style-name="Internet_20_link" text:visited-style-name="Visited_20_Internet_20_Link">
22563045_0.png</text:a>
"]</text:p>
      <text:p text:style-name="P4">
Tags: ["Europe", "Central and Eastern Europe"]</text:p>
      <text:p text:style-name="P4">
Id: 22563045</text:p>
      <!--METADATA-->
      <text:p text:style-name="P4">
Russian army shelled Kherson this morning, causing material damage</text:p>
      <text:p text:style-name="P4">
<draw:frame draw:style-name="fr1" draw:name="Image63" text:anchor-type="as-char" svg:width="6.9236in" svg:height="6.484542in" draw:z-index="0">
<draw:image xlink:href="../Images/liveuamap/2023-05-15T05-00-00/22563045_0.png" xlink:type="simple" xlink:show="embed" xlink:actuate="onLoad" draw:mime-type="image/png"/>
</draw:frame>
News Collection Link: <text:a xlink:type="simple" xlink:href="https://liveuamap.com/en/2023/15-may-russian-army-shelled-kherson-this-morning-causing" text:style-name="Internet_20_link" text:visited-style-name="Visited_20_Internet_20_Link">
https://liveuamap.com/en/2023/15-may-russian-army-shelled-kherson-this-morning-causing</text:a>
</text:p>
      <text:p text:style-name="P4">
News Source: <text:a xlink:type="simple" xlink:href="https://twitter.com/hochu_dodomu/status/1658019497003950082" text:style-name="Internet_20_link" text:visited-style-name="Visited_20_Internet_20_Link">
https://twitter.com/hochu_dodomu/status/1658019497003950082</text:a>
</text:p>
      <!--NEWS-->
      <text:h text:style-name="P10" text:outline-level="1">
<text:span text:style-name="T4">
Air defense shot down a missile over Donbas Arena stadium in Donetsk</text:span>
</text:h>
      <text:p text:style-name="P4">
Authors: liveuamap (Language: en)</text:p>
      <text:p text:style-name="P4">
Time: 2023-05-15T05:10:00</text:p>
      <text:p text:style-name="P4">
Location: Donetsk, Donetsk Oblast (Latitude:48.02146 Longtitude:37.81078)</text:p>
      <text:p text:style-name="P4">
Videos: []</text:p>
      <text:p text:style-name="P4">
Images: []</text:p>
      <text:p text:style-name="P4">
Tags: ["Minsk Monitor", "Europe"]</text:p>
      <text:p text:style-name="P4">
Id: 22563030</text:p>
      <!--METADATA-->
      <text:p text:style-name="P4">
Air defense shot down a missile over Donbas Arena stadium in Donetsk</text:p>
      <text:p text:style-name="P4">
News Collection Link: <text:a xlink:type="simple" xlink:href="https://liveuamap.com/en/2023/15-may-air-defense-shot-down-a-missile-over-donbas-arena" text:style-name="Internet_20_link" text:visited-style-name="Visited_20_Internet_20_Link">
https://liveuamap.com/en/2023/15-may-air-defense-shot-down-a-missile-over-donbas-arena</text:a>
</text:p>
      <text:p text:style-name="P4">
News Source: <text:a xlink:type="simple" xlink:href="https://t.me/bbbreaking/155418" text:style-name="Internet_20_link" text:visited-style-name="Visited_20_Internet_20_Link">
https://t.me/bbbreaking/155418</text:a>
</text:p>
      <!--NEWS-->
      <text:h text:style-name="P10" text:outline-level="1">
<text:span text:style-name="T4">
Donetsk Oblast(11:11). Red Alert: aerial threat. Sirens sounding. Take cover now!</text:span>
</text:h>
      <text:p text:style-name="P4">
Authors: liveuamap (Language: en)</text:p>
      <text:p text:style-name="P4">
Time: 2023-05-15T05:12:00</text:p>
      <text:p text:style-name="P4">
Location: Donetsk Oblast (Latitude:48.72763 Longtitude:37.57851)</text:p>
      <text:p text:style-name="P4">
Videos: []</text:p>
      <text:p text:style-name="P4">
Images: []</text:p>
      <text:p text:style-name="P4">
Tags: ["Europe", "Central and Eastern Europe"]</text:p>
      <text:p text:style-name="P4">
Id: 22563013</text:p>
      <!--METADATA-->
      <text:p text:style-name="P4">
Donetsk Oblast(11:11). Red Alert: aerial threat. Sirens sounding. Take covernow!</text:p>
      <text:p text:style-name="P4">
News Collection Link: <text:a xlink:type="simple" xlink:href="https://liveuamap.com/en/2023/15-may-donetsk-oblast1111-red-alert-aerial-thg" text:style-name="Internet_20_link" text:visited-style-name="Visited_20_Internet_20_Link">
https://liveuamap.com/en/2023/15-may-donetsk-oblast1111-red-alert-aerial-thg</text:a>
</text:p>
      <text:p text:style-name="P4">
News Source: <text:a xlink:type="simple" xlink:href="https://t.me/air_alert_ua/45411" text:style-name="Internet_20_link" text:visited-style-name="Visited_20_Internet_20_Link">
https://t.me/air_alert_ua/45411</text:a>
</text:p>
      <!--NEWS-->
      <text:h text:style-name="P10" text:outline-level="1">
<text:span text:style-name="T4">
Russian army conducted 11 missile strikes, 41 airstrikes and 74 shelling with MLRS, used stri...</text:span>
</text:h>
      <text:p text:style-name="P4">
Authors: liveuamap (Language: en)</text:p>
      <text:p text:style-name="P4">
Time: 2023-05-15T05:15:00</text:p>
      <text:p text:style-name="P4">
Location: Kostyantynivka (Latitude:48.52206 Longtitude:37.70594)</text:p>
      <text:p text:style-name="P4">
Videos: []</text:p>
      <text:p text:style-name="P4">
Images: []</text:p>
      <text:p text:style-name="P4">
Tags: []</text:p>
      <text:p text:style-name="P4">
Id: 22563027</text:p>
      <!--METADATA-->
      <text:p text:style-name="P4">
None</text:p>
      <text:p text:style-name="P4">
News Collection Link: <text:a xlink:type="simple" xlink:href="https://liveuamap.com/en/2023/15-may-russian-army-conducted-11-missile-strikes-41-airstrikes" text:style-name="Internet_20_link" text:visited-style-name="Visited_20_Internet_20_Link">
https://liveuamap.com/en/2023/15-may-russian-army-conducted-11-missile-strikes-41-airstrikes</text:a>
</text:p>
      <text:p text:style-name="P4">
News Source: <text:a xlink:type="simple" xlink:href="https://liveuamap.com/en/2023/15-may-russian-army-conducted-11-missile-strikes-41-airstrikes" text:style-name="Internet_20_link" text:visited-style-name="Visited_20_Internet_20_Link">
https://liveuamap.com/en/2023/15-may-russian-army-conducted-11-missile-strikes-41-airstrikes</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5T05:21:46</text:p>
      <text:p text:style-name="P4">
Location: Marinka, Donetsk Oblast (Latitude:47.94452 Longtitude:37.50097)</text:p>
      <text:p text:style-name="P4">
Videos: []</text:p>
      <text:p text:style-name="P4">
Images: []</text:p>
      <text:p text:style-name="P4">
Tags: ["Russia"]</text:p>
      <text:p text:style-name="P4">
Id: 22563015</text:p>
      <!--METADATA-->
      <text:p text:style-name="P4">
Russian forces conducting offensive actions at Lyman, Bakhmut, Avdiivka andMaryinka directions. Ukrainian military had 46 combat engagements with andRussian forces. Russian forces attempting to advance near Masutivka andSynkivka, Bakhmut, Hryhorivka, Bohdanivka and Predtechyne, Maryinka, - GeneralStaff of Armed Forces of Ukraine says in the morning report</text:p>
      <text:p text:style-name="P4">
News Collection Link: <text:a xlink:type="simple" xlink:href="https://liveuamap.com/en/2023/15-may-russian-forces-conducting-offensive-actions-at-lyman" text:style-name="Internet_20_link" text:visited-style-name="Visited_20_Internet_20_Link">
https://liveuamap.com/en/2023/15-may-russian-forces-conducting-offensive-actions-at-lyman</text:a>
</text:p>
      <text:p text:style-name="P4">
News Source: <text:a xlink:type="simple" xlink:href="https://t.me/lumsrc/4796" text:style-name="Internet_20_link" text:visited-style-name="Visited_20_Internet_20_Link">
https://t.me/lumsrc/4796</text:a>
</text:p>
      <!--NEWS-->
      <text:h text:style-name="P10" text:outline-level="1">
<text:span text:style-name="T4">
Dnipro, Dnipropetrovsk region, Kharkiv, Kharkiv region (11:22). Red Alrt: Aerial Tchretate. ...</text:span>
</text:h>
      <text:p text:style-name="P4">
Authors: liveuamap (Language: en)</text:p>
      <text:p text:style-name="P4">
Time: 2023-05-15T05:23:00</text:p>
      <text:p text:style-name="P4">
Location: Dnipro (Latitude:48.45930000 Longtitude:35.03865000)</text:p>
      <text:p text:style-name="P4">
Videos: []</text:p>
      <text:p text:style-name="P4">
Images: []</text:p>
      <text:p text:style-name="P4">
Tags: ["Europe", "Central and Eastern Europe"]</text:p>
      <text:p text:style-name="P4">
Id: 22563016</text:p>
      <!--METADATA-->
      <text:p text:style-name="P4">
Dnipro, Dnipropetrovsk region, Kharkiv, Kharkiv region(11:22). Red Alert:aerial threat. Sirens sounding. Take cover now!</text:p>
      <text:p text:style-name="P4">
News Collection Link: <text:a xlink:type="simple" xlink:href="https://liveuamap.com/en/2023/15-may-dnipro-dnipropetrovska-oblast-kharkiv-g" text:style-name="Internet_20_link" text:visited-style-name="Visited_20_Internet_20_Link">
https://liveuamap.com/en/2023/15-may-dnipro-dnipropetrovska-oblast-kharkiv-g</text:a>
</text:p>
      <text:p text:style-name="P4">
News Source: <text:a xlink:type="simple" xlink:href="https://t.me/air_alert_ua/45413" text:style-name="Internet_20_link" text:visited-style-name="Visited_20_Internet_20_Link">
https://t.me/air_alert_ua/45413</text:a>
</text:p>
      <!--NEWS-->
      <text:h text:style-name="P10" text:outline-level="1">
<text:span text:style-name="T4">
President Zelensky has arrived in London</text:span>
</text:h>
      <text:p text:style-name="P4">
Authors: liveuamap (Language: en)</text:p>
      <text:p text:style-name="P4">
Time: 2023-05-15T05:33:00</text:p>
      <text:p text:style-name="P4">
Location: London, England (Latitude:51.49927 Longtitude:-0.12456)</text:p>
      <text:p text:style-name="P4">
Videos: []</text:p>
      <text:p text:style-name="P4">
Images: ["<text:a xlink:type="simple" xlink:href="https://liveuamap.com/pics/2023/05/15/22563028_0.jpg" text:style-name="Internet_20_link" text:visited-style-name="Visited_20_Internet_20_Link">
22563028_0.jpg</text:a>
"]</text:p>
      <text:p text:style-name="P4">
Tags: ["Europe", "UK"]</text:p>
      <text:p text:style-name="P4">
Id: 22563028</text:p>
      <!--METADATA-->
      <text:p text:style-name="P4">
President Zelensky has arrived in London</text:p>
      <text:p text:style-name="P4">
<draw:frame draw:style-name="fr1" draw:name="Image64" text:anchor-type="as-char" svg:width="6.9236in" svg:height="4.609964in" draw:z-index="0">
<draw:image xlink:href="../Images/liveuamap/2023-05-15T05-33-00/22563028_0.jpg" xlink:type="simple" xlink:show="embed" xlink:actuate="onLoad" draw:mime-type="image/jpeg"/>
</draw:frame>
News Collection Link: <text:a xlink:type="simple" xlink:href="https://liveuamap.com/en/2023/15-may-president-zelensky-has-arrived-in-london" text:style-name="Internet_20_link" text:visited-style-name="Visited_20_Internet_20_Link">
https://liveuamap.com/en/2023/15-may-president-zelensky-has-arrived-in-london</text:a>
</text:p>
      <text:p text:style-name="P4">
News Source: <text:a xlink:type="simple" xlink:href="https://twitter.com/RishiSunak/status/1658027796592046081" text:style-name="Internet_20_link" text:visited-style-name="Visited_20_Internet_20_Link">
https://twitter.com/RishiSunak/status/1658027796592046081</text:a>
</text:p>
      <!--NEWS-->
      <text:h text:style-name="P10" text:outline-level="1">
<text:span text:style-name="T4">
Donetsk Oblast(12:32). Red Alert: aerial threat. Sirens sounding. Take cover now!</text:span>
</text:h>
      <text:p text:style-name="P4">
Authors: liveuamap (Language: en)</text:p>
      <text:p text:style-name="P4">
Time: 2023-05-15T06:33:00</text:p>
      <text:p text:style-name="P4">
Location: Donetsk Oblast (Latitude:48.72794 Longtitude:37.57837)</text:p>
      <text:p text:style-name="P4">
Videos: []</text:p>
      <text:p text:style-name="P4">
Images: []</text:p>
      <text:p text:style-name="P4">
Tags: ["Europe", "Central and Eastern Europe"]</text:p>
      <text:p text:style-name="P4">
Id: 22563040</text:p>
      <!--METADATA-->
      <text:p text:style-name="P4">
Donetsk Oblast(12:32). Red Alert: aerial threat. Sirens sounding. Take covernow!</text:p>
      <text:p text:style-name="P4">
News Collection Link: <text:a xlink:type="simple" xlink:href="https://liveuamap.com/en/2023/15-may-donetsk-oblast1232-red-alert-aerial-thg" text:style-name="Internet_20_link" text:visited-style-name="Visited_20_Internet_20_Link">
https://liveuamap.com/en/2023/15-may-donetsk-oblast1232-red-alert-aerial-thg</text:a>
</text:p>
      <text:p text:style-name="P4">
News Source: <text:a xlink:type="simple" xlink:href="https://t.me/air_alert_ua/45417" text:style-name="Internet_20_link" text:visited-style-name="Visited_20_Internet_20_Link">
https://t.me/air_alert_ua/45417</text:a>
</text:p>
      <!--NEWS-->
      <text:h text:style-name="P10" text:outline-level="1">
<text:span text:style-name="T4">
Kherson, Khersonska Oblast(12:45). Red Alert: aerial threat. Sirens sounding. Take cover now!</text:span>
</text:h>
      <text:p text:style-name="P4">
Authors: liveuamap (Language: en)</text:p>
      <text:p text:style-name="P4">
Time: 2023-05-15T06:46:00</text:p>
      <text:p text:style-name="P4">
Location: Kherson (Latitude:46.6547 Longtitude:32.61863)</text:p>
      <text:p text:style-name="P4">
Videos: []</text:p>
      <text:p text:style-name="P4">
Images: []</text:p>
      <text:p text:style-name="P4">
Tags: ["Europe", "Central and Eastern Europe"]</text:p>
      <text:p text:style-name="P4">
Id: 22563041</text:p>
      <!--METADATA-->
      <text:p text:style-name="P4">
Kherson, Kherson region(12:45). Red Alert: aerial threat. Sirens sounding.Take cover now!</text:p>
      <text:p text:style-name="P4">
News Collection Link: <text:a xlink:type="simple" xlink:href="https://liveuamap.com/en/2023/15-may-kherson-khersonska-oblast1245-red-alerg" text:style-name="Internet_20_link" text:visited-style-name="Visited_20_Internet_20_Link">
https://liveuamap.com/en/2023/15-may-kherson-khersonska-oblast1245-red-alerg</text:a>
</text:p>
      <text:p text:style-name="P4">
News Source: <text:a xlink:type="simple" xlink:href="https://t.me/air_alert_ua/45418" text:style-name="Internet_20_link" text:visited-style-name="Visited_20_Internet_20_Link">
https://t.me/air_alert_ua/45418</text:a>
</text:p>
      <!--NEWS-->
      <text:h text:style-name="P10" text:outline-level="1">
<text:span text:style-name="T4">
Another explosion in the center of Lugansk</text:span>
</text:h>
      <text:p text:style-name="P4">
Authors: liveuamap (Language: en)</text:p>
      <text:p text:style-name="P4">
Time: 2023-05-15T07:16:26</text:p>
      <text:p text:style-name="P4">
Location: Luhans'k, Luhans'ka oblast (Latitude:48.57184 Longtitude:39.29432)</text:p>
      <text:p text:style-name="P4">
Videos: []</text:p>
      <text:p text:style-name="P4">
Images: []</text:p>
      <text:p text:style-name="P4">
Tags: ["Minsk Monitor", "Central and Eastern Europe"]</text:p>
      <text:p text:style-name="P4">
Id: 22563044</text:p>
      <!--METADATA-->
      <text:p text:style-name="P4">
Another explosion in the center of Lugansk</text:p>
      <text:p text:style-name="P4">
News Collection Link: <text:a xlink:type="simple" xlink:href="https://liveuamap.com/en/2023/15-may-another-explosion-in-the-center-of-lugansk" text:style-name="Internet_20_link" text:visited-style-name="Visited_20_Internet_20_Link">
https://liveuamap.com/en/2023/15-may-another-explosion-in-the-center-of-lugansk</text:a>
</text:p>
      <text:p text:style-name="P4">
News Source: <text:a xlink:type="simple" xlink:href="https://t.me/rusbrief/117312" text:style-name="Internet_20_link" text:visited-style-name="Visited_20_Internet_20_Link">
https://t.me/rusbrief/117312</text:a>
</text:p>
      <!--NEWS-->
      <text:h text:style-name="P10" text:outline-level="1">
<text:span text:style-name="T4">
Tractor driver wounded as result of landmine explosion near Tomaryne village of Kherson region</text:span>
</text:h>
      <text:p text:style-name="P4">
Authors: liveuamap (Language: en)</text:p>
      <text:p text:style-name="P4">
Time: 2023-05-15T07:53:00</text:p>
      <text:p text:style-name="P4">
Location: Kherson (Latitude:46.87677 Longtitude:33.31025)</text:p>
      <text:p text:style-name="P4">
Videos: []</text:p>
      <text:p text:style-name="P4">
Images: []</text:p>
      <text:p text:style-name="P4">
Tags: ["Europe", "Central and Eastern Europe"]</text:p>
      <text:p text:style-name="P4">
Id: 22563048</text:p>
      <!--METADATA-->
      <text:p text:style-name="P4">
Tractor driver wounded as result of landmine explosion near Tomaryne villageof Kherson region</text:p>
      <text:p text:style-name="P4">
News Collection Link: <text:a xlink:type="simple" xlink:href="https://liveuamap.com/en/2023/15-may-tractor-driver-wounded-as-result-of-landmine-explosion" text:style-name="Internet_20_link" text:visited-style-name="Visited_20_Internet_20_Link">
https://liveuamap.com/en/2023/15-may-tractor-driver-wounded-as-result-of-landmine-explosion</text:a>
</text:p>
      <text:p text:style-name="P4">
News Source: <text:a xlink:type="simple" xlink:href="https://twitter.com/kava2022/status/1658063016066179072" text:style-name="Internet_20_link" text:visited-style-name="Visited_20_Internet_20_Link">
https://twitter.com/kava2022/status/1658063016066179072</text:a>
</text:p>
      <!--NEWS-->
      <text:h text:style-name="P10" text:outline-level="1">
<text:span text:style-name="T4">
Representative of occupation authorities in parts of Luhansk region Ihor Kornet was wounded a...</text:span>
</text:h>
      <text:p text:style-name="P4">
Authors: liveuamap (Language: en)</text:p>
      <text:p text:style-name="P4">
Time: 2023-05-15T08:30:30</text:p>
      <text:p text:style-name="P4">
Location: Luhans'k, Luhans'ka oblast (Latitude:48.56712 Longtitude:39.29093)</text:p>
      <text:p text:style-name="P4">
Videos: []</text:p>
      <text:p text:style-name="P4">
Images: []</text:p>
      <text:p text:style-name="P4">
Tags: ["Minsk Monitor", "Central and Eastern Europe"]</text:p>
      <text:p text:style-name="P4">
Id: 22563049</text:p>
      <!--METADATA-->
      <text:p text:style-name="P4">
Representative of occupation authorities in parts of Luhansk region IhorKornet was wounded as result of explosion</text:p>
      <text:p text:style-name="P4">
News Collection Link: <text:a xlink:type="simple" xlink:href="https://liveuamap.com/en/2023/15-may-representative-of-occupation-authorities-in-parts" text:style-name="Internet_20_link" text:visited-style-name="Visited_20_Internet_20_Link">
https://liveuamap.com/en/2023/15-may-representative-of-occupation-authorities-in-parts</text:a>
</text:p>
      <text:p text:style-name="P4">
News Source: <text:a xlink:type="simple" xlink:href="https://t.me/rusbrief/117343" text:style-name="Internet_20_link" text:visited-style-name="Visited_20_Internet_20_Link">
https://t.me/rusbrief/117343</text:a>
</text:p>
      <!--NEWS-->
      <text:h text:style-name="P10" text:outline-level="1">
<text:span text:style-name="T4">
Donetsk Oblast(15:13). Red Alert: aerial threat. Sirens sounding. Take cover now!</text:span>
</text:h>
      <text:p text:style-name="P4">
Authors: liveuamap (Language: en)</text:p>
      <text:p text:style-name="P4">
Time: 2023-05-15T09:13:00</text:p>
      <text:p text:style-name="P4">
Location: Donetsk Oblast (Latitude:48.72841 Longtitude:37.578)</text:p>
      <text:p text:style-name="P4">
Videos: []</text:p>
      <text:p text:style-name="P4">
Images: []</text:p>
      <text:p text:style-name="P4">
Tags: ["Europe", "Central and Eastern Europe"]</text:p>
      <text:p text:style-name="P4">
Id: 22563051</text:p>
      <!--METADATA-->
      <text:p text:style-name="P4">
Donetsk Oblast(15:13). Red Alert: aerial threat. Sirens sounding. Take covernow!</text:p>
      <text:p text:style-name="P4">
News Collection Link: <text:a xlink:type="simple" xlink:href="https://liveuamap.com/en/2023/15-may-donetsk-oblast1513-red-alert-aerial-thg" text:style-name="Internet_20_link" text:visited-style-name="Visited_20_Internet_20_Link">
https://liveuamap.com/en/2023/15-may-donetsk-oblast1513-red-alert-aerial-thg</text:a>
</text:p>
      <text:p text:style-name="P4">
News Source: <text:a xlink:type="simple" xlink:href="https://t.me/air_alert_ua/45422" text:style-name="Internet_20_link" text:visited-style-name="Visited_20_Internet_20_Link">
https://t.me/air_alert_ua/45422</text:a>
</text:p>
      <!--NEWS-->
      <text:h text:style-name="P10" text:outline-level="1">
<text:span text:style-name="T4">
2 person killed, one wounded as result of Russian army shelling in Dvorichna of Kupiansk dist...</text:span>
</text:h>
      <text:p text:style-name="P4">
Authors: liveuamap (Language: en)</text:p>
      <text:p text:style-name="P4">
Time: 2023-05-15T09:20:16</text:p>
      <text:p text:style-name="P4">
Location: Dvorichna (Latitude:49.85005 Longtitude:37.68259)</text:p>
      <text:p text:style-name="P4">
Videos: []</text:p>
      <text:p text:style-name="P4">
Images: []</text:p>
      <text:p text:style-name="P4">
Tags: ["Europe", "Central and Eastern Europe"]</text:p>
      <text:p text:style-name="P4">
Id: 22563052</text:p>
      <!--METADATA-->
      <text:p text:style-name="P4">
2 person killed, one wounded as result of Russian army shelling in Dvorichnaof Kupiansk district</text:p>
      <text:p text:style-name="P4">
News Collection Link: <text:a xlink:type="simple" xlink:href="https://liveuamap.com/en/2023/15-may-2-person-killed-one-wounded-as-result-of-russian-army" text:style-name="Internet_20_link" text:visited-style-name="Visited_20_Internet_20_Link">
https://liveuamap.com/en/2023/15-may-2-person-killed-one-wounded-as-result-of-russian-army</text:a>
</text:p>
      <text:p text:style-name="P4">
News Source: <text:a xlink:type="simple" xlink:href="https://t.me/kharkivlife/60846" text:style-name="Internet_20_link" text:visited-style-name="Visited_20_Internet_20_Link">
https://t.me/kharkivlife/60846</text:a>
</text:p>
      <!--NEWS-->
      <text:h text:style-name="P10" text:outline-level="1">
<text:span text:style-name="T4">
The first topic at the G7 leaders' meeting will be Ukraine - Ursula von der Lyen</text:span>
</text:h>
      <text:p text:style-name="P4">
Authors: Ukrinform (Person)</text:p>
      <text:p text:style-name="P4">
Publisher: Укринформ (Organization)</text:p>
      <text:p text:style-name="P4">
Published Time: 2023-05-15T14:41:30+03:00</text:p>
      <text:p text:style-name="P4">
Modified Time: 2023-05-15T14:41:30+03:00</text:p>
      <text:p text:style-name="P4">
Description: The first topic for discussion during the meeting of G7 leaders in Japan and the Council of Europe Summit in Iceland will be a situation in Ukraine, international solidarity in providing assistance to it and creating structures for holding Russia accountable for crimes. - Ukrinform.</text:p>
      <text:p text:style-name="P4">
Images: ["<text:a xlink:type="simple" xlink:href="https://static.ukrinform.com/photos/2023_02/thumb_files/630_360_1675442885-581.jpeg" text:style-name="Internet_20_link" text:visited-style-name="Visited_20_Internet_20_Link">
630_360_16754...</text:a>
"]</text:p>
      <text:p text:style-name="P4">
Tags: ['Єврокомісія', 'Україна', 'Велика сімка', 'Фон дер Ляєн', 'Війна з росією']</text:p>
      <text:p text:style-name="P4">
Type: Article</text:p>
      <!--METADATA-->
      <text:p text:style-name="P4">
<draw:frame draw:style-name="fr1" draw:name="Image65" text:anchor-type="as-char" svg:width="6.9236in" svg:height="3.956343in" draw:z-index="0">
<draw:image xlink:href="../Images/yкринформ/2023-05-15T14-41-30-03-00/630_360_1675442885-581.jpeg" xlink:type="simple" xlink:show="embed" xlink:actuate="onLoad" draw:mime-type="image/jpeg"/>
</draw:frame>
The first subject for discussion during the meeting of G7 leaders in Japan and the nursing of Europe in Iceland will be the situation in Ukraine, the international solidarity to give it assistance and to create structures for holding Russia reference for crimes.</text:p>
      <text:p text:style-name="P4">
This was stated by the President of the European Commission Ursula von der Lien at a press conference in Brussels, Ukrinform correspondent reports.</text:p>
      <text:p text:style-name="P4">
“The first major and important topic is, of course, Ukraine. It is a matter -of -the -art response to the Russian invasion of Ukraine, as well as our continuing to this brave state. Last Tuesday(May 9 - Ed.)I was a lot, and it was impressive - to see and feel, for the first time, the determination, stability and endurance of the Ukrainian people. I think that we, the states of which they support, must demonstrate the same perseverance and reservoir, ”the president said <text:a xlink:type="simple" xlink:href="https://www.ukrinform.ua/tag-evrokomisia" text:style-name="Internet_20_link" text:visited-style-name="Visited_20_Internet_20_Link">
</text:a>
.</text:p>
      <text:p text:style-name="P4">
She expressed confidence that G7 leaders will unite around the two main principles in attitude to Ukraine - it is a willingness to support Kiev for as long as necessary, as well as the rule "Nothing about Ukraine without Ukraine". The first time should be transformed into providing Ukraine with stable financial support, including after 2023, as well as accelerating military assistance. The second principle will provide for the provision of strong international support for President Vladimir Zelensky's formulatory.</text:p>
      <text:p text:style-name="P4">
<text:span text:style-name="T4">
 Read also: </text:span>
 <text:a xlink:type="simple" xlink:href="https://www.ukrinform.ua/rubric-economy/3709231-na-samiti-g7-mozut-ogolositi-pro-ekonomicnu-dopomogu-ukraini-zmi.html" text:style-name="Internet_20_link" text:visited-style-name="Visited_20_Internet_20_Link">
</text:a>
"We should not forget that Ukraine is a country that has been abused, so it has to formulate the principles of just peace. This peaceful formula should serve as a basis for all our more efforts, ”von Der Lyen emphasized.</text:p>
      <text:p text:style-name="P4">
According to her, G7 leaders will also discuss further sanctions against Russia and make some results of restrictive measures already applied. Vonanagada was that the European Commission has presented proposals for the 11th package of the Russian sanction, which would focus on their strengthening and prevention of attempts to be made. These efforts are coordinated with other G7 countries, which form similar restrictive packages.As reported, <text:a xlink:type="simple" xlink:href="https://www.ukrinform.ua/rubric-polytics/3706569-do-kieva-pribula-prezidentka-evrokomisii-ursula-fon-der-laen.html" text:style-name="Internet_20_link" text:visited-style-name="Visited_20_Internet_20_Link">
</text:a>
to express solidarity and support to the Ukrainian people.</text:p>
      <text:p text:style-name="P4">
Today, the leaders of the European Commission and the European Council go to the diplomatic point, during which they will participate in the Council of Europe Summit in Iceland, SumitG7 in Hiroshima and the EU-South Korea Summit in Seoul.</text:p>
      <text:p text:style-name="P4">
News Source: <text:a xlink:type="simple" xlink:href="https://www.ukrinform.ua/rubric-polytics/3709467-persou-temou-na-zustrici-lideriv-g7-bude-ukraina-ursula-fon-der-laen.html" text:style-name="Internet_20_link" text:visited-style-name="Visited_20_Internet_20_Link">
https://www.ukrinform.ua/rubric-polytics/3709467-persou-temou-na-zustrici-lideriv-g7-bude-ukraina-ursula-fon-der-laen.html</text:a>
</text:p>
      <!--NEWS-->
      <text:h text:style-name="P10" text:outline-level="1">
<text:span text:style-name="T4">
Foreign MFA: In case of stopping the "grain corridor" in a month the refugee flow from Africa to the EU will increase</text:span>
</text:h>
      <text:p text:style-name="P4">
Authors: Ukrinform (Person)</text:p>
      <text:p text:style-name="P4">
Publisher: Укринформ (Organization)</text:p>
      <text:p text:style-name="P4">
Published Time: 2023-05-15T14:50:27+03:00</text:p>
      <text:p text:style-name="P4">
Modified Time: 2023-05-15T14:50:27+03:00</text:p>
      <text:p text:style-name="P4">
Description: In the case of stopping the "grain corridor" in a month the flow of refugees from Africa to the EU - Ukrinform will increase.</text:p>
      <text:p text:style-name="P4">
Images: ["<text:a xlink:type="simple" xlink:href="https://static.ukrinform.com/photos/2023_05/thumb_files/630_360_1684142886-737.jpg" text:style-name="Internet_20_link" text:visited-style-name="Visited_20_Internet_20_Link">
630_360_16841...</text:a>
"]</text:p>
      <text:p text:style-name="P4">
Tags: ['МЗС', 'Зерно', 'Біженці']</text:p>
      <text:p text:style-name="P4">
Type: Article</text:p>
      <!--METADATA-->
      <text:p text:style-name="P4">
<draw:frame draw:style-name="fr1" draw:name="Image66" text:anchor-type="as-char" svg:width="6.9236in" svg:height="3.956343in" draw:z-index="0">
<draw:image xlink:href="../Images/yкринформ/2023-05-15T14-50-27-03-00/630_360_1684142886-737.jpg" xlink:type="simple" xlink:show="embed" xlink:actuate="onLoad" draw:mime-type="image/jpeg"/>
</draw:frame>
In the grain corridor, refugees from Africa NEC will increase in the "grain corridor"</text:p>
      <text:p text:style-name="P4">
This was stated by the Ambassador of the Ministry of Foreign Affairs of Ukraine for special works, the coordinator of the exporters and investors Olga Trofimtsev during a briefing at the Media Center Ukraine - Ukrinform.</text:p>
      <text:p text:style-name="P4">
"If the" grain corridor "stops now and including the supply within the Humanitarian Program Grain from Ukraine, because it will not be possible to export this grain simply or its export will be complicated, so what will need to be done through the European Union, which will be longer. that there will be no such volume by motor vehicles and rail. It will affect the situation with the provision and social security of the Naffritan continent, especially in those countries that are dependent on the Humanitarian Programs of the UN World Food Program, "she said.</text:p>
      <text:p text:style-name="P4">
<text:span text:style-name="T4">
 Read also: </text:span>
 <text:a xlink:type="simple" xlink:href="https://www.ukrinform.ua/rubric-economy/3709441-zernova-ugoda-u-mzs-kazut-pro-pidvisenu-situaciu-e-rizni-signali.html" text:style-name="Internet_20_link" text:visited-style-name="Visited_20_Internet_20_Link">
<text:span text:style-name="T4">
 grain </text:span>
</text:a>
Trofimtseva emphasized that the negative effects of the "grain corridor" stop will be felt almost immediately those countries to which humanitarian food food is being supplied, because they are unable to accumulate enough stocks.</text:p>
      <text:p text:style-name="P4">
According to her, in the case of stopping the supply of Ukrainian grain to the country at the borders of the voice, within 2-3 weeks the citizens of these countries will lack food. In this case, a maximum of a month will increase refugees.</text:p>
      <text:p text:style-name="P4">
"That is, the work of the" grain corridor "stops and we already see a few complications of the situation in some African countries. After a few more than a few, a month, we see an increase in refugee flow, first of all, the European Union Unapril," Trofimtseva explained.</text:p>
      <text:p text:style-name="P4">
<text:span text:style-name="T4">
 Read also: </text:span>
 <text:a xlink:type="simple" xlink:href="https://www.ukrinform.ua/rubric-economy/3708841-zelenskij-pro-blokuvanna-ukrainskogo-zerna-nevelicki-negarazdi-mi-ih-virisimo.html" text:style-name="Internet_20_link" text:visited-style-name="Visited_20_Internet_20_Link">
<text:span text:style-name="T4">
 grain </text:span>
</text:a>
It was reported that for 8 months of work of the "grain corridor" Ukraine experted through seaports of more than 3 million tonnes of food to Africa, including nearly 1 million tonnes were shipped to the needy countries within the UN and Grain From Ukraine. 525.8 thousand was sent Ukrainian agricultural products. tons.</text:p>
      <text:p text:style-name="P4">
News Source: <text:a xlink:type="simple" xlink:href="https://www.ukrinform.ua/rubric-economy/3709471-mzs-u-razi-zupinki-zernovogo-koridoru-cerez-misac-zrostut-potoki-bizenciv-z-afriki-do-es.html" text:style-name="Internet_20_link" text:visited-style-name="Visited_20_Internet_20_Link">
https://www.ukrinform.ua/rubric-economy/3709471-mzs-u-razi-zupinki-zernovogo-koridoru-cerez-misac-zrostut-potoki-bizenciv-z-afriki-do-es.html</text:a>
</text:p>
      <!--NEWS-->
      <text:h text:style-name="P10" text:outline-level="1">
<text:span text:style-name="T4">
Dovbik brought Dnipro-1 victory over "Minei" in the Premier League Championship</text:span>
</text:h>
      <text:p text:style-name="P4">
Authors: Ukrinform (Person)</text:p>
      <text:p text:style-name="P4">
Publisher: Укринформ (Organization)</text:p>
      <text:p text:style-name="P4">
Published Time: 2023-05-15T14:51:00+03:00</text:p>
      <text:p text:style-name="P4">
Modified Time: 2023-05-15T14:51:00+03:00</text:p>
      <text:p text:style-name="P4">
Description: Dnipro-1 players won the Transcarpathian Minaj (1-0) on Monday in the 26th round of the Ukrainian Premier League Championship. - Ukrinform.</text:p>
      <text:p text:style-name="P4">
Images: ["<text:a xlink:type="simple" xlink:href="https://static.ukrinform.com/photos/2023_05/thumb_files/630_360_1684150902-964.jpg" text:style-name="Internet_20_link" text:visited-style-name="Visited_20_Internet_20_Link">
630_360_16841...</text:a>
"]</text:p>
      <text:p text:style-name="P4">
Tags: ['Футбол', "Прем'єр-ліга", 'Україна', 'Дніпро-1', 'Минай']</text:p>
      <text:p text:style-name="P4">
Type: Article</text:p>
      <!--METADATA-->
      <text:p text:style-name="P4">
<draw:frame draw:style-name="fr1" draw:name="Image67" text:anchor-type="as-char" svg:width="6.9236in" svg:height="3.956343in" draw:z-index="0">
<draw:image xlink:href="../Images/yкринформ/2023-05-15T14-51-00-03-00/630_360_1684150902-964.jpg" xlink:type="simple" xlink:show="embed" xlink:actuate="onLoad" draw:mime-type="image/jpeg"/>
</draw:frame>
Dnipro-1 players won Transcarpathian Minaj on Monday(1:0)In the 26th Turne of Ukraine among the Premier League clubs.</text:p>
      <text:p text:style-name="P4">
The ball in the 79th minute scored the best scorer of the current chamber of Dovbik, Ukrinform reports.</text:p>
      <text:p text:style-name="P4">
Dnipro-1 goes in the championship second(61 points), “Minai” - 13th(26).</text:p>
      <text:p text:style-name="P4">
Сьогодні також відбудеться заключна гра туру, в якій зустрінуться ковалівський«Колос» та «Олександрія», передає Укрінформ.</text:p>
      <text:p text:style-name="P4">
Результати попередніх матчів:</text:p>
      <text:p text:style-name="P4">
«Динамо» (Kyiv)- Chernomorets(Odesa)- 2: 3</text:p>
      <text:p text:style-name="P4">
Ingulets(Petrova)- Shakhtar(Donetsk)- 0: 2</text:p>
      <text:p text:style-name="P4">
Metalist(Kharkiv)- “Dawn”(Lugansk)- 0: 5</text:p>
      <text:p text:style-name="P4">
"Lviv" - "Vorskla"(Poltava)- 0: 2</text:p>
      <text:p text:style-name="P4">
"Heather"(Rivne)- Metalist 1925(Kharkiv)- 1: 0</text:p>
      <text:p text:style-name="P4">
Kryvbas(Kryvyi Rih)- “Movement”(Lviv)- 1: 0,</text:p>
      <text:p text:style-name="P4">
<text:span text:style-name="T4">
 Read also: </text:span>
 <text:a xlink:type="simple" xlink:href="https://www.ukrinform.ua/rubric-sports/3708969-inter-ta-milan-u-lizi-cempioniv-rozsudat-francuzi.html" text:style-name="Internet_20_link" text:visited-style-name="Visited_20_Internet_20_Link">
</text:a>
The position of teams at the top of the standings: Shakhtar - 63 points(After 26 games), Dnipro -1 - 61(26), Zorya - 58(26), «Dynamo» - 50(26), Alexandria - 39(25), "Kryvbas" - 35(26), Vorskla - 33(26), "Kolos" - 33(25).</text:p>
      <text:p text:style-name="P4">
27-й тур запланований на 19-21 травня.</text:p>
      <text:p text:style-name="P4">
Фото: scdnipro1.com.ua.</text:p>
      <text:p text:style-name="P4">
News Source: <text:a xlink:type="simple" xlink:href="https://www.ukrinform.ua/rubric-sports/3709472-dovbik-prinis-dnipru1-peremogu-nad-minaem-u-cempionati-premerligi.html" text:style-name="Internet_20_link" text:visited-style-name="Visited_20_Internet_20_Link">
https://www.ukrinform.ua/rubric-sports/3709472-dovbik-prinis-dnipru1-peremogu-nad-minaem-u-cempionati-premerligi.html</text:a>
</text:p>
      <!--NEWS-->
      <text:h text:style-name="P10" text:outline-level="1">
<text:span text:style-name="T4">
Dovbik brought Dnipro-1 victory over "Minei" in the Premier League Championship</text:span>
</text:h>
      <text:p text:style-name="P4">
Authors: Ukrinform (Person)</text:p>
      <text:p text:style-name="P4">
Publisher: Укринформ (Organization)</text:p>
      <text:p text:style-name="P4">
Published Time: 2023-05-15T14:51:00+03:00</text:p>
      <text:p text:style-name="P4">
Modified Time: 2023-05-15T14:51:00+03:00</text:p>
      <text:p text:style-name="P4">
Description: Dnipro-1 players won the Transcarpathian Minaj (1-0) on Monday in the 26th round of the Ukrainian Premier League Championship. - Ukrinform.</text:p>
      <text:p text:style-name="P4">
Images: ["<text:a xlink:type="simple" xlink:href="https://static.ukrinform.com/photos/2023_05/thumb_files/630_360_1684150902-964.jpg" text:style-name="Internet_20_link" text:visited-style-name="Visited_20_Internet_20_Link">
630_360_16841...</text:a>
"]</text:p>
      <text:p text:style-name="P4">
Tags: ['Футбол', "Прем'єр-ліга", 'Україна', 'Дніпро-1', 'Минай']</text:p>
      <text:p text:style-name="P4">
Type: Article</text:p>
      <!--METADATA-->
      <text:p text:style-name="P4">
<draw:frame draw:style-name="fr1" draw:name="Image68" text:anchor-type="as-char" svg:width="6.9236in" svg:height="3.956343in" draw:z-index="0">
<draw:image xlink:href="../Images/yкринформ/2023-05-15T14-51-00-03-00/630_360_1684150902-964.jpg" xlink:type="simple" xlink:show="embed" xlink:actuate="onLoad" draw:mime-type="image/jpeg"/>
</draw:frame>
Dnipro-1 players won Transcarpathian Minaj on Monday(1:0)In the 26th Turne of Ukraine among the Premier League clubs.</text:p>
      <text:p text:style-name="P4">
The ball in the 79th minute scored the best scorer of the current chamber of Dovbik, Ukrinform reports.</text:p>
      <text:p text:style-name="P4">
Dnipro-1 goes in the championship second(61 points), “Minai” - 13th(26).</text:p>
      <text:p text:style-name="P4">
Сьогодні також відбудеться заключна гра туру, в якій зустрінуться ковалівський«Колос» та «Олександрія», передає Укрінформ.</text:p>
      <text:p text:style-name="P4">
Результати попередніх матчів:</text:p>
      <text:p text:style-name="P4">
«Динамо» (Kyiv)- Chernomorets(Odesa)- 2: 3</text:p>
      <text:p text:style-name="P4">
Ingulets(Petrova)- Shakhtar(Donetsk)- 0: 2</text:p>
      <text:p text:style-name="P4">
Metalist(Kharkiv)- “Dawn”(Lugansk)- 0: 5</text:p>
      <text:p text:style-name="P4">
"Lviv" - "Vorskla"(Poltava)- 0: 2</text:p>
      <text:p text:style-name="P4">
"Heather"(Rivne)- Metalist 1925(Kharkiv)- 1: 0</text:p>
      <text:p text:style-name="P4">
Kryvbas(Kryvyi Rih)- “Movement”(Lviv)- 1: 0,</text:p>
      <text:p text:style-name="P4">
<text:span text:style-name="T4">
 Read also: </text:span>
 <text:a xlink:type="simple" xlink:href="https://www.ukrinform.ua/rubric-sports/3708969-inter-ta-milan-u-lizi-cempioniv-rozsudat-francuzi.html" text:style-name="Internet_20_link" text:visited-style-name="Visited_20_Internet_20_Link">
</text:a>
The position of teams at the top of the standings: Shakhtar - 63 points(After 26 games), Dnipro -1 - 61(26), Zorya - 58(26), «Dynamo» - 50(26), Alexandria - 39(25), "Kryvbas" - 35(26), Vorskla - 33(26), "Kolos" - 33(25).</text:p>
      <text:p text:style-name="P4">
27-й тур запланований на 19-21 травня.</text:p>
      <text:p text:style-name="P4">
Фото: scdnipro1.com.ua.</text:p>
      <text:p text:style-name="P4">
News Source: <text:a xlink:type="simple" xlink:href="https://www.ukrinform.ua/rubric-sports/3709472-dovbik-prinis-dnipru1-peremogu-nad-minaem-u-cempionati-premerligi.html" text:style-name="Internet_20_link" text:visited-style-name="Visited_20_Internet_20_Link">
https://www.ukrinform.ua/rubric-sports/3709472-dovbik-prinis-dnipru1-peremogu-nad-minaem-u-cempionati-premerligi.html</text:a>
</text:p>
      <!--NEWS-->
      <text:h text:style-name="P10" text:outline-level="1">
<text:span text:style-name="T4">
In Mariupol, the movement of a large column of military equipment of the Russian Federation was recorded</text:span>
</text:h>
      <text:p text:style-name="P4">
Authors: Ukrinform (Person)</text:p>
      <text:p text:style-name="P4">
Publisher: Укринформ (Organization)</text:p>
      <text:p text:style-name="P4">
Published Time: 2023-05-15T14:55:00+03:00</text:p>
      <text:p text:style-name="P4">
Modified Time: 2023-05-15T14:55:00+03:00</text:p>
      <text:p text:style-name="P4">
Description: In the temporarily captured Mariupol, the movement is fixed through the city of a large enemy column in military equipment with ammunition. - Ukrinform.</text:p>
      <text:p text:style-name="P4">
Images: ["<text:a xlink:type="simple" xlink:href="https://static.ukrinform.com/photos/2022_11/thumb_files/630_360_1668244448-935.jpg" text:style-name="Internet_20_link" text:visited-style-name="Visited_20_Internet_20_Link">
630_360_16682...</text:a>
"]</text:p>
      <text:p text:style-name="P4">
Tags: ['Маріуполь', 'Військова техніка', 'Війна з росією']</text:p>
      <text:p text:style-name="P4">
Type: Article</text:p>
      <!--METADATA-->
      <text:p text:style-name="P4">
<draw:frame draw:style-name="fr1" draw:name="Image69" text:anchor-type="as-char" svg:width="6.9236in" svg:height="3.956343in" draw:z-index="0">
<draw:image xlink:href="../Images/yкринформ/2023-05-15T14-55-00-03-00/630_360_1668244448-935.jpg" xlink:type="simple" xlink:show="embed" xlink:actuate="onLoad" draw:mime-type="image/jpeg"/>
</draw:frame>
Extremely captured Mariupol captures the movement through the city of large gunfire in military equipment by ammunition.</text:p>
      <text:p text:style-name="P4">
About it in <text:a xlink:type="simple" xlink:href="https://t.me/andriyshTime/9705" text:style-name="Internet_20_link" text:visited-style-name="Visited_20_Internet_20_Link">
</text:a>
Advisor to the Mariupol Misky chairman Petro Andryushchenko reported, Ukrinform reports.</text:p>
      <text:p text:style-name="P4">
"... the occupiers were immediately sent urgently through the city of a large column from the BK.Maryupol -Nikolske - the direction of the rolled/childbirth", - Andryushchenko wrote.</text:p>
      <text:p text:style-name="P4">
<text:span text:style-name="T5">
Viso: <text:a xlink:type="simple" xlink:href="https://t.me/andriyshTime/9705" text:style-name="Internet_20_link" text:visited-style-name="Visited_20_Internet_20_Link">
</text:a>
</text:span>
</text:p>
      <text:p text:style-name="P4">
<text:span text:style-name="T4">
 Read also: </text:span>
 <text:a xlink:type="simple" xlink:href="https://www.ukrinform.ua/rubric-regions/3709351-andrusenko-pokazav-ak-zagarbniki-ukripluut-mariupol.html" text:style-name="Internet_20_link" text:visited-style-name="Visited_20_Internet_20_Link">
<text:span text:style-name="T4">
 Mariupol </text:span>
</text:a>
As it was reported, Mariupol and the surrounding settlements are transformed by the Naiysk-Logistics Hub of the Russian Army.</text:p>
      <text:p text:style-name="P4">
News Source: <text:a xlink:type="simple" xlink:href="https://www.ukrinform.ua/rubric-regions/3709476-u-mariupoli-zafiksuvali-ruh-velikoi-koloni-vijskovoi-tehniki-rosii.html" text:style-name="Internet_20_link" text:visited-style-name="Visited_20_Internet_20_Link">
https://www.ukrinform.ua/rubric-regions/3709476-u-mariupoli-zafiksuvali-ruh-velikoi-koloni-vijskovoi-tehniki-rosii.html</text:a>
</text:p>
      <!--NEWS-->
      <text:h text:style-name="P10" text:outline-level="1">
<text:span text:style-name="T4">
Ignati hopes Storm Shadow missiles will give Ukraine enough</text:span>
</text:h>
      <text:p text:style-name="P4">
Authors: Ukrinform (Person)</text:p>
      <text:p text:style-name="P4">
Publisher: Укринформ (Organization)</text:p>
      <text:p text:style-name="P4">
Published Time: 2023-05-15T14:59:33+03:00</text:p>
      <text:p text:style-name="P4">
Modified Time: 2023-05-15T14:59:33+03:00</text:p>
      <text:p text:style-name="P4">
Description: Storm Shadow is a new type of weapon, Ukraine hopes for the transfer of this weapon in sufficient quantities. - Ukrinform.</text:p>
      <text:p text:style-name="P4">
Images: ["<text:a xlink:type="simple" xlink:href="https://static.ukrinform.com/photos/2023_04/thumb_files/630_360_1681053650-211.jpg" text:style-name="Internet_20_link" text:visited-style-name="Visited_20_Internet_20_Link">
630_360_16810...</text:a>
"]</text:p>
      <text:p text:style-name="P4">
Tags: ['Повітряні сили ЗСУ', 'Війна з росією', 'Storm Shadow']</text:p>
      <text:p text:style-name="P4">
Type: Article</text:p>
      <!--METADATA-->
      <text:p text:style-name="P4">
<draw:frame draw:style-name="fr1" draw:name="Image70" text:anchor-type="as-char" svg:width="6.9236in" svg:height="3.956343in" draw:z-index="0">
<draw:image xlink:href="../Images/yкринформ/2023-05-15T14-59-33-03-00/630_360_1681053650-211.jpg" xlink:type="simple" xlink:show="embed" xlink:actuate="onLoad" draw:mime-type="image/jpeg"/>
</draw:frame>
Stormshadow is a new type of weapon, Ukraine hopes to transfer this weapon in sufficient quantity.</text:p>
      <text:p text:style-name="P4">
A spokesman for the Armed Forces of the Armed Forces Yuri Ignat said this on the air of the Telernorphone "Unified News", Ukrinform reports, with reference to <text:a xlink:type="simple" xlink:href="https://armyinform.com.ua/2023/05/15/naskilky-efektyvnymy-ye-storm-shadow-bude-vydno-na-poli-boyu-yurij-ignat/" text:style-name="Internet_20_link" text:visited-style-name="Visited_20_Internet_20_Link">
</text:a>
.</text:p>
      <text:p text:style-name="P4">
"Since the decision to transfer these missiles has already been made and voiced by Western partners, problems with their use and adaptation to the Ukrainian weapons will be. It is a modern winged rocket, which is armed with leading world countries. Western producers in practice in hostilities in Ukraine Their weapons are effective. We will, in turn, ask him for more, "he said.</text:p>
      <text:p text:style-name="P4">
<text:span text:style-name="T4">
 Read also: </text:span>
 <text:a xlink:type="simple" xlink:href="https://www.ukrinform.ua/rubric-ato/3708372-zelenskij-obgovoriv-iz-sunakom-oboronnu-spivpracu-i-podakuvav-za-storm-shadow.html" text:style-name="Internet_20_link" text:visited-style-name="Visited_20_Internet_20_Link">
<text:span text:style-name="T4">
 Storm </text:span>
 <text:span text:style-name="T4">
 Shadow </text:span>
</text:a>
When asked if it is a one -time help or rockets will not be answered by a spokesman for the Air Force Command. However, it is possible to convey that missiles will be transmitted in sufficient quantities to perform the current current tasks for the protection of the state, as well as for the future, the capacity.</text:p>
      <text:p text:style-name="P4">
As reported by Ukrinform, the United Kingdom confirmed the transfer to Ukraine by Rakkettorm Shadow up to 250 km.</text:p>
      <text:p text:style-name="P4">
News Source: <text:a xlink:type="simple" xlink:href="https://www.ukrinform.ua/rubric-ato/3709479-ignat-spodivaetsa-so-raketi-storm-shadow-nadadut-ukraini-u-dostatnij-kilkosti.html" text:style-name="Internet_20_link" text:visited-style-name="Visited_20_Internet_20_Link">
https://www.ukrinform.ua/rubric-ato/3709479-ignat-spodivaetsa-so-raketi-storm-shadow-nadadut-ukraini-u-dostatnij-kilkosti.html</text:a>
</text:p>
      <!--NEWS-->
      <text:h text:style-name="P10" text:outline-level="1">
<text:span text:style-name="T4">
Stoltenberg told what Ukraine to expect from the July Summit of NATO</text:span>
</text:h>
      <text:p text:style-name="P4">
Authors: Ukrinform (Person)</text:p>
      <text:p text:style-name="P4">
Publisher: Укринформ (Organization)</text:p>
      <text:p text:style-name="P4">
Published Time: 2023-05-15T15:00:38+03:00</text:p>
      <text:p text:style-name="P4">
Modified Time: 2023-05-15T15:00:38+03:00</text:p>
      <text:p text:style-name="P4">
Description: At the July Summit, Ukraine will receive assurance of assistance from the Allies and willingness to support Kyiv membership in the Alliance. - Ukrinform.</text:p>
      <text:p text:style-name="P4">
Images: ["<text:a xlink:type="simple" xlink:href="https://static.ukrinform.com/photos/2022_04/thumb_files/630_360_1649165705-470.jpg" text:style-name="Internet_20_link" text:visited-style-name="Visited_20_Internet_20_Link">
630_360_16491...</text:a>
"]</text:p>
      <text:p text:style-name="P4">
Tags: ['Саміт НАТО', 'Столтенберг', 'Україна']</text:p>
      <text:p text:style-name="P4">
Type: Article</text:p>
      <!--METADATA-->
      <text:p text:style-name="P4">
<draw:frame draw:style-name="fr1" draw:name="Image71" text:anchor-type="as-char" svg:width="6.9236in" svg:height="3.956343in" draw:z-index="0">
<draw:image xlink:href="../Images/yкринформ/2023-05-15T15-00-38-03-00/630_360_1649165705-470.jpg" xlink:type="simple" xlink:show="embed" xlink:actuate="onLoad" draw:mime-type="image/jpeg"/>
</draw:frame>
NATO NATO NATO Summit will receive assurances of help from the Allies and willingness to support Kyiv membership in the Alliance.</text:p>
      <text:p text:style-name="P4">
This was stated during a speech within the Copenhagen Summit of democracy by NATO Stoltenberg, NATO Stoltenberg, reports its own correspondent.</text:p>
      <text:p text:style-name="P4">
According to NATO Secretary General, the Alliance members at the Vilnius summit should support their political, military and practical support for Ukraine. He subjected that the Allies should "send a very clear message of Ukraine" in July.</text:p>
      <text:p text:style-name="P4">
"As for membership, I expect allies on NATO, what they will say: Ukraine will become a member of NATO, which has been mentioned several times," - said Stoltenberg.</text:p>
      <text:p text:style-name="P4">
<text:span text:style-name="T4">
 Read also: </text:span>
 <text:a xlink:type="simple" xlink:href="https://www.ukrinform.ua/rubric-polytics/3709436-nato-na-samiti-u-vilnusi-mae-nadati-ukraini-garantii-bezpeki-rasmussen.html" text:style-name="Internet_20_link" text:visited-style-name="Visited_20_Internet_20_Link">
<text:span text:style-name="T4">
 Vilnius </text:span>
</text:a>
According to him, Ukraine has to choose its future independently, Moscow should in no way influence the decision on Ukraine's membership in the Alliance. Window that the door to NATO "stay open".</text:p>
      <text:p text:style-name="P4">
The NATO Secretary General stressed that from the July NATO summit, it is expecting a multi -purpose support program for Ukraine, where work will be done over how to help Ukraine move from the doctrine of NATO Soviet Epochido standards, which will help in the future in Ukraine with Valiance.</text:p>
      <text:p text:style-name="P4">
<text:span text:style-name="T4">
 Read also: </text:span>
 <text:a xlink:type="simple" xlink:href="https://www.ukrinform.ua/rubric-polytics/3708782-ukraina-ocikue-na-samiti-nato-viznacenna-algoritmu-priednanna-ta-garantij-bezpeki-zelenskij.html" text:style-name="Internet_20_link" text:visited-style-name="Visited_20_Internet_20_Link">
</text:a>
Concerning the issue of safety guarantees for Ukraine during the NATO summit, Stoltenberg stressed that consultations with interdigners before the summit continue on this occasion. However, he noted that everyone agrees: to give military assistance to Ukraine to win in the war. NATO Secretary General recalled that allies by <text:a xlink:type="simple" xlink:href="https://www.ukrinform.ua/tag-nato" text:style-name="Internet_20_link" text:visited-style-name="Visited_20_Internet_20_Link">
</text:a>
They assisted Ukraine with more than 150 billion euros, and new military assistance packages recently announced a ninth and USA.</text:p>
      <text:p text:style-name="P4">
Stoltenberg noted that the NATO summit would take place at a critical time for security. Therefore, the Allies should show that NATO is the strongest and most successful in history, and it will remain united. According to him, a new program should be approved during the course for further deterrent to the adjustment. He added that in the face of supporting the Alliance of Ukraine it is necessary to avoid the widespread war outside Ukraine.NATO Secretary General also noted that the Summit will be invited to the Asian -Pacific region - Japan, South Korea and Australia - to renovate their partnership with them.</text:p>
      <text:p text:style-name="P4">
It was reported that the NATO summit will take place on July 11-12 in Vilnius.</text:p>
      <text:p text:style-name="P4">
President <text:a xlink:type="simple" xlink:href="https://www.ukrinform.ua/rubric-polytics/3709378-zelenskij-zaklikav-nato-uhvaliti-risenna-pro-clenstvo-ukraini-na-samiti-u-lipni.html" text:style-name="Internet_20_link" text:visited-style-name="Visited_20_Internet_20_Link">
</text:a>
To approve at this summit a positive political decision on Ukraine's membership of Ukraine.</text:p>
      <text:p text:style-name="P4">
<text:span text:style-name="T5">
Foto: EFE/EPA</text:span>
</text:p>
      <text:p text:style-name="P4">
News Source: <text:a xlink:type="simple" xlink:href="https://www.ukrinform.ua/rubric-polytics/3709480-stoltenberg-rozpoviv-cogo-ukraini-ocikuvati-vid-lipnevogo-samitu-nato.html" text:style-name="Internet_20_link" text:visited-style-name="Visited_20_Internet_20_Link">
https://www.ukrinform.ua/rubric-polytics/3709480-stoltenberg-rozpoviv-cogo-ukraini-ocikuvati-vid-lipnevogo-samitu-nato.html</text:a>
</text:p>
      <!--NEWS-->
      <text:h text:style-name="P10" text:outline-level="1">
<text:span text:style-name="T4">
To rebuild the deocal Luhansk region plan to create a community restoration and development center</text:span>
</text:h>
      <text:p text:style-name="P4">
Authors: Ukrinform (Person)</text:p>
      <text:p text:style-name="P4">
Publisher: Укринформ (Organization)</text:p>
      <text:p text:style-name="P4">
Published Time: 2023-05-15T15:08:00+03:00</text:p>
      <text:p text:style-name="P4">
Modified Time: 2023-05-15T15:08:00+03:00</text:p>
      <text:p text:style-name="P4">
Description: For the implementation of projects for the reconstruction of Luhansk region, after its de -occupation, the regional authorities, together with the UN program, plans to create a community restoration and development center. - Ukrinform.</text:p>
      <text:p text:style-name="P4">
Images: ["<text:a xlink:type="simple" xlink:href="https://static.ukrinform.com/photos/2023_05/thumb_files/630_360_1684152238-326.jpg" text:style-name="Internet_20_link" text:visited-style-name="Visited_20_Internet_20_Link">
630_360_16841...</text:a>
"]</text:p>
      <text:p text:style-name="P4">
Tags: ['Дніпро', 'Луганщина', 'Відбудова']</text:p>
      <text:p text:style-name="P4">
Type: Article</text:p>
      <!--METADATA-->
      <text:p text:style-name="P4">
<draw:frame draw:style-name="fr1" draw:name="Image72" text:anchor-type="as-char" svg:width="6.9236in" svg:height="3.956343in" draw:z-index="0">
<draw:image xlink:href="../Images/yкринформ/2023-05-15T15-08-00-03-00/630_360_1684152238-326.jpg" xlink:type="simple" xlink:show="embed" xlink:actuate="onLoad" draw:mime-type="image/jpeg"/>
</draw:frame>
For the realization of the projects for the reconstruction of Luhansk region, after its de -occupation, the regional lord with the UN program plans to create a community restoration and development center.</text:p>
      <text:p text:style-name="P4">
About it reports Ukrinform with reference to <text:a xlink:type="simple" xlink:href="https://t.me/luhanskaVTSA/10500" text:style-name="Internet_20_link" text:visited-style-name="Visited_20_Internet_20_Link">
</text:a>
The head of Lugansk Ova Artem Lisogor.</text:p>
      <text:p text:style-name="P4">
"About the mechanisms of interagency and inter -territorial coordination processing and community development processes, technical equipment of mobile groups for the robots of de -cooked territories and the possibility of supporting small and middle -business of Luhansk region was discussed at a working meeting with the head of the United Nations Program of Collection and Development of Peace. and international organizations of the Luhansk region after the de -occupation is the idea of creating a center for recovery and development of communities of the region, " - the message reads.</text:p>
      <text:p text:style-name="P4">
<text:span text:style-name="T4">
 Read also: </text:span>
 <text:a xlink:type="simple" xlink:href="https://www.ukrinform.ua/rubric-vidbudova/3708365-u-kiivskij-ova-obgovorili-z-poslom-francii-podalsu-vidbudovu-oblasti.html" text:style-name="Internet_20_link" text:visited-style-name="Visited_20_Internet_20_Link">
<text:span text:style-name="T4">
 rebuilding </text:span>
</text:a>
Lisogor noted that the Center is now planned to be placed in the city of Dnipro, and to move and carry out stabilization measures to one congregation of Lugansk region, with continued performance of all functions of renewal and territories development.</text:p>
      <text:p text:style-name="P4">
"We have it called -" recovery offices. " We are considering four regions for their creation, including the Luhansk region. When the project will work, they will be very different from other regions of Ukraine, ”Kristensen said.</text:p>
      <text:p text:style-name="P4">
The implementation of the projects for the reconstruction of the deocular territories is planned to make infrastructure companies that have now been registered to other regions but are ready to return. Therefore, for them, within the framework of the activities of the UN Program, peace and development of peace is planned to be studied on pro -specific management and the regulation of interaction with UNDP.</text:p>
      <text:p text:style-name="P4">
<text:span text:style-name="T4">
 Read also: </text:span>
 <text:a xlink:type="simple" xlink:href="https://www.ukrinform.ua/rubric-vidbudova/3708041-aponia-moze-buti-garnim-zrazkom-dla-povoennoi-vidbudovi-ukraini-glava-mzs-polsi.html" text:style-name="Internet_20_link" text:visited-style-name="Visited_20_Internet_20_Link">
<text:span text:style-name="T4">
 rebuilding </text:span>
</text:a>
As reported by Ukrinform, the Minister of the Cabinet of Ministers Oleg Nemchinov said that the passage of the week will determine in what format the deputy ministers and heads of OVA on recovery, whose posts are planned to be implemented in Ukraine.</text:p>
      <text:p text:style-name="P4">
News Source: <text:a xlink:type="simple" xlink:href="https://www.ukrinform.ua/rubric-vidbudova/3709483-dla-vidbudovi-deokupovanoi-lugansini-planuut-stvoriti-centr-vidnovlenna-ta-rozvitku-gromad.html" text:style-name="Internet_20_link" text:visited-style-name="Visited_20_Internet_20_Link">
https://www.ukrinform.ua/rubric-vidbudova/3709483-dla-vidbudovi-deokupovanoi-lugansini-planuut-stvoriti-centr-vidnovlenna-ta-rozvitku-gromad.html</text:a>
</text:p>
      <!--NEWS-->
      <text:h text:style-name="P10" text:outline-level="1">
<text:span text:style-name="T4">
Poland received the first Himars complexes</text:span>
</text:h>
      <text:p text:style-name="P4">
Authors: Ukrinform (Person)</text:p>
      <text:p text:style-name="P4">
Publisher: Укринформ (Organization)</text:p>
      <text:p text:style-name="P4">
Published Time: 2023-05-15T15:08:20+03:00</text:p>
      <text:p text:style-name="P4">
Modified Time: 2023-05-15T15:08:20+03:00</text:p>
      <text:p text:style-name="P4">
Description: The first M142 Himars artillery system arrived in Poland. - Ukrinform.</text:p>
      <text:p text:style-name="P4">
Images: ["<text:a xlink:type="simple" xlink:href="https://static.ukrinform.com/photos/2022_09/thumb_files/630_360_1662821775-754.jpg" text:style-name="Internet_20_link" text:visited-style-name="Visited_20_Internet_20_Link">
630_360_16628...</text:a>
"]</text:p>
      <text:p text:style-name="P4">
Tags: ['Армія', 'Польща', 'HIMARS']</text:p>
      <text:p text:style-name="P4">
Type: Article</text:p>
      <!--METADATA-->
      <text:p text:style-name="P4">
<draw:frame draw:style-name="fr1" draw:name="Image73" text:anchor-type="as-char" svg:width="6.9236in" svg:height="3.956343in" draw:z-index="0">
<draw:image xlink:href="../Images/yкринформ/2023-05-15T15-08-20-03-00/630_360_1662821775-754.jpg" xlink:type="simple" xlink:show="embed" xlink:actuate="onLoad" draw:mime-type="image/jpeg"/>
</draw:frame>
To Poland, the first starting installations of the M142 Himars artillery system.</text:p>
      <text:p text:style-name="P4">
The official presentation ceremony of the first Himars starting installations, with the participation of the Figureremier, the Minister of National Defense of Poland Mariusz Blaschak, served the 1st base of transport aviation in Warsaw, reports his own correspondent.</text:p>
      <text:p text:style-name="P4">
“Today we accept the Himars complexes to the Polish army. It is a technique that justified in the hands of Ukraine, which stops Russian aggression, ”said Blaschak during the ceremony.</text:p>
      <text:p text:style-name="P4">
He reported that these complexes would be adopted by the 16th Mechanized Division of the Armed Forces <text:a xlink:type="simple" xlink:href="https://www.ukrinform.ua/tag-polsa" text:style-name="Internet_20_link" text:visited-style-name="Visited_20_Internet_20_Link">
</text:a>
, whose units are emerging in northeastern Poland near the borders with Belarus Ikalingrad region of Russia.</text:p>
      <text:p text:style-name="P4">
<text:span text:style-name="T4">
 Read also: </text:span>
 <text:a xlink:type="simple" xlink:href="https://www.ukrinform.ua/rubric-ato/3700906-polsa-rozsirue-virobnictvo-sau-krab-aki-peredae-ukraini.html" text:style-name="Internet_20_link" text:visited-style-name="Visited_20_Internet_20_Link">
</text:a>
As reported by the agency, Poland bought 20 complexes of Himars in 2019, including 18 combat and two training, for $ 414 million. Subsequently, Poland has turned to the United States to buy about 484 rockets of this type and received the Varkan side consent. The maximum purchase cost is estimated at $ 10.</text:p>
      <text:p text:style-name="P4">
As it was reported, Viceremier-Minister, National Defense Minister Polandimarius Blaschak recently stated that this year <text:a xlink:type="simple" xlink:href="https://www.ukrinform.ua/rubric-world/3705053-cogoric-u-polsi-stvorat-hab-himars-blasak.html" text:style-name="Internet_20_link" text:visited-style-name="Visited_20_Internet_20_Link">
</text:a>
 .</text:p>
      <text:p text:style-name="P4">
News Source: <text:a xlink:type="simple" xlink:href="https://www.ukrinform.ua/rubric-world/3709484-polsa-otrimala-persi-kompleksi-himars.html" text:style-name="Internet_20_link" text:visited-style-name="Visited_20_Internet_20_Link">
https://www.ukrinform.ua/rubric-world/3709484-polsa-otrimala-persi-kompleksi-himars.html</text:a>
</text:p>
      <!--NEWS-->
      <text:h text:style-name="P10" text:outline-level="1">
<text:span text:style-name="T4">
Poland received the first Himars complexes</text:span>
</text:h>
      <text:p text:style-name="P4">
Authors: Ukrinform (Person)</text:p>
      <text:p text:style-name="P4">
Publisher: Укринформ (Organization)</text:p>
      <text:p text:style-name="P4">
Published Time: 2023-05-15T15:08:20+03:00</text:p>
      <text:p text:style-name="P4">
Modified Time: 2023-05-15T15:08:20+03:00</text:p>
      <text:p text:style-name="P4">
Description: The first M142 Himars artillery system arrived in Poland. - Ukrinform.</text:p>
      <text:p text:style-name="P4">
Images: ["<text:a xlink:type="simple" xlink:href="https://static.ukrinform.com/photos/2022_09/thumb_files/630_360_1662821775-754.jpg" text:style-name="Internet_20_link" text:visited-style-name="Visited_20_Internet_20_Link">
630_360_16628...</text:a>
"]</text:p>
      <text:p text:style-name="P4">
Tags: ['Армія', 'Польща', 'HIMARS']</text:p>
      <text:p text:style-name="P4">
Type: Article</text:p>
      <!--METADATA-->
      <text:p text:style-name="P4">
<draw:frame draw:style-name="fr1" draw:name="Image74" text:anchor-type="as-char" svg:width="6.9236in" svg:height="3.956343in" draw:z-index="0">
<draw:image xlink:href="../Images/yкринформ/2023-05-15T15-08-20-03-00/630_360_1662821775-754.jpg" xlink:type="simple" xlink:show="embed" xlink:actuate="onLoad" draw:mime-type="image/jpeg"/>
</draw:frame>
To Poland, the first starting installations of the M142 Himars artillery system.</text:p>
      <text:p text:style-name="P4">
The official presentation ceremony of the first Himars starting installations, with the participation of the Figureremier, the Minister of National Defense of Poland Mariusz Blaschak, served the 1st base of transport aviation in Warsaw, reports his own correspondent.</text:p>
      <text:p text:style-name="P4">
“Today we accept the Himars complexes to the Polish army. It is a technique that justified in the hands of Ukraine, which stops Russian aggression, ”said Blaschak during the ceremony.</text:p>
      <text:p text:style-name="P4">
He reported that these complexes would be adopted by the 16th Mechanized Division of the Armed Forces <text:a xlink:type="simple" xlink:href="https://www.ukrinform.ua/tag-polsa" text:style-name="Internet_20_link" text:visited-style-name="Visited_20_Internet_20_Link">
</text:a>
, whose units are emerging in northeastern Poland near the borders with Belarus Ikalingrad region of Russia.</text:p>
      <text:p text:style-name="P4">
<text:span text:style-name="T4">
 Read also: </text:span>
 <text:a xlink:type="simple" xlink:href="https://www.ukrinform.ua/rubric-ato/3700906-polsa-rozsirue-virobnictvo-sau-krab-aki-peredae-ukraini.html" text:style-name="Internet_20_link" text:visited-style-name="Visited_20_Internet_20_Link">
</text:a>
As reported by the agency, Poland bought 20 complexes of Himars in 2019, including 18 combat and two training, for $ 414 million. Subsequently, Poland has turned to the United States to buy about 484 rockets of this type and received the Varkan side consent. The maximum purchase cost is estimated at $ 10.</text:p>
      <text:p text:style-name="P4">
As it was reported, Viceremier-Minister, National Defense Minister Polandimarius Blaschak recently stated that this year <text:a xlink:type="simple" xlink:href="https://www.ukrinform.ua/rubric-world/3705053-cogoric-u-polsi-stvorat-hab-himars-blasak.html" text:style-name="Internet_20_link" text:visited-style-name="Visited_20_Internet_20_Link">
</text:a>
 .</text:p>
      <text:p text:style-name="P4">
News Source: <text:a xlink:type="simple" xlink:href="https://www.ukrinform.ua/rubric-world/3709484-polsa-otrimala-persi-kompleksi-himars.html" text:style-name="Internet_20_link" text:visited-style-name="Visited_20_Internet_20_Link">
https://www.ukrinform.ua/rubric-world/3709484-polsa-otrimala-persi-kompleksi-himars.html</text:a>
</text:p>
      <!--NEWS-->
      <text:h text:style-name="P10" text:outline-level="1">
<text:span text:style-name="T4">
GUR has information about health problems with Lukashenko</text:span>
</text:h>
      <text:p text:style-name="P4">
Authors: Ukrinform (Person)</text:p>
      <text:p text:style-name="P4">
Publisher: Укринформ (Organization)</text:p>
      <text:p text:style-name="P4">
Published Time: 2023-05-15T15:14:31+03:00</text:p>
      <text:p text:style-name="P4">
Modified Time: 2023-05-15T15:14:31+03:00</text:p>
      <text:p text:style-name="P4">
Description: The representative of the Main Directorate of Intelligence of the Ministry of Defense Andriy Yusov said that there is information about the problems of Alexander Lukashenko with health. - Ukrinform.</text:p>
      <text:p text:style-name="P4">
Images: ["<text:a xlink:type="simple" xlink:href="https://static.ukrinform.com/photos/2021_04/thumb_files/630_360_1619268007-387.jpg" text:style-name="Internet_20_link" text:visited-style-name="Visited_20_Internet_20_Link">
630_360_16192...</text:a>
"]</text:p>
      <text:p text:style-name="P4">
Tags: ['білорусь', 'Розвідка', 'Єдині новини']</text:p>
      <text:p text:style-name="P4">
Type: Article</text:p>
      <!--METADATA-->
      <text:p text:style-name="P4">
<draw:frame draw:style-name="fr1" draw:name="Image75" text:anchor-type="as-char" svg:width="6.9236in" svg:height="3.956343in" draw:z-index="0">
<draw:image xlink:href="../Images/yкринформ/2023-05-15T15-14-31-03-00/630_360_1619268007-387.jpg" xlink:type="simple" xlink:show="embed" xlink:actuate="onLoad" draw:mime-type="image/jpeg"/>
</draw:frame>
Representative of the Main Directorate of Intelligence of the Ministry of Defense Andriy Yusov said that the einformation about the problems of Alexander Lukashenko with health.</text:p>
      <text:p text:style-name="P4">
He said about it on the air of the Teleterna "One News", reports correspondent.</text:p>
      <text:p text:style-name="P4">
“Yes there is information about health problems(in Lukashenka - ed.). Але мидеталізувати це не будемо у силу різних причин. І зрештою, здоров’я умовногопутіна є, звичайно, для України і всього світу значно більш цікавим об’єктомдля дослідження, ніж розмови про те, яке у білоруського диктатора здоров’я», -сказав Юсов.</text:p>
      <text:p text:style-name="P4">
<text:span text:style-name="T4">
Читайте також:</text:span>
 <text:a xlink:type="simple" xlink:href="https://www.ukrinform.ua/rubric-world/3709184-u-derzdumi-rf-pidtverdili-problemi-zi-zdorovam-lukasenka.html" text:style-name="Internet_20_link" text:visited-style-name="Visited_20_Internet_20_Link">
 <text:span text:style-name="T4">
лукашенка</text:span>
 </text:a>
As it was reported, shortly after the parade on May 9 in Moscow Lukashenko Terminovo returned to Minsk. According to some reports, an ambulance was drawn to the airport.</text:p>
      <text:p text:style-name="P4">
During the parade on his hand, one could see a bandage similar to a post -application bandage.</text:p>
      <text:p text:style-name="P4">
On May 14, against the background of rumors about Lukashenko's disease did not appear at the celebrations of the Flag, Emblem and Anthem.</text:p>
      <text:p text:style-name="P4">
<text:span text:style-name="T4">
 Read also: </text:span>
 <text:a xlink:type="simple" xlink:href="https://www.ukrinform.ua/rubric-world/3709057-lukasenko-ne-zavivsa-na-urocistostah-do-dna-prapora-bilorusi.html" text:style-name="Internet_20_link" text:visited-style-name="Visited_20_Internet_20_Link">
<text:span text:style-name="T4">
 Lukashenko </text:span>
</text:a>
Subsequently, the first deputy chairman of the Committee of the State Duma of Russia for Cydkostyantin Zatulin said that President of Belarus Alexander Lukashenko was getting sick.</text:p>
      <text:p text:style-name="P4">
Photo: Belta</text:p>
      <text:p text:style-name="P4">
News Source: <text:a xlink:type="simple" xlink:href="https://www.ukrinform.ua/rubric-world/3709488-u-gur-e-informacia-pro-problemi-zi-zdorovam-u-lukasenka.html" text:style-name="Internet_20_link" text:visited-style-name="Visited_20_Internet_20_Link">
https://www.ukrinform.ua/rubric-world/3709488-u-gur-e-informacia-pro-problemi-zi-zdorovam-u-lukasenka.html</text:a>
</text:p>
      <!--NEWS-->
      <text:h text:style-name="P10" text:outline-level="1">
<text:span text:style-name="T4">
Airlines started applying for flights between Georgia and the Russian Federation</text:span>
</text:h>
      <text:p text:style-name="P4">
Authors: Ukrinform (Person)</text:p>
      <text:p text:style-name="P4">
Publisher: Укринформ (Organization)</text:p>
      <text:p text:style-name="P4">
Published Time: 2023-05-15T15:16:37+03:00</text:p>
      <text:p text:style-name="P4">
Modified Time: 2023-05-15T15:16:37+03:00</text:p>
      <text:p text:style-name="P4">
Description: Georgia Civic Aviation Agency has received several applications for regular air connection with Russia. - Ukrinform.</text:p>
      <text:p text:style-name="P4">
Images: ["<text:a xlink:type="simple" xlink:href="https://static.ukrinform.com/photos/2018_09/thumb_files/630_360_1536748525-9826.jpg" text:style-name="Internet_20_link" text:visited-style-name="Visited_20_Internet_20_Link">
630_360_15367...</text:a>
"]</text:p>
      <text:p text:style-name="P4">
Tags: ['Грузія', 'росія', 'Авіасполучення']</text:p>
      <text:p text:style-name="P4">
Type: Article</text:p>
      <!--METADATA-->
      <text:p text:style-name="P4">
<draw:frame draw:style-name="fr1" draw:name="Image76" text:anchor-type="as-char" svg:width="6.9236in" svg:height="3.956343in" draw:z-index="0">
<draw:image xlink:href="../Images/yкринформ/2023-05-15T15-16-37-03-00/630_360_1536748525-9826.jpg" xlink:type="simple" xlink:show="embed" xlink:actuate="onLoad" draw:mime-type="image/jpeg"/>
</draw:frame>
Georgia Civic Aviation Agency has received several applications for a regular air connection with Russia.</text:p>
      <text:p text:style-name="P4">
About it reports <text:a xlink:type="simple" xlink:href="https://www.ekhokavkaza.com/a/32412085.html" text:style-name="Internet_20_link" text:visited-style-name="Visited_20_Internet_20_Link">
</text:a>
, reports Ukrinform.</text:p>
      <text:p text:style-name="P4">
“A clear position of Georgia is that flights between <text:a xlink:type="simple" xlink:href="https://www.ukrinform.ua/tag-gruzia" text:style-name="Internet_20_link" text:visited-style-name="Visited_20_Internet_20_Link">
</text:a>
But the Russian Federation will only be carried out by airlines and aircraft that are not under sanctions. Therefore, all applications, information and documentation provided by IAI companies will be subject to detailed study and verification of different mechanisms in terms of sanctions, ”the agency said.</text:p>
      <text:p text:style-name="P4">
In the department, they added that consult and study examples of states that are sanctioned and at the same time have direct air connections with Russia.</text:p>
      <text:p text:style-name="P4">
<text:span text:style-name="T4">
 Read also: </text:span>
 <text:a xlink:type="simple" xlink:href="https://www.ukrinform.ua/rubric-polytics/3707873-u-mzs-ukraini-nazvali-ostanni-kroki-rosii-sodo-gruzii-ugodou-z-diavolom.html" text:style-name="Internet_20_link" text:visited-style-name="Visited_20_Internet_20_Link">
</text:a>
Tbilisi assured that the granting of flight permits will take place post -detactic study of the status of airlines and their aircraft in the context of international sanctions or restrictions.</text:p>
      <text:p text:style-name="P4">
As it was reported, on May 10, the President of the Russian Federation <text:a xlink:type="simple" xlink:href="https://www.ukrinform.ua/rubric-world/3707248-putin-skasuvav-vizovij-rezim-ta-obmezenna-na-pereloti-dla-gromadan-gruzii.html" text:style-name="Internet_20_link" text:visited-style-name="Visited_20_Internet_20_Link">
</text:a>
About cancellation of visa regime for Georgia citizens will tap air service with this country.</text:p>
      <text:p text:style-name="P4">
On the same day, the Deputy Minister of Economy of Georgia Mariam Kvivishvili stated that the aircraft companies and aircraft of Russia, which have not been imposed on sanctions, will be able to carry out direct air communications in the direction of Georgia.</text:p>
      <text:p text:style-name="P4">
<text:span text:style-name="T4">
 Read also: </text:span>
 <text:a xlink:type="simple" xlink:href="https://www.ukrinform.ua/rubric-world/3707814-es-zaohocue-gruziu-priednatisa-do-sankcij-proti-rosii-v-aviacijnij-galuzi.html" text:style-name="Internet_20_link" text:visited-style-name="Visited_20_Internet_20_Link">
</text:a>
Georgia President Salome Zurabishvili reacted to Putin signed by Putin, <text:a xlink:type="simple" xlink:href="https://www.ukrinform.ua/rubric-world/3707307-cergova-provokacia-prezidentka-gruzii-vidreaguvala-na-skasuvanna-viz-rosieu.html" text:style-name="Internet_20_link" text:visited-style-name="Visited_20_Internet_20_Link">
</text:a>
 .</text:p>
      <text:p text:style-name="P4">
<text:a xlink:type="simple" xlink:href="https://www.ukrinform.ua/rubric-world/3707738-derzdep-ssa-poperediv-gruziu-pro-sankcii-u-razi-vidnovlenna-aviaspolucenna-z-rf.html" text:style-name="Internet_20_link" text:visited-style-name="Visited_20_Internet_20_Link">
 </text:a>
Times Updating Direct Air Language with Russia.</text:p>
      <text:p text:style-name="P4">
News Source: <text:a xlink:type="simple" xlink:href="https://www.ukrinform.ua/rubric-world/3709489-aviakompanii-pocali-podavati-zaavki-na-poloti-miz-gruzieu-ta-rf.html" text:style-name="Internet_20_link" text:visited-style-name="Visited_20_Internet_20_Link">
https://www.ukrinform.ua/rubric-world/3709489-aviakompanii-pocali-podavati-zaavki-na-poloti-miz-gruzieu-ta-rf.html</text:a>
</text:p>
      <!--NEWS-->
      <text:h text:style-name="P10" text:outline-level="1">
<text:span text:style-name="T4">
Flood flood is kept in Kiev and two regions - SESS</text:span>
</text:h>
      <text:p text:style-name="P4">
Authors: Ukrinform (Person)</text:p>
      <text:p text:style-name="P4">
Publisher: Укринформ (Organization)</text:p>
      <text:p text:style-name="P4">
Published Time: 2023-05-15T15:20:00+03:00</text:p>
      <text:p text:style-name="P4">
Modified Time: 2023-05-15T15:20:00+03:00</text:p>
      <text:p text:style-name="P4">
Description: The flooding of floodplain areas as a result of increasing water levels in rivers on May 15-18 is maintained in Kyiv, Kyiv and Cherkasy regions. - Ukrinform.</text:p>
      <text:p text:style-name="P4">
Images: ["<text:a xlink:type="simple" xlink:href="https://static.ukrinform.com/photos/2020_07/thumb_files/630_360_1594043876-696.jpg" text:style-name="Internet_20_link" text:visited-style-name="Visited_20_Internet_20_Link">
630_360_15940...</text:a>
"]</text:p>
      <text:p text:style-name="P4">
Tags: ['ДСНС', 'Вода', 'Водопілля']</text:p>
      <text:p text:style-name="P4">
Type: Article</text:p>
      <!--METADATA-->
      <text:p text:style-name="P4">
<draw:frame draw:style-name="fr1" draw:name="Image77" text:anchor-type="as-char" svg:width="6.9236in" svg:height="3.956343in" draw:z-index="0">
<draw:image xlink:href="../Images/yкринформ/2023-05-15T15-20-00-03-00/630_360_1594043876-696.jpg" xlink:type="simple" xlink:show="embed" xlink:actuate="onLoad" draw:mime-type="image/jpeg"/>
</draw:frame>
The flooding of the flood areas as a result of increasing water levels in the rivers on May 15-18 will maintain in Kyiv, Kyiv and Cherkasy regions.</text:p>
      <text:p text:style-name="P4">
As Ukrinform reports, it reports <text:a xlink:type="simple" xlink:href="https://dsns.gov.ua/uk/news/ostanni-novini/poperedzennia-pro-pidvishhennia-rivniv-vodi-2" text:style-name="Internet_20_link" text:visited-style-name="Visited_20_Internet_20_Link">
</text:a>
“On May 15-18, as a result of the passage of spring waterfalls through the reservoir cascade, the flooding of floodplain areas, lowered areas in a number of settlements along the Kremenchug reservoir in the Uherkassk region will be maintained.(III level of danger is red)”, - the testimony reads.</text:p>
      <text:p text:style-name="P4">
Also on the Dnieper in Kyiv, Vyshgorod, Brovarsky and Boryspil districts of the Kyiv region will maintain flooding of floodplain territories.(And the level of danger -yellow).</text:p>
      <text:p text:style-name="P4">
<text:span text:style-name="T4">
Читайте також:</text:span>
 <text:a xlink:type="simple" xlink:href="https://www.ukrinform.ua/rubric-regions/3709320-vesnane-vodopilla-v-ukraini-riven-vodi-padae-po-vsih-oblastah.html" text:style-name="Internet_20_link" text:visited-style-name="Visited_20_Internet_20_Link">
 <text:span text:style-name="T4">
водоп</text:span>
 </text:a>
As reported by Ukrinform, in the Kyiv City Military Administration was informed that in Kiev <text:a xlink:type="simple" xlink:href="https://www.ukrinform.ua/rubric-kyiv/3709299-u-stolici-riven-vodi-v-dnipri-za-dobu-zbilsivsa-na-8-santimetriv.html" text:style-name="Internet_20_link" text:visited-style-name="Visited_20_Internet_20_Link">
</text:a>
A day increased by 8 centimeters.</text:p>
      <text:p text:style-name="P4">
News Source: <text:a xlink:type="simple" xlink:href="https://www.ukrinform.ua/rubric-regions/3709494-zatoplenna-zaplav-utrimaetsa-u-kievi-ta-dvoh-oblastah-dsns.html" text:style-name="Internet_20_link" text:visited-style-name="Visited_20_Internet_20_Link">
https://www.ukrinform.ua/rubric-regions/3709494-zatoplenna-zaplav-utrimaetsa-u-kievi-ta-dvoh-oblastah-dsns.html</text:a>
</text:p>
      <!--NEWS-->
      <text:h text:style-name="P10" text:outline-level="1">
<text:span text:style-name="T4">
Britain does not plan to transfer to Ukraine its fighters - a spokesman for government</text:span>
</text:h>
      <text:p text:style-name="P4">
Authors: Ukrinform (Person)</text:p>
      <text:p text:style-name="P4">
Publisher: Укринформ (Organization)</text:p>
      <text:p text:style-name="P4">
Published Time: 2023-05-15T15:21:00+03:00</text:p>
      <text:p text:style-name="P4">
Modified Time: 2023-05-15T15:21:00+03:00</text:p>
      <text:p text:style-name="P4">
Description: The United Kingdom does not plan to transfer to Ukraine its fighters, as the Ukrainian side wants to train its pilots on the American F-16. - Ukrinform.</text:p>
      <text:p text:style-name="P4">
Images: ["<text:a xlink:type="simple" xlink:href="https://static.ukrinform.com/photos/2023_02/thumb_files/630_360_1677389139-607.jpg" text:style-name="Internet_20_link" text:visited-style-name="Visited_20_Internet_20_Link">
630_360_16773...</text:a>
"]</text:p>
      <text:p text:style-name="P4">
Tags: ['Британія', 'Літак', 'Війна з росією']</text:p>
      <text:p text:style-name="P4">
Type: Article</text:p>
      <!--METADATA-->
      <text:p text:style-name="P4">
<draw:frame draw:style-name="fr1" draw:name="Image78" text:anchor-type="as-char" svg:width="6.9236in" svg:height="3.956343in" draw:z-index="0">
<draw:image xlink:href="../Images/yкринформ/2023-05-15T15-21-00-03-00/630_360_1677389139-607.jpg" xlink:type="simple" xlink:show="embed" xlink:actuate="onLoad" draw:mime-type="image/jpeg"/>
</draw:frame>
Grand-Cubricity does not plan to transfer to Ukraine its fighters, because the Ukrainian side is training its pilots on the American F-16.</text:p>
      <text:p text:style-name="P4">
As Ukrinform reports with reference to <text:a xlink:type="simple" xlink:href="https://www.theguardian.com/world/live/2023/may/15/russia-ukraine-war-latest-g7-reportedly-set-to-tighten-russia-sanctions-france-to-send-kyiv-military-aid-live" text:style-name="Internet_20_link" text:visited-style-name="Visited_20_Internet_20_Link">
</text:a>
This was stated on Monday by Prime Minister of Ministry of Treasury Richa Snak.</text:p>
      <text:p text:style-name="P4">
"We do not plan to do this. The Ukrainians have decided to train their pilots on the F-16, and you know that the royal military-air forces are not available these planes," the spokesman answered whether the fighter jets to Ukraine were sent.</text:p>
      <text:p text:style-name="P4">
<text:span text:style-name="T4">
 Read also: </text:span>
 <text:a xlink:type="simple" xlink:href="https://www.ukrinform.ua/rubric-ato/3709452-britania-bude-klucovou-castinou-koalicii-z-pidtrimki-povitranih-sil-ukraini-sunak.html" text:style-name="Internet_20_link" text:visited-style-name="Visited_20_Internet_20_Link">
<text:span text:style-name="T4">
 Snak </text:span>
</text:a>
As reported by Ukrinform, in February British Prime Minister Risha Sunaokalokokalovoka that the United Kingdom would develop a new program of training in Ukrainian pilots to support efforts to create new military-air forces in Ukraine in accordance with the standard <text:a xlink:type="simple" xlink:href="https://www.ukrinform.ua/tag-nato" text:style-name="Internet_20_link" text:visited-style-name="Visited_20_Internet_20_Link">
</text:a>
, with F16 aircraft.</text:p>
      <text:p text:style-name="P4">
The British Government reported that this summer the initial stage of Ukrainian pilots in basic training will begin. There will be an adapted program used by British pilots to give Ukrainians skills that they can use on other types of aircraft.</text:p>
      <text:p text:style-name="P4">
It is noted that these exercises are closely related to the efforts of the United Kingdom and cooperation with other countries regarding the provision of F-16 fighters to Ukraine.</text:p>
      <text:p text:style-name="P4">
<text:span text:style-name="T5">
Foto: armyinform.com.ua</text:span>
</text:p>
      <text:p text:style-name="P4">
News Source: <text:a xlink:type="simple" xlink:href="https://www.ukrinform.ua/rubric-ato/3709493-britania-ne-planue-peredavati-ukraini-svoi-vinisuvaci-recnik-uradu.html" text:style-name="Internet_20_link" text:visited-style-name="Visited_20_Internet_20_Link">
https://www.ukrinform.ua/rubric-ato/3709493-britania-ne-planue-peredavati-ukraini-svoi-vinisuvaci-recnik-uradu.html</text:a>
</text:p>
      <!--NEWS-->
      <text:h text:style-name="P10" text:outline-level="1">
<text:span text:style-name="T4">
In the north enemy DRG try to feel the Ukrainian border - Yusov</text:span>
</text:h>
      <text:p text:style-name="P4">
Authors: Ukrinform (Person)</text:p>
      <text:p text:style-name="P4">
Publisher: Укринформ (Organization)</text:p>
      <text:p text:style-name="P4">
Published Time: 2023-05-15T15:23:00+03:00</text:p>
      <text:p text:style-name="P4">
Modified Time: 2023-05-15T15:23:00+03:00</text:p>
      <text:p text:style-name="P4">
Description: In the north of Ukraine, hostile sabotage and intelligence groups are trying to feel the border. - Ukrinform.</text:p>
      <text:p text:style-name="P4">
Images: ["<text:a xlink:type="simple" xlink:href="https://static.ukrinform.com/photos/2016_06/thumb_files/630_360_1466575560-4498-drg-boevikov.jpg" text:style-name="Internet_20_link" text:visited-style-name="Visited_20_Internet_20_Link">
630_360_14665...</text:a>
"]</text:p>
      <text:p text:style-name="P4">
Tags: ['Розвідка', 'Війна з росією', 'ДРГ']</text:p>
      <text:p text:style-name="P4">
Type: Article</text:p>
      <!--METADATA-->
      <text:p text:style-name="P4">
<draw:frame draw:style-name="fr1" draw:name="Image79" text:anchor-type="as-char" svg:width="6.9236in" svg:height="3.956343in" draw:z-index="0">
<draw:image xlink:href="../Images/yкринформ/2023-05-15T15-23-00-03-00/630_360_1466575560-4498-drg-boevikov.jpg" xlink:type="simple" xlink:show="embed" xlink:actuate="onLoad" draw:mime-type="image/jpeg"/>
</draw:frame>
In the north of Ukraine, hostile sabotage and intelligence groups are able to feel the border.</text:p>
      <text:p text:style-name="P4">
The representative of the General Defense Intelligence Administration Andriy Yusov reported this in the Telectorhone "Unified News", Ukrinform correspondent reports.</text:p>
      <text:p text:style-name="P4">
“To put it as a whole, the enemy goes to the defense throughout the front line. And this is a serious factor, which certainly takes into account the Ukrainian command to prepare the and realization of the de -occupation of the Ukrainian territories, ”he said.</text:p>
      <text:p text:style-name="P4">
<text:span text:style-name="T4">
 Read also: </text:span>
 <text:a xlink:type="simple" xlink:href="https://www.ukrinform.ua/rubric-world/3709488-u-gur-e-informacia-pro-problemi-zi-zdorovam-u-lukasenka.html" text:style-name="Internet_20_link" text:visited-style-name="Visited_20_Internet_20_Link">
</text:a>
Answering the question that in two weeks of May, the Russian Federation released about 150 shock drones in Ukraine, a GUR representative said that the Russians are now looking for compensation. “That is, in Russia a truly difficult situation, restoring sanctions and limited capabilities of its own MIC,(They are ed.)are looking for(Required resources - ed.)all over the world. It is not very possible. Actually, the same "Shahda", Iranian drones are one of the few systemic achievements in the attraction of foreign resources. But of course(Russians - ed.)will try(To find something - ed.)”, - Yusov informed.</text:p>
      <text:p text:style-name="P4">
He said that speaking of some compensatory mechanisms on Shahaned, it is clear that now they are actively used, in particular, the same barrading-eras and ammunition with GPS-navigation systems, etc.</text:p>
      <text:p text:style-name="P4">
According to him, if we talk about individual reserves of C-300 missiles, the Russians have large reserves that can cause harm and damage to Ukraine for a long time, especially border, frontier territories, which is the last time.</text:p>
      <text:p text:style-name="P4">
<text:span text:style-name="T4">
 Read also: </text:span>
 <text:a xlink:type="simple" xlink:href="https://www.ukrinform.ua/rubric-ato/3709463-u-gur-prokomentuvali-padinna-litakiv-ta-gelikopteriv-u-rosii-mozlivo-palili-lotciki.html" text:style-name="Internet_20_link" text:visited-style-name="Visited_20_Internet_20_Link">
</text:a>
The representative of the Ministry of Defense said that the opportunities for the task of massive rosters with high intensity of the enemy are now smaller than it was in winter.</text:p>
      <text:p text:style-name="P4">
"Yes, the energy blitzkrig has failed, winter is over, and now the main goals are no longer energy objects, but everything that is related to the attempts of the extent to disrupt the continuation of the liberation of the Ukrainian territories by the security forces of Iboron," Yusov said.<text:span text:style-name="T4">
 Read also: </text:span>
 <text:a xlink:type="simple" xlink:href="https://www.ukrinform.ua/rubric-ato/3692975-u-rosii-zavlautsa-grupi-aktivistiv-gotovi-do-zbrojnogo-oporu-rezimu-usov.html" text:style-name="Internet_20_link" text:visited-style-name="Visited_20_Internet_20_Link">
</text:a>
In turn, the GUR representative stated that, in particular, in the north, hostile, the Dragom is touched our border.</text:p>
      <text:p text:style-name="P4">
According to him, the Russians combine means and strength. "And, of course, Ukrainian safety and defense analyze it and properly take into account for realization of their further plans for the release of the occupied territories and protection of the Ukrainian border," Yusov informed.</text:p>
      <text:p text:style-name="P4">
As it was reported, on April 27 in the National Guard stated that Russia had moved to the defense of the Zaporozhye and Kherson directions.</text:p>
      <text:p text:style-name="P4">
Photo illustrative</text:p>
      <text:p text:style-name="P4">
News Source: <text:a xlink:type="simple" xlink:href="https://www.ukrinform.ua/rubric-ato/3709496-na-pivnoci-vorozi-drg-namagautsa-promacuvati-ukrainskij-kordon-usov.html" text:style-name="Internet_20_link" text:visited-style-name="Visited_20_Internet_20_Link">
https://www.ukrinform.ua/rubric-ato/3709496-na-pivnoci-vorozi-drg-namagautsa-promacuvati-ukrainskij-kordon-usov.html</text:a>
</text:p>
      <!--NEWS-->
      <text:h text:style-name="P10" text:outline-level="1">
<text:span text:style-name="T4">
Guarantee Fund since the start of a full -scale war has invested in securities over ₴ 21 billion</text:span>
</text:h>
      <text:p text:style-name="P4">
Authors: Ukrinform (Person)</text:p>
      <text:p text:style-name="P4">
Publisher: Укринформ (Organization)</text:p>
      <text:p text:style-name="P4">
Published Time: 2023-05-15T15:24:38+03:00</text:p>
      <text:p text:style-name="P4">
Modified Time: 2023-05-15T15:24:38+03:00</text:p>
      <text:p text:style-name="P4">
Description: The Deposit Guarantee Fund from the beginning of a full -scale Russian invasion has invested more than UAH 21 billion in the bond of internal state loan (T -bills). - Ukrinform.</text:p>
      <text:p text:style-name="P4">
Images: ["<text:a xlink:type="simple" xlink:href="https://static.ukrinform.com/photos/2022_09/thumb_files/630_360_1664184137-668.jpg" text:style-name="Internet_20_link" text:visited-style-name="Visited_20_Internet_20_Link">
630_360_16641...</text:a>
"]</text:p>
      <text:p text:style-name="P4">
Tags: ['Фонд гарантування', 'Цінні папери']</text:p>
      <text:p text:style-name="P4">
Type: Article</text:p>
      <!--METADATA-->
      <text:p text:style-name="P4">
<draw:frame draw:style-name="fr1" draw:name="Image80" text:anchor-type="as-char" svg:width="6.9236in" svg:height="3.956343in" draw:z-index="0">
<draw:image xlink:href="../Images/yкринформ/2023-05-15T15-24-38-03-00/630_360_1664184137-668.jpg" xlink:type="simple" xlink:show="embed" xlink:actuate="onLoad" draw:mime-type="image/jpeg"/>
</draw:frame>
Funding of deposits of individuals since the beginning of full -scale Russian) invested in the bond of internal state loan(Towels)More than 21 mlrd UAH.</text:p>
      <text:p text:style-name="P4">
This was reported by the press service <text:a xlink:type="simple" xlink:href="https://www.fg.gov.ua/articles/53981-ponad-21-mlrd-grn-investuvav-fond-u-derzhavni-cinni-paperi-z-pochatku-povnomasshtabno-viyni.html" text:style-name="Internet_20_link" text:visited-style-name="Visited_20_Internet_20_Link">
</text:a>
, reports Ukrinform.</text:p>
      <text:p text:style-name="P4">
“In May 2023, the Deposit Guarantee Fund of Individuals purchased the ATPP for another UAH 599.7 million with an yield of 18.5% per annum. Thus, in general, from the beginning of the full -scale military aggression of Russia against Ukraine, the Foundation has invested the state securities over UAH 21 billion of temporary free funds, ”the report reads.</text:p>
      <text:p text:style-name="P4">
According to the financial director of the institution Elena Nuzhnenko, today <text:a xlink:type="simple" xlink:href="https://www.ukrinform.ua/tag-fond-garantuvanna" text:style-name="Internet_20_link" text:visited-style-name="Visited_20_Internet_20_Link">
</text:a>
It has a sufficient resource for performing its functions. In particular, since the beginning of a full -scale invasion, more than 7.5 billion UAH of guaranteed payments have been paid to the banks from the market. In addition, payments with creditors of such banks at that time amounted to UAH 6.3 billion.</text:p>
      <text:p text:style-name="P4">
<text:span text:style-name="T4">
 Read also: </text:span>
 <text:a xlink:type="simple" xlink:href="https://www.ukrinform.ua/rubric-economy/3691560-fond-garantuvanna-prodae-aktivi-bankiv-na-21-milarda-griven.html" text:style-name="Internet_20_link" text:visited-style-name="Visited_20_Internet_20_Link">
<text:span text:style-name="T4">
 Fund </text:span>
 <text:span text:style-name="T4">
 </text:span>
 GUARANTING **</text:a>
As it was reported, from the beginning of a full -scale invasion of Russia in Ukraine as of May 1, 2023, the government attracted almost UAH 429 billion in equivalent from the sale of government bonds at auctions.</text:p>
      <text:p text:style-name="P4">
News Source: <text:a xlink:type="simple" xlink:href="https://www.ukrinform.ua/rubric-economy/3709495-fond-garantuvanna-z-pocatku-povnomasstabnoi-vijni-investuvav-u-cinni-paperi-ponad-21-milard.html" text:style-name="Internet_20_link" text:visited-style-name="Visited_20_Internet_20_Link">
https://www.ukrinform.ua/rubric-economy/3709495-fond-garantuvanna-z-pocatku-povnomasstabnoi-vijni-investuvav-u-cinni-paperi-ponad-21-milard.html</text:a>
</text:p>
      <!--NEWS-->
      <text:h text:style-name="P10" text:outline-level="1">
<text:span text:style-name="T4">
Foresters this spring planted over 109 million seedlings</text:span>
</text:h>
      <text:p text:style-name="P4">
Authors: Ukrinform (Person)</text:p>
      <text:p text:style-name="P4">
Publisher: Укринформ (Organization)</text:p>
      <text:p text:style-name="P4">
Published Time: 2023-05-15T15:33:13+03:00</text:p>
      <text:p text:style-name="P4">
Modified Time: 2023-05-15T15:33:13+03:00</text:p>
      <text:p text:style-name="P4">
Description: This spring, the State Forest Resources Agency has planted more than 109 million seedlings this spring, recreating more than 15,000 hectares of forests. - Ukrinform.</text:p>
      <text:p text:style-name="P4">
Images: ["<text:a xlink:type="simple" xlink:href="https://static.ukrinform.com/photos/2023_05/thumb_files/630_360_1684153895-945.jpg" text:style-name="Internet_20_link" text:visited-style-name="Visited_20_Internet_20_Link">
630_360_16841...</text:a>
"]</text:p>
      <text:p text:style-name="P4">
Tags: ['Держлісагентство', 'Міндовкілля']</text:p>
      <text:p text:style-name="P4">
Type: Article</text:p>
      <!--METADATA-->
      <text:p text:style-name="P4">
<draw:frame draw:style-name="fr1" draw:name="Image81" text:anchor-type="as-char" svg:width="6.9236in" svg:height="3.956343in" draw:z-index="0">
<draw:image xlink:href="../Images/yкринформ/2023-05-15T15-33-13-03-00/630_360_1684153895-945.jpg" xlink:type="simple" xlink:show="embed" xlink:actuate="onLoad" draw:mime-type="image/jpeg"/>
</draw:frame>
This spring, the State Forest Resources Agency has planted more than 109 million seedlings this spring, recreating more than 15,000 hectares of forests.</text:p>
      <text:p text:style-name="P4">
According to Ukrinform, the Ministry of Environmental Protection and Natural Resources in [] reports it(https://t.me/mindovkillia/1018).</text:p>
      <text:p text:style-name="P4">
“More than 109 million seedlings were planted this spring. That is almost 30 millions more than planned. In total, the enterprises and institutions of the State Forestry Agency have managed to reproduce nearly 15 284 hectares of forests, which are 702 hectares are the laying of new forests, ”the message reads.</text:p>
      <text:p text:style-name="P4">
It is noted that the largest tree plants were planted in Rivne - 20 201 sorts, Kiev - 12 035 seedlings and Volyn regions - 7 875 seedlings.</text:p>
      <text:p text:style-name="P4">
Restore <text:a xlink:type="simple" xlink:href="https://www.ukrinform.ua/tag-lis" text:style-name="Internet_20_link" text:visited-style-name="Visited_20_Internet_20_Link">
</text:a>
And in the de -corresponding territories, where it is safe. In particular, last autumn foresters were planted by the village in Sumy region, Kyiv, Chernihiv. This year in Mykolaiv region.</text:p>
      <text:p text:style-name="P4">
Despite its martial law, the implementation of the President of Ukraine Program "Green Country" is ongoing. A new forest creation infrastructure is currently being actively developed. The new centers for growing seedlings in Zhytomyr region of such Roads regions were opened, and the center in the Khmelnytsky region was also expanded.</text:p>
      <text:p text:style-name="P4">
<text:span text:style-name="T4">
 Read also: </text:span>
 <text:a xlink:type="simple" xlink:href="https://www.ukrinform.ua/rubric-economy/3666519-lisi-ukraini-perehodit-na-zakupivli-cerez-emajdancik.html" text:style-name="Internet_20_link" text:visited-style-name="Visited_20_Internet_20_Link">
<text:span text:style-name="T4">
 forests </text:span>
 <text:span text:style-name="T4">
 Ukraine </text:span>
 <text:span text:style-name="T4">
 </text:span>
 passes <text:span text:style-name="T4">
 </text:span>
 purchases <text:span text:style-name="T4">
<text:span text:style-name="T5">
* through </text:span>
* </text:span>
 <text:span text:style-name="T4">
 Playground </text:span>
</text:a>
This year, the construction of 7 new breeding and seed centers of UVOlynsk, Transcarpathian, Ivano-Frankivsk, Kyiv, Sumy and Chernihiv regions and expansion in the Ternopil region is planned in the Ternopil region.</text:p>
      <text:p text:style-name="P4">
“Due to the war of forest restoration in Ukraine, it has become a crucial issue. As a result of the expensive, caused by Russian shells, we lose thousands of hectares of trees. They are restored to the necessary years. So in the future, we will have to work multi -worry to reproduce everything that the invaders have destroyed, ”the Minister of Protection of Judges and Natural Resources Ruslan Strilet added.</text:p>
      <text:p text:style-name="P4">
As it was reported, the branches of the State Enterprise "Forests of Ukraine" complete the landing of trees under the program "Green Country", <text:a xlink:type="simple" xlink:href="https://www.ukrinform.ua/rubric-economy/3707984-v-ukraini-perevikonali-plan-posadki-derev-za-programou-zelena-kraina.html" text:style-name="Internet_20_link" text:visited-style-name="Visited_20_Internet_20_Link">
</text:a>
 .</text:p>
      <text:p text:style-name="P4">
News Source: <text:a xlink:type="simple" xlink:href="https://www.ukrinform.ua/rubric-society/3709500-lisivniki-ciei-vesni-visadili-ponad-109-miljona-sianciv.html" text:style-name="Internet_20_link" text:visited-style-name="Visited_20_Internet_20_Link">
https://www.ukrinform.ua/rubric-society/3709500-lisivniki-ciei-vesni-visadili-ponad-109-miljona-sianciv.html</text:a>
</text:p>
      <!--NEWS-->
      <text:h text:style-name="P10" text:outline-level="1">
<text:span text:style-name="T4">
Vuchich stated that "there will be no Maidan in Belgrade" - the Embassy of Ukraine reacted</text:span>
</text:h>
      <text:p text:style-name="P4">
Authors: Ukrinform (Person)</text:p>
      <text:p text:style-name="P4">
Publisher: Укринформ (Organization)</text:p>
      <text:p text:style-name="P4">
Published Time: 2023-05-15T15:40:00+03:00</text:p>
      <text:p text:style-name="P4">
Modified Time: 2023-05-15T15:40:00+03:00</text:p>
      <text:p text:style-name="P4">
Description: The Embassy of Ukraine in Serbia condemned the mention in the negative context of the events of the Revolution of Dignity by any foreign officials, regarding it as an attempt to intervene in the internal affairs of Ukraine. - Ukrinform.</text:p>
      <text:p text:style-name="P4">
Images: ["<text:a xlink:type="simple" xlink:href="https://static.ukrinform.com/photos/2018_09/thumb_files/630_360_1536488633-8763.jpg" text:style-name="Internet_20_link" text:visited-style-name="Visited_20_Internet_20_Link">
630_360_15364...</text:a>
"]</text:p>
      <text:p text:style-name="P4">
Tags: ['Майдан', 'Сербія', 'Вучич', 'Революція Гідності']</text:p>
      <text:p text:style-name="P4">
Type: Article</text:p>
      <!--METADATA-->
      <text:p text:style-name="P4">
<draw:frame draw:style-name="fr1" draw:name="Image82" text:anchor-type="as-char" svg:width="6.9236in" svg:height="3.956343in" draw:z-index="0">
<draw:image xlink:href="../Images/yкринформ/2023-05-15T15-40-00-03-00/630_360_1536488633-8763.jpg" xlink:type="simple" xlink:show="embed" xlink:actuate="onLoad" draw:mime-type="image/jpeg"/>
</draw:frame>
The Embassy of Ukraine in Serbia condemned the mention in the negative context of the event of the Dignity Revolution of any foreign officials, regarding it as trying to create in the internal affairs of Ukraine.</text:p>
      <text:p text:style-name="P4">
This is stated in promulgated in <text:a xlink:type="simple" xlink:href="https://www.facebook.com/ambasadaukrajine/posts/pfbid02SrH4SL2BskXuXahrqhLHYGc9HZmut8hgafGWxcRJRngY9wvsmmRx2qYAnphtJ6Sal" text:style-name="Internet_20_link" text:visited-style-name="Visited_20_Internet_20_Link">
</text:a>
<text:a xlink:type="simple" xlink:href="https://www.facebook.com/ambasadaukrajine/posts/pfbid02SrH4SL2BskXuXahrqhLHYGc9HZmut8hgafGWxcRJRngY9wvsmmRx2qYAnphtJ6Sal" text:style-name="Internet_20_link" text:visited-style-name="Visited_20_Internet_20_Link">
</text:a>
<text:a xlink:type="simple" xlink:href="https://www.facebook.com/ambasadaukrajine/posts/pfbid02SrH4SL2BskXuXahrqhLHYGc9HZmut8hgafGWxcRJRngY9wvsmmRx2qYAnphtJ6Sal" text:style-name="Internet_20_link" text:visited-style-name="Visited_20_Internet_20_Link">
</text:a>
A statement of the Embassy of Ukraine in Serbia on the words of President Serbia that "there will be no Maidan Vbelgrad," Ukrinform reports.</text:p>
      <text:p text:style-name="P4">
The diplomatic department noted that in recent years the Revolution of Dignity in Ukraine is regularly mentioned in the political and information space of Serbia, and sometimes in a negative context.</text:p>
      <text:p text:style-name="P4">
“This year was no exception, because the Ukrainian Maidan was again mentioned in the negative light. In this regard, the Embassy of Ukraine in <text:a xlink:type="simple" xlink:href="https://www.ukrinform.ua/tag-serbia" text:style-name="Internet_20_link" text:visited-style-name="Visited_20_Internet_20_Link">
</text:a>
Once again officially states that the state of Ukraine does not interfere with the internal political situation in the Republic of Serbia. At the same time, the embassy considers unacceptable attempts to interfere with the internal affairs of Ukraine, especially publicly ginning assessments regarding the conscious European choice of the Ukrainian people on the side of any foreign officials, ”the embassy said.</text:p>
      <text:p text:style-name="P4">
Ukrainian diplomats have emphasized that what sometimes try to present a unaggly context as a "Ukrainian scenario" is in fact the struggle of the Ukrainian people for their rights against corrupt and totalitarian power.</text:p>
      <text:p text:style-name="P4">
“It is a European choice of most Ukrainians, for whom we paid and expensive. Any assessment of this choice, positive or negative, is a dear Ukrainian people, ”the comment said.</text:p>
      <text:p text:style-name="P4">
The Embassy of Ukraine expressed the hope that everyone who supported Serbia's heuro integration will respect the European choice of friendly Slavic Natrod - Ukrainians.</text:p>
      <text:p text:style-name="P4">
<text:span text:style-name="T4">
 Read also: </text:span>
 <text:a xlink:type="simple" xlink:href="https://www.ukrinform.ua/rubric-world/3709139-vucic-zaaviv-so-zalisit-post-lidera-pravlacoi-serbskoi-progresivnoi-partii.html" text:style-name="Internet_20_link" text:visited-style-name="Visited_20_Internet_20_Link">
<text:span text:style-name="T4">
 Vuchich </text:span>
</text:a>
</text:p>
      <text:p text:style-name="P4">
As it was reported, Serbia President Alexander Vuchich stated that despite the Protestis calls to him to leave his position, "there will be no Maidan in Belgrade."</text:p>
      <text:p text:style-name="P4">
News Source: <text:a xlink:type="simple" xlink:href="https://www.ukrinform.ua/rubric-polytics/3709509-vucic-zaaviv-so-majdanu-v-belgradi-ne-bude-posolstvo-ukraini-vidreaguvalo.html" text:style-name="Internet_20_link" text:visited-style-name="Visited_20_Internet_20_Link">
https://www.ukrinform.ua/rubric-polytics/3709509-vucic-zaaviv-so-majdanu-v-belgradi-ne-bude-posolstvo-ukraini-vidreaguvalo.html</text:a>
</text:p>
      <!--NEWS-->
      <text:h text:style-name="P10" text:outline-level="1">
<text:span text:style-name="T4">
Terliguga: I feel the strength to win the World Cup</text:span>
</text:h>
      <text:p text:style-name="P4">
Authors: Ukrinform (Person)</text:p>
      <text:p text:style-name="P4">
Publisher: Укринформ (Organization)</text:p>
      <text:p text:style-name="P4">
Published Time: 2023-05-15T15:40:35+03:00</text:p>
      <text:p text:style-name="P4">
Modified Time: 2023-05-15T15:40:35+03:00</text:p>
      <text:p text:style-name="P4">
Description: The silver medalist of the Olympic Games in Tokyo from Karate Angelica Terluga shared plans for the season.</text:p>
      <text:p text:style-name="P4">
— Укрінформ.: </text:p>
      <text:p text:style-name="P4">
Images: ["<text:a xlink:type="simple" xlink:href="https://static.ukrinform.com/photos/2023_05/thumb_files/630_360_1684154279-466.jpg" text:style-name="Internet_20_link" text:visited-style-name="Visited_20_Internet_20_Link">
630_360_16841...</text:a>
"]</text:p>
      <text:p text:style-name="P4">
Tags: ['карате']</text:p>
      <text:p text:style-name="P4">
Type: Article</text:p>
      <!--METADATA-->
      <text:p text:style-name="P4">
<draw:frame draw:style-name="fr1" draw:name="Image83" text:anchor-type="as-char" svg:width="6.9236in" svg:height="3.956343in" draw:z-index="0">
<draw:image xlink:href="../Images/yкринформ/2023-05-15T15-40-35-03-00/630_360_1684154279-466.jpg" xlink:type="simple" xlink:show="embed" xlink:actuate="onLoad" draw:mime-type="image/jpeg"/>
</draw:frame>
The Silver Games of the Olympic Games in Tokyo of Karate Angelica Terluga shared planes for the season.</text:p>
      <text:p text:style-name="P4">
She told about it in a comment to Ukrinform correspondent.</text:p>
      <text:p text:style-name="P4">
“I really want to get to the World Cup. I hope it will happen. He felt the strength to win this World Cup, ”she said.</text:p>
      <text:p text:style-name="P4">
The Ukrainian karate player also appreciated her speech at the Premier League phase, and the Desportsmen managed to take the first place.</text:p>
      <text:p text:style-name="P4">
“It was very interesting this time to compete because there were new rivals that I did not intersect with. Everyone is new but the American in the finale, but they are rarely met. This finale was the second battle between us. I expected more aggression and blows, because last time our match ended 8-1. Yambigaza at the World Games. She thought this time will be wicked. In general, it is satisfied with the competitions. I worked hard all the duels and missed only one point for the last second of the finals. But you don't have to relax!It is a year of working for the sake of further result, ”Terluga summed up.</text:p>
      <text:p text:style-name="P4">
<text:span text:style-name="T4">
 Read also: </text:span>
 <text:a xlink:type="simple" xlink:href="https://www.ukrinform.ua/rubric-sports/3709156-terluga-vigrala-etap-premerligi-z-karate.html" text:style-name="Internet_20_link" text:visited-style-name="Visited_20_Internet_20_Link">
<text:span text:style-name="T4">
 Terluga </text:span>
</text:a>
As reported by Ukrinform, another medal for Ukraine in Morocco was zooming Eliteselluhenev - in weight up to 68 kg she gained "bronze".</text:p>
      <text:p text:style-name="P4">
Photo: Getty Images</text:p>
      <text:p text:style-name="P4">
News Source: <text:a xlink:type="simple" xlink:href="https://www.ukrinform.ua/rubric-sports/3709504-terluga-vidcuvau-u-sobi-sili-vigrati-cempionat-svitu.html" text:style-name="Internet_20_link" text:visited-style-name="Visited_20_Internet_20_Link">
https://www.ukrinform.ua/rubric-sports/3709504-terluga-vidcuvau-u-sobi-sili-vigrati-cempionat-svitu.html</text:a>
</text:p>
      <!--NEWS-->
      <text:h text:style-name="P10" text:outline-level="1">
<text:span text:style-name="T4">
In Kiev, the incidence of influenza and SARS is reduced</text:span>
</text:h>
      <text:p text:style-name="P4">
Authors: Ukrinform (Person)</text:p>
      <text:p text:style-name="P4">
Publisher: Укринформ (Organization)</text:p>
      <text:p text:style-name="P4">
Published Time: 2023-05-15T15:41:28+03:00</text:p>
      <text:p text:style-name="P4">
Modified Time: 2023-05-15T15:41:28+03:00</text:p>
      <text:p text:style-name="P4">
Description: In Kiev, 7578 new cases of influenza and SARS were registered within a week. - Ukrinform.</text:p>
      <text:p text:style-name="P4">
Images: ["<text:a xlink:type="simple" xlink:href="https://static.ukrinform.com/photos/2018_10/thumb_files/630_360_1539711053-929.jpg" text:style-name="Internet_20_link" text:visited-style-name="Visited_20_Internet_20_Link">
630_360_15397...</text:a>
"]</text:p>
      <text:p text:style-name="P4">
Tags: ['Грип', 'Київ', 'Хвороба']</text:p>
      <text:p text:style-name="P4">
Type: Article</text:p>
      <!--METADATA-->
      <text:p text:style-name="P4">
<draw:frame draw:style-name="fr1" draw:name="Image84" text:anchor-type="as-char" svg:width="6.9236in" svg:height="3.956343in" draw:z-index="0">
<draw:image xlink:href="../Images/yкринформ/2023-05-15T15-41-28-03-00/630_360_1539711053-929.jpg" xlink:type="simple" xlink:show="embed" xlink:actuate="onLoad" draw:mime-type="image/jpeg"/>
</draw:frame>
7578 new cases of influenza and SARS were registered in Kiev.</text:p>
      <text:p text:style-name="P4">
About it reports <text:a xlink:type="simple" xlink:href="https://kyivcity.gov.ua/news/za_tizhden_u_kiyevi_zareyestrovano_7578_novikh_vipadkiv_zakhvoryuvannya_na_grip_ta_grvi/" text:style-name="Internet_20_link" text:visited-style-name="Visited_20_Internet_20_Link">
</text:a>
Kyiv City State Administration, Ukrinform reports.</text:p>
      <text:p text:style-name="P4">
"In the capital for the 19th week of 2023, 7578 new cases of influenza and SARS were registered. The incidence rate of the lower epidemic threshold is 67.8%. Currently, the incidence rate is 256.7," the statement reads.</text:p>
      <text:p text:style-name="P4">
It is noted that in Kyiv compared to the previous week there is a decrease in the incidence of 2% at the expense of the adult and the child.(a decrease by 1.8%), adults - 3244(Reduction of 2.1%).</text:p>
      <text:p text:style-name="P4">
<text:span text:style-name="T4">
Читайте також:</text:span>
 <text:a xlink:type="simple" xlink:href="https://www.ukrinform.ua/rubric-society/3698749-v-ukraini-zahvoruvanist-na-covid19-pisla-na-spad-lasko.html" text:style-name="Internet_20_link" text:visited-style-name="Visited_20_Internet_20_Link">
 </text:a>
In the structure of morbidity, children make up 57.2% of the total, and a predominant week - 57.1%. The incidence of students decreased by 11.2%. In particular, 2036 cases were registered among students.</text:p>
      <text:p text:style-name="P4">
In addition, there is a decrease in the total number of hospitalized persons, but hospitalization has increased among the child. 159 people were hospitalized for medical facilities for a week, 79 of them were children.</text:p>
      <text:p text:style-name="P4">
As reported by Ukrinform, the level of coverage of vaccination against <text:a xlink:type="simple" xlink:href="https://www.ukrinform.ua/tag-koronavirus" text:style-name="Internet_20_link" text:visited-style-name="Visited_20_Internet_20_Link">
</text:a>
Ukraine is lower than 70%.</text:p>
      <text:p text:style-name="P4">
News Source: <text:a xlink:type="simple" xlink:href="https://www.ukrinform.ua/rubric-kyiv/3709506-u-kievi-znizuetsa-zahvoruvanosti-na-grip-ta-grvi.html" text:style-name="Internet_20_link" text:visited-style-name="Visited_20_Internet_20_Link">
https://www.ukrinform.ua/rubric-kyiv/3709506-u-kievi-znizuetsa-zahvoruvanosti-na-grip-ta-grvi.html</text:a>
</text:p>
      <!--NEWS-->
      <text:h text:style-name="P10" text:outline-level="1">
<text:span text:style-name="T4">
In Thailand, the opposition party is leading in elections</text:span>
</text:h>
      <text:p text:style-name="P4">
Authors: Ukrinform (Person)</text:p>
      <text:p text:style-name="P4">
Publisher: Укринформ (Organization)</text:p>
      <text:p text:style-name="P4">
Published Time: 2023-05-15T15:53:12+03:00</text:p>
      <text:p text:style-name="P4">
Modified Time: 2023-05-15T15:53:12+03:00</text:p>
      <text:p text:style-name="P4">
Description: The voters of Thailand cast a large number of votes in favor of the opposition party, which calls for a radical reform of the institutions of the country. - Ukrinform.</text:p>
      <text:p text:style-name="P4">
Images: ["<text:a xlink:type="simple" xlink:href="https://static.ukrinform.com/photos/2023_05/thumb_files/630_360_1684155153-669.png" text:style-name="Internet_20_link" text:visited-style-name="Visited_20_Internet_20_Link">
630_360_16841...</text:a>
"]</text:p>
      <text:p text:style-name="P4">
Tags: ['Таїланд', 'Вибори']</text:p>
      <text:p text:style-name="P4">
Type: Article</text:p>
      <!--METADATA-->
      <text:p text:style-name="P4">
<draw:frame draw:style-name="fr1" draw:name="Image85" text:anchor-type="as-char" svg:width="6.9236in" svg:height="3.956343in" draw:z-index="0">
<draw:image xlink:href="../Images/yкринформ/2023-05-15T15-53-12-03-00/630_360_1684155153-669.png" xlink:type="simple" xlink:show="embed" xlink:actuate="onLoad" draw:mime-type="image/png"/>
</draw:frame>
The electionaeland has cast a large number of votes in favor of the opposition party, which asks to the radical reform of the institutions of the country's authorities.</text:p>
      <text:p text:style-name="P4">
As Ukrinform reports, it reports <text:a xlink:type="simple" xlink:href="https://www.bbc.com/news/world-asia-65567781" text:style-name="Internet_20_link" text:visited-style-name="Visited_20_Internet_20_Link">
</text:a>
The first results of the Parliamentary Elections in Thailand show that the political movement of the Movement has exceeded all the forecasts and received 151 out of 500 seats of the National Assembly of the National Assembly <text:a xlink:type="simple" xlink:href="https://www.ukrinform.ua/tag-tailand" text:style-name="Internet_20_link" text:visited-style-name="Visited_20_Internet_20_Link">
</text:a>
. Тепер вона на 10 місць випереджає лідера перегонів, партію “Pheu Thai”, якуочолює дочка експрем'єр-міністра Таксина Чинавата.</text:p>
      <text:p text:style-name="P4">
Аналітики називають це політичним землетрусом, який є значним зрушенням угромадській думці таїландців.</text:p>
      <text:p text:style-name="P4">
Це також очевидна відмова країни від двох військових партій теперішнього урядута прем’єр-міністра Праюта Чан-Очі, який керував державним переворотом, щоусунув обраний уряд у 2014 році.</text:p>
      <text:p text:style-name="P4">
Як зазначається, правляча коаліція отримала лише 15% місць.</text:p>
      <text:p text:style-name="P4">
“Люди отримали вдосталь за останнє десятиліття. Тепер настав новий день”, −сказав лідер партії “Рух вперед” Піта Лімджароенрат.</text:p>
      <text:p text:style-name="P4">
<text:span text:style-name="T4">
Читайте також:</text:span>
 <text:a xlink:type="simple" xlink:href="https://www.ukrinform.ua/rubric-world/3709239-vibori-v-tureccini-pidrahunok-golosiv-trivae-zoden-z-kandidativ-ne-nabrav-bilse-50.html" text:style-name="Internet_20_link" text:visited-style-name="Visited_20_Internet_20_Link">
 </text:a>
The PHEU Thai Party said it has agreed to join the Movement Party of Tocar of Several smaller opposition parties, giving them a coalition from more than 60% of the places of the Union of Parliament.</text:p>
      <text:p text:style-name="P4">
As it was reported, in Thailand on Sunday, May 14, <text:a xlink:type="simple" xlink:href="https://www.ukrinform.ua/rubric-world/3709097-u-tailandi-prohodat-parlamentski-vibori.html" text:style-name="Internet_20_link" text:visited-style-name="Visited_20_Internet_20_Link">
</text:a>
in parliamentary elections. In 2019, Thailand's elections were elected, but no party was obtained by voting.</text:p>
      <text:p text:style-name="P4">
<text:span text:style-name="T5">
Foto: BBC</text:span>
</text:p>
      <text:p text:style-name="P4">
News Source: <text:a xlink:type="simple" xlink:href="https://www.ukrinform.ua/rubric-world/3709512-u-tailandi-opozicijna-partia-lidirue-na-viborah.html" text:style-name="Internet_20_link" text:visited-style-name="Visited_20_Internet_20_Link">
https://www.ukrinform.ua/rubric-world/3709512-u-tailandi-opozicijna-partia-lidirue-na-viborah.html</text:a>
</text:p>
      <!--NEWS-->
      <text:h text:style-name="P10" text:outline-level="1">
<text:span text:style-name="T4">
GUR was reminded of Medvedchuk and Popi: Ukraine is ready for creative action to return prisoners</text:span>
</text:h>
      <text:p text:style-name="P4">
Authors: Ukrinform (Person)</text:p>
      <text:p text:style-name="P4">
Publisher: Укринформ (Organization)</text:p>
      <text:p text:style-name="P4">
Published Time: 2023-05-15T15:54:00+03:00</text:p>
      <text:p text:style-name="P4">
Modified Time: 2023-05-15T15:54:00+03:00</text:p>
      <text:p text:style-name="P4">
Description: Representative of the Main Directorate of Intelligence of the Ministry of Defense Andriy Yusov on the likelihood of inclusion of the Expature of "Motor Sich" by Vyacheslav Boguslaev in the list for exchange stated that such information would not be disclosed. - Ukrinform.</text:p>
      <text:p text:style-name="P4">
Images: ["<text:a xlink:type="simple" xlink:href="https://static.ukrinform.com/photos/2023_02/thumb_files/630_360_1676285387-262.jpg" text:style-name="Internet_20_link" text:visited-style-name="Visited_20_Internet_20_Link">
630_360_16762...</text:a>
"]</text:p>
      <text:p text:style-name="P4">
Tags: ['Медведчук', 'Розвідка', 'Полонені', 'Богуслаєв', 'Війна з росією', 'Єдині новини']</text:p>
      <text:p text:style-name="P4">
Type: Article</text:p>
      <!--METADATA-->
      <text:p text:style-name="P4">
<draw:frame draw:style-name="fr1" draw:name="Image86" text:anchor-type="as-char" svg:width="6.9236in" svg:height="3.956343in" draw:z-index="0">
<draw:image xlink:href="../Images/yкринформ/2023-05-15T15-54-00-03-00/630_360_1676285387-262.jpg" xlink:type="simple" xlink:show="embed" xlink:actuate="onLoad" draw:mime-type="image/jpeg"/>
</draw:frame>
Representative of the Main Directorate of Intelligence of the Ministry of Defense Andriy Yusov to include the inclusion of the Expatient "Motor Sich" by Vyacheslav Boguslaev, the exposure for the exchange stated that such information was not subject to disclosure.</text:p>
      <text:p text:style-name="P4">
He said about it on the air of the Teleterna "One News", reports correspondent.</text:p>
      <text:p text:style-name="P4">
"But we can recall with you specific other cases: both the fact of the exchange, such as Medvedchuk, and the fact of exchange of outspoken state criminals of icaborators who belonged to the so -called Russian Church in Ukraine, etc.," said a representative of GUR.</text:p>
      <text:p text:style-name="P4">
At the same time, he assured that Ukraine is ready for the most creative actions to reverse its citizens, because for Ukraine, unlike the Russian Federation, man and his life are true.</text:p>
      <text:p text:style-name="P4">
<text:span text:style-name="T4">
 Read also: </text:span>
 <text:a xlink:type="simple" xlink:href="https://www.ukrinform.ua/rubric-ato/3707639-danilov-listom-iz-prohannam-pro-obmin-boguslaev-pidtverdiv-so-buv-rosijskim-agentom.html" text:style-name="Internet_20_link" text:visited-style-name="Visited_20_Internet_20_Link">
<text:span text:style-name="T4">
 Bohusla </text:span>
</text:a>
He also noted that the exchange in the format of "everyone" is realistic for the task, but extremely difficult. "This is an extremely large complex of measures that the coordination headquarters on the management of the War, all representatives of the security structures, as well as the office of the office, etc.," said Yusov.</text:p>
      <text:p text:style-name="P4">
Representative <text:a xlink:type="simple" xlink:href="https://www.ukrinform.ua/tag-rozvidka" text:style-name="Internet_20_link" text:visited-style-name="Visited_20_Internet_20_Link">
</text:a>
He reminded that more than 2300 Ukrainians have already been liberated from captivity.</text:p>
      <text:p text:style-name="P4">
“Preparation for the next individual exchanges is ongoing. There is a serious sound on the exchange of "everyone on all", and of course, the results will be, " - he convinces.</text:p>
      <text:p text:style-name="P4">
<text:span text:style-name="T4">
 Read also: </text:span>
 <text:a xlink:type="simple" xlink:href="https://www.ukrinform.ua/rubric-society/3708031-podolak-rozpoviv-za-akij-umov-mozlivij-obmin-boguslaeva-do-rosii.html" text:style-name="Internet_20_link" text:visited-style-name="Visited_20_Internet_20_Link">
<text:span text:style-name="T4">
 Bohusla </text:span>
</text:a>
As it was reported, the Motor Sich Exprezident Vyacheslav Boguslaev, who is inclined in the absence of aiding and abandoning the state-aggressor, collaborative activity, facilitating the activity of a terrorist organization and opposition of the Armed Forces, asked to include his assassination for exchange.</text:p>
      <text:p text:style-name="P4">
News Source: <text:a xlink:type="simple" xlink:href="https://www.ukrinform.ua/rubric-society/3709513-u-gur-nagadali-pro-obmin-medvedcuka-i-popiv-dla-povernenna-polonenih-ukraina-gotova-do-kreativnih-dij.html" text:style-name="Internet_20_link" text:visited-style-name="Visited_20_Internet_20_Link">
https://www.ukrinform.ua/rubric-society/3709513-u-gur-nagadali-pro-obmin-medvedcuka-i-popiv-dla-povernenna-polonenih-ukraina-gotova-do-kreativnih-dij.html</text:a>
</text:p>
      <!--NEWS-->
      <text:h text:style-name="P10" text:outline-level="1">
<text:span text:style-name="T4">
There hysterics: Ignati commented the Russian Federation's response to a plane crash in the Bryansk region</text:span>
</text:h>
      <text:p text:style-name="P4">
Authors: Ukrinform (Person)</text:p>
      <text:p text:style-name="P4">
Publisher: Укринформ (Organization)</text:p>
      <text:p text:style-name="P4">
Published Time: 2023-05-15T16:06:00+03:00</text:p>
      <text:p text:style-name="P4">
Modified Time: 2023-05-15T16:06:00+03:00</text:p>
      <text:p text:style-name="P4">
Description: In the Russian Federation propaganda puts different versions of the fall of aircraft and helicopters in the Bryansk region on May 13 - hysteria began. - Ukrinform.</text:p>
      <text:p text:style-name="P4">
Images: ["<text:a xlink:type="simple" xlink:href="https://static.ukrinform.com/photos/2022_09/thumb_files/630_360_1662723765-520.jpg" text:style-name="Internet_20_link" text:visited-style-name="Visited_20_Internet_20_Link">
630_360_16627...</text:a>
"]</text:p>
      <text:p text:style-name="P4">
Tags: ['Літак', 'росія', 'Вертоліт', 'Єдині новини', 'Ігнат']</text:p>
      <text:p text:style-name="P4">
Type: Article</text:p>
      <!--METADATA-->
      <text:p text:style-name="P4">
<draw:frame draw:style-name="fr1" draw:name="Image87" text:anchor-type="as-char" svg:width="6.9236in" svg:height="3.956343in" draw:z-index="0">
<draw:image xlink:href="../Images/yкринформ/2023-05-15T16-06-00-03-00/630_360_1662723765-520.jpg" xlink:type="simple" xlink:show="embed" xlink:actuate="onLoad" draw:mime-type="image/jpeg"/>
</draw:frame>
RFProPaganda puts different versions of the fall of aircraft and helicopters in the Bryanskaya region on May 13 - hysteria began there.</text:p>
      <text:p text:style-name="P4">
This was said on the nationwide TELEXPHONE "The only news" of the Armed Forces of the Armed Forces Yuri Ignat, Ukrinform correspondent reports.</text:p>
      <text:p text:style-name="P4">
Ignati confirmed that two military personnel fell in the Bryansk region <text:a xlink:type="simple" xlink:href="https://www.ukrinform.ua/tag-litak" text:style-name="Internet_20_link" text:visited-style-name="Visited_20_Internet_20_Link">
</text:a>
and three helicopters.</text:p>
      <text:p text:style-name="P4">
"The third helicopter also disappeared for unclear reasons. This is not very recognized by the WRF so that even more black is it for them," he said.</text:p>
      <text:p text:style-name="P4">
The spokesman noted that Russian propaganda is considering different options: the guerrillas to work of Ukrainian fighter jets or their own prototype defense.</text:p>
      <text:p text:style-name="P4">
"There's hysteria there. We see them, and it is very pleased," - said.</text:p>
      <text:p text:style-name="P4">
<text:span text:style-name="T4">
 Read also: </text:span>
 <text:a xlink:type="simple" xlink:href="https://www.ukrinform.ua/rubric-ato/3709463-u-gur-prokomentuvali-padinna-litakiv-ta-gelikopteriv-u-rosii-mozlivo-palili-lotciki.html" text:style-name="Internet_20_link" text:visited-style-name="Visited_20_Internet_20_Link">
<text:span text:style-name="T4">
 GUR </text:span>
 <text:span text:style-name="T4">
 </text:span>
 commented <text:span text:style-name="T4">
 </text:span>
 Falling <text:span text:style-name="T4">
 </text:span>
 <text:span text:style-name="T4">
 aircraft </text:span>
<text:span text:style-name="T4">
 helicopters </text:span>
 <text:span text:style-name="T4">
 </text:span>
 pilots **</text:a>
He noted that the Russian Federation continues to prepare pilots, it is about 100 - 150 persons every year.</text:p>
      <text:p text:style-name="P4">
"Special hopes that pilots will end in Russia, of course, we are not. But the qualitative composition will be much worse," Ignat said.</text:p>
      <text:p text:style-name="P4">
As reported, on Saturday <text:a xlink:type="simple" xlink:href="https://www.ukrinform.ua/rubric-world/3708726-u-branskij-oblasti-vpali-dva-vertoloti-zmi.html" text:style-name="Internet_20_link" text:visited-style-name="Visited_20_Internet_20_Link">
</text:a>
and the gelocopeter.</text:p>
      <text:p text:style-name="P4">
The Ignati Air Force spokesman stated that before the fall of aviation in the Bryansk region of Russia on Saturday <text:a xlink:type="simple" xlink:href="https://www.ukrinform.ua/rubric-ato/3708972-do-aviakatastrof-u-branskij-oblasti-pricetna-rosijska-ppo-ignat.html" text:style-name="Internet_20_link" text:visited-style-name="Visited_20_Internet_20_Link">
</text:a>
.</text:p>
      <text:p text:style-name="P4">
<text:span text:style-name="T5">
Foto: Armyinform</text:span>
</text:p>
      <text:p text:style-name="P4">
News Source: <text:a xlink:type="simple" xlink:href="https://www.ukrinform.ua/rubric-ato/3709515-tam-isterika-ignat-prokomentuvav-reakciu-rf-na-aviakatastrofi-v-branskij-oblasti.html" text:style-name="Internet_20_link" text:visited-style-name="Visited_20_Internet_20_Link">
https://www.ukrinform.ua/rubric-ato/3709515-tam-isterika-ignat-prokomentuvav-reakciu-rf-na-aviakatastrofi-v-branskij-oblasti.html</text:a>
</text:p>
      <!--NEWS-->
      <text:h text:style-name="P10" text:outline-level="1">
<text:span text:style-name="T4">
On the street of Kyiv, the bicycle patrol and equestrian police returned</text:span>
</text:h>
      <text:p text:style-name="P4">
Authors: Ukrinform (Person)</text:p>
      <text:p text:style-name="P4">
Publisher: Укринформ (Organization)</text:p>
      <text:p text:style-name="P4">
Published Time: 2023-05-15T16:07:01+03:00</text:p>
      <text:p text:style-name="P4">
Modified Time: 2023-05-15T16:07:01+03:00</text:p>
      <text:p text:style-name="P4">
Description: On the street and in the parks of Kiev returned the bicycle patrol and equestrian police. - Ukrinform.</text:p>
      <text:p text:style-name="P4">
Images: ["<text:a xlink:type="simple" xlink:href="https://static.ukrinform.com/photos/2023_05/thumb_files/630_360_1684155965-456.jpeg" text:style-name="Internet_20_link" text:visited-style-name="Visited_20_Internet_20_Link">
630_360_16841...</text:a>
"]</text:p>
      <text:p text:style-name="P4">
Tags: ['Поліція', 'Київ']</text:p>
      <text:p text:style-name="P4">
Type: Article</text:p>
      <!--METADATA-->
      <text:p text:style-name="P4">
<draw:frame draw:style-name="fr1" draw:name="Image88" text:anchor-type="as-char" svg:width="6.9236in" svg:height="3.956343in" draw:z-index="0">
<draw:image xlink:href="../Images/yкринформ/2023-05-15T16-07-01-03-00/630_360_1684155965-456.jpeg" xlink:type="simple" xlink:show="embed" xlink:actuate="onLoad" draw:mime-type="image/jpeg"/>
</draw:frame>
On the street, the Parks of Kiev returned to the bicycle patrol and equestrian police.</text:p>
      <text:p text:style-name="P4">
According to Ukrinform, Kyiv Patrol Police reports in <text:a xlink:type="simple" xlink:href="https://t.me/kyivpatrol/10273" text:style-name="Internet_20_link" text:visited-style-name="Visited_20_Internet_20_Link">
</text:a>
"Today, inspectors went to the first patrol this season. Police will provide public order in parks, zones, as well as in places where it is impossible to drive on an office car," the statement reads.</text:p>
      <text:p text:style-name="P4">
In addition, patrols will respond to all the challenges and appeals of citizens.</text:p>
      <text:p text:style-name="P4">
<text:span text:style-name="T4">
 Read also: </text:span>
 <text:a xlink:type="simple" xlink:href="https://www.ukrinform.ua/rubric-regions/3543343-u-cernivcah-zapracuvav-velopatrul-mer.html" text:style-name="Internet_20_link" text:visited-style-name="Visited_20_Internet_20_Link">
<text:span text:style-name="T4">
 bicycle pattern </text:span>
</text:a>
As reported by Ukrinform, in early May in Khmelnitsky restored robotvelopatroli, which became more this year. As they noted in the city council, they will encourage law and order in parks and other resting places.</text:p>
      <text:p text:style-name="P4">
News Source: <text:a xlink:type="simple" xlink:href="https://www.ukrinform.ua/rubric-kyiv/3709519-na-vulici-kieva-povernulis-velopatrul-ta-kinna-policia.html" text:style-name="Internet_20_link" text:visited-style-name="Visited_20_Internet_20_Link">
https://www.ukrinform.ua/rubric-kyiv/3709519-na-vulici-kieva-povernulis-velopatrul-ta-kinna-policia.html</text:a>
</text:p>
      <!--NEWS-->
      <text:h text:style-name="P10" text:outline-level="1">
<text:span text:style-name="T4">
The State Property Fund for a week earned for privatization over ₴ 126 million</text:span>
</text:h>
      <text:p text:style-name="P4">
Authors: Ukrinform (Person)</text:p>
      <text:p text:style-name="P4">
Publisher: Укринформ (Organization)</text:p>
      <text:p text:style-name="P4">
Published Time: 2023-05-15T16:13:25+03:00</text:p>
      <text:p text:style-name="P4">
Modified Time: 2023-05-15T16:13:25+03:00</text:p>
      <text:p text:style-name="P4">
Description: The State Property Fund sold the objects for a total amount of UAH 126.1 million last week. - Ukrinform.</text:p>
      <text:p text:style-name="P4">
Images: ["<text:a xlink:type="simple" xlink:href="https://static.ukrinform.com/photos/2020_10/thumb_files/630_360_1602826953-917.jpg" text:style-name="Internet_20_link" text:visited-style-name="Visited_20_Internet_20_Link">
630_360_16028...</text:a>
"]</text:p>
      <text:p text:style-name="P4">
Tags: ['ФДМУ', 'Приватизація']</text:p>
      <text:p text:style-name="P4">
Type: Article</text:p>
      <!--METADATA-->
      <text:p text:style-name="P4">
<draw:frame draw:style-name="fr1" draw:name="Image89" text:anchor-type="as-char" svg:width="6.9236in" svg:height="3.956343in" draw:z-index="0">
<draw:image xlink:href="../Images/yкринформ/2023-05-15T16-13-25-03-00/630_360_1602826953-917.jpg" xlink:type="simple" xlink:show="embed" xlink:actuate="onLoad" draw:mime-type="image/jpeg"/>
</draw:frame>
Funded -state sold last week at privatization auctions the objects of 126.1 million UAH.</text:p>
      <text:p text:style-name="P4">
This was reported by the press service <text:a xlink:type="simple" xlink:href="https://www.spfu.gov.ua/ua/news/9681.html" text:style-name="Internet_20_link" text:visited-style-name="Visited_20_Internet_20_Link">
</text:a>
, reports Ukrinform.</text:p>
      <text:p text:style-name="P4">
“From May 8 to May 12, the amount of victorious rates of privatization auctions of the stockmain reached UAH 126.1 million. 62 entrepreneurs took part in 62 auctions, the competition azaves have increased almost 8 times from the starting value, ”the message reads.</text:p>
      <text:p text:style-name="P4">
According to the Fund, the highest demand was caused by real estate in Ivano-Frankivsk, Volyn and Lviv regions.</text:p>
      <text:p text:style-name="P4">
Among the objects sold is the Dnieper Expert Technical Center of the State Labor.</text:p>
      <text:p text:style-name="P4">
<text:span text:style-name="T4">
 Read also: </text:span>
 <text:a xlink:type="simple" xlink:href="https://www.ukrinform.ua/rubric-economy/3708305-fond-derzmajna-z-pocatku-roku-zaluciv-15-milarda-investicij.html" text:style-name="Internet_20_link" text:visited-style-name="Visited_20_Internet_20_Link">
</text:a>
This week is planned to hold 13 <text:a xlink:type="simple" xlink:href="https://www.ukrinform.ua/tag-privatizacia" text:style-name="Internet_20_link" text:visited-style-name="Visited_20_Internet_20_Link">
</text:a>
auctions. Entrepreneurs are encouraged to buy administrative buildings of Naivano-Frankivsk and Ternopil region, a motor transport enterprise in Kiev, a complex of buildings on the banks of the Khadzhibei estuary and the building of the shop of Zystmyr region.</text:p>
      <text:p text:style-name="P4">
As it was reported, since the beginning of the year the State Property Fund <text:a xlink:type="simple" xlink:href="https://www.ukrinform.ua/rubric-economy/3708305-fond-derzmajna-z-pocatku-roku-zaluciv-15-milarda-investicij.html" text:style-name="Internet_20_link" text:visited-style-name="Visited_20_Internet_20_Link">
</text:a>
 .</text:p>
      <text:p text:style-name="P4">
News Source: <text:a xlink:type="simple" xlink:href="https://www.ukrinform.ua/rubric-economy/3709522-fond-derzmajna-za-tizden-zarobiv-na-privatizacii-ponad-126-miljoniv.html" text:style-name="Internet_20_link" text:visited-style-name="Visited_20_Internet_20_Link">
https://www.ukrinform.ua/rubric-economy/3709522-fond-derzmajna-za-tizden-zarobiv-na-privatizacii-ponad-126-miljoniv.html</text:a>
</text:p>
      <!--NEWS-->
      <text:h text:style-name="P10" text:outline-level="1">
<text:span text:style-name="T4">
Russians increased the number of shelling in the southern direction - military</text:span>
</text:h>
      <text:p text:style-name="P4">
Authors: Ukrinform (Person)</text:p>
      <text:p text:style-name="P4">
Publisher: Укринформ (Organization)</text:p>
      <text:p text:style-name="P4">
Published Time: 2023-05-15T16:14:17+03:00</text:p>
      <text:p text:style-name="P4">
Modified Time: 2023-05-15T16:14:17+03:00</text:p>
      <text:p text:style-name="P4">
Description: Russian occupation troops intensified the fires in the southern direction, causing the strikes at night. Stanislav, in Kherson region. 97 shellings using 440 shells were recorded per day. - Ukrinform.</text:p>
      <text:p text:style-name="P4">
Images: ["<text:a xlink:type="simple" xlink:href="https://static.ukrinform.com/photos/2022_12/thumb_files/630_360_1670879455-850.jpg" text:style-name="Internet_20_link" text:visited-style-name="Visited_20_Internet_20_Link">
630_360_16708...</text:a>
"]</text:p>
      <text:p text:style-name="P4">
Tags: ['Херсонщина', 'Обстріл', 'Війна з росією', 'Південь України']</text:p>
      <text:p text:style-name="P4">
Type: Article</text:p>
      <!--METADATA-->
      <text:p text:style-name="P4">
<draw:frame draw:style-name="fr1" draw:name="Image90" text:anchor-type="as-char" svg:width="6.9236in" svg:height="3.956343in" draw:z-index="0">
<draw:image xlink:href="../Images/yкринформ/2023-05-15T16-14-17-03-00/630_360_1670879455-850.jpg" xlink:type="simple" xlink:show="embed" xlink:actuate="onLoad" draw:mime-type="image/jpeg"/>
</draw:frame>
The Russian Occupation troops intensified the shelling in the southern direction, inflicting strokes at the night. Stanislav, in Kherson region. During the day, 97 tibies were recorded using 440 shells.</text:p>
      <text:p text:style-name="P4">
As Ukrinform reports, about it in <text:a xlink:type="simple" xlink:href="https://www.facebook.com/OperationalCommandSouth/posts/569080088685571" text:style-name="Internet_20_link" text:visited-style-name="Visited_20_Internet_20_Link">
</text:a>
The press service of the OK "South" reports.</text:p>
      <text:p text:style-name="P4">
“The enemy continues to attack the Right Bank. At night, a steam-35 aviation strike was struck by two Kab-500-in the Stanislav district. Two civilian, destroyed private homes were wounded. Also at night, a powerful blow to one Kherson expert institutions was struck. There was a fire on an area of more than 3 200 m², the fire promptly eliminated, there is a parsing of rubble. The people were not surprised, but the building has suffered significant destruction, - the message said.</text:p>
      <text:p text:style-name="P4">
<text:span text:style-name="T4">
 Read also: </text:span>
 <text:a xlink:type="simple" xlink:href="https://www.ukrinform.ua/rubric-regions/3709393-rosiani-za-dobu-obstrilali-devat-oblastej-ukraini-zvedenna-ova.html" text:style-name="Internet_20_link" text:visited-style-name="Visited_20_Internet_20_Link">
<text:span text:style-name="T4">
 Exacerbate </text:span>
</text:a>
As noted, in the last day the intensity <text:a xlink:type="simple" xlink:href="https://www.ukrinform.ua/tag-obstril" text:style-name="Internet_20_link" text:visited-style-name="Visited_20_Internet_20_Link">
</text:a>
Still intensified: 97 tibies were recorded with the use of about 440 shells. As a result of the shelling, one was killed, another wounded, and the wounds were injured by a police officer. More than one and a half dozen buildings - residential buildings and social facilities, outbuildings - were destroyed and damaged.</text:p>
      <text:p text:style-name="P4">
As a result of the blast, when trying to disassemble the enemy projectile in the Beryslav district, 5 civilian men, and on the tractor in the field, having been injured on the mine.</text:p>
      <text:p text:style-name="P4">
<text:span text:style-name="T4">
 Read also: </text:span>
 <text:a xlink:type="simple" xlink:href="https://www.ukrinform.ua/rubric-ato/3709389-v-avdiivci-vid-rosijskogo-aviaudaru-po-likarni-zaginuli-cetvero-civilnih.html" text:style-name="Internet_20_link" text:visited-style-name="Visited_20_Internet_20_Link">
</text:a>
The press service also reported that 3 strokes in this direction were reported by the aviation of forces in this direction and the accumulation of live force in the Skadovsky district. Forces of our air defense were destroyed 3 UAVs of the enemy-operative-tactical level.</text:p>
      <text:p text:style-name="P4">
Due to the effective work of the rocket-artillery units, the total losses of the enemy are: 10 axis, 5 boats, 1 tank-72/62, 7 units of engineering and auto-bunny.</text:p>
      <text:p text:style-name="P4">
The South command also reminded that the threat of missile and drone ataxzzz is as well as the mine danger at the land and in the sea.</text:p>
      <text:p text:style-name="P4">
<text:span text:style-name="T4">
 Read also: </text:span>
 <text:a xlink:type="simple" xlink:href="https://www.ukrinform.ua/rubric-ato/3709496-na-pivnoci-vorozi-drg-namagautsa-promacuvati-ukrainskij-kordon-usov.html" text:style-name="Internet_20_link" text:visited-style-name="Visited_20_Internet_20_Link">
<text:span text:style-name="T4">
 Yusov </text:span>
</text:a>
</text:p>
      <text:p text:style-name="P4">
News Source: <text:a xlink:type="simple" xlink:href="https://www.ukrinform.ua/rubric-ato/3709523-rosiani-zbilsili-kilkist-obstriliv-na-pivdennomu-napramku-vijskovi.html" text:style-name="Internet_20_link" text:visited-style-name="Visited_20_Internet_20_Link">
https://www.ukrinform.ua/rubric-ato/3709523-rosiani-zbilsili-kilkist-obstriliv-na-pivdennomu-napramku-vijskovi.html</text:a>
</text:p>
      <!--NEWS-->
      <text:h text:style-name="P10" text:outline-level="1">
<text:span text:style-name="T4">
Zavatska came out into the main net of 100 thousand in Madrid</text:span>
</text:h>
      <text:p text:style-name="P4">
Authors: Ukrinform (Person)</text:p>
      <text:p text:style-name="P4">
Publisher: Укринформ (Organization)</text:p>
      <text:p text:style-name="P4">
Published Time: 2023-05-15T16:23:31+03:00</text:p>
      <text:p text:style-name="P4">
Modified Time: 2023-05-15T16:23:31+03:00</text:p>
      <text:p text:style-name="P4">
Description: The Ukrainian won Emily Epleton from the United Kingdom. - Ukrinform.</text:p>
      <text:p text:style-name="P4">
Images: ["<text:a xlink:type="simple" xlink:href="https://static.ukrinform.com/photos/2023_05/thumb_files/630_360_1684156956-498.jpg" text:style-name="Internet_20_link" text:visited-style-name="Visited_20_Internet_20_Link">
630_360_16841...</text:a>
"]</text:p>
      <text:p text:style-name="P4">
Tags: ['Теніс']</text:p>
      <text:p text:style-name="P4">
Type: Article</text:p>
      <!--METADATA-->
      <text:p text:style-name="P4">
<draw:frame draw:style-name="fr1" draw:name="Image91" text:anchor-type="as-char" svg:width="6.9236in" svg:height="3.956343in" draw:z-index="0">
<draw:image xlink:href="../Images/yкринформ/2023-05-15T16-23-31-03-00/630_360_1684156956-498.jpg" xlink:type="simple" xlink:show="embed" xlink:actuate="onLoad" draw:mime-type="image/jpeg"/>
</draw:frame>
The Ukrainian win was Emily Epplton from the United Kingdom.</text:p>
      <text:p text:style-name="P4">
Ukrainian tennis player Katarina Zavatskaya(WTA 248)It released the main melt tournament of the ITF W100 series in Madrid, Ukrinform reports.</text:p>
      <text:p text:style-name="P4">
In the final of the selection of Ukrainian in three sets won in Emily Epplton(UK, WTA 420)- 3: 6, 6: 2, 6: 1. The match lasted 1 hour and 50 minutes.</text:p>
      <text:p text:style-name="P4">
Despite the lost first set, Catarina was able to return to the game and to play a rival. It was the first meeting of girls.</text:p>
      <text:p text:style-name="P4">
Zavatskaya rival in the 1/16 finals of the Fundamentals of Competition in the capital of Spain is determined later.</text:p>
      <text:p text:style-name="P4">
<text:span text:style-name="T4">
 Read also: </text:span>
 <text:a xlink:type="simple" xlink:href="https://www.ukrinform.ua/rubric-sports/3709174-zavacka-peremogla-rosianku-u-kvalifikacii-turniru-itf-u-madridi.html" text:style-name="Internet_20_link" text:visited-style-name="Visited_20_Internet_20_Link">
<text:span text:style-name="T4">
 Zavatskaya </text:span>
</text:a>
As reported by Ukrinform, at the start of the qualification of Katarin beat the Russiancauanne Semenov.</text:p>
      <text:p text:style-name="P4">
Photo: btu.org.ua</text:p>
      <text:p text:style-name="P4">
News Source: <text:a xlink:type="simple" xlink:href="https://www.ukrinform.ua/rubric-sports/3709526-zavacka-vijsla-v-osnovnu-sitku-100tisacnika-u-madridi.html" text:style-name="Internet_20_link" text:visited-style-name="Visited_20_Internet_20_Link">
https://www.ukrinform.ua/rubric-sports/3709526-zavacka-vijsla-v-osnovnu-sitku-100tisacnika-u-madridi.html</text:a>
</text:p>
      <!--NEWS-->
      <text:h text:style-name="P10" text:outline-level="1">
<text:span text:style-name="T4">
The invaders carry out forced certification in Zaporozhye - a new "deadline" was installed</text:span>
</text:h>
      <text:p text:style-name="P4">
Authors: Ukrinform (Person)</text:p>
      <text:p text:style-name="P4">
Publisher: Укринформ (Organization)</text:p>
      <text:p text:style-name="P4">
Published Time: 2023-05-15T16:24:25+03:00</text:p>
      <text:p text:style-name="P4">
Modified Time: 2023-05-15T16:24:25+03:00</text:p>
      <text:p text:style-name="P4">
Description: The invaders in Zaporozhye are actively conducting forced certification, setting "Deadline" until September 1. - Ukrinform.</text:p>
      <text:p text:style-name="P4">
Images: ["<text:a xlink:type="simple" xlink:href="https://static.ukrinform.com/photos/2022_04/thumb_files/630_360_1649607686-819.png" text:style-name="Internet_20_link" text:visited-style-name="Visited_20_Internet_20_Link">
630_360_16496...</text:a>
"]</text:p>
      <text:p text:style-name="P4">
Tags: ['Паспорт', 'Запоріжжя', 'Війна з росією']</text:p>
      <text:p text:style-name="P4">
Type: Article</text:p>
      <!--METADATA-->
      <text:p text:style-name="P4">
<draw:frame draw:style-name="fr1" draw:name="Image92" text:anchor-type="as-char" svg:width="6.9236in" svg:height="3.956343in" draw:z-index="0">
<draw:image xlink:href="../Images/yкринформ/2023-05-15T16-24-25-03-00/630_360_1649607686-819.png" xlink:type="simple" xlink:show="embed" xlink:actuate="onLoad" draw:mime-type="image/png"/>
</draw:frame>
The invaders of Zaporozhye actively carry out forced certification, setting "Deadline" until September 1.</text:p>
      <text:p text:style-name="P4">
This was reported in <text:a xlink:type="simple" xlink:href="https://t.me/ivan_fedorov_melitopol/1973" text:style-name="Internet_20_link" text:visited-style-name="Visited_20_Internet_20_Link">
</text:a>
Melitopol city chairman Ivan Fedorov, reports Ukrinform.</text:p>
      <text:p text:style-name="P4">
“The invaders of the Zaporozhye region failed with fake“ <text:a xlink:type="simple" xlink:href="https://www.ukrinform.ua/tag-evakuacia" text:style-name="Internet_20_link" text:visited-style-name="Visited_20_Internet_20_Link">
</text:a>
», So they returned to the old topic -forced certification. They established another deadline - to instill in all the moons of the Tot "Love for Russia" until September 1, " - said Fedorov.</text:p>
      <text:p text:style-name="P4">
According to him, the invaders resumed the work of "migration services" even in the chryfront territories, where yesterday evacuation was carried out, intensified at checkpoints. In addition, the outbound crews in the design of Russian passports are already working in the places of temporary residence of the residents who were dug to Berdyansk.</text:p>
      <text:p text:style-name="P4">
<text:span text:style-name="T4">
 Read also: </text:span>
 <text:a xlink:type="simple" xlink:href="https://www.ukrinform.ua/rubric-regions/3706702-na-zaporizzi-ucasnikam-psevdoreferendumu-vidaut-dovidki-zamist-pasportiv-rf-fedorov.html" text:style-name="Internet_20_link" text:visited-style-name="Visited_20_Internet_20_Link">
<text:span text:style-name="T4">
 Passport </text:span>
</text:a>
"The purpose of the racists is to have more people to attract more people to their crime and sow propaganda about the" protection citizens of the Russian Federation, "Fedorov said.</text:p>
      <text:p text:style-name="P4">
As it was reported, in the temporarily occupied territory of Ukraine, the invaders are preparation from the organization of "Election", the preliminary date of their holding - September 10, 2023.</text:p>
      <text:p text:style-name="P4">
News Source: <text:a xlink:type="simple" xlink:href="https://www.ukrinform.ua/rubric-regions/3709527-zagarbniki-provodat-primusovu-pasportizaciu-na-zaporizzi-vstanovili-novij-dedlajn.html" text:style-name="Internet_20_link" text:visited-style-name="Visited_20_Internet_20_Link">
https://www.ukrinform.ua/rubric-regions/3709527-zagarbniki-provodat-primusovu-pasportizaciu-na-zaporizzi-vstanovili-novij-dedlajn.html</text:a>
</text:p>
      <!--NEWS-->
      <text:h text:style-name="P10" text:outline-level="1">
<text:span text:style-name="T4">
The enemy fired Kharkiv region - two dead</text:span>
</text:h>
      <text:p text:style-name="P4">
Authors: Ukrinform (Person)</text:p>
      <text:p text:style-name="P4">
Publisher: Укринформ (Organization)</text:p>
      <text:p text:style-name="P4">
Published Time: 2023-05-15T16:27:00+03:00</text:p>
      <text:p text:style-name="P4">
Modified Time: 2023-05-15T16:27:00+03:00</text:p>
      <text:p text:style-name="P4">
Description: In Kharkiv region, as a result of the shelling of the village of two -year Kupyansky district, two people were killed, one man was hospitalized with selling wound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93" text:anchor-type="as-char" svg:width="6.9236in" svg:height="3.956343in" draw:z-index="0">
<draw:image xlink:href="../Images/yкринформ/2023-05-15T16-27-00-03-00/630_360_1538997483-946.jpg" xlink:type="simple" xlink:show="embed" xlink:actuate="onLoad" draw:mime-type="image/jpeg"/>
</draw:frame>
As a result of the shelling of the village of two -year Kupyansky district, the Nakarkivshchyna had two people, one man was hospitalized with selling wounds.</text:p>
      <text:p text:style-name="P4">
This was reported in <text:a xlink:type="simple" xlink:href="https://t.me/synegubov/6203" text:style-name="Internet_20_link" text:visited-style-name="Visited_20_Internet_20_Link">
</text:a>
Head of Kharkiv Ovaologov Sinegubov, reports Ukrinform.</text:p>
      <text:p text:style-name="P4">
"The enemy again fired at the frontier of the Two -year -old Kupyansky district ... As a result of the shelling, two people were killed, 65 -year -old women and a man were killed," - said in the report.</text:p>
      <text:p text:style-name="P4">
<text:span text:style-name="T4">
 Read also: </text:span>
 <text:a xlink:type="simple" xlink:href="https://www.ukrinform.ua/rubric-ato/3709523-rosiani-zbilsili-kilkist-obstriliv-na-pivdennomu-napramku-vijskovi.html" text:style-name="Internet_20_link" text:visited-style-name="Visited_20_Internet_20_Link">
<text:span text:style-name="T4">
 firing </text:span>
</text:a>
In addition, according to Sinogubova, a civilian man was burned for 52 years and was hospitalized.</text:p>
      <text:p text:style-name="P4">
As reported by Ukrinform, the day before, on May 14, the troops of the Russian Federation fired the Selostarytsya of the Chuguev district, the couple was killed.</text:p>
      <text:p text:style-name="P4">
News Source: <text:a xlink:type="simple" xlink:href="https://www.ukrinform.ua/rubric-ato/3709534-vorog-obstrilav-harkivsinu-dvoe-zagiblih.html" text:style-name="Internet_20_link" text:visited-style-name="Visited_20_Internet_20_Link">
https://www.ukrinform.ua/rubric-ato/3709534-vorog-obstrilav-harkivsinu-dvoe-zagiblih.html</text:a>
</text:p>
      <!--NEWS-->
      <text:h text:style-name="P10" text:outline-level="1">
<text:span text:style-name="T4">
The German government began to form a military assistance package to Ukraine</text:span>
</text:h>
      <text:p text:style-name="P4">
Authors: Ukrinform (Person)</text:p>
      <text:p text:style-name="P4">
Publisher: Укринформ (Organization)</text:p>
      <text:p text:style-name="P4">
Published Time: 2023-05-15T16:29:56+03:00</text:p>
      <text:p text:style-name="P4">
Modified Time: 2023-05-15T16:29:56+03:00</text:p>
      <text:p text:style-name="P4">
Description: Work on the formation of a military aid package announced by Berlin has already begun. - Ukrinform.</text:p>
      <text:p text:style-name="P4">
Images: ["<text:a xlink:type="simple" xlink:href="https://static.ukrinform.com/photos/2022_02/thumb_files/630_360_1645403995-536.jpg" text:style-name="Internet_20_link" text:visited-style-name="Visited_20_Internet_20_Link">
630_360_16454...</text:a>
"]</text:p>
      <text:p text:style-name="P4">
Tags: ['Німеччина', 'Україна', 'допомога']</text:p>
      <text:p text:style-name="P4">
Type: Article</text:p>
      <!--METADATA-->
      <text:p text:style-name="P4">
<draw:frame draw:style-name="fr1" draw:name="Image94" text:anchor-type="as-char" svg:width="6.9236in" svg:height="3.956343in" draw:z-index="0">
<draw:image xlink:href="../Images/yкринформ/2023-05-15T16-29-56-03-00/630_360_1645403995-536.jpg" xlink:type="simple" xlink:show="embed" xlink:actuate="onLoad" draw:mime-type="image/jpeg"/>
</draw:frame>
The work of a military assistance package declared by Berlin has already been developed.</text:p>
      <text:p text:style-name="P4">
A spokeswoman for the German Ministry of Defense Nadin Kruger said this at a briefing, Ukrinform correspondent reports.</text:p>
      <text:p text:style-name="P4">
"The contracts have already been concluded for some types of weapons," Kruger said.</text:p>
      <text:p text:style-name="P4">
According to her, the production of the latest systems continues <text:a xlink:type="simple" xlink:href="https://www.ukrinform.ua/tag-ppo" text:style-name="Internet_20_link" text:visited-style-name="Visited_20_Internet_20_Link">
</text:a>
Iris-T SLM. The spokeswoman said that there will be 4 such systems in addition to 4 previously announced.</text:p>
      <text:p text:style-name="P4">
<text:span text:style-name="T4">
 Read also: </text:span>
 <text:a xlink:type="simple" xlink:href="https://www.ukrinform.ua/rubric-ato/3709318-britania-vidpravit-v-ukrainu-sotni-udarnih-bezpilotnikiv-dalnogo-radiusu-dii-zmi.html" text:style-name="Internet_20_link" text:visited-style-name="Visited_20_Internet_20_Link">
</text:a>
In <text:a xlink:type="simple" xlink:href="https://www.bmvg.de/de/presse/militaerisches-unterstuetzungspaket-fuer-die-ukraine-5623392" text:style-name="Internet_20_link" text:visited-style-name="Visited_20_Internet_20_Link">
</text:a>
Germany noted that the next package of military support for Ukraine worth more than 2.7 billion euros includes, in particular, 18 wheel guns, artillery ammunition, controlled missiles for air defense systems, 4 IRIS-TSLM, starting devices of Iris-T SLS, infrared systems of visualization, 30 tanks. and 20 Marder BMPs, more than 100 armored vehicles, more than 200 reconnaissance and more.</text:p>
      <text:p text:style-name="P4">
From the beginning of the war it was reported to have supported Ukraine with a total of 17 billion euros since the beginning of the war.</text:p>
      <text:p text:style-name="P4">
News Source: <text:a xlink:type="simple" xlink:href="https://www.ukrinform.ua/rubric-ato/3709532-urad-nimeccini-pocav-formuvati-paket-vijskovoi-dopomogi-ukraini.html" text:style-name="Internet_20_link" text:visited-style-name="Visited_20_Internet_20_Link">
https://www.ukrinform.ua/rubric-ato/3709532-urad-nimeccini-pocav-formuvati-paket-vijskovoi-dopomogi-ukraini.html</text:a>
</text:p>
      <!--NEWS-->
      <text:h text:style-name="P10" text:outline-level="1">
<text:span text:style-name="T4">
Turkey has announced the date of the second round of the presidential election</text:span>
</text:h>
      <text:p text:style-name="P4">
Authors: Ukrinform (Person)</text:p>
      <text:p text:style-name="P4">
Publisher: Укринформ (Organization)</text:p>
      <text:p text:style-name="P4">
Published Time: 2023-05-15T16:30:00+03:00</text:p>
      <text:p text:style-name="P4">
Modified Time: 2023-05-15T16:30:00+03:00</text:p>
      <text:p text:style-name="P4">
Description: The second round of election of Turkish President will take place on May 28. - Ukrinform.</text:p>
      <text:p text:style-name="P4">
Images: ["<text:a xlink:type="simple" xlink:href="https://static.ukrinform.com/photos/2022_07/thumb_files/630_360_1656891223-699.jpg" text:style-name="Internet_20_link" text:visited-style-name="Visited_20_Internet_20_Link">
630_360_16568...</text:a>
"]</text:p>
      <text:p text:style-name="P4">
Tags: ['Президент', 'Вибори', 'Туреччина']</text:p>
      <text:p text:style-name="P4">
Type: Article</text:p>
      <!--METADATA-->
      <text:p text:style-name="P4">
<draw:frame draw:style-name="fr1" draw:name="Image95" text:anchor-type="as-char" svg:width="6.9236in" svg:height="3.956343in" draw:z-index="0">
<draw:image xlink:href="../Images/yкринформ/2023-05-15T16-30-00-03-00/630_360_1656891223-699.jpg" xlink:type="simple" xlink:show="embed" xlink:actuate="onLoad" draw:mime-type="image/jpeg"/>
</draw:frame>
The second Turkish Turkhole Turkhoronous will take place on May 28.</text:p>
      <text:p text:style-name="P4">
This was reported by the chairman of the High Election Commission Akhmet Ener, Ukrinform reports.</text:p>
      <text:p text:style-name="P4">
"On Sunday, May 28, a second round of elections was held," he announced the Golovborch.</text:p>
      <text:p text:style-name="P4">
He also noted that as of now, 99.9% of ballots were worked out by the first round.</text:p>
      <text:p text:style-name="P4">
According to him, the number of electoral boxes from sections within the state is "open at 100 percent", and the percentage of voter participation is 88.92. The level of voters abroad is 52.69%. Currently, 35 thousand 874 votes of foreign polling stations remain, which continues to enter, Ener said.</text:p>
      <text:p text:style-name="P4">
<text:span text:style-name="T4">
 Read also: </text:span>
 <text:a xlink:type="simple" xlink:href="https://www.ukrinform.ua/rubric-world/3709266-u-tureccini-porahuvali-majze-99-golosiv-erdogan-ne-peremagae-u-persomu-turi.html" text:style-name="Internet_20_link" text:visited-style-name="Visited_20_Internet_20_Link">
<text:span text:style-name="T4">
 Erdogan </text:span>
</text:a>
According to the current results, Recep Tayyip <text:a xlink:type="simple" xlink:href="https://www.ukrinform.ua/tag-erdogan" text:style-name="Internet_20_link" text:visited-style-name="Visited_20_Internet_20_Link">
</text:a>
He received 49.51% of voter votes, Kemal Kilicilglu - 44.88%, Sinan Ogan - 5.17% and Muharram Ins - 0.44%.</text:p>
      <text:p text:style-name="P4">
“Assuming that 35 thousand 874 votes that have not yet been entered in the system for 15.15 were given to our two candidates with the highest rating, Taiip Erdogan Taiip Erdogan would have scored 49.54%. If all 35,824 votes would be given to the dedication, it would have received 44.85% of the vote. Therefore, it was evident that the Zodenkidate could not get the right to be elected, ”the head of the election committee said.</text:p>
      <text:p text:style-name="P4">
As reported by Ukrinform, on the night of the vote, President Erdogan in the speech before the voters <text:a xlink:type="simple" xlink:href="https://www.ukrinform.ua/rubric-world/3709233-erdogan-u-vistupi-pered-viborcami-ne-vikluciv-imovirnist-drugogo-turu.html" text:style-name="Internet_20_link" text:visited-style-name="Visited_20_Internet_20_Link">
</text:a>
Turkey's Candidate Kelichdaroglu has declared the support of the second Turuvibor and his intention to win it.</text:p>
      <text:p text:style-name="P4">
News Source: <text:a xlink:type="simple" xlink:href="https://www.ukrinform.ua/rubric-world/3709536-u-tureccini-ogolosili-datu-drugogo-turu-prezidentskih-viboriv.html" text:style-name="Internet_20_link" text:visited-style-name="Visited_20_Internet_20_Link">
https://www.ukrinform.ua/rubric-world/3709536-u-tureccini-ogolosili-datu-drugogo-turu-prezidentskih-viboriv.html</text:a>
</text:p>
      <!--NEWS-->
      <text:h text:style-name="P10" text:outline-level="1">
<text:span text:style-name="T4">
In occupied Lugansk, the Minister of Internal Affairs of the LNR Cornet - Roszmi was blown up</text:span>
</text:h>
      <text:p text:style-name="P4">
Authors: Ukrinform (Person)</text:p>
      <text:p text:style-name="P4">
Publisher: Укринформ (Organization)</text:p>
      <text:p text:style-name="P4">
Published Time: 2023-05-15T16:31:00+03:00</text:p>
      <text:p text:style-name="P4">
Modified Time: 2023-05-15T16:31:00+03:00</text:p>
      <text:p text:style-name="P4">
Description: As a result of an explosion in Barbershop hairdresser in the center of Lugansk, the so -called LNR Minister of Internal Affairs Igor Kornet was seriously injur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Луганськ', 'Колаборант']</text:p>
      <text:p text:style-name="P4">
Type: Article</text:p>
      <!--METADATA-->
      <text:p text:style-name="P4">
<draw:frame draw:style-name="fr1" draw:name="Image96" text:anchor-type="as-char" svg:width="6.9236in" svg:height="3.956343in" draw:z-index="0">
<draw:image xlink:href="../Images/yкринформ/2023-05-15T16-31-00-03-00/630_360_1669987737-966.jpg" xlink:type="simple" xlink:show="embed" xlink:actuate="onLoad" draw:mime-type="image/jpeg"/>
</draw:frame>
As a result of the shortage in Barbershop hairdresser in the center of Lugansk, so -called LNR Interior Minister Igor Kornet was seriously injured.</text:p>
      <text:p text:style-name="P4">
As Ukrinform reports, it is reported <text:a xlink:type="simple" xlink:href="https://meduza.io/news/2023/05/15/glava-mvd-anneksirovannoy-lnr-igor-kornet-poluchil-ranenie-pri-vzryve-v-luganske" text:style-name="Internet_20_link" text:visited-style-name="Visited_20_Internet_20_Link">
</text:a>
It is noted that the cornet is in a serious condition, it is currently in intensive care.</text:p>
      <text:p text:style-name="P4">
According to Roszmi, five people were injured during the undermining, three of them weighted.</text:p>
      <text:p text:style-name="P4">
Rospropaganda released a video from a beauty salon where he was heard today <text:a xlink:type="simple" xlink:href="https://www.ukrinform.ua/tag-vibuh" text:style-name="Internet_20_link" text:visited-style-name="Visited_20_Internet_20_Link">
</text:a>
. It shows the destroyed walls of wealthy windows.</text:p>
      <text:p text:style-name="P4">
<text:span text:style-name="T4">
 Read also: </text:span>
 <text:a xlink:type="simple" xlink:href="https://www.ukrinform.ua/rubric-regions/3708417-u-melitopoli-bila-pidizdu-pidirvali-kolaboranta.html" text:style-name="Internet_20_link" text:visited-style-name="Visited_20_Internet_20_Link">
<text:span text:style-name="T4">
 blasting </text:span>
</text:a>
As I reminded in <text:a xlink:type="simple" xlink:href="https://t.me/kazansky2017/6730" text:style-name="Internet_20_link" text:visited-style-name="Visited_20_Internet_20_Link">
</text:a>
Blogger Denis Kazansky, just the root managed the "coup in the LNR" in 2017, when they dropped Plotnitsky.</text:p>
      <text:p text:style-name="P4">
"Then Kornet himself was in the chair" LNR head ", but instead the appointed Pasichtor. With a beekeeper, Cornet also had a long -standing conflict. The cornet of the plates of the opposite intrigue and tried to stay," Kazansky writes.</text:p>
      <text:p text:style-name="P4">
Some Russian bloggers also mention the showdown between separatists.</text:p>
      <text:p text:style-name="P4">
<text:span text:style-name="T4">
 Read also: </text:span>
 <text:a xlink:type="simple" xlink:href="https://www.ukrinform.ua/rubric-ato/3705756-u-sbu-prokomentuvali-vibuh-masini-prilepina.html" text:style-name="Internet_20_link" text:visited-style-name="Visited_20_Internet_20_Link">
</text:a>
They remind that in the building of the LNR Ministry of Internal Affairs, a Russian military mercenary Artem Bulgakov was killed in strange circumstances. At that time, Russia was even opened in Russia, but it did not end.</text:p>
      <text:p text:style-name="P4">
News Source: <text:a xlink:type="simple" xlink:href="https://www.ukrinform.ua/rubric-ato/3709538-v-okupovanomu-lugansku-pidirvali-ministra-vnutrisnih-sprav-lnr-korneta-roszmi.html" text:style-name="Internet_20_link" text:visited-style-name="Visited_20_Internet_20_Link">
https://www.ukrinform.ua/rubric-ato/3709538-v-okupovanomu-lugansku-pidirvali-ministra-vnutrisnih-sprav-lnr-korneta-roszmi.html</text:a>
</text:p>
      <!--NEWS-->
      <text:h text:style-name="P10" text:outline-level="1">
<text:span text:style-name="T4">
In Ukraine and the world will hold events for the Day of Remembrance of the Victims of the Crimean Tatars Genocide</text:span>
</text:h>
      <text:p text:style-name="P4">
Authors: Ukrinform (Person)</text:p>
      <text:p text:style-name="P4">
Publisher: Укринформ (Organization)</text:p>
      <text:p text:style-name="P4">
Published Time: 2023-05-15T16:39:00+03:00</text:p>
      <text:p text:style-name="P4">
Modified Time: 2023-05-15T16:39:00+03:00</text:p>
      <text:p text:style-name="P4">
Description: A number of events have been planned in Ukraine as well as other countries of the world for the Day of Remembrance of the Victims of the Genocide of the Crimean Tatar people. - Ukrinform.</text:p>
      <text:p text:style-name="P4">
Images: ["<text:a xlink:type="simple" xlink:href="https://static.ukrinform.com/photos/2023_05/thumb_files/630_360_1684157482-627.jpg" text:style-name="Internet_20_link" text:visited-style-name="Visited_20_Internet_20_Link">
630_360_16841...</text:a>
", "<text:a xlink:type="simple" xlink:href="https://static.ukrinform.com/photos/2023_05/1684157482-901.jpg" text:style-name="Internet_20_link" text:visited-style-name="Visited_20_Internet_20_Link">
1684157482-90...</text:a>
", "<text:a xlink:type="simple" xlink:href="https://static.ukrinform.com/photos/2023_05/1684162191-492.jpg" text:style-name="Internet_20_link" text:visited-style-name="Visited_20_Internet_20_Link">
1684162191-49...</text:a>
"]</text:p>
      <text:p text:style-name="P4">
Tags: ['Чубаров', 'Крим', 'Кримські татари']</text:p>
      <text:p text:style-name="P4">
Type: Article</text:p>
      <!--METADATA-->
      <text:p text:style-name="P4">
<draw:frame draw:style-name="fr1" draw:name="Image97" text:anchor-type="as-char" svg:width="6.9236in" svg:height="3.956343in" draw:z-index="0">
<draw:image xlink:href="../Images/yкринформ/2023-05-15T16-39-00-03-00/630_360_1684157482-627.jpg" xlink:type="simple" xlink:show="embed" xlink:actuate="onLoad" draw:mime-type="image/jpeg"/>
</draw:frame>
A number of events have been planned in Ukraine as well as other countries of the world for the Victims of the Crimean Tatar Genocide Day.</text:p>
      <text:p text:style-name="P4">
This was reported during a press conference in Ukrinform by the head of the Majlisukrim Tatar people Refat Chubarov.</text:p>
      <text:p text:style-name="P4">
“On May 18 in Ukraine, according to the Verkhovna Rada's resolution of November 12, 2015, the Day of Remembrance of Victims of Genocide of the Crimean Tatar People was established. and Ukrainian communities. It is clear that in the conditions of a full-scale war, we should avoid mass events that were carried out earlier, ”Chubarov said.</text:p>
      <text:p text:style-name="P4">
<draw:frame draw:style-name="fr1" draw:name="Image98" text:anchor-type="as-char" svg:width="6.9236in" svg:height="4.67343in" draw:z-index="0">
<draw:image xlink:href="../Images/yкринформ/2023-05-15T16-39-00-03-00/1684157482-901.jpg" xlink:type="simple" xlink:show="embed" xlink:actuate="onLoad" draw:mime-type="image/jpeg"/>
</draw:frame>
According to him, the representation of the President in the ARC appealed to the regional administrations, city councils to ensure that day state flags of Ukraine be amazing ribbons.</text:p>
      <text:p text:style-name="P4">
<text:span text:style-name="T4">
 Read also: </text:span>
 <text:a xlink:type="simple" xlink:href="https://www.ukrinform.ua/rubric-crimea/3706907-zagarbniki-pereviraut-koznogo-hto-viizdzae-z-krimu-cerez-mist-cubarov.html" text:style-name="Internet_20_link" text:visited-style-name="Visited_20_Internet_20_Link">
<text:span text:style-name="T4">
 Chubarov </text:span>
</text:a>
Institutions and organizations in Kyiv and other cities of Ukraine, near the State Schedule of Ukraine, will be raised, according to Chubarov, the Crimean Tatar Flag. “In particular, at 9:15 the flag will be raised near the KNU them. Shevchenko, those who want to take part in this event can come to the Red Corpsuun University, ”Chubarov said.</text:p>
      <text:p text:style-name="P4">
With regard to the temporarily occupied Crimea, Majlis recommends that his fellow citizens take measures near the monuments and monuments, erected on the memory of the victims of the genocide of the Crimean Tatar people.</text:p>
      <text:p text:style-name="P4">
“We gave some recommendations on how to do it to ensure the safety of participants and to avoid the participation of representatives of the occupying power, collaborators. We also recommended compatriots to lift the Crimean Tatar Flags over residential buildings by May 20 by May 20. We recommend that Crimeans follow a minute of silence, and Ukrainian broadcasters will be ashutramed, ”Chubarov said.</text:p>
      <text:p text:style-name="P4">
<text:span text:style-name="T4">
 Read also: </text:span>
 <text:a xlink:type="simple" xlink:href="https://www.ukrinform.ua/rubric-crimea/3702366-okupanti-planuut-zapustiti-poromi-z-krimu-dla-vivezenna-ludej-i-tehniki-cubarov.html" text:style-name="Internet_20_link" text:visited-style-name="Visited_20_Internet_20_Link">
<text:span text:style-name="T4">
 Chubarov </text:span>
</text:a>
A number of events, according to him, planned on the mainland of Ukraine. So, on May 17 at 5:00 pm, the spiritual event "Remember, we fight, we will win".On May 18, at 12:00, the Memorial West "Remember the History - We return the territory" will be held at the railway station in Kiev. Its organizers are the office of the Crimean Tatar people, the Crimean Tatar people, the Crimea.SOS public organizations and the ZMINA Human Rights Center.</text:p>
      <text:p text:style-name="P4">
<text:span text:style-name="T4">
 Read also: </text:span>
 <text:a xlink:type="simple" xlink:href="https://www.ukrinform.ua/rubric-crimea/3701896-zagarbniki-v-krimu-perekinuli-vijskovu-tehniku-na-oboronni-rubezi-cubarov.html" text:style-name="Internet_20_link" text:visited-style-name="Visited_20_Internet_20_Link">
<text:span text:style-name="T4">
 Chubarov </text:span>
</text:a>
On the same day, Chubarov added, a memorial -wearing will take place in Vyshneve in the Kyiv region with the participation of the KSCA leadership, the mayor of the Cherry Territorial Gromance, representatives of the Majlis. During the event, in particular, they will broadcast the Hytarma Film.</text:p>
      <text:p text:style-name="P4">
According to the head of the Majlis, in Lutsk, on May 18 at 11:00 there will be a ceremony of flower for the monument of victims of political repression, at 13:00 Promotezakhad-requiem at the Volyn Regional Library for Youth.</text:p>
      <text:p text:style-name="P4">
In Odessa, the Victims of the Victims of the Crimean Tatar People are planned with the planned memorial events at the Odessa City Library and the Planet Cinema.</text:p>
      <text:p text:style-name="P4">
<text:span text:style-name="T4">
 Read also: </text:span>
 <text:a xlink:type="simple" xlink:href="https://www.ukrinform.ua/rubric-crimea/3700119-kabmin-za-piv-roku-mae-provesti-robotu-iz-perejmenuvanna-toponimiv-u-krimu-cubarov.html" text:style-name="Internet_20_link" text:visited-style-name="Visited_20_Internet_20_Link">
<text:span text:style-name="T4">
 Chubarov </text:span>
</text:a>
In Lviv, on May 18, a memory lesson will be held at the Museum of totalitarian regimes, and a prayer service is planned in the city for genocide anniversary. Some are events in Nikolaev and other regions of Ukraine.</text:p>
      <text:p text:style-name="P4">
The head of the Majlis noted that the Ministry of Foreign Affairs of Ukraine directed the details to all diplomatic missions of Ukraine abroad, so that the 18th sheet next to the State Flag of Ukraine raised the Crimean Tatar -National Flag.</text:p>
      <text:p text:style-name="P4">
Chubarov told that in Ankara in(Turkey)On May 17, a prayer service was in the mosque of Hadji. In the Ukrainian Park in Ankar, the Association of Crymal Tatar communities will hold a press conference and memorial events.</text:p>
      <text:p text:style-name="P4">
A number of thematic events will also be held in Turkish cities of Eskischir and Istanbul.</text:p>
      <text:p text:style-name="P4">
<text:span text:style-name="T4">
 Read also: </text:span>
 <text:a xlink:type="simple" xlink:href="https://www.ukrinform.ua/rubric-crimea/3697136-cubarov-rozpoviv-pro-zirvani-plani-rf-sodo-mobilizacii-krimskih-tatar.html" text:style-name="Internet_20_link" text:visited-style-name="Visited_20_Internet_20_Link">
<text:span text:style-name="T4">
 Chubarov </text:span>
</text:a>
In addition, in Prague(Czech Republic)There will be a memorial event in home minorities.</text:p>
      <text:p text:style-name="P4">
“The thematic events with the participation of Crimean Tatar and Ukrainian communities will be held in Poland. Yes, on May 18, the movie "Haitarma" will be shown in Warsaw, there will be discs. On May 19, the movie "Mirny -21" will be shown, a meeting with a creative collective headed by Akhtem Seitablaev will be held, ”said Majlis head.In turn, the Crimean Tatar Resource Center calls on Ukrainians to commemorate the Day of Remembrance of the Victims of the Crimean Tatar.</text:p>
      <text:p text:style-name="P4">
This was stated by the KrCC communications manager Tatiana Podvornik.</text:p>
      <text:p text:style-name="P4">
“The Day of Remembrance of the Victims of the Crimean Tatar People this year is the entry of embroidery. We urge Ukrainians to wear embroideries with halves or icons with the image of the Crimean Tatar flag on the 1944 genocide. So we will show that we continue to hold together for one victory. The corresponding photos can be distributed to the Wester networks with the hashtag "We are solidarity", - said Podvornik.</text:p>
      <text:p text:style-name="P4">
<draw:frame draw:style-name="fr1" draw:name="Image99" text:anchor-type="as-char" svg:width="6.9236in" svg:height="4.609323in" draw:z-index="0">
<draw:image xlink:href="../Images/yкринформ/2023-05-15T16-39-00-03-00/1684162191-492.jpg" xlink:type="simple" xlink:show="embed" xlink:actuate="onLoad" draw:mime-type="image/jpeg"/>
</draw:frame>
She also urged to spread the thematic posters developed by the UCRC on social networks, with slogans "survived then - we will win now", "Deported old, women Tadie then - repeat today", "Crime should be convicted", "Nidoportations", "renamed then - trying - trying - trying Today ”and others.</text:p>
      <text:p text:style-name="P4">
It was reported that the deportation of Crimean Tatars from Crimea took place during May 18-20, 1944. Two days from the peninsula, the Soviet security forces forcibly receded up to 194 thousand people. In November 2015, the Verkhovna Rada was determined by the genocide of the Crimean Tatar people and established the victims of genocide on May 18.</text:p>
      <text:p text:style-name="P4">
News Source: <text:a xlink:type="simple" xlink:href="https://www.ukrinform.ua/rubric-crimea/3709537-v-ukraini-ta-sviti-provedut-zahodi-do-dna-pamati-zertv-genocidu-krimskih-tatar.html" text:style-name="Internet_20_link" text:visited-style-name="Visited_20_Internet_20_Link">
https://www.ukrinform.ua/rubric-crimea/3709537-v-ukraini-ta-sviti-provedut-zahodi-do-dna-pamati-zertv-genocidu-krimskih-tatar.html</text:a>
</text:p>
      <!--NEWS-->
      <text:h text:style-name="P10" text:outline-level="1">
<text:span text:style-name="T4">
Duda will discuss with Stoltenberg the fall of a rocket under Byhidgosha</text:span>
</text:h>
      <text:p text:style-name="P4">
Authors: Ukrinform (Person)</text:p>
      <text:p text:style-name="P4">
Publisher: Укринформ (Organization)</text:p>
      <text:p text:style-name="P4">
Published Time: 2023-05-15T16:42:00+03:00</text:p>
      <text:p text:style-name="P4">
Modified Time: 2023-05-15T16:42:00+03:00</text:p>
      <text:p text:style-name="P4">
Description: Polish President Andrzej Duda will discuss on Monday with NATO Secretary General Jens Stoltenberg Fall, probably the Russian X-55 Russian missile, near Bidgosch. - Ukrinform.</text:p>
      <text:p text:style-name="P4">
Images: ["<text:a xlink:type="simple" xlink:href="https://static.ukrinform.com/photos/2023_01/thumb_files/630_360_1673446462-648.jpg" text:style-name="Internet_20_link" text:visited-style-name="Visited_20_Internet_20_Link">
630_360_16734...</text:a>
"]</text:p>
      <text:p text:style-name="P4">
Tags: ['Дуда', 'Польща', 'Ракета', 'Столтенберг', 'Війна з росією']</text:p>
      <text:p text:style-name="P4">
Type: Article</text:p>
      <!--METADATA-->
      <text:p text:style-name="P4">
<draw:frame draw:style-name="fr1" draw:name="Image100" text:anchor-type="as-char" svg:width="6.9236in" svg:height="3.956343in" draw:z-index="0">
<draw:image xlink:href="../Images/yкринформ/2023-05-15T16-42-00-03-00/630_360_1673446462-648.jpg" xlink:type="simple" xlink:show="embed" xlink:actuate="onLoad" draw:mime-type="image/jpeg"/>
</draw:frame>
Andrzej Duda will discuss on Monday with NATO Secretary General Jenstoltenberg Fall on Monday, probably the Russian X-55 Russian missile, near Bidgosch.</text:p>
      <text:p text:style-name="P4">
About it on air <text:a xlink:type="simple" xlink:href="https://www.rmf24.pl/tylko-w-rmf24/poranna-rozmowa/news-przydacz-w-sprawie-rosyjskiej-rakiety-beda-podejmowane-dzial,nId,6777214#crp_state=1" text:style-name="Internet_20_link" text:visited-style-name="Visited_20_Internet_20_Link">
</text:a>
The head of the Bureau of International Policy of Polish President Martin Pshidach said, Ukrinform reports.</text:p>
      <text:p text:style-name="P4">
“Certainly, diplomatic steps will be carried out in the western direction: today the President will communicate with the Secretary of General <text:a xlink:type="simple" xlink:href="https://www.ukrinform.ua/tag-nato" text:style-name="Internet_20_link" text:visited-style-name="Visited_20_Internet_20_Link">
</text:a>
. We also come in contact with our American allies, we will talk about this situation, ” - said Pyshidach.</text:p>
      <text:p text:style-name="P4">
At the same time, he noted that Poland will also act diplomatically and in the Eastern Napryamka, if it was finally confirmed where the rocket arrived and how it was in the territory of a country that does not participate in hostilities.</text:p>
      <text:p text:style-name="P4">
In turn, the head of the Polish government Mateusz Moravetsky said on Monday, such cases occur throughout Europe, including in places located on the front line in Ukraine. He noted that Poland is in contact with other NATO allies and "react to this in such a way as it is necessary to respond in such cases."</text:p>
      <text:p text:style-name="P4">
<text:span text:style-name="T4">
 Read also: </text:span>
 <text:a xlink:type="simple" xlink:href="https://www.ukrinform.ua/rubric-world/3707929-duda-bagato-vkazue-na-te-so-bila-bidgosa-mogla-vpasti-raketa.html" text:style-name="Internet_20_link" text:visited-style-name="Visited_20_Internet_20_Link">
<text:span text:style-name="T4">
 Tydgosch </text:span>
</text:a>
According to RMF.FM, experts of the Poland's technical institute forces have previously confirmed that the Russian X-55 missile was discovered in the forest near the city of Bydgoszchatn.</text:p>
      <text:p text:style-name="P4">
In late April, the commander of the Operational Command of the Polish Armed Forces of Poland said that the detected object could be associated with "which happened in the airspace on December 16", when Russia was conducting a massive firing of Ukraine by releasing 76 missiles.</text:p>
      <text:p text:style-name="P4">
According to the publication <text:a xlink:type="simple" xlink:href="https://www.onet.pl/informacje/onetwiadomosci/co-uderzylo-pod-bydgoszcza-sledczy-badaja-rosyjski-slad/6xyv7rb,79cfc278" text:style-name="Internet_20_link" text:visited-style-name="Visited_20_Internet_20_Link">
</text:a>
, one of the main versions of the investigation is the fall of the X-55 rocket, released last year from the Russian aircraft, which was in the airspace of Belarus.</text:p>
      <text:p text:style-name="P4">
News Source: <text:a xlink:type="simple" xlink:href="https://www.ukrinform.ua/rubric-polytics/3709535-duda-obgovorit-zi-stoltenbergom-padinna-raketi-pid-bidgosem.html" text:style-name="Internet_20_link" text:visited-style-name="Visited_20_Internet_20_Link">
https://www.ukrinform.ua/rubric-polytics/3709535-duda-obgovorit-zi-stoltenbergom-padinna-raketi-pid-bidgosem.html</text:a>
</text:p>
      <!--NEWS-->
      <text:h text:style-name="P10" text:outline-level="1">
<text:span text:style-name="T4">
In Chernihiv region, five settlements are de -established as a result of shelling</text:span>
</text:h>
      <text:p text:style-name="P4">
Authors: Ukrinform (Person)</text:p>
      <text:p text:style-name="P4">
Publisher: Укринформ (Organization)</text:p>
      <text:p text:style-name="P4">
Published Time: 2023-05-15T16:43:00+03:00</text:p>
      <text:p text:style-name="P4">
Modified Time: 2023-05-15T16:43:00+03:00</text:p>
      <text:p text:style-name="P4">
Description: In the Chernihiv region, a private house was destroyed as a result of the morning shelling of the village of Yeline of the Snovsky City Territorial Community, the economic premises were damaged and five settlements were left without power supply. - Ukrinform.</text:p>
      <text:p text:style-name="P4">
Images: ["<text:a xlink:type="simple" xlink:href="https://static.ukrinform.com/photos/2023_05/thumb_files/630_360_1684158025-622.jpg" text:style-name="Internet_20_link" text:visited-style-name="Visited_20_Internet_20_Link">
630_360_16841...</text:a>
"]</text:p>
      <text:p text:style-name="P4">
Tags: ['Обстріл', 'Чернігівщина', 'Війна з росією']</text:p>
      <text:p text:style-name="P4">
Type: Article</text:p>
      <!--METADATA-->
      <text:p text:style-name="P4">
<draw:frame draw:style-name="fr1" draw:name="Image101" text:anchor-type="as-char" svg:width="6.9236in" svg:height="3.956343in" draw:z-index="0">
<draw:image xlink:href="../Images/yкринформ/2023-05-15T16-43-00-03-00/630_360_1684158025-622.jpg" xlink:type="simple" xlink:show="embed" xlink:actuate="onLoad" draw:mime-type="image/jpeg"/>
</draw:frame>
As a result of the morning shelling of the village of Yeline, the Snovsky City Territorial Community was destroyed, a private house was destroyed, economic access was damaged and five settlements were left without power supply.</text:p>
      <text:p text:style-name="P4">
This was reported in <text:a xlink:type="simple" xlink:href="https://www.facebook.com/ivan.vashchenko.krk" text:style-name="Internet_20_link" text:visited-style-name="Visited_20_Internet_20_Link">
</text:a>
Ivan Vashchenko, the head of Koriukivska RVA, Ukrinform reports.</text:p>
      <text:p text:style-name="P4">
"As a result <text:a xlink:type="simple" xlink:href="https://www.ukrinform.ua/tag-obstril" text:style-name="Internet_20_link" text:visited-style-name="Visited_20_Internet_20_Link">
 </text:a>
The settlement of the Snovsky City Territorial Community was destroyed by one private house, one private house and one outbuilding were damaged, ” - said.</text:p>
      <text:p text:style-name="P4">
According to him, the transmission line was also damaged and five pumping points were deactivated.</text:p>
      <text:p text:style-name="P4">
In place of emergency rescue work units of 8 DPRCs are carried out(M.Snovsk)2 DPRZ of the State Emergency Service of Ukraine in the Chernihiv region.</text:p>
      <text:p text:style-name="P4">
<text:span text:style-name="T4">
 Read also: </text:span>
 <text:a xlink:type="simple" xlink:href="https://www.ukrinform.ua/rubric-regions/3709393-rosiani-za-dobu-obstrilali-devat-oblastej-ukraini-zvedenna-ova.html" text:style-name="Internet_20_link" text:visited-style-name="Visited_20_Internet_20_Link">
</text:a>
As reported by Ukrinform, on April 15 in the morning Russian troops <text:a xlink:type="simple" xlink:href="https://www.ukrinform.ua/rubric-ato/3709294-zagarbniki-obstrilali-prikordonna-cernigivsini-16-prilotiv.html" text:style-name="Internet_20_link" text:visited-style-name="Visited_20_Internet_20_Link">
</text:a>
The border of Chernihiv region, due to this damaged civilian infrastructure.</text:p>
      <text:p text:style-name="P4">
News Source: <text:a xlink:type="simple" xlink:href="https://www.ukrinform.ua/rubric-regions/3709541-na-cernigivsini-vnaslidok-obstrilu-znestrumleni-pat-naselenih-punktiv.html" text:style-name="Internet_20_link" text:visited-style-name="Visited_20_Internet_20_Link">
https://www.ukrinform.ua/rubric-regions/3709541-na-cernigivsini-vnaslidok-obstrilu-znestrumleni-pat-naselenih-punktiv.html</text:a>
</text:p>
      <!--NEWS-->
      <text:h text:style-name="P10" text:outline-level="1">
<text:span text:style-name="T4">
The U-LEAD program launched a new communication format between NSAs and medical facilities</text:span>
</text:h>
      <text:p text:style-name="P4">
Authors: Ukrinform (Person)</text:p>
      <text:p text:style-name="P4">
Publisher: Укринформ (Organization)</text:p>
      <text:p text:style-name="P4">
Published Time: 2023-05-15T16:53:38+03:00</text:p>
      <text:p text:style-name="P4">
Modified Time: 2023-05-15T16:53:38+03:00</text:p>
      <text:p text:style-name="P4">
Description: Experts of the U-LEAD with Europe program in the context of the reform of the health care system conducted information measures "Dialogue with the National Health Service of Ukraine" on the basis of regional offices with the participation of founders and heads of medical institutions, community representatives. - Ukrinform.</text:p>
      <text:p text:style-name="P4">
Images: ["<text:a xlink:type="simple" xlink:href="https://static.ukrinform.com/photos/2022_10/thumb_files/630_360_1665068047-341.jpg" text:style-name="Internet_20_link" text:visited-style-name="Visited_20_Internet_20_Link">
630_360_16650...</text:a>
"]</text:p>
      <text:p text:style-name="P4">
Tags: ['Тергромада', "Здоров'я", 'Нацслужба здоров’я', 'U-LEAD з Європою']</text:p>
      <text:p text:style-name="P4">
Type: Article</text:p>
      <!--METADATA-->
      <text:p text:style-name="P4">
<draw:frame draw:style-name="fr1" draw:name="Image102" text:anchor-type="as-char" svg:width="6.9236in" svg:height="3.956343in" draw:z-index="0">
<draw:image xlink:href="../Images/yкринформ/2023-05-15T16-53-38-03-00/630_360_1665068047-341.jpg" xlink:type="simple" xlink:show="embed" xlink:actuate="onLoad" draw:mime-type="image/jpeg"/>
</draw:frame>
In the context of the reform of the health care system, U-LEAD with Europe, in the context of the reform of the health care system, provided information measures "Dialogue with the Sign-Standing Health Service of Ukraine" with the participation of founders and heads of persons, community representatives.</text:p>
      <text:p text:style-name="P4">
This is reported on <text:a xlink:type="simple" xlink:href="https://u-lead.org.ua/news/202" text:style-name="Internet_20_link" text:visited-style-name="Visited_20_Internet_20_Link">
</text:a>
, reports Ukrinform.</text:p>
      <text:p text:style-name="P4">
“Understanding the importance of qualitative changes and constructive dialogue, we initiated the community for communities with the participation of NSAs. From the community of Nadvlavylik, the number of questions about strengthening the managerial capacity of the owners, the contracting of health care institutions, etc. ”, - said external expert expert Lenad Alice Makarikhin.</text:p>
      <text:p text:style-name="P4">
Within the framework of "dialogues", the speakers answered many urgent issues, in particular regarding a program of medical guarantees in 2023, dental packages, electronic medical records, as well as medical assistance to military personnel and the population of hostilities.</text:p>
      <text:p text:style-name="P4">
<text:span text:style-name="T4">
 Read also: </text:span>
 <text:a xlink:type="simple" xlink:href="https://www.ukrinform.ua/rubric-vidbudova/3707327-evrokomisia-cerez-programu-ulead-organizue-v-ukraini-testovi-pilotni-proekti-z-vidnovlenna-skil.html" text:style-name="Internet_20_link" text:visited-style-name="Visited_20_Internet_20_Link">
</text:a>
The Head of the National Health Service of Ukraine Natalia Husak stressed that the NSZUNES has responsibility for the services purchased for patients and their provision. In addition, the service ensures that the funds received by memorial establishments under contracts are used to provide assistance.</text:p>
      <text:p text:style-name="P4">
"The activities of medical institutions should be patient -oriented, and every resident of the community resident should have access to quality and free services within the medical guarantee program, and hospitals should receive a financial remuneration of the abuse of these services," she said.</text:p>
      <text:p text:style-name="P4">
Gusak noted that the NSAU can share with the local authorities qualitatively, on the basis of which "institutions of institutions can make the right, effective management decisions."</text:p>
      <text:p text:style-name="P4">
According to the head of the NSAU, communication with people is an important task for communication, carrying out explanatory work on their rights to receive medical services, which consumes the NSAU.</text:p>
      <text:p text:style-name="P4">
<text:span text:style-name="T4">
 Read also: </text:span>
 <text:a xlink:type="simple" xlink:href="https://www.ukrinform.ua/rubric-society/3701366-gromadi-povinni-mati-gotovij-kompleks-dokumentiv-neobhidnih-pid-cas-evakuacii-ludej-ekspert-ulead.html" text:style-name="Internet_20_link" text:visited-style-name="Visited_20_Internet_20_Link">
</text:a>
</text:p>
      <text:p text:style-name="P4">
News Source: <text:a xlink:type="simple" xlink:href="https://www.ukrinform.ua/rubric-society/3709543-programa-ulead-zapocatkuvala-novij-format-komunikacii-miz-nszu-ta-medzakladami.html" text:style-name="Internet_20_link" text:visited-style-name="Visited_20_Internet_20_Link">
https://www.ukrinform.ua/rubric-society/3709543-programa-ulead-zapocatkuvala-novij-format-komunikacii-miz-nszu-ta-medzakladami.html</text:a>
</text:p>
      <!--NEWS-->
      <text:h text:style-name="P10" text:outline-level="1">
<text:span text:style-name="T4">
The Kherson Ova showed the destruction in the Ship District, which was fired by the Russians</text:span>
</text:h>
      <text:p text:style-name="P4">
Authors: Ukrinform (Person)</text:p>
      <text:p text:style-name="P4">
Publisher: Укринформ (Organization)</text:p>
      <text:p text:style-name="P4">
Published Time: 2023-05-15T16:54:00+03:00</text:p>
      <text:p text:style-name="P4">
Modified Time: 2023-05-15T16:54:00+03:00</text:p>
      <text:p text:style-name="P4">
Description: The invaders fired a ship district in Kherson, resulting in a large -scale fire. - Ukrinform.</text:p>
      <text:p text:style-name="P4">
Images: ["<text:a xlink:type="simple" xlink:href="https://static.ukrinform.com/photos/2023_05/thumb_files/630_360_1683129867-638.jpg" text:style-name="Internet_20_link" text:visited-style-name="Visited_20_Internet_20_Link">
630_360_16831...</text:a>
"]</text:p>
      <text:p text:style-name="P4">
Tags: ['Херсон', 'Інфраструктура', 'Обстріл', 'Війна з росією']</text:p>
      <text:p text:style-name="P4">
Type: Article</text:p>
      <!--METADATA-->
      <text:p text:style-name="P4">
<draw:frame draw:style-name="fr1" draw:name="Image103" text:anchor-type="as-char" svg:width="6.9236in" svg:height="3.956343in" draw:z-index="0">
<draw:image xlink:href="../Images/yкринформ/2023-05-15T16-54-00-03-00/630_360_1683129867-638.jpg" xlink:type="simple" xlink:show="embed" xlink:actuate="onLoad" draw:mime-type="image/jpeg"/>
</draw:frame>
The invaders fired a ship district in Kherson, resulting in a large -scale gap.</text:p>
      <text:p text:style-name="P4">
About it reports <text:a xlink:type="simple" xlink:href="https://t.me/khersonskaODA/5854" text:style-name="Internet_20_link" text:visited-style-name="Visited_20_Internet_20_Link">
</text:a>
, reports Ukrinform.</text:p>
      <text:p text:style-name="P4">
“The Russians once again fired at civilian infrastructure. Today is under fire - the ship of Kherson, ”the message reads.</text:p>
      <text:p text:style-name="P4">
<text:span text:style-name="T4">
 Read also: </text:span>
 <text:a xlink:type="simple" xlink:href="https://www.ukrinform.ua/rubric-ato/3709432-na-hersonsini-zsu-sodna-znisuut-do-semi-legkomotornih-kateriv-voroga-gumenuk.html" text:style-name="Internet_20_link" text:visited-style-name="Visited_20_Internet_20_Link">
<text:span text:style-name="T4">
 Kherson </text:span>
</text:a>
It is noted that the shelling damaged housing and outbuildings, some property was completely destroyed. A large -scale <text:a xlink:type="simple" xlink:href="https://www.ukrinform.ua/tag-pozeza" text:style-name="Internet_20_link" text:visited-style-name="Visited_20_Internet_20_Link">
</text:a>
, which promptly eliminated rescuers.</text:p>
      <text:p text:style-name="P4">
Later <text:a xlink:type="simple" xlink:href="https://t.me/roman_mrochko/297" text:style-name="Internet_20_link" text:visited-style-name="Visited_20_Internet_20_Link">
</text:a>
She reported that the Khersoni, due to the expensive shelling of the district, the ship was stuck without electricity and water supply.</text:p>
      <text:p text:style-name="P4">
The city authorities assure that it is making efforts to provide residents of the district with water water on schedule and facilitates the issues of eliminating the consequences.</text:p>
      <text:p text:style-name="P4">
As <text:a xlink:type="simple" xlink:href="https://www.ukrinform.ua/rubric-ato/3709363-vorog-obstrilav-herson-pid-udar-potrapiv-osvitnij-zaklad.html" text:style-name="Internet_20_link" text:visited-style-name="Visited_20_Internet_20_Link">
 </text:a>
Ukrinform, on May 15, used Dron Kamikadze on Kherson.</text:p>
      <text:p text:style-name="P4">
News Source: <text:a xlink:type="simple" xlink:href="https://www.ukrinform.ua/rubric-regions/3709546-hersonska-ova-pokazala-rujnuvanna-v-korabelnomu-rajoni-akij-obstrilali-rosiani.html" text:style-name="Internet_20_link" text:visited-style-name="Visited_20_Internet_20_Link">
https://www.ukrinform.ua/rubric-regions/3709546-hersonska-ova-pokazala-rujnuvanna-v-korabelnomu-rajoni-akij-obstrilali-rosiani.html</text:a>
</text:p>
      <!--NEWS-->
      <text:h text:style-name="P10" text:outline-level="1">
<text:span text:style-name="T4">
In the ports of Odesa and Chernomorsk there is one vessel of "grain initiative" - ​​Blackseanews</text:span>
</text:h>
      <text:p text:style-name="P4">
Authors: Ukrinform (Person)</text:p>
      <text:p text:style-name="P4">
Publisher: Укринформ (Organization)</text:p>
      <text:p text:style-name="P4">
Published Time: 2023-05-15T16:54:54+03:00</text:p>
      <text:p text:style-name="P4">
Modified Time: 2023-05-15T16:54:54+03:00</text:p>
      <text:p text:style-name="P4">
Description: As of May 15, one vessel of "grain initiative" remained in the ports of the cities of Odesa and Chernomorsk. - Ukrinform.</text:p>
      <text:p text:style-name="P4">
Images: ["<text:a xlink:type="simple" xlink:href="https://static.ukrinform.com/photos/2022_11/thumb_files/630_360_1669632623-529.jpg" text:style-name="Internet_20_link" text:visited-style-name="Visited_20_Internet_20_Link">
630_360_16696...</text:a>
", "<text:a xlink:type="simple" xlink:href="https://static.ukrinform.com/photos/2023_05/1684158816-912.jpg" text:style-name="Internet_20_link" text:visited-style-name="Visited_20_Internet_20_Link">
1684158816-91...</text:a>
"]</text:p>
      <text:p text:style-name="P4">
Tags: ['Порт', 'Зерно', 'Корабель']</text:p>
      <text:p text:style-name="P4">
Type: Article</text:p>
      <!--METADATA-->
      <text:p text:style-name="P4">
<draw:frame draw:style-name="fr1" draw:name="Image104" text:anchor-type="as-char" svg:width="6.9236in" svg:height="3.954724in" draw:z-index="0">
<draw:image xlink:href="../Images/yкринформ/2023-05-15T16-54-54-03-00/630_360_1669632623-529.jpg" xlink:type="simple" xlink:show="embed" xlink:actuate="onLoad" draw:mime-type="image/jpeg"/>
</draw:frame>
As of May 15, one vessel of "grain initiative" remained in the ports of Odesa and Chernomorsk.</text:p>
      <text:p text:style-name="P4">
As Ukrinform reports, about it in <text:a xlink:type="simple" xlink:href="https://www.facebook.com/permalink.php" text:style-name="Internet_20_link" text:visited-style-name="Visited_20_Internet_20_Link">
</text:a>
The head of the monitoring group of the Institute of the Black Sea Strategic Research, the editor -in -chief of Blackseanews Andriy Klimenko informed the head of the monitoring group.</text:p>
      <text:p text:style-name="P4">
"As of May 15, 2023, the ports of Odesa and Chernomorsk remained a vessel" <text:a xlink:type="simple" xlink:href="https://www.ukrinform.ua/tag-zerno" text:style-name="Internet_20_link" text:visited-style-name="Visited_20_Internet_20_Link">
</text:a>
Initiatives ", there are no such vessels into the pursuing," Klimenko said.</text:p>
      <text:p text:style-name="P4">
<draw:frame draw:style-name="fr1" draw:name="Image105" text:anchor-type="as-char" svg:width="6.9236in" svg:height="4.205446in" draw:z-index="0">
<draw:image xlink:href="../Images/yкринформ/2023-05-15T16-54-54-03-00/1684158816-912.jpg" xlink:type="simple" xlink:show="embed" xlink:actuate="onLoad" draw:mime-type="image/jpeg"/>
</draw:frame>
</text:p>
      <text:p text:style-name="P4">
<text:span text:style-name="T4">
Читайте також:</text:span>
 <text:a xlink:type="simple" xlink:href="https://www.ukrinform.ua/rubric-economy/3708841-zelenskij-pro-blokuvanna-ukrainskogo-zerna-nevelicki-negarazdi-mi-ih-virisimo.html" text:style-name="Internet_20_link" text:visited-style-name="Visited_20_Internet_20_Link">
 <text:span text:style-name="T4">
зерна</text:span>
 </text:a>
As reported by Ukrinform, on May 11 in Istanbul, two -day negotiations of the Black Sea Grain initiative at the level of Deputy Ministers of Defense ended, agreed to continue negotiations in the same format in the near future, as well as the return of ships and crews that remained in Ukraine.</text:p>
      <text:p text:style-name="P4">
News Source: <text:a xlink:type="simple" xlink:href="https://www.ukrinform.ua/rubric-economy/3709545-u-portah-odesa-ta-cornomorsk-zalisilosa-po-odnomu-sudnu-zernovoi-iniciativi-blackseanews.html" text:style-name="Internet_20_link" text:visited-style-name="Visited_20_Internet_20_Link">
https://www.ukrinform.ua/rubric-economy/3709545-u-portah-odesa-ta-cornomorsk-zalisilosa-po-odnomu-sudnu-zernovoi-iniciativi-blackseanews.html</text:a>
</text:p>
      <!--NEWS-->
      <text:h text:style-name="P10" text:outline-level="1">
<text:span text:style-name="T4">
UPL: Alexandria won the Kolos</text:span>
</text:h>
      <text:p text:style-name="P4">
Authors: Ukrinform (Person)</text:p>
      <text:p text:style-name="P4">
Publisher: Укринформ (Organization)</text:p>
      <text:p text:style-name="P4">
Published Time: 2023-05-15T16:55:21+03:00</text:p>
      <text:p text:style-name="P4">
Modified Time: 2023-05-15T16:55:21+03:00</text:p>
      <text:p text:style-name="P4">
Description: Alexandria took over the advantage from the first minutes of the game. - Ukrinform.</text:p>
      <text:p text:style-name="P4">
Images: ["<text:a xlink:type="simple" xlink:href="https://static.ukrinform.com/photos/2023_05/thumb_files/630_360_1684158442-364.jpg" text:style-name="Internet_20_link" text:visited-style-name="Visited_20_Internet_20_Link">
630_360_16841...</text:a>
"]</text:p>
      <text:p text:style-name="P4">
Tags: ['Футбол', 'Олександрія', 'Колос Ковалівка']</text:p>
      <text:p text:style-name="P4">
Type: Article</text:p>
      <!--METADATA-->
      <text:p text:style-name="P4">
<draw:frame draw:style-name="fr1" draw:name="Image106" text:anchor-type="as-char" svg:width="6.9236in" svg:height="3.956343in" draw:z-index="0">
<draw:image xlink:href="../Images/yкринформ/2023-05-15T16-55-21-03-00/630_360_1684158442-364.jpg" xlink:type="simple" xlink:show="embed" xlink:actuate="onLoad" draw:mime-type="image/jpeg"/>
</draw:frame>
Alexandria took over the advantage from the first minutes of the game.</text:p>
      <text:p text:style-name="P4">
"Kolos" Kovalivka at home gave way to Alexandria-0: 2 in the match of the 26th Truhku-Ukrainian Premier League, Ukrinform reports.</text:p>
      <text:p text:style-name="P4">
The score was opened in the match in the 4th minute-the Kovalets was distinguished. For the Simniwil "Alexandria" doubled its advantage, the second goal on the account of Loginov. Define Mustafayev, who made two goals.</text:p>
      <text:p text:style-name="P4">
This victory leaves Alexandria in the fifth place in UPL, they have 42 points, the Kolos goes eight, with 33 points in their asset.</text:p>
      <text:p text:style-name="P4">
<text:span text:style-name="T4">
 Read also: </text:span>
 <text:a xlink:type="simple" xlink:href="https://www.ukrinform.ua/rubric-sports/3709472-dovbik-prinis-dnipru1-peremogu-nad-minaem-u-cempionati-premerligi.html" text:style-name="Internet_20_link" text:visited-style-name="Visited_20_Internet_20_Link">
</text:a>
As reported by Ukrinform, in another match of the Dnipro-1 game day, Minaja was minimal.</text:p>
      <text:p text:style-name="P4">
Photo: upl.ua</text:p>
      <text:p text:style-name="P4">
News Source: <text:a xlink:type="simple" xlink:href="https://www.ukrinform.ua/rubric-sports/3709547-upl-oleksandria-peremogla-kolos.html" text:style-name="Internet_20_link" text:visited-style-name="Visited_20_Internet_20_Link">
https://www.ukrinform.ua/rubric-sports/3709547-upl-oleksandria-peremogla-kolos.html</text:a>
</text:p>
      <!--NEWS-->
      <text:h text:style-name="P10" text:outline-level="1">
<text:span text:style-name="T4">
The decision of the Parliament on the return of surcharges to the military does not suit anyone - Marchenko</text:span>
</text:h>
      <text:p text:style-name="P4">
Authors: Ukrinform (Person)</text:p>
      <text:p text:style-name="P4">
Publisher: Укринформ (Organization)</text:p>
      <text:p text:style-name="P4">
Published Time: 2023-05-15T16:59:00+03:00</text:p>
      <text:p text:style-name="P4">
Modified Time: 2023-05-15T16:59:00+03:00</text:p>
      <text:p text:style-name="P4">
Description: The decision of the Verkhovna Rada of Ukraine to return additional payments to the military in the amount of 30 thousand UAH does not suit anyone because it removes motivation for the military. - Ukrinform.</text:p>
      <text:p text:style-name="P4">
Images: ["<text:a xlink:type="simple" xlink:href="https://static.ukrinform.com/photos/2023_05/thumb_files/630_360_1682960098-603.jpg" text:style-name="Internet_20_link" text:visited-style-name="Visited_20_Internet_20_Link">
630_360_16829...</text:a>
"]</text:p>
      <text:p text:style-name="P4">
Tags: ['Мінфін', 'Гроші', 'Сергій Марченко']</text:p>
      <text:p text:style-name="P4">
Type: Article</text:p>
      <!--METADATA-->
      <text:p text:style-name="P4">
<draw:frame draw:style-name="fr1" draw:name="Image107" text:anchor-type="as-char" svg:width="6.9236in" svg:height="3.956343in" draw:z-index="0">
<draw:image xlink:href="../Images/yкринформ/2023-05-15T16-59-00-03-00/630_360_1682960098-603.jpg" xlink:type="simple" xlink:show="embed" xlink:actuate="onLoad" draw:mime-type="image/jpeg"/>
</draw:frame>
The decision of the Verkhovna Rada of Ukraine on the return of additional payments to the military at the amount of 30 thousand UAH suits anyone because it removes motivation for the military.</text:p>
      <text:p text:style-name="P4">
According to Ukrinform, the Minister of Finance of Ukraine Sergey Marchenko in [] said this(https://forbes.ua/money/poshuk-groshey-na-viynu-30-000-viyskovim-shcho-bude-z-podatkovoyu-ta-chomu-vidbudova-ne-bude-shvidkoyu-velike-intervyu-ministra-finansiv-sergiya-marchenka-15052023-13642).</text:p>
      <text:p text:style-name="P4">
"What is proposed by law to law(The supplements of the military at 30,000 were scared in February, but in early April the Verkhovna Rada returned, by accident "by vote for the amendment of Dmitry Razumkov to the law on other aspects of the Armed Forces. - Forbes), it does not suit absolutely anyone, because it is removed. Some heads of law enforcement agencies said that after they have defined the payment system, their units appeared more motivation to fight, not sit in the rear. Motivation should be sought in this, because not everyone of the million army is on the front line, as many people think, "he said.</text:p>
      <text:p text:style-name="P4">
<text:span text:style-name="T4">
 Read also: </text:span>
 <text:a xlink:type="simple" xlink:href="https://www.ukrinform.ua/rubric-ato/3707675-700-griven-na-misac-dla-veterana-vijni-koli-ce-vipravlat.html" text:style-name="Internet_20_link" text:visited-style-name="Visited_20_Internet_20_Link">
</text:a>
Marchenko noted that the Parliamentary Working Group is already developing the option, the issue of surcharges can be fairly and effectively resolved.</text:p>
      <text:p text:style-name="P4">
The minister stressed that the decision should be as useful as possible for the armed forces and lifting for the fiscal part. Because the surcharges will be paid by means of revenue. According to him, the space for the compromise in this matter is the Ministry is ready to listen to the Ukrainian military command on the specificities that need to be motivated.</text:p>
      <text:p text:style-name="P4">
"I emphasize that the budget for the defense sector does not decrease, but on the contrary, it increases. Fighting and determining cases of payment scheme is the decision of the chief team. Within the budget we say: decide, do the right motivation. For example, the state continues to pay extra at 30 000 UAH, even when a person in a person has the fact of desertion, "the minister said.</text:p>
      <text:p text:style-name="P4">
<text:span text:style-name="T4">
 Read also: </text:span>
 <text:a xlink:type="simple" xlink:href="https://www.ukrinform.ua/rubric-society/3704071-dla-finansuvanna-doplat-vijskovim-treba-vnositi-zmini-v-budzet-marcenko.html" text:style-name="Internet_20_link" text:visited-style-name="Visited_20_Internet_20_Link">
<text:span text:style-name="T4">
 Supplements </text:span>
</text:a>
</text:p>
      <text:p text:style-name="P4">
The International Monetary Fund believes that the return of supplements to the military can lead to an increase in the deficit of the Ukrainian budget in 2023.</text:p>
      <text:p text:style-name="P4">
MPs have created a working commission in the Verkhovna Rada, which should regulate the situation with payments to Ukrainian servicemen.</text:p>
      <text:p text:style-name="P4">
Photo: Ministry of Finance</text:p>
      <text:p text:style-name="P4">
News Source: <text:a xlink:type="simple" xlink:href="https://www.ukrinform.ua/rubric-society/3709552-risenna-parlamentu-pro-povernenna-doplat-vijskovim-ne-vlastovue-nikogo-marcenko.html" text:style-name="Internet_20_link" text:visited-style-name="Visited_20_Internet_20_Link">
https://www.ukrinform.ua/rubric-society/3709552-risenna-parlamentu-pro-povernenna-doplat-vijskovim-ne-vlastovue-nikogo-marcenko.html</text:a>
</text:p>
      <!--NEWS-->
      <text:h text:style-name="P10" text:outline-level="1">
<text:span text:style-name="T4">
The Ukrainian Festival "Vyshivanka Combines" will be held in Tallinn.</text:span>
</text:h>
      <text:p text:style-name="P4">
Authors: Ukrinform (Person)</text:p>
      <text:p text:style-name="P4">
Publisher: Укринформ (Organization)</text:p>
      <text:p text:style-name="P4">
Published Time: 2023-05-15T17:07:00+03:00</text:p>
      <text:p text:style-name="P4">
Modified Time: 2023-05-15T17:07:00+03:00</text:p>
      <text:p text:style-name="P4">
Description: The Association of Ukrainian Organizations in Estonia together with the open -air museum in Tallinn is organized by the World Vyshivanka Day Festival "Embroidery. - Ukrinform.</text:p>
      <text:p text:style-name="P4">
Images: ["<text:a xlink:type="simple" xlink:href="https://static.ukrinform.com/photos/2019_04/thumb_files/630_360_1555315859-235.jpg" text:style-name="Internet_20_link" text:visited-style-name="Visited_20_Internet_20_Link">
630_360_15553...</text:a>
", "<text:a xlink:type="simple" xlink:href="https://static.ukrinform.com/photos/2023_05/1684159406-840.jpg" text:style-name="Internet_20_link" text:visited-style-name="Visited_20_Internet_20_Link">
1684159406-84...</text:a>
"]</text:p>
      <text:p text:style-name="P4">
Tags: ['Діаспора', 'Естонія', 'Культура', 'Вишиванка', 'День вишиванки']</text:p>
      <text:p text:style-name="P4">
Type: Article</text:p>
      <!--METADATA-->
      <text:p text:style-name="P4">
<draw:frame draw:style-name="fr1" draw:name="Image108" text:anchor-type="as-char" svg:width="6.9236in" svg:height="3.956343in" draw:z-index="0">
<draw:image xlink:href="../Images/yкринформ/2023-05-15T17-07-00-03-00/630_360_1555315859-235.jpg" xlink:type="simple" xlink:show="embed" xlink:actuate="onLoad" draw:mime-type="image/jpeg"/>
</draw:frame>
The Association of Ukrainian Organizations in Estonia together with the open -air museum Utallin is organized by the World Vyshivanka Day Festival "Embroidery connects".</text:p>
      <text:p text:style-name="P4">
As Ukrinform reports, this is said <text:a xlink:type="simple" xlink:href="https://www.facebook.com/events/s/%D1%84%D0%B5%D1%81%D1%82%D0%B8%D0%B2%D0%B0%D0%BB%D1%8C-%D0%B2%D0%B8%D1%88%D0%B8%D0%B2%D0%B0%D0%BD%D0%BA%D0%B0-%D0%BE%D0%B1%D1%94%D0%B4%D0%BD%D1%83%D1%94-ra/2081191072083273/" text:style-name="Internet_20_link" text:visited-style-name="Visited_20_Internet_20_Link">
</text:a>
events.</text:p>
      <text:p text:style-name="P4">
It is noted that this event is intended to unite Ukrainians and Estonians in the desire to protect the original folk traditions and culture, as well as to introduce the Single to their ethnic group and national cultural heritage.</text:p>
      <text:p text:style-name="P4">
<draw:frame draw:style-name="fr1" draw:name="Image109" text:anchor-type="as-char" svg:width="6.9236in" svg:height="3.89773in" draw:z-index="0">
<draw:image xlink:href="../Images/yкринформ/2023-05-15T17-07-00-03-00/1684159406-840.jpg" xlink:type="simple" xlink:show="embed" xlink:actuate="onLoad" draw:mime-type="image/jpeg"/>
</draw:frame>
“Embroidery is of great importance for every Ukrainian. It is not only an element of the holiday folk attire, but also a charm in which symbols of beauty, strength and well -being of the Ukrainian people are encoded. Now, in the conditions of war, many forced people will meet him in Estonia, which stretched us a handgun and gave us a refuge of thousands of Ukrainians. Therefore, we will be glad to celebrate the day with the Estonian people!” - says the announcement</text:p>
      <text:p text:style-name="P4">
The Vyshivanka Festival will take place on May 20 on the territory of the Museum of Sleeping Sky and will last from 12.00 to 18:00.</text:p>
      <text:p text:style-name="P4">
On this day, visitors are offered entertainment for visitors of different tastes:</text:p>
      <ul>
        <li>
fair of goods of Ukrainian and Estonian producers; * 15 workshops; * children's zone; * dishes of Ukrainian cuisine, sweets and drinks; * concert of folk songs and dances; * presentation of Ukrainian embroideries and Estonian folk costumes; * quizzes and lottery; * show "Very interesting questions" from standupfromua; * Photo with the greatest number of people in embroidery in Tallinn</li>
      </ul>
      <text:p text:style-name="P4">
"A whole day of inspiration, rest and entertainment - we unite together in order to feel the silhoular kind and culture!, - the organizers emphasized.</text:p>
      <text:p text:style-name="P4">
We will remind, the Ukrainian community <text:a xlink:type="simple" xlink:href="https://www.ukrinform.ua/rubric-diaspora/3705041-ukrainsku-gromadu-zaprosili-priednatisa-do-visivankovoi-hodi-v-afinah.html" text:style-name="Internet_20_link" text:visited-style-name="Visited_20_Internet_20_Link">
</text:a>
to the embroidery gait in Athens.</text:p>
      <text:p text:style-name="P4">
News Source: <text:a xlink:type="simple" xlink:href="https://www.ukrinform.ua/rubric-diaspora/3709551-u-tallinni-vidbudetsa-ukrainskij-festival-visivanka-obednue.html" text:style-name="Internet_20_link" text:visited-style-name="Visited_20_Internet_20_Link">
https://www.ukrinform.ua/rubric-diaspora/3709551-u-tallinni-vidbudetsa-ukrainskij-festival-visivanka-obednue.html</text:a>
</text:p>
      <!--NEWS-->
      <text:h text:style-name="P10" text:outline-level="1">
<text:span text:style-name="T4">
The Czech President called for Ukraine to give Ukraine a weapon for a counter -offensive as soon as possible</text:span>
</text:h>
      <text:p text:style-name="P4">
Authors: Ukrinform (Person)</text:p>
      <text:p text:style-name="P4">
Publisher: Укринформ (Organization)</text:p>
      <text:p text:style-name="P4">
Published Time: 2023-05-15T17:13:17+03:00</text:p>
      <text:p text:style-name="P4">
Modified Time: 2023-05-15T17:13:17+03:00</text:p>
      <text:p text:style-name="P4">
Description: The partners of Ukraine should be provided with the Armed Forces necessary for counter -offensive weapons in the spring. - Ukrinform.</text:p>
      <text:p text:style-name="P4">
Images: ["<text:a xlink:type="simple" xlink:href="https://static.ukrinform.com/photos/2023_05/thumb_files/630_360_1683710233-148.jpg" text:style-name="Internet_20_link" text:visited-style-name="Visited_20_Internet_20_Link">
630_360_16837...</text:a>
"]</text:p>
      <text:p text:style-name="P4">
Tags: ['Чехія', 'Зброя', 'Війна з росією']</text:p>
      <text:p text:style-name="P4">
Type: Article</text:p>
      <!--METADATA-->
      <text:p text:style-name="P4">
<draw:frame draw:style-name="fr1" draw:name="Image110" text:anchor-type="as-char" svg:width="6.9236in" svg:height="3.956343in" draw:z-index="0">
<draw:image xlink:href="../Images/yкринформ/2023-05-15T17-13-17-03-00/630_360_1683710233-148.jpg" xlink:type="simple" xlink:show="embed" xlink:actuate="onLoad" draw:mime-type="image/jpeg"/>
</draw:frame>
Partners of Ukraine should provide the Armed Forces with weapons necessary for counter -offensive in the spring.</text:p>
      <text:p text:style-name="P4">
This was stated by Czech President Peter Pavel at Copenhagen Samotidemocratic, Ukrinform correspondent reports.</text:p>
      <text:p text:style-name="P4">
"Ukraine has a chance to start a significant counter -offensive in the summer, and the" window "narrows. Later the help will come, the less useful it will be… To use this time window, which is still there, we should provide Ukraine in the spring, ”Pavel said.</text:p>
      <text:p text:style-name="P4">
He explained that in the fall, the weather would not contribute to a successful offensive.</text:p>
      <text:p text:style-name="P4">
At the same time the president <text:a xlink:type="simple" xlink:href="https://www.ukrinform.ua/tag-cehia" text:style-name="Internet_20_link" text:visited-style-name="Visited_20_Internet_20_Link">
</text:a>
He does not think that Vevrope lacks the production capacity of the MIC. According to him, in Central Evidence Europe there is an opportunity to increase production. There is probably a deficit of working seats, but Ukraine is ready to provide it, Paul said, mentioning the results of a recent visit to Kiev. Another problem is funding, but some states are ready to provide it.</text:p>
      <text:p text:style-name="P4">
<text:span text:style-name="T4">
 Read also: </text:span>
 <text:a xlink:type="simple" xlink:href="https://www.ukrinform.ua/rubric-ato/3708501-prezident-cehii-ocinue-sansi-kontrnastupu-ukraini-ak-dobri.html" text:style-name="Internet_20_link" text:visited-style-name="Visited_20_Internet_20_Link">
<text:span text:style-name="T4">
 President </text:span>
 <text:span text:style-name="T4">
 Czechs </text:span>
</text:a>
"It is a better coordination: to collect everything and start producing very quickly," the Czech President said.</text:p>
      <text:p text:style-name="P4">
He also recalled that in a number of third countries outside Europe, the warehouses of the weapons of Soviet models, which, in his opinion, could be transmitted to Ukraine.</text:p>
      <text:p text:style-name="P4">
<text:span text:style-name="T5">
Foto: aa</text:span>
</text:p>
      <text:p text:style-name="P4">
News Source: <text:a xlink:type="simple" xlink:href="https://www.ukrinform.ua/rubric-ato/3709555-prezident-cehii-zaklikav-nadati-ukraini-zbrou-dla-kontrnastupu-aknajsvidse.html" text:style-name="Internet_20_link" text:visited-style-name="Visited_20_Internet_20_Link">
https://www.ukrinform.ua/rubric-ato/3709555-prezident-cehii-zaklikav-nadati-ukraini-zbrou-dla-kontrnastupu-aknajsvidse.html</text:a>
</text:p>
      <!--NEWS-->
      <text:h text:style-name="P10" text:outline-level="1">
<text:span text:style-name="T4">
The Ministry of Economy has determined priority industries for Korean investment</text:span>
</text:h>
      <text:p text:style-name="P4">
Authors: Ukrinform (Person)</text:p>
      <text:p text:style-name="P4">
Publisher: Укринформ (Organization)</text:p>
      <text:p text:style-name="P4">
Published Time: 2023-05-15T17:14:15+03:00</text:p>
      <text:p text:style-name="P4">
Modified Time: 2023-05-15T17:14:15+03:00</text:p>
      <text:p text:style-name="P4">
Description: Ukraine is interested in Korean investments for the implementation of joint projects to restore and restore the national economy. - Ukrinform.</text:p>
      <text:p text:style-name="P4">
Images: ["<text:a xlink:type="simple" xlink:href="https://static.ukrinform.com/photos/2023_05/thumb_files/630_360_1684159332-867.jpg" text:style-name="Internet_20_link" text:visited-style-name="Visited_20_Internet_20_Link">
630_360_16841...</text:a>
"]</text:p>
      <text:p text:style-name="P4">
Tags: ['Інвестиції', 'Корея', 'Україна']</text:p>
      <text:p text:style-name="P4">
Type: Article</text:p>
      <!--METADATA-->
      <text:p text:style-name="P4">
<draw:frame draw:style-name="fr1" draw:name="Image111" text:anchor-type="as-char" svg:width="6.9236in" svg:height="3.953188in" draw:z-index="0">
<draw:image xlink:href="../Images/yкринформ/2023-05-15T17-14-15-03-00/630_360_1684159332-867.jpg" xlink:type="simple" xlink:show="embed" xlink:actuate="onLoad" draw:mime-type="image/jpeg"/>
</draw:frame>
It is Ukrainian in Korean investments for the implementation of joint projects for the removal and restoration of the national economy.</text:p>
      <text:p text:style-name="P4">
As Ukrinform reports with reference to <text:a xlink:type="simple" xlink:href="https://www.me.gov.ua/News/Detail" text:style-name="Internet_20_link" text:visited-style-name="Visited_20_Internet_20_Link">
</text:a>
This was emphasized by the first Viceremier-Minister of Ukraine-Minister of Economy Yulia Sviridenko during a meeting with the Korean-Ukrainian Association of Trade and Industry(SQUIRREL)and Korean companies.</text:p>
      <text:p text:style-name="P4">
“Estimated <text:a xlink:type="simple" xlink:href="https://www.ukrinform.ua/tag-svitovij-bank" text:style-name="Internet_20_link" text:visited-style-name="Visited_20_Internet_20_Link">
</text:a>
, the needs for restoration of Ukraine already amount to more than $ 400 billion, and the funding of pro -development, according to the Ministry of Economy, is more than $ 500 billion. Invested in the development of Ukraine - these are new prospects for Korean business and we are waiting for a proceeding in this process, ”Sviridenko said.</text:p>
      <text:p text:style-name="P4">
<text:span text:style-name="T4">
 Read also: </text:span>
 <text:a xlink:type="simple" xlink:href="https://www.ukrinform.ua/rubric-polytics/3708033-pivdenna-korea-pidtrimue-ukrainsku-formulu-miru-kuleba.html" text:style-name="Internet_20_link" text:visited-style-name="Visited_20_Internet_20_Link">
</text:a>
</text:p>
      <text:p text:style-name="P4">
В Мінекономики зазначили, що наразі пріоритетними для співпраці між Україноюта Кореєю є такі галузі, як електрика і водень, виробництво енергетичногообладнання, розвиток зеленої металургії, логістика, виробництво літію табатарей, електрокарів і міського транспорту.</text:p>
      <text:p text:style-name="P4">
За словами Свириденко, йдеться і про проєкти, які безпосередньо стосуютьсявідбудови України, і такі, що спрямовані на розвиток економіки: житловебудівництво, відновлювана енергетика, виробництво акумуляторів,суднобудування, автомобільний, залізничний бізнес та виробництвоспеціалізованої агротехніки.</text:p>
      <text:p text:style-name="P4">
Зокрема, Юлія Свириденко запросила корейських виробників електромобілів тамашинобудівників до співпраці. Наголошується, що вже досягнуті попереднідомовленості про потенційне розміщення їхніх виробництв в Україні.</text:p>
      <text:p text:style-name="P4">
<text:span text:style-name="T4">
Читайте також:</text:span>
 <text:a xlink:type="simple" xlink:href="https://www.ukrinform.ua/rubric-polytics/3698504-pivdenna-korea-vidilit-230-miljoniv-na-dopomogu-ukraini.html" text:style-name="Internet_20_link" text:visited-style-name="Visited_20_Internet_20_Link">
 </text:a>
Also, the first Viceremier-Minister suggested Korean companies to place their production facilities, including in industrial parks, as well as to attract the development of industrial parks in Ukraine as their managing companies. Ukraine, in its turn, offers state incentives in the form of dismissal from the payment of import duties and VAT for import of equipment for manufacturers.</text:p>
      <text:p text:style-name="P4">
News Source: <text:a xlink:type="simple" xlink:href="https://www.ukrinform.ua/rubric-economy/3709556-minekonomiki-viznacilo-prioritetni-galuzi-dla-korejskih-investicij.html" text:style-name="Internet_20_link" text:visited-style-name="Visited_20_Internet_20_Link">
https://www.ukrinform.ua/rubric-economy/3709556-minekonomiki-viznacilo-prioritetni-galuzi-dla-korejskih-investicij.html</text:a>
</text:p>
      <!--NEWS-->
      <text:h text:style-name="P10" text:outline-level="1">
<text:span text:style-name="T4">
During inclusive concerts in Lviv and Ternopil raised 400 thousand hryvnias for the Armed Forces</text:span>
</text:h>
      <text:p text:style-name="P4">
Authors: Ukrinform (Person)</text:p>
      <text:p text:style-name="P4">
Publisher: Укринформ (Organization)</text:p>
      <text:p text:style-name="P4">
Published Time: 2023-05-15T17:17:59+03:00</text:p>
      <text:p text:style-name="P4">
Modified Time: 2023-05-15T17:17:59+03:00</text:p>
      <text:p text:style-name="P4">
Description: The charity inclusive concert project "Life opened", which took place in Lviv and Ternopil, raised 400 thousand UAH. for one of the units of special operations. - Ukrinform.</text:p>
      <text:p text:style-name="P4">
Images: ["<text:a xlink:type="simple" xlink:href="https://static.ukrinform.com/photos/2023_05/thumb_files/630_360_1684160139-1132.jpeg" text:style-name="Internet_20_link" text:visited-style-name="Visited_20_Internet_20_Link">
630_360_16841...</text:a>
", "<text:a xlink:type="simple" xlink:href="https://static.ukrinform.com/photos/2023_05/thumb_files/630_360_1684160139-3259.jpeg" text:style-name="Internet_20_link" text:visited-style-name="Visited_20_Internet_20_Link">
630_360_16841...</text:a>
", "<text:a xlink:type="simple" xlink:href="https://static.ukrinform.com/photos/2023_05/thumb_files/630_360_1684160139-3104.jpeg" text:style-name="Internet_20_link" text:visited-style-name="Visited_20_Internet_20_Link">
630_360_16841...</text:a>
", "<text:a xlink:type="simple" xlink:href="https://static.ukrinform.com/photos/2023_05/thumb_files/630_360_1684160139-9848.jpeg" text:style-name="Internet_20_link" text:visited-style-name="Visited_20_Internet_20_Link">
630_360_16841...</text:a>
", "<text:a xlink:type="simple" xlink:href="https://static.ukrinform.com/photos/2023_05/thumb_files/630_360_1684160139-3407.jpeg" text:style-name="Internet_20_link" text:visited-style-name="Visited_20_Internet_20_Link">
630_360_16841...</text:a>
", "<text:a xlink:type="simple" xlink:href="https://static.ukrinform.com/photos/2023_05/thumb_files/630_360_1684160139-5501.jpeg" text:style-name="Internet_20_link" text:visited-style-name="Visited_20_Internet_20_Link">
630_360_16841...</text:a>
", "<text:a xlink:type="simple" xlink:href="https://static.ukrinform.com/photos/2023_05/thumb_files/630_360_1684160140-7593.jpeg" text:style-name="Internet_20_link" text:visited-style-name="Visited_20_Internet_20_Link">
630_360_16841...</text:a>
", "<text:a xlink:type="simple" xlink:href="https://static.ukrinform.com/photos/2023_05/thumb_files/630_360_1684160140-7493.jpeg" text:style-name="Internet_20_link" text:visited-style-name="Visited_20_Internet_20_Link">
630_360_16841...</text:a>
", "<text:a xlink:type="simple" xlink:href="https://static.ukrinform.com/photos/2023_05/thumb_files/630_360_1684160140-9973.jpeg" text:style-name="Internet_20_link" text:visited-style-name="Visited_20_Internet_20_Link">
630_360_16841...</text:a>
"]</text:p>
      <text:p text:style-name="P4">
Tags: ['Львів', 'ЗСУ', 'Тернопіль']</text:p>
      <text:p text:style-name="P4">
Type: Article</text:p>
      <!--METADATA-->
      <text:p text:style-name="P4">
<draw:frame draw:style-name="fr1" draw:name="Image112" text:anchor-type="as-char" svg:width="6.9236in" svg:height="3.956343in" draw:z-index="0">
<draw:image xlink:href="../Images/yкринформ/2023-05-15T17-17-59-03-00/630_360_1684160139-1132.jpeg" xlink:type="simple" xlink:show="embed" xlink:actuate="onLoad" draw:mime-type="image/jpeg"/>
</draw:frame>
The charity inclusive concert project "Life opened", which took place in Ulvo and Ternopil, raised 400 thousand UAH. for one of the units of symbolic operations.</text:p>
      <text:p text:style-name="P4">
About it reports <text:a xlink:type="simple" xlink:href="https://city-adm.lviv.ua/news/society/social-sphere/296509-pid-chas-inkliuzyvnykh-kontsertiv-vidchynylosia-zhyttia-zibraly-400-tys-hrn-dlia-zsu" text:style-name="Internet_20_link" text:visited-style-name="Visited_20_Internet_20_Link">
</text:a>
, reports Ukrinform.</text:p>
      <text:p text:style-name="P4">
“Accessories purchased from both concerts will help the Ukrainian military closer to Ukraine's victory. Sincere thanks to all who purchased a ticket of "opened life" in Lviv and Ternopil, and this is not only a support for the country to perform blind singers together with the orchestra of Tukraine stars, but also actively joined the support Potto.</text:p>
      <text:p text:style-name="P4">
<draw:frame draw:style-name="fr1" draw:name="Image113" text:anchor-type="as-char" svg:width="6.9236in" svg:height="3.956343in" draw:z-index="0">
<draw:image xlink:href="../Images/yкринформ/2023-05-15T17-17-59-03-00/630_360_1684160139-3259.jpeg" xlink:type="simple" xlink:show="embed" xlink:actuate="onLoad" draw:mime-type="image/jpeg"/>
</draw:frame>
During periodic concerts in Lviv and Ternopil raised 400 thousand hryvnias for the Armed Forces/ Photo: FB/ Oksana Potimko <text:a xlink:type="simple" xlink:href="https://static.ukrinform.com/photos/2023_05/1684160139-3259.jpeg" text:style-name="Internet_20_link" text:visited-style-name="Visited_20_Internet_20_Link">
![] [](Images/yкринформ/2023-05-15T17-17-59-03-00/630_360_1684160139-3259.jpeg)</text:a>
 <text:a xlink:type="simple" xlink:href="https://static.ukrinform.com/photos/2023_05/1684160139-3104.jpeg" text:style-name="Internet_20_link" text:visited-style-name="Visited_20_Internet_20_Link">
<draw:frame draw:style-name="fr1" draw:name="Image114" text:anchor-type="as-char" svg:width="6.9236in" svg:height="3.956343in" draw:z-index="0">
<draw:image xlink:href="../Images/yкринформ/2023-05-15T17-17-59-03-00/630_360_1684160139-3104.jpeg" xlink:type="simple" xlink:show="embed" xlink:actuate="onLoad" draw:mime-type="image/jpeg"/>
</draw:frame>
</text:a>
 <text:a xlink:type="simple" xlink:href="https://static.ukrinform.com/photos/2023_05/1684160139-9848.jpeg" text:style-name="Internet_20_link" text:visited-style-name="Visited_20_Internet_20_Link">
<draw:frame draw:style-name="fr1" draw:name="Image115" text:anchor-type="as-char" svg:width="6.9236in" svg:height="3.956343in" draw:z-index="0">
<draw:image xlink:href="../Images/yкринформ/2023-05-15T17-17-59-03-00/630_360_1684160139-9848.jpeg" xlink:type="simple" xlink:show="embed" xlink:actuate="onLoad" draw:mime-type="image/jpeg"/>
</draw:frame>
</text:a>
 <text:a xlink:type="simple" xlink:href="https://static.ukrinform.com/photos/2023_05/1684160139-1132.jpeg" text:style-name="Internet_20_link" text:visited-style-name="Visited_20_Internet_20_Link">
<draw:frame draw:style-name="fr1" draw:name="Image116" text:anchor-type="as-char" svg:width="6.9236in" svg:height="3.956343in" draw:z-index="0">
<draw:image xlink:href="../Images/yкринформ/2023-05-15T17-17-59-03-00/630_360_1684160139-1132.jpeg" xlink:type="simple" xlink:show="embed" xlink:actuate="onLoad" draw:mime-type="image/jpeg"/>
</draw:frame>
</text:a>
 <text:a xlink:type="simple" xlink:href="https://static.ukrinform.com/photos/2023_05/1684160139-3407.jpeg" text:style-name="Internet_20_link" text:visited-style-name="Visited_20_Internet_20_Link">
<draw:frame draw:style-name="fr1" draw:name="Image117" text:anchor-type="as-char" svg:width="6.9236in" svg:height="3.956343in" draw:z-index="0">
<draw:image xlink:href="../Images/yкринформ/2023-05-15T17-17-59-03-00/630_360_1684160139-3407.jpeg" xlink:type="simple" xlink:show="embed" xlink:actuate="onLoad" draw:mime-type="image/jpeg"/>
</draw:frame>
</text:a>
 <text:a xlink:type="simple" xlink:href="https://static.ukrinform.com/photos/2023_05/1684160139-5501.jpeg" text:style-name="Internet_20_link" text:visited-style-name="Visited_20_Internet_20_Link">
<draw:frame draw:style-name="fr1" draw:name="Image118" text:anchor-type="as-char" svg:width="6.9236in" svg:height="3.956343in" draw:z-index="0">
<draw:image xlink:href="../Images/yкринформ/2023-05-15T17-17-59-03-00/630_360_1684160139-5501.jpeg" xlink:type="simple" xlink:show="embed" xlink:actuate="onLoad" draw:mime-type="image/jpeg"/>
</draw:frame>
</text:a>
 <text:a xlink:type="simple" xlink:href="https://static.ukrinform.com/photos/2023_05/1684160140-7593.jpeg" text:style-name="Internet_20_link" text:visited-style-name="Visited_20_Internet_20_Link">
<draw:frame draw:style-name="fr1" draw:name="Image119" text:anchor-type="as-char" svg:width="6.9236in" svg:height="3.956343in" draw:z-index="0">
<draw:image xlink:href="../Images/yкринформ/2023-05-15T17-17-59-03-00/630_360_1684160140-7593.jpeg" xlink:type="simple" xlink:show="embed" xlink:actuate="onLoad" draw:mime-type="image/jpeg"/>
</draw:frame>
</text:a>
 <text:a xlink:type="simple" xlink:href="https://static.ukrinform.com/photos/2023_05/1684160140-7493.jpeg" text:style-name="Internet_20_link" text:visited-style-name="Visited_20_Internet_20_Link">
<draw:frame draw:style-name="fr1" draw:name="Image120" text:anchor-type="as-char" svg:width="6.9236in" svg:height="3.956343in" draw:z-index="0">
<draw:image xlink:href="../Images/yкринформ/2023-05-15T17-17-59-03-00/630_360_1684160140-7493.jpeg" xlink:type="simple" xlink:show="embed" xlink:actuate="onLoad" draw:mime-type="image/jpeg"/>
</draw:frame>
</text:a>
 <text:a xlink:type="simple" xlink:href="https://static.ukrinform.com/photos/2023_05/1684160140-9973.jpeg" text:style-name="Internet_20_link" text:visited-style-name="Visited_20_Internet_20_Link">
<draw:frame draw:style-name="fr1" draw:name="Image121" text:anchor-type="as-char" svg:width="6.9236in" svg:height="3.956343in" draw:z-index="0">
<draw:image xlink:href="../Images/yкринформ/2023-05-15T17-17-59-03-00/630_360_1684160140-9973.jpeg" xlink:type="simple" xlink:show="embed" xlink:actuate="onLoad" draw:mime-type="image/jpeg"/>
</draw:frame>
</text:a>
<text:span text:style-name="T4">
 Read also: </text:span>
 <text:a xlink:type="simple" xlink:href="https://www.ukrinform.ua/rubric-culture/3708709-na-doneccini-startuvav-misteckij-proekt-kulturnij-front-mkip.html" text:style-name="Internet_20_link" text:visited-style-name="Visited_20_Internet_20_Link">
</text:a>
</text:p>
      <text:p text:style-name="P4">
The performance of the orchestra with the blind soloists is extremely difficult because of the physical disability of the performers to see the conductor wand and, accordingly, the guide. Maria Zankovetskaya National Theater Orchestra(The mortars are the only one)He agreed to a bold and innovative experiment called "Life has opened" and has been working with gifted blind executors from Ukraine and different countries of Europe for 15 years in a row for 15 years in a row for 15 years in a row for 15 years in a row for 15 years in a row for 15 years in a row for 15 years in a row for 15 years in a row for 15 years in a row for 15 years in a row for 15 years in a row for 15 years in a row for 15 years in a row for 15 years in a row for 15 years in a row for 15 years in a row for 15 years in a row for 15 years in a row for 15 years in a row.(Lithuania, Poland, Georgia, Sweden).</text:p>
      <text:p text:style-name="P4">
News Source: <text:a xlink:type="simple" xlink:href="https://www.ukrinform.ua/rubric-culture/3709559-pid-cas-inkluzivnih-koncertiv-u-lvovi-ta-ternopoli-zibrali-400-tisac-griven-dla-zsu.html" text:style-name="Internet_20_link" text:visited-style-name="Visited_20_Internet_20_Link">
https://www.ukrinform.ua/rubric-culture/3709559-pid-cas-inkluzivnih-koncertiv-u-lvovi-ta-ternopoli-zibrali-400-tisac-griven-dla-zsu.html</text:a>
</text:p>
      <!--NEWS-->
      <text:h text:style-name="P10" text:outline-level="1">
<text:span text:style-name="T4">
Tax, customs and bebb need restarting - Marchenko</text:span>
</text:h>
      <text:p text:style-name="P4">
Authors: Ukrinform (Person)</text:p>
      <text:p text:style-name="P4">
Publisher: Укринформ (Organization)</text:p>
      <text:p text:style-name="P4">
Published Time: 2023-05-15T17:20:00+03:00</text:p>
      <text:p text:style-name="P4">
Modified Time: 2023-05-15T17:20:00+03:00</text:p>
      <text:p text:style-name="P4">
Description: Finance Minister of Ukraine Serhiy Marchenko believes that the State Tax Service, the State Customs Service and the Bureau of Economic Security need restart. - Ukrinform.</text:p>
      <text:p text:style-name="P4">
Images: ["<text:a xlink:type="simple" xlink:href="https://static.ukrinform.com/photos/2023_05/thumb_files/630_360_1682960086-137.jpg" text:style-name="Internet_20_link" text:visited-style-name="Visited_20_Internet_20_Link">
630_360_16829...</text:a>
"]</text:p>
      <text:p text:style-name="P4">
Tags: ['Мінфін', 'Митниця', 'Сергій Марченко']</text:p>
      <text:p text:style-name="P4">
Type: Article</text:p>
      <!--METADATA-->
      <text:p text:style-name="P4">
<draw:frame draw:style-name="fr1" draw:name="Image122" text:anchor-type="as-char" svg:width="6.9236in" svg:height="3.956343in" draw:z-index="0">
<draw:image xlink:href="../Images/yкринформ/2023-05-15T17-20-00-03-00/630_360_1682960086-137.jpg" xlink:type="simple" xlink:show="embed" xlink:actuate="onLoad" draw:mime-type="image/jpeg"/>
</draw:frame>
Ukraine Minister Serhiy Marchenko believes that the State Tax Service, the State Customs Service and the Bureau of Economic Security need restart.</text:p>
      <text:p text:style-name="P4">
As Ukrinform reports, he said in an interview <text:a xlink:type="simple" xlink:href="https://forbes.ua/money/poshuk-groshey-na-viynu-30-000-viyskovim-shcho-bude-z-podatkovoyu-ta-chomu-vidbudova-ne-bude-shvidkoyu-velike-intervyu-ministra-finansiv-sergiya-marchenka-15052023-13642" text:style-name="Internet_20_link" text:visited-style-name="Visited_20_Internet_20_Link">
</text:a>
"Each of these bodies has questions, both in business and citizens. I think all three structures really need restart," he said.</text:p>
      <text:p text:style-name="P4">
Marchenko noted that the Ministry is currently actively working out how to form a conventional vision of customs reform with the participation of international organizations, in particular in terms of personnel selection.</text:p>
      <text:p text:style-name="P4">
"Because in integration into the EU <text:a xlink:type="simple" xlink:href="https://www.ukrinform.ua/tag-mitnica" text:style-name="Internet_20_link" text:visited-style-name="Visited_20_Internet_20_Link">
</text:a>
It is a significant place. And a huge job has been done with respect to customs, because we already have the requirements of Ukraine's compliance with the EU Association Agreement in the customs sphere as a result of 80%, ”the minister explained.</text:p>
      <text:p text:style-name="P4">
He added that the tax tries to perform the planned indicators, and from the point of processes it is a more structured and systematic body than the customs. It also rises.</text:p>
      <text:p text:style-name="P4">
<text:span text:style-name="T4">
 Read also: </text:span>
 <text:a xlink:type="simple" xlink:href="https://www.ukrinform.ua/rubric-polytics/3694478-parlament-pidtrimav-zakonoproekt-sodo-perezavantazenna-mitnici.html" text:style-name="Internet_20_link" text:visited-style-name="Visited_20_Internet_20_Link">
</text:a>
"I am not a supporter of an approach when restarting is associated with personnel appointments. I used to think that by finding professionals, you are taking responsibility in some way. And so it does not happen, unfortunate , any interaction with business is already corruption. Everything should be automated. Not because taxpayers are bad or bad business, but because it is a logical design. A business that does not want to pay taxes finds such an opportunity to look at those taxpayers, who are ready to contribute to this, " - said the headmill.</text:p>
      <text:p text:style-name="P4">
According to him, it is necessary to create such conditions in which any business opportunities will interact with state officials, except in some cases, clearly defined by law.</text:p>
      <text:p text:style-name="P4">
Currently, the Ministry of Finance is preparing relevant draft laws on the reform of the customs.As reported by Ukrinform, the chairman of the Verkhovna Rada of Ukraine Committee on Finans, Tax and Customs Policy, Danilo Getmantsev, in an interview with Ukrinforming that in Ukraine it is necessary to reform the Bab, the State Customs Service, as well as the State Tax Service by the end of the year. In particular, in January 2023, deputies of the large -scale digitalization of tax.</text:p>
      <text:p text:style-name="P4">
In February 2023, the Prime Minister of Ukraine Denis Shmigal stated that the Cabinet of Ministers plans to reform the customs this year, which includes six steps.</text:p>
      <text:p text:style-name="P4">
News Source: <text:a xlink:type="simple" xlink:href="https://www.ukrinform.ua/rubric-economy/3709562-podatkova-mitnica-ta-beb-potrebuut-perezavantazenna-marcenko.html" text:style-name="Internet_20_link" text:visited-style-name="Visited_20_Internet_20_Link">
https://www.ukrinform.ua/rubric-economy/3709562-podatkova-mitnica-ta-beb-potrebuut-perezavantazenna-marcenko.html</text:a>
</text:p>
      <!--NEWS-->
      <text:h text:style-name="P10" text:outline-level="1">
<text:span text:style-name="T4">
In Prozorro.Sells more than 5.4 thousand auctions took place</text:span>
</text:h>
      <text:p text:style-name="P4">
Authors: Ukrinform (Person)</text:p>
      <text:p text:style-name="P4">
Publisher: Укринформ (Organization)</text:p>
      <text:p text:style-name="P4">
Published Time: 2023-05-15T17:22:00+03:00</text:p>
      <text:p text:style-name="P4">
Modified Time: 2023-05-15T17:22:00+03:00</text:p>
      <text:p text:style-name="P4">
Description: In the Prozorro system. Sale from the beginning of 2023, as of May 15, 5 417 auctions have been successfully completed. - Ukrinform.</text:p>
      <text:p text:style-name="P4">
Images: ["<text:a xlink:type="simple" xlink:href="https://static.ukrinform.com/photos/2023_01/thumb_files/630_360_1672825122-567.jpg" text:style-name="Internet_20_link" text:visited-style-name="Visited_20_Internet_20_Link">
630_360_16728...</text:a>
"]</text:p>
      <text:p text:style-name="P4">
Tags: ['Аукціон', 'Банк', 'ProZorro']</text:p>
      <text:p text:style-name="P4">
Type: Article</text:p>
      <!--METADATA-->
      <text:p text:style-name="P4">
<draw:frame draw:style-name="fr1" draw:name="Image123" text:anchor-type="as-char" svg:width="6.9236in" svg:height="3.956343in" draw:z-index="0">
<draw:image xlink:href="../Images/yкринформ/2023-05-15T17-22-00-03-00/630_360_1672825122-567.jpg" xlink:type="simple" xlink:show="embed" xlink:actuate="onLoad" draw:mime-type="image/jpeg"/>
</draw:frame>
In the system ofprozorro. Sale from the beginning of 2023, as of May 15, 5,417 auctions have been successfully completed.</text:p>
      <text:p text:style-name="P4">
About it reports JSC "Prozorro.Sanes" in <text:a xlink:type="simple" xlink:href="https://www.facebook.com/prozorro.sale/posts/pfbid02gKnUMPGKSqc2wu7cKCC8uQpg8pA4vKHDHHerJgzwLJwwDBVQtEH2TiUS5kAdfHx2l" text:style-name="Internet_20_link" text:visited-style-name="Visited_20_Internet_20_Link">
</text:a>
, reports Ukrinform.</text:p>
      <text:p text:style-name="P4">
"Since the beginning of 2023, 5 417 -auctions have been successfully completed in the Prozorro.S.</text:p>
      <text:p text:style-name="P4">
For information of the company, more than half of this amount brought online auctions of sale of bankruptcy banks, namely UAH 1.29 billion.</text:p>
      <text:p text:style-name="P4">
<text:span text:style-name="T4">
 Read also: </text:span>
 <text:a xlink:type="simple" xlink:href="https://www.ukrinform.ua/rubric-economy/3701432-prozorroprodazi-povnistu-zaversili-proces-korporatizacii.html" text:style-name="Internet_20_link" text:visited-style-name="Visited_20_Internet_20_Link">
<text:span text:style-name="T4">
 Prozorro </text:span>
 <text:span text:style-name="T4">
 Sales </text:span>
</text:a>
Also among the most profitable destinations are small privatization of state and communal property(343 million UAH), selling property and assets(324 million UAH), land auctions(218 million UAH)and <text:a xlink:type="simple" xlink:href="https://www.ukrinform.ua/tag-aukcion" text:style-name="Internet_20_link" text:visited-style-name="Visited_20_Internet_20_Link">
</text:a>
Within the limits of bankruptcy cases(138 million UAH).</text:p>
      <text:p text:style-name="P4">
Станом на 15 травня у системі оголошено понад 4 тисячі е-аукціонів.</text:p>
      <text:p text:style-name="P4">
Як повідомлялося, у системі Prozorro.Продажі вже відбулось 435 аукціонів зпродажу прав на спеціальне використання водних біоресурсів у внутрішніхводоймах України.</text:p>
      <text:p text:style-name="P4">
News Source: <text:a xlink:type="simple" xlink:href="https://www.ukrinform.ua/rubric-economy/3709561-u-prozorroprodazi-vidbulisa-ponad-54-tisaci-aukcioniv.html" text:style-name="Internet_20_link" text:visited-style-name="Visited_20_Internet_20_Link">
https://www.ukrinform.ua/rubric-economy/3709561-u-prozorroprodazi-vidbulisa-ponad-54-tisaci-aukcioniv.html</text:a>
</text:p>
      <!--NEWS-->
      <text:h text:style-name="P10" text:outline-level="1">
<text:span text:style-name="T4">
Even when changing power, Turkey will continue to earn in the war - Sugrizko</text:span>
</text:h>
      <text:p text:style-name="P4">
Authors: Ukrinform (Person)</text:p>
      <text:p text:style-name="P4">
Publisher: Укринформ (Organization)</text:p>
      <text:p text:style-name="P4">
Published Time: 2023-05-15T17:24:04+03:00</text:p>
      <text:p text:style-name="P4">
Modified Time: 2023-05-15T17:24:04+03:00</text:p>
      <text:p text:style-name="P4">
Description: Former Foreign Minister Volodymyr Ogrizko believes that even when changing power as a result of the presidential election, Turkey will not abandon its national interests and will continue to earn both in Russia and Ukraine. - Ukrinform.</text:p>
      <text:p text:style-name="P4">
Images: ["<text:a xlink:type="simple" xlink:href="https://static.ukrinform.com/photos/2018_11/thumb_files/630_360_1542971118-8338.jpeg" text:style-name="Internet_20_link" text:visited-style-name="Visited_20_Internet_20_Link">
630_360_15429...</text:a>
"]</text:p>
      <text:p text:style-name="P4">
Tags: ['МЗС', 'Огризко', 'Туреччина']</text:p>
      <text:p text:style-name="P4">
Type: Article</text:p>
      <!--METADATA-->
      <text:p text:style-name="P4">
<draw:frame draw:style-name="fr1" draw:name="Image124" text:anchor-type="as-char" svg:width="6.9236in" svg:height="3.956343in" draw:z-index="0">
<draw:image xlink:href="../Images/yкринформ/2023-05-15T17-24-04-03-00/630_360_1542971118-8338.jpeg" xlink:type="simple" xlink:show="embed" xlink:actuate="onLoad" draw:mime-type="image/jpeg"/>
</draw:frame>
Former Foreign Minister Volodymyr Ogryzko believes that Turkey even as a result of the presidential election will not abandon his interests and will continue to earn money in Russia and Ukraine.</text:p>
      <text:p text:style-name="P4">
The diplomat expressed this opinion in <text:a xlink:type="simple" xlink:href="https://www.youtube.com/watch" text:style-name="Internet_20_link" text:visited-style-name="Visited_20_Internet_20_Link">
</text:a>
, reports Ukrinform.</text:p>
      <text:p text:style-name="P4">
“Of course, the situation can change primarily for all players around Turkey - Ukraine, Russia, the West. An interesting "knot" has now been tied here. But, on the other hand, let's understand that Turkey will not refuse even when changing power from their national interests, ”Ogryzko said.</text:p>
      <text:p text:style-name="P4">
<text:span text:style-name="T4">
 Read also: </text:span>
 <text:a xlink:type="simple" xlink:href="https://www.ukrinform.ua/rubric-world/3709536-u-tureccini-ogolosili-datu-drugogo-turu-prezidentskih-viboriv.html" text:style-name="Internet_20_link" text:visited-style-name="Visited_20_Internet_20_Link">
<text:span text:style-name="T4">
 Turkey </text:span>
</text:a>
According to him, despite the fact that Erdogan's competitor is the leader of the opposition Kemalkilichdaroglu positions himself more than a liberal-in-law politician, in fact it is not necessary to expect a "something extraordinary" in his position.</text:p>
      <text:p text:style-name="P4">
“Now Turkey, we say frankly, earns the war to the maximum, so it is very good trade and economic ties with Russia, and its profits grow geometrically, and on the other hand, it has very good military ties to Ukraine and also gets it here. I could not dream of this war. Will the new Turkish leader say: "No, we will be crystal and think about principles"? Nothing like that, he will think, however, to make Turkey earn. She will earn further, we want it or do not want it, ”the former minister predicted.</text:p>
      <text:p text:style-name="P4">
At the same time, according to Ogryzk, with the development of the situation in the event, the hypolitical situation in the world will change, and much will depend on how much the Putin regime will begin to fall.</text:p>
      <text:p text:style-name="P4">
<text:span text:style-name="T4">
 Read also: </text:span>
 <text:a xlink:type="simple" xlink:href="https://www.ukrinform.ua/rubric-world/3709266-u-tureccini-porahuvali-majze-99-golosiv-erdogan-ne-peremagae-u-persomu-turi.html" text:style-name="Internet_20_link" text:visited-style-name="Visited_20_Internet_20_Link">
<text:span text:style-name="T4">
 Turkey </text:span>
</text:a>
“Then, of course, not only Turkey, but many other countries will quickly change rhetoric. Speaking of Turkey, it will probably be a cardinal, if Erdogan loses. But I do not think that it will be so so -consuming at least until Russia loses. Then, in my opinion, time will come for many things -for global security, regional security, positioning of certain countries around Russia, ”the diplomat says.</text:p>
      <text:p text:style-name="P4">
News Source: <text:a xlink:type="simple" xlink:href="https://www.ukrinform.ua/rubric-world/3709563-navit-pri-zmini-vladi-tureccina-prodovzit-zaroblati-na-vijni-ogrizko.html" text:style-name="Internet_20_link" text:visited-style-name="Visited_20_Internet_20_Link">
https://www.ukrinform.ua/rubric-world/3709563-navit-pri-zmini-vladi-tureccina-prodovzit-zaroblati-na-vijni-ogrizko.html</text:a>
</text:p>
      <!--NEWS-->
      <text:h text:style-name="P10" text:outline-level="1">
<text:span text:style-name="T4">
Myanoma covered the powerful mocko cyclone, at least six dead</text:span>
</text:h>
      <text:p text:style-name="P4">
Authors: Ukrinform (Person)</text:p>
      <text:p text:style-name="P4">
Publisher: Укринформ (Organization)</text:p>
      <text:p text:style-name="P4">
Published Time: 2023-05-15T17:25:00+03:00</text:p>
      <text:p text:style-name="P4">
Modified Time: 2023-05-15T17:25:00+03:00</text:p>
      <text:p text:style-name="P4">
Description: Myanmar's military leadership has declared Rakhin's state of natural disaster after at least six people were killed as a result of the mocha cyclone. - Ukrinform.</text:p>
      <text:p text:style-name="P4">
Images: ["<text:a xlink:type="simple" xlink:href="https://static.ukrinform.com/photos/2023_05/thumb_files/630_360_1684160933-227.jpg" text:style-name="Internet_20_link" text:visited-style-name="Visited_20_Internet_20_Link">
630_360_16841...</text:a>
"]</text:p>
      <text:p text:style-name="P4">
Tags: ['Мʼянма', 'Загибель', 'Негода', 'Циклон']</text:p>
      <text:p text:style-name="P4">
Type: Article</text:p>
      <!--METADATA-->
      <text:p text:style-name="P4">
<draw:frame draw:style-name="fr1" draw:name="Image125" text:anchor-type="as-char" svg:width="6.9236in" svg:height="3.956343in" draw:z-index="0">
<draw:image xlink:href="../Images/yкринформ/2023-05-15T17-25-00-03-00/630_360_1684160933-227.jpg" xlink:type="simple" xlink:show="embed" xlink:actuate="onLoad" draw:mime-type="image/jpeg"/>
</draw:frame>
Myanmar's militaryworks announced Rakhin's state of natural disaster after which at least six people were killed in the Mokco cyclone.</text:p>
      <text:p text:style-name="P4">
About it reports <text:a xlink:type="simple" xlink:href="https://www.bbc.com/news/world-asia-65595693" text:style-name="Internet_20_link" text:visited-style-name="Visited_20_Internet_20_Link">
</text:a>
, reports Ukrinform.</text:p>
      <text:p text:style-name="P4">
The cyclone that hit the Gulf of Bengal, struck Mynem and Bangladesh, was one of the most powerful in this century.</text:p>
      <text:p text:style-name="P4">
On the coast <text:a xlink:type="simple" xlink:href="https://www.ukrinform.ua/tag-manma" text:style-name="Internet_20_link" text:visited-style-name="Visited_20_Internet_20_Link">
 </text:a>
The element destroyed hundreds of buildings and temporary shelters.</text:p>
      <text:p text:style-name="P4">
The showers, strong winds and storms were recorded in Rakhine, in particular on the outskirts of its capital, Sittwe.</text:p>
      <text:p text:style-name="P4">
<text:span text:style-name="T4">
 Read also: </text:span>
 <text:a xlink:type="simple" xlink:href="https://www.ukrinform.ua/rubric-world/3690456-kilkist-zertv-tornado-u-statah-zrosla-do-22-desatki-ludej-u-likarnah.html" text:style-name="Internet_20_link" text:visited-style-name="Visited_20_Internet_20_Link">
</text:a>
Residents said that 90% of the city was destroyed. Communication lines do not work after the wind has overthrown columns and trees.</text:p>
      <text:p text:style-name="P4">
According to information <text:a xlink:type="simple" xlink:href="https://apnews.com/article/cyclone-mocha-myanmar-bangladesh-b785ae31d2b9800affe1aba24531a37f" text:style-name="Internet_20_link" text:visited-style-name="Visited_20_Internet_20_Link">
</text:a>
, On May 14, more than 700 people were in Myanmar because of the non -consciousness.</text:p>
      <text:p text:style-name="P4">
It was reported that through a powerful storm that approached the Bangladeshi Myanmar on Sunday, hundreds of thousands of people were evacuated to safer places.</text:p>
      <text:p text:style-name="P4">
<text:span text:style-name="T5">
Foto: twitter.com/wai129</text:span>
</text:p>
      <text:p text:style-name="P4">
News Source: <text:a xlink:type="simple" xlink:href="https://www.ukrinform.ua/rubric-world/3709564-manmu-nakriv-potuznij-ciklon-mokko-sonajmense-sestero-zagiblih.html" text:style-name="Internet_20_link" text:visited-style-name="Visited_20_Internet_20_Link">
https://www.ukrinform.ua/rubric-world/3709564-manmu-nakriv-potuznij-ciklon-mokko-sonajmense-sestero-zagiblih.html</text:a>
</text:p>
      <!--NEWS-->
      <text:h text:style-name="P10" text:outline-level="1">
<text:span text:style-name="T4">
KAZKA Ukrainian band performed in Hague</text:span>
</text:h>
      <text:p text:style-name="P4">
Authors: Ukrinform (Person)</text:p>
      <text:p text:style-name="P4">
Publisher: Укринформ (Organization)</text:p>
      <text:p text:style-name="P4">
Published Time: 2023-05-15T17:30:00+03:00</text:p>
      <text:p text:style-name="P4">
Modified Time: 2023-05-15T17:30:00+03:00</text:p>
      <text:p text:style-name="P4">
Description: On May 14, a concert of the Ukrainian Music band KAZKA took place - to enjoy the famous hits "Crying" and "Holidays" Ukrainians and Dutch from all over the country came. - Ukrinform.</text:p>
      <text:p text:style-name="P4">
Images: ["<text:a xlink:type="simple" xlink:href="https://static.ukrinform.com/photos/2023_05/thumb_files/630_360_1684160793-377.jpeg" text:style-name="Internet_20_link" text:visited-style-name="Visited_20_Internet_20_Link">
630_360_16841...</text:a>
", "<text:a xlink:type="simple" xlink:href="https://static.ukrinform.com/photos/2023_05/1684160818-742.jpeg" text:style-name="Internet_20_link" text:visited-style-name="Visited_20_Internet_20_Link">
1684160818-74...</text:a>
", "<text:a xlink:type="simple" xlink:href="https://static.ukrinform.com/photos/2023_05/1684160837-719.jpeg" text:style-name="Internet_20_link" text:visited-style-name="Visited_20_Internet_20_Link">
1684160837-71...</text:a>
", "<text:a xlink:type="simple" xlink:href="https://static.ukrinform.com/photos/2023_05/1684160859-109.jpeg" text:style-name="Internet_20_link" text:visited-style-name="Visited_20_Internet_20_Link">
1684160859-10...</text:a>
", "<text:a xlink:type="simple" xlink:href="https://static.ukrinform.com/photos/2023_05/1684160873-318.jpeg" text:style-name="Internet_20_link" text:visited-style-name="Visited_20_Internet_20_Link">
1684160873-31...</text:a>
", "<text:a xlink:type="simple" xlink:href="https://static.ukrinform.com/photos/2023_05/1684160895-791.jpeg" text:style-name="Internet_20_link" text:visited-style-name="Visited_20_Internet_20_Link">
1684160895-79...</text:a>
", "<text:a xlink:type="simple" xlink:href="https://static.ukrinform.com/photos/2023_05/1684160981-394.jpg" text:style-name="Internet_20_link" text:visited-style-name="Visited_20_Internet_20_Link">
1684160981-39...</text:a>
", "<text:a xlink:type="simple" xlink:href="https://static.ukrinform.com/photos/2023_05/1684160915-761.jpeg" text:style-name="Internet_20_link" text:visited-style-name="Visited_20_Internet_20_Link">
1684160915-76...</text:a>
"]</text:p>
      <text:p text:style-name="P4">
Tags: ['Гаага', 'Культура', 'Нідерланди', 'Гурт KAZKA', 'Війна з росією']</text:p>
      <text:p text:style-name="P4">
Type: Article</text:p>
      <!--METADATA-->
      <text:p text:style-name="P4">
<draw:frame draw:style-name="fr1" draw:name="Image126" text:anchor-type="as-char" svg:width="6.9236in" svg:height="3.956343in" draw:z-index="0">
<draw:image xlink:href="../Images/yкринформ/2023-05-15T17-30-00-03-00/630_360_1684160793-377.jpeg" xlink:type="simple" xlink:show="embed" xlink:actuate="onLoad" draw:mime-type="image/jpeg"/>
</draw:frame>
In Hague on May 14, a concert of the Ukrainian music band KAZKA was held - enjoying the famous hits "Crying" and "Holidays" by Ukrainians and Dutch from all over Ukraine.</text:p>
      <text:p text:style-name="P4">
It is reported by Ukrinform correspondent in the Hague.</text:p>
      <text:p text:style-name="P4">
<draw:frame draw:style-name="fr1" draw:name="Image127" text:anchor-type="as-char" svg:width="6.9236in" svg:height="4.622144in" draw:z-index="0">
<draw:image xlink:href="../Images/yкринформ/2023-05-15T17-30-00-03-00/1684160818-742.jpeg" xlink:type="simple" xlink:show="embed" xlink:actuate="onLoad" draw:mime-type="image/jpeg"/>
</draw:frame>
There were also many of those who, because of the war of Russia in Ukraine, were to leave their own homes in Ukraine and found themselves in the Netherlands. Volunteers in the KAZKA Ukrainian band also visited the Ukrainian military, which are currently rehabilitated in the Netherlands.</text:p>
      <text:p text:style-name="P4">
<draw:frame draw:style-name="fr1" draw:name="Image128" text:anchor-type="as-char" svg:width="6.9236in" svg:height="4.622144in" draw:z-index="0">
<draw:image xlink:href="../Images/yкринформ/2023-05-15T17-30-00-03-00/1684160837-719.jpeg" xlink:type="simple" xlink:show="embed" xlink:actuate="onLoad" draw:mime-type="image/jpeg"/>
</draw:frame>
During the concert, KAZKA soloist Alexander Zaritskaya urged the girls to live Ukrainian defenders in gratitude.</text:p>
      <text:p text:style-name="P4">
She received flowers from the Ukrainian military, and also the Ukrainian flag. After the concert, the singer showed Ukrinform correspondent her gift - Ukrainian flag was signed by the Ukrainian military.</text:p>
      <text:p text:style-name="P4">
<draw:frame draw:style-name="fr1" draw:name="Image129" text:anchor-type="as-char" svg:width="6.9236in" svg:height="5.1927in" draw:z-index="0">
<draw:image xlink:href="../Images/yкринформ/2023-05-15T17-30-00-03-00/1684160859-109.jpeg" xlink:type="simple" xlink:show="embed" xlink:actuate="onLoad" draw:mime-type="image/jpeg"/>
</draw:frame>
“They made me a surprise, and this is such a very valuable gift. I will probably be at home somewhere in the frame. See here each of the military signed with themselves and it is very valuable. Here, both calls, signatures, and hearts are drawn. It is very good, very nice, ”Zaritskaya says.</text:p>
      <text:p text:style-name="P4">
It is worth noting that the Ukrainian band KAZKA performed in the Hague four years ago. The band's soloist says she was more shy.</text:p>
      <text:p text:style-name="P4">
<draw:frame draw:style-name="fr1" draw:name="Image130" text:anchor-type="as-char" svg:width="6.9236in" svg:height="5.1927in" draw:z-index="0">
<draw:image xlink:href="../Images/yкринформ/2023-05-15T17-30-00-03-00/1684160873-318.jpeg" xlink:type="simple" xlink:show="embed" xlink:actuate="onLoad" draw:mime-type="image/jpeg"/>
</draw:frame>
“The concert visitors should fall in love with the artist, and I try to give my soul. I think four years ago I was a little more shy while performing music. Now I am not ashamed to show true myself and get sick how I look, the most important thing for me to realize that I really get to make them catch the positive. We managed to see and smiles. And the military is incredible. There was a very true sincerely resained concert in the Hague, ”the artist said.</text:p>
      <text:p text:style-name="P4">
<draw:frame draw:style-name="fr1" draw:name="Image131" text:anchor-type="as-char" svg:width="6.9236in" svg:height="5.1927in" draw:z-index="0">
<draw:image xlink:href="../Images/yкринформ/2023-05-15T17-30-00-03-00/1684160895-791.jpeg" xlink:type="simple" xlink:show="embed" xlink:actuate="onLoad" draw:mime-type="image/jpeg"/>
</draw:frame>
KAZKA also sang the Anthem of Ukraine and constantly expressed supporting defenders and Ukrainians who found themselves in the Netherlands as a result of war.</text:p>
      <text:p text:style-name="P4">
<draw:frame draw:style-name="fr1" draw:name="Image132" text:anchor-type="as-char" svg:width="6.9236in" svg:height="5.1927in" draw:z-index="0">
<draw:image xlink:href="../Images/yкринформ/2023-05-15T17-30-00-03-00/1684160981-394.jpg" xlink:type="simple" xlink:show="embed" xlink:actuate="onLoad" draw:mime-type="image/jpeg"/>
</draw:frame>
In addition to the concert, the band also visited the Center in Rotterdam, where Ukrainian refugees live, as well as a Ukrainian school in the Hague.</text:p>
      <text:p text:style-name="P4">
<draw:frame draw:style-name="fr1" draw:name="Image133" text:anchor-type="as-char" svg:width="6.9236in" svg:height="8.5804in" draw:z-index="0">
<draw:image xlink:href="../Images/yкринформ/2023-05-15T17-30-00-03-00/1684160915-761.jpeg" xlink:type="simple" xlink:show="embed" xlink:actuate="onLoad" draw:mime-type="image/jpeg"/>
</draw:frame>
And, of course, KAZKA visited the Hague near the building of the Palace of Peace - the official residence of the UN International Court of Justice and the Permanent Chamber of the Arbitration Court.</text:p>
      <text:p text:style-name="P4">
There, the Ukrainian band was photographed with a poster, which was written "We are waiting for you here, x*." Photo Recovery addressed by Putin KAZKA posted <text:a xlink:type="simple" xlink:href="https://www.instagram.com/kazka.band/" text:style-name="Internet_20_link" text:visited-style-name="Visited_20_Internet_20_Link">
</text:a>
.  Recall that in the Dutch city of Gertogenbos at a festival dedicated to Liberation Day, <text:a xlink:type="simple" xlink:href="https://www.ukrinform.ua/rubric-diaspora/3706403-u-niderlandah-gurt-goa-vistupiv-na-festivali-prisvacenomu-dnu-vizvolenna.html" text:style-name="Internet_20_link" text:visited-style-name="Visited_20_Internet_20_Link">
</text:a>
Ukrainian band Go-A.</text:p>
      <text:p text:style-name="P4">
<text:span text:style-name="T5">
Foto: Irina Drabok, Ukrainian Foundation in the Netherlands, KAZKA / Instagram</text:span>
</text:p>
      <text:p text:style-name="P4">
News Source: <text:a xlink:type="simple" xlink:href="https://www.ukrinform.ua/rubric-diaspora/3709568-ukrainskij-gurt-kazka-vistupiv-u-gaazi.html" text:style-name="Internet_20_link" text:visited-style-name="Visited_20_Internet_20_Link">
https://www.ukrinform.ua/rubric-diaspora/3709568-ukrainskij-gurt-kazka-vistupiv-u-gaazi.html</text:a>
</text:p>
      <!--NEWS-->
      <text:h text:style-name="P10" text:outline-level="1">
<text:span text:style-name="T4">
The expectations and plans of domestic business remain careful enough</text:span>
</text:h>
      <text:p text:style-name="P4">
Authors: Ukrinform (Person)</text:p>
      <text:p text:style-name="P4">
Publisher: Укринформ (Organization)</text:p>
      <text:p text:style-name="P4">
Published Time: 2023-05-15T17:31:00+03:00</text:p>
      <text:p text:style-name="P4">
Modified Time: 2023-05-15T17:31:00+03:00</text:p>
      <text:p text:style-name="P4">
Description: In April, the proportion of enterprises that positively evaluate the current situation increased by 9%. Instead, the proportion of those who plan to grow for the coming months decreased by 10%. - Ukrinform.</text:p>
      <text:p text:style-name="P4">
Images: ["<text:a xlink:type="simple" xlink:href="https://static.ukrinform.com/photos/2022_06/thumb_files/630_360_1654625684-969.jpg" text:style-name="Internet_20_link" text:visited-style-name="Visited_20_Internet_20_Link">
630_360_16546...</text:a>
"]</text:p>
      <text:p text:style-name="P4">
Tags: ['Бізнес', 'Резерви НБУ', 'Релокація підприємств']</text:p>
      <text:p text:style-name="P4">
Type: Article</text:p>
      <!--METADATA-->
      <text:p text:style-name="P4">
<draw:frame draw:style-name="fr1" draw:name="Image134" text:anchor-type="as-char" svg:width="6.9236in" svg:height="3.956343in" draw:z-index="0">
<draw:image xlink:href="../Images/yкринформ/2023-05-15T17-31-00-03-00/630_360_1654625684-969.jpg" xlink:type="simple" xlink:show="embed" xlink:actuate="onLoad" draw:mime-type="image/jpeg"/>
</draw:frame>
In April, enterprises that positively evaluate the current situation increased by 9%. Instead, the proportion of those who plan to grow naining months have decreased by 10%.</text:p>
      <text:p text:style-name="P4">
The Executive Director of the Institute for Economic Research of Tapolitical Consultations Oksana Kuzyakov told this during a presentation in the Ukrinform-monthly survey of the Ukrainian business environment "Economic trends of business grits during the war. April 2023 ».</text:p>
      <text:p text:style-name="P4">
Thus, according to published data, in April 2023, the proportion of those managers of enterprises who consider the situation better than a year ago increased from 41% to 50%. At the same time, the percentage of those who have worse than a year ago decreased from 43 %up to 30%.</text:p>
      <text:p text:style-name="P4">
<text:span text:style-name="T4">
 Read also: </text:span>
 <text:a xlink:type="simple" xlink:href="https://www.ukrinform.ua/rubric-regions/3709448-relokovanij-biznes-vid-gadzetiv-i-bronikiv-do-kavuniv-i-sirnih-snekiv.html" text:style-name="Internet_20_link" text:visited-style-name="Visited_20_Internet_20_Link">
<text:span text:style-name="T4">
 business </text:span>
</text:a>
“In April 2023, enterprises continued to restore production. The willow one who operates almost at full capacity is the highest in the last 12 months, ”Kuzakina said.</text:p>
      <text:p text:style-name="P4">
At the same time, as an assessment of the current situation in the country and at enterprises continue to improve, expectations and assessment of the immediate prospects(In the 6- and3-month perspective)continue to decline.</text:p>
      <text:p text:style-name="P4">
“The expectations and business plans for the next three months remain careful. The Avidded future, the plans for the next two years, as well as Butinem, ”Kuzakina said.</text:p>
      <text:p text:style-name="P4">
<text:span text:style-name="T4">
 Read also: </text:span>
 <text:a xlink:type="simple" xlink:href="https://www.ukrinform.ua/rubric-regions/3708500-kim-nazvav-najbilsu-problemu-dla-biznesu-mikolaivsini.html" text:style-name="Internet_20_link" text:visited-style-name="Visited_20_Internet_20_Link">
<text:span text:style-name="T4">
 business </text:span>
</text:a>
In particular, in April, compared to March 2023, the share of enterprises that plan to increase production in the next 3-4 months decreased from 60.1% to 50.2%. At the same time, the proportion of those who plan to reduce production increased - from 3.8% in March to 6.1% in April.</text:p>
      <text:p text:style-name="P4">
“The reason here is clear. If at the beginning of the war, a year ago, or in the summer, the duration of active fighting could be in predictions for up to a year or a gift, then it is obvious that now because of the inability to determine the clear time, when everything is over, we see such a business reaction, ”Kuzyakina said .</text:p>
      <text:p text:style-name="P4">
News Source: <text:a xlink:type="simple" xlink:href="https://www.ukrinform.ua/rubric-economy/3709591-ocikuvanna-i-plani-vitciznanogo-biznesu-zalisautsa-dosit-obereznimi.html" text:style-name="Internet_20_link" text:visited-style-name="Visited_20_Internet_20_Link">
https://www.ukrinform.ua/rubric-economy/3709591-ocikuvanna-i-plani-vitciznanogo-biznesu-zalisautsa-dosit-obereznimi.html</text:a>
</text:p>
      <!--NEWS-->
      <text:h text:style-name="P10" text:outline-level="1">
<text:span text:style-name="T4">
In the Kyiv region a large -scale forest fire - 15 hectares are burning</text:span>
</text:h>
      <text:p text:style-name="P4">
Authors: Ukrinform (Person)</text:p>
      <text:p text:style-name="P4">
Publisher: Укринформ (Organization)</text:p>
      <text:p text:style-name="P4">
Published Time: 2023-05-15T17:34:09+03:00</text:p>
      <text:p text:style-name="P4">
Modified Time: 2023-05-15T17:34:09+03:00</text:p>
      <text:p text:style-name="P4">
Description: Rescuers try to localize a large -scale fire in the Vyshgorod district of Kyiv region, where the forest floor burns on an area of 15 hectares. - Ukrinform.</text:p>
      <text:p text:style-name="P4">
Images: ["<text:a xlink:type="simple" xlink:href="https://static.ukrinform.com/photos/2023_05/thumb_files/630_360_1684161117-446.jpg" text:style-name="Internet_20_link" text:visited-style-name="Visited_20_Internet_20_Link">
630_360_16841...</text:a>
"]</text:p>
      <text:p text:style-name="P4">
Tags: ['ДСНС', 'Пожежа', 'Київщина']</text:p>
      <text:p text:style-name="P4">
Type: Article</text:p>
      <!--METADATA-->
      <text:p text:style-name="P4">
<draw:frame draw:style-name="fr1" draw:name="Image135" text:anchor-type="as-char" svg:width="6.9236in" svg:height="3.956343in" draw:z-index="0">
<draw:image xlink:href="../Images/yкринформ/2023-05-15T17-34-09-03-00/630_360_1684161117-446.jpg" xlink:type="simple" xlink:show="embed" xlink:actuate="onLoad" draw:mime-type="image/jpeg"/>
</draw:frame>
Rescuers try to localize a large -scale fire in the Vyshgorod district, where the forest floor burns on an area of 15 hectares.</text:p>
      <text:p text:style-name="P4">
About it reports <text:a xlink:type="simple" xlink:href="https://www.facebook.com/MNS.GOV.UA/" text:style-name="Internet_20_link" text:visited-style-name="Visited_20_Internet_20_Link">
</text:a>
, reports Ukrinform.</text:p>
      <text:p text:style-name="P4">
As it is noted, on May 15 at 2:20 pm to the operative-dispatching service of Vyshzhgorod district received a message about the ignition of the forest floor of the Polyraerator of the Claudiivsky forestry, near the village. New Petrivtsi.</text:p>
      <text:p text:style-name="P4">
<text:span text:style-name="T4">
 Read also: </text:span>
 <text:a xlink:type="simple" xlink:href="https://www.ukrinform.ua/rubric-society/3709500-lisivniki-ciei-vesni-visadili-ponad-109-miljona-sianciv.html" text:style-name="Internet_20_link" text:visited-style-name="Visited_20_Internet_20_Link">
</text:a>
"Upon arrival rescuers, it was established that there was a ignition of the forestry area of 15 hectares," the statement said.</text:p>
      <text:p text:style-name="P4">
According to the rescue service, 25 people and 7 units were attracted to extinguishing the fire, of which 15 people and 4 pieces of equipment from the SES; From the Armed Forces 5 people and 1 single equipment, from forestry 5 people and 2 units of equipment. A quadcopter is used for estimate.</text:p>
      <text:p text:style-name="P4">
Fire localization is now ongoing.</text:p>
      <text:p text:style-name="P4">
<text:span text:style-name="T4">
 Read also: </text:span>
 <text:a xlink:type="simple" xlink:href="https://www.ukrinform.ua/rubric-ato/3708572-rosiani-vnoci-atakuvali-hmelniccinu-poskodzena-kriticna-infrastruktura.html" text:style-name="Internet_20_link" text:visited-style-name="Visited_20_Internet_20_Link">
</text:a>
The situation is controlled, assured in the SES.</text:p>
      <text:p text:style-name="P4">
As it was reported, in most regions of Ukraine, on May 15-18, an extraordinary fire danger is expected.</text:p>
      <text:p text:style-name="P4">
News Source: <text:a xlink:type="simple" xlink:href="https://www.ukrinform.ua/rubric-regions/3709570-na-kiivsini-masstabna-lisova-pozeza-gorat-15-gektariv.html" text:style-name="Internet_20_link" text:visited-style-name="Visited_20_Internet_20_Link">
https://www.ukrinform.ua/rubric-regions/3709570-na-kiivsini-masstabna-lisova-pozeza-gorat-15-gektariv.html</text:a>
</text:p>
      <!--NEWS-->
      <text:h text:style-name="P10" text:outline-level="1">
<text:span text:style-name="T4">
Monte Wedley in the playoffs Blast Paris Major 2023</text:span>
</text:h>
      <text:p text:style-name="P4">
Authors: Ukrinform (Person)</text:p>
      <text:p text:style-name="P4">
Publisher: Укринформ (Organization)</text:p>
      <text:p text:style-name="P4">
Published Time: 2023-05-15T17:35:00+03:00</text:p>
      <text:p text:style-name="P4">
Modified Time: 2023-05-15T17:35:00+03:00</text:p>
      <text:p text:style-name="P4">
Description: At the legend stage, they defeated another Ukrainian Navi team. - Ukrinform.</text:p>
      <text:p text:style-name="P4">
Images: ["<text:a xlink:type="simple" xlink:href="https://static.ukrinform.com/photos/2023_05/thumb_files/630_360_1684161238-455.jpg" text:style-name="Internet_20_link" text:visited-style-name="Visited_20_Internet_20_Link">
630_360_16841...</text:a>
"]</text:p>
      <text:p text:style-name="P4">
Tags: ['кіберспорт']</text:p>
      <text:p text:style-name="P4">
Type: Article</text:p>
      <!--METADATA-->
      <text:p text:style-name="P4">
<draw:frame draw:style-name="fr1" draw:name="Image136" text:anchor-type="as-char" svg:width="6.9236in" svg:height="3.956343in" draw:z-index="0">
<draw:image xlink:href="../Images/yкринформ/2023-05-15T17-35-00-03-00/630_360_1684161238-455.jpg" xlink:type="simple" xlink:show="embed" xlink:actuate="onLoad" draw:mime-type="image/jpeg"/>
</draw:frame>
At the legend stage, they defeated another Ukrainian Navi team.</text:p>
      <text:p text:style-name="P4">
The Ukrainian teams Monte and Natus Vincere have met in the face of the fourth round of the Blast.tv Paris Major Legend Stage, Ukrinform reports.</text:p>
      <text:p text:style-name="P4">
Monte beat Navi with a score of 2: 0(Anubis – 16:12, Nuke – 16:2)And for the first time, the story went to the playoffs of Major. Earlier, at the legend stage, the Ukrainian team beat Furia Esports and Fnatic, as well as the team vitality.</text:p>
      <text:p text:style-name="P4">
Navi suffered the second defeat at the legend stage and go with statistics 2-2. Invert, May 16, "Born Winners" will hold the final match on Legends Stage. The Ukrainian team will go to the playoffs in the event of a victory and leave the tournament in case of defeat.</text:p>
      <text:p text:style-name="P4">
Legends Stage will last from May 13 to May 16. As a result of the legend stage in the playoff Blast.tv Paris Major will come out eight best teams.</text:p>
      <text:p text:style-name="P4">
Blast.tv Paris Majoor - The Last Major with CS: Go in History. The prize fund is $ 1,250,000.</text:p>
      <text:p text:style-name="P4">
<text:span text:style-name="T4">
 Read also: </text:span>
 <text:a xlink:type="simple" xlink:href="https://www.ukrinform.ua/rubric-sports/3709049-navi-zdolali-ninjas-in-pyjamas-na-blast-paris-major-2023.html" text:style-name="Internet_20_link" text:visited-style-name="Visited_20_Internet_20_Link">
</text:a>
As reported by Ukrinform, the Grand Final of the tournament is scheduled for May 21.</text:p>
      <text:p text:style-name="P4">
Photo: Getty Images</text:p>
      <text:p text:style-name="P4">
News Source: <text:a xlink:type="simple" xlink:href="https://www.ukrinform.ua/rubric-sports/3709571-monte-vijsli-v-plejoff-blasttv-paris-major-2023.html" text:style-name="Internet_20_link" text:visited-style-name="Visited_20_Internet_20_Link">
https://www.ukrinform.ua/rubric-sports/3709571-monte-vijsli-v-plejoff-blasttv-paris-major-2023.html</text:a>
</text:p>
      <!--NEWS-->
      <text:h text:style-name="P10" text:outline-level="1">
<text:span text:style-name="T4">
Kanatovo airfield shelling: the Court of Appeal left in custody of Chervinsky officer</text:span>
</text:h>
      <text:p text:style-name="P4">
Authors: Ukrinform (Person)</text:p>
      <text:p text:style-name="P4">
Publisher: Укринформ (Organization)</text:p>
      <text:p text:style-name="P4">
Published Time: 2023-05-15T17:37:00+03:00</text:p>
      <text:p text:style-name="P4">
Modified Time: 2023-05-15T17:37:00+03:00</text:p>
      <text:p text:style-name="P4">
Description: The Court of Appeal left a preventive measure for the former acting commander of one of the parts of the Special Operations forces of Roman Chervinsky in the case of Kanatovo Aerodrome. - Ukrinform.</text:p>
      <text:p text:style-name="P4">
Images: ["<text:a xlink:type="simple" xlink:href="https://static.ukrinform.com/photos/2023_04/thumb_files/630_360_1682446981-986.jpg" text:style-name="Internet_20_link" text:visited-style-name="Visited_20_Internet_20_Link">
630_360_16824...</text:a>
"]</text:p>
      <text:p text:style-name="P4">
Tags: ['Обстріл', 'Апеляція', 'Аеродром']</text:p>
      <text:p text:style-name="P4">
Type: Article</text:p>
      <!--METADATA-->
      <text:p text:style-name="P4">
<draw:frame draw:style-name="fr1" draw:name="Image137" text:anchor-type="as-char" svg:width="6.9236in" svg:height="3.956343in" draw:z-index="0">
<draw:image xlink:href="../Images/yкринформ/2023-05-15T17-37-00-03-00/630_360_1682446981-986.jpg" xlink:type="simple" xlink:show="embed" xlink:actuate="onLoad" draw:mime-type="image/jpeg"/>
</draw:frame>
The Court of Appeal left a precautionary measure for the former executive obligations of the commander of one of the parts of the Special Operations forces of Romanochervsky in the case of Kanatovo Aerod Demand.</text:p>
      <text:p text:style-name="P4">
About it reports <text:a xlink:type="simple" xlink:href="https://suspilne.media/476743-obstril-rf-aerodromu-kanatove-apelacijnij-sud-zalisiv-cervinskogo-pid-vartou/" text:style-name="Internet_20_link" text:visited-style-name="Visited_20_Internet_20_Link">
</text:a>
, reports Ukrinform.</text:p>
      <text:p text:style-name="P4">
It is noted that the meeting took place in closed mode.</text:p>
      <text:p text:style-name="P4">
Chervinsky's lawyer Lyudmila Kusa reported that the defense plans to file a change of restraint.</text:p>
      <text:p text:style-name="P4">
<text:span text:style-name="T4">
 Read also: </text:span>
 <text:a xlink:type="simple" xlink:href="https://www.ukrinform.ua/rubric-society/3698964-obstril-rosianami-aerodromu-kanatove-sbu-povidomila-pro-pidozru-eksbijcu-sso.html" text:style-name="Internet_20_link" text:visited-style-name="Visited_20_Internet_20_Link">
</text:a>
"Our position is unchanged from the first day - Chervin's suspicion is unjustified, the arguments are not confirmed by evidence and are far -fetched," she said.</text:p>
      <text:p text:style-name="P4">
As reported by Ukrinform, the investigation <text:a xlink:type="simple" xlink:href="https://www.ukrinform.ua/rubric-ato/3698454-hotili-vkrasti-vorozij-litak-ale-naskodili-ukraini-sbu-zavela-spravu-na-vijskovih.html" text:style-name="Internet_20_link" text:visited-style-name="Visited_20_Internet_20_Link">
</text:a>
that the massive rocket strike of the Russian invaders of the Kanatovo airfield in July 2022 provoked the unauthorized actions of individual servicemen.</text:p>
      <text:p text:style-name="P4">
April 24 in the airfield shelling case of the Security Service of Ukraine <text:a xlink:type="simple" xlink:href="https://www.ukrinform.ua/rubric-society/3700000-sbu-zatrimala-oficera-cervinskogo-akogo-sukali-v-spravi-pro-obstril-aerodromu-kanatove-dzerelo.html" text:style-name="Internet_20_link" text:visited-style-name="Visited_20_Internet_20_Link">
</text:a>
Chervinsky officer.</text:p>
      <text:p text:style-name="P4">
April 25 Shevchenkivsky <text:a xlink:type="simple" xlink:href="https://www.ukrinform.ua/tag-sud" text:style-name="Internet_20_link" text:visited-style-name="Visited_20_Internet_20_Link">
</text:a>
Kyiv with a pre -trial detention measure for two months without the correct pledge.</text:p>
      <text:p text:style-name="P4">
_ Photo: public_</text:p>
      <text:p text:style-name="P4">
News Source: <text:a xlink:type="simple" xlink:href="https://www.ukrinform.ua/rubric-society/3709573-obstril-aerodromu-kanatove-apelacijnij-sud-zalisiv-pid-vartou-oficera-cervinskogo.html" text:style-name="Internet_20_link" text:visited-style-name="Visited_20_Internet_20_Link">
https://www.ukrinform.ua/rubric-society/3709573-obstril-aerodromu-kanatove-apelacijnij-sud-zalisiv-pid-vartou-oficera-cervinskogo.html</text:a>
</text:p>
      <!--NEWS-->
      <text:h text:style-name="P10" text:outline-level="1">
<text:span text:style-name="T4">
Google launches features to find fake and artificially generated images</text:span>
</text:h>
      <text:p text:style-name="P4">
Authors: Ukrinform (Person)</text:p>
      <text:p text:style-name="P4">
Publisher: Укринформ (Organization)</text:p>
      <text:p text:style-name="P4">
Published Time: 2023-05-15T17:38:05+03:00</text:p>
      <text:p text:style-name="P4">
Modified Time: 2023-05-15T17:38:05+03:00</text:p>
      <text:p text:style-name="P4">
Description: Google adds two new features to finding fake and artificially generated images to reduce misinformation against the background of artificial intelligence development. - Ukrinform.</text:p>
      <text:p text:style-name="P4">
Images: ["<text:a xlink:type="simple" xlink:href="https://static.ukrinform.com/photos/2021_10/thumb_files/630_360_1633690866-459.jpg" text:style-name="Internet_20_link" text:visited-style-name="Visited_20_Internet_20_Link">
630_360_16336...</text:a>
"]</text:p>
      <text:p text:style-name="P4">
Tags: ['Google', 'Технології', 'Штучний інтелект']</text:p>
      <text:p text:style-name="P4">
Type: Article</text:p>
      <!--METADATA-->
      <text:p text:style-name="P4">
<draw:frame draw:style-name="fr1" draw:name="Image138" text:anchor-type="as-char" svg:width="6.9236in" svg:height="3.956343in" draw:z-index="0">
<draw:image xlink:href="../Images/yкринформ/2023-05-15T17-38-05-03-00/630_360_1633690866-459.jpg" xlink:type="simple" xlink:show="embed" xlink:actuate="onLoad" draw:mime-type="image/jpeg"/>
</draw:frame>
Google has two new features to find fake and artificially generated images to change misinformation against the background of artificial intelligence development.</text:p>
      <text:p text:style-name="P4">
As Ukrinform reports, it reports <text:a xlink:type="simple" xlink:href="https://www.bloomberg.com/news/articles/2023-05-15/google-launching-tools-to-identify-misleading-and-ai-images" text:style-name="Internet_20_link" text:visited-style-name="Visited_20_Internet_20_Link">
</text:a>
.</text:p>
      <text:p text:style-name="P4">
The first of the two new features of Alphabet Inc. It is called "On Caesemia" and provides an additional context: information about the first indexation of the plot, the first place of the publication and other places of their publications on the network.</text:p>
      <text:p text:style-name="P4">
"The goal is to help users identify the original source, to simulate the image by any revelation evidence provided by the media," the message goes.</text:p>
      <text:p text:style-name="P4">
<text:span text:style-name="T4">
 Read also: </text:span>
 <text:a xlink:type="simple" xlink:href="https://www.ukrinform.ua/rubric-technology/3705164-bajden-zustrivsa-z-kerivnikami-microsoft-i-google-govorili-pro-bezpecnist-stucnogo-intelektu.html" text:style-name="Internet_20_link" text:visited-style-name="Visited_20_Internet_20_Link">
</text:a>
Google will also designate each image created using AI and tools. The company also works with other platforms to make sure that they have a similar marking of such images, including the MMIDJOURNEY and Shutterstock services.</text:p>
      <text:p text:style-name="P4">
Previously TruePic, which supports <text:a xlink:type="simple" xlink:href="https://www.ukrinform.ua/tag-microsoft" text:style-name="Internet_20_link" text:visited-style-name="Visited_20_Internet_20_Link">
</text:a>
, proposed systems that guarantee that the images were not changed from shooting and ending with sending.</text:p>
      <text:p text:style-name="P4">
As reported by Ukrinform, the developer of artificial intelligence(Thor)Jeffrey Hintonized that the newest <text:a xlink:type="simple" xlink:href="https://www.ukrinform.ua/rubric-technology/3705572-zagroza-stucnogo-intelektu-moze-buti-bilsou-za-zminu-klimatu-rozrobnik.html" text:style-name="Internet_20_link" text:visited-style-name="Visited_20_Internet_20_Link">
</text:a>
for humanity than climate change.</text:p>
      <text:p text:style-name="P4">
News Source: <text:a xlink:type="simple" xlink:href="https://www.ukrinform.ua/rubric-technology/3709572-google-zapuskae-funkcii-dla-posuku-fejkovih-ta-stucno-zgenerovanih-zobrazen.html" text:style-name="Internet_20_link" text:visited-style-name="Visited_20_Internet_20_Link">
https://www.ukrinform.ua/rubric-technology/3709572-google-zapuskae-funkcii-dla-posuku-fejkovih-ta-stucno-zgenerovanih-zobrazen.html</text:a>
</text:p>
      <!--NEWS-->
      <text:h text:style-name="P10" text:outline-level="1">
<text:span text:style-name="T4">
UPL: Dovbik and Van Leuven are the best player and coach of April</text:span>
</text:h>
      <text:p text:style-name="P4">
Authors: Ukrinform (Person)</text:p>
      <text:p text:style-name="P4">
Publisher: Укринформ (Organization)</text:p>
      <text:p text:style-name="P4">
Published Time: 2023-05-15T17:41:40+03:00</text:p>
      <text:p text:style-name="P4">
Modified Time: 2023-05-15T17:41:40+03:00</text:p>
      <text:p text:style-name="P4">
Description: Artem's account 8 goals in 5 championship matches last month. - Ukrinform.</text:p>
      <text:p text:style-name="P4">
Images: ["<text:a xlink:type="simple" xlink:href="https://static.ukrinform.com/photos/2023_05/thumb_files/630_360_1684161598-709.jpg" text:style-name="Internet_20_link" text:visited-style-name="Visited_20_Internet_20_Link">
630_360_16841...</text:a>
", "<text:a xlink:type="simple" xlink:href="https://static.ukrinform.com/photos/2023_05/1684161680-560.jpg" text:style-name="Internet_20_link" text:visited-style-name="Visited_20_Internet_20_Link">
1684161680-56...</text:a>
"]</text:p>
      <text:p text:style-name="P4">
Tags: ['Футбол']</text:p>
      <text:p text:style-name="P4">
Type: Article</text:p>
      <!--METADATA-->
      <text:p text:style-name="P4">
<draw:frame draw:style-name="fr1" draw:name="Image139" text:anchor-type="as-char" svg:width="6.9236in" svg:height="3.956343in" draw:z-index="0">
<draw:image xlink:href="../Images/yкринформ/2023-05-15T17-41-40-03-00/630_360_1684161598-709.jpg" xlink:type="simple" xlink:show="embed" xlink:actuate="onLoad" draw:mime-type="image/jpeg"/>
</draw:frame>
There are 8 goals on the 5 championship matches last month.</text:p>
      <text:p text:style-name="P4">
UPL Press Service <text:a xlink:type="simple" xlink:href="https://upl.ua/ua/news/view/7273" text:style-name="Internet_20_link" text:visited-style-name="Visited_20_Internet_20_Link">
</text:a>
The results of the voting of a curtailed coach and the player of the championship following the matches of March, reports Ukrinform.</text:p>
      <text:p text:style-name="P4">
Dnipro-1 striker Artem Dovbik and Zori Couch received awards.</text:p>
      <text:p text:style-name="P4">
<draw:frame draw:style-name="fr1" draw:name="Image140" text:anchor-type="as-char" svg:width="6.9236in" svg:height="4.15416in" draw:z-index="0">
<draw:image xlink:href="../Images/yкринформ/2023-05-15T17-41-40-03-00/1684161680-560.jpg" xlink:type="simple" xlink:show="embed" xlink:actuate="onLoad" draw:mime-type="image/jpeg"/>
</draw:frame>
Dovbik's voice ahead of Artem Bondarenko("Miner"), Daniel Alefirenko(Chernomorets)That food of Herrero("Star"). На рахунку Артема 8 голів у 5матчах чемпіонату у минулому місяці.</text:p>
      <text:p text:style-name="P4">
Ван Леувен натомість отримав більше голосів, ніж Олександр Кучер (Dnipro-1), Roman Grigorchuk(Chernomorets)and Igor Yovichevich("Miner"). Його «Зоря» уквітні здобула 4 перемоги та зазнала поразки від «Кривбаса» (0:1).</text:p>
      <text:p text:style-name="P4">
<text:span text:style-name="T4">
Читайте також:</text:span>
 <text:a xlink:type="simple" xlink:href="https://www.ukrinform.ua/rubric-sports/3709472-dovbik-prinis-dnipru1-peremogu-nad-minaem-u-cempionati-premerligi.html" text:style-name="Internet_20_link" text:visited-style-name="Visited_20_Internet_20_Link">
 </text:a>
As reported by Ukrinform, "Dovbik" helped his team win the Zakarpathian "Minaj"(1:0)In the 26th round of UPL.</text:p>
      <text:p text:style-name="P4">
Photo: upl.ua</text:p>
      <text:p text:style-name="P4">
News Source: <text:a xlink:type="simple" xlink:href="https://www.ukrinform.ua/rubric-sports/3709574-upl-dovbik-ta-van-leuven-najkrasi-gravec-ta-trener-kvitna.html" text:style-name="Internet_20_link" text:visited-style-name="Visited_20_Internet_20_Link">
https://www.ukrinform.ua/rubric-sports/3709574-upl-dovbik-ta-van-leuven-najkrasi-gravec-ta-trener-kvitna.html</text:a>
</text:p>
      <!--NEWS-->
      <text:h text:style-name="P10" text:outline-level="1">
<text:span text:style-name="T4">
Finance Minister does not exclude that budget expenditures can be repeatedly increased</text:span>
</text:h>
      <text:p text:style-name="P4">
Authors: Ukrinform (Person)</text:p>
      <text:p text:style-name="P4">
Publisher: Укринформ (Organization)</text:p>
      <text:p text:style-name="P4">
Published Time: 2023-05-15T17:49:38+03:00</text:p>
      <text:p text:style-name="P4">
Modified Time: 2023-05-15T17:49:38+03:00</text:p>
      <text:p text:style-name="P4">
Description: The Minister of Finance of Ukraine Serhiy Marchenko does not exclude that the state budget expenditures in 2023 can be repeatedly increased. - Ukrinform.</text:p>
      <text:p text:style-name="P4">
Images: ["<text:a xlink:type="simple" xlink:href="https://static.ukrinform.com/photos/2023_05/thumb_files/630_360_1682960086-137.jpg" text:style-name="Internet_20_link" text:visited-style-name="Visited_20_Internet_20_Link">
630_360_16829...</text:a>
"]</text:p>
      <text:p text:style-name="P4">
Tags: ['Бюджет', 'Мінфін', 'Гроші', 'Сергій Марченко']</text:p>
      <text:p text:style-name="P4">
Type: Article</text:p>
      <!--METADATA-->
      <text:p text:style-name="P4">
<draw:frame draw:style-name="fr1" draw:name="Image141" text:anchor-type="as-char" svg:width="6.9236in" svg:height="3.956343in" draw:z-index="0">
<draw:image xlink:href="../Images/yкринформ/2023-05-15T17-49-38-03-00/630_360_1682960086-137.jpg" xlink:type="simple" xlink:show="embed" xlink:actuate="onLoad" draw:mime-type="image/jpeg"/>
</draw:frame>
The Minister of Finans of Ukraine Serhiy Marchenko does not exclude that the state budget expenditures in 20123 can be repeatedly increased.</text:p>
      <text:p text:style-name="P4">
As Ukrinform reports, he said in an interview <text:a xlink:type="simple" xlink:href="https://forbes.ua/money/poshuk-groshey-na-viynu-30-000-viyskovim-shcho-bude-z-podatkovoyu-ta-chomu-vidbudova-ne-bude-shvidkoyu-velike-intervyu-ministra-finansiv-sergiya-marchenka-15052023-13642" text:style-name="Internet_20_link" text:visited-style-name="Visited_20_Internet_20_Link">
</text:a>
"These can be point adjustments. But it is not a matter of hundreds of billions, this is a thing. Perhaps within ten billion. Such changes can be bottled, because we are a belligerent country and we cannot predict everything," - - - - - - say.</text:p>
      <text:p text:style-name="P4">
According to him, the current budget is sufficient to conduct hostilities in 2023. However, the minister does not exclude adjustments.</text:p>
      <text:p text:style-name="P4">
<text:span text:style-name="T4">
 Read also: </text:span>
 <text:a xlink:type="simple" xlink:href="https://www.ukrinform.ua/rubric-economy/3709431-do-zvedenogo-budzetu-nadijslo-677-milarda-podatkiv.html" text:style-name="Internet_20_link" text:visited-style-name="Visited_20_Internet_20_Link">
<text:span text:style-name="T4">
 consolidated </text:span>
 <text:span text:style-name="T4">
 budget </text:span>
 <text:span text:style-name="T4">
 </text:span>
 received <text:span text:style-name="T4">
 </text:span>
 billion <text:span text:style-name="T4">
** taxes </text:span>
</text:a>
As reported by Ukrinform, the Verkhovna Rada adopted a law on March 21, 2023, which provides for an increase in state expenditures <text:a xlink:type="simple" xlink:href="https://www.ukrinform.ua/tag-budzet" text:style-name="Internet_20_link" text:visited-style-name="Visited_20_Internet_20_Link">
</text:a>
UAH 537.2 billion, of which 96.5%are sent to the national security and defense sector.</text:p>
      <text:p text:style-name="P4">
<text:span text:style-name="T5">
Foto: Minion</text:span>
</text:p>
      <text:p text:style-name="P4">
News Source: <text:a xlink:type="simple" xlink:href="https://www.ukrinform.ua/rubric-economy/3709575-ministr-finansiv-ne-viklucae-so-vidatki-budzetu-mozut-buti-neodnorazovo-zbilseni.html" text:style-name="Internet_20_link" text:visited-style-name="Visited_20_Internet_20_Link">
https://www.ukrinform.ua/rubric-economy/3709575-ministr-finansiv-ne-viklucae-so-vidatki-budzetu-mozut-buti-neodnorazovo-zbilseni.html</text:a>
</text:p>
      <!--NEWS-->
      <text:h text:style-name="P10" text:outline-level="1">
<text:span text:style-name="T4">
Dmytro Kuleba announced a visit to Africa - will promote the Ukrainian formula of peace</text:span>
</text:h>
      <text:p text:style-name="P4">
Authors: Ukrinform (Person)</text:p>
      <text:p text:style-name="P4">
Publisher: Укринформ (Organization)</text:p>
      <text:p text:style-name="P4">
Published Time: 2023-05-15T17:49:49+03:00</text:p>
      <text:p text:style-name="P4">
Modified Time: 2023-05-15T17:49:49+03:00</text:p>
      <text:p text:style-name="P4">
Description: Foreign Minister of Ukraine Dmytro Kuleba will soon visit Africa to promote the formula of President Vladimir Zelensky Peace and open new prospects for the country. - Ukrinform.</text:p>
      <text:p text:style-name="P4">
Images: ["<text:a xlink:type="simple" xlink:href="https://static.ukrinform.com/photos/2023_05/thumb_files/630_360_1683309991-286.png" text:style-name="Internet_20_link" text:visited-style-name="Visited_20_Internet_20_Link">
630_360_16833...</text:a>
"]</text:p>
      <text:p text:style-name="P4">
Tags: ['Африка', 'Дмитро Кулеба', 'Візит']</text:p>
      <text:p text:style-name="P4">
Type: Article</text:p>
      <!--METADATA-->
      <text:p text:style-name="P4">
<draw:frame draw:style-name="fr1" draw:name="Image142" text:anchor-type="as-char" svg:width="6.9236in" svg:height="3.956343in" draw:z-index="0">
<draw:image xlink:href="../Images/yкринформ/2023-05-15T17-49-49-03-00/630_360_1683309991-286.png" xlink:type="simple" xlink:show="embed" xlink:actuate="onLoad" draw:mime-type="image/png"/>
</draw:frame>
Dmytro Kuleba's Minister of Law Affairs of Ukraine will soon visit Africa to promote the formula of President Vladimir Zelensky Peace and the opening of the new promises for the country.</text:p>
      <text:p text:style-name="P4">
The head of Ukrainian diplomacy announced this during his inclusion in <text:a xlink:type="simple" xlink:href="https://www.facebook.com/dmytro.kuleba/videos/5834514513327125/" text:style-name="Internet_20_link" text:visited-style-name="Visited_20_Internet_20_Link">
</text:a>
reports Ukrinform.</text:p>
      <text:p text:style-name="P4">
“We are gathering around the world to support <text:a xlink:type="simple" xlink:href="https://www.ukrinform.ua/tag-formula-miru" text:style-name="Internet_20_link" text:visited-style-name="Visited_20_Internet_20_Link">
</text:a>
President of Zelensky. It was for this that I flew to Latin America, that is what I will soon go to Vafrik. We need to continue to open new horizons for Ukrainian Diplomatia, the Ukrainian State, Business and Citizens, ”Kuleba said.</text:p>
      <text:p text:style-name="P4">
He stressed that Ukraine will consolidate the world around itself and offer the new opportunities for Ukrainians.</text:p>
      <text:p text:style-name="P4">
<text:span text:style-name="T4">
 Read also: </text:span>
 <text:a xlink:type="simple" xlink:href="https://www.ukrinform.ua/rubric-ato/3709051-budakij-plan-sodo-miru-mae-bazuvatisa-na-propoziciah-ukraini-prezident.html" text:style-name="Internet_20_link" text:visited-style-name="Visited_20_Internet_20_Link">
</text:a>
As it was reported, May 12 <text:a xlink:type="simple" xlink:href="https://www.ukrinform.ua/rubric-polytics/3707604-dmitro-kuleba-rozpocav-persij-vizit-glavi-mzs-do-gvatemali.html" text:style-name="Internet_20_link" text:visited-style-name="Visited_20_Internet_20_Link">
</text:a>
The first visit of the Foreign Ministry of Ukraine to Guatemala.</text:p>
      <text:p text:style-name="P4">
News Source: <text:a xlink:type="simple" xlink:href="https://www.ukrinform.ua/rubric-polytics/3709576-dmitro-kuleba-anonsuvav-vizit-do-krain-afriki-prosuvatime-ukrainsku-formulu-miru.html" text:style-name="Internet_20_link" text:visited-style-name="Visited_20_Internet_20_Link">
https://www.ukrinform.ua/rubric-polytics/3709576-dmitro-kuleba-anonsuvav-vizit-do-krain-afriki-prosuvatime-ukrainsku-formulu-miru.html</text:a>
</text:p>
      <!--NEWS-->
      <text:h text:style-name="P10" text:outline-level="1">
<text:span text:style-name="T4">
Dmytro Kuleba announced a visit to Africa - will promote the Ukrainian formula of peace</text:span>
</text:h>
      <text:p text:style-name="P4">
Authors: Ukrinform (Person)</text:p>
      <text:p text:style-name="P4">
Publisher: Укринформ (Organization)</text:p>
      <text:p text:style-name="P4">
Published Time: 2023-05-15T17:49:49+03:00</text:p>
      <text:p text:style-name="P4">
Modified Time: 2023-05-15T17:49:49+03:00</text:p>
      <text:p text:style-name="P4">
Description: Foreign Minister of Ukraine Dmytro Kuleba will soon visit Africa to promote the formula of President Vladimir Zelensky Peace and open new prospects for the country. - Ukrinform.</text:p>
      <text:p text:style-name="P4">
Images: ["<text:a xlink:type="simple" xlink:href="https://static.ukrinform.com/photos/2023_05/thumb_files/630_360_1683309991-286.png" text:style-name="Internet_20_link" text:visited-style-name="Visited_20_Internet_20_Link">
630_360_16833...</text:a>
"]</text:p>
      <text:p text:style-name="P4">
Tags: ['Африка', 'Дмитро Кулеба', 'Візит']</text:p>
      <text:p text:style-name="P4">
Type: Article</text:p>
      <!--METADATA-->
      <text:p text:style-name="P4">
<draw:frame draw:style-name="fr1" draw:name="Image143" text:anchor-type="as-char" svg:width="6.9236in" svg:height="3.956343in" draw:z-index="0">
<draw:image xlink:href="../Images/yкринформ/2023-05-15T17-49-49-03-00/630_360_1683309991-286.png" xlink:type="simple" xlink:show="embed" xlink:actuate="onLoad" draw:mime-type="image/png"/>
</draw:frame>
Dmytro Kuleba's Minister of Law Affairs of Ukraine will soon visit Africa to promote the formula of President Vladimir Zelensky Peace and the opening of the new promises for the country.</text:p>
      <text:p text:style-name="P4">
The head of Ukrainian diplomacy announced this during his inclusion in <text:a xlink:type="simple" xlink:href="https://www.facebook.com/dmytro.kuleba/videos/5834514513327125/" text:style-name="Internet_20_link" text:visited-style-name="Visited_20_Internet_20_Link">
</text:a>
reports Ukrinform.</text:p>
      <text:p text:style-name="P4">
“We are gathering around the world to support <text:a xlink:type="simple" xlink:href="https://www.ukrinform.ua/tag-formula-miru" text:style-name="Internet_20_link" text:visited-style-name="Visited_20_Internet_20_Link">
</text:a>
President of Zelensky. It was for this that I flew to Latin America, that is what I will soon go to Vafrik. We need to continue to open new horizons for Ukrainian Diplomatia, the Ukrainian State, Business and Citizens, ”Kuleba said.</text:p>
      <text:p text:style-name="P4">
He stressed that Ukraine will consolidate the world around itself and offer the new opportunities for Ukrainians.</text:p>
      <text:p text:style-name="P4">
<text:span text:style-name="T4">
 Read also: </text:span>
 <text:a xlink:type="simple" xlink:href="https://www.ukrinform.ua/rubric-ato/3709051-budakij-plan-sodo-miru-mae-bazuvatisa-na-propoziciah-ukraini-prezident.html" text:style-name="Internet_20_link" text:visited-style-name="Visited_20_Internet_20_Link">
</text:a>
As it was reported, May 12 <text:a xlink:type="simple" xlink:href="https://www.ukrinform.ua/rubric-polytics/3707604-dmitro-kuleba-rozpocav-persij-vizit-glavi-mzs-do-gvatemali.html" text:style-name="Internet_20_link" text:visited-style-name="Visited_20_Internet_20_Link">
</text:a>
The first visit of the Foreign Ministry of Ukraine to Guatemala.</text:p>
      <text:p text:style-name="P4">
News Source: <text:a xlink:type="simple" xlink:href="https://www.ukrinform.ua/rubric-polytics/3709576-dmitro-kuleba-anonsuvav-vizit-do-krain-afriki-prosuvatime-ukrainsku-formulu-miru.html" text:style-name="Internet_20_link" text:visited-style-name="Visited_20_Internet_20_Link">
https://www.ukrinform.ua/rubric-polytics/3709576-dmitro-kuleba-anonsuvav-vizit-do-krain-afriki-prosuvatime-ukrainsku-formulu-miru.html</text:a>
</text:p>
      <!--NEWS-->
      <text:h text:style-name="P10" text:outline-level="1">
<text:span text:style-name="T4">
In Kherson air defense, four Russian drones destroyed</text:span>
</text:h>
      <text:p text:style-name="P4">
Authors: Ukrinform (Person)</text:p>
      <text:p text:style-name="P4">
Publisher: Укринформ (Organization)</text:p>
      <text:p text:style-name="P4">
Published Time: 2023-05-15T17:53:41+03:00</text:p>
      <text:p text:style-name="P4">
Modified Time: 2023-05-15T17:53:41+03:00</text:p>
      <text:p text:style-name="P4">
Description: In the Kherson region, on May 15, air defense destroyed four Russian drones. - Ukrinform.</text:p>
      <text:p text:style-name="P4">
Images: ["<text:a xlink:type="simple" xlink:href="https://static.ukrinform.com/photos/2019_06/thumb_files/630_360_1560689258-427.jpg" text:style-name="Internet_20_link" text:visited-style-name="Visited_20_Internet_20_Link">
630_360_15606...</text:a>
", "<text:a xlink:type="simple" xlink:href="https://static.ukrinform.com/photos/2023_05/1684162319-509.jpg" text:style-name="Internet_20_link" text:visited-style-name="Visited_20_Internet_20_Link">
1684162319-50...</text:a>
"]</text:p>
      <text:p text:style-name="P4">
Tags: ['Херсонщина', 'Війна з росією', 'ППО']</text:p>
      <text:p text:style-name="P4">
Type: Article</text:p>
      <!--METADATA-->
      <text:p text:style-name="P4">
<draw:frame draw:style-name="fr1" draw:name="Image144" text:anchor-type="as-char" svg:width="6.9236in" svg:height="3.956343in" draw:z-index="0">
<draw:image xlink:href="../Images/yкринформ/2023-05-15T17-53-41-03-00/630_360_1560689258-427.jpg" xlink:type="simple" xlink:show="embed" xlink:actuate="onLoad" draw:mime-type="image/jpeg"/>
</draw:frame>
On May 15, the Uherson region destroyed four Russian non -Russian defense.</text:p>
      <text:p text:style-name="P4">
According to Ukrinform, the South Air Command reports in <text:a xlink:type="simple" xlink:href="https://www.facebook.com/PvKPivden/posts/pfbid0354iVMUUh3bLxCEpEWszjCnanAD79GJNVWwmkyxg7Fyb5exQbHWRVDca25S5wGnHbl" text:style-name="Internet_20_link" text:visited-style-name="Visited_20_Internet_20_Link">
</text:a>
.</text:p>
      <text:p text:style-name="P4">
“15 травня 2023 року на Херсонщині силами та засобами протиповітряної оборониповітряного командування “Південь” знищено 4 російських безпілотних літальнихапарати: 1 розвідувальний БпЛА “Орлан-10”, 1 розвідувальний безпілотник“Суперкам”, 2 ударних БпЛА типу “Ланцет”, - ідеться в повідомленні.</text:p>
      <text:p text:style-name="P4">
<draw:frame draw:style-name="fr1" draw:name="Image145" text:anchor-type="as-char" svg:width="6.9236in" svg:height="6.9236in" draw:z-index="0">
<draw:image xlink:href="../Images/yкринформ/2023-05-15T17-53-41-03-00/1684162319-509.jpg" xlink:type="simple" xlink:show="embed" xlink:actuate="onLoad" draw:mime-type="image/jpeg"/>
</draw:frame>
As reported by Ukrinform, on May 14 the Air Force of Ukraine <text:a xlink:type="simple" xlink:href="https://www.ukrinform.ua/rubric-ato/3709303-povitrani-sili-vnoci-znisili-rosijskij-orlan-i-cotiri-sahedi.html" text:style-name="Internet_20_link" text:visited-style-name="Visited_20_Internet_20_Link">
</text:a>
and reconnaissance UAV "Orlan-10".</text:p>
      <text:p text:style-name="P4">
Photo illustrative</text:p>
      <text:p text:style-name="P4">
News Source: <text:a xlink:type="simple" xlink:href="https://www.ukrinform.ua/rubric-ato/3709581-na-hersonsini-ppo-znisila-cotiri-rosijskih-bezpilotniki.html" text:style-name="Internet_20_link" text:visited-style-name="Visited_20_Internet_20_Link">
https://www.ukrinform.ua/rubric-ato/3709581-na-hersonsini-ppo-znisila-cotiri-rosijskih-bezpilotniki.html</text:a>
</text:p>
      <!--NEWS-->
      <text:h text:style-name="P10" text:outline-level="1">
<text:span text:style-name="T4">
Poland sent a note of Russia's protest by dismantling a monument near Irkutsk</text:span>
</text:h>
      <text:p text:style-name="P4">
Authors: Ukrinform (Person)</text:p>
      <text:p text:style-name="P4">
Publisher: Укринформ (Organization)</text:p>
      <text:p text:style-name="P4">
Published Time: 2023-05-15T17:54:00+03:00</text:p>
      <text:p text:style-name="P4">
Modified Time: 2023-05-15T17:54:00+03:00</text:p>
      <text:p text:style-name="P4">
Description: Warsaw sent a note to Moscow in connection with the dismantling of the Irkutsk monument to Polish victims of repression. - Ukrinform.</text:p>
      <text:p text:style-name="P4">
Images: ["<text:a xlink:type="simple" xlink:href="https://static.ukrinform.com/photos/2019_05/thumb_files/630_360_1557729860-429.jpg" text:style-name="Internet_20_link" text:visited-style-name="Visited_20_Internet_20_Link">
630_360_15577...</text:a>
"]</text:p>
      <text:p text:style-name="P4">
Tags: ["Пам'ятник", 'Польща', 'росія', 'Нота протесту']</text:p>
      <text:p text:style-name="P4">
Type: Article</text:p>
      <!--METADATA-->
      <text:p text:style-name="P4">
<draw:frame draw:style-name="fr1" draw:name="Image146" text:anchor-type="as-char" svg:width="6.9236in" svg:height="3.956343in" draw:z-index="0">
<draw:image xlink:href="../Images/yкринформ/2023-05-15T17-54-00-03-00/630_360_1557729860-429.jpg" xlink:type="simple" xlink:show="embed" xlink:actuate="onLoad" draw:mime-type="image/jpeg"/>
</draw:frame>
Warsawanaded Moscow a note of protest in connection with the dismantling of the Irkutska Camatt by Polish victims of repression.</text:p>
      <text:p text:style-name="P4">
This was reported in the comment <text:a xlink:type="simple" xlink:href="https://www.pap.pl/aktualnosci/news%2C1572470%2Cambasador-krajewski-skierowalismy-note-do-msz-rosji-w-zwiazku-z-usunieciem" text:style-name="Internet_20_link" text:visited-style-name="Visited_20_Internet_20_Link">
</text:a>
Poland's ambassador to Russian Kraevsky, reports Ukrinform.</text:p>
      <text:p text:style-name="P4">
"Today, we submitted a note to the Ministry of Foreign Affairs of the Russian Federation because of the dismantling of a symbolic tombstone, which was presented by the Polish victims of political repression in Russia, as well as the Cross, which honored Lithuanian victims near it," - said.</text:p>
      <text:p text:style-name="P4">
According to him, the dismantling and transfer of both memorial objects to an untouid "resistance".</text:p>
      <text:p text:style-name="P4">
<text:span text:style-name="T4">
 Read also: </text:span>
 <text:a xlink:type="simple" xlink:href="https://www.ukrinform.ua/rubric-regions/3707821-zagarbniki-zrujnuvali-mozaicne-panno-na-vokzali-u-mariupoli.html" text:style-name="Internet_20_link" text:visited-style-name="Visited_20_Internet_20_Link">
</text:a>
Kraevsky reported that in the note the Polish side also asked to explain why and where the monument was transported.</text:p>
      <text:p text:style-name="P4">
According to him, the Polish monument was erected by the Polish Diaspora in Russia in 2015 with the consent of local authorities.</text:p>
      <text:p text:style-name="P4">
<text:span text:style-name="T4">
 Read also: </text:span>
 <text:a xlink:type="simple" xlink:href="https://www.ukrinform.ua/rubric-world/3705325-polsa-peredala-notu-protestu-rosii-cerez-pogrozi-poslu-u-moskvi.html" text:style-name="Internet_20_link" text:visited-style-name="Visited_20_Internet_20_Link">
<text:span text:style-name="T4">
 threats </text:span>
 <text:span text:style-name="T4">
 APPLY </text:span>
</text:a>
As it was reported, in the city of Glubchyice of the Opole Voivodeship in the South <text:a xlink:type="simple" xlink:href="https://www.ukrinform.ua/tag-polsa" text:style-name="Internet_20_link" text:visited-style-name="Visited_20_Internet_20_Link">
</text:a>
May 5 <text:a xlink:type="simple" xlink:href="https://www.ukrinform.ua/rubric-world/3705189-u-polsi-demontuvali-se-odin-pamatnik-vdacnosti-cervonij-armii.html" text:style-name="Internet_20_link" text:visited-style-name="Visited_20_Internet_20_Link">
</text:a>
, which was installed in 1945.</text:p>
      <text:p text:style-name="P4">
News Source: <text:a xlink:type="simple" xlink:href="https://www.ukrinform.ua/rubric-world/3709582-polsa-nadislala-notu-protestu-rosii-cerez-demontaz-pamatnika-pid-irkutskom.html" text:style-name="Internet_20_link" text:visited-style-name="Visited_20_Internet_20_Link">
https://www.ukrinform.ua/rubric-world/3709582-polsa-nadislala-notu-protestu-rosii-cerez-demontaz-pamatnika-pid-irkutskom.html</text:a>
</text:p>
      <!--NEWS-->
      <text:h text:style-name="P10" text:outline-level="1">
<text:span text:style-name="T4">
Solidarity in the support of Ukraine is united by the EU and contributes to its expansion - Borrel</text:span>
</text:h>
      <text:p text:style-name="P4">
Authors: Ukrinform (Person)</text:p>
      <text:p text:style-name="P4">
Publisher: Укринформ (Organization)</text:p>
      <text:p text:style-name="P4">
Published Time: 2023-05-15T17:59:00+03:00</text:p>
      <text:p text:style-name="P4">
Modified Time: 2023-05-15T23:59:00+03:00</text:p>
      <text:p text:style-name="P4">
Description: The EU retains solidarity with Ukraine, and this in turn consolidates and strengthens the unity of the EU itself and provides new opportunities for candidate countries for entry.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інтеграція', 'Євросоюз', 'Боррель', 'Війна з росією']</text:p>
      <text:p text:style-name="P4">
Type: Article</text:p>
      <!--METADATA-->
      <text:p text:style-name="P4">
<draw:frame draw:style-name="fr1" draw:name="Image147" text:anchor-type="as-char" svg:width="6.9236in" svg:height="3.956343in" draw:z-index="0">
<draw:image xlink:href="../Images/yкринформ/2023-05-15T17-59-00-03-00/630_360_1667561515-584.jpg" xlink:type="simple" xlink:show="embed" xlink:actuate="onLoad" draw:mime-type="image/jpeg"/>
</draw:frame>
The European Union sets solidarity with Ukraine, and this in turn consolidates and strengthens the unity of the EU itself and provides new opportunities for candidate countries for entry.</text:p>
      <text:p text:style-name="P4">
This was announced during the discussion under the Analytical Center of European Politics by the high representative of the EU Josep Borrel. transmits Ukrinform with reference <text:a xlink:type="simple" xlink:href="http://audiovisual.ec.europa.eu/en/video/I-241057" text:style-name="Internet_20_link" text:visited-style-name="Visited_20_Internet_20_Link">
</text:a>
.</text:p>
      <text:p text:style-name="P4">
This is exactly how he answered the question of Ukrinform correspondent if he would be able to take advantage of the time that Ukrainian defenders win on the battlefield, to be trained in future security challenges and to overcome fragmentation *EU defense.</text:p>
      <text:p text:style-name="P4">
“I hope - yes. Yes, we will be able to take this opportunity to scratch and consolidate our capabilities and become bigger. I have to say that the unity we have demonstrated is outstanding, despite all delays and discussions. Almost a year and a half after the beginning, this unity persists, although European society has passed through labor. You remember winter and electricity and food prices. In love with it,(European)Governments continued to support Ukraine and remain united, ”said the high representative of the EU.</text:p>
      <text:p text:style-name="P4">
He noted that he would like to complete the discussion on the optimistic note, including the integration of the Western Balkan countries, which have long been progress, and for which the situation in Ukraine can play a role -causing room in the process of entry into the European Community.</text:p>
      <text:p text:style-name="P4">
<text:span text:style-name="T4">
 Read also: </text:span>
 <text:a xlink:type="simple" xlink:href="https://www.ukrinform.ua/rubric-ato/3708513-borrel-vvazae-formulu-zelenskogo-edinim-slahom-do-spravedlivogo-ta-stijkogo-miru.html" text:style-name="Internet_20_link" text:visited-style-name="Visited_20_Internet_20_Link">
<text:span text:style-name="T4">
 Borrel </text:span>
</text:a>
“I understand the disappointment that the peoples of the Western Balkans feel. But all the processes were long. In Spain, we were told: as soon as the military dictatorship is over, you will become EU members. Franco died in the 75th year. The EU members in the 86th, 11 years. Despite the fact that we were market economy and had many economic ties, ”said <text:a xlink:type="simple" xlink:href="https://www.ukrinform.ua/tag-zozep-borrel" text:style-name="Internet_20_link" text:visited-style-name="Visited_20_Internet_20_Link">
</text:a>
Answering Macedonia's representative's questions about this country's chances of EU membership after almost 20 years of waiting.He acknowledged that the process of joining new countries is a challenge for the EU officials, who also have to do their homework, and the EU -expanded EU could work. After all, when six or even more states join the EU, it will make it a new reality to adapt all procedures to the Towy decision -making system.</text:p>
      <text:p text:style-name="P4">
<text:span text:style-name="T4">
 Read also: </text:span>
 <text:a xlink:type="simple" xlink:href="https://www.ukrinform.ua/rubric-polytics/3708248-evrosouz-gotue-bagatoricnij-plan-z-pidtrimki-ukraini-borrel.html" text:style-name="Internet_20_link" text:visited-style-name="Visited_20_Internet_20_Link">
<text:span text:style-name="T4">
 Borrel </text:span>
</text:a>
As it was reported, in June 2022 the European Council granted Ukraine the status of a candidate for entry into the EU. The European Commission has developed a plan of action from sevenkroks that need to be successfully promoted to EU membership in Ukraine.</text:p>
      <text:p text:style-name="P4">
The European Commission is expected to publish a preliminary assessment of the efforts of Ukraine in June and will include the final conclusions about the progress made in the EU Extension, which will be formed by October.</text:p>
      <text:p text:style-name="P4">
Ukraine expects that the EU will be able to decide on the beginning of interstate references on Ukraine's membership in the EU before the end of this year.</text:p>
      <text:p text:style-name="P4">
News Source: <text:a xlink:type="simple" xlink:href="https://www.ukrinform.ua/rubric-polytics/3709691-solidarnist-u-pidtrimci-ukraini-gurtue-es-ta-spriae-jogo-rozsirennu-borrel.html" text:style-name="Internet_20_link" text:visited-style-name="Visited_20_Internet_20_Link">
https://www.ukrinform.ua/rubric-polytics/3709691-solidarnist-u-pidtrimci-ukraini-gurtue-es-ta-spriae-jogo-rozsirennu-borrel.html</text:a>
</text:p>
      <!--NEWS-->
      <text:h text:style-name="P10" text:outline-level="1">
<text:span text:style-name="T4">
The Ukrainian national team has won 15 awards at the International Paralateletics Tournament in Italy</text:span>
</text:h>
      <text:p text:style-name="P4">
Authors: Ukrinform (Person)</text:p>
      <text:p text:style-name="P4">
Publisher: Укринформ (Organization)</text:p>
      <text:p text:style-name="P4">
Published Time: 2023-05-15T18:00:12+03:00</text:p>
      <text:p text:style-name="P4">
Modified Time: 2023-05-15T18:00:12+03:00</text:p>
      <text:p text:style-name="P4">
Description: Six awards of the highest grade. - Ukrinform.</text:p>
      <text:p text:style-name="P4">
Images: ["<text:a xlink:type="simple" xlink:href="https://static.ukrinform.com/photos/2023_05/thumb_files/630_360_1684162702-262.jpg" text:style-name="Internet_20_link" text:visited-style-name="Visited_20_Internet_20_Link">
630_360_16841...</text:a>
"]</text:p>
      <text:p text:style-name="P4">
Tags: ['Паралімпійці']</text:p>
      <text:p text:style-name="P4">
Type: Article</text:p>
      <!--METADATA-->
      <text:p text:style-name="P4">
<draw:frame draw:style-name="fr1" draw:name="Image148" text:anchor-type="as-char" svg:width="6.9236in" svg:height="3.956343in" draw:z-index="0">
<draw:image xlink:href="../Images/yкринформ/2023-05-15T18-00-12-03-00/630_360_1684162702-262.jpg" xlink:type="simple" xlink:show="embed" xlink:actuate="onLoad" draw:mime-type="image/jpeg"/>
</draw:frame>
Six Nagorod of the highest grade.</text:p>
      <text:p text:style-name="P4">
International Rating Tournament in Athletics Paralympic teams of the Italian city of Yezolo, <text:a xlink:type="simple" xlink:href="https://suspilne.media/476893-ukraina-zdobula-15-nagorod-na-miznarodnomu-turniri-z-paraatletiki-v-italii-usi-medali-zbirnoi/" text:style-name="Internet_20_link" text:visited-style-name="Visited_20_Internet_20_Link">
</text:a>
Public sports, Ukrinform reports.</text:p>
      <text:p text:style-name="P4">
The national team of Ukraine at the tournament consisted of 16 parathids.</text:p>
      <text:p text:style-name="P4">
The Ukrainian parathletes won 15 awards, six of them of the highest grade, in addition, the national team won three silver and six bronze medals.</text:p>
      <text:p text:style-name="P4">
The largest number of medals in the national team of Ukraine was won by Vladislavgrebrebelny - three("Gold" - running 100 meters, "silver" - jumps in length "bronze" - running per 100 meters).</text:p>
      <text:p text:style-name="P4">
А ось Володимир Пономаренко єдиним з українців виборов дві золоті нагороди –перше місце у штовханні ядра та метанні диска. Також мультимедалістом турнірустав Олександр Дорошенко ("Silver" - pushing the kernel and "bronze" - throwing a dash).</text:p>
      <text:p text:style-name="P4">
<text:span text:style-name="T4">
Читайте також:</text:span>
 <text:a xlink:type="simple" xlink:href="https://www.ukrinform.ua/rubric-sports/3708356-tribunal-miznarodnogo-paralimpijskogo-komitetu-skasuvav-pripinenna-clenstva-rosii-ta-bilorusi-v-organizacii.html" text:style-name="Internet_20_link" text:visited-style-name="Visited_20_Internet_20_Link">
 </text:a>
According to Ukrinform, in May the tribunal of the International Paralympic Committee satisfied the appeal to suspend Russian and Belarus membership.</text:p>
      <text:p text:style-name="P4">
Photo: Getty Images</text:p>
      <text:p text:style-name="P4">
News Source: <text:a xlink:type="simple" xlink:href="https://www.ukrinform.ua/rubric-sports/3709584-zbirna-ukraini-zdobula-15-nagorod-na-miznarodnomu-turniri-z-paraatletiki-v-italii.html" text:style-name="Internet_20_link" text:visited-style-name="Visited_20_Internet_20_Link">
https://www.ukrinform.ua/rubric-sports/3709584-zbirna-ukraini-zdobula-15-nagorod-na-miznarodnomu-turniri-z-paraatletiki-v-italii.html</text:a>
</text:p>
      <!--NEWS-->
      <text:h text:style-name="P10" text:outline-level="1">
<text:span text:style-name="T4">
Russia bypassing sanctions buys spare parts to Boeing and Airbus - NYT</text:span>
</text:h>
      <text:p text:style-name="P4">
Authors: Ukrinform (Person)</text:p>
      <text:p text:style-name="P4">
Publisher: Укринформ (Organization)</text:p>
      <text:p text:style-name="P4">
Published Time: 2023-05-15T18:20:43+03:00</text:p>
      <text:p text:style-name="P4">
Modified Time: 2023-05-15T18:20:43+03:00</text:p>
      <text:p text:style-name="P4">
Description: Last year, there were spare parts for Boeing, Airbus and other manufacturers for millions of dollars in Russia. - Ukrinform.</text:p>
      <text:p text:style-name="P4">
Images: ["<text:a xlink:type="simple" xlink:href="https://static.ukrinform.com/photos/2023_05/thumb_files/630_360_1684163722-213.png" text:style-name="Internet_20_link" text:visited-style-name="Visited_20_Internet_20_Link">
630_360_16841...</text:a>
"]</text:p>
      <text:p text:style-name="P4">
Tags: ['Антиросійські санкції', 'США', 'Російська авіація', 'росія']</text:p>
      <text:p text:style-name="P4">
Type: Article</text:p>
      <!--METADATA-->
      <text:p text:style-name="P4">
<draw:frame draw:style-name="fr1" draw:name="Image149" text:anchor-type="as-char" svg:width="6.9236in" svg:height="3.956343in" draw:z-index="0">
<draw:image xlink:href="../Images/yкринформ/2023-05-15T18-20-43-03-00/630_360_1684163722-213.png" xlink:type="simple" xlink:show="embed" xlink:actuate="onLoad" draw:mime-type="image/png"/>
</draw:frame>
Last year, the sanctions were bypassed for the Boeing, Airbus aircraft and other producers for millions of dollars.</text:p>
      <text:p text:style-name="P4">
According to Ukrinform, with reference to the data of Russian customs writes <text:a xlink:type="simple" xlink:href="https://www.nytimes.com/2023/05/15/business/economy/russia-airlines-sanctions-ukraine.html" text:style-name="Internet_20_link" text:visited-style-name="Visited_20_Internet_20_Link">
</text:a>
.</text:p>
      <text:p text:style-name="P4">
According to the publication, the information collected and analyzed by the American Import Genius Trade Data Import shows that spare parts for <text:a xlink:type="simple" xlink:href="https://www.ukrinform.ua/tag-litak" text:style-name="Internet_20_link" text:visited-style-name="Visited_20_Internet_20_Link">
</text:a>
Tens of millions of dollars were sent to Russian airlines under US sanctions, media by airlines "Russia", "Aeroflot", "Ural Airlines", Airlines, S7airlines, Utair Aviation and "Victory".</text:p>
      <text:p text:style-name="P4">
It is noted that these deliveries were made possible by illegal schemes that have been able to bypass the sanction, moving goods through unofficial buyers, which are often found in the Middle East and in Asia.</text:p>
      <text:p text:style-name="P4">
<text:span text:style-name="T4">
 Read also: </text:span>
 <text:a xlink:type="simple" xlink:href="https://www.ukrinform.ua/rubric-world/3700943-boeing-likvidue-docirnu-kompaniu-v-bilorusi.html" text:style-name="Internet_20_link" text:visited-style-name="Visited_20_Internet_20_Link">
</text:a>
</text:p>
      <text:p text:style-name="P4">
Наприклад, як вказує видання, минулого року на склади "Аерофлоту" потрапилидесятки партій мідних дротів, болтів, графіту та інших деталей, маркованих яквироблені в США компанією Boeing. Їх постачали через невідомі торговікомпанії, зони вільної торгівлі та індустріальні парки в Об'єднаних АрабськихЕміратах і Китаї, а потім вони потрапили до росії.</text:p>
      <text:p text:style-name="P4">
Зазначені дані митниці охоплюють понад 5 000 окремих поставок авіадеталей доросії протягом восьми місяців 2022 року - від простих гвинтів до стартераавіаційного двигуна марки Honeywell вартістю 290 000 доларів.</text:p>
      <text:p text:style-name="P4">
<text:span text:style-name="T4">
Читайте також:</text:span>
 <text:a xlink:type="simple" xlink:href="https://www.ukrinform.ua/rubric-world/3708567-kraini-es-nastupnogo-tizna-prodovzat-obgovorenna-11go-paketu-sankcij-proti-rf.html" text:style-name="Internet_20_link" text:visited-style-name="Visited_20_Internet_20_Link">
 </text:a>
The data indicate that most products were directed through countries such as the United Arab Emirates, Turkey, China and Maldives. But several parties, in particular for Russia, were sent directly from the United States or European countries.</text:p>
      <text:p text:style-name="P4">
As it was reported, after Russia's invasion of Ukraine, the United States of America has introduced a number of economic allies <text:a xlink:type="simple" xlink:href="https://www.ukrinform.ua/tag-sankcii" text:style-name="Internet_20_link" text:visited-style-name="Visited_20_Internet_20_Link">
</text:a>
against the Russian Federation, individuals and legal entities that are considered to be involved in the reconciliation of war or support.</text:p>
      <text:p text:style-name="P4">
<text:span text:style-name="T5">
Foto: Sergey Ponomarev for the New York Times</text:span>
</text:p>
      <text:p text:style-name="P4">
News Source: <text:a xlink:type="simple" xlink:href="https://www.ukrinform.ua/rubric-world/3709592-rosia-v-obhid-sankcij-kupue-zapcastini-do-litakiv-boeing-ta-airbus-nyt.html" text:style-name="Internet_20_link" text:visited-style-name="Visited_20_Internet_20_Link">
https://www.ukrinform.ua/rubric-world/3709592-rosia-v-obhid-sankcij-kupue-zapcastini-do-litakiv-boeing-ta-airbus-nyt.html</text:a>
</text:p>
      <!--NEWS-->
      <text:h text:style-name="P10" text:outline-level="1">
<text:span text:style-name="T4">
Labor Labor remains one of the obstacles to doing business</text:span>
</text:h>
      <text:p text:style-name="P4">
Authors: Ukrinform (Person)</text:p>
      <text:p text:style-name="P4">
Publisher: Укринформ (Organization)</text:p>
      <text:p text:style-name="P4">
Published Time: 2023-05-15T18:22:22+03:00</text:p>
      <text:p text:style-name="P4">
Modified Time: 2023-05-15T18:22:22+03:00</text:p>
      <text:p text:style-name="P4">
Description: In Ukraine, the number of businesses that are intensifying problems with staff search has increased. - Ukrinform.</text:p>
      <text:p text:style-name="P4">
Images: ["<text:a xlink:type="simple" xlink:href="https://static.ukrinform.com/photos/2023_02/thumb_files/630_360_1676561865-943.jpg" text:style-name="Internet_20_link" text:visited-style-name="Visited_20_Internet_20_Link">
630_360_16765...</text:a>
"]</text:p>
      <text:p text:style-name="P4">
Tags: ['Бізнес', 'Нацбанк']</text:p>
      <text:p text:style-name="P4">
Type: Article</text:p>
      <!--METADATA-->
      <text:p text:style-name="P4">
<draw:frame draw:style-name="fr1" draw:name="Image150" text:anchor-type="as-char" svg:width="6.9236in" svg:height="3.956343in" draw:z-index="0">
<draw:image xlink:href="../Images/yкринформ/2023-05-15T18-22-22-03-00/630_360_1676561865-943.jpg" xlink:type="simple" xlink:show="embed" xlink:actuate="onLoad" draw:mime-type="image/jpeg"/>
</draw:frame>
There is a number of businesses in Ukrainian, which experience problems with finding a staff.</text:p>
      <text:p text:style-name="P4">
The Executive Director of the Institute for Economic Research of Tapolitical Consultations Oksana Kuzyakov told this during a presentation in the Ukrinform-monthly survey of the Ukrainian business environment "Economic trends of business grits during the war. April 2023 ».</text:p>
      <text:p text:style-name="P4">
“Among all obstacles to driving <text:a xlink:type="simple" xlink:href="https://www.ukrinform.ua/tag-biznes" text:style-name="Internet_20_link" text:visited-style-name="Visited_20_Internet_20_Link">
</text:a>
In Ukraine, the lack of workforce is ranked fifth - 31% of the respondents marry problems with staffing, ”the expert said.</text:p>
      <text:p text:style-name="P4">
Thus, in April, the share of businesses that felt the lack of skilled workers increased to 26.9% of 19.9% in March. At the same time, employers reduced(from 7% to 4.9%)who reported that they are easy to find unskilled workers.</text:p>
      <text:p text:style-name="P4">
Therefore, businesses are in no hurry to increase staff. Plan to grow up the number of employees only 5.6%(against 8.3% in March). Тоді як вжепонад 91% не очікують змін у зайнятості (In March, there were 88.3%).</text:p>
      <text:p text:style-name="P4">
<text:span text:style-name="T4">
Читайте також:</text:span>
 <text:a xlink:type="simple" xlink:href="https://www.ukrinform.ua/rubric-society/3707420-na-edinomu-portali-184-tisaci-vakansij-kogo-sukaut-robotodavci-ta-na-aku-zarplatu.html" text:style-name="Internet_20_link" text:visited-style-name="Visited_20_Internet_20_Link">
 </text:a>
“If you look at this figure by the size of enterprises, we will see that the high and medium -sized enterprises are the problem with the search for staff is more acute, unlike small and microbusiness. This trend can testify to the first -time of large and medium -sized businesses to resort to development, ”Oksanakuzyak said.</text:p>
      <text:p text:style-name="P4">
As reported, according to the NBU, in April 2023, John(Expectation index of business activity)It increased to 51.5 of 49.5 in March, which indicates a test about the growth of production in Ukraine due to the stabilization of the energy situation, improving consumer sentiment and improving inflation and course expectations.</text:p>
      <text:p text:style-name="P4">
News Source: <text:a xlink:type="simple" xlink:href="https://www.ukrinform.ua/rubric-economy/3709593-brak-robocoi-sili-zalisaetsa-odnieu-z-pereskod-dla-vedenna-biznesu.html" text:style-name="Internet_20_link" text:visited-style-name="Visited_20_Internet_20_Link">
https://www.ukrinform.ua/rubric-economy/3709593-brak-robocoi-sili-zalisaetsa-odnieu-z-pereskod-dla-vedenna-biznesu.html</text:a>
</text:p>
      <!--NEWS-->
      <text:h text:style-name="P10" text:outline-level="1">
<text:span text:style-name="T4">
Labor Labor remains one of the obstacles to doing business</text:span>
</text:h>
      <text:p text:style-name="P4">
Authors: Ukrinform (Person)</text:p>
      <text:p text:style-name="P4">
Publisher: Укринформ (Organization)</text:p>
      <text:p text:style-name="P4">
Published Time: 2023-05-15T18:22:22+03:00</text:p>
      <text:p text:style-name="P4">
Modified Time: 2023-05-15T18:22:22+03:00</text:p>
      <text:p text:style-name="P4">
Description: In Ukraine, the number of businesses that are intensifying problems with staff search has increased. - Ukrinform.</text:p>
      <text:p text:style-name="P4">
Images: ["<text:a xlink:type="simple" xlink:href="https://static.ukrinform.com/photos/2023_02/thumb_files/630_360_1676561865-943.jpg" text:style-name="Internet_20_link" text:visited-style-name="Visited_20_Internet_20_Link">
630_360_16765...</text:a>
"]</text:p>
      <text:p text:style-name="P4">
Tags: ['Бізнес', 'Нацбанк']</text:p>
      <text:p text:style-name="P4">
Type: Article</text:p>
      <!--METADATA-->
      <text:p text:style-name="P4">
<draw:frame draw:style-name="fr1" draw:name="Image151" text:anchor-type="as-char" svg:width="6.9236in" svg:height="3.956343in" draw:z-index="0">
<draw:image xlink:href="../Images/yкринформ/2023-05-15T18-22-22-03-00/630_360_1676561865-943.jpg" xlink:type="simple" xlink:show="embed" xlink:actuate="onLoad" draw:mime-type="image/jpeg"/>
</draw:frame>
There is a number of businesses in Ukrainian, which experience problems with finding a staff.</text:p>
      <text:p text:style-name="P4">
The Executive Director of the Institute for Economic Research of Tapolitical Consultations Oksana Kuzyakov told this during a presentation in the Ukrinform-monthly survey of the Ukrainian business environment "Economic trends of business grits during the war. April 2023 ».</text:p>
      <text:p text:style-name="P4">
“Among all obstacles to driving <text:a xlink:type="simple" xlink:href="https://www.ukrinform.ua/tag-biznes" text:style-name="Internet_20_link" text:visited-style-name="Visited_20_Internet_20_Link">
</text:a>
In Ukraine, the lack of workforce is ranked fifth - 31% of the respondents marry problems with staffing, ”the expert said.</text:p>
      <text:p text:style-name="P4">
Thus, in April, the share of businesses that felt the lack of skilled workers increased to 26.9% of 19.9% in March. At the same time, employers reduced(from 7% to 4.9%)who reported that they are easy to find unskilled workers.</text:p>
      <text:p text:style-name="P4">
Therefore, businesses are in no hurry to increase staff. Plan to grow up the number of employees only 5.6%(against 8.3% in March). Тоді як вжепонад 91% не очікують змін у зайнятості (In March, there were 88.3%).</text:p>
      <text:p text:style-name="P4">
<text:span text:style-name="T4">
Читайте також:</text:span>
 <text:a xlink:type="simple" xlink:href="https://www.ukrinform.ua/rubric-society/3707420-na-edinomu-portali-184-tisaci-vakansij-kogo-sukaut-robotodavci-ta-na-aku-zarplatu.html" text:style-name="Internet_20_link" text:visited-style-name="Visited_20_Internet_20_Link">
 </text:a>
“If you look at this figure by the size of enterprises, we will see that the high and medium -sized enterprises are the problem with the search for staff is more acute, unlike small and microbusiness. This trend can testify to the first -time of large and medium -sized businesses to resort to development, ”Oksanakuzyak said.</text:p>
      <text:p text:style-name="P4">
As reported, according to the NBU, in April 2023, John(Expectation index of business activity)It increased to 51.5 of 49.5 in March, which indicates a test about the growth of production in Ukraine due to the stabilization of the energy situation, improving consumer sentiment and improving inflation and course expectations.</text:p>
      <text:p text:style-name="P4">
News Source: <text:a xlink:type="simple" xlink:href="https://www.ukrinform.ua/rubric-economy/3709593-brak-robocoi-sili-zalisaetsa-odnieu-z-pereskod-dla-vedenna-biznesu.html" text:style-name="Internet_20_link" text:visited-style-name="Visited_20_Internet_20_Link">
https://www.ukrinform.ua/rubric-economy/3709593-brak-robocoi-sili-zalisaetsa-odnieu-z-pereskod-dla-vedenna-biznesu.html</text:a>
</text:p>
      <!--NEWS-->
      <text:h text:style-name="P10" text:outline-level="1">
<text:span text:style-name="T4">
In Finland, a military training aircraft crashed</text:span>
</text:h>
      <text:p text:style-name="P4">
Authors: Ukrinform (Person)</text:p>
      <text:p text:style-name="P4">
Publisher: Укринформ (Organization)</text:p>
      <text:p text:style-name="P4">
Published Time: 2023-05-15T18:25:14+03:00</text:p>
      <text:p text:style-name="P4">
Modified Time: 2023-05-15T18:25:14+03:00</text:p>
      <text:p text:style-name="P4">
Description: The Hawk Air Force Educational Air Force has crashed this day in the Central part of the country this day. - Ukrinform.</text:p>
      <text:p text:style-name="P4">
Images: ["<text:a xlink:type="simple" xlink:href="https://static.ukrinform.com/photos/2023_05/thumb_files/630_360_1684164059-317.png" text:style-name="Internet_20_link" text:visited-style-name="Visited_20_Internet_20_Link">
630_360_16841...</text:a>
"]</text:p>
      <text:p text:style-name="P4">
Tags: ['Аварія', 'Фінляндія', 'Літак']</text:p>
      <text:p text:style-name="P4">
Type: Article</text:p>
      <!--METADATA-->
      <text:p text:style-name="P4">
<draw:frame draw:style-name="fr1" draw:name="Image152" text:anchor-type="as-char" svg:width="6.9236in" svg:height="3.956343in" draw:z-index="0">
<draw:image xlink:href="../Images/yкринформ/2023-05-15T18-25-14-03-00/630_360_1684164059-317.png" xlink:type="simple" xlink:show="embed" xlink:actuate="onLoad" draw:mime-type="image/png"/>
</draw:frame>
The Hawk Air Force Training and Educational Aircraft has crashed today in the city of Keuru in the central part of the country.</text:p>
      <text:p text:style-name="P4">
As Ukrinform reports, it reports <text:a xlink:type="simple" xlink:href="https://yle.fi/a/74-20031919" text:style-name="Internet_20_link" text:visited-style-name="Visited_20_Internet_20_Link">
</text:a>
.</text:p>
      <text:p text:style-name="P4">
As it is noted, both pilots managed to catapult.</text:p>
      <text:p text:style-name="P4">
Training <text:a xlink:type="simple" xlink:href="https://www.ukrinform.ua/tag-litak" text:style-name="Internet_20_link" text:visited-style-name="Visited_20_Internet_20_Link">
</text:a>
He crashed in the south Cauru, about 300 km north of Finland Helsinki, Finland Air Force.</text:p>
      <text:p text:style-name="P4">
According to the brigade General of the Air Force Timo Gerranen, the pilots of the aircraft conducted. Both pilots were sent for examinations.</text:p>
      <text:p text:style-name="P4">
<text:span text:style-name="T4">
 Read also: </text:span>
 <text:a xlink:type="simple" xlink:href="https://www.ukrinform.ua/rubric-crimea/3708401-u-krimu-rozbivsa-rosijskij-vertolit-mi28-piloti-zaginuli.html" text:style-name="Internet_20_link" text:visited-style-name="Visited_20_Internet_20_Link">
<text:span text:style-name="T4">
 crashed </text:span>
</text:a>
It is noted that this is the 12th Hawk aircraft accident, which happened since it has been used to use these aircraft in 1980.</text:p>
      <text:p text:style-name="P4">
The last accident of the Hawk aircraft occurred in November 2013, when two aircraft was shocked during combat exercises.</text:p>
      <text:p text:style-name="P4">
<text:span text:style-name="T5">
Foto: Risto Degerman / yle</text:span>
</text:p>
      <text:p text:style-name="P4">
News Source: <text:a xlink:type="simple" xlink:href="https://www.ukrinform.ua/rubric-world/3709595-u-finlandii-rozbivsa-vijskovij-navcalnij-litak.html" text:style-name="Internet_20_link" text:visited-style-name="Visited_20_Internet_20_Link">
https://www.ukrinform.ua/rubric-world/3709595-u-finlandii-rozbivsa-vijskovij-navcalnij-litak.html</text:a>
</text:p>
      <!--NEWS-->
      <text:h text:style-name="P10" text:outline-level="1">
<text:span text:style-name="T4">
In Ukraine, the competition of cultural and artistic projects for book production was announced</text:span>
</text:h>
      <text:p text:style-name="P4">
Authors: Ukrinform (Person)</text:p>
      <text:p text:style-name="P4">
Publisher: Укринформ (Organization)</text:p>
      <text:p text:style-name="P4">
Published Time: 2023-05-15T18:28:42+03:00</text:p>
      <text:p text:style-name="P4">
Modified Time: 2023-05-15T18:28:42+03:00</text:p>
      <text:p text:style-name="P4">
Description: The Ukrainian Institute of the Book has announced a competition for cultural and artistic projects for book production. - Ukrinform.</text:p>
      <text:p text:style-name="P4">
Images: ["<text:a xlink:type="simple" xlink:href="https://static.ukrinform.com/photos/2022_12/thumb_files/630_360_1670748759-862.jpg" text:style-name="Internet_20_link" text:visited-style-name="Visited_20_Internet_20_Link">
630_360_16707...</text:a>
"]</text:p>
      <text:p text:style-name="P4">
Tags: ['Книги', 'Конкурс', 'МКІП ']</text:p>
      <text:p text:style-name="P4">
Type: Article</text:p>
      <!--METADATA-->
      <text:p text:style-name="P4">
<draw:frame draw:style-name="fr1" draw:name="Image153" text:anchor-type="as-char" svg:width="6.9236in" svg:height="3.956343in" draw:z-index="0">
<draw:image xlink:href="../Images/yкринформ/2023-05-15T18-28-42-03-00/630_360_1670748759-862.jpg" xlink:type="simple" xlink:show="embed" xlink:actuate="onLoad" draw:mime-type="image/jpeg"/>
</draw:frame>
The Ukrainian Institute of the Book has announced a competition for cultural and artistic projects of book production.</text:p>
      <text:p text:style-name="P4">
According to Ukrinform, the Ministry of Culture and Information Policy reports in <text:a xlink:type="simple" xlink:href="https://t.me/mkipu/6072" text:style-name="Internet_20_link" text:visited-style-name="Visited_20_Internet_20_Link">
</text:a>
.</text:p>
      <text:p text:style-name="P4">
The competition is invited to submit cultural and artistic projects, aimed at release of book products in thematic areas: artistic and popular science works for different age categories of readers; works for children of diet; Artistic works related to the commemoration of the feats of war veterans, manifested in the protection of sovereignty, territorial integrity of Ukraine's lamb.</text:p>
      <text:p text:style-name="P4">
<text:span text:style-name="T4">
 Read also: </text:span>
 <text:a xlink:type="simple" xlink:href="https://www.ukrinform.ua/rubric-diaspora/3708208-na-knizkovomu-festivali-u-prazi-predstavili-ukrainskij-stend.html" text:style-name="Internet_20_link" text:visited-style-name="Visited_20_Internet_20_Link">
<text:span text:style-name="T4">
 Book </text:span>
</text:a>
The participant can apply for no more than six books in one or all priority thematic areas.</text:p>
      <text:p text:style-name="P4">
Under the terms of the competition, the VIK will finance all the direct expenses of the participants, namely: preparation, printing and delivery of books, which will be made by the participant during the contract on the implementation of the project; printing costs and printing costs; Costs for book products.</text:p>
      <text:p text:style-name="P4">
Book editions are sent to public libraries to replenish their funds.</text:p>
      <text:p text:style-name="P4">
<text:span text:style-name="T4">
 Read also: </text:span>
 <text:a xlink:type="simple" xlink:href="https://www.ukrinform.ua/rubric-culture/3706479-u-mzs-rozpovili-pro-rezultati-misaca-kulturnoi-diplomatii-ukraini-u-vikipedii.html" text:style-name="Internet_20_link" text:visited-style-name="Visited_20_Internet_20_Link">
</text:a>
All the details of the requirements and documents to be submitted to participate in the competition can be found on the MKIP website at the link.</text:p>
      <text:p text:style-name="P4">
As reported by Ukrinform, Ukrainians can take part in the project of ministries in the ministries and information policy of Ukraine "Book on the Front", to pass the book and support the moral spirit and the psychological state of the military.</text:p>
      <text:p text:style-name="P4">
News Source: <text:a xlink:type="simple" xlink:href="https://www.ukrinform.ua/rubric-culture/3709597-v-ukraini-ogolosili-konkurs-kulturnomisteckih-proektiv-z-vipusku-knizkovoi-produkcii.html" text:style-name="Internet_20_link" text:visited-style-name="Visited_20_Internet_20_Link">
https://www.ukrinform.ua/rubric-culture/3709597-v-ukraini-ogolosili-konkurs-kulturnomisteckih-proektiv-z-vipusku-knizkovoi-produkcii.html</text:a>
</text:p>
      <!--NEWS-->
      <text:h text:style-name="P10" text:outline-level="1">
<text:span text:style-name="T4">
The Briton drove from London to Lviv - he was raising money for demining Ukraine</text:span>
</text:h>
      <text:p text:style-name="P4">
Authors: Ukrinform (Person)</text:p>
      <text:p text:style-name="P4">
Publisher: Укринформ (Organization)</text:p>
      <text:p text:style-name="P4">
Published Time: 2023-05-15T18:34:52+03:00</text:p>
      <text:p text:style-name="P4">
Modified Time: 2023-05-15T18:34:52+03:00</text:p>
      <text:p text:style-name="P4">
Description: The British Tom Hashami made a bicycle trip from London to Lviv, which collected more than 21,000 pounds to mine the territory of Ukraine. - Ukrinform.</text:p>
      <text:p text:style-name="P4">
Images: ["<text:a xlink:type="simple" xlink:href="https://static.ukrinform.com/photos/2023_05/thumb_files/630_360_1684164668-428.png" text:style-name="Internet_20_link" text:visited-style-name="Visited_20_Internet_20_Link">
630_360_16841...</text:a>
"]</text:p>
      <text:p text:style-name="P4">
Tags: ['Британія', 'Розмінування', 'Україна', 'Велосипед']</text:p>
      <text:p text:style-name="P4">
Type: Article</text:p>
      <!--METADATA-->
      <text:p text:style-name="P4">
<draw:frame draw:style-name="fr1" draw:name="Image154" text:anchor-type="as-char" svg:width="6.9236in" svg:height="3.956343in" draw:z-index="0">
<draw:image xlink:href="../Images/yкринформ/2023-05-15T18-34-52-03-00/630_360_1684164668-428.png" xlink:type="simple" xlink:show="embed" xlink:actuate="onLoad" draw:mime-type="image/png"/>
</draw:frame>
British Hashami made a bicycle trip from London to Lviv, within which he had picked up more than 21,000 pounds to mine the territory of Ukraine.</text:p>
      <text:p text:style-name="P4">
About it reports <text:a xlink:type="simple" xlink:href="https://city-adm.lviv.ua/news/society/public-sector/296516-mer-lvova-zustrivsia-iz-brytantsem-shcho-zdiisnyv-blahodiinu-podorozh-velosypedom-z-londona-do-lvova" text:style-name="Internet_20_link" text:visited-style-name="Visited_20_Internet_20_Link">
</text:a>
Council, Ukrinform reports.</text:p>
      <text:p text:style-name="P4">
It is noted that on Saturday, Tom Hasham arrived in Lviv, overcoming 2000 kilometers in Europe for two weeks. The primary purpose of this train was the assembly on the fundraising platform to mine the Ukrainian territory.</text:p>
      <text:p text:style-name="P4">
The British was very amazed by the fact that from unreasonable <text:a xlink:type="simple" xlink:href="https://www.ukrinform.ua/tag-mina" text:style-name="Internet_20_link" text:visited-style-name="Visited_20_Internet_20_Link">
</text:a>
And shells because of carelessness are most often affected by children. Having a 5-year-old son, this problem was affected by this problem, so he decided to raise funds for such a goal. It was necessary to collect 21,000 pounds.</text:p>
      <text:p text:style-name="P4">
“It was a difficult way, but I am glad that everything succeeded. Happy to come again to Drugasiv Lviv. I hope that we will be able to strengthen the links between Lviv with a cotonon, ”the British said.</text:p>
      <text:p text:style-name="P4">
<text:span text:style-name="T4">
 Read also: </text:span>
 <text:a xlink:type="simple" xlink:href="https://www.ukrinform.ua/rubric-society/3709586-estonski-saperi-gotovi-dopomagati-ukraini-u-rozminuvanni-teritorij.html" text:style-name="Internet_20_link" text:visited-style-name="Visited_20_Internet_20_Link">
<text:span text:style-name="T4">
 Mine </text:span>
</text:a>
Today, Hashami met with the mayor of Lviv Andriy Sadov and passing a letter from a member of the Parliament of Rochdale and deputies of the British Government of the Support Support.</text:p>
      <text:p text:style-name="P4">
The mayor presented the guest ecosystem "unbreakable", which is being developed in Lviv for the aid of the people affected by the war and spoke about cooperation with different twinners. During the meeting, they agreed on further cooperation: in particular, Hashami would try to help Lviv to establish a partnership with British mates.</text:p>
      <text:p text:style-name="P4">
As reported by Ukrinform, according to the World Bank's calculations, <text:a xlink:type="simple" xlink:href="https://www.ukrinform.ua/rubric-economy/3705065-potrebi-na-rozminuvanna-na-potocnij-rik-sagaut-ponad-397-mln-pavluk.html" text:style-name="Internet_20_link" text:visited-style-name="Visited_20_Internet_20_Link">
</text:a>
. The estimated cost of a full complex of humanitarian demining works is $ 37 billion.</text:p>
      <text:p text:style-name="P4">
As of early May, about 70 thousand hectares have already been surveyed in Ukraine within the humanitarian demining of the regional land.</text:p>
      <text:p text:style-name="P4">
<text:span text:style-name="T5">
Foto: Lviv City Council</text:span>
</text:p>
      <text:p text:style-name="P4">
News Source: <text:a xlink:type="simple" xlink:href="https://www.ukrinform.ua/rubric-regions/3709599-britanec-proihav-na-velosipedi-z-londona-do-lvova-zbirav-kosti-na-rozminuvanna-ukraini.html" text:style-name="Internet_20_link" text:visited-style-name="Visited_20_Internet_20_Link">
https://www.ukrinform.ua/rubric-regions/3709599-britanec-proihav-na-velosipedi-z-londona-do-lvova-zbirav-kosti-na-rozminuvanna-ukraini.html</text:a>
</text:p>
      <!--NEWS-->
      <text:h text:style-name="P10" text:outline-level="1">
<text:span text:style-name="T4">
According to the 5-7-9%program, business has already received 197 billion loans</text:span>
</text:h>
      <text:p text:style-name="P4">
Authors: Ukrinform (Person)</text:p>
      <text:p text:style-name="P4">
Publisher: Укринформ (Organization)</text:p>
      <text:p text:style-name="P4">
Published Time: 2023-05-15T18:37:32+03:00</text:p>
      <text:p text:style-name="P4">
Modified Time: 2023-05-15T18:37:32+03:00</text:p>
      <text:p text:style-name="P4">
Description: According to the government program "Available loans 5-7-9%" business has already received UAH 197 billion, of which UAH 1.8 billion was issued last week. - Ukrinform.</text:p>
      <text:p text:style-name="P4">
Images: ["<text:a xlink:type="simple" xlink:href="https://static.ukrinform.com/photos/2020_01/thumb_files/630_360_1579711515-863.jpg" text:style-name="Internet_20_link" text:visited-style-name="Visited_20_Internet_20_Link">
630_360_15797...</text:a>
"]</text:p>
      <text:p text:style-name="P4">
Tags: ['Кредит', 'Мінекономіки', 'Доступні кредити']</text:p>
      <text:p text:style-name="P4">
Type: Article</text:p>
      <!--METADATA-->
      <text:p text:style-name="P4">
<draw:frame draw:style-name="fr1" draw:name="Image155" text:anchor-type="as-char" svg:width="6.9236in" svg:height="3.956343in" draw:z-index="0">
<draw:image xlink:href="../Images/yкринформ/2023-05-15T18-37-32-03-00/630_360_1579711515-863.jpg" xlink:type="simple" xlink:show="embed" xlink:actuate="onLoad" draw:mime-type="image/jpeg"/>
</draw:frame>
A 5-7-9%of the available loans "Available Credits of 5-7-9%" has already received UAH 197 billion, of which UAH 1.8 billion was issued last week.</text:p>
      <text:p text:style-name="P4">
This was reported by the press service <text:a xlink:type="simple" xlink:href="https://www.me.gov.ua/News/Detail" text:style-name="Internet_20_link" text:visited-style-name="Visited_20_Internet_20_Link">
</text:a>
, reports Ukrinform.</text:p>
      <text:p text:style-name="P4">
“Since the beginning of 2023, banks have issued a business of 8.5 thousand loans for UAH 30 billion. From the beginning of the program(February 2020)61.6 thousand loans were issued at UAH 61.6 billion, ”the message reads.</text:p>
      <text:p text:style-name="P4">
In particular, last week, more than 400 entrepreneurs under the government program were received for a total amount of UAH 1.8 billion.</text:p>
      <text:p text:style-name="P4">
<text:span text:style-name="T4">
 Read also: </text:span>
 <text:a xlink:type="simple" xlink:href="https://www.ukrinform.ua/rubric-economy/3707822-za-programou-eosela-vidali-ponad-tisacu-kreditiv.html" text:style-name="Internet_20_link" text:visited-style-name="Visited_20_Internet_20_Link">
<text:span text:style-name="T4">
 loans </text:span>
</text:a>
It is noted that most entrepreneurs have taken anti -crisis <text:a xlink:type="simple" xlink:href="https://www.ukrinform.ua/tag-kredit" text:style-name="Internet_20_link" text:visited-style-name="Visited_20_Internet_20_Link">
</text:a>
-UAH 62 billion and for anti -war purposes -55 billion UAH. UAH 28.6 million was issued for the refinancing of previously received loans, UAH 12.6 billion was issued for investment purposes.</text:p>
      <text:p text:style-name="P4">
In addition, agrarians received UAH 30.2 billion of credit funds to support their activity, and trading companies took 1.5 billion UAH of loans to replenish the money.</text:p>
      <text:p text:style-name="P4">
Most often credited to the program of enterprises working in the spheres(54%), trade and production(23%), industrial processing(13%).</text:p>
      <text:p text:style-name="P4">
Серед регіонів лідерами за сумами укладених кредитних договорів є Львівська,Одеська, Дніпропетровська, Харківська, Київська, Вінницька області та м. Київ.</text:p>
      <text:p text:style-name="P4">
На сьогодні участь у програмі беруть 45 банків, найбільшу кількість кредитіввидали ПриватБанк (27 thousand.), Savings Bank(9.3 thousand)and Raiffeisen Bank Aval(5.3This.).</text:p>
      <text:p text:style-name="P4">
<text:span text:style-name="T4">
Читайте також:</text:span>
 <text:a xlink:type="simple" xlink:href="https://www.ukrinform.ua/rubric-economy/3708341-kabmin-rozsirue-diu-programi-pilgovogo-kredituvanna-na-tec-ta-tes.html" text:style-name="Internet_20_link" text:visited-style-name="Visited_20_Internet_20_Link">
 <text:span text:style-name="T4">
кредит</text:span>
 </text:a>
As it was reported, the government program "Available loans 5-7-9%" started on 1 subject to 1 2020. There are three percent rates within it(Depending on the date of business and its size(annual turnover): 5% per annum - if the outflow of 25 million hryvnias and a minimum of 2 workplaces are created during the first quarter; 7% per annum - for business with revenue up to UAH 25 million; 9% per annum - for business with up to UAH 50 million. In March 2023, the Cabinet of Ministers allowed entrepreneurs from the territories of possible hostilities of ideocounted territories to participate in the State Program "Available Credits 5-7-9%".</text:p>
      <text:p text:style-name="P4">
News Source: <text:a xlink:type="simple" xlink:href="https://www.ukrinform.ua/rubric-economy/3709600-za-programou-579-biznes-uze-otrimav-197-milardiv-kreditiv.html" text:style-name="Internet_20_link" text:visited-style-name="Visited_20_Internet_20_Link">
https://www.ukrinform.ua/rubric-economy/3709600-za-programou-579-biznes-uze-otrimav-197-milardiv-kreditiv.html</text:a>
</text:p>
      <!--NEWS-->
      <text:h text:style-name="P10" text:outline-level="1">
<text:span text:style-name="T4">
23 600 killed and wounded as a result of the invasion of the Russian Federation in Ukraine were stated in the UN</text:span>
</text:h>
      <text:p text:style-name="P4">
Authors: Ukrinform (Person)</text:p>
      <text:p text:style-name="P4">
Publisher: Укринформ (Organization)</text:p>
      <text:p text:style-name="P4">
Published Time: 2023-05-15T18:38:00+03:00</text:p>
      <text:p text:style-name="P4">
Modified Time: 2023-05-15T18:38:00+03:00</text:p>
      <text:p text:style-name="P4">
Description: The number of victims among civilians in Ukraine has increased to the highest level in recent months - 23,600 killed and wounded. - Ukrinform.</text:p>
      <text:p text:style-name="P4">
Images: ["<text:a xlink:type="simple" xlink:href="https://static.ukrinform.com/photos/2023_02/thumb_files/630_360_1675700887-744.jpeg" text:style-name="Internet_20_link" text:visited-style-name="Visited_20_Internet_20_Link">
630_360_16757...</text:a>
"]</text:p>
      <text:p text:style-name="P4">
Tags: ['ООН', 'Радбез ООН', 'Війна з росією']</text:p>
      <text:p text:style-name="P4">
Type: Article</text:p>
      <!--METADATA-->
      <text:p text:style-name="P4">
<draw:frame draw:style-name="fr1" draw:name="Image156" text:anchor-type="as-char" svg:width="6.9236in" svg:height="3.956343in" draw:z-index="0">
<draw:image xlink:href="../Images/yкринформ/2023-05-15T18-38-00-03-00/630_360_1675700887-744.jpeg" xlink:type="simple" xlink:show="embed" xlink:actuate="onLoad" draw:mime-type="image/jpeg"/>
</draw:frame>
The number of civilian sacrifices in Ukraine has increased in recent months - 23,600 killed and wounded.</text:p>
      <text:p text:style-name="P4">
This was announced on Monday at a meeting of the UN Security Council, which creates a humanitarian situation caused by the Russian war, the UN Deputy Genitensk on Humanitarian Affairs Martin Giffits, reports Ukrinform's own correspondent in New York.</text:p>
      <text:p text:style-name="P4">
According to Griffiths, 23 600 casualties have been recorded from the beginning of full -scale Russian aggression(killed and wounded)Among the civilian population, although "actual losses are probably much higher."</text:p>
      <text:p text:style-name="P4">
<text:span text:style-name="T4">
 Read also: </text:span>
 <text:a xlink:type="simple" xlink:href="https://www.ukrinform.ua/rubric-polytics/3708551-u-ponedilok-radbez-oon-obgovorit-gumanitarni-naslidki-rosijskoi-vijni-proti-ukraini.html" text:style-name="Internet_20_link" text:visited-style-name="Visited_20_Internet_20_Link">
<text:span text:style-name="T4">
 UN </text:span>
</text:a>
He also recalled the rocket shelling of the Russian army of humanitarian aid in Odessa, the mobile hospital of the Red Cross Society in Nikolaev, which resulted in the destruction of humanitarian cargo and vital medical equipment.</text:p>
      <text:p text:style-name="P4">
The UN Deputy Secretary General noted that almost 3.6 million people received the humanitarian aid in Ukraine in the first quarter of this year. It is about cash payments, food, medical services, etc., in particular about 280 thousand people have received a variety of assistance in the frontline areas.</text:p>
      <text:p text:style-name="P4">
"The biggest problem is obstacles to access to all districts of Udonetsk, Luhansk, Kherson and Zaporizhzhya regions, which at this point are overwhelmed under the military control of the Russian Federation," he added. In words, Russia has never made it possible to deliver the humanitarian assistance to communities along the front line in the occupied areas.</text:p>
      <text:p text:style-name="P4">
<text:span text:style-name="T4">
 Read also: </text:span>
 <text:a xlink:type="simple" xlink:href="https://www.ukrinform.ua/rubric-ato/3666489-zertvami-rosijskoi-agresii-v-ukraini-stali-ponad-sim-miljoniv-civilnih-zastupnik-genseka-oon.html" text:style-name="Internet_20_link" text:visited-style-name="Visited_20_Internet_20_Link">
</text:a>
Griffiths also recalled that more than 30 million tons of cargo have been taken out of the Ukrainian ports in the framework of the Ukrainian ports, of which over 600,000 tons of wheat have been delivered to the World Food Program of Humanitarian Operations in Afghanistan, Ethiopia, Kenia.At the same time, according to the Deputy Secretary -General, the efforts to implement the grain by initiative "will be continued and concentrated in the coming days".</text:p>
      <text:p text:style-name="P4">
According to Ukrinform, on Monday, the UN Security Council discusses humanitarianism in Ukraine caused by the Russian war.</text:p>
      <text:p text:style-name="P4">
News Source: <text:a xlink:type="simple" xlink:href="https://www.ukrinform.ua/rubric-ato/3709601-v-oon-zaavili-pro-23-600-ubitih-i-poranenih-civilnih-vnaslidok-vtorgnenna-rf-v-ukrainu.html" text:style-name="Internet_20_link" text:visited-style-name="Visited_20_Internet_20_Link">
https://www.ukrinform.ua/rubric-ato/3709601-v-oon-zaavili-pro-23-600-ubitih-i-poranenih-civilnih-vnaslidok-vtorgnenna-rf-v-ukrainu.html</text:a>
</text:p>
      <!--NEWS-->
      <text:h text:style-name="P10" text:outline-level="1">
<text:span text:style-name="T4">
"Motor" - winner of the Cup of Ukraine in handball among men</text:span>
</text:h>
      <text:p text:style-name="P4">
Authors: Ukrinform (Person)</text:p>
      <text:p text:style-name="P4">
Publisher: Укринформ (Organization)</text:p>
      <text:p text:style-name="P4">
Published Time: 2023-05-15T18:41:08+03:00</text:p>
      <text:p text:style-name="P4">
Modified Time: 2023-05-15T18:41:08+03:00</text:p>
      <text:p text:style-name="P4">
Description: The Zaporozhye was issued this season "Golden Tapl". - Ukrinform.</text:p>
      <text:p text:style-name="P4">
Images: ["<text:a xlink:type="simple" xlink:href="https://static.ukrinform.com/photos/2023_05/thumb_files/630_360_1684165179-333.jpg" text:style-name="Internet_20_link" text:visited-style-name="Visited_20_Internet_20_Link">
630_360_16841...</text:a>
"]</text:p>
      <text:p text:style-name="P4">
Tags: ['гандбол', 'Мотор Запоріжжя']</text:p>
      <text:p text:style-name="P4">
Type: Article</text:p>
      <!--METADATA-->
      <text:p text:style-name="P4">
<draw:frame draw:style-name="fr1" draw:name="Image157" text:anchor-type="as-char" svg:width="6.9236in" svg:height="3.956343in" draw:z-index="0">
<draw:image xlink:href="../Images/yкринформ/2023-05-15T18-41-08-03-00/630_360_1684165179-333.jpg" xlink:type="simple" xlink:show="embed" xlink:actuate="onLoad" draw:mime-type="image/jpeg"/>
</draw:frame>
The Golden Doubt was awarded this season.</text:p>
      <text:p text:style-name="P4">
The Motor won the Handball Cup among men, in the finaliter, Zaporozhye beat Odessa - 40:27, Ukrinform reports.</text:p>
      <text:p text:style-name="P4">
This year's winner of the Cup of Ukraine in handball among men has determined Ufinals of four. The matches of this mini-tournament took place on May 14-15 in Uzhgorod. One of the contenders for the National Cup was the current winner of the tournament-"Motor". In addition to him, in the finals of four played "Odesa", "Izmail" and "Donbas".</text:p>
      <text:p text:style-name="P4">
According to the results of the semi -final matches, Izmail and Donbas came to the game for the third place. The latter eventually won the Bronze Cup, beat the seizure with a score of 28:23.</text:p>
      <text:p text:style-name="P4">
The Motor began this season in the internal arena with a reserve composition, and is the base of its basis, which performed in the Second German Bundesization. In the Cup of Ukraine, Zaporozhye started with victory over Izmail with a score of 44:19.</text:p>
      <text:p text:style-name="P4">
In the finals of the four-2023 Motor, Odessa beat-40:27 and won the Victory in the Cup of Ukraine in its history.</text:p>
      <text:p text:style-name="P4">
The most successful players of the finals in the Motor were Dmitry Gorga, Igor Turchenko and Dmitry Tyutyunnik, who thrown six goals.</text:p>
      <text:p text:style-name="P4">
Thanks to this result, Zaporozhye was issued in the current season "Golden Tapl", winning the championship and cup.</text:p>
      <text:p text:style-name="P4">
<text:span text:style-name="T4">
 Read also: </text:span>
 <text:a xlink:type="simple" xlink:href="https://www.ukrinform.ua/rubric-sports/3707057-motor-postupivsa-u-matci-drugoi-bundesligi.html" text:style-name="Internet_20_link" text:visited-style-name="Visited_20_Internet_20_Link">
<text:span text:style-name="T4">
 motor </text:span>
</text:a>
As reported by Ukrinform, in the second German Bundesization "Motor" for five Turivo finish lines ranked 17th, the team scored 21 points and ahead of the zonuvillot by two points.</text:p>
      <text:p text:style-name="P4">
Photo: facebook.com/handball.lub.motor</text:p>
      <text:p text:style-name="P4">
News Source: <text:a xlink:type="simple" xlink:href="https://www.ukrinform.ua/rubric-sports/3709602-motor-peremozec-kubka-ukraini-z-gandbolu-sered-colovikiv.html" text:style-name="Internet_20_link" text:visited-style-name="Visited_20_Internet_20_Link">
https://www.ukrinform.ua/rubric-sports/3709602-motor-peremozec-kubka-ukraini-z-gandbolu-sered-colovikiv.html</text:a>
</text:p>
      <!--NEWS-->
      <text:h text:style-name="P10" text:outline-level="1">
<text:span text:style-name="T4">
The All -Ukrainian Council of Churches supported the creation</text:span>
</text:h>
      <text:p text:style-name="P4">
Authors: Ukrinform (Person)</text:p>
      <text:p text:style-name="P4">
Publisher: Укринформ (Organization)</text:p>
      <text:p text:style-name="P4">
Published Time: 2023-05-15T18:46:32+03:00</text:p>
      <text:p text:style-name="P4">
Modified Time: 2023-05-15T18:46:32+03:00</text:p>
      <text:p text:style-name="P4">
Description: The All -Ukrainian Council of Churches and Religious Organizations supported the creation of a special about a journey against Russia. - Ukrinform.</text:p>
      <text:p text:style-name="P4">
Images: ["<text:a xlink:type="simple" xlink:href="https://static.ukrinform.com/photos/2023_05/thumb_files/630_360_1684165506-919.png" text:style-name="Internet_20_link" text:visited-style-name="Visited_20_Internet_20_Link">
630_360_16841...</text:a>
"]</text:p>
      <text:p text:style-name="P4">
Tags: ['Трибунал', 'Війна з росією', 'Всеукраїнська рада церков']</text:p>
      <text:p text:style-name="P4">
Type: Article</text:p>
      <!--METADATA-->
      <text:p text:style-name="P4">
<draw:frame draw:style-name="fr1" draw:name="Image158" text:anchor-type="as-char" svg:width="6.9236in" svg:height="3.956343in" draw:z-index="0">
<draw:image xlink:href="../Images/yкринформ/2023-05-15T18-46-32-03-00/630_360_1684165506-919.png" xlink:type="simple" xlink:show="embed" xlink:actuate="onLoad" draw:mime-type="image/png"/>
</draw:frame>
The All -Ukrainian Council of Churches and Religious Organizations supported the creation of a sppeats a tribunal against Russia.</text:p>
      <text:p text:style-name="P4">
As Ukrinform reports, appropriate <text:a xlink:type="simple" xlink:href="https://vrciro.org.ua/ua/news/zayava-vseukrainskoi-radi-tserkov-i-religiynikh-organizatsiy-z-privodu-initsiativ-prezidenta-ukraini-shchodo-prityagnennya-do-vidpovidalnosti-rosiyskoi-vladi-ta-vidnovlennya-spravedlivosti" text:style-name="Internet_20_link" text:visited-style-name="Visited_20_Internet_20_Link">
</text:a>
published on the VRC website.</text:p>
      <text:p text:style-name="P4">
“Aware of the scale of the grief that Russia has brought to our faithful, to the whole Ukrainian people, being aware of what threat is the Russian imperialism to the peoples of Europe, based on our religious principles, our reconnses, we call our own conscience(https://www.ukrinform.ua/tag-tribunal)Whatever the Judge for the crime of aggression, that is, the war for Ukraine, ”the statement is in the statement.</text:p>
      <text:p text:style-name="P4">
The VRC also advocates that the international tribunal was created and started working as soon as possible, and everyone who launched an aggressive war against Ukraine was bacid.</text:p>
      <text:p text:style-name="P4">
The VRC has turned to all countries of the world, and in particular to the House of Representatives, the Senatut of the US State Department, to support the creation of the tribunal in the national model.</text:p>
      <text:p text:style-name="P4">
<text:span text:style-name="T4">
 Read also: </text:span>
 <text:a xlink:type="simple" xlink:href="https://www.ukrinform.ua/rubric-polytics/3708740-zelenskij-obgovoriv-iz-prezidentom-italii-pidtrimku-ukraini-j-tisk-na-rosiu.html" text:style-name="Internet_20_link" text:visited-style-name="Visited_20_Internet_20_Link">
</text:a>
In addition, the statement condemns the practice of illegal and violent deportation of Ukrainian children to Russia and their violent adoption.</text:p>
      <text:p text:style-name="P4">
"We urge the UN, UNICEF and the Red Cross to put pressure on Russia, demanding that the deported Ukrainian children be converted to the country and reunite them with glasses and relatives," the statement emphasized.</text:p>
      <text:p text:style-name="P4">
In addition, the VRC congratulates the Investigation of the International Criminal Court of Anti -Russian power and war criminals.</text:p>
      <text:p text:style-name="P4">
The organization calls the international community to support a compensation mechanism that would be able to compensate for the losses caused by the Ukrainian state and society by Russia.</text:p>
      <text:p text:style-name="P4">
<text:span text:style-name="T4">
 Read also: </text:span>
 <text:a xlink:type="simple" xlink:href="https://www.ukrinform.ua/rubric-polytics/3708010-ssa-vistupaut-na-pidtrimku-pravosudda-ta-vidpovidalnosti-za-voenni-zlocini-derzdep.html" text:style-name="Internet_20_link" text:visited-style-name="Visited_20_Internet_20_Link">
</text:a>
</text:p>
      <text:p text:style-name="P4">
<text:span text:style-name="T5">
FTO: VRC</text:span>
</text:p>
      <text:p text:style-name="P4">
News Source: <text:a xlink:type="simple" xlink:href="https://www.ukrinform.ua/rubric-polytics/3709603-vseukrainska-rada-cerkov-pidtrimala-stvorenna-spectribunalu-proti-rosii.html" text:style-name="Internet_20_link" text:visited-style-name="Visited_20_Internet_20_Link">
https://www.ukrinform.ua/rubric-polytics/3709603-vseukrainska-rada-cerkov-pidtrimala-stvorenna-spectribunalu-proti-rosii.html</text:a>
</text:p>
      <!--NEWS-->
      <text:h text:style-name="P10" text:outline-level="1">
<text:span text:style-name="T4">
Lukashenko after the rumors about illness for the first time in a week appeared in the media space</text:span>
</text:h>
      <text:p text:style-name="P4">
Authors: Ukrinform (Person)</text:p>
      <text:p text:style-name="P4">
Publisher: Укринформ (Organization)</text:p>
      <text:p text:style-name="P4">
Published Time: 2023-05-15T18:48:12+03:00</text:p>
      <text:p text:style-name="P4">
Modified Time: 2023-05-15T18:48:12+03:00</text:p>
      <text:p text:style-name="P4">
Description: After the absence of a self -proclaimed President of Belarus Alexander Lukashenko, his photo was published, where he was again with a bandaged hand. - Ukrinform.</text:p>
      <text:p text:style-name="P4">
Images: ["<text:a xlink:type="simple" xlink:href="https://static.ukrinform.com/photos/2023_05/thumb_files/630_360_1684165530-185.jpg" text:style-name="Internet_20_link" text:visited-style-name="Visited_20_Internet_20_Link">
630_360_16841...</text:a>
"]</text:p>
      <text:p text:style-name="P4">
Tags: ['білорусь', 'лукашенко', 'Хвороба']</text:p>
      <text:p text:style-name="P4">
Type: Article</text:p>
      <!--METADATA-->
      <text:p text:style-name="P4">
<draw:frame draw:style-name="fr1" draw:name="Image159" text:anchor-type="as-char" svg:width="6.9236in" svg:height="3.956343in" draw:z-index="0">
<draw:image xlink:href="../Images/yкринформ/2023-05-15T18-48-12-03-00/630_360_1684165530-185.jpg" xlink:type="simple" xlink:show="embed" xlink:actuate="onLoad" draw:mime-type="image/jpeg"/>
</draw:frame>
After the public in the public of the self -proclaimed President of Belarus Alexandraalukashenko, his photo was posted, where he again with a tied hand.</text:p>
      <text:p text:style-name="P4">
About it reports Ukrinform with reference to a close to the Belarusian dictator <text:a xlink:type="simple" xlink:href="https://t.me/pul_1/8919" text:style-name="Internet_20_link" text:visited-style-name="Visited_20_Internet_20_Link">
</text:a>
.</text:p>
      <text:p text:style-name="P4">
"The first today works at the Central Team Point of the Air Force and the Air Forces troops. There is a report on the organization and fulfillment of tasks of combat duty of a prototype defense," - the message reads.</text:p>
      <text:p text:style-name="P4">
<text:span text:style-name="T4">
 Read also: </text:span>
 <text:a xlink:type="simple" xlink:href="https://www.ukrinform.ua/rubric-world/3709488-u-gur-e-informacia-pro-problemi-zi-zdorovam-u-lukasenka.html" text:style-name="Internet_20_link" text:visited-style-name="Visited_20_Internet_20_Link">
<text:span text:style-name="T4">
 Lukashenko </text:span>
</text:a>
Telegram-channel also <text:a xlink:type="simple" xlink:href="https://t.me/pul_1/8921" text:style-name="Internet_20_link" text:visited-style-name="Visited_20_Internet_20_Link">
</text:a>
Such words, as if saying to Lukashenko: “Three days after the events next to us - I mean in the Bryanskaya region(Russia - ed.)when four aircraft were shot. We are forced. Since then, we have been in increased readiness, our troops. "</text:p>
      <text:p text:style-name="P4">
As reported by Ukrinform, earlier, on May 14, Lukashenko missed in Minsk's ancestry before the Day of the Flag, Emblem and Anthem of Belarus. The media and social networks created the unhealthy appearance of Lukashenko and the fact that on May 9 at the parade in Moscowin was with a bandaged hand and flew to Minsk, not staying at the lunaments of the CIS countries.</text:p>
      <text:p text:style-name="P4">
News Source: <text:a xlink:type="simple" xlink:href="https://www.ukrinform.ua/rubric-world/3709604-lukasenko-pisla-cutok-pro-hvorobu-vperse-za-tizden-zavivsa-u-mediaprostori.html" text:style-name="Internet_20_link" text:visited-style-name="Visited_20_Internet_20_Link">
https://www.ukrinform.ua/rubric-world/3709604-lukasenko-pisla-cutok-pro-hvorobu-vperse-za-tizden-zavivsa-u-mediaprostori.html</text:a>
</text:p>
      <!--NEWS-->
      <text:h text:style-name="P10" text:outline-level="1">
<text:span text:style-name="T4">
The Fund for the Elimination of the Consequences of Aggression gathered ₴ 61.7 billion</text:span>
</text:h>
      <text:p text:style-name="P4">
Authors: Ukrinform (Person)</text:p>
      <text:p text:style-name="P4">
Publisher: Укринформ (Organization)</text:p>
      <text:p text:style-name="P4">
Published Time: 2023-05-15T19:01:19+03:00</text:p>
      <text:p text:style-name="P4">
Modified Time: 2023-05-15T19:01:19+03:00</text:p>
      <text:p text:style-name="P4">
Description: The state budget for the elimination of the consequences of armed aggression is UAH 61.7 billion, of which UAH 25.8 billion was forcibly withdrawn from the aggressor state. - Ukrinform.</text:p>
      <text:p text:style-name="P4">
Images: ["<text:a xlink:type="simple" xlink:href="https://static.ukrinform.com/photos/2019_02/thumb_files/630_360_1550576451-985.jpg" text:style-name="Internet_20_link" text:visited-style-name="Visited_20_Internet_20_Link">
630_360_15505...</text:a>
"]</text:p>
      <text:p text:style-name="P4">
Tags: ['Бюджет', 'Агресія РФ', 'Відбудова']</text:p>
      <text:p text:style-name="P4">
Type: Article</text:p>
      <!--METADATA-->
      <text:p text:style-name="P4">
<draw:frame draw:style-name="fr1" draw:name="Image160" text:anchor-type="as-char" svg:width="6.9236in" svg:height="3.956343in" draw:z-index="0">
<draw:image xlink:href="../Images/yкринформ/2023-05-15T19-01-19-03-00/630_360_1550576451-985.jpg" xlink:type="simple" xlink:show="embed" xlink:actuate="onLoad" draw:mime-type="image/jpeg"/>
</draw:frame>
The substantive budget for the elimination of the consequences of armed aggression is UAH 61.7 billion, at the expense of UAH 25.8 billion forcibly withdrawn from the aggressor state.</text:p>
      <text:p text:style-name="P4">
As Ukrinform reports, about it in <text:a xlink:type="simple" xlink:href="https://www.facebook.com/roksolana.pidlasa/posts/pfbid02FQHCz7ETPSanuxnhWtUBBkuMsrjDRM4PzpvBHYU1PpJqR6iWKma4kKRXfMygdB18l" text:style-name="Internet_20_link" text:visited-style-name="Visited_20_Internet_20_Link">
</text:a>
The head of the Verkhovna Rada Committee on Roksolana Pidlas reported.</text:p>
      <text:p text:style-name="P4">
“To eliminate the consequences of armed <text:a xlink:type="simple" xlink:href="https://www.ukrinform.ua/tag-russian-aggression" text:style-name="Internet_20_link" text:visited-style-name="Visited_20_Internet_20_Link">
</text:a>
The budget has UAH 61.7 billion. Of these, UAH 35.9 billion is 50% of the profit for 2022 and UAH 25.8 billion received from the forced seizure of the aggressor states, ”the message reads.</text:p>
      <text:p text:style-name="P4">
As the deputy notes, the funds will be used in 2023 to provide cash assistance for repairing damaged housing(Programming up), restoration of critical infrastructure, on pilot proctus in five regions, as well as a large number of objects throughout the country that have been destroyed.</text:p>
      <text:p text:style-name="P4">
<text:span text:style-name="T4">
 Read also: </text:span>
 <text:a xlink:type="simple" xlink:href="https://www.ukrinform.ua/rubric-vidbudova/3708323-ukrainci-za-programou-evidnovlenna-vze-oformili-5-575-zaavok-smigal.html" text:style-name="Internet_20_link" text:visited-style-name="Visited_20_Internet_20_Link">
</text:a>
Another area of directing these funds may be to overcome the socio-economic consequences of the war.</text:p>
      <text:p text:style-name="P4">
It was reported that the Ministry of Infrastructure on the allocation of the funds of the Fund's renewal and damaged objects has been applied from 16 units.</text:p>
      <text:p text:style-name="P4">
News Source: <text:a xlink:type="simple" xlink:href="https://www.ukrinform.ua/rubric-economy/3709611-u-fond-likvidacii-naslidkiv-agresii-zibrali-617-milarda.html" text:style-name="Internet_20_link" text:visited-style-name="Visited_20_Internet_20_Link">
https://www.ukrinform.ua/rubric-economy/3709611-u-fond-likvidacii-naslidkiv-agresii-zibrali-617-milarda.html</text:a>
</text:p>
      <!--NEWS-->
      <text:h text:style-name="P10" text:outline-level="1">
<text:span text:style-name="T4">
The reconstruction of Shulyavsky overpass will be completed by mid -2024 - Klitschko</text:span>
</text:h>
      <text:p text:style-name="P4">
Authors: Ukrinform (Person)</text:p>
      <text:p text:style-name="P4">
Publisher: Укринформ (Organization)</text:p>
      <text:p text:style-name="P4">
Published Time: 2023-05-15T19:07:14+03:00</text:p>
      <text:p text:style-name="P4">
Modified Time: 2023-05-15T19:07:14+03:00</text:p>
      <text:p text:style-name="P4">
Description: In Kiev, they plan to complete the reconstruction of the Shulyavsky overpass by mid -next year. - Ukrinform.</text:p>
      <text:p text:style-name="P4">
Images: ["<text:a xlink:type="simple" xlink:href="https://static.ukrinform.com/photos/2023_05/thumb_files/630_360_1684166568-885.jpg" text:style-name="Internet_20_link" text:visited-style-name="Visited_20_Internet_20_Link">
630_360_16841...</text:a>
"]</text:p>
      <text:p text:style-name="P4">
Tags: ['КМДА', 'Віталій Кличко', 'Київ']</text:p>
      <text:p text:style-name="P4">
Type: Article</text:p>
      <!--METADATA-->
      <text:p text:style-name="P4">
<draw:frame draw:style-name="fr1" draw:name="Image161" text:anchor-type="as-char" svg:width="6.9236in" svg:height="3.956343in" draw:z-index="0">
<draw:image xlink:href="../Images/yкринформ/2023-05-15T19-07-14-03-00/630_360_1684166568-885.jpg" xlink:type="simple" xlink:show="embed" xlink:actuate="onLoad" draw:mime-type="image/jpeg"/>
</draw:frame>
In Kiev, they will be fully completed by the reconstruction of the Shulyavsky overpass by the middle year.</text:p>
      <text:p text:style-name="P4">
According to Ukrinform, the mayor of Kiev Vitaliy Klitschko said in <text:a xlink:type="simple" xlink:href="https://kyivcity.gov.ua/news/vitaliy_klichko_rekonstruktsiyu_shulyavskogo_shlyakhoprovodu_povnistyu_zavershat_do_seredini_nastupnogo_roku/" text:style-name="Internet_20_link" text:visited-style-name="Visited_20_Internet_20_Link">
</text:a>
, reports the Kyiv City State Administration.</text:p>
      <text:p text:style-name="P4">
“The reconstruction of the Shulyavsky overpass is planned to complete in the middle next year. By that time, work on dismantling 5 of the workshop, located near the overpass, will be equipped with congresses from the Shulyavskaya pipeline, will complete the improvement of the territory, ”Klitschko said.</text:p>
      <text:p text:style-name="P4">
<text:span text:style-name="T4">
 Read also: </text:span>
 <text:a xlink:type="simple" xlink:href="https://www.ukrinform.ua/rubric-kyiv/3708348-klicko-pokazav-zurnalistam-ulamki-rosijskih-raket-ta-droniv.html" text:style-name="Internet_20_link" text:visited-style-name="Visited_20_Internet_20_Link">
<text:span text:style-name="T4">
 Klitschko </text:span>
</text:a>
He noted that this object can only be finished after demolishing the shop. This building was state -owned, and for it the state of the exhibition "a very considerable account - almost 113 million hryvnias". The funds for the redemption were allocated by budgetary appropriations provided for 2022 in accordance with the decisions of the Kyiv City Council.</text:p>
      <text:p text:style-name="P4">
Klitschko reported that now the utility company “Directorate of construction and transport structures of the city of Kyiv” together with the former owner is to dismantle and release the interior premises of the building from the equipment-for the further demolition of the building itself and the continuation of the implementation of the project.</text:p>
      <text:p text:style-name="P4">
“The underground pedestrian crossing has already been repaired near the Shulyavsky overpass. They will be completed at the end of autumn this year. And in July, the work began to dismantle the 5th shop. In October, builders will start to equip the congresses. In the middle of 2024, all construction and work on the reconstruction of the Shchuliavsky Overpass should be completed. And the solution will be completely started, ”the mayor of Kiev said.</text:p>
      <text:p text:style-name="P4">
<text:span text:style-name="T4">
 Read also: </text:span>
 <text:a xlink:type="simple" xlink:href="https://www.ukrinform.ua/rubric-kyiv/3708261-klicko-vruciv-vidznaki-materam-zagiblih-zahisnikiv.html" text:style-name="Internet_20_link" text:visited-style-name="Visited_20_Internet_20_Link">
<text:span text:style-name="T4">
 Klitschko </text:span>
</text:a>
According to Ukrinform, in most areas of the capital began to equip resolutions at intersections, in total this year plan to equip 40 new circular solutions to improve traffic safety.</text:p>
      <text:p text:style-name="P4">
Photo: KSCA</text:p>
      <text:p text:style-name="P4">
News Source: <text:a xlink:type="simple" xlink:href="https://www.ukrinform.ua/rubric-kyiv/3709612-rekonstrukciu-sulavskogo-slahoprovodu-zaversat-do-seredini-2024-roku-klicko.html" text:style-name="Internet_20_link" text:visited-style-name="Visited_20_Internet_20_Link">
https://www.ukrinform.ua/rubric-kyiv/3709612-rekonstrukciu-sulavskogo-slahoprovodu-zaversat-do-seredini-2024-roku-klicko.html</text:a>
</text:p>
      <!--NEWS-->
      <text:h text:style-name="P10" text:outline-level="1">
<text:span text:style-name="T4">
Donetsk Ova showed the consequences of two rocket strokes on Konstantinovka</text:span>
</text:h>
      <text:p text:style-name="P4">
Authors: Ukrinform (Person)</text:p>
      <text:p text:style-name="P4">
Publisher: Укринформ (Organization)</text:p>
      <text:p text:style-name="P4">
Published Time: 2023-05-15T19:10:00+03:00</text:p>
      <text:p text:style-name="P4">
Modified Time: 2023-05-15T19:10:00+03:00</text:p>
      <text:p text:style-name="P4">
Description: The Donetsk Regional Military Administration published a video with the consequences of night missile strokes of Russian troops in Konstantinovka, where two civilians of the city were injured. - Ukrinform.</text:p>
      <text:p text:style-name="P4">
Images: ["<text:a xlink:type="simple" xlink:href="https://static.ukrinform.com/photos/2023_05/thumb_files/630_360_1684167193-844.jpg" text:style-name="Internet_20_link" text:visited-style-name="Visited_20_Internet_20_Link">
630_360_16841...</text:a>
"]</text:p>
      <text:p text:style-name="P4">
Tags: ['Донеччина', 'Обстріл', 'Ракетний удар']</text:p>
      <text:p text:style-name="P4">
Type: Article</text:p>
      <!--METADATA-->
      <text:p text:style-name="P4">
<draw:frame draw:style-name="fr1" draw:name="Image162" text:anchor-type="as-char" svg:width="6.9236in" svg:height="3.956343in" draw:z-index="0">
<draw:image xlink:href="../Images/yкринформ/2023-05-15T19-10-00-03-00/630_360_1684167193-844.jpg" xlink:type="simple" xlink:show="embed" xlink:actuate="onLoad" draw:mime-type="image/jpeg"/>
</draw:frame>
Donetsk regional military administration published a video with the consequences of night rocket launchers of Russian troops in Konstantinovka, where two civilians of the city were injured.</text:p>
      <text:p text:style-name="P4">
The appropriate roller is set out on <text:a xlink:type="simple" xlink:href="https://www.youtube.com/watch" text:style-name="Internet_20_link" text:visited-style-name="Visited_20_Internet_20_Link">
</text:a>
, reports Ukrinform.</text:p>
      <text:p text:style-name="P4">
In the video - a damaged building of a two -storey school, where there are no glass in the windows, the frames are turned out, in places they have flew, a damaged roof with holes. Large wire from enemy rocket. In apartment buildings, where the plugs flew the windows, broke down the houses of the tree, the communal services of Nasttechnika eliminate damage. They also remove construction garbage formed after the explosion. Video also multifaceted private homes</text:p>
      <text:p text:style-name="P4">
"Two civilians were injured as a result of Konstantinovka night firing.(https://www.ukrinform.ua/tag-raketa): About 20 o'clock Iskander-K rockets, and at half the first night-the S-300 missiles,-the video said.</text:p>
      <text:p text:style-name="P4">
Ova also added that hostile rockets were damaged by 10 private buildings, seven high -rise buildings, a school and a gas distribution point.</text:p>
      <text:p text:style-name="P4">
<text:span text:style-name="T4">
 Read also: </text:span>
 <text:a xlink:type="simple" xlink:href="https://www.ukrinform.ua/rubric-ato/3709332-vorog-vcora-obstrilav-raketami-kramatorsk-vnoci-vdariv-iz-gradiv-po-avdiivci.html" text:style-name="Internet_20_link" text:visited-style-name="Visited_20_Internet_20_Link">
</text:a>
“Konstantinovka almost daily under a dense hostile fire. Take care of yourself - go!”, - emphasized in the regional state administration.</text:p>
      <text:p text:style-name="P4">
As it was reported, the last day, May 14, Russian troops <text:a xlink:type="simple" xlink:href="https://www.ukrinform.ua/rubric-regions/3709258-rosiani-za-dobu-poranili-na-doneccini-simoh-civilnih.html" text:style-name="Internet_20_link" text:visited-style-name="Visited_20_Internet_20_Link">
</text:a>
Residents of Donetsk region.</text:p>
      <text:p text:style-name="P4">
Donetsk region is constantly under the fire of Russian troops, daily tranquilized and injured by civilians, destroys infrastructure.</text:p>
      <text:p text:style-name="P4">
News Source: <text:a xlink:type="simple" xlink:href="https://www.ukrinform.ua/rubric-regions/3709615-donecka-ova-pokazala-naslidki-dvoh-raketnih-udariv-po-kostantinivci.html" text:style-name="Internet_20_link" text:visited-style-name="Visited_20_Internet_20_Link">
https://www.ukrinform.ua/rubric-regions/3709615-donecka-ova-pokazala-naslidki-dvoh-raketnih-udariv-po-kostantinivci.html</text:a>
</text:p>
      <!--NEWS-->
      <text:h text:style-name="P10" text:outline-level="1">
<text:span text:style-name="T4">
In the Kyiv region, rescuers localized the forest fire</text:span>
</text:h>
      <text:p text:style-name="P4">
Authors: Ukrinform (Person)</text:p>
      <text:p text:style-name="P4">
Publisher: Укринформ (Organization)</text:p>
      <text:p text:style-name="P4">
Published Time: 2023-05-15T19:16:00+03:00</text:p>
      <text:p text:style-name="P4">
Modified Time: 2023-05-15T19:16:00+03:00</text:p>
      <text:p text:style-name="P4">
Description: In the Vyshgorod district of Kyiv region, rescuers localized the forest fire. - Ukrinform.</text:p>
      <text:p text:style-name="P4">
Images: ["<text:a xlink:type="simple" xlink:href="https://static.ukrinform.com/photos/2023_05/thumb_files/630_360_1684167309-779.jpg" text:style-name="Internet_20_link" text:visited-style-name="Visited_20_Internet_20_Link">
630_360_16841...</text:a>
"]</text:p>
      <text:p text:style-name="P4">
Tags: ['Ліс', 'Пожежа', 'Київщина']</text:p>
      <text:p text:style-name="P4">
Type: Article</text:p>
      <!--METADATA-->
      <text:p text:style-name="P4">
<draw:frame draw:style-name="fr1" draw:name="Image163" text:anchor-type="as-char" svg:width="6.9236in" svg:height="3.956343in" draw:z-index="0">
<draw:image xlink:href="../Images/yкринформ/2023-05-15T19-16-00-03-00/630_360_1684167309-779.jpg" xlink:type="simple" xlink:show="embed" xlink:actuate="onLoad" draw:mime-type="image/jpeg"/>
</draw:frame>
Rescuers localized the forestry area of the Kyiv region of Kyiv region.</text:p>
      <text:p text:style-name="P4">
According to Ukrinform, the State Emergency Service of the UKIV REGION reports in <text:a xlink:type="simple" xlink:href="https://t.me/dsns_kyiv_region/5771" text:style-name="Internet_20_link" text:visited-style-name="Visited_20_Internet_20_Link">
</text:a>
.</text:p>
      <text:p text:style-name="P4">
“The fire is localized at 17:28 throughout the square. The situation is controlled, ”the message said.</text:p>
      <text:p text:style-name="P4">
The SES was noted that on May 15 at 14:20, the operational-dispatching service of the Vyshzhgorod district received a report on the fire of the forest litter of the Storeteliah Forest Forestry near the village of Novi Petrovka.</text:p>
      <text:p text:style-name="P4">
<text:span text:style-name="T4">
 Read also: </text:span>
 <text:a xlink:type="simple" xlink:href="https://www.ukrinform.ua/rubric-regions/3709570-na-kiivsini-masstabna-lisova-pozeza-gorat-15-gektariv.html" text:style-name="Internet_20_link" text:visited-style-name="Visited_20_Internet_20_Link">
<text:span text:style-name="T4">
 fires </text:span>
</text:a>
Firefighters were sent to the scene. Upon arrival, rescuers found that a fire litter was burned on an area of 15 ha.</text:p>
      <text:p text:style-name="P4">
75 persons and 7 vehicles were attracted to extinguish the fire, in particular from the SES 15 and four pieces of equipment, the National Guard 55 and one unit, forestry 5 and two units of equipment.</text:p>
      <text:p text:style-name="P4">
As reported by Ukrinform, on May 15-17 in the Kiev region there will be an extraordinary level of fire danger.</text:p>
      <text:p text:style-name="P4">
News Source: <text:a xlink:type="simple" xlink:href="https://www.ukrinform.ua/rubric-regions/3709614-na-kiivsini-ratuvalniki-lokalizuvali-lisovu-pozezu.html" text:style-name="Internet_20_link" text:visited-style-name="Visited_20_Internet_20_Link">
https://www.ukrinform.ua/rubric-regions/3709614-na-kiivsini-ratuvalniki-lokalizuvali-lisovu-pozezu.html</text:a>
</text:p>
      <!--NEWS-->
      <text:h text:style-name="P10" text:outline-level="1">
<text:span text:style-name="T4">
Bakhmut and Marinka remain at the epicenter of battles, in the east per day - 37 clashes</text:span>
</text:h>
      <text:p text:style-name="P4">
Authors: Ukrinform (Person)</text:p>
      <text:p text:style-name="P4">
Publisher: Укринформ (Organization)</text:p>
      <text:p text:style-name="P4">
Published Time: 2023-05-15T19:18:00+03:00</text:p>
      <text:p text:style-name="P4">
Modified Time: 2023-05-15T19:18:00+03:00</text:p>
      <text:p text:style-name="P4">
Description: Aviation of Defense Forces of Ukraine per day made 14 beats in the Russian troops: seven-in the areas of concentration of personnel and military equipment, the rest-on anti-aircraft missile complexes. - Ukrinform.</text:p>
      <text:p text:style-name="P4">
Images: ["<text:a xlink:type="simple" xlink:href="https://static.ukrinform.com/photos/2023_04/thumb_files/630_360_1682412638-215.png" text:style-name="Internet_20_link" text:visited-style-name="Visited_20_Internet_20_Link">
630_360_16824...</text:a>
"]</text:p>
      <text:p text:style-name="P4">
Tags: ['Бахмут', 'Генштаб', 'Війна з росією']</text:p>
      <text:p text:style-name="P4">
Type: Article</text:p>
      <!--METADATA-->
      <text:p text:style-name="P4">
<draw:frame draw:style-name="fr1" draw:name="Image164" text:anchor-type="as-char" svg:width="6.9236in" svg:height="3.956343in" draw:z-index="0">
<draw:image xlink:href="../Images/yкринформ/2023-05-15T19-18-00-03-00/630_360_1682412638-215.png" xlink:type="simple" xlink:show="embed" xlink:actuate="onLoad" draw:mime-type="image/png"/>
</draw:frame>
 АвіаціяСил оборони України за добу здійснила по російських військах 14 ударів: сім —по районах зосередження особового складу та військової техніки, решту — позенітно-ракетних комплексах.</text:p>
      <text:p text:style-name="P4">
Як передає Укрінформ, про це Генеральний штаб Збройних сил України повідомив у<text:a xlink:type="simple" xlink:href="https://www.facebook.com/GeneralStaff.ua/posts/pfbid0graoCze2X4inr45acwsJX41cYUyALuimYddDxMW7etiKjirNHvbCtgmitaAGUJD2l" text:style-name="Internet_20_link" text:visited-style-name="Visited_20_Internet_20_Link">
</text:a>
Having published the prompt information as of 18:00 on May 15.</text:p>
      <text:p text:style-name="P4">
Units of Ukrainian missile troops and artillery, for their part, struck the punctuation, two areas of concentration of live force, three artillery units of fire positions, two stations of radio electronic wrestling, as well as the storage of the enemy.</text:p>
      <text:p text:style-name="P4">
Russian invaders continue to concentrate the main efforts on Liman, Bakhmut, Avdiiv and Mariinsky directions. There were 37 combat clashes in the mentioned plots.</text:p>
      <text:p text:style-name="P4">
<text:span text:style-name="T4">
 Read also: </text:span>
 <text:a xlink:type="simple" xlink:href="https://www.ukrinform.ua/rubric-ato/3709290-sirskij-pro-oboronu-bahmuta-prosuvanna-zsu-persij-uspih-nastupalnih-dij-ale-castkovij.html" text:style-name="Internet_20_link" text:visited-style-name="Visited_20_Internet_20_Link">
</text:a>
According to the General Staff, the epicenter of the fighting continues to be the Bakhmut Tamarin of Donetsk region.</text:p>
      <text:p text:style-name="P4">
In total, during the day, the enemy made two missile and 38 aircraft blows, and more than 25 shelling of rocket launchers. The rockets were rockets of Konstantinovka of Donetsk region, using the anti-aircraft missile complexes C-300.</text:p>
      <text:p text:style-name="P4">
The General Staff warns: the likelihood of further missing and aviation strikes throughout Ukraine remains high.</text:p>
      <text:p text:style-name="P4">
In the Volyn and Polissya directions, the situation has not undergone significant changes.</text:p>
      <text:p text:style-name="P4">
In the Siversky and Slobozhansky directions, the Russian army inflicted mortar artillery blows on Yelina and ants of the Chernihiv region, Vovkivka, Iskrykivshchyna, Volfin, Spire and Stepok of Sumy region, Kozachaylopani, Goptivtsi, Lukytivka Kharkiv region.</text:p>
      <text:p text:style-name="P4">
In the Kupyansk direction, the Russians do not stop trying to improve tactical. In the area of Masyutivka during this day, the enemy was unsuccessful in order.</text:p>
      <text:p text:style-name="P4">
<text:span text:style-name="T4">
 Read also: </text:span>
 <text:a xlink:type="simple" xlink:href="https://www.ukrinform.ua/rubric-ato/3709444-na-teritorii-bilorusi-perebuvae-blizko-25-tisaci-vijskovih-rf.html" text:style-name="Internet_20_link" text:visited-style-name="Visited_20_Internet_20_Link">
</text:a>
</text:p>
      <text:p text:style-name="P4">
In the Liman direction during the day the offensive actions of the Russian Federation were not carried out, instead they inflicted an aviation strike in the dispute area, fired at the artillery from the artillery and Bigorivka of the Luhansk region, Verkhnaamyansk and disputed Donetsk region.</text:p>
      <text:p text:style-name="P4">
In the Bakhmut direction, the enemy continues to take offensive actions. Heavy fuel is ongoing. Grigorivka, Bogdanivka, Bakhmut, Ivanivske, Friendship, North, Petrovka and Toretsk, Donetsk region were injured in hostile shelling.</text:p>
      <text:p text:style-name="P4">
The Russians kept unsuccessful attempts during the day Ivanivsky.</text:p>
      <text:p text:style-name="P4">
In the Avdeevsky direction, the Russian troops continue to destroy infrastructure of massacles, from aviation beaten on Avdiivka, firing Steppe, Lastokne, Avdiivka, Pervomaisk and Karlovka of Donetsk region.</text:p>
      <text:p text:style-name="P4">
In the Mariinsky direction, the defense units repelled numerous attacks at the Marinka. The shelling of the Russians was suffered by Krasnogorivka, Acute, St. George, Marinka and Novomikhailivka of Donetsk region.</text:p>
      <text:p text:style-name="P4">
In the mineral direction during the day, the Russian army beat the carbon, Prychistivka, Novoukrainets and Shakhtarsky.</text:p>
      <text:p text:style-name="P4">
In the Zaporizhzhya and Kherson directions, the Russian troops continue to be conducted. Aviation blows from the invaders were freely field of Donetsk region, Mala Tokmachka of Zaporizhzhya region and Stanislav Kherson region.</text:p>
      <text:p text:style-name="P4">
From hostile <text:a xlink:type="simple" xlink:href="https://www.ukrinform.ua/tag-obstril" text:style-name="Internet_20_link" text:visited-style-name="Visited_20_Internet_20_Link">
</text:a>
Burlatske, free field and Novopol of Donetsk region, Olgiv, Malynivka, Gulyaypole, Railway, Gulyaypil, Belogorye, Mala Tokmachka, Orikhiv and Kamyanskzeszaposhka region, as well as Kherson.</text:p>
      <text:p text:style-name="P4">
<text:span text:style-name="T4">
 Read also: </text:span>
 <text:a xlink:type="simple" xlink:href="https://www.ukrinform.ua/rubric-ato/3709523-rosiani-zbilsili-kilkist-obstriliv-na-pivdennomu-napramku-vijskovi.html" text:style-name="Internet_20_link" text:visited-style-name="Visited_20_Internet_20_Link">
<text:span text:style-name="T4">
 Exacerbate </text:span>
</text:a>
In the temporarily seized territory of Zaporizhzhya region, persons who have agreed to work with Russian invaders are proposed to record in writing a refusal of Ukrainian citizenship and accept Russian.</text:p>
      <text:p text:style-name="P4">
In temporarily occupied Crimea, in order to strengthen the control of the population, the mobile groups of the Ministry of Internal Affairs and the Federal Security Service of the RFF conducts raids at railway stations and bus stations. Crimean Tatars are first checked.<text:span text:style-name="T5">
Foto: Konstantin Liber</text:span>
</text:p>
      <text:p text:style-name="P4">
News Source: <text:a xlink:type="simple" xlink:href="https://www.ukrinform.ua/rubric-ato/3709616-bahmut-ta-marinka-zalisautsa-v-epicentri-bojovih-dij-na-shodi-za-dobu-37-zitknen.html" text:style-name="Internet_20_link" text:visited-style-name="Visited_20_Internet_20_Link">
https://www.ukrinform.ua/rubric-ato/3709616-bahmut-ta-marinka-zalisautsa-v-epicentri-bojovih-dij-na-shodi-za-dobu-37-zitknen.html</text:a>
</text:p>
      <!--NEWS-->
      <text:h text:style-name="P10" text:outline-level="1">
<text:span text:style-name="T4">
George Soros denied rumors about his death</text:span>
</text:h>
      <text:p text:style-name="P4">
Authors: Ukrinform (Person)</text:p>
      <text:p text:style-name="P4">
Publisher: Укринформ (Organization)</text:p>
      <text:p text:style-name="P4">
Published Time: 2023-05-15T19:22:03+03:00</text:p>
      <text:p text:style-name="P4">
Modified Time: 2023-05-15T19:22:03+03:00</text:p>
      <text:p text:style-name="P4">
Description: Famous Philanthropus George Soros denied rumors of his death and reported that he was healthy. - Ukrinform.</text:p>
      <text:p text:style-name="P4">
Images: ["<text:a xlink:type="simple" xlink:href="https://static.ukrinform.com/photos/2017_06/thumb_files/630_360_1496968915-1298.jpg" text:style-name="Internet_20_link" text:visited-style-name="Visited_20_Internet_20_Link">
630_360_14969...</text:a>
"]</text:p>
      <text:p text:style-name="P4">
Tags: ['Смерть', 'Сорос']</text:p>
      <text:p text:style-name="P4">
Type: Article</text:p>
      <!--METADATA-->
      <text:p text:style-name="P4">
<draw:frame draw:style-name="fr1" draw:name="Image165" text:anchor-type="as-char" svg:width="6.9236in" svg:height="3.956343in" draw:z-index="0">
<draw:image xlink:href="../Images/yкринформ/2023-05-15T19-22-03-03-00/630_360_1496968915-1298.jpg" xlink:type="simple" xlink:show="embed" xlink:actuate="onLoad" draw:mime-type="image/jpeg"/>
</draw:frame>
Famous Filant George Soros denied rumors of his death and reported that Vindorovo.</text:p>
      <text:p text:style-name="P4">
As Ukrinform reports, he reported in his own <text:a xlink:type="simple" xlink:href="https://twitter.com/georgesoros/status/1658098300203958272" text:style-name="Internet_20_link" text:visited-style-name="Visited_20_Internet_20_Link">
</text:a>
.</text:p>
      <text:p text:style-name="P4">
“Rumors that I have a heart attack are not in line with reality. I am alive and healthy, ”the message reads.</text:p>
      <text:p text:style-name="P4">
Earlier, social networks began to disseminate information that George <text:a xlink:type="simple" xlink:href="https://www.ukrinform.ua/tag-soros" text:style-name="Internet_20_link" text:visited-style-name="Visited_20_Internet_20_Link">
</text:a>
, allegedly, died.</text:p>
      <text:p text:style-name="P4">
<text:span text:style-name="T4">
 Read also: </text:span>
 <text:a xlink:type="simple" xlink:href="https://www.ukrinform.ua/rubric-world/3709007-u-sudani-vnaslidok-zbrojnih-suticok-zaginula-vidoma-spivacka.html" text:style-name="Internet_20_link" text:visited-style-name="Visited_20_Internet_20_Link">
</text:a>
About it, in particular, <text:a xlink:type="simple" xlink:href="https://twitter.com/MattWallace888/status/1657972202484953090" text:style-name="Internet_20_link" text:visited-style-name="Visited_20_Internet_20_Link">
</text:a>
Blogger and friend of the American inventor, billionaire Ilona Mask Matt Wallace.</text:p>
      <text:p text:style-name="P4">
News Source: <text:a xlink:type="simple" xlink:href="https://www.ukrinform.ua/rubric-world/3709617-dzordz-soros-sprostuvav-cutki-pro-svou-smert.html" text:style-name="Internet_20_link" text:visited-style-name="Visited_20_Internet_20_Link">
https://www.ukrinform.ua/rubric-world/3709617-dzordz-soros-sprostuvav-cutki-pro-svou-smert.html</text:a>
</text:p>
      <!--NEWS-->
      <text:h text:style-name="P10" text:outline-level="1">
<text:span text:style-name="T4">
The US will provide Ukraine with regular help packages over the next months - White House</text:span>
</text:h>
      <text:p text:style-name="P4">
Authors: Ukrinform (Person)</text:p>
      <text:p text:style-name="P4">
Publisher: Укринформ (Organization)</text:p>
      <text:p text:style-name="P4">
Published Time: 2023-05-15T19:25:00+03:00</text:p>
      <text:p text:style-name="P4">
Modified Time: 2023-05-15T19:25:00+03:00</text:p>
      <text:p text:style-name="P4">
Description: US Presidential Administration Joe Baiden has confirmed that regular security and defense assistance packages will be distinguished by the United States during the middle perspective. - Ukrinform.</text:p>
      <text:p text:style-name="P4">
Images: ["<text:a xlink:type="simple" xlink:href="https://static.ukrinform.com/photos/2016_05/thumb_files/630_360_1463722910-7684.jpg" text:style-name="Internet_20_link" text:visited-style-name="Visited_20_Internet_20_Link">
630_360_14637...</text:a>
"]</text:p>
      <text:p text:style-name="P4">
Tags: ['США', 'Україна', 'Білий дім', 'Війна з росією']</text:p>
      <text:p text:style-name="P4">
Type: Article</text:p>
      <!--METADATA-->
      <text:p text:style-name="P4">
<draw:frame draw:style-name="fr1" draw:name="Image166" text:anchor-type="as-char" svg:width="6.9236in" svg:height="3.956343in" draw:z-index="0">
<draw:image xlink:href="../Images/yкринформ/2023-05-15T19-25-00-03-00/630_360_1463722910-7684.jpg" xlink:type="simple" xlink:show="embed" xlink:actuate="onLoad" draw:mime-type="image/jpeg"/>
</draw:frame>
US Presidential Administration Joe Baiden has confirmed that regular safety and defense safety and defense safety and defense safety and defense aid will continue to be deducted during the middle perspective.</text:p>
      <text:p text:style-name="P4">
This statement was made on Monday Coordinator of the National Security Council of White Domudzhon Kirby, Ukrinform correspondent reports.</text:p>
      <text:p text:style-name="P4">
"Concerning <text:a xlink:type="simple" xlink:href="https://www.ukrinform.ua/tag-ssa" text:style-name="Internet_20_link" text:visited-style-name="Visited_20_Internet_20_Link">
 </text:a>
, we will continue to support Ukraine. You have seen how the defense assistance packages have been released every two weeks - this will continue for the next weeks of the IDPAs, ”the representative of Biden administration said.</text:p>
      <text:p text:style-name="P4">
He also confirmed that the issue of further support of Ukraine will be addressed at the G7 leaders' summit in Hiroshima this week. In this communication, he assured that the United States will maintain international leadership in support of the Ukrainian state as part of this format. In addition, he said, all G7 member countries also remain favorable to the correction of Russian aggression and assistance to Ukraine.</text:p>
      <text:p text:style-name="P4">
<text:span text:style-name="T4">
 Read also: </text:span>
 <text:a xlink:type="simple" xlink:href="https://www.ukrinform.ua/rubric-economy/3708722-kraini-g7-zbilsili-obsag-dopomogi-ukraini-do-44-milardiv.html" text:style-name="Internet_20_link" text:visited-style-name="Visited_20_Internet_20_Link">
</text:a>
As reported by Ukrinform, <text:a xlink:type="simple" xlink:href="https://www.ukrinform.ua/rubric-ato/3708649-nimeccina-anonsuvala-paket-vijskovoi-dopomogi-na-27-milarda-aku-zbrou-otrimae-ukraina.html" text:style-name="Internet_20_link" text:visited-style-name="Visited_20_Internet_20_Link">
</text:a>
. It includes, including 18 wheeled howitzers, artillery ammunition, controlled missiles for air defense systems, 4 Iris-T SLM, starting devices of IRIS-T SLS, infrared visualization systems, 30 tank LEOPARD 1A5 and 20 BMP Marder, over 100 combat bullets. , more than 200 reconnaissance and more.</text:p>
      <text:p text:style-name="P4">
News Source: <text:a xlink:type="simple" xlink:href="https://www.ukrinform.ua/rubric-polytics/3709619-ssa-nadavatimut-ukraini-regularni-paketi-dopomogi-vprodovz-nastupnih-misaciv-bilij-dim.html" text:style-name="Internet_20_link" text:visited-style-name="Visited_20_Internet_20_Link">
https://www.ukrinform.ua/rubric-polytics/3709619-ssa-nadavatimut-ukraini-regularni-paketi-dopomogi-vprodovz-nastupnih-misaciv-bilij-dim.html</text:a>
</text:p>
      <!--NEWS-->
      <text:h text:style-name="P10" text:outline-level="1">
<text:span text:style-name="T4">
The enemy fired at Donetsk region, wounded five police officers from the White Angel unit</text:span>
</text:h>
      <text:p text:style-name="P4">
Authors: Ukrinform (Person)</text:p>
      <text:p text:style-name="P4">
Publisher: Укринформ (Organization)</text:p>
      <text:p text:style-name="P4">
Published Time: 2023-05-15T19:32:00+03:00</text:p>
      <text:p text:style-name="P4">
Modified Time: 2023-05-15T19:32:00+03:00</text:p>
      <text:p text:style-name="P4">
Description: In the Bakhmut district, the car of the White Angel police unit came under fire, as a result, five police officers were injured.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Донеччина', 'Обстріл', 'Війна з росією']</text:p>
      <text:p text:style-name="P4">
Type: Article</text:p>
      <!--METADATA-->
      <text:p text:style-name="P4">
<draw:frame draw:style-name="fr1" draw:name="Image167" text:anchor-type="as-char" svg:width="6.9236in" svg:height="3.956343in" draw:z-index="0">
<draw:image xlink:href="../Images/yкринформ/2023-05-15T19-32-00-03-00/630_360_1507654552-5163.jpeg" xlink:type="simple" xlink:show="embed" xlink:actuate="onLoad" draw:mime-type="image/jpeg"/>
</draw:frame>
The Ubakhmut district of the White Angel police car was fired, and five police officers were injured.</text:p>
      <text:p text:style-name="P4">
As Ukrinform reports, it reports <text:a xlink:type="simple" xlink:href="https://t.me/UA_National_Police/11661" text:style-name="Internet_20_link" text:visited-style-name="Visited_20_Internet_20_Link">
</text:a>
.</text:p>
      <text:p text:style-name="P4">
"Today, the car of the White Angel police unit was a subsoil in Donetsk region - five police crews were injured. Police were hit by Russian shelling in the Temporal Yar district, Bakhmut district," said Ivan Vygovsky.</text:p>
      <text:p text:style-name="P4">
<text:span text:style-name="T4">
 Read also: </text:span>
 <text:a xlink:type="simple" xlink:href="https://www.ukrinform.ua/rubric-ato/3709534-vorog-obstrilav-harkivsinu-dvoe-zagiblih.html" text:style-name="Internet_20_link" text:visited-style-name="Visited_20_Internet_20_Link">
<text:span text:style-name="T4">
 firing </text:span>
</text:a>
It is noted that they got out of the lesion area, they were given a medical assistance. The condition of law enforcement officers is revealed.</text:p>
      <text:p text:style-name="P4">
The National Police Unit that evacuates children and whole families from dangerous terminals, transports humanitarian assistance and helps people, people called "white angel".</text:p>
      <text:p text:style-name="P4">
It has been reported that there are more than 20 police crews in the unit, which are constantly working near the front lines. There are thousands of evacuated citizens in their account, including 600 children.</text:p>
      <text:p text:style-name="P4">
News Source: <text:a xlink:type="simple" xlink:href="https://www.ukrinform.ua/rubric-ato/3709623-vorog-obstrilav-doneccinu-poraneni-patero-policejskih-z-pidrozdilu-bilij-angol.html" text:style-name="Internet_20_link" text:visited-style-name="Visited_20_Internet_20_Link">
https://www.ukrinform.ua/rubric-ato/3709623-vorog-obstrilav-doneccinu-poraneni-patero-policejskih-z-pidrozdilu-bilij-angol.html</text:a>
</text:p>
      <!--NEWS-->
      <text:h text:style-name="P10" text:outline-level="1">
<text:span text:style-name="T4">
Zelensky: We return with new defensive packages - Ukraine becomes stronger</text:span>
</text:h>
      <text:p text:style-name="P4">
Authors: Ukrinform (Person)</text:p>
      <text:p text:style-name="P4">
Publisher: Укринформ (Organization)</text:p>
      <text:p text:style-name="P4">
Published Time: 2023-05-15T19:35:00+03:00</text:p>
      <text:p text:style-name="P4">
Modified Time: 2023-05-15T19:35:00+03:00</text:p>
      <text:p text:style-name="P4">
Description: President of Ukraine Volodymyr Zelensky returns to Ukraine with new defense packages. - Ukrinform.</text:p>
      <text:p text:style-name="P4">
Images: ["<text:a xlink:type="simple" xlink:href="https://static.ukrinform.com/photos/2023_05/thumb_files/630_360_1683122925-491.jpeg" text:style-name="Internet_20_link" text:visited-style-name="Visited_20_Internet_20_Link">
630_360_16831...</text:a>
"]</text:p>
      <text:p text:style-name="P4">
Tags: ['Британія', 'Франція', 'Італія', 'Німеччина', 'Зеленський', 'Війна з росією']</text:p>
      <text:p text:style-name="P4">
Type: Article</text:p>
      <!--METADATA-->
      <text:p text:style-name="P4">
<draw:frame draw:style-name="fr1" draw:name="Image168" text:anchor-type="as-char" svg:width="6.9236in" svg:height="3.956343in" draw:z-index="0">
<draw:image xlink:href="../Images/yкринформ/2023-05-15T19-35-00-03-00/630_360_1683122925-491.jpeg" xlink:type="simple" xlink:show="embed" xlink:actuate="onLoad" draw:mime-type="image/jpeg"/>
</draw:frame>
President of Ukraine Volodymyr Zelenskyy returns to Ukraine with new packets.</text:p>
      <text:p text:style-name="P4">
He stated this during the evening <text:a xlink:type="simple" xlink:href="https://t.me/V_Zelenskiy_official/6234" text:style-name="Internet_20_link" text:visited-style-name="Visited_20_Internet_20_Link">
</text:a>
, reports Ukrinform.</text:p>
      <text:p text:style-name="P4">
“Three long days - and our warriors, our state become stronger. Much more powerful. We return home with new defensive packages. More new, more powerful weapon for the front. More protection for our people. More political support, ”Zelensky stressed.</text:p>
      <text:p text:style-name="P4">
He noted that negotiations in Italy with Prime Minister George Meloni Tasks with President Sergo Mattarelli are quite encouraging.</text:p>
      <text:p text:style-name="P4">
Zelensky also noted that a meeting in Germany by President Steinmeayer and Zanzler Olof Scholtz are especially meaningful for our defense.</text:p>
      <text:p text:style-name="P4">
In France, the head of state met with President Macron.</text:p>
      <text:p text:style-name="P4">
“Prolonged, useful negotiations. There is a new military package. Powerful. New political arrangements, ”he emphasized.</text:p>
      <text:p text:style-name="P4">
In the United Kingdom, Zelensky met with Prime Minister Risha Sunak.</text:p>
      <text:p text:style-name="P4">
“Defense and very important British leadership in military coalitions.</text:p>
      <text:p text:style-name="P4">
Before the international measures, which are planned for the near future, are coordinated in positions: before G7, a summit in Vilnius, ”the President said.</text:p>
      <text:p text:style-name="P4">
He noted that at all meetings they discussed the formula of peace proposed by the Ukrainian plot, and now there is more readiness of partners to go by the Ukrainian formula. According to him, there is more support for our ENV accession, more understanding that Ukraine's accession to NATO will be, it is inevitable.</text:p>
      <text:p text:style-name="P4">
As it was reported, President Volodymyr Zelenskyy is in the UK on Monday, and the day before he visited France and Germany, 13th - Italy.</text:p>
      <text:p text:style-name="P4">
<text:span text:style-name="T5">
Ukrinform cites the full text of the head of state to the Ukrainians.</text:span>
</text:p>
      <text:p text:style-name="P4">
_ <text:span text:style-name="T4">
 I wish health, dear Ukrainians!</text:span>
 _</text:p>
      <text:p text:style-name="P4">
Three long days - and our warriors, our state become stronger. I am sure -significantly stronger.</text:p>
      <text:p text:style-name="P4">
We return home with new defensive packages: more new, more powerful weapons for the front, more protection for our people. More political support.</text:p>
      <text:p text:style-name="P4">
Italy is good talks with George, Ms. Prime Minister. The meeting is quite encouraging. Meeting with the President of Italy.</text:p>
      <text:p text:style-name="P4">
Germany - Mr. President Steinmeyer, meeting with Mr. Chancellor Olaf Scholtz - especially meaningful for our defense.On behalf and in honor of the Ukrainian people received a significant European name in Aachen named after Karl the Great. For the first time in the hall where the laureates are honored, the Ukrainian language sounds in speech. Ukrainian will be one of the official language union, I am sure of this.</text:p>
      <text:p text:style-name="P4">
France is a meeting with Mr. Macron President, long, useful negotiations. There is a new military package. Powerful. There are new political arrangements.</text:p>
      <text:p text:style-name="P4">
The United Kingdom is a meeting with Richa, Mr. Prime Minister Sunak. Defense is important British leadership in military coalitions.</text:p>
      <text:p text:style-name="P4">
Before the international measures, which are planned for the near future, are coordinated in the way: before G7, a summit in Vilnius.</text:p>
      <text:p text:style-name="P4">
All meetings discussed our formula of peace, and now there are more partners willing to go by the Ukrainian formula. There is more support for our ENV accession, more understanding that Ukraine's accession to NATO will be inevitable.</text:p>
      <text:p text:style-name="P4">
I thank Italy for its help in protecting the lives of our people - from protecting the sky of the preparation of full reconstruction of Ukraine after the fighting.</text:p>
      <text:p text:style-name="P4">
I thank Germany for the largest defensive package - 2 billion 700 million euros. Iris Air Defense systems of various modifications, missiles for them - many, guns, shells, armored vehicles ...</text:p>
      <text:p text:style-name="P4">
In addition, Germany will support our country for a long time - there are 11 million euros, purely defense. Plus Germany is involved in the European Peace Fund, which enhances our protection.</text:p>
      <text:p text:style-name="P4">
I thank France for the new opportunities for our warriors to counteract the Russian terror, and now it is not time to talk about details. Thank you for the additional equipment, a handful of armored vehicles. For assistance in consolidation of partners.</text:p>
      <text:p text:style-name="P4">
I thank Britain for the arrangement of our pilots. We create a coalition for training pilots on modern Western aircraft. Britain - yes, Poland is, and I am sure that France, other partners will connect. We continue to work on a coalition of fighters, we are actively moving. Of course, thank you for Long-Range opportunities for our warriors, for their range.</text:p>
      <text:p text:style-name="P4">
So, the main results for these days - a new weapon for Ukraine, honor of D -Ukrainians, our victory was made closer.</text:p>
      <text:p text:style-name="P4">
And we will add support!I know it. I believe in this.</text:p>
      <text:p text:style-name="P4">
Glory to all who are in battle for our country!Glory to all who help!Glove, who trains our fighters!</text:p>
      <text:p text:style-name="P4">
_<text:span text:style-name="T4">
Glory to Ukraine!</text:span>
 _</text:p>
      <text:p text:style-name="P4">
<text:span text:style-name="T5">
Foto: op</text:span>
</text:p>
      <text:p text:style-name="P4">
News Source: <text:a xlink:type="simple" xlink:href="https://www.ukrinform.ua/rubric-ato/3709626-zelenskij-povertaemosa-dodomu-z-novimi-oboronnimi-paketami-ukraina-stae-silnisou.html" text:style-name="Internet_20_link" text:visited-style-name="Visited_20_Internet_20_Link">
https://www.ukrinform.ua/rubric-ato/3709626-zelenskij-povertaemosa-dodomu-z-novimi-oboronnimi-paketami-ukraina-stae-silnisou.html</text:a>
</text:p>
      <!--NEWS-->
      <text:h text:style-name="P10" text:outline-level="1">
<text:span text:style-name="T4">
A photo exhibition was opened in Kiev about the experience of displaced persons from Mariupol</text:span>
</text:h>
      <text:p text:style-name="P4">
Authors: Ukrinform (Person)</text:p>
      <text:p text:style-name="P4">
Publisher: Укринформ (Organization)</text:p>
      <text:p text:style-name="P4">
Published Time: 2023-05-15T19:37:44+03:00</text:p>
      <text:p text:style-name="P4">
Modified Time: 2023-05-15T19:37:44+03:00</text:p>
      <text:p text:style-name="P4">
Description: The National Museum of History of Ukraine hosted a presentation of the Mariupol portraits, within which the stories of 27 displaced persons were collected, the life of which has changed a full -scale invasion. - Ukrinform.</text:p>
      <text:p text:style-name="P4">
Images: ["<text:a xlink:type="simple" xlink:href="https://static.ukrinform.com/photos/2023_05/thumb_files/630_360_1684165879-7306.jpeg" text:style-name="Internet_20_link" text:visited-style-name="Visited_20_Internet_20_Link">
630_360_16841...</text:a>
", "<text:a xlink:type="simple" xlink:href="https://static.ukrinform.com/photos/2023_05/thumb_files/630_360_1684165879-8868.jpeg" text:style-name="Internet_20_link" text:visited-style-name="Visited_20_Internet_20_Link">
630_360_16841...</text:a>
", "<text:a xlink:type="simple" xlink:href="https://static.ukrinform.com/photos/2023_05/thumb_files/630_360_1684165878-1933.jpeg" text:style-name="Internet_20_link" text:visited-style-name="Visited_20_Internet_20_Link">
630_360_16841...</text:a>
", "<text:a xlink:type="simple" xlink:href="https://static.ukrinform.com/photos/2023_05/thumb_files/630_360_1684165878-1260.jpeg" text:style-name="Internet_20_link" text:visited-style-name="Visited_20_Internet_20_Link">
630_360_16841...</text:a>
", "<text:a xlink:type="simple" xlink:href="https://static.ukrinform.com/photos/2023_05/thumb_files/630_360_1684165878-9590.jpeg" text:style-name="Internet_20_link" text:visited-style-name="Visited_20_Internet_20_Link">
630_360_16841...</text:a>
", "<text:a xlink:type="simple" xlink:href="https://static.ukrinform.com/photos/2023_05/thumb_files/630_360_1684165878-9911.jpeg" text:style-name="Internet_20_link" text:visited-style-name="Visited_20_Internet_20_Link">
630_360_16841...</text:a>
", "<text:a xlink:type="simple" xlink:href="https://static.ukrinform.com/photos/2023_05/thumb_files/630_360_1684165878-2703.jpeg" text:style-name="Internet_20_link" text:visited-style-name="Visited_20_Internet_20_Link">
630_360_16841...</text:a>
", "<text:a xlink:type="simple" xlink:href="https://static.ukrinform.com/photos/2023_05/thumb_files/630_360_1684165878-8150.jpeg" text:style-name="Internet_20_link" text:visited-style-name="Visited_20_Internet_20_Link">
630_360_16841...</text:a>
", "<text:a xlink:type="simple" xlink:href="https://static.ukrinform.com/photos/2023_05/thumb_files/630_360_1684165879-2575.jpeg" text:style-name="Internet_20_link" text:visited-style-name="Visited_20_Internet_20_Link">
630_360_16841...</text:a>
", "<text:a xlink:type="simple" xlink:href="https://static.ukrinform.com/photos/2023_05/thumb_files/630_360_1684165879-2277.jpeg" text:style-name="Internet_20_link" text:visited-style-name="Visited_20_Internet_20_Link">
630_360_16841...</text:a>
", "<text:a xlink:type="simple" xlink:href="https://static.ukrinform.com/photos/2023_05/thumb_files/630_360_1684165879-5538.jpeg" text:style-name="Internet_20_link" text:visited-style-name="Visited_20_Internet_20_Link">
630_360_16841...</text:a>
", "<text:a xlink:type="simple" xlink:href="https://static.ukrinform.com/photos/2023_05/thumb_files/630_360_1684165879-4072.jpeg" text:style-name="Internet_20_link" text:visited-style-name="Visited_20_Internet_20_Link">
630_360_16841...</text:a>
", "<text:a xlink:type="simple" xlink:href="https://static.ukrinform.com/photos/2023_05/thumb_files/630_360_1684165880-3526.jpeg" text:style-name="Internet_20_link" text:visited-style-name="Visited_20_Internet_20_Link">
630_360_16841...</text:a>
"]</text:p>
      <text:p text:style-name="P4">
Tags: ['Фото', 'Маріуполь', 'Виставка', 'Київ']</text:p>
      <text:p text:style-name="P4">
Type: Article</text:p>
      <!--METADATA-->
      <text:p text:style-name="P4">
<draw:frame draw:style-name="fr1" draw:name="Image169" text:anchor-type="as-char" svg:width="6.9236in" svg:height="3.956343in" draw:z-index="0">
<draw:image xlink:href="../Images/yкринформ/2023-05-15T19-37-44-03-00/630_360_1684165879-7306.jpeg" xlink:type="simple" xlink:show="embed" xlink:actuate="onLoad" draw:mime-type="image/jpeg"/>
</draw:frame>
The Union Museum of Ukrainian History of Ukraine took place a presentation of the portraitmariupol project, within which the stories of 27 displaced persons were collected, the life of which was replaced by a full -scale invasion.</text:p>
      <text:p text:style-name="P4">
This was reported by Ukrinform correspondent.</text:p>
      <text:p text:style-name="P4">
Mariupol portraits are called to tell not only how he survived the city of Maria. Today he was transformed into inspiration and faith, because these 27 heroes and heroines, in particular, in Kiev, Lviv and Ternopil, begin a new life. Communities are finding new social ties. For each of them, it is the search for home, while it is the belief that we will definitely return to the Mariupol deoocupol, " - said the initiator of the project Alevtin Shvetsov.</text:p>
      <text:p text:style-name="P4">
From the photos of the exhibitors, people who literally lose their past lives look at the exhibitors, as mass fires destroyed housing and things. In particular, Vymachis Dovzhenko lost a collection of ancient things that he had picked up for 30 years to create a Museum of Antiquities in <text:a xlink:type="simple" xlink:href="https://www.ukrinform.ua/tag-mariupol" text:style-name="Internet_20_link" text:visited-style-name="Visited_20_Internet_20_Link">
</text:a>
, and Xenia Safonov is his own point of sales of coffee and Hotdogs on the pier.</text:p>
      <text:p text:style-name="P4">
Heroes also unite the difficult way of leaving the occupied city. Yes, Marynaartemova was injured while leaving Mariupol and, despite his pain, continued to leave the city for her son, because she was sure that if she falls, the biggest would get up. Natalia Yakovenko had to close the child with a clock train fired at Russian troops.</text:p>
      <text:p text:style-name="P4">
<text:span text:style-name="T4">
 Read also: </text:span>
 <text:a xlink:type="simple" xlink:href="https://www.ukrinform.ua/rubric-culture/3700086-mikolaivskij-teatr-na-festivali-u-polsi-predstaviv-vistavu-pro-rodinni-stosunki-pid-cas-vijni.html" text:style-name="Internet_20_link" text:visited-style-name="Visited_20_Internet_20_Link">
</text:a>
"We were very lucky. We made the decision to get out of the city, bought a ticket and with my girlfriend and two children left.Currently, the Mariupols find themselves in communities throughout Ukraine: the construction of the honorsman Melnyk rebuilds the buildings destroyed by the Russians in Deoocupean Bucha, Yevgeny Voloshin, who was siege until March 15, 2022, now works as a teacher in one of the capital's lyceums. As a sign that life goes on, the photographer of the project Sergey Makarov presented to the residents of Maria Svitlina, who will start a new photo archive for each of the participants of the project.</text:p>
      <text:p text:style-name="P4">
"I understand how difficult it was to mention the stories for this project, so I am very grateful. I would like to replenish your albums with new pictures. Let it be the beginning of your new photo archives," he said.</text:p>
      <text:p text:style-name="P4">
<text:span text:style-name="T4">
 Read also: </text:span>
 <text:a xlink:type="simple" xlink:href="https://www.ukrinform.ua/rubric-regions/3698172-u-lucku-vidkrili-fotovistavku-pro-voenni-zlocini-rosian.html" text:style-name="Internet_20_link" text:visited-style-name="Visited_20_Internet_20_Link">
<text:span text:style-name="T4">
 Photo Exhibition </text:span>
</text:a>
The video was also worked by a videographer Alexander Yevmanenko, material collected by Shvetsova, and the texts were written by Yana Ivanov. The Intervjuvalariupolchan team in Lviv, Ternopil and Kiev, since it was from these cities that most people have agreed to share the experience of the war, applying for the participation for participation.</text:p>
      <text:p text:style-name="P4">
The project was created with the support of NGO "Maria Space". Also, the initiative of the International Fund "Renaissance".</text:p>
      <text:p text:style-name="P4">
As reported by Ukrinform, a photo exhibition on the destroyed monuments of Mariupol was opened at the National Museum of History of Ukraine.</text:p>
      <text:p text:style-name="P4">
News Source: <text:a xlink:type="simple" xlink:href="https://www.ukrinform.ua/rubric-kyiv/3709624-u-kievi-vidkrili-fotovistavku-pro-dosvid-vijni-pereselenciv-iz-mariupola.html" text:style-name="Internet_20_link" text:visited-style-name="Visited_20_Internet_20_Link">
https://www.ukrinform.ua/rubric-kyiv/3709624-u-kievi-vidkrili-fotovistavku-pro-dosvid-vijni-pereselenciv-iz-mariupola.html</text:a>
</text:p>
      <!--NEWS-->
      <text:h text:style-name="P10" text:outline-level="1">
<text:span text:style-name="T4">
The Russians hit the border of Sumy and Chernihiv three times</text:span>
</text:h>
      <text:p text:style-name="P4">
Authors: Ukrinform (Person)</text:p>
      <text:p text:style-name="P4">
Publisher: Укринформ (Organization)</text:p>
      <text:p text:style-name="P4">
Published Time: 2023-05-15T19:45:57+03:00</text:p>
      <text:p text:style-name="P4">
Modified Time: 2023-05-15T19:45:57+03:00</text:p>
      <text:p text:style-name="P4">
Description: The troops of the Russian Federation were fired at mortars and artillery three times on May 15, the border territories of Chernihiv and Sumy regions, having carried out more than 20 hits in total. - Ukrinform.</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Сумщина', 'Чернігівщина', 'Війна з росією']</text:p>
      <text:p text:style-name="P4">
Type: Article</text:p>
      <!--METADATA-->
      <text:p text:style-name="P4">
<draw:frame draw:style-name="fr1" draw:name="Image170" text:anchor-type="as-char" svg:width="6.9236in" svg:height="3.956343in" draw:z-index="0">
<draw:image xlink:href="../Images/yкринформ/2023-05-15T19-45-57-03-00/630_360_1656480323-642.jpg" xlink:type="simple" xlink:show="embed" xlink:actuate="onLoad" draw:mime-type="image/jpeg"/>
</draw:frame>
On May 15, the Russian Federation was fired at mortars and artillery border areas of Chernihiv and Sumy regions three times, having carried out a total of 20 hits.</text:p>
      <text:p text:style-name="P4">
According to Ukrinform, the North Operational Command reported in <text:a xlink:type="simple" xlink:href="https://t.me/ok_pivnich1/2631" text:style-name="Internet_20_link" text:visited-style-name="Visited_20_Internet_20_Link">
</text:a>
.</text:p>
      <text:p text:style-name="P4">
In particular, from 10:35 to 11:40 in the area of the village of Muravia of Chernihiv region seven hits, probably from the artillery of the enemy.</text:p>
      <text:p text:style-name="P4">
From 11:10 to 12:10 nine hits are probably with <text:a xlink:type="simple" xlink:href="https://www.ukrinform.ua/tag-minomet" text:style-name="Internet_20_link" text:visited-style-name="Visited_20_Internet_20_Link">
</text:a>
120 mm caliber in the Raysela Vovkivka of Sumy region.</text:p>
      <text:p text:style-name="P4">
From 13:30 to 13:50 the invaders made five hits, probably with the same weapons of the village of Medvedivka, Chernihiv region.</text:p>
      <text:p text:style-name="P4">
<text:span text:style-name="T4">
 Read also: </text:span>
 <text:a xlink:type="simple" xlink:href="https://www.ukrinform.ua/rubric-regions/3709541-na-cernigivsini-vnaslidok-obstrilu-znestrumleni-pat-naselenih-punktiv.html" text:style-name="Internet_20_link" text:visited-style-name="Visited_20_Internet_20_Link">
<text:span text:style-name="T4">
 Chernig </text:span>
</text:a>
In all cases, information about losses among the local population or damage to civilian infrastructure was not received.</text:p>
      <text:p text:style-name="P4">
As reported by Ukrinform, in the morning of May 15, Russian troops fired the border of the Chernihiv region from rocket launchers. The village of Yeline was a thumb.</text:p>
      <text:p text:style-name="P4">
News Source: <text:a xlink:type="simple" xlink:href="https://www.ukrinform.ua/rubric-ato/3709627-rosiani-trici-vdarili-po-prikordonnu-sumsini-ta-cernigivsini.html" text:style-name="Internet_20_link" text:visited-style-name="Visited_20_Internet_20_Link">
https://www.ukrinform.ua/rubric-ato/3709627-rosiani-trici-vdarili-po-prikordonnu-sumsini-ta-cernigivsini.html</text:a>
</text:p>
      <!--NEWS-->
      <text:h text:style-name="P10" text:outline-level="1">
<text:span text:style-name="T4">
Matches of the 27th round of Football Premier League of Ukraine will take place on May 19-21</text:span>
</text:h>
      <text:p text:style-name="P4">
Authors: Ukrinform (Person)</text:p>
      <text:p text:style-name="P4">
Publisher: Укринформ (Organization)</text:p>
      <text:p text:style-name="P4">
Published Time: 2023-05-15T19:51:50+03:00</text:p>
      <text:p text:style-name="P4">
Modified Time: 2023-05-15T19:51:50+03:00</text:p>
      <text:p text:style-name="P4">
Description: Ukrainian football clubs will continue to fight in the National Championship among the Premier League teams of the 27th round, which will be held on May 19-21. - Ukrinform.</text:p>
      <text:p text:style-name="P4">
Images: ["<text:a xlink:type="simple" xlink:href="https://static.ukrinform.com/photos/2018_04/thumb_files/630_360_1524051222-8444.jpg" text:style-name="Internet_20_link" text:visited-style-name="Visited_20_Internet_20_Link">
630_360_15240...</text:a>
"]</text:p>
      <text:p text:style-name="P4">
Tags: ['Футбол', "Прем'єр-ліга"]</text:p>
      <text:p text:style-name="P4">
Type: Article</text:p>
      <!--METADATA-->
      <text:p text:style-name="P4">
<draw:frame draw:style-name="fr1" draw:name="Image171" text:anchor-type="as-char" svg:width="6.9236in" svg:height="3.956343in" draw:z-index="0">
<draw:image xlink:href="../Images/yкринформ/2023-05-15T19-51-50-03-00/630_360_1524051222-8444.jpg" xlink:type="simple" xlink:show="embed" xlink:actuate="onLoad" draw:mime-type="image/jpeg"/>
</draw:frame>
Ukrainian football clubs will continue to struggle in the National Championships of the Premier League teams of the 27th round, which will be held on May 19-21.</text:p>
      <text:p text:style-name="P4">
On Friday, May 19, the tour will open a match at the Avangard Stadium in Uzhgorod, Deo 14.00 Dnipro-1 players and Kovalovsky Kolos will meet, reports Ukrinform.</text:p>
      <text:p text:style-name="P4">
The first game day will continue the matches of Poltava Vorskla with Kryvyi Rih Kryvbas(15.00)and Shakhtar Donetsk with Rivne "Veres"(17.00).</text:p>
      <text:p text:style-name="P4">
У суботу, 20 травня, зіграють одеський «Чорноморець» та закарпатський «Минай»(13.00), Lugansk "Zorya" and "Ingulets" from Petrov(14.00), Alexandria of Takiiv Dynamo(15.00).</text:p>
      <text:p text:style-name="P4">
У понеділок, 21 травня, зійдуться харківські «Металіст 1925» та «Металіст»(15.00), Lviv "Movement" and "Lviv"(17.00).</text:p>
      <text:p text:style-name="P4">
<text:span text:style-name="T4">
Читайте також:</text:span>
 <text:a xlink:type="simple" xlink:href="https://www.ukrinform.ua/rubric-sports/3709472-dovbik-prinis-dnipru1-peremogu-nad-minaem-u-cempionati-premerligi.html" text:style-name="Internet_20_link" text:visited-style-name="Visited_20_Internet_20_Link">
 </text:a>
Shakhtar is the leader in the UPL standings, which has 63 points, then - Dnipro -1 -61, Zorya - 58, Dynamo - 50, Alexandria - 42, Kryvbas - 35, Vorskla » - 33," Kolos " - 33 ....</text:p>
      <text:p text:style-name="P4">
News Source: <text:a xlink:type="simple" xlink:href="https://www.ukrinform.ua/rubric-sports/3709629-matci-27go-turu-futbolnoi-premerligi-ukraini-vidbudutsa-1921-travna.html" text:style-name="Internet_20_link" text:visited-style-name="Visited_20_Internet_20_Link">
https://www.ukrinform.ua/rubric-sports/3709629-matci-27go-turu-futbolnoi-premerligi-ukraini-vidbudutsa-1921-travna.html</text:a>
</text:p>
      <!--NEWS-->
      <text:h text:style-name="P10" text:outline-level="1">
<text:span text:style-name="T4">
Kubrakov discussed with the UN and partner countries rebuilding Ukraine</text:span>
</text:h>
      <text:p text:style-name="P4">
Authors: Ukrinform (Person)</text:p>
      <text:p text:style-name="P4">
Publisher: Укринформ (Organization)</text:p>
      <text:p text:style-name="P4">
Published Time: 2023-05-15T19:55:33+03:00</text:p>
      <text:p text:style-name="P4">
Modified Time: 2023-05-15T19:55:33+03:00</text:p>
      <text:p text:style-name="P4">
Description: Viceremier for Recovery - Minister of Community Development, Territories and Infrastructure Alexander Kubrakov discussed the rebuilding of Ukraine with representatives of the United Nations, USA, Japan, Canada, Sweden, Norway, Germany, Italy, Spain, Denmark, Slovenia, Ireland, Switzerland, Belgium, Belgium. The Netherlands. - Ukrinform.</text:p>
      <text:p text:style-name="P4">
Images: ["<text:a xlink:type="simple" xlink:href="https://static.ukrinform.com/photos/2023_05/thumb_files/630_360_1684169524-517.jpg" text:style-name="Internet_20_link" text:visited-style-name="Visited_20_Internet_20_Link">
630_360_16841...</text:a>
", "<text:a xlink:type="simple" xlink:href="https://static.ukrinform.com/photos/2023_05/1684169524-975.jpg" text:style-name="Internet_20_link" text:visited-style-name="Visited_20_Internet_20_Link">
1684169524-97...</text:a>
", "<text:a xlink:type="simple" xlink:href="https://static.ukrinform.com/photos/2023_05/1684169525-439.jpg" text:style-name="Internet_20_link" text:visited-style-name="Visited_20_Internet_20_Link">
1684169525-43...</text:a>
"]</text:p>
      <text:p text:style-name="P4">
Tags: ['ООН', 'США', 'Україна', 'Кубраков', 'Війна з росією', 'Відбудова']</text:p>
      <text:p text:style-name="P4">
Type: Article</text:p>
      <!--METADATA-->
      <text:p text:style-name="P4">
<draw:frame draw:style-name="fr1" draw:name="Image172" text:anchor-type="as-char" svg:width="6.9236in" svg:height="3.956343in" draw:z-index="0">
<draw:image xlink:href="../Images/yкринформ/2023-05-15T19-55-33-03-00/630_360_1684169524-517.jpg" xlink:type="simple" xlink:show="embed" xlink:actuate="onLoad" draw:mime-type="image/jpeg"/>
</draw:frame>
Vice Renmier - Minister of Community Development, Territories of Tainfrastructure Alexander Kubrakov discussed the rebuilding of Ukraine with representatives of Oon, USA, Japan, Canada, Sweden, Norway, Germany, Italy, Spain, Denmark, Slovenia, Ireland, Switzerland, Korea.</text:p>
      <text:p text:style-name="P4">
According to Ukrinform, the press service of the Ministry of Recovery in [] reports it(https://www.facebook.com/Ministry.for.restoration/posts/pfbid02RrWGw7mQmNzkDPSsH8sEafEFDFVrzgBVNR6Ld6gdXpCCwQoMyz36RN64F5EtyQfDl).</text:p>
      <text:p text:style-name="P4">
«Зараз у нашому фокусі – запуск єВідновлення, державної допомоги людям, чиєжитло зазнало незначних пошкоджень через російську агресію; запуск Фондуліквідації наслідків збройної агресії рф; цифрової системи управліннявідбудовою – система DREAM. Вдячні партнерам, які планують або вже реалізуютьпроєкти, які посилюють спроможність громад, адже це є умовою успішностівідбудови», – розповів Кубраков.</text:p>
      <text:p text:style-name="P4">
<text:span text:style-name="T4">
Читайте також:</text:span>
 <text:a xlink:type="simple" xlink:href="https://www.ukrinform.ua/rubric-vidbudova/3707215-u-dii-zapustili-programu-derzavnoi-dopomogi-evidnovlenna.html" text:style-name="Internet_20_link" text:visited-style-name="Visited_20_Internet_20_Link">
 </text:a>
</text:p>
      <text:p text:style-name="P4">
<draw:frame draw:style-name="fr1" draw:name="Image173" text:anchor-type="as-char" svg:width="6.9236in" svg:height="4.615733in" draw:z-index="0">
<draw:image xlink:href="../Images/yкринформ/2023-05-15T19-55-33-03-00/1684169524-975.jpg" xlink:type="simple" xlink:show="embed" xlink:actuate="onLoad" draw:mime-type="image/jpeg"/>
</draw:frame>
He noted that the ministry team, together with the restoration agency, works on providing transparency and accountability of reconstruction, as well as the priority of the data based on collected and verified data.</text:p>
      <text:p text:style-name="P4">
The meeting also presented the initiative <text:a xlink:type="simple" xlink:href="https://www.ukrinform.ua/tag-oon" text:style-name="Internet_20_link" text:visited-style-name="Visited_20_Internet_20_Link">
</text:a>
on the creation of a community resumption fund. In the focus of support - priorities: housing; energy infrastructure; social, municipal and critical infrastructure(Included); demining of territories; Private sector support.</text:p>
      <text:p text:style-name="P4">
<draw:frame draw:style-name="fr1" draw:name="Image174" text:anchor-type="as-char" svg:width="6.9236in" svg:height="4.615733in" draw:z-index="0">
<draw:image xlink:href="../Images/yкринформ/2023-05-15T19-55-33-03-00/1684169525-439.jpg" xlink:type="simple" xlink:show="embed" xlink:actuate="onLoad" draw:mime-type="image/jpeg"/>
</draw:frame>
The ministry reminds that according to the World Bank report, almost 18,000 high -rise buildings, 135 thousand private buildings, 3 thousand schools and kindergartens, more than 1.5 thousand hospitals have been damaged or destroyed in Ukraine, 200 thousands of square kilometers of territories have been replaced.</text:p>
      <text:p text:style-name="P4">
<text:span text:style-name="T4">
 Read also: </text:span>
 <text:a xlink:type="simple" xlink:href="https://www.ukrinform.ua/rubric-economy/3709611-u-fond-likvidacii-naslidkiv-agresii-zibrali-617-milarda.html" text:style-name="Internet_20_link" text:visited-style-name="Visited_20_Internet_20_Link">
</text:a>
As it was reported, on April 21, the Cabinet of Ministers approved the procedure for providing state assistance for repair of damaged housing. It envisages providing citizens whose housing was damaged as a result of armed aggression of the Russian Federation, state assistance for current housing repair. This can be done with the electronic service of the Equilibrium.<text:span text:style-name="T5">
Foto: Ministry of Defense</text:span>
</text:p>
      <text:p text:style-name="P4">
News Source: <text:a xlink:type="simple" xlink:href="https://www.ukrinform.ua/rubric-vidbudova/3709630-kubrakov-obgovoriv-z-predstavnikami-oon-i-krainpartneriv-vidbudovu-ukraini.html" text:style-name="Internet_20_link" text:visited-style-name="Visited_20_Internet_20_Link">
https://www.ukrinform.ua/rubric-vidbudova/3709630-kubrakov-obgovoriv-z-predstavnikami-oon-i-krainpartneriv-vidbudovu-ukraini.html</text:a>
</text:p>
      <!--NEWS-->
      <text:h text:style-name="P10" text:outline-level="1">
<text:span text:style-name="T4">
Kyslitsa in the UN Radbeza: only in April, Russia killed 207 civilians in Ukraine, 11 of them children</text:span>
</text:h>
      <text:p text:style-name="P4">
Authors: Ukrinform (Person)</text:p>
      <text:p text:style-name="P4">
Publisher: Укринформ (Organization)</text:p>
      <text:p text:style-name="P4">
Published Time: 2023-05-15T19:58:05+03:00</text:p>
      <text:p text:style-name="P4">
Modified Time: 2023-05-15T19:58:05+03:00</text:p>
      <text:p text:style-name="P4">
Description: Only in April, Russia killed more than 200 civilians in Ukraine, including 11 children. - Ukrinform.</text:p>
      <text:p text:style-name="P4">
Images: ["<text:a xlink:type="simple" xlink:href="https://static.ukrinform.com/photos/2023_05/thumb_files/630_360_1684169740-893.jpg" text:style-name="Internet_20_link" text:visited-style-name="Visited_20_Internet_20_Link">
630_360_16841...</text:a>
"]</text:p>
      <text:p text:style-name="P4">
Tags: ['ООН', 'Кислиця', 'Війна з росією']</text:p>
      <text:p text:style-name="P4">
Type: Article</text:p>
      <!--METADATA-->
      <text:p text:style-name="P4">
<draw:frame draw:style-name="fr1" draw:name="Image175" text:anchor-type="as-char" svg:width="6.9236in" svg:height="3.956343in" draw:z-index="0">
<draw:image xlink:href="../Images/yкринформ/2023-05-15T19-58-05-03-00/630_360_1684169740-893.jpg" xlink:type="simple" xlink:show="embed" xlink:actuate="onLoad" draw:mime-type="image/jpeg"/>
</draw:frame>
Only the flowering Russia killed more than 200 civilians in Ukraine, including 11 children.</text:p>
      <text:p text:style-name="P4">
According to Ukrinform correspondent in New York, a permanent representative of Ukraine at the UN Sergey Kislytsia at the UN Security Council said this.</text:p>
      <text:p text:style-name="P4">
"Terror against the liberated territories has become a business card of the Russian army," he said.</text:p>
      <text:p text:style-name="P4">
<text:span text:style-name="T4">
 Read also: </text:span>
 <text:a xlink:type="simple" xlink:href="https://www.ukrinform.ua/rubric-polytics/3703239-v-oon-rozumiut-so-pokaranna-rosijskih-zlocinciv-zapobigatime-majbutnim-konfliktam-kislica.html" text:style-name="Internet_20_link" text:visited-style-name="Visited_20_Internet_20_Link">
<text:span text:style-name="T4">
 Cyslits </text:span>
</text:a>
According to Kislytsya, only in April this year Russian invaders committed 6139 war crimes, which led to the death of 207 Ukrainian civilians, including 11 children.</text:p>
      <text:p text:style-name="P4">
He recalled that on April 28, Russia had struck a multi -storey residential house in Uman, resulting in killed 23 inhabitants, including 6 children.</text:p>
      <text:p text:style-name="P4">
“In the Russian Federation, viewers saw these footage on the state propaganda channel" Russia-1 ". Meanwhile, the Russian military ministry wrote on social networks: "Right on the goal!" - said the post -representation of Ukraine at the UN.</text:p>
      <text:p text:style-name="P4">
<text:span text:style-name="T4">
 Read also: </text:span>
 <text:a xlink:type="simple" xlink:href="https://www.ukrinform.ua/rubric-ato/3709601-v-oon-zaavili-pro-23-600-ubitih-i-poranenih-civilnih-vnaslidok-vtorgnenna-rf-v-ukrainu.html" text:style-name="Internet_20_link" text:visited-style-name="Visited_20_Internet_20_Link">
<text:span text:style-name="T4">
 UN </text:span>
</text:a>
Kyslytsy also spoke about the death of May 1, a 14-year-old boy in the Lizunivtsi Chernyhiv region from the Russian aviation, which also destroyed the local school.</text:p>
      <text:p text:style-name="P4">
"This attack has become another manifestation of cowardly and subjugated tactics of terror, and the Yaca Army is widely applied against the liberated last year of the northern regions - bombing of border settlements of Ukraine from the air space of Russia," he said.</text:p>
      <text:p text:style-name="P4">
On May 3, only in the Kherson region the Russians killed 23 people, 49 were injured - in the store, at the station, gas station, in their homes, Postpred added.</text:p>
      <text:p text:style-name="P4">
<text:span text:style-name="T4">
 Read also: </text:span>
 <text:a xlink:type="simple" xlink:href="https://www.ukrinform.ua/rubric-polytics/3709603-vseukrainska-rada-cerkov-pidtrimala-stvorenna-spectribunalu-proti-rosii.html" text:style-name="Internet_20_link" text:visited-style-name="Visited_20_Internet_20_Link">
</text:a>
Talking about Russian attacks on humanitarian aid, he noted that a full -scale invasion was damaged or destroyed by 25 objects of the Red Cross of Ukraine.</text:p>
      <text:p text:style-name="P4">
According to Kislytsya, Russia has launched new massive attacks with the use of duplicate Iranian drones, winged missiles and C-300. The city of Khmelnytsky, Ternopil, Mykolaiv, Kharkiv and Konstantinovka of Donetsk region suffered significant damage to the civilian infrastructure and human casualties.</text:p>
      <text:p text:style-name="P4">
News Source: <text:a xlink:type="simple" xlink:href="https://www.ukrinform.ua/rubric-ato/3709631-kislica-v-radbezi-oon-lise-za-kviten-rosia-vbila-v-ukraini-207-civilnih-z-nih-11-ditej.html" text:style-name="Internet_20_link" text:visited-style-name="Visited_20_Internet_20_Link">
https://www.ukrinform.ua/rubric-ato/3709631-kislica-v-radbezi-oon-lise-za-kviten-rosia-vbila-v-ukraini-207-civilnih-z-nih-11-ditej.html</text:a>
</text:p>
      <!--NEWS-->
      <text:h text:style-name="P10" text:outline-level="1">
<text:span text:style-name="T4">
The Russians fired the village in Kherson region, there are wounded</text:span>
</text:h>
      <text:p text:style-name="P4">
Authors: Ukrinform (Person)</text:p>
      <text:p text:style-name="P4">
Publisher: Укринформ (Organization)</text:p>
      <text:p text:style-name="P4">
Published Time: 2023-05-15T20:00:00+03:00</text:p>
      <text:p text:style-name="P4">
Modified Time: 2023-05-15T20:00:00+03:00</text:p>
      <text:p text:style-name="P4">
Description: In the Kherson region, Russian troops fired at the village of Lviv Tyaginsk community, hitting houses and injuring two civilian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Обстріл', 'Поранені', 'Війна з росією']</text:p>
      <text:p text:style-name="P4">
Type: Article</text:p>
      <!--METADATA-->
      <text:p text:style-name="P4">
<draw:frame draw:style-name="fr1" draw:name="Image176" text:anchor-type="as-char" svg:width="6.9236in" svg:height="3.956343in" draw:z-index="0">
<draw:image xlink:href="../Images/yкринформ/2023-05-15T20-00-00-03-00/630_360_1669987737-966.jpg" xlink:type="simple" xlink:show="embed" xlink:actuate="onLoad" draw:mime-type="image/jpeg"/>
</draw:frame>
The Uherson region Russian troops fired at the village of Lviv Tyaginskaya Gromad, hitting residential buildings and injuring two civilians.</text:p>
      <text:p text:style-name="P4">
According to Ukrinform, Alexander Proudin, the head of the Kherson Regional Military Administration, reported this in <text:a xlink:type="simple" xlink:href="https://t.me/olexandrprokudin/505" text:style-name="Internet_20_link" text:visited-style-name="Visited_20_Internet_20_Link">
</text:a>
.</text:p>
      <text:p text:style-name="P4">
"A 79-year-old man and his 48-year-old son were received due to the fire of the wound.(https://www.ukrinform.ua/tag-herson)They delivered our military, "he said.</text:p>
      <text:p text:style-name="P4">
<text:span text:style-name="T4">
 Read also: </text:span>
 <text:a xlink:type="simple" xlink:href="https://www.ukrinform.ua/rubric-ato/3709581-na-hersonsini-ppo-znisila-cotiri-rosijskih-bezpilotniki.html" text:style-name="Internet_20_link" text:visited-style-name="Visited_20_Internet_20_Link">
<text:span text:style-name="T4">
 Kherson </text:span>
</text:a>
As reported by Ukrinform, the invaders on May 15 <text:a xlink:type="simple" xlink:href="https://www.ukrinform.ua/rubric-ato/3709363-vorog-obstrilav-herson-pid-udar-potrapiv-osvitnij-zaklad.html" text:style-name="Internet_20_link" text:visited-style-name="Visited_20_Internet_20_Link">
</text:a>
Kherson, a hostile blow came from one consignment establishment.</text:p>
      <text:p text:style-name="P4">
News Source: <text:a xlink:type="simple" xlink:href="https://www.ukrinform.ua/rubric-ato/3709634-rosiani-obstrilali-selo-na-hersonsini-e-poraneni.html" text:style-name="Internet_20_link" text:visited-style-name="Visited_20_Internet_20_Link">
https://www.ukrinform.ua/rubric-ato/3709634-rosiani-obstrilali-selo-na-hersonsini-e-poraneni.html</text:a>
</text:p>
      <!--NEWS-->
      <text:h text:style-name="P10" text:outline-level="1">
<text:span text:style-name="T4">
Germany will allocate Ukraine € 11 billion purely for defense - Zelensky</text:span>
</text:h>
      <text:p text:style-name="P4">
Authors: Ukrinform (Person)</text:p>
      <text:p text:style-name="P4">
Publisher: Укринформ (Organization)</text:p>
      <text:p text:style-name="P4">
Published Time: 2023-05-15T20:02:00+03:00</text:p>
      <text:p text:style-name="P4">
Modified Time: 2023-05-15T20:02:00+03:00</text:p>
      <text:p text:style-name="P4">
Description: Germany will allocate € 11 billion to Ukraine purely for defense needs.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Німеччина', 'Гроші', 'Зеленський']</text:p>
      <text:p text:style-name="P4">
Type: Article</text:p>
      <!--METADATA-->
      <text:p text:style-name="P4">
<draw:frame draw:style-name="fr1" draw:name="Image177" text:anchor-type="as-char" svg:width="6.9236in" svg:height="3.956343in" draw:z-index="0">
<draw:image xlink:href="../Images/yкринформ/2023-05-15T20-02-00-03-00/630_360_1682862659-378.jpeg" xlink:type="simple" xlink:show="embed" xlink:actuate="onLoad" draw:mime-type="image/jpeg"/>
</draw:frame>
Germany will regain Ukraine € 11 billion purely for defense needs.</text:p>
      <text:p text:style-name="P4">
He stated this during <text:a xlink:type="simple" xlink:href="https://t.me/V_Zelenskiy_official/6234" text:style-name="Internet_20_link" text:visited-style-name="Visited_20_Internet_20_Link">
</text:a>
, reports Ukrinform.</text:p>
      <text:p text:style-name="P4">
“I thank Britain for the arrangement of our pilots. We create a coalition for training pilots on modern Western aircraft. Britain - yes, Poland is, and I am sure that France, other partners will connect. We continue to work on a coalition of fighters, we are actively moving. Of course, thank you for Long -Range opportunities for our warriors, for their range, ”Zelensky said.</text:p>
      <text:p text:style-name="P4">
<text:span text:style-name="T4">
 Read also: </text:span>
 <text:a xlink:type="simple" xlink:href="https://www.ukrinform.ua/rubric-ato/3709626-zelenskij-povertaemosa-dodomu-z-novimi-oboronnimi-paketami-ukraina-stae-silnisou.html" text:style-name="Internet_20_link" text:visited-style-name="Visited_20_Internet_20_Link">
<text:span text:style-name="T4">
 Zelensky </text:span>
</text:a>
He thanked Italy for its help in protecting the lives of Ukrainians - from protecting the preparation of full reconstruction of Ukraine after the fighting.</text:p>
      <text:p text:style-name="P4">
The head of state also thanked Germany for the largest defensive package - 2 million EUR 700 million. It includes IRIS-T air defense systems, missiles, guns, shells, armored vehicles.</text:p>
      <text:p text:style-name="P4">
In addition, the President noted that Germany will support Ukraine for a long time. “There are 11 billion euros, purely defense. Plus Germany is involved in the European Peace Fund, which strengthens our protection, ”he said.</text:p>
      <text:p text:style-name="P4">
<text:span text:style-name="T4">
 Read also: </text:span>
 <text:a xlink:type="simple" xlink:href="https://www.ukrinform.ua/rubric-ato/3709439-zelenskij-rozpoviv-pro-domovlenosti-pid-cas-evroturu-e-potuzni-oboronni-paketi.html" text:style-name="Internet_20_link" text:visited-style-name="Visited_20_Internet_20_Link">
<text:span text:style-name="T4">
 Zelensky </text:span>
</text:a>
Zelensky thanked France for the new opportunities for Ukrainian warriors of Russian terror, for additional equipment, for additional armored vehicles for their assistance in consolidation of partners.</text:p>
      <text:p text:style-name="P4">
"So, the main results for these days - a new weapon for Ukraine, honor of D -Ukrainians, our victory was made closer," he summed up.</text:p>
      <text:p text:style-name="P4">
As it was reported, President Volodymyr Zelenskyy is in the UK on Monday, and the day before he visited France and Germany, 13th - Italy.</text:p>
      <text:p text:style-name="P4">
Photo: op</text:p>
      <text:p text:style-name="P4">
News Source: <text:a xlink:type="simple" xlink:href="https://www.ukrinform.ua/rubric-ato/3709635-nimeccina-vidilit-ukraini-11-milardiv-suto-na-oboronu-zelenskij.html" text:style-name="Internet_20_link" text:visited-style-name="Visited_20_Internet_20_Link">
https://www.ukrinform.ua/rubric-ato/3709635-nimeccina-vidilit-ukraini-11-milardiv-suto-na-oboronu-zelenskij.html</text:a>
</text:p>
      <!--NEWS-->
      <text:h text:style-name="P10" text:outline-level="1">
<text:span text:style-name="T4">
NBU Annual Report: Despite the war, it was possible to maintain macro -financial stability and confidence of citizens</text:span>
</text:h>
      <text:p text:style-name="P4">
Authors: Ukrinform (Person)</text:p>
      <text:p text:style-name="P4">
Publisher: Укринформ (Organization)</text:p>
      <text:p text:style-name="P4">
Published Time: 2023-05-15T20:12:09+03:00</text:p>
      <text:p text:style-name="P4">
Modified Time: 2023-05-15T20:12:09+03:00</text:p>
      <text:p text:style-name="P4">
Description: The National Bank has summarized the changes that took place in the financial system and economy of Ukraine over the past year - the year of unprecedented tests of a full -scale war. - Ukrinform.</text:p>
      <text:p text:style-name="P4">
Images: ["<text:a xlink:type="simple" xlink:href="https://static.ukrinform.com/photos/2023_03/thumb_files/630_360_1679320501-539.png" text:style-name="Internet_20_link" text:visited-style-name="Visited_20_Internet_20_Link">
630_360_16793...</text:a>
"]</text:p>
      <text:p text:style-name="P4">
Tags: ['Банк', 'Економіка', 'Фінанси', 'Нацбанк', 'Україна', 'Андрій Пишний']</text:p>
      <text:p text:style-name="P4">
Type: Article</text:p>
      <!--METADATA-->
      <text:p text:style-name="P4">
<draw:frame draw:style-name="fr1" draw:name="Image178" text:anchor-type="as-char" svg:width="6.9236in" svg:height="3.956343in" draw:z-index="0">
<draw:image xlink:href="../Images/yкринформ/2023-05-15T20-12-09-03-00/630_360_1679320501-539.png" xlink:type="simple" xlink:show="embed" xlink:actuate="onLoad" draw:mime-type="image/png"/>
</draw:frame>
The National Bank summarized the changes that have taken place in the financial system of Taeconomics of Ukraine over the past year - the year of unprecedented tests with a full -scale war.</text:p>
      <text:p text:style-name="P4">
This is stated in the published <text:a xlink:type="simple" xlink:href="https://bank.gov.ua/ua/news/all/richniy-zvit-natsionalnogo-banku-ukrayini-za-2022-rik" text:style-name="Internet_20_link" text:visited-style-name="Visited_20_Internet_20_Link">
</text:a>
National Bank for 2022, Ukrinform reports.</text:p>
      <text:p text:style-name="P4">
"Thanks to the integrated efforts of the National Bank in 2022, the financial sector of Ukraine became with indicators that laid the reliable foundation of its steady work and further development," the statement reads.</text:p>
      <text:p text:style-name="P4">
In particular, the following indicators are given:</text:p>
      <ul>
        <li>
strong and well -capitalized banking system with historically record profit - UAH 77.5 billion for 2021; * stable and highly liquid currency market due to the transition from 2015 to floating exchange rate formation; * International reserves - almost $ 31 billion. USA; * successful experience of inflation targeting policy - slowing inflation at the end of 2021, unlike its growth in most countries of the world; * Competitively high levels of didjing the Ukrainian financial sector: thanks to the development of Cashless Economy and methods of remote identification and verification of clients of financial institutions, in particular through the Bankid NBU system.</li>
      </ul>
      <text:p text:style-name="P4">
<text:span text:style-name="T4">
 Read also: </text:span>
 <text:a xlink:type="simple" xlink:href="https://www.ukrinform.ua/rubric-economy/3709362-nbu-za-tizden-prodav-na-mizbanku-5522-miljona.html" text:style-name="Internet_20_link" text:visited-style-name="Visited_20_Internet_20_Link">
</text:a>
It is emphasized that the solid foundation of the financial system and the early training of the worst options played a crucial role from February 24, 2022.</text:p>
      <text:p text:style-name="P4">
As a result, the result of the joint work of the National Bank, financial institutions and state management in 2022 was the preservation of macro -financial stability, preventing the destabilization of the financial system by the enemy.</text:p>
      <text:p text:style-name="P4">
Emergency financing of defense expenditures of the state was provided and the constructed consumption for transitioning to unseen funding of needs <text:a xlink:type="simple" xlink:href="https://www.ukrinform.ua/tag-budzet" text:style-name="Internet_20_link" text:visited-style-name="Visited_20_Internet_20_Link">
</text:a>
in 2023. The exchange rate stability has been maintained in the foreign exchange market. Inflation was slowed down at the end of 2022, despite massive missile firing, problems with energy supply, occupation of the territories of Ukraine and the continuation of the active phase of hostilities.</text:p>
      <text:p text:style-name="P4">
<text:span text:style-name="T4">
 Read also: </text:span>
 <text:a xlink:type="simple" xlink:href="https://www.ukrinform.ua/rubric-economy/3707246-bankivska-sistema-ukraini-finansovij-uspih-na-tli-dodatkovih-viklikiv.html" text:style-name="Internet_20_link" text:visited-style-name="Visited_20_Internet_20_Link">
</text:a>
</text:p>
      <text:p text:style-name="P4">
The new model of cooperation with the IMF was the key to successful implementation in 2023 of the monitoring program and the compilation of a new four -year program of work, which made it possible to implement an unprecedented assistance package with a total volume of more than $ 115 billion.</text:p>
      <text:p text:style-name="P4">
The collection and transfer from the NBU special accounts of funds in the amount of UAH 22.3 million was carried out for the needs of the Defense Forces of Ukraine, UAH 920 million - for the humanitarian aid.</text:p>
      <text:p text:style-name="P4">
In general, trust in the banking system and the National Bank is maintained by the most critical moment of independent Ukraine.</text:p>
      <text:p text:style-name="P4">
<text:span text:style-name="T4">
 Read also: </text:span>
 <text:a xlink:type="simple" xlink:href="https://www.ukrinform.ua/rubric-economy/3709575-ministr-finansiv-ne-viklucae-so-vidatki-budzetu-mozut-buti-neodnorazovo-zbilseni.html" text:style-name="Internet_20_link" text:visited-style-name="Visited_20_Internet_20_Link">
<text:span text:style-name="T4">
 minister </text:span>
 <text:span text:style-name="T4">
 Finance </text:span>
 <text:span text:style-name="T4">
 </text:span>
 Excludes <text:span text:style-name="T4">
 </text:span>
 expenditures <text:span text:style-name="T4">
<text:span text:style-name="T5">
* budget </text:span>
* </text:span>
 can <text:span text:style-name="T4">
 </text:span>
 <text:span text:style-name="T4">
 be </text:span>
 <text:span text:style-name="T4">
 </text:span>
 <text:span text:style-name="T4">
 </text:span>
 <text:span text:style-name="T4">
 </text:span>
 <text:span text:style-name="T4">
 </text:span>
 enlarged **</text:a>
“Looking around and summing up 2022, the National Bank of Ukraine expresses its fascination with every Ukrainian, financial institution employees, state -building, international partners - for unity and trust that has helped to delay this year. But most of all - we are honored and gratitude to the defenders of Ukraine, because without your heroic struggle this year could be possible, ” - said NBU Chairman Andriy Pishny.</text:p>
      <text:p text:style-name="P4">
As it was reported, the Council for Financial Stability has agreed the concept of new strategy of development of the financial sector, the development of which is envisaged by the memorandum between Ukraine and the International Monetary Fund.</text:p>
      <text:p text:style-name="P4">
News Source: <text:a xlink:type="simple" xlink:href="https://www.ukrinform.ua/rubric-economy/3709638-ricnij-zvit-nbu-popri-vijnu-vdalosa-zberegti-makrofinansovu-stabilnist-ta-doviru-gromadan.html" text:style-name="Internet_20_link" text:visited-style-name="Visited_20_Internet_20_Link">
https://www.ukrinform.ua/rubric-economy/3709638-ricnij-zvit-nbu-popri-vijnu-vdalosa-zberegti-makrofinansovu-stabilnist-ta-doviru-gromadan.html</text:a>
</text:p>
      <!--NEWS-->
      <text:h text:style-name="P10" text:outline-level="1">
<text:span text:style-name="T4">
The US Congress remains two -party support of Ukraine - Pelosi</text:span>
</text:h>
      <text:p text:style-name="P4">
Authors: Ukrinform (Person)</text:p>
      <text:p text:style-name="P4">
Publisher: Укринформ (Organization)</text:p>
      <text:p text:style-name="P4">
Published Time: 2023-05-15T20:20:00+03:00</text:p>
      <text:p text:style-name="P4">
Modified Time: 2023-05-15T20:20:00+03:00</text:p>
      <text:p text:style-name="P4">
Description: Influential Democrats and Republicans have assured the preservation in the United States of powerful two -party support of Ukraine in both parties of the US Congress, as this is in line with the US national interests. - Ukrinform.</text:p>
      <text:p text:style-name="P4">
Images: ["<text:a xlink:type="simple" xlink:href="https://static.ukrinform.com/photos/2019_09/thumb_files/630_360_1569605948-904.jpg" text:style-name="Internet_20_link" text:visited-style-name="Visited_20_Internet_20_Link">
630_360_15696...</text:a>
"]</text:p>
      <text:p text:style-name="P4">
Tags: ['США', 'Конгрес США', 'Пелосі']</text:p>
      <text:p text:style-name="P4">
Type: Article</text:p>
      <!--METADATA-->
      <text:p text:style-name="P4">
<draw:frame draw:style-name="fr1" draw:name="Image179" text:anchor-type="as-char" svg:width="6.9236in" svg:height="3.956343in" draw:z-index="0">
<draw:image xlink:href="../Images/yкринформ/2023-05-15T20-20-00-03-00/630_360_1569605948-904.jpg" xlink:type="simple" xlink:show="embed" xlink:actuate="onLoad" draw:mime-type="image/jpeg"/>
</draw:frame>
Extra -exchangers and republicans have assured the preservation of powerful and political support for Ukraine in both parties of the US Congress in the United States, as it answers US national interests.</text:p>
      <text:p text:style-name="P4">
This was stated on Monday during the Copenhagen Democratic Summit52 Speaker of the US House of Representatives Nancy Pelosi and 66 US Secretary of State Condondolization Rice, Ukrinform correspondent reports.</text:p>
      <text:p text:style-name="P4">
“We are very proud of our President Joe Baiden's wonderful leadership that unites the free world to be with Ukraine. And in the Congress of the United States there is a powerful two -party and bicameral support for Ukraine's assistance that it needs to come out to be the winner, ”the Pelosi, who represents the Democratic Party.</text:p>
      <text:p text:style-name="P4">
<text:span text:style-name="T4">
 Read also: </text:span>
 <text:a xlink:type="simple" xlink:href="https://www.ukrinform.ua/rubric-polytics/3709619-ssa-nadavatimut-ukraini-regularni-paketi-dopomogi-vprodovz-nastupnih-misaciv-bilij-dim.html" text:style-name="Internet_20_link" text:visited-style-name="Visited_20_Internet_20_Link">
<text:span text:style-name="T4">
 USA </text:span>
</text:a>
She also called on the international community to make joint efforts to attract Russian President Vladimir Putin and his government.</text:p>
      <text:p text:style-name="P4">
In turn, a representative of the Republican Party, the former White House Issues and US Secretary of State Secretary(2005-2009.)Condoliza was proclaimed that the world is now experiencing trials for generations. She said that Ukrainians do not demand to fight in this struggle, weapons.</text:p>
      <text:p text:style-name="P4">
“It is not only a matter of justice, it is a matter of protecting our interests. What is giving in Ukraine influences the world order, ”the Republican Party emphasized. In this connection, she emphasized that the events in Ukraine are inseparable from other challenges that threaten the world of Uevrop, in the Middle East and in the case of China.</text:p>
      <text:p text:style-name="P4">
<text:span text:style-name="T4">
 Read also: </text:span>
 <text:a xlink:type="simple" xlink:href="https://www.ukrinform.ua/rubric-polytics/3709020-ermak-obgovoriv-z-radnikom-prezidenta-ssa-situaciu-na-fronti.html" text:style-name="Internet_20_link" text:visited-style-name="Visited_20_Internet_20_Link">
<text:span text:style-name="T4">
 USA </text:span>
</text:a>
“Putin thinks time is on his side. But we should show him, even if he is ready to spend the lives of young Russians, even if he is ready to terrorize the Ukrainian people, that in fact our unity and our support Ukraine will not be destroyed, ”the former US Secretary of State stressed.</text:p>
      <text:p text:style-name="P4">
According to her, any potential arrangements for ceasefire giving a powerful position to give rise to again when the time is a time for them.<text:span text:style-name="T4">
 Read also: </text:span>
 <text:a xlink:type="simple" xlink:href="https://www.ukrinform.ua/rubric-polytics/3702636-pelosi-vpevnena-so-obidvi-partii-kongresu-ssa-pidtrimuvatimut-ukrainu-do-peremogi.html" text:style-name="Internet_20_link" text:visited-style-name="Visited_20_Internet_20_Link">
<text:span text:style-name="T4">
 Pelosi </text:span>
</text:a>
Meanwhile, the Coordinator of the White House National Security Council John Kirby on Monday, in Washington, that Baiden administration had received a "stunning farticular and bicameral support" of everything she did to help Ukraine. In this connection, he mentioned the statements of influential Republicans, in particular, the speakerpalates of Kevin McCarthy, Chairman of the James Commer Committee Committee, and the Celeration of the International Committee of the Lower Chamber, who advocated the continued assistance to Ukraine.</text:p>
      <text:p text:style-name="P4">
“Further support of Ukraine remains strong(position - ed.), it prejudice to exist, it continues to be bicameral and two -party, and Ipided Biden appreciates it. We are grateful for this support, and we hope that this support will continue, ”Kirby emphasized.</text:p>
      <text:p text:style-name="P4">
He also acknowledged that a small part of the Republicans in the House would call into question the need for further support of Ukraine, however, according to its words, this does not affect the position of the majority.</text:p>
      <text:p text:style-name="P4">
As reported by Ukrinform, the President of Baiden has confirmed on Monday that regular security packages to Ukraine in the field of security and defense on the side of the United States will be distinguished in the future during the average perspective.</text:p>
      <text:p text:style-name="P4">
Photo: MCT</text:p>
      <text:p text:style-name="P4">
News Source: <text:a xlink:type="simple" xlink:href="https://www.ukrinform.ua/rubric-polytics/3709643-u-kongresi-ssa-zalisaetsa-dvopartijna-pidtrimka-ukraini-pelosi.html" text:style-name="Internet_20_link" text:visited-style-name="Visited_20_Internet_20_Link">
https://www.ukrinform.ua/rubric-polytics/3709643-u-kongresi-ssa-zalisaetsa-dvopartijna-pidtrimka-ukraini-pelosi.html</text:a>
</text:p>
      <!--NEWS-->
      <text:h text:style-name="P10" text:outline-level="1">
<text:span text:style-name="T4">
The Russians fired at the Nikopol district, three wounded, among them - a child</text:span>
</text:h>
      <text:p text:style-name="P4">
Authors: Ukrinform (Person)</text:p>
      <text:p text:style-name="P4">
Publisher: Укринформ (Organization)</text:p>
      <text:p text:style-name="P4">
Published Time: 2023-05-15T20:34:00+03:00</text:p>
      <text:p text:style-name="P4">
Modified Time: 2023-05-15T20:34:00+03:00</text:p>
      <text:p text:style-name="P4">
Description: Russian invaders fired at the Nikopol district in Dnipropetrovsk. Two adults and a child were injured. - Ukrinform.</text:p>
      <text:p text:style-name="P4">
Images: ["<text:a xlink:type="simple" xlink:href="https://static.ukrinform.com/photos/2023_05/thumb_files/630_360_1684171993-605.jpg" text:style-name="Internet_20_link" text:visited-style-name="Visited_20_Internet_20_Link">
630_360_16841...</text:a>
"]</text:p>
      <text:p text:style-name="P4">
Tags: ['Дніпропетровщина', 'Обстріл', 'Війна з росією']</text:p>
      <text:p text:style-name="P4">
Type: Article</text:p>
      <!--METADATA-->
      <text:p text:style-name="P4">
<draw:frame draw:style-name="fr1" draw:name="Image180" text:anchor-type="as-char" svg:width="6.9236in" svg:height="3.956343in" draw:z-index="0">
<draw:image xlink:href="../Images/yкринформ/2023-05-15T20-34-00-03-00/630_360_1684171993-605.jpg" xlink:type="simple" xlink:show="embed" xlink:actuate="onLoad" draw:mime-type="image/jpeg"/>
</draw:frame>
The Russian -heads fired at the Nikopol district in Dnipropetrovsk. Two adults and a child were wounded.</text:p>
      <text:p text:style-name="P4">
About it in <text:a xlink:type="simple" xlink:href="https://t.me/mykola_lukashuk/4566" text:style-name="Internet_20_link" text:visited-style-name="Visited_20_Internet_20_Link">
</text:a>
Mykola Lukashuk, the Chief Properepetrovsk Regional Council, reported, Ukrinform reports.</text:p>
      <text:p text:style-name="P4">
"Girl in 2009 she was hospitalized with a diagnosis of mine-explosive injury, traumatic brain injury. Doctors provide all the necessary help," he wrote.</text:p>
      <text:p text:style-name="P4">
<text:span text:style-name="T4">
 Read also: </text:span>
 <text:a xlink:type="simple" xlink:href="https://www.ukrinform.ua/rubric-ato/3709634-rosiani-obstrilali-selo-na-hersonsini-e-poraneni.html" text:style-name="Internet_20_link" text:visited-style-name="Visited_20_Internet_20_Link">
<text:span text:style-name="T4">
 firing </text:span>
</text:a>
The shelling was injured in 1981. He received a brazen wound of both hands, heads and contusion. The wounded is currently a Naudybulator treatment.</text:p>
      <text:p text:style-name="P4">
Another man in 1962 was taken to the hospital. He was raised by diagnosis of mine-explosive injury, barotrauma.</text:p>
      <text:p text:style-name="P4">
Also, after the shelling, there were three fires in outbuildings and at objectifrastructure. 1 of the outbuilding was destroyed.</text:p>
      <text:p text:style-name="P4">
<text:span text:style-name="T4">
 Read also: </text:span>
 <text:a xlink:type="simple" xlink:href="https://www.ukrinform.ua/rubric-ato/3709623-vorog-obstrilav-doneccinu-poraneni-patero-policejskih-z-pidrozdilu-bilij-angol.html" text:style-name="Internet_20_link" text:visited-style-name="Visited_20_Internet_20_Link">
<text:span text:style-name="T4">
 firing </text:span>
</text:a>
</text:p>
      <text:p text:style-name="P4">
Пошкоджено приватне підприємство, 14 багатоповерхівок, 6 житлових будинків, 8господарчих споруд, 4 легкові автомобілі, 1 вантажівку.</text:p>
      <text:p text:style-name="P4">
Рятувальники продовжують працювати на місці, підкреслив Лукашук.</text:p>
      <text:p text:style-name="P4">
Як повідомлялося, минулої доби, 14 травня, росіяни завдали по наближених долінії фронту населених пунктах у Запорізькій області 84 удари з артилерії,авіації, РСЗВ та БПЛА.</text:p>
      <text:p text:style-name="P4">
News Source: <text:a xlink:type="simple" xlink:href="https://www.ukrinform.ua/rubric-ato/3709647-rosiani-obstrilali-nikopolskij-rajon-troe-poranenih-sered-nih-ditina.html" text:style-name="Internet_20_link" text:visited-style-name="Visited_20_Internet_20_Link">
https://www.ukrinform.ua/rubric-ato/3709647-rosiani-obstrilali-nikopolskij-rajon-troe-poranenih-sered-nih-ditina.html</text:a>
</text:p>
      <!--NEWS-->
      <text:h text:style-name="P10" text:outline-level="1">
<text:span text:style-name="T4">
Russia has increased the deportation and theft</text:span>
</text:h>
      <text:p text:style-name="P4">
Authors: Ukrinform (Person)</text:p>
      <text:p text:style-name="P4">
Publisher: Укринформ (Organization)</text:p>
      <text:p text:style-name="P4">
Published Time: 2023-05-15T20:40:52+03:00</text:p>
      <text:p text:style-name="P4">
Modified Time: 2023-05-15T20:40:52+03:00</text:p>
      <text:p text:style-name="P4">
Description: The Russian Federation has increased the deportation and theft of people in temporarily occupied territories. - Ukrinform.</text:p>
      <text:p text:style-name="P4">
Images: ["<text:a xlink:type="simple" xlink:href="https://static.ukrinform.com/photos/2020_02/thumb_files/630_360_1582283346-120.jpg" text:style-name="Internet_20_link" text:visited-style-name="Visited_20_Internet_20_Link">
630_360_15822...</text:a>
"]</text:p>
      <text:p text:style-name="P4">
Tags: ['Депортація', 'Діти', 'Кислиця', 'Радбез ООН', 'Війна з росією']</text:p>
      <text:p text:style-name="P4">
Type: Article</text:p>
      <!--METADATA-->
      <text:p text:style-name="P4">
<draw:frame draw:style-name="fr1" draw:name="Image181" text:anchor-type="as-char" svg:width="6.9236in" svg:height="3.956343in" draw:z-index="0">
<draw:image xlink:href="../Images/yкринформ/2023-05-15T20-40-52-03-00/630_360_1582283346-120.jpg" xlink:type="simple" xlink:show="embed" xlink:actuate="onLoad" draw:mime-type="image/jpeg"/>
</draw:frame>
Russian federation increased the deportation and theft of people in temporarily occupied territories.</text:p>
      <text:p text:style-name="P4">
This was stated on Monday by a permanent representative of Ukraine at the UN Sergey Kyslytsyan meeting of the UN Security Council, which considered the humanitarian consequences of the Russian war, Ukrinform correspondent in New York reports.</text:p>
      <text:p text:style-name="P4">
"We are concerned with concern that Russia has intensified the practice of deportation of storage of people in the occupied territories under the guise of the so -called" evacuation "," he said. - Like many of you in the Radbeza, we repeat that only Russian troops should be "evacuated" from the territory of Ukraine. As soon as the ceiling, the atrocities of the war will be placed. ”</text:p>
      <text:p text:style-name="P4">
He emphasized that Russia violates the fundamental principles of protection of children. As a result of Russian aggression, 480 children were killed and 967 were injured. According to Kislytsya, today the Prosecutor General's Office of Ukraine has realized 13 cases of sexual violence against children of Udonetsk, Kyiv, Kherson, Mykolaiv and Chernihiv regions.</text:p>
      <text:p text:style-name="P4">
<text:span text:style-name="T4">
 Read also: </text:span>
 <text:a xlink:type="simple" xlink:href="https://www.ukrinform.ua/rubric-society/3708789-rosia-ne-lise-rozlucae-ditej-iz-ridnimi-a-j-vcit-nenaviditi-ukrainu-zelenskij.html" text:style-name="Internet_20_link" text:visited-style-name="Visited_20_Internet_20_Link">
</text:a>
Kyslitsa said that 3185 training institutions were damaged as a result of Russian attacks, of which 330 were completely destroyed. According to the report <text:a xlink:type="simple" xlink:href="https://www.ukrinform.ua/tag-unisef" text:style-name="Internet_20_link" text:visited-style-name="Visited_20_Internet_20_Link">
</text:a>
5.7 million children have been interrupted. A million children are faced with mental health problems.</text:p>
      <text:p text:style-name="P4">
"The violent deportation of children is nothing more than a well -planned policy, aimed at aggressive indoctrination, changing the ethnic identification of Ukraine's deprivation and its future generation," Postpred said.</text:p>
      <text:p text:style-name="P4">
To date, the Ukrainian authorities have identified 19 393 children who were deported or stolen in the occupied territories. Almost 4390 of them are orphans or children deprived of parental care. Only 364 children managed to return, the acidic. He called on the UN Secretary General and the special representative of children and armed conflicts to give a proper assessment of the severity of children in Ukraine by the Russian authorities in the future annual report.</text:p>
      <text:p text:style-name="P4">
<text:span text:style-name="T4">
 Read also: </text:span>
 <text:a xlink:type="simple" xlink:href="https://www.ukrinform.ua/rubric-society/3707884-pered-kontrnastupom-zsu-rosiani-masovo-deportuut-ditej-save-ukraine.html" text:style-name="Internet_20_link" text:visited-style-name="Visited_20_Internet_20_Link">
</text:a>
</text:p>
      <text:p text:style-name="P4">
According to Ukrinform, on Monday, the UN Security Council discussed humanitarianism in Ukraine caused by the Russian war.</text:p>
      <text:p text:style-name="P4">
News Source: <text:a xlink:type="simple" xlink:href="https://www.ukrinform.ua/rubric-ato/3709649-rosia-zbilsila-deportacii-ta-vikradenna-ludej-v-ukraini-kislica-v-radbezi-oon.html" text:style-name="Internet_20_link" text:visited-style-name="Visited_20_Internet_20_Link">
https://www.ukrinform.ua/rubric-ato/3709649-rosia-zbilsila-deportacii-ta-vikradenna-ludej-v-ukraini-kislica-v-radbezi-oon.html</text:a>
</text:p>
      <!--NEWS-->
      <text:h text:style-name="P10" text:outline-level="1">
<text:span text:style-name="T4">
Iran and Russia are expanding partnership in the defense sphere - the US has found new evidence</text:span>
</text:h>
      <text:p text:style-name="P4">
Authors: Ukrinform (Person)</text:p>
      <text:p text:style-name="P4">
Publisher: Укринформ (Organization)</text:p>
      <text:p text:style-name="P4">
Published Time: 2023-05-15T20:55:00+03:00</text:p>
      <text:p text:style-name="P4">
Modified Time: 2023-05-15T20:55:00+03:00</text:p>
      <text:p text:style-name="P4">
Description: The United States found new signs that Iran continues to sell combat drones, as well as other weapons of Russia despite the ban, in particular, the UN Security Council resolution. - Ukrinform.</text:p>
      <text:p text:style-name="P4">
Images: ["<text:a xlink:type="simple" xlink:href="https://static.ukrinform.com/photos/2023_04/thumb_files/630_360_1682395902-573.jpg" text:style-name="Internet_20_link" text:visited-style-name="Visited_20_Internet_20_Link">
630_360_16823...</text:a>
"]</text:p>
      <text:p text:style-name="P4">
Tags: ['Безпілотник', 'Іран', 'США', 'Зброя', 'росія']</text:p>
      <text:p text:style-name="P4">
Type: Article</text:p>
      <!--METADATA-->
      <text:p text:style-name="P4">
<draw:frame draw:style-name="fr1" draw:name="Image182" text:anchor-type="as-char" svg:width="6.9236in" svg:height="3.956343in" draw:z-index="0">
<draw:image xlink:href="../Images/yкринформ/2023-05-15T20-55-00-03-00/630_360_1682395902-573.jpg" xlink:type="simple" xlink:show="embed" xlink:actuate="onLoad" draw:mime-type="image/jpeg"/>
</draw:frame>
The connection has found new signs that Iran continues to sell combat drones, on the other weapons of Russia, despite the prohibition adopted, in particular, the UN Radion Resolution.</text:p>
      <text:p text:style-name="P4">
This was stated on Monday during an online briefing by the Coordinator of the National Security Council John Kirby, Ukrinform correspondent reports.</text:p>
      <text:p text:style-name="P4">
“We further see the signs that Iran and Russia are expanding their unprecedented partnership in the defense sphere. Iran remains the main military support of the CRF, ”the US National Security Council said.</text:p>
      <text:p text:style-name="P4">
He informed that Tehran has already provided Russia with artillery and tank projectiles for their use for purposes in Ukraine, and continues to supply drones-Kamikadze forces of the Russian Federation.</text:p>
      <text:p text:style-name="P4">
“Since August, Iran has provided more than 400 UAVs, mainly Shahaned type. The majority of these UAVs was used, kissing the critically important infrastructure of Ukraine, ”Kirby said.</text:p>
      <text:p text:style-name="P4">
<text:span text:style-name="T4">
 Read also: </text:span>
 <text:a xlink:type="simple" xlink:href="https://www.ukrinform.ua/rubric-ato/3708835-iran-prodav-rosii-ponad-tisacu-droniv-ta-insu-zbrou-zelenskij.html" text:style-name="Internet_20_link" text:visited-style-name="Visited_20_Internet_20_Link">
<text:span text:style-name="T4">
 Iran </text:span>
</text:a>
He stressed that in this way Iran directly contributes to the Russian Zagarbnitsky War against Ukraine.</text:p>
      <text:p text:style-name="P4">
"The interaction between Iran and the Russian Federation on the sale of advanced weapons, specially advanced UAVs is currently continuing,"- said the representative of the SSI administration.</text:p>
      <text:p text:style-name="P4">
At the same time, according to him, the interaction between Moscow and Tehran is the "wobid side". In particular, the Russians offered the Iranians of the rocket, electronics of the hip <text:a xlink:type="simple" xlink:href="https://www.ukrinform.ua/tag-ppo" text:style-name="Internet_20_link" text:visited-style-name="Visited_20_Internet_20_Link">
</text:a>
.</text:p>
      <text:p text:style-name="P4">
“Last month, Iran announced the conclusion of a fighter-35 fighter agreement in Russia. Iran seeks to buy additional military equipment from the Russian Federation, including shock helicopters, radars and training and combat aircraft Yak-130, "Kirby made up, adding that he was talking about billions of equipment.</text:p>
      <text:p text:style-name="P4">
The White House Representative stressed that such a partnership between Moscow and Tehranne only exacerbates the danger to Ukraine, but also destabilizes the situation at the nearby, which threatens the countries of the Middle East and the international community as a whole.</text:p>
      <text:p text:style-name="P4">
"We use the tools available at our disposal to identify this activity, and we are ready to do more," the representatives said.</text:p>
      <text:p text:style-name="P4">
<text:span text:style-name="T4">
 Read also: </text:span>
 <text:a xlink:type="simple" xlink:href="https://www.ukrinform.ua/rubric-ato/3709303-povitrani-sili-vnoci-znisili-rosijskij-orlan-i-cotiri-sahedi.html" text:style-name="Internet_20_link" text:visited-style-name="Visited_20_Internet_20_Link">
<text:span text:style-name="T4">
 Shahd </text:span>
</text:a>
He stressed that such interaction violates the resolution 2231 of the UN Security Council.As reported by Ukrinform, Russian terrorist troops continue to unstage the peaceful cities of Ukraine-Kamikadze Iranian production. At the same time, Western allies supply air defense for the Armed Forces to provide protection against rocket-air attacks by the Russian forces.</text:p>
      <text:p text:style-name="P4">
News Source: <text:a xlink:type="simple" xlink:href="https://www.ukrinform.ua/rubric-world/3709652-iran-i-rosia-rozsiruut-partnerstvo-v-oboronnij-sferi-ssa-viavili-novi-dokazi.html" text:style-name="Internet_20_link" text:visited-style-name="Visited_20_Internet_20_Link">
https://www.ukrinform.ua/rubric-world/3709652-iran-i-rosia-rozsiruut-partnerstvo-v-oboronnij-sferi-ssa-viavili-novi-dokazi.html</text:a>
</text:p>
      <!--NEWS-->
      <text:h text:style-name="P10" text:outline-level="1">
<text:span text:style-name="T4">
Erdogan hopes to win in the second round</text:span>
</text:h>
      <text:p text:style-name="P4">
Authors: Ukrinform (Person)</text:p>
      <text:p text:style-name="P4">
Publisher: Укринформ (Organization)</text:p>
      <text:p text:style-name="P4">
Published Time: 2023-05-15T21:00:53+03:00</text:p>
      <text:p text:style-name="P4">
Modified Time: 2023-05-15T21:00:53+03:00</text:p>
      <text:p text:style-name="P4">
Description: In May 14, Turkey won the Turkish people and democracy, the separation between the candidates for the presidency of the country amounted to 2.5 million votes in favor of the current head of state, which intends to win in the second round. - Ukrinform.</text:p>
      <text:p text:style-name="P4">
Images: ["<text:a xlink:type="simple" xlink:href="https://static.ukrinform.com/photos/2020_02/thumb_files/630_360_1580752659-674.jpg" text:style-name="Internet_20_link" text:visited-style-name="Visited_20_Internet_20_Link">
630_360_15807...</text:a>
"]</text:p>
      <text:p text:style-name="P4">
Tags: ['Ердоган', 'Вибори', 'Туреччина']</text:p>
      <text:p text:style-name="P4">
Type: Article</text:p>
      <!--METADATA-->
      <text:p text:style-name="P4">
<draw:frame draw:style-name="fr1" draw:name="Image183" text:anchor-type="as-char" svg:width="6.9236in" svg:height="3.956343in" draw:z-index="0">
<draw:image xlink:href="../Images/yкринформ/2023-05-15T21-00-53-03-00/630_360_1580752659-674.jpg" xlink:type="simple" xlink:show="embed" xlink:actuate="onLoad" draw:mime-type="image/jpeg"/>
</draw:frame>
In May 14, the Turkish people and democracy won in Turkey, the separation of inter -candidates for the president of the country made 2.5 million votes in favor of the head of state, which intends to win in the second round.</text:p>
      <text:p text:style-name="P4">
According to Ukrinform, Turkish President Recep Taiip Erdogannavna has written on his page in <text:a xlink:type="simple" xlink:href="https://twitter.com/rterdogan/status/1658151839135674383" text:style-name="Internet_20_link" text:visited-style-name="Visited_20_Internet_20_Link">
</text:a>
.</text:p>
      <text:p text:style-name="P4">
«Незалежно від результату, переможцем виборів 14 травня стала турецькадемократія та турецький народ із 85 мільйонами осіб. Наша нація з більш ніж 27мільйонами голосів, 49,51% голосів, знову виявила велику прихильність до нас івіддала більшість у Великих національних зборах <text:a xlink:type="simple" xlink:href="https://www.ukrinform.ua/tag-tureccina" text:style-name="Internet_20_link" text:visited-style-name="Visited_20_Internet_20_Link">
</text:a>
The People's Alliance, confirming that they trust us and our alliance, they believe, and they see their own -deactive here, ”Erdogan wrote.</text:p>
      <text:p text:style-name="P4">
<text:span text:style-name="T4">
 Read also: </text:span>
 <text:a xlink:type="simple" xlink:href="https://www.ukrinform.ua/rubric-world/3709536-u-tureccini-ogolosili-datu-drugogo-turu-prezidentskih-viboriv.html" text:style-name="Internet_20_link" text:visited-style-name="Visited_20_Internet_20_Link">
</text:a>
Turkish President to thank the elections, Ukurchyna and abroad, and indicated that the separated votes from the leadership of Kelichdaroglu was 2.5 million votes.</text:p>
      <text:p text:style-name="P4">
"Until May 28, we will fulfill our duty to our beloved nation ... We will be the winners in the election on May 28, increasing the number of votes that was myoid on May 14, and I hope we will achieve historical success," the politician said.</text:p>
      <text:p text:style-name="P4">
Erdogan urged all citizens to vote in the second round, regardless of which political party they support.</text:p>
      <text:p text:style-name="P4">
As reported by Ukrinform, the second round of the President of Turkey <text:a xlink:type="simple" xlink:href="https://www.ukrinform.ua/rubric-world/3709536-u-tureccini-ogolosili-datu-drugogo-turu-prezidentskih-viboriv.html" text:style-name="Internet_20_link" text:visited-style-name="Visited_20_Internet_20_Link">
</text:a>
May 28.</text:p>
      <text:p text:style-name="P4">
News Source: <text:a xlink:type="simple" xlink:href="https://www.ukrinform.ua/rubric-world/3709653-erdogan-spodivaetsa-peremogti-v-drugomu-turi.html" text:style-name="Internet_20_link" text:visited-style-name="Visited_20_Internet_20_Link">
https://www.ukrinform.ua/rubric-world/3709653-erdogan-spodivaetsa-peremogti-v-drugomu-turi.html</text:a>
</text:p>
      <!--NEWS-->
      <text:h text:style-name="P10" text:outline-level="1">
<text:span text:style-name="T4">
Russia is speculating on a "grain agreement", its own export has doubled - Kyslitsa in the UN</text:span>
</text:h>
      <text:p text:style-name="P4">
Authors: Ukrinform (Person)</text:p>
      <text:p text:style-name="P4">
Publisher: Укринформ (Organization)</text:p>
      <text:p text:style-name="P4">
Published Time: 2023-05-15T21:11:00+03:00</text:p>
      <text:p text:style-name="P4">
Modified Time: 2023-05-15T21:11:00+03:00</text:p>
      <text:p text:style-name="P4">
Description: The Russian Federation blackmails the world with a breakdown of the Black Sea Grain Agreement and pretends to be losing from its action, in fact, the export of grain from the Russian Federation has grown together.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ООН', 'Зерно', 'росія', 'Кислиця']</text:p>
      <text:p text:style-name="P4">
Type: Article</text:p>
      <!--METADATA-->
      <text:p text:style-name="P4">
<draw:frame draw:style-name="fr1" draw:name="Image184" text:anchor-type="as-char" svg:width="6.9236in" svg:height="3.956343in" draw:z-index="0">
<draw:image xlink:href="../Images/yкринформ/2023-05-15T21-11-00-03-00/630_360_1680511197-485.jpg" xlink:type="simple" xlink:show="embed" xlink:actuate="onLoad" draw:mime-type="image/jpeg"/>
</draw:frame>
The Russian Federation blackmails the world by the breakdown of the Black Sea Grain Agreement and it seems to proceed from its action, in fact, the export of grain from the Russian Federation has grown twice.</text:p>
      <text:p text:style-name="P4">
This was stated on Monday by a permanent representative of Ukraine at the UN Sergey Kyslytsyan meeting of the UN Security Council, which considered the humanitarian consequences of the Russian war, reports Ukrinform in New York.</text:p>
      <text:p text:style-name="P4">
“It is disgusting that Russia is still in this agreement. I will not even be alerting the security council about the immorality of such complaints by the aggressor state, which was and remains the only threat to the supply of food to the Hook Sea, ”Kyslytsy said, noting that exports of Russian wheat are unique-February 2023 almost doubled compared to the same period . "That is why we consider these speculations an attempt to bleach the integral actions of Russia aimed at using food supplies as weapons, and we urge the international community to give a decisive answer," he added.</text:p>
      <text:p text:style-name="P4">
<text:span text:style-name="T4">
 Read also: </text:span>
 <text:a xlink:type="simple" xlink:href="https://www.ukrinform.ua/rubric-economy/3709545-u-portah-odesa-ta-cornomorsk-zalisilosa-po-odnomu-sudnu-zernovoi-iniciativi-blackseanews.html" text:style-name="Internet_20_link" text:visited-style-name="Visited_20_Internet_20_Link">
<text:span text:style-name="T4">
 grain </text:span>
</text:a>
</text:p>
      <text:p text:style-name="P4">
А також додав, що з 1 травня проводиться менш як три інспекції в день, тоді яку період з серпня 2022-го по квітень 2023 року щодоби здійснювалося всередньому з 6,6 перевірки.</text:p>
      <text:p text:style-name="P4">
«У квітні ми змогли експортувати через зерновий коридор менш як 3 млн тоннпродукції, що становить лише половину наших можливостей сільськогосподарськогоекспорту», – сказав Кислиця. Він нагадав членам Радбезу, що дата 18 травня, доякої було продовжено дію зернової угоди, визначена лише через позицію росії.</text:p>
      <text:p text:style-name="P4">
«Чорноморська зернова ініціатива не закінчується цього тижня, – пояснив він. –Але саме цього тижня спливає термін російського шантажу».</text:p>
      <text:p text:style-name="P4">
<text:span text:style-name="T4">
Читайте також:</text:span>
 <text:a xlink:type="simple" xlink:href="https://www.ukrinform.ua/rubric-economy/3709441-zernova-ugoda-u-mzs-kazut-pro-pidvisenu-situaciu-e-rizni-signali.html" text:style-name="Internet_20_link" text:visited-style-name="Visited_20_Internet_20_Link">
 <text:span text:style-name="T4">
Зерно</text:span>
 </text:a>
According to Ukrinform, on Monday, the UN Security Council discussed humanitarianism in Ukraine caused by the Russian war.</text:p>
      <text:p text:style-name="P4">
Photo: Minagro</text:p>
      <text:p text:style-name="P4">
News Source: <text:a xlink:type="simple" xlink:href="https://www.ukrinform.ua/rubric-economy/3709650-rosia-spekulue-na-zernovij-ugodi-ii-vlasnij-eksport-podvoivsa-kislica-v-oon.html" text:style-name="Internet_20_link" text:visited-style-name="Visited_20_Internet_20_Link">
https://www.ukrinform.ua/rubric-economy/3709650-rosia-spekulue-na-zernovij-ugodi-ii-vlasnij-eksport-podvoivsa-kislica-v-oon.html</text:a>
</text:p>
      <!--NEWS-->
      <text:h text:style-name="P10" text:outline-level="1">
<text:span text:style-name="T4">
The semi -final of the Champions League "Manchester City" - "Real" was entrusted with arbitrators from Poland</text:span>
</text:h>
      <text:p text:style-name="P4">
Authors: Ukrinform (Person)</text:p>
      <text:p text:style-name="P4">
Publisher: Укринформ (Organization)</text:p>
      <text:p text:style-name="P4">
Published Time: 2023-05-15T21:11:49+03:00</text:p>
      <text:p text:style-name="P4">
Modified Time: 2023-05-15T21:11:49+03:00</text:p>
      <text:p text:style-name="P4">
Description: The UEFA Champions League on Wednesday, May 17, will take place in response to the 1/2 finals between the players of the English "Manchester City" and the current winner of the title of Spanish "Real Madrid". - Ukrinform.</text:p>
      <text:p text:style-name="P4">
Images: ["<text:a xlink:type="simple" xlink:href="https://static.ukrinform.com/photos/2023_05/thumb_files/630_360_1684174249-279.jpg" text:style-name="Internet_20_link" text:visited-style-name="Visited_20_Internet_20_Link">
630_360_16841...</text:a>
"]</text:p>
      <text:p text:style-name="P4">
Tags: ['Футбол', 'Ліга чемпіонів', 'Реал Мадрид', 'Манчестер Сіті']</text:p>
      <text:p text:style-name="P4">
Type: Article</text:p>
      <!--METADATA-->
      <text:p text:style-name="P4">
<draw:frame draw:style-name="fr1" draw:name="Image185" text:anchor-type="as-char" svg:width="6.9236in" svg:height="3.956343in" draw:z-index="0">
<draw:image xlink:href="../Images/yкринформ/2023-05-15T21-11-49-03-00/630_360_1684174249-279.jpg" xlink:type="simple" xlink:show="embed" xlink:actuate="onLoad" draw:mime-type="image/jpeg"/>
</draw:frame>
The UEFA Lizichampions on Wednesday, May 17, will take place in response to 1/2 finals between the players of the English "Manchester City" and the current winner of the titulis "Real Madrid".</text:p>
      <text:p text:style-name="P4">
The match in the Arena "Etihad" in Manchester will be served by the Judicial Brigade of Poland, Ukrinform reports.</text:p>
      <text:p text:style-name="P4">
The main arbitrator of Shimon Marchyniak will be assist on the line by Pavel Sokolnitsky and Tomash Liskkevich. The fourth referee is Istvan Kovach.</text:p>
      <text:p text:style-name="P4">
We will remind, the first match for Santiago Bernabeu in Madrid ended in a draw -1: 1.</text:p>
      <text:p text:style-name="P4">
Another semi -final pair consists of Italian "Inter" and "Milan"(2:0)What is the turn of May 16 to determine the final participant at the Giuseppe Metzz stadium.</text:p>
      <text:p text:style-name="P4">
<text:span text:style-name="T4">
 Read also: </text:span>
 <text:a xlink:type="simple" xlink:href="https://www.ukrinform.ua/rubric-sports/3709143-apl-man-siti-povernuvsa-v-odnoosibni-lideri-obigravsi-everton-mikolenka.html" text:style-name="Internet_20_link" text:visited-style-name="Visited_20_Internet_20_Link">
</text:a>
The UEFA Champions League final match will take place on June 10 at Ataturk Olympic Stadion in Istanbul(Turkey).</text:p>
      <text:p text:style-name="P4">
Фото: Твіттер.</text:p>
      <text:p text:style-name="P4">
News Source: <text:a xlink:type="simple" xlink:href="https://www.ukrinform.ua/rubric-sports/3709656-pivfinal-ligi-cempioniv-mancester-siti-real-dorucili-arbitram-z-polsi.html" text:style-name="Internet_20_link" text:visited-style-name="Visited_20_Internet_20_Link">
https://www.ukrinform.ua/rubric-sports/3709656-pivfinal-ligi-cempioniv-mancester-siti-real-dorucili-arbitram-z-pols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15T21:17:00+03:00</text:p>
      <text:p text:style-name="P4">
Modified Time: 2023-05-15T21:17: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86" text:anchor-type="as-char" svg:width="6.9236in" svg:height="3.956343in" draw:z-index="0">
<draw:image xlink:href="../Images/yкринформ/2023-05-15T21-17-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White House: Sanctions affect Putin's ability to wage war</text:span>
</text:h>
      <text:p text:style-name="P4">
Authors: Ukrinform (Person)</text:p>
      <text:p text:style-name="P4">
Publisher: Укринформ (Organization)</text:p>
      <text:p text:style-name="P4">
Published Time: 2023-05-15T21:23:00+03:00</text:p>
      <text:p text:style-name="P4">
Modified Time: 2023-05-15T21:23:00+03:00</text:p>
      <text:p text:style-name="P4">
Description: International sanctions directly influence the ability of the Russian Federation to wage the war against Ukraine, since they significantly limit the activities of Russia's MFC and gradually destroy its economy. - Ukrinform.</text:p>
      <text:p text:style-name="P4">
Images: ["<text:a xlink:type="simple" xlink:href="https://static.ukrinform.com/photos/2022_03/thumb_files/630_360_1647268733-248.jpg" text:style-name="Internet_20_link" text:visited-style-name="Visited_20_Internet_20_Link">
630_360_16472...</text:a>
"]</text:p>
      <text:p text:style-name="P4">
Tags: ['Антиросійські санкції', 'Економіка', 'США', 'Білий дім', 'Війна з росією']</text:p>
      <text:p text:style-name="P4">
Type: Article</text:p>
      <!--METADATA-->
      <text:p text:style-name="P4">
<draw:frame draw:style-name="fr1" draw:name="Image187" text:anchor-type="as-char" svg:width="6.9236in" svg:height="3.956343in" draw:z-index="0">
<draw:image xlink:href="../Images/yкринформ/2023-05-15T21-23-00-03-00/630_360_1647268733-248.jpg" xlink:type="simple" xlink:show="embed" xlink:actuate="onLoad" draw:mime-type="image/jpeg"/>
</draw:frame>
International studies directly affect the ability of the Russian Federation to wage the war against Ukraine, as it is clearly restricting the activities of Russia's MIC and gradually destroying its economy.</text:p>
      <text:p text:style-name="P4">
This was stated by the Coordinator of the White House National Security Council John Kirby, a Ukrinform correspondent reported.</text:p>
      <text:p text:style-name="P4">
"Sanctions affect Putin's ability to wage war," said the representative of the white house.</text:p>
      <text:p text:style-name="P4">
According to him, otherwise Russia would not turn to Iran on drones and unhappy buying artillery shells in North Korea. After all, economic restrictions and export control measures do not allow it to produce a newly, including rockets and high -precision ammunition - due to lack of access to technology, microelectronics and other necessary tools.</text:p>
      <text:p text:style-name="P4">
"So we know that sanctions have their effect," Kirby emphasized.</text:p>
      <text:p text:style-name="P4">
He noted that it took some time. And if the economy of the Russian Federation is not fully completely in the last year, it is still significantly affected. The Kirby was persuaded, this forced the Kremlin's leadership to excessive financial experts, in particular, to strengthen the ruble, but such radical measures cannot take a long time.</text:p>
      <text:p text:style-name="P4">
<text:span text:style-name="T4">
 Read also: </text:span>
 <text:a xlink:type="simple" xlink:href="https://www.ukrinform.ua/rubric-world/3709592-rosia-v-obhid-sankcij-kupue-zapcastini-do-litakiv-boeing-ta-airbus-nyt.html" text:style-name="Internet_20_link" text:visited-style-name="Visited_20_Internet_20_Link">
</text:a>
“Putin will have to take into account the economic consequences that are given <text:a xlink:type="simple" xlink:href="https://www.ukrinform.ua/tag-sankcii" text:style-name="Internet_20_link" text:visited-style-name="Visited_20_Internet_20_Link">
</text:a>
and export control, ”the White House Representative is convinced.</text:p>
      <text:p text:style-name="P4">
Kirby added that it will take some time, but now you can see the crack of the Russian economy.</text:p>
      <text:p text:style-name="P4">
At the same time, he noted that during the G7 leaders' summit, a serious intention would be renovated this week, which is responsible for Russia, in the same way through the use of economic instruments.</text:p>
      <text:p text:style-name="P4">
<text:span text:style-name="T4">
 Read also: </text:span>
 <text:a xlink:type="simple" xlink:href="https://www.ukrinform.ua/rubric-world/3708567-kraini-es-nastupnogo-tizna-prodovzat-obgovorenna-11go-paketu-sankcij-proti-rf.html" text:style-name="Internet_20_link" text:visited-style-name="Visited_20_Internet_20_Link">
</text:a>
As reported by Ukrinform, at the end of this week in Hiroshima(Japan)The G7 summit will take place. It is expected that the issue of support of Ukraine, as well as pressure on the Russian Federation will be one of the main during the meeting.</text:p>
      <text:p text:style-name="P4">
<text:span text:style-name="T5">
Foto: dpa</text:span>
</text:p>
      <text:p text:style-name="P4">
News Source: <text:a xlink:type="simple" xlink:href="https://www.ukrinform.ua/rubric-world/3709658-sankcii-vplivaut-na-zdatnist-putina-vesti-vijnu-bilij-dim.html" text:style-name="Internet_20_link" text:visited-style-name="Visited_20_Internet_20_Link">
https://www.ukrinform.ua/rubric-world/3709658-sankcii-vplivaut-na-zdatnist-putina-vesti-vijnu-bilij-dim.html</text:a>
</text:p>
      <!--NEWS-->
      <text:h text:style-name="P10" text:outline-level="1">
<text:span text:style-name="T4">
Hungary has blocked € 500 million from a fund financed weapons for Ukraine - media</text:span>
</text:h>
      <text:p text:style-name="P4">
Authors: Ukrinform (Person)</text:p>
      <text:p text:style-name="P4">
Publisher: Укринформ (Organization)</text:p>
      <text:p text:style-name="P4">
Published Time: 2023-05-15T21:31:12+03:00</text:p>
      <text:p text:style-name="P4">
Modified Time: 2023-05-15T21:31:12+03:00</text:p>
      <text:p text:style-name="P4">
Description: Hungary has blocked the payment of eighth tranche of funds from the European Peace Fund in the amount of 500 million euros on weapons, which EU Member States transfer to Ukraine. - Ukrinform.</text:p>
      <text:p text:style-name="P4">
Images: ["<text:a xlink:type="simple" xlink:href="https://static.ukrinform.com/photos/2020_05/thumb_files/630_360_1589214027-326.jpg" text:style-name="Internet_20_link" text:visited-style-name="Visited_20_Internet_20_Link">
630_360_15892...</text:a>
"]</text:p>
      <text:p text:style-name="P4">
Tags: ['Угорщина', 'Гроші', 'Будапешт']</text:p>
      <text:p text:style-name="P4">
Type: Article</text:p>
      <!--METADATA-->
      <text:p text:style-name="P4">
<draw:frame draw:style-name="fr1" draw:name="Image188" text:anchor-type="as-char" svg:width="6.9236in" svg:height="3.956343in" draw:z-index="0">
<draw:image xlink:href="../Images/yкринформ/2023-05-15T21-31-12-03-00/630_360_1589214027-326.jpg" xlink:type="simple" xlink:show="embed" xlink:actuate="onLoad" draw:mime-type="image/jpeg"/>
</draw:frame>
Hungary has dubbed the eighth tranche of funds from the European Peace Fund in size 500 million euros into service, which EU member states transfer to Ukraine.</text:p>
      <text:p text:style-name="P4">
According to Ukrinform, the agency reports <text:a xlink:type="simple" xlink:href="https://www.ansa.it/sito/notizie/topnews/2023/05/15/fonti-budapest-blocca-tranche-fondi-epf-per-armi-a-kiev_c2702c9d-c274-4f17-8297-3b278f4436ca.html" text:style-name="Internet_20_link" text:visited-style-name="Visited_20_Internet_20_Link">
</text:a>
.</text:p>
      <text:p text:style-name="P4">
"Hungary, surprisingly, today has blocked the payment of eighth tranche of money of the European Peace Fund(EPF)on weapons intended for Ukraine, " - said the agency.</text:p>
      <text:p text:style-name="P4">
<text:span text:style-name="T4">
 Read also: </text:span>
 <text:a xlink:type="simple" xlink:href="https://www.ukrinform.ua/rubric-world/3709356-glavi-mzs-kitau-ta-ugorsini-proveli-pogliblenij-obmin-dumkami-sodo-ukraini.html" text:style-name="Internet_20_link" text:visited-style-name="Visited_20_Internet_20_Link">
<text:span text:style-name="T4">
 Hungary </text:span>
</text:a>
The tranche of 500 million euros was to be paid next Monday, 22th. But Budapest blocked the decision, allegedly demanding "guarantees" that the European Peace Fund will not be used in the future exclusively for the aid of Ukraine.</text:p>
      <text:p text:style-name="P4">
As it was reported, on March 20, the European Council has made a decision to raise supplies of ammunition for Ukraine and to increase the capabilities of the European defense industry. This decision stipulates that countries will be exposed to Ukraine 1 million artillery ammunition, including 155 mm shells, over the next 12 months.</text:p>
      <text:p text:style-name="P4">
<text:span text:style-name="T4">
 Read also: </text:span>
 <text:a xlink:type="simple" xlink:href="https://www.ukrinform.ua/rubric-world/3705472-glava-mzs-ugorsini-poskandaliv-z-poslom-ssa-zvinuvativsi-jogo-v-propagandi-vijni.html" text:style-name="Internet_20_link" text:visited-style-name="Visited_20_Internet_20_Link">
<text:span text:style-name="T4">
 Hungary </text:span>
</text:a>
On May 5, the EU Council finally approved the allocation of EUR 1 billion within the European Peace Fund for the purchase of ammunition and missiles for Ukraine.</text:p>
      <text:p text:style-name="P4">
News Source: <text:a xlink:type="simple" xlink:href="https://www.ukrinform.ua/rubric-world/3709659-ugorsina-zablokuvala-500-miljoniv-z-fondu-so-finansue-zbrou-dla-ukraini-zmi.html" text:style-name="Internet_20_link" text:visited-style-name="Visited_20_Internet_20_Link">
https://www.ukrinform.ua/rubric-world/3709659-ugorsina-zablokuvala-500-miljoniv-z-fondu-so-finansue-zbrou-dla-ukraini-zmi.html</text:a>
</text:p>
      <!--NEWS-->
      <text:h text:style-name="P10" text:outline-level="1">
<text:span text:style-name="T4">
In the Bakhmut area of the Armed Forces, they advanced to a distance of two kilometers - the abdomen</text:span>
</text:h>
      <text:p text:style-name="P4">
Authors: Ukrinform (Person)</text:p>
      <text:p text:style-name="P4">
Publisher: Укринформ (Organization)</text:p>
      <text:p text:style-name="P4">
Published Time: 2023-05-15T21:35:00+03:00</text:p>
      <text:p text:style-name="P4">
Modified Time: 2023-05-15T21:35:00+03:00</text:p>
      <text:p text:style-name="P4">
Description: In the last two days, the Ukrainian soldiers have advanced from 350 meters to 2 kilometers around Bakhmut. - Ukrinform.</text:p>
      <text:p text:style-name="P4">
Images: ["<text:a xlink:type="simple" xlink:href="https://static.ukrinform.com/photos/2023_04/thumb_files/630_360_1682412638-215.png" text:style-name="Internet_20_link" text:visited-style-name="Visited_20_Internet_20_Link">
630_360_16824...</text:a>
"]</text:p>
      <text:p text:style-name="P4">
Tags: ['Бахмут', 'ЗСУ', 'Війна з росією', 'Єдині новини']</text:p>
      <text:p text:style-name="P4">
Type: Article</text:p>
      <!--METADATA-->
      <text:p text:style-name="P4">
<draw:frame draw:style-name="fr1" draw:name="Image189" text:anchor-type="as-char" svg:width="6.9236in" svg:height="3.956343in" draw:z-index="0">
<draw:image xlink:href="../Images/yкринформ/2023-05-15T21-35-00-03-00/630_360_1682412638-215.png" xlink:type="simple" xlink:show="embed" xlink:actuate="onLoad" draw:mime-type="image/png"/>
</draw:frame>
In the last two days, the Ukrainian Ukrainian in some areas around Bakhmutata has released from 350 meters to 2 kilometers.</text:p>
      <text:p text:style-name="P4">
This was reported by the speaker of the eastern group of the Armed Forces Sergey Cherevaty in the Eviritellon “The One News”, Ukrinform reports.</text:p>
      <text:p text:style-name="P4">
“The previous two days our troops advanced at different distance: from 350 meters two kilometers, but the enemy is fiercely resisting. The enemy also performs. During this day, 34 combat reports took place in the Bakhmut direction, 479 times the enemy with various systems, with various artillery fired at the point, four aircraft has taken place, ”he said.</text:p>
      <text:p text:style-name="P4">
<text:span text:style-name="T4">
 Read also: </text:span>
 <text:a xlink:type="simple" xlink:href="https://www.ukrinform.ua/rubric-ato/3709616-bahmut-ta-marinka-zalisautsa-v-epicentri-bojovih-dij-na-shodi-za-dobu-37-zitknen.html" text:style-name="Internet_20_link" text:visited-style-name="Visited_20_Internet_20_Link">
<text:span text:style-name="T4">
 Bakhmut </text:span>
</text:a>
Cherevaty added that in the battles the Ukrainian military destroyed 149 invaders, 160 -they were pledged, and six were captured.</text:p>
      <text:p text:style-name="P4">
Also, during the last day, our military has shot two infantry fighting vehicles, two armored vehicles, three enemy drones and a field warehouse with ammunition.</text:p>
      <text:p text:style-name="P4">
<text:span text:style-name="T4">
 Read also: </text:span>
 <text:a xlink:type="simple" xlink:href="https://www.ukrinform.ua/rubric-ato/3709290-sirskij-pro-oboronu-bahmuta-prosuvanna-zsu-persij-uspih-nastupalnih-dij-ale-castkovij.html" text:style-name="Internet_20_link" text:visited-style-name="Visited_20_Internet_20_Link">
<text:span text:style-name="T4">
 Bakhmut </text:span>
</text:a>
“The enemy is above all tries to capture the city itself, and makes it possible to this effort. Our warriors keep defense, showing the peaks of courage, heroism, endurance and ingenuity to keep the enemy's onset. This is all expected in the framework of the defense operation, which is performed for many months, is directed to the absolute destruction of the enemy, ” - said the speaker of the Eastern Undology of the Armed Forces of Ukraine.</text:p>
      <text:p text:style-name="P4">
As reported by Ukrinform, from the beginning of a full -scale war <text:a xlink:type="simple" xlink:href="http://www.ukrinform.ua/rubric-ato/3709259-zsu-vze-znisili-199-tisac-460-rosijskih-zagarbnikiv.html" text:style-name="Internet_20_link" text:visited-style-name="Visited_20_Internet_20_Link">
</text:a>
Already about 199 thousand 460 -military Russian Federation and thousands of units of military equipment of the enemy.</text:p>
      <text:p text:style-name="P4">
<text:span text:style-name="T5">
Foto: Konstantin Liber</text:span>
</text:p>
      <text:p text:style-name="P4">
News Source: <text:a xlink:type="simple" xlink:href="https://www.ukrinform.ua/rubric-ato/3709661-u-rajoni-bahmuta-zsu-prosunulisa-na-vidstan-do-dvoh-kilometriv-cerevatij.html" text:style-name="Internet_20_link" text:visited-style-name="Visited_20_Internet_20_Link">
https://www.ukrinform.ua/rubric-ato/3709661-u-rajoni-bahmuta-zsu-prosunulisa-na-vidstan-do-dvoh-kilometriv-cerevatij.html</text:a>
</text:p>
      <!--NEWS-->
      <text:h text:style-name="P10" text:outline-level="1">
<text:span text:style-name="T4">
Artillerymen destroyed the Russian tulip mortar</text:span>
</text:h>
      <text:p text:style-name="P4">
Authors: Ukrinform (Person)</text:p>
      <text:p text:style-name="P4">
Publisher: Укринформ (Organization)</text:p>
      <text:p text:style-name="P4">
Published Time: 2023-05-15T21:47:00+03:00</text:p>
      <text:p text:style-name="P4">
Modified Time: 2023-05-15T21:47:00+03:00</text:p>
      <text:p text:style-name="P4">
Description: The artillery officers of the Navy of the Armed Forces of Ukraine destroyed the Russian self-propelled mortar of 240 mm tulip. - Ukrinform.</text:p>
      <text:p text:style-name="P4">
Images: ["<text:a xlink:type="simple" xlink:href="https://static.ukrinform.com/photos/2023_05/thumb_files/630_360_1684161089-499.jpg" text:style-name="Internet_20_link" text:visited-style-name="Visited_20_Internet_20_Link">
630_360_16841...</text:a>
"]</text:p>
      <text:p text:style-name="P4">
Tags: ['Міномет', 'Війна з росією', 'Артилерія']</text:p>
      <text:p text:style-name="P4">
Type: Article</text:p>
      <!--METADATA-->
      <text:p text:style-name="P4">
<draw:frame draw:style-name="fr1" draw:name="Image190" text:anchor-type="as-char" svg:width="6.9236in" svg:height="3.956343in" draw:z-index="0">
<draw:image xlink:href="../Images/yкринформ/2023-05-15T21-47-00-03-00/630_360_1684161089-499.jpg" xlink:type="simple" xlink:show="embed" xlink:actuate="onLoad" draw:mime-type="image/jpeg"/>
</draw:frame>
The artillery officers of the Navy of the Armed Forces of Ukraine destroyed the Russian-monetary mortar of 240 mm tulip.</text:p>
      <text:p text:style-name="P4">
According to Ukrinform, the Navy press service reported in <text:a xlink:type="simple" xlink:href="https://t.me/ukrainian_navy/3111" text:style-name="Internet_20_link" text:visited-style-name="Visited_20_Internet_20_Link">
</text:a>
"Servicemen of the 406th Separate Artillery Brigade, a 240-mm mortar 2C4" tulip "of the Russian occupation army-was driving the 240-mm of the Russian Occupation Army-it was driving from the" eyes "of our defenders, but the apt artillery shot was destroyed by the enemy.</text:p>
      <text:p text:style-name="P4">
<text:span text:style-name="T4">
 Read also: </text:span>
 <text:a xlink:type="simple" xlink:href="https://www.ukrinform.ua/rubric-ato/3709401-morpihi-znisili-rosijskij-plavzasib-iz-zagarbnikami.html" text:style-name="Internet_20_link" text:visited-style-name="Visited_20_Internet_20_Link">
<text:span text:style-name="T4">
 destroy </text:span>
</text:a>
As reported by Ukrinform, in the course of a full -scale full -scale Russian Federation <text:a xlink:type="simple" xlink:href="https://www.ukrinform.ua/rubric-ato/3709259-zsu-vze-znisili-199-tisac-460-rosijskih-zagarbnikiv.html" text:style-name="Internet_20_link" text:visited-style-name="Visited_20_Internet_20_Link">
</text:a>
and thousands of units of military equipment.</text:p>
      <text:p text:style-name="P4">
<text:span text:style-name="T5">
Foto: Wikipedia</text:span>
</text:p>
      <text:p text:style-name="P4">
News Source: <text:a xlink:type="simple" xlink:href="https://www.ukrinform.ua/rubric-ato/3709569-artileristi-znisili-rosijskij-minomet-tulpan.html" text:style-name="Internet_20_link" text:visited-style-name="Visited_20_Internet_20_Link">
https://www.ukrinform.ua/rubric-ato/3709569-artileristi-znisili-rosijskij-minomet-tulpan.html</text:a>
</text:p>
      <!--NEWS-->
      <text:h text:style-name="P10" text:outline-level="1">
<text:span text:style-name="T4">
Japan wants to offer Ukraine new technologies for post -war recovery</text:span>
</text:h>
      <text:p text:style-name="P4">
Authors: Ukrinform (Person)</text:p>
      <text:p text:style-name="P4">
Publisher: Укринформ (Organization)</text:p>
      <text:p text:style-name="P4">
Published Time: 2023-05-15T21:48:38+03:00</text:p>
      <text:p text:style-name="P4">
Modified Time: 2023-05-15T21:48:38+03:00</text:p>
      <text:p text:style-name="P4">
Description: The Government of Japan plans to invite representatives of the Government of Ukraine to exchange technologies that will help restore the country after the destruction caused by Moscow's military invasion. - Ukrinform.</text:p>
      <text:p text:style-name="P4">
Images: ["<text:a xlink:type="simple" xlink:href="https://static.ukrinform.com/photos/2022_11/thumb_files/630_360_1667308231-551.jpg" text:style-name="Internet_20_link" text:visited-style-name="Visited_20_Internet_20_Link">
630_360_16673...</text:a>
"]</text:p>
      <text:p text:style-name="P4">
Tags: ['Японія', 'Відбудова', 'Відновлення України']</text:p>
      <text:p text:style-name="P4">
Type: Article</text:p>
      <!--METADATA-->
      <text:p text:style-name="P4">
<draw:frame draw:style-name="fr1" draw:name="Image191" text:anchor-type="as-char" svg:width="6.9236in" svg:height="3.956343in" draw:z-index="0">
<draw:image xlink:href="../Images/yкринформ/2023-05-15T21-48-38-03-00/630_360_1667308231-551.jpg" xlink:type="simple" xlink:show="embed" xlink:actuate="onLoad" draw:mime-type="image/jpeg"/>
</draw:frame>
Government plans to invite representatives of the Government of Ukraine to exchange technologies that will help in the restoration of the country after the destruction caused by Moscow.</text:p>
      <text:p text:style-name="P4">
As Ukrinform reports, it reports <text:a xlink:type="simple" xlink:href="https://www3.nhk.or.jp/nhkworld/en/news/20230515_05/" text:style-name="Internet_20_link" text:visited-style-name="Visited_20_Internet_20_Link">
</text:a>
.</text:p>
      <text:p text:style-name="P4">
Цей план розроблено напередодні саміту «Групи семи», що має початися вХіросімі у п'ятницю. Очікується, що там обговорюватимуться питання відновленнята реконструкції соціально-економічної інфраструктури України, яка постраждалавнаслідок військового вторгнення москви.</text:p>
      <text:p text:style-name="P4">
<text:span text:style-name="T4">
Читайте також:</text:span>
 <text:a xlink:type="simple" xlink:href="https://www.ukrinform.ua/rubric-vidbudova/3709630-kubrakov-obgovoriv-z-predstavnikami-oon-i-krainpartneriv-vidbudovu-ukraini.html" text:style-name="Internet_20_link" text:visited-style-name="Visited_20_Internet_20_Link">
 </text:a>
Japan's Government Fumio Kishida said that he wants to use this Sumyatyak the opportunity to confirm the unwavering solidarity of G7 countries with Ukraine.</text:p>
      <text:p text:style-name="P4">
"Japan hopes to support his efforts to recover, inviting him to check different methods, such as effective garbage and know -how to strengthen the power supply system," the message goes.</text:p>
      <text:p text:style-name="P4">
<text:span text:style-name="T4">
 Read also: </text:span>
 <text:a xlink:type="simple" xlink:href="https://www.ukrinform.ua/rubric-vidbudova/3709483-dla-vidbudovi-deokupovanoi-lugansini-planuut-stvoriti-centr-vidnovlenna-ta-rozvitku-gromad.html" text:style-name="Internet_20_link" text:visited-style-name="Visited_20_Internet_20_Link">
<text:span text:style-name="T4">
 Renewed </text:span>
</text:a>
It was reported that, within the framework of the emergency recovery program, which is implemented with a grant agreement between the Government of Ukraine and the Japanese Agency of International Cooperation, the NEC “Ukrenergo” will be transferred for substations in the amount of 5.135 billion Japanese yen.</text:p>
      <text:p text:style-name="P4">
News Source: <text:a xlink:type="simple" xlink:href="https://www.ukrinform.ua/rubric-vidbudova/3709664-aponia-hoce-zaproponuvati-ukraini-novi-tehnologii-dla-pislavoennogo-vidnovlenna.html" text:style-name="Internet_20_link" text:visited-style-name="Visited_20_Internet_20_Link">
https://www.ukrinform.ua/rubric-vidbudova/3709664-aponia-hoce-zaproponuvati-ukraini-novi-tehnologii-dla-pislavoennogo-vidnovlenna.html</text:a>
</text:p>
      <!--NEWS-->
      <text:h text:style-name="P10" text:outline-level="1">
<text:span text:style-name="T4">
States have already taken to Germany three dozen training tanks Abrams - Pentagon</text:span>
</text:h>
      <text:p text:style-name="P4">
Authors: Ukrinform (Person)</text:p>
      <text:p text:style-name="P4">
Publisher: Укринформ (Organization)</text:p>
      <text:p text:style-name="P4">
Published Time: 2023-05-15T21:51:00+03:00</text:p>
      <text:p text:style-name="P4">
Modified Time: 2023-05-15T21:51:00+03:00</text:p>
      <text:p text:style-name="P4">
Description: The United States has already sent three dozen M1 Abrams to Germany to Germany, where Ukrainian defenders will soon train. - Ukrinform.</text:p>
      <text:p text:style-name="P4">
Images: ["<text:a xlink:type="simple" xlink:href="https://static.ukrinform.com/photos/2023_04/thumb_files/630_360_1682371441-131.jpg" text:style-name="Internet_20_link" text:visited-style-name="Visited_20_Internet_20_Link">
630_360_16823...</text:a>
"]</text:p>
      <text:p text:style-name="P4">
Tags: ['Німеччина', 'Пентагон', 'США', 'Танк', 'Abrams ', 'Війна з росією']</text:p>
      <text:p text:style-name="P4">
Type: Article</text:p>
      <!--METADATA-->
      <text:p text:style-name="P4">
<draw:frame draw:style-name="fr1" draw:name="Image192" text:anchor-type="as-char" svg:width="6.9236in" svg:height="3.956343in" draw:z-index="0">
<draw:image xlink:href="../Images/yкринформ/2023-05-15T21-51-00-03-00/630_360_1682371441-131.jpg" xlink:type="simple" xlink:show="embed" xlink:actuate="onLoad" draw:mime-type="image/jpeg"/>
</draw:frame>
Three dozen M1 Abrams tanks have already been connected to Germany, and Ukrainian defenders will soon train.</text:p>
      <text:p text:style-name="P4">
A spokesman of the Pentagon, General Patrick Ryder, said this at a briefing in Washington, Ukrinform correspondent reports.</text:p>
      <text:p text:style-name="P4">
"I can confirm that 31 M1 Abrams tank arrived in Germany Uramaki preparation for the future training of the Ukrainian military," the Ryder said.</text:p>
      <text:p text:style-name="P4">
According to him, teaching Ukrainian fighters on American <text:a xlink:type="simple" xlink:href="https://www.ukrinform.ua/tag-tank" text:style-name="Internet_20_link" text:visited-style-name="Visited_20_Internet_20_Link">
</text:a>
It will begin within several weeks.</text:p>
      <text:p text:style-name="P4">
<text:span text:style-name="T4">
 Read also: </text:span>
 <text:a xlink:type="simple" xlink:href="https://www.ukrinform.ua/rubric-ato/3708038-stati-peredadut-tanki-abrams-ukraini-na-pocatku-oseni-ostin.html" text:style-name="Internet_20_link" text:visited-style-name="Visited_20_Internet_20_Link">
<text:span text:style-name="T4">
 ABRAMS </text:span>
</text:a>
"This broad training program for Ukrainian tankers and technical techniques is customary to prepare them for the future, effectively disseminating the M1 tanks and defending the Ukrainian people," the spokesman stressed.</text:p>
      <text:p text:style-name="P4">
As it was reported, Biden President has announced that the United States would hand over the modern university of Abrams M1-A2 to Ukraine. However, they should still be manufactured in factories or modernizing old machines. At the same time, modern versions require more than the professional training of the Ukrainian military.</text:p>
      <text:p text:style-name="P4">
News Source: <text:a xlink:type="simple" xlink:href="https://www.ukrinform.ua/rubric-ato/3709665-stati-vze-dopravili-do-nimeccini-tri-desatki-trenuvalnih-tankiv-abrams-pentagon.html" text:style-name="Internet_20_link" text:visited-style-name="Visited_20_Internet_20_Link">
https://www.ukrinform.ua/rubric-ato/3709665-stati-vze-dopravili-do-nimeccini-tri-desatki-trenuvalnih-tankiv-abrams-pentagon.html</text:a>
</text:p>
      <!--NEWS-->
      <text:h text:style-name="P10" text:outline-level="1">
<text:span text:style-name="T4">
Kalinina will play with Australian Open finalist at WTA tournament in Rome</text:span>
</text:h>
      <text:p text:style-name="P4">
Authors: Ukrinform (Person)</text:p>
      <text:p text:style-name="P4">
Publisher: Укринформ (Organization)</text:p>
      <text:p text:style-name="P4">
Published Time: 2023-05-15T21:59:28+03:00</text:p>
      <text:p text:style-name="P4">
Modified Time: 2023-05-15T21:59:28+03:00</text:p>
      <text:p text:style-name="P4">
Description: Sown under 12 Beatris Naadad Maya from Brazil will become a rival of the second "racket" of Ukraine Angelina Kalinina in the quarterfinals . - Ukrinform.</text:p>
      <text:p text:style-name="P4">
Images: ["<text:a xlink:type="simple" xlink:href="https://static.ukrinform.com/photos/2023_05/thumb_files/630_360_1683975732-816.jpg" text:style-name="Internet_20_link" text:visited-style-name="Visited_20_Internet_20_Link">
630_360_16839...</text:a>
"]</text:p>
      <text:p text:style-name="P4">
Tags: ['Теніс', 'Ангеліна Калініна']</text:p>
      <text:p text:style-name="P4">
Type: Article</text:p>
      <!--METADATA-->
      <text:p text:style-name="P4">
<draw:frame draw:style-name="fr1" draw:name="Image193" text:anchor-type="as-char" svg:width="6.9236in" svg:height="3.956343in" draw:z-index="0">
<draw:image xlink:href="../Images/yкринформ/2023-05-15T21-59-28-03-00/630_360_1683975732-816.jpg" xlink:type="simple" xlink:show="embed" xlink:actuate="onLoad" draw:mime-type="image/jpeg"/>
</draw:frame>
Sacing the 12th Beatris Naatrice Maya Maya from Brazil will become the rival of the second "racket" of Ukraine Angelina Kalinina in a quarterfinal(WTA)- International BNL of Italy - у(Italy)With a prize fund $ 3.5 million.</text:p>
      <text:p text:style-name="P4">
In the fourth round of the competition, Maya won over Columbia Kamila Osorio - 3: 3, 6: 3, reports Ukrinform.</text:p>
      <text:p text:style-name="P4">
It should be noted that last year Beatrice Addad Maia in Melbourne(Australia)It reached the finalsaustralian Open in a paired discharge.</text:p>
      <text:p text:style-name="P4">
<text:span text:style-name="T4">
 Read also: </text:span>
 <text:a xlink:type="simple" xlink:href="https://www.ukrinform.ua/rubric-sports/3709450-ukrainka-kalinina-peremogla-amerikanku-kiz-na-turniri-wta-1000-u-rimi.html" text:style-name="Internet_20_link" text:visited-style-name="Visited_20_Internet_20_Link">
</text:a>
The tournament in Rome will last until May 21.</text:p>
      <text:p text:style-name="P4">
Photo: Getty Images.</text:p>
      <text:p text:style-name="P4">
News Source: <text:a xlink:type="simple" xlink:href="https://www.ukrinform.ua/rubric-sports/3709667-kalinina-zigrae-z-finalistkou-australian-open-na-turniri-wta-v-rimi.html" text:style-name="Internet_20_link" text:visited-style-name="Visited_20_Internet_20_Link">
https://www.ukrinform.ua/rubric-sports/3709667-kalinina-zigrae-z-finalistkou-australian-open-na-turniri-wta-v-rimi.html</text:a>
</text:p>
      <!--NEWS-->
      <text:h text:style-name="P10" text:outline-level="1">
<text:span text:style-name="T4">
The Russians have fired at Sumy Region 12 times a day</text:span>
</text:h>
      <text:p text:style-name="P4">
Authors: Ukrinform (Person)</text:p>
      <text:p text:style-name="P4">
Publisher: Укринформ (Organization)</text:p>
      <text:p text:style-name="P4">
Published Time: 2023-05-15T22:05:00+03:00</text:p>
      <text:p text:style-name="P4">
Modified Time: 2023-05-15T22:05:00+03:00</text:p>
      <text:p text:style-name="P4">
Description: During the day, the Russian army attacked 12 times from different types of weapons border communities of Sumy region/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Війна з росією']</text:p>
      <text:p text:style-name="P4">
Type: Article</text:p>
      <!--METADATA-->
      <text:p text:style-name="P4">
<draw:frame draw:style-name="fr1" draw:name="Image194" text:anchor-type="as-char" svg:width="6.9236in" svg:height="3.956343in" draw:z-index="0">
<draw:image xlink:href="../Images/yкринформ/2023-05-15T22-05-00-03-00/630_360_1675418382-232.jpg" xlink:type="simple" xlink:show="embed" xlink:actuate="onLoad" draw:mime-type="image/jpeg"/>
</draw:frame>
The Russian army has attacked 12 times from different types of weapons border communities in the day/</text:p>
      <text:p text:style-name="P4">
According to Ukrinform, the Sumy Regional Military Administration reported in <text:a xlink:type="simple" xlink:href="https://t.me/Sumy_news_ODA/16182" text:style-name="Internet_20_link" text:visited-style-name="Visited_20_Internet_20_Link">
</text:a>
.</text:p>
      <text:p text:style-name="P4">
Novoslobid community invaders fired from a large -caliber machine gun of Tastvolna artillery, resulting in three explosions. Due to the hostile, a private dwelling house caught fire.</text:p>
      <text:p text:style-name="P4">
<text:span text:style-name="T4">
 Read also: </text:span>
 <text:a xlink:type="simple" xlink:href="https://www.ukrinform.ua/rubric-ato/3709627-rosiani-trici-vdarili-po-prikordonnu-sumsini-ta-cernigivsini.html" text:style-name="Internet_20_link" text:visited-style-name="Visited_20_Internet_20_Link">
<text:span text:style-name="T4">
 Sumshchyn </text:span>
</text:a>
In the territory of the same community, the Russians hit mortars, causing six explosions. The hostile fire damaged the transmission line.</text:p>
      <text:p text:style-name="P4">
The invaders also struck the mortar stroke in the Belopil community, as a result, 51 explosions occurred. Its territory attacked the enemy from the barrel artillery of playing lands - 7 and 55 explosions took place, respectively.</text:p>
      <text:p text:style-name="P4">
The Shalyginsk community suffered from the Russian troops of a mortar strike - 9 explosions were recorded.</text:p>
      <text:p text:style-name="P4">
<text:span text:style-name="T4">
 Read also: </text:span>
 <text:a xlink:type="simple" xlink:href="https://www.ukrinform.ua/rubric-ato/3709220-vorog-za-den-visim-raziv-obstrilav-prikordonna-sumsini-zagalom-109-prilotiv.html" text:style-name="Internet_20_link" text:visited-style-name="Visited_20_Internet_20_Link">
<text:span text:style-name="T4">
 Sumshchyn </text:span>
</text:a>
In the Krasnopil community, the Russians were beat from self -propelled artillery installations, causing 8 explosions.</text:p>
      <text:p text:style-name="P4">
As reported by Ukrinform, on May 14, the troops of the Russian Federation fired eight times the border communities of Sumy region.</text:p>
      <text:p text:style-name="P4">
Photo illustrative</text:p>
      <text:p text:style-name="P4">
News Source: <text:a xlink:type="simple" xlink:href="https://www.ukrinform.ua/rubric-ato/3709668-rosiani-za-den-12-raziv-obstrilali-prikordonna-sumsini.html" text:style-name="Internet_20_link" text:visited-style-name="Visited_20_Internet_20_Link">
https://www.ukrinform.ua/rubric-ato/3709668-rosiani-za-den-12-raziv-obstrilali-prikordonna-sumsini.html</text:a>
</text:p>
      <!--NEWS-->
      <text:h text:style-name="P10" text:outline-level="1">
<text:span text:style-name="T4">
The memory of the dead French reporter Arman Soldin was honored in Kiev</text:span>
</text:h>
      <text:p text:style-name="P4">
Authors: Ukrinform (Person)</text:p>
      <text:p text:style-name="P4">
Publisher: Укринформ (Organization)</text:p>
      <text:p text:style-name="P4">
Published Time: 2023-05-15T22:10:00+03:00</text:p>
      <text:p text:style-name="P4">
Modified Time: 2023-05-15T22:10:00+03:00</text:p>
      <text:p text:style-name="P4">
Description: The evening of the memory of the journalist of the French news agency AFP Arman Soldin was held in Kiev, who died on May 9, 2023 during a Russian rocket attack near the time ravine in Donetsk region. - Ukrinform.</text:p>
      <text:p text:style-name="P4">
Images: ["<text:a xlink:type="simple" xlink:href="https://static.ukrinform.com/photos/2023_05/thumb_files/630_360_1684178771-5424.jpeg" text:style-name="Internet_20_link" text:visited-style-name="Visited_20_Internet_20_Link">
630_360_16841...</text:a>
", "<text:a xlink:type="simple" xlink:href="https://static.ukrinform.com/photos/2023_05/1684178980-997.jpg" text:style-name="Internet_20_link" text:visited-style-name="Visited_20_Internet_20_Link">
1684178980-99...</text:a>
", "<text:a xlink:type="simple" xlink:href="https://static.ukrinform.com/photos/2023_05/thumb_files/630_360_1684178769-7437.jpeg" text:style-name="Internet_20_link" text:visited-style-name="Visited_20_Internet_20_Link">
630_360_16841...</text:a>
", "<text:a xlink:type="simple" xlink:href="https://static.ukrinform.com/photos/2023_05/thumb_files/630_360_1684178769-3640.jpeg" text:style-name="Internet_20_link" text:visited-style-name="Visited_20_Internet_20_Link">
630_360_16841...</text:a>
", "<text:a xlink:type="simple" xlink:href="https://static.ukrinform.com/photos/2023_05/thumb_files/630_360_1684178769-1842.jpeg" text:style-name="Internet_20_link" text:visited-style-name="Visited_20_Internet_20_Link">
630_360_16841...</text:a>
", "<text:a xlink:type="simple" xlink:href="https://static.ukrinform.com/photos/2023_05/thumb_files/630_360_1684178769-5758.jpeg" text:style-name="Internet_20_link" text:visited-style-name="Visited_20_Internet_20_Link">
630_360_16841...</text:a>
", "<text:a xlink:type="simple" xlink:href="https://static.ukrinform.com/photos/2023_05/thumb_files/630_360_1684178769-1258.jpeg" text:style-name="Internet_20_link" text:visited-style-name="Visited_20_Internet_20_Link">
630_360_16841...</text:a>
", "<text:a xlink:type="simple" xlink:href="https://static.ukrinform.com/photos/2023_05/thumb_files/630_360_1684178769-9092.jpeg" text:style-name="Internet_20_link" text:visited-style-name="Visited_20_Internet_20_Link">
630_360_16841...</text:a>
", "<text:a xlink:type="simple" xlink:href="https://static.ukrinform.com/photos/2023_05/thumb_files/630_360_1684178770-2824.jpeg" text:style-name="Internet_20_link" text:visited-style-name="Visited_20_Internet_20_Link">
630_360_16841...</text:a>
", "<text:a xlink:type="simple" xlink:href="https://static.ukrinform.com/photos/2023_05/thumb_files/630_360_1684178770-3129.jpeg" text:style-name="Internet_20_link" text:visited-style-name="Visited_20_Internet_20_Link">
630_360_16841...</text:a>
", "<text:a xlink:type="simple" xlink:href="https://static.ukrinform.com/photos/2023_05/thumb_files/630_360_1684178771-5084.jpeg" text:style-name="Internet_20_link" text:visited-style-name="Visited_20_Internet_20_Link">
630_360_16841...</text:a>
", "<text:a xlink:type="simple" xlink:href="https://static.ukrinform.com/photos/2023_05/thumb_files/630_360_1684178770-2409.jpeg" text:style-name="Internet_20_link" text:visited-style-name="Visited_20_Internet_20_Link">
630_360_16841...</text:a>
", "<text:a xlink:type="simple" xlink:href="https://static.ukrinform.com/photos/2023_05/thumb_files/630_360_1684178770-7751.jpeg" text:style-name="Internet_20_link" text:visited-style-name="Visited_20_Internet_20_Link">
630_360_16841...</text:a>
", "<text:a xlink:type="simple" xlink:href="https://static.ukrinform.com/photos/2023_05/thumb_files/630_360_1684178772-7383.jpeg" text:style-name="Internet_20_link" text:visited-style-name="Visited_20_Internet_20_Link">
630_360_16841...</text:a>
", "<text:a xlink:type="simple" xlink:href="https://static.ukrinform.com/photos/2023_05/thumb_files/630_360_1684178772-9957.jpeg" text:style-name="Internet_20_link" text:visited-style-name="Visited_20_Internet_20_Link">
630_360_16841...</text:a>
"]</text:p>
      <text:p text:style-name="P4">
Tags: ['Ткаченко', 'Журналіст', 'МКІП ']</text:p>
      <text:p text:style-name="P4">
Type: Article</text:p>
      <!--METADATA-->
      <text:p text:style-name="P4">
<draw:frame draw:style-name="fr1" draw:name="Image195" text:anchor-type="as-char" svg:width="6.9236in" svg:height="3.956343in" draw:z-index="0">
<draw:image xlink:href="../Images/yкринформ/2023-05-15T22-10-00-03-00/630_360_1684178771-5424.jpeg" xlink:type="simple" xlink:show="embed" xlink:actuate="onLoad" draw:mime-type="image/jpeg"/>
</draw:frame>
The evening of the memory of the journalist of the French news agency AFP Armmanasoldin, who died on May 9, 2023 during a Russian rocket launcher near the time ravine in Donetsk region, was played in Kiev.</text:p>
      <text:p text:style-name="P4">
To pay tribute to the fallen reporter and to mention the brightest pages of his life, the AFP news agency, organized by AFP, together with the Ukrainian National National Information Agency "Ukrinform", came about a hundred panels of friends, the agency correspondent reports.</text:p>
      <text:p text:style-name="P4">
"Arman was one of the first journalists to voluntarily announced to come in Ukraine ... He gave his life so that millions of people know that he was here," said Agence France -PressE Fabris Fris.</text:p>
      <text:p text:style-name="P4">
<draw:frame draw:style-name="fr1" draw:name="Image196" text:anchor-type="as-char" svg:width="6.9236in" svg:height="3.955427in" draw:z-index="0">
<draw:image xlink:href="../Images/yкринформ/2023-05-15T22-10-00-03-00/1684178980-997.jpg" xlink:type="simple" xlink:show="embed" xlink:actuate="onLoad" draw:mime-type="image/jpeg"/>
</draw:frame>
<text:span text:style-name="T4">
 Read also: </text:span>
 <text:a xlink:type="simple" xlink:href="https://www.ukrinform.ua/rubric-society/3707902-100-tisac-na-poratunok-izakiv-zoozahisniki-vidkrili-grant-u-pamat-pro-francuzkogo-zurnalista.html" text:style-name="Internet_20_link" text:visited-style-name="Visited_20_Internet_20_Link">
</text:a>
Soldin's colleagues mentioned that he told of the horrors of the war from Irpen, Bucha, Kherson, and often visited the Bakhmut direction.According to journalist Emmanuel Posho, who was near the arman during the time, "he was very serious and knew about the risks, but he went to Ukraine because he wanted to show and tell the truth about this war."</text:p>
      <text:p text:style-name="P4">
In his speech, Minister of Culture and Information Policy in his speech was not personally acquainted with Arman Soldin, but from the memoirs of those who knew him, he sees that he was not only a wonderful journalist, but also a wonderful person.</text:p>
      <text:p text:style-name="P4">
<text:span text:style-name="T4">
 Read also: </text:span>
 <text:a xlink:type="simple" xlink:href="https://www.ukrinform.ua/rubric-ato/3707769-nazavzdi-molodij-francuzkij-zurnalist-arman-soldin-ubitij-rosijskou-raketou.html" text:style-name="Internet_20_link" text:visited-style-name="Visited_20_Internet_20_Link">
<text:span text:style-name="T4">
 Soldin </text:span>
</text:a>
France's motto "Freedom, Equality, Brotherhood". Unfortunately, when it comes to proven, equality means the same danger to everyone. But I believe that all those who have started the war should bear the same responsibility after investigation. Why they did it because not only journalists were killed - many people were killed. Brotherhood is manifested in the fact that many journalists light this war and give the world understanding that Russian agression has brought us. And, of course, freedom means that we are fighting for her and we will be moving, ”Tkachenko said.</text:p>
      <text:p text:style-name="P4">
The head of the reporters without borders in Eastern Europe and Central Azijanna Kavelier in a comment to Ukrinform reported that French investigators had already been accumulated to Ukraine to investigate Arman Soldin's death.</text:p>
      <text:p text:style-name="P4">
“We pay a lot of attention to this case, because the murder of a journalist is not only a war crime against a civilian. Journalists perform a social function - to provide truthful information for society, and Arman Soldin did a professional, ”Kavelier said.</text:p>
      <text:p text:style-name="P4">
<text:span text:style-name="T4">
 Read also: </text:span>
 <text:a xlink:type="simple" xlink:href="https://www.ukrinform.ua/rubric-ato/3707091-poblizu-bahmuta-zaginuv-francuzkij-zurnalist-arman-soldin.html" text:style-name="Internet_20_link" text:visited-style-name="Visited_20_Internet_20_Link">
<text:span text:style-name="T4">
 Soldin </text:span>
</text:a>
Arman Soldin was born in Sarajevo on March 21, 1991, was a citizen of Frank. He started working at AFP as a trainee at the Roman Bureau in 2015, and approached London. Soldin belonged to the first AFP team, which was sent to Ukraine after the start of a full -scale Russian invasion, and made the next day. Since September, he has lived in Ukraine and regularly traveled.</text:p>
      <text:p text:style-name="P4">
News Source: <text:a xlink:type="simple" xlink:href="https://www.ukrinform.ua/rubric-society/3709662-tkacenko-vsanuvav-pamat-francuzkogo-zurnalista-ubitogo-rosianami-pid-bahmutom.html" text:style-name="Internet_20_link" text:visited-style-name="Visited_20_Internet_20_Link">
https://www.ukrinform.ua/rubric-society/3709662-tkacenko-vsanuvav-pamat-francuzkogo-zurnalista-ubitogo-rosianami-pid-bahmutom.html</text:a>
</text:p>
      <!--NEWS-->
      <text:h text:style-name="P10" text:outline-level="1">
<text:span text:style-name="T4">
USA - About blocking the grain agreement: Putin took hostage peoples who suffer from starvation</text:span>
</text:h>
      <text:p text:style-name="P4">
Authors: Ukrinform (Person)</text:p>
      <text:p text:style-name="P4">
Publisher: Укринформ (Organization)</text:p>
      <text:p text:style-name="P4">
Published Time: 2023-05-15T22:24:00+03:00</text:p>
      <text:p text:style-name="P4">
Modified Time: 2023-05-15T22:24:00+03:00</text:p>
      <text:p text:style-name="P4">
Description: The United States firmly advocated the expansion of the Black Sea Grain Initiative, which the Putin regime uses to achieve its goals in the war against Ukraine, holding hostages of the country suffering from famine. - Ukrinform.</text:p>
      <text:p text:style-name="P4">
Images: ["<text:a xlink:type="simple" xlink:href="https://static.ukrinform.com/photos/2023_04/thumb_files/630_360_1682533357-5712.jpeg" text:style-name="Internet_20_link" text:visited-style-name="Visited_20_Internet_20_Link">
630_360_16825...</text:a>
"]</text:p>
      <text:p text:style-name="P4">
Tags: ['Експорт', 'ООН', 'путін', 'Війна з росією', 'Продовольча безпека', 'зерновий коридор']</text:p>
      <text:p text:style-name="P4">
Type: Article</text:p>
      <!--METADATA-->
      <text:p text:style-name="P4">
<draw:frame draw:style-name="fr1" draw:name="Image197" text:anchor-type="as-char" svg:width="6.9236in" svg:height="3.956343in" draw:z-index="0">
<draw:image xlink:href="../Images/yкринформ/2023-05-15T22-24-00-03-00/630_360_1682533357-5712.jpeg" xlink:type="simple" xlink:show="embed" xlink:actuate="onLoad" draw:mime-type="image/jpeg"/>
</draw:frame>
Shatrdo spoke to the UN for expanding the Black Sea Grain Initiative, the Yakuputin regime used to achieve its goals in the war of anti -Ukraine, holding hostages of the country that suffered from famine.</text:p>
      <text:p text:style-name="P4">
This statement was made at the UN Security Council meeting Deputy US Ambassador Robert Wood Ambassador, Ukrinform correspondent reports.</text:p>
      <text:p text:style-name="P4">
“We urge Putin to stop the practice of holding hostages of hungry people in the world. We also urge to expand the Black Sea grain initiative to ensure its full implementation, ”the American diplomat said.</text:p>
      <text:p text:style-name="P4">
He stressed that Russia prevents and threatens to suspend the Black Sea initiative every day, which raises food prices around the world. It is a rise in prices for all - especially for poor countries and states with medium income, as well as for the UN, which also purchases food in the world market.</text:p>
      <text:p text:style-name="P4">
<text:span text:style-name="T4">
 Read also: </text:span>
 <text:a xlink:type="simple" xlink:href="https://www.ukrinform.ua/rubric-economy/3709471-mzs-u-razi-zupinki-zernovogo-koridoru-cerez-misac-zrostut-potoki-bizenciv-z-afriki-do-es.html" text:style-name="Internet_20_link" text:visited-style-name="Visited_20_Internet_20_Link">
<text:span text:style-name="T4">
 grain </text:span>
</text:a>
The US representative indicated that the Russian Federation deliberately slowed the pace of verification of ships has sparkled volumes <text:a xlink:type="simple" xlink:href="https://www.ukrinform.ua/tag-zerno" text:style-name="Internet_20_link" text:visited-style-name="Visited_20_Internet_20_Link">
</text:a>
which is taken from Ukrainian ports for the needs of the most vulnerable countries. Wood has specified that in recent weeks the delegation of the Russian Federation has repeatedly refused to conduct examinations of ships at a joint coordination center in Istanbul.</text:p>
      <text:p text:style-name="P4">
“Now the Russians are threatening to cease cooperation since May 18. The Russian Federation is blocking the supply of Ukrainian grain, which must feed the hungry, and at the same time successfully exports its huge crop of grain, ”the American Diplomat said.</text:p>
      <text:p text:style-name="P4">
<text:span text:style-name="T4">
 Read also: </text:span>
 <text:a xlink:type="simple" xlink:href="https://www.ukrinform.ua/rubric-economy/3707926-mvf-zaklikav-vziti-vsih-zahodiv-dla-prodovzenna-zernovoi-ugodi.html" text:style-name="Internet_20_link" text:visited-style-name="Visited_20_Internet_20_Link">
<text:span text:style-name="T4">
 grain </text:span>
</text:a>
As reported by Ukrinform, the permanent representative of Ukraine at the UN Sergey Kyslytsyaized at a meeting of the Security Council that the Russian Federation has been injured as if it had losses of motionless grain initiative, although in fact it has doubled exports.</text:p>
      <text:p text:style-name="P4">
<text:span text:style-name="T5">
Foto: Alexander Kubrakov, Facebook</text:span>
</text:p>
      <text:p text:style-name="P4">
News Source: <text:a xlink:type="simple" xlink:href="https://www.ukrinform.ua/rubric-economy/3709670-ssa-pro-blokuvanna-zernovoi-ugodi-putin-uzav-u-zarucniki-narodi-aki-poterpaut-vid-golodu.html" text:style-name="Internet_20_link" text:visited-style-name="Visited_20_Internet_20_Link">
https://www.ukrinform.ua/rubric-economy/3709670-ssa-pro-blokuvanna-zernovoi-ugodi-putin-uzav-u-zarucniki-narodi-aki-poterpaut-vid-golodu.html</text:a>
</text:p>
      <!--NEWS-->
      <text:h text:style-name="P10" text:outline-level="1">
<text:span text:style-name="T4">
Kichenok and Ostapenko match at the Rome tournament was moved through the rain</text:span>
</text:h>
      <text:p text:style-name="P4">
Authors: Ukrinform (Person)</text:p>
      <text:p text:style-name="P4">
Publisher: Укринформ (Organization)</text:p>
      <text:p text:style-name="P4">
Published Time: 2023-05-15T22:39:00+03:00</text:p>
      <text:p text:style-name="P4">
Modified Time: 2023-05-15T22:39:00+03:00</text:p>
      <text:p text:style-name="P4">
Description: Lyudmila Kichenok, Olena Ostapenko, sown under the 2nd Ukrainian -Latvian duet - Olena Ostapenko was not destined to hold a duel in time to reach the quarterfinals 5 million - Ukrinform.</text:p>
      <text:p text:style-name="P4">
Images: ["<text:a xlink:type="simple" xlink:href="https://static.ukrinform.com/photos/2023_05/thumb_files/630_360_1684179468-596.jpg" text:style-name="Internet_20_link" text:visited-style-name="Visited_20_Internet_20_Link">
630_360_16841...</text:a>
"]</text:p>
      <text:p text:style-name="P4">
Tags: ['Теніс']</text:p>
      <text:p text:style-name="P4">
Type: Article</text:p>
      <!--METADATA-->
      <text:p text:style-name="P4">
<draw:frame draw:style-name="fr1" draw:name="Image198" text:anchor-type="as-char" svg:width="6.9236in" svg:height="3.956343in" draw:z-index="0">
<draw:image xlink:href="../Images/yкринформ/2023-05-15T22-39-00-03-00/630_360_1684179468-596.jpg" xlink:type="simple" xlink:show="embed" xlink:actuate="onLoad" draw:mime-type="image/jpeg"/>
</draw:frame>
Lyudmila Kichenok, sown under the 2nd Ukrainian-Latvian duet, was not destined to hold a duel in time to reach the quarter-fueling of the women's tennis association tournament(WTA)- BNL of Italy BNL - у icci(Italy)With a prize fund $ 3.5 million.</text:p>
      <text:p text:style-name="P4">
In the third round of the Kichenok and Ostapenko competitions, the Rain failed to play the opposite of the Polish -Czech Tandem of the Magnet Linett - Market Vndroushov, reports Ukrinform.</text:p>
      <text:p text:style-name="P4">
<text:span text:style-name="T4">
 Read also: </text:span>
 <text:a xlink:type="simple" xlink:href="https://www.ukrinform.ua/rubric-sports/3709202-nadia-kicenok-ne-zmogla-probitisa-v-parnij-cvertfinal-turniru-wta-u-rimi.html" text:style-name="Internet_20_link" text:visited-style-name="Visited_20_Internet_20_Link">
</text:a>
The tournament in Rome will last until May 21.</text:p>
      <text:p text:style-name="P4">
Photo: Getty Images.</text:p>
      <text:p text:style-name="P4">
News Source: <text:a xlink:type="simple" xlink:href="https://www.ukrinform.ua/rubric-sports/3709676-matc-kicenok-z-ostapenko-na-turniri-v-rimi-perenesli-cerez-dos.html" text:style-name="Internet_20_link" text:visited-style-name="Visited_20_Internet_20_Link">
https://www.ukrinform.ua/rubric-sports/3709676-matc-kicenok-z-ostapenko-na-turniri-v-rimi-perenesli-cerez-dos.html</text:a>
</text:p>
      <!--NEWS-->
      <text:h text:style-name="P10" text:outline-level="1">
<text:span text:style-name="T4">
In the Kherson region, the teenager exploded on the Russian mini</text:span>
</text:h>
      <text:p text:style-name="P4">
Authors: Ukrinform (Person)</text:p>
      <text:p text:style-name="P4">
Publisher: Укринформ (Organization)</text:p>
      <text:p text:style-name="P4">
Published Time: 2023-05-15T22:41:29+03:00</text:p>
      <text:p text:style-name="P4">
Modified Time: 2023-05-15T22:41:29+03:00</text:p>
      <text:p text:style-name="P4">
Description: In the village of Trifonivka, the Kherson region, a 17-year-old guy came across the Russian troops left by Russian troops, due to the detonation of the ammunition, the victim received serious injuries.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Міна', 'Війна з росією']</text:p>
      <text:p text:style-name="P4">
Type: Article</text:p>
      <!--METADATA-->
      <text:p text:style-name="P4">
<draw:frame draw:style-name="fr1" draw:name="Image199" text:anchor-type="as-char" svg:width="6.9236in" svg:height="3.956343in" draw:z-index="0">
<draw:image xlink:href="../Images/yкринформ/2023-05-15T22-41-29-03-00/630_360_1654768443-794.jpg" xlink:type="simple" xlink:show="embed" xlink:actuate="onLoad" draw:mime-type="image/jpeg"/>
</draw:frame>
In the Selitrifonivka of the Kherson region, a 17-year-old boy came across a mine for the army left on the detonation of the ammunition victims of injury.</text:p>
      <text:p text:style-name="P4">
According to Ukrinform, the Kherson Regional Military Administration reported in <text:a xlink:type="simple" xlink:href="https://t.me/khersonskaODA/5859" text:style-name="Internet_20_link" text:visited-style-name="Visited_20_Internet_20_Link">
</text:a>
.</text:p>
      <text:p text:style-name="P4">
According to Ova, the wounded was taken to the nearest medical institution, an evacuation is prepared for a hospital in Kryvyi Rih.</text:p>
      <text:p text:style-name="P4">
<text:span text:style-name="T4">
 Read also: </text:span>
 <text:a xlink:type="simple" xlink:href="https://www.ukrinform.ua/rubric-regions/3709465-na-hersonsini-traktor-pidirvavsa-na-rosijskij-mini.html" text:style-name="Internet_20_link" text:visited-style-name="Visited_20_Internet_20_Link">
</text:a>
As reported by Ukrinform, near the village of Tomarine of the Kherson region during the field work on Russian mini <text:a xlink:type="simple" xlink:href="https://t.me/khersonskaODA/5859" text:style-name="Internet_20_link" text:visited-style-name="Visited_20_Internet_20_Link">
</text:a>
 .</text:p>
      <text:p text:style-name="P4">
News Source: <text:a xlink:type="simple" xlink:href="https://www.ukrinform.ua/rubric-regions/3709677-na-hersonsini-pidlitok-pidirvavsa-na-rosijskij-mini.html" text:style-name="Internet_20_link" text:visited-style-name="Visited_20_Internet_20_Link">
https://www.ukrinform.ua/rubric-regions/3709677-na-hersonsini-pidlitok-pidirvavsa-na-rosijskij-mini.html</text:a>
</text:p>
      <!--NEWS-->
      <text:h text:style-name="P10" text:outline-level="1">
<text:span text:style-name="T4">
In Zaporozhye in the parking lot of vehicles there was a shooting</text:span>
</text:h>
      <text:p text:style-name="P4">
Authors: Ukrinform (Person)</text:p>
      <text:p text:style-name="P4">
Publisher: Укринформ (Organization)</text:p>
      <text:p text:style-name="P4">
Published Time: 2023-05-15T22:48:00+03:00</text:p>
      <text:p text:style-name="P4">
Modified Time: 2023-05-15T22:48:00+03:00</text:p>
      <text:p text:style-name="P4">
Description: In one of the districts of Zaporozhye, a conflict, which ended with shooting, had a conflict between servicemen and unknown persons. - Ukrinform.</text:p>
      <text:p text:style-name="P4">
Images: ["<text:a xlink:type="simple" xlink:href="https://static.ukrinform.com/photos/2022_05/thumb_files/630_360_1653576338-700.jpg" text:style-name="Internet_20_link" text:visited-style-name="Visited_20_Internet_20_Link">
630_360_16535...</text:a>
"]</text:p>
      <text:p text:style-name="P4">
Tags: ['Поліція', 'Стрілянина', 'Запоріжжя']</text:p>
      <text:p text:style-name="P4">
Type: Article</text:p>
      <!--METADATA-->
      <text:p text:style-name="P4">
<draw:frame draw:style-name="fr1" draw:name="Image200" text:anchor-type="as-char" svg:width="6.9236in" svg:height="3.956343in" draw:z-index="0">
<draw:image xlink:href="../Images/yкринформ/2023-05-15T22-48-00-03-00/630_360_1653576338-700.jpg" xlink:type="simple" xlink:show="embed" xlink:actuate="onLoad" draw:mime-type="image/jpeg"/>
</draw:frame>
 В одному зрайонів Запоріжжя між військовослужбовцями та невідомими особами виникконфлікт, який закінчився стріляниною.</text:p>
      <text:p text:style-name="P4">
Про це в <text:a xlink:type="simple" xlink:href="https://t.me/police_zp_news/5186" text:style-name="Internet_20_link" text:visited-style-name="Visited_20_Internet_20_Link">
 </text:a>
reports the National Police of the Zaporozhye region, reports Ukrinform.</text:p>
      <text:p text:style-name="P4">
"Today, at about 4:00 pm, there was a conflict in the parking lot near the city market between servicemen and unknown persons, as a result of which the last time committed fire and automatic weapons.</text:p>
      <text:p text:style-name="P4">
<text:span text:style-name="T4">
 Read also: </text:span>
 <text:a xlink:type="simple" xlink:href="https://www.ukrinform.ua/rubric-world/3708003-na-zavodi-mercedes-u-nimeccini-stalasa-strilanina-e-zertvi-zmi.html" text:style-name="Internet_20_link" text:visited-style-name="Visited_20_Internet_20_Link">
<text:span text:style-name="T4">
 shoot </text:span>
</text:a>
The SOG, the leadership of the Territorial Police and the regional Glavkachia worked at the scene.</text:p>
      <text:p text:style-name="P4">
On this fact, a pre -trial investigation in criminal proceedings on the grounds of Part 1 of Art. 263(The illegal handling of weapons, ammunition or explosives), p. 4 v. 296(Hooliganism)Criminal Code. The sanction of the incriminated articles provides for punishment in the form of no will with a term of seven years.</text:p>
      <text:p text:style-name="P4">
The necessary investigative actions continue.</text:p>
      <text:p text:style-name="P4">
As reported by Ukrinform, <text:a xlink:type="simple" xlink:href="https://www.ukrinform.ua/rubric-world/3707395-serbi-zdali-ponad-3-tisaci-odinic-zbroi-pisla-dvoh-masovih-strilanin.html" text:style-name="Internet_20_link" text:visited-style-name="Visited_20_Internet_20_Link">
</text:a>
In the first two days of the amnesty, introduced after two mass shoots, which resulted in 17 people.</text:p>
      <text:p text:style-name="P4">
News Source: <text:a xlink:type="simple" xlink:href="https://www.ukrinform.ua/rubric-regions/3709678-u-zaporizzi-na-stoanci-avtotransportu-stalasa-strilanina.html" text:style-name="Internet_20_link" text:visited-style-name="Visited_20_Internet_20_Link">
https://www.ukrinform.ua/rubric-regions/3709678-u-zaporizzi-na-stoanci-avtotransportu-stalasa-strilanina.html</text:a>
</text:p>
      <!--NEWS-->
      <text:h text:style-name="P10" text:outline-level="1">
<text:span text:style-name="T4">
In Ukraine, the Bring Back Kids UA movement was launched for the return of deported children - Zarivna</text:span>
</text:h>
      <text:p text:style-name="P4">
Authors: Ukrinform (Person)</text:p>
      <text:p text:style-name="P4">
Publisher: Укринформ (Organization)</text:p>
      <text:p text:style-name="P4">
Published Time: 2023-05-15T22:50:00+03:00</text:p>
      <text:p text:style-name="P4">
Modified Time: 2023-05-15T22:50:00+03:00</text:p>
      <text:p text:style-name="P4">
Description: In Ukraine, the Bring Back Kids UA movement has been launched - it has to unite the world to return to the homeland of children whom Russia is violently taken out of temporarily captured territories. - Ukrinform.</text:p>
      <text:p text:style-name="P4">
Images: ["<text:a xlink:type="simple" xlink:href="https://static.ukrinform.com/photos/2023_03/thumb_files/630_360_1678677741-711.jpg" text:style-name="Internet_20_link" text:visited-style-name="Visited_20_Internet_20_Link">
630_360_16786...</text:a>
"]</text:p>
      <text:p text:style-name="P4">
Tags: ['Депортація', 'Діти', 'Офіс Президента', 'Війна з росією']</text:p>
      <text:p text:style-name="P4">
Type: Article</text:p>
      <!--METADATA-->
      <text:p text:style-name="P4">
<draw:frame draw:style-name="fr1" draw:name="Image201" text:anchor-type="as-char" svg:width="6.9236in" svg:height="3.956343in" draw:z-index="0">
<draw:image xlink:href="../Images/yкринформ/2023-05-15T22-50-00-03-00/630_360_1678677741-711.jpg" xlink:type="simple" xlink:show="embed" xlink:actuate="onLoad" draw:mime-type="image/jpeg"/>
</draw:frame>
In Ukraine, the movement of Bring Back Kids UA has been brought together to unite the world in order to return the children of children whom Russia is violently removed from the temporarily seized territories.</text:p>
      <text:p text:style-name="P4">
As Ukrinform reports, it reported in <text:a xlink:type="simple" xlink:href="https://t.me/dashazarivna/732" text:style-name="Internet_20_link" text:visited-style-name="Visited_20_Internet_20_Link">
</text:a>
Presidential Office Advisor on Communications Advisor.</text:p>
      <text:p text:style-name="P4">
“The abduction of Ukrainian children by the Russians. These things are difficult to imagine any civilized world. The head does not fit the fact that in the 21st year genocide occurs quite nearby, in Europe, where the Russians do everything to destroy the Ukrainian people, ”she wrote.</text:p>
      <text:p text:style-name="P4">
Zarivna said that she made on Copenhagen Democracy Summit 2023 in Capital. It is a playground that has gathered influential people, leaders of countries, democratic institutions to discuss the situation in Ukraine and the world.</text:p>
      <text:p text:style-name="P4">
“I told how the Russians abduct Ukrainian children, take them from temporarily occupied territories, as well as starting our Bring Back Kids UA, around which we want to unite the world to stop Russian crimes and return our children. According to our data, about 20,000 children were exported to Russia. Although the figure of such crimes can be much higher and reach more than 100 thousand, ”the representative said.</text:p>
      <text:p text:style-name="P4">
<text:span text:style-name="T4">
 Read also: </text:span>
 <text:a xlink:type="simple" xlink:href="https://www.ukrinform.ua/rubric-society/3707884-pered-kontrnastupom-zsu-rosiani-masovo-deportuut-ditej-save-ukraine.html" text:style-name="Internet_20_link" text:visited-style-name="Visited_20_Internet_20_Link">
</text:a>
According to her, there are five main scenarios according to which the Russians operate: they take away children from orphanages; kill parents; divide families during -filtration; make unbearable living conditions for children in occupied territories; literally abduct children from places where they live or study.</text:p>
      <text:p text:style-name="P4">
During the speech at the Zarivna Summit, she spoke about the situation in Energodar, the Zaporizhzhia NPP was dismissed. There, the Russians offered families to rest the ward camps, but it turned out to be a deportation.<text:span text:style-name="T4">
 Read also: </text:span>
 <text:a xlink:type="simple" xlink:href="https://www.ukrinform.ua/rubric-society/3708789-rosia-ne-lise-rozlucae-ditej-iz-ridnimi-a-j-vcit-nenaviditi-ukrainu-zelenskij.html" text:style-name="Internet_20_link" text:visited-style-name="Visited_20_Internet_20_Link">
</text:a>
She informed that only 364 babies have now managed to return to Ukraine, and they are simply scared of stories.</text:p>
      <text:p text:style-name="P4">
“These atrocities cannot go unnoticed. That is why Putin and Lviv -Belova, the so -called Ombudsman on the Redeauvity Child, should be responsible for the Zardnder of the International Criminal Court, ”the adviser to the head of the OP.</text:p>
      <text:p text:style-name="P4">
Zarivna said that a new movement was created in Ukraine - "a new foundation, Novthink, called Bring Back Kids UA". She invited to join this movement and help return thousands of Ukrainian <text:a xlink:type="simple" xlink:href="https://www.ukrinform.ua/tag-diti" text:style-name="Internet_20_link" text:visited-style-name="Visited_20_Internet_20_Link">
</text:a>
home.</text:p>
      <text:p text:style-name="P4">
In this regard, she mentioned Winston Churchill's statement: "There is nothing that the Russians admire more than by force, and there is nothing more respectful than weakness."</text:p>
      <text:p text:style-name="P4">
According to the OP representatives, the Russians abduct children, try to be labored, "because people are in fear, by their logic, it is easier to manipulate."</text:p>
      <text:p text:style-name="P4">
<text:span text:style-name="T4">
 Read also: </text:span>
 <text:a xlink:type="simple" xlink:href="https://www.ukrinform.ua/rubric-polytics/3705282-mzs-pro-deportaciu-ditej-zvit-obse-moze-buti-vikoristanij-dla-pritagnenna-rosii-do-vidpovidalnosti.html" text:style-name="Internet_20_link" text:visited-style-name="Visited_20_Internet_20_Link">
<text:span text:style-name="T4">
 deportant </text:span>
</text:a>
“The terror they sell has long been exhausted. Russia is a banner of the imperial horror. We do not have to be afraid of this. When fear prevails, democracy. Therefore, we must act together, restore justice - together. I also go for her together, ”Zarivna summarized.</text:p>
      <text:p text:style-name="P4">
News Source: <text:a xlink:type="simple" xlink:href="https://www.ukrinform.ua/rubric-society/3709679-v-ukraini-zapocatkuvali-ruh-bring-back-kids-ua-za-povernenna-deportovanih-ditej-zarivna.html" text:style-name="Internet_20_link" text:visited-style-name="Visited_20_Internet_20_Link">
https://www.ukrinform.ua/rubric-society/3709679-v-ukraini-zapocatkuvali-ruh-bring-back-kids-ua-za-povernenna-deportovanih-ditej-zarivna.html</text:a>
</text:p>
      <!--NEWS-->
      <text:h text:style-name="P10" text:outline-level="1">
<text:span text:style-name="T4">
France is ready to teach Ukrainian pilots - Macron</text:span>
</text:h>
      <text:p text:style-name="P4">
Authors: Ukrinform (Person)</text:p>
      <text:p text:style-name="P4">
Publisher: Укринформ (Organization)</text:p>
      <text:p text:style-name="P4">
Published Time: 2023-05-15T22:56:00+03:00</text:p>
      <text:p text:style-name="P4">
Modified Time: 2023-05-15T22:56:00+03:00</text:p>
      <text:p text:style-name="P4">
Description: France and several other European countries are ready to start training Ukrainian military pilots soon. - Ukrinform.</text:p>
      <text:p text:style-name="P4">
Images: ["<text:a xlink:type="simple" xlink:href="https://static.ukrinform.com/photos/2023_02/thumb_files/630_360_1675929865-521.jpg" text:style-name="Internet_20_link" text:visited-style-name="Visited_20_Internet_20_Link">
630_360_16759...</text:a>
"]</text:p>
      <text:p text:style-name="P4">
Tags: ['Авіація', 'Франція', 'Макрон', 'Війна з росією']</text:p>
      <text:p text:style-name="P4">
Type: Article</text:p>
      <!--METADATA-->
      <text:p text:style-name="P4">
<draw:frame draw:style-name="fr1" draw:name="Image202" text:anchor-type="as-char" svg:width="6.9236in" svg:height="3.956343in" draw:z-index="0">
<draw:image xlink:href="../Images/yкринформ/2023-05-15T22-56-00-03-00/630_360_1675929865-521.jpg" xlink:type="simple" xlink:show="embed" xlink:actuate="onLoad" draw:mime-type="image/jpeg"/>
</draw:frame>
France, such as other European countries, is ready to start training Ukrainian military pilots soon.</text:p>
      <text:p text:style-name="P4">
According to Ukrinform, this is in an interview with the channel <text:a xlink:type="simple" xlink:href="http://www.youtube.com/watch" text:style-name="Internet_20_link" text:visited-style-name="Visited_20_Internet_20_Link">
</text:a>
President Macron said President France Emmanuel.</text:p>
      <text:p text:style-name="P4">
"Together with several other European countries, which are also ready for this, we opened the door to training pilots," the French leader said.</text:p>
      <text:p text:style-name="P4">
According to him, this issue is also "discussed by Americans". "Learning can start now," Macron said.</text:p>
      <text:p text:style-name="P4">
<text:span text:style-name="T4">
 Read also: </text:span>
 <text:a xlink:type="simple" xlink:href="https://www.ukrinform.ua/rubric-polytics/3709228-zelenskij-proviv-zustric-z-makronom.html" text:style-name="Internet_20_link" text:visited-style-name="Visited_20_Internet_20_Link">
<text:span text:style-name="T4">
 fighters </text:span>
</text:a>
He added that France remains determined to help Ukrainian to resist Russian aggression. "There is a lot of so much, since successful contrast will be critical for a long-term peace," the President of France stressed.</text:p>
      <text:p text:style-name="P4">
As reported, <text:a xlink:type="simple" xlink:href="https://www.ukrinform.ua/rubric-ato/3709373-u-britanii-vlitku-rozpocnutsa-navcanna-ukrainskih-pilotiv.html" text:style-name="Internet_20_link" text:visited-style-name="Visited_20_Internet_20_Link">
</text:a>
that this summer the country will develop Ukrainian pilots.</text:p>
      <text:p text:style-name="P4">
<text:span text:style-name="T5">
Foto: op</text:span>
</text:p>
      <text:p text:style-name="P4">
News Source: <text:a xlink:type="simple" xlink:href="https://www.ukrinform.ua/rubric-ato/3709682-francia-gotova-navcati-ukrainskih-lotcikiv-makron.html" text:style-name="Internet_20_link" text:visited-style-name="Visited_20_Internet_20_Link">
https://www.ukrinform.ua/rubric-ato/3709682-francia-gotova-navcati-ukrainskih-lotcikiv-makron.html</text:a>
</text:p>
      <!--NEWS-->
      <text:h text:style-name="P10" text:outline-level="1">
<text:span text:style-name="T4">
NABU and SAP exposed large -scale corruption in the Supreme Court</text:span>
</text:h>
      <text:p text:style-name="P4">
Authors: Ukrinform (Person)</text:p>
      <text:p text:style-name="P4">
Publisher: Укринформ (Organization)</text:p>
      <text:p text:style-name="P4">
Published Time: 2023-05-15T23:00:00+03:00</text:p>
      <text:p text:style-name="P4">
Modified Time: 2023-05-15T23:00:00+03:00</text:p>
      <text:p text:style-name="P4">
Description: The National Anti -Corruption Bureau exposed large -scale corruption in the Supreme Court of Ukraine. - Ukrinform.</text:p>
      <text:p text:style-name="P4">
Images: ["<text:a xlink:type="simple" xlink:href="https://static.ukrinform.com/photos/2022_11/thumb_files/630_360_1669109795-901.jpg" text:style-name="Internet_20_link" text:visited-style-name="Visited_20_Internet_20_Link">
630_360_16691...</text:a>
", "<text:a xlink:type="simple" xlink:href="https://static.ukrinform.com/photos/2023_05/1684181214-137.jpg" text:style-name="Internet_20_link" text:visited-style-name="Visited_20_Internet_20_Link">
1684181214-13...</text:a>
"]</text:p>
      <text:p text:style-name="P4">
Tags: ['НАБУ', 'САП', 'Корупція']</text:p>
      <text:p text:style-name="P4">
Type: Article</text:p>
      <!--METADATA-->
      <text:p text:style-name="P4">
<draw:frame draw:style-name="fr1" draw:name="Image203" text:anchor-type="as-char" svg:width="6.9236in" svg:height="3.956343in" draw:z-index="0">
<draw:image xlink:href="../Images/yкринформ/2023-05-15T23-00-00-03-00/630_360_1669109795-901.jpg" xlink:type="simple" xlink:show="embed" xlink:actuate="onLoad" draw:mime-type="image/jpeg"/>
</draw:frame>
The National Anti -Corruption Bureau exposed large -scale corruption in the Supreme Judician.</text:p>
      <text:p text:style-name="P4">
As Ukrinform reports, NABU reports in its <text:a xlink:type="simple" xlink:href="https://t.me/nab_ukraine/1824" text:style-name="Internet_20_link" text:visited-style-name="Visited_20_Internet_20_Link">
</text:a>
.</text:p>
      <text:p text:style-name="P4">
"NABU and SAP have exposed a large-scale corruption in the Supreme Court of Ukraine, namely the scheme of obtaining undue benefits by the management and judges of the Supreme Court," the statement reads.</text:p>
      <text:p text:style-name="P4">
<draw:frame draw:style-name="fr1" draw:name="Image204" text:anchor-type="as-char" svg:width="6.9236in" svg:height="9.231467in" draw:z-index="0">
<draw:image xlink:href="../Images/yкринформ/2023-05-15T23-00-00-03-00/1684181214-137.jpg" xlink:type="simple" xlink:show="embed" xlink:actuate="onLoad" draw:mime-type="image/jpeg"/>
</draw:frame>
It is noted that urgent investigative actions are currently being conducted.</text:p>
      <text:p text:style-name="P4">
"Details later," NABU reported.</text:p>
      <text:p text:style-name="P4">
According to information <text:a xlink:type="simple" xlink:href="https://zn.ua/ukr/war/nabu-vzjalo-holovu-verkhovnoho-sudu-knjazjeva-na-bahatomiljonnomu-khabari.html" text:style-name="Internet_20_link" text:visited-style-name="Visited_20_Internet_20_Link">
</text:a>
, NABU exposed the chairman of the Supreme Court Vsevolod Knyazev to receive a bribe in a height of about $ 3 million. He was detained, reports the publication to the source in the management of the bureau.</text:p>
      <text:p text:style-name="P4">
"According to Zn.ua from the source in NABU, Knyazev received money from people who were in favor of the court in favor of the oligarch Konstantin Zhevago. Recall that the ward of the Armed Forces considered the case of 40.19%(Pgzk)Ferrexpo. With his decision, Morgan left these shares related to Zhevago companies, abolished the invalidation of sales contracts concluded 20 years ago, " -goes in the message.</text:p>
      <text:p text:style-name="P4">
<text:span text:style-name="T4">
 Read also: </text:span>
 <text:a xlink:type="simple" xlink:href="https://www.ukrinform.ua/rubric-economy/3709562-podatkova-mitnica-ta-beb-potrebuut-perezavantazenna-marcenko.html" text:style-name="Internet_20_link" text:visited-style-name="Visited_20_Internet_20_Link">
</text:a>
It is worth noting that there is no Supreme Court of Ukraine at this time. After the judicial reform of the time of the fifth President of Petro Poroshenko, the APU was renamed the inverted court.</text:p>
      <text:p text:style-name="P4">
Instead, the APU still includes judges who receive a salary.</text:p>
      <text:p text:style-name="P4">
It is not known about which court is not known.</text:p>
      <text:p text:style-name="P4">
As reported by Ukrinform, it became known earlier that <text:a xlink:type="simple" xlink:href="https://www.ukrinform.ua/rubric-economy/3708283-na-sogodni-zablokovani-aktivi-u-bils-ak-200-osib-aki-mozna-stagnuti-na-korist-derzavi-minust.html" text:style-name="Internet_20_link" text:visited-style-name="Visited_20_Internet_20_Link">
</text:a>
 .</text:p>
      <text:p text:style-name="P4">
News Source: <text:a xlink:type="simple" xlink:href="https://www.ukrinform.ua/rubric-society/3709683-nabu-i-sap-vikrili-masstabnu-korupciu-u-verhovnomu-sudi.html" text:style-name="Internet_20_link" text:visited-style-name="Visited_20_Internet_20_Link">
https://www.ukrinform.ua/rubric-society/3709683-nabu-i-sap-vikrili-masstabnu-korupciu-u-verhovnomu-sudi.html</text:a>
</text:p>
      <!--NEWS-->
      <text:h text:style-name="P10" text:outline-level="1">
<text:span text:style-name="T4">
In Khmelnytskyi, radiation background after Russian shelling within the norm - Ova</text:span>
</text:h>
      <text:p text:style-name="P4">
Authors: Ukrinform (Person)</text:p>
      <text:p text:style-name="P4">
Publisher: Укринформ (Organization)</text:p>
      <text:p text:style-name="P4">
Published Time: 2023-05-15T23:19:00+03:00</text:p>
      <text:p text:style-name="P4">
Modified Time: 2023-05-15T23:19:00+03:00</text:p>
      <text:p text:style-name="P4">
Description: In the Khmelnytsky region, the radiation background and the content of harmful substances in the atmospheric air, water and soil after the strike of Russian troops on the night of May 13 are within the permissible value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205" text:anchor-type="as-char" svg:width="6.9236in" svg:height="3.948443in" draw:z-index="0">
<draw:image xlink:href="../Images/yкринформ/2023-05-15T23-19-00-03-00/630_360_1538997483-946.jpg" xlink:type="simple" xlink:show="embed" xlink:actuate="onLoad" draw:mime-type="image/jpeg"/>
</draw:frame>
Uhmelnitsky region Radiation background and the content of harmful substances in the atmospheric air, water and soil after the impact of Russian troops on the night of May 13 are overcome within the permissible values.</text:p>
      <text:p text:style-name="P4">
According to Ukrinform, the Khmelnytsky Regional Military Administration reported in <text:a xlink:type="simple" xlink:href="https://t.me/khmelnytskaODA/1651" text:style-name="Internet_20_link" text:visited-style-name="Visited_20_Internet_20_Link">
</text:a>
According to the results of laboratory tests.</text:p>
      <text:p text:style-name="P4">
The relevant analyzes were carried out by experts of the Khmelnytsky Regional Central Control and Prevention of Diseases of the Ministry of Health of Ukraine post -turn terrorist attack.</text:p>
      <text:p text:style-name="P4">
<text:span text:style-name="T4">
 Read also: </text:span>
 <text:a xlink:type="simple" xlink:href="https://www.ukrinform.ua/rubric-regions/3709208-potagi-cerez-vinnicu-hmelnickij-ta-ternopil-poki-kursuvatimut-v-obizd.html" text:style-name="Internet_20_link" text:visited-style-name="Visited_20_Internet_20_Link">
<text:span text:style-name="T4">
 Khmelnitz </text:span>
</text:a>
It is established that the content of harmful substances in the atmospheric air at the interstitial protection zones does not exceed the permissible values.</text:p>
      <text:p text:style-name="P4">
The quality of water, soil and radiation background is within the permissible indicators.</text:p>
      <text:p text:style-name="P4">
"Thus, there is no threat to the life of the population," - summed up the version of the administration.</text:p>
      <text:p text:style-name="P4">
<text:span text:style-name="T4">
 Read also: </text:span>
 <text:a xlink:type="simple" xlink:href="https://www.ukrinform.ua/rubric-regions/3708750-ataka-rf-na-hmelnickij-kilkist-poskodzenih-infrastrukturnih-obektiv-ide-na-sotni.html" text:style-name="Internet_20_link" text:visited-style-name="Visited_20_Internet_20_Link">
<text:span text:style-name="T4">
 Khmelnitz </text:span>
</text:a>
As reported by Ukrinform, on the night of May 13, the Russian army <text:a xlink:type="simple" xlink:href="https://www.ukrinform.ua/rubric-ato/3708572-rosiani-vnoci-atakuvali-hmelniccinu-poskodzena-kriticna-infrastruktura.html" text:style-name="Internet_20_link" text:visited-style-name="Visited_20_Internet_20_Link">
</text:a>
Having hit the object critical infrastructure.</text:p>
      <text:p text:style-name="P4">
The number of victims of Russian attack in the Khmelnytsky region <text:a xlink:type="simple" xlink:href="https://www.ukrinform.ua/rubric-regions/3708702-na-hmelniccini-kilkist-postrazdalih-vid-nicnoi-ataki-rf-zrosla-do-21.html" text:style-name="Internet_20_link" text:visited-style-name="Visited_20_Internet_20_Link">
</text:a>
 .</text:p>
      <text:p text:style-name="P4">
News Source: <text:a xlink:type="simple" xlink:href="https://www.ukrinform.ua/rubric-regions/3709674-na-hmelniccini-radiacijnij-fon-pisla-rosijskogo-obstrilu-v-mezah-normi-ova.html" text:style-name="Internet_20_link" text:visited-style-name="Visited_20_Internet_20_Link">
https://www.ukrinform.ua/rubric-regions/3709674-na-hmelniccini-radiacijnij-fon-pisla-rosijskogo-obstrilu-v-mezah-normi-ova.html</text:a>
</text:p>
      <!--NEWS-->
      <text:h text:style-name="P10" text:outline-level="1">
<text:span text:style-name="T4">
Hockey World Championship: Victory Sweden, Canada, Latvia and USA</text:span>
</text:h>
      <text:p text:style-name="P4">
Authors: Ukrinform (Person)</text:p>
      <text:p text:style-name="P4">
Publisher: Укринформ (Organization)</text:p>
      <text:p text:style-name="P4">
Published Time: 2023-05-15T23:26:01+03:00</text:p>
      <text:p text:style-name="P4">
Modified Time: 2023-05-15T23:26:01+03:00</text:p>
      <text:p text:style-name="P4">
Description: At the Hockey World Championship in Tampere (Finland) and Riga (Latvia) another game day took place. - Ukrinform.</text:p>
      <text:p text:style-name="P4">
Images: ["<text:a xlink:type="simple" xlink:href="https://static.ukrinform.com/photos/2023_05/thumb_files/630_360_1684182293-517.jpg" text:style-name="Internet_20_link" text:visited-style-name="Visited_20_Internet_20_Link">
630_360_16841...</text:a>
"]</text:p>
      <text:p text:style-name="P4">
Tags: ['Чемпіонат світу', 'хокей']</text:p>
      <text:p text:style-name="P4">
Type: Article</text:p>
      <!--METADATA-->
      <text:p text:style-name="P4">
<draw:frame draw:style-name="fr1" draw:name="Image206" text:anchor-type="as-char" svg:width="6.9236in" svg:height="3.956343in" draw:z-index="0">
<draw:image xlink:href="../Images/yкринформ/2023-05-15T23-26-01-03-00/630_360_1684182293-517.jpg" xlink:type="simple" xlink:show="embed" xlink:actuate="onLoad" draw:mime-type="image/jpeg"/>
</draw:frame>
Hockey worldwide in Tampere(Finland)and Riga(Latvia)There was a daily game day.</text:p>
      <text:p text:style-name="P4">
Victory Bulites continued the Swedish national team - over the Finland team- 2: 1(0:0, 1:0, 0:1, 0:0, 3:2)and Canada - over Slovakia - 2: 1(1:1, 0:0,0:0, 0:0, 3:2), reports Ukrinform.</text:p>
      <text:p text:style-name="P4">
Latvia in Overtime torn success in playing with the Czech Republic - 4: 3(0:1, 2:1, 1:1, 1:0), US Ahokeysters won a volitional victory over Germany - 3: 2(0:0, 1:2, 2: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The World Hockey Championship will last until May 28.</text:p>
      <text:p text:style-name="P4">
Photo: AFP.</text:p>
      <text:p text:style-name="P4">
News Source: <text:a xlink:type="simple" xlink:href="https://www.ukrinform.ua/rubric-sports/3709687-cempionat-svitu-z-hokeu-peremogi-svecii-kanadi-latvii-ta-ssa.html" text:style-name="Internet_20_link" text:visited-style-name="Visited_20_Internet_20_Link">
https://www.ukrinform.ua/rubric-sports/3709687-cempionat-svitu-z-hokeu-peremogi-svecii-kanadi-latvii-ta-ssa.html</text:a>
</text:p>
      <!--NEWS-->
      <text:h text:style-name="P10" text:outline-level="1">
<text:span text:style-name="T4">
The State Department commented on a number of countries to teach Ukrainian pilots</text:span>
</text:h>
      <text:p text:style-name="P4">
Authors: Ukrinform (Person)</text:p>
      <text:p text:style-name="P4">
Publisher: Укринформ (Organization)</text:p>
      <text:p text:style-name="P4">
Published Time: 2023-05-15T23:37:00+03:00</text:p>
      <text:p text:style-name="P4">
Modified Time: 2023-05-15T23:37:00+03:00</text:p>
      <text:p text:style-name="P4">
Description: The US State Department considers it important to train the Ukrainian military abroad, including the intention of individual countries to ensure the preparation of the Armed Forces pilots on Western aircraft.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Авіація', 'Літак', 'США', 'Держдеп', 'Війна з росією']</text:p>
      <text:p text:style-name="P4">
Type: Article</text:p>
      <!--METADATA-->
      <text:p text:style-name="P4">
<draw:frame draw:style-name="fr1" draw:name="Image207" text:anchor-type="as-char" svg:width="6.9236in" svg:height="3.956343in" draw:z-index="0">
<draw:image xlink:href="../Images/yкринформ/2023-05-15T23-37-00-03-00/630_360_1666031974-150.jpg" xlink:type="simple" xlink:show="embed" xlink:actuate="onLoad" draw:mime-type="image/jpeg"/>
</draw:frame>
The US State Department considers it important to train the Ukrainian military abroad, including the intention of individual countries to ensure the preparation of pilots of the Armed Forces in Western Liters.</text:p>
      <text:p text:style-name="P4">
The relevant statement was made by the deputy spokesman of the foreign policy agency Vedant Patel, reports his own correspondent of Ukrinform.</text:p>
      <text:p text:style-name="P4">
"It is an important process due to the fact that the Alliance, a number of countries, provides important assistance to our Ukrainian partners," - so the representative of the public political department commented on the question about the announcement of the Prime Minister of the UK, Risha Sunak Program of preparation of Ukrainian pilots.</text:p>
      <text:p text:style-name="P4">
Patel stressed that <text:a xlink:type="simple" xlink:href="https://www.ukrinform.ua/tag-ssa" text:style-name="Internet_20_link" text:visited-style-name="Visited_20_Internet_20_Link">
</text:a>
And other countries are "the only one in the collective purpose to do everything possible for Ukraine to have the capacity of self -defense, protection of its territorial integrity and sovereignty." In this connection, he said, certain countries are activating their efforts, sharing systems and conducting training.</text:p>
      <text:p text:style-name="P4">
<text:span text:style-name="T4">
 Read also: </text:span>
 <text:a xlink:type="simple" xlink:href="https://www.ukrinform.ua/rubric-ato/3709443-prezident-anonsuvav-vazlivi-risenna-u-pitanni-aviacijnoi-koalicii-dla-ukraini.html" text:style-name="Internet_20_link" text:visited-style-name="Visited_20_Internet_20_Link">
</text:a>
"We are looking forward to deepening our partnerships to do and also play our role," the Patel said.</text:p>
      <text:p text:style-name="P4">
As reported by Ukrinform, France and several other countries in Europe have expressed readiness in the near future to start training in Ukrainian military pilots.</text:p>
      <text:p text:style-name="P4">
News Source: <text:a xlink:type="simple" xlink:href="https://www.ukrinform.ua/rubric-ato/3709689-derzdep-prokomentuvav-gotovnist-nizki-krain-navcati-ukrainskih-pilotiv.html" text:style-name="Internet_20_link" text:visited-style-name="Visited_20_Internet_20_Link">
https://www.ukrinform.ua/rubric-ato/3709689-derzdep-prokomentuvav-gotovnist-nizki-krain-navcati-ukrainskih-pilotiv.html</text:a>
</text:p>
      <!--NEWS-->
      <text:h text:style-name="P10" text:outline-level="1">
<text:span text:style-name="T4">
APL: Liverpool on a guest defeated Lester</text:span>
</text:h>
      <text:p text:style-name="P4">
Authors: Ukrinform (Person)</text:p>
      <text:p text:style-name="P4">
Publisher: Укринформ (Organization)</text:p>
      <text:p text:style-name="P4">
Published Time: 2023-05-15T23:59:00+03:00</text:p>
      <text:p text:style-name="P4">
Modified Time: 2023-05-15T23:59:00+03:00</text:p>
      <text:p text:style-name="P4">
Description: In English Premier League (APL), regular football championship matches are ongoing. - Ukrinform.</text:p>
      <text:p text:style-name="P4">
Images: ["<text:a xlink:type="simple" xlink:href="https://static.ukrinform.com/photos/2023_05/thumb_files/630_360_1684184421-517.jpg" text:style-name="Internet_20_link" text:visited-style-name="Visited_20_Internet_20_Link">
630_360_16841...</text:a>
"]</text:p>
      <text:p text:style-name="P4">
Tags: ['Футбол', 'Ліверпуль', 'АПЛ']</text:p>
      <text:p text:style-name="P4">
Type: Article</text:p>
      <!--METADATA-->
      <text:p text:style-name="P4">
<draw:frame draw:style-name="fr1" draw:name="Image208" text:anchor-type="as-char" svg:width="6.9236in" svg:height="3.956343in" draw:z-index="0">
<draw:image xlink:href="../Images/yкринформ/2023-05-15T23-59-00-03-00/630_360_1684184421-517.jpg" xlink:type="simple" xlink:show="embed" xlink:actuate="onLoad" draw:mime-type="image/jpeg"/>
</draw:frame>
Wanglius Premier League(Premier League)The next football championship matches are ongoing.</text:p>
      <text:p text:style-name="P4">
Liverpool in the 36th round visiting King Power Stedium with a score of 3: 0 struck the local Lester, Ukrinform reports.</text:p>
      <text:p text:style-name="P4">
Victory "Red" brought a quick double of Curtis Jones(33, 36-a minutes)that goal of Trent Aleksander-Arnold(71).</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ПЛ</text:span>
 </text:a>
Manchester City leads - 85 points. The second in the APL standings is Arsenal(81)then - Newcastle and Manchester United "(66), Liverpool(65)- Fifth.</text:p>
      <text:p text:style-name="P4">
Lester(30 points)- At the penultimate, 19th.</text:p>
      <text:p text:style-name="P4">
Photo: AFP.</text:p>
      <text:p text:style-name="P4">
News Source: <text:a xlink:type="simple" xlink:href="https://www.ukrinform.ua/rubric-sports/3709690-apl-liverpul-u-gostah-rozgromiv-lester.html" text:style-name="Internet_20_link" text:visited-style-name="Visited_20_Internet_20_Link">
https://www.ukrinform.ua/rubric-sports/3709690-apl-liverpul-u-gostah-rozgromiv-lester.html</text:a>
</text:p>
      <!--NEWS-->
      <text:h text:style-name="P10" text:outline-level="1">
<text:span text:style-name="T4">
Almost 90% of Belarusians do not have savings because of troubles in the country's economy - Intelligence</text:span>
</text:h>
      <text:p text:style-name="P4">
Author: ['АРМІЯINFORM']</text:p>
      <text:p text:style-name="P4">
Time: 2023-05-15T31:00:00-04:00</text:p>
      <text:p text:style-name="P4">
Description: Bastard Bilorushai Nadalnishyat through the guide managing the Ekononoye Hold, Oi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649672958-1058.webp" text:style-name="Internet_20_link" text:visited-style-name="Visited_20_Internet_20_Link">
1649672958-1058.webp</text:a>
']</text:p>
      <text:p text:style-name="P4">
Tags: ['STOPRUSSIA', 'БІЛОРУСІЯ', 'ВТОРГНЕННЯ РФ', 'РОЗВІДКА', 'САНКЦІЇ']</text:p>
      <text:p text:style-name="P4">
Category: News</text:p>
      <!--METADATA-->
      <text:p text:style-name="P4">
<draw:frame draw:style-name="fr1" draw:name="Image209" text:anchor-type="as-char" svg:width="6.9236in" svg:height="4.615733in" draw:z-index="0">
<draw:image xlink:href="../ConvertedIMGs/AРМІЯINFORM/2023-05-15T31-00-00-04-00/1649672958-1058.png" xlink:type="simple" xlink:show="embed" xlink:actuate="onLoad" draw:mime-type="image/png"/>
</draw:frame>
Citizens of Belarus continue to be poorer because of poor management of the economy, only 11.5 % of Belarus are able to make savings.</text:p>
      <text:p text:style-name="P4">
About it <text:a xlink:type="simple" xlink:href="https://www.facebook.com/SZRUkraine/posts/pfbid0YcMM33NjWTADpNDtAnAH812q75yYhvmSKaBpEtXdGf5BSAsLkn6LQraLvFjXBduXl" text:style-name="Internet_20_link" text:visited-style-name="Visited_20_Internet_20_Link">
reports</text:a>
External Intelligence Service of Ukraine.</text:p>
      <text:p text:style-name="P4">
“According to the BEROC Academic Research Center, the proportion of savings of Belarusians has decreased to 11.5 %. The main reason is the understanding of people that the situation in the economy is not too good. In order to stimulate the money to give money to banks for a long period, it is necessary to significantly positive in real expressing rates that are not even in rubles. Situation in foreign currency deposits is even worse, the rates behind it are even lower than dollar inflation. Last year, a study on the orderbank's order showed that, depending on the region, 20-30 % of people have accumulations for no more than one month, ”the message reads.</text:p>
      <text:p text:style-name="P4">
It is significant that according to Belstat, in April 2023, the prices of more than 30.55 %increased the largest, 28.59 %for cigarettes, and 27.35 %for international tartanism.</text:p>
      <text:p text:style-name="P4">
News Source: <text:a xlink:type="simple" xlink:href="https://armyinform.com.ua/2023/05/15/majzhe-90-bilorusiv-ne-mayut-nakopychen-cherez-negarazdy-v-ekonomiczi-krayiny-rozvidka/" text:style-name="Internet_20_link" text:visited-style-name="Visited_20_Internet_20_Link">
https://armyinform.com.ua/2023/05/15/majzhe-90-bilorusiv-ne-mayut-nakopychen-cherez-negarazdy-v-ekonomiczi-krayiny-rozvidka/</text:a>
</text:p>
      <!--NEWS-->
      <text:h text:style-name="P10" text:outline-level="1">
<text:span text:style-name="T4">
The racists fired twice the manganese community, there are destruction and wounded</text:span>
</text:h>
      <text:p text:style-name="P4">
Author: ['АРМІЯINFORM']</text:p>
      <text:p text:style-name="P4">
Time: 2023-05-15T32:00:00-04:00</text:p>
      <text:p text:style-name="P4">
Description: About Tser Dnipropetrovska Ova “Important by the artillery of Rashi Dvichi was hidden on ... War with Ukraine 2022, the war with Ukraine is the latest news today, the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2023-05-14_20-21-28.jpg" text:style-name="Internet_20_link" text:visited-style-name="Visited_20_Internet_20_Link">
photo_2023-05-14_20-21-28.jpg</text:a>
', '<text:a xlink:type="simple" xlink:href="https://armyinform.com.ua/wp-content/uploads/2023/05/photo_2023-05-14_20-21-29-150x150.jpg" text:style-name="Internet_20_link" text:visited-style-name="Visited_20_Internet_20_Link">
photo_2023-05-14_20-21-29-150x150.jpg</text:a>
', '<text:a xlink:type="simple" xlink:href="https://armyinform.com.ua/wp-content/uploads/2023/05/photo_2023-05-14_20-21-31-150x150.jpg" text:style-name="Internet_20_link" text:visited-style-name="Visited_20_Internet_20_Link">
photo_2023-05-14_20-21-31-150x150.jpg</text:a>
']</text:p>
      <text:p text:style-name="P4">
Tags: ['STOPRUSSIA', 'ВОЄННІ ЗЛОЧИНИ ЗС РФ', 'ВТОРГНЕННЯ РФ', 'МАРГАНЕЦЬ']</text:p>
      <text:p text:style-name="P4">
Category: News</text:p>
      <!--METADATA-->
      <text:p text:style-name="P4">
<draw:frame draw:style-name="fr1" draw:name="Image210" text:anchor-type="as-char" svg:width="6.9236in" svg:height="4.321615in" draw:z-index="0">
<draw:image xlink:href="../Images/AРМІЯINFORM/2023-05-15T32-00-00-04-00/photo_2023-05-14_20-21-28.jpg" xlink:type="simple" xlink:show="embed" xlink:actuate="onLoad" draw:mime-type="image/jpeg"/>
</draw:frame>
About it <text:a xlink:type="simple" xlink:href="https://t.me/dnipropetrovskaODA/4620" text:style-name="Internet_20_link" text:visited-style-name="Visited_20_Internet_20_Link">
reports</text:a>
Dnipropetrovsk Ova</text:p>
      <text:p text:style-name="P4">
“The heavy artillery of the Rashists was directed twice to the Marganets community that Nanikopol region. In total, more than one and a half dozen shells were released. Unfortunately, it has momented. There is also destruction, ”the message reads.</text:p>
      <text:p text:style-name="P4">
<text:a xlink:type="simple" xlink:href="https://armyinform.com.ua/wp-content/uploads/2023/05/photo_2023-05-14_20-21-29.jpg" text:style-name="Internet_20_link" text:visited-style-name="Visited_20_Internet_20_Link">
!(Images/AРМІЯINFORM/2023-05-15T32-00-00-04-00/photo_2023-05-14_20-21-29-150x150.jpg)</text:a>
</text:p>
      <text:p text:style-name="P4">
<text:a xlink:type="simple" xlink:href="https://armyinform.com.ua/wp-content/uploads/2023/05/photo_2023-05-14_20-21-31.jpg" text:style-name="Internet_20_link" text:visited-style-name="Visited_20_Internet_20_Link">
<draw:frame draw:style-name="fr1" draw:name="Image211" text:anchor-type="as-char" svg:width="6.9236in" svg:height="6.9236in" draw:z-index="0">
<draw:image xlink:href="../Images/AРМІЯINFORM/2023-05-15T32-00-00-04-00/photo_2023-05-14_20-21-31-150x150.jpg" xlink:type="simple" xlink:show="embed" xlink:actuate="onLoad" draw:mime-type="image/jpeg"/>
</draw:frame>
</text:a>
According to the specified information, 7 private homes, households, fences, cars are damaged. Two power lines are broken.</text:p>
      <text:p text:style-name="P4">
News Source: <text:a xlink:type="simple" xlink:href="https://armyinform.com.ua/2023/05/15/rashysty-dvichi-obstrilyaly-marganeczku-gromadu-ye-rujnuvannya-i-poraneni/" text:style-name="Internet_20_link" text:visited-style-name="Visited_20_Internet_20_Link">
https://armyinform.com.ua/2023/05/15/rashysty-dvichi-obstrilyaly-marganeczku-gromadu-ye-rujnuvannya-i-poraneni/</text:a>
</text:p>
      <!--NEWS-->
      <text:h text:style-name="P10" text:outline-level="1">
<text:span text:style-name="T4">
Cinematology about special operations</text:span>
</text:h>
      <text:p text:style-name="P4">
Author: ['АРМІЯINFORM']</text:p>
      <text:p text:style-name="P4">
Time: 2023-05-15T33:00:00-04:00</text:p>
      <text:p text:style-name="P4">
Description: Proceeds of documentary kinotrilogy about the glory of special operations of the GUR MO Ukrainian PI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6891383_137462172653696_6662830241499410526_n.jpg" text:style-name="Internet_20_link" text:visited-style-name="Visited_20_Internet_20_Link">
346891383_137462172653696_6662830241499410526_n.jpg</text:a>
']</text:p>
      <text:p text:style-name="P4">
Tags: ['STOPRUSSIA', 'АГРЕСІЯ РФ', 'ВТОРГНЕННЯ РФ', 'ГУР МІНОБОРОНИ УКРАЇНИ']</text:p>
      <text:p text:style-name="P4">
Category: News</text:p>
      <!--METADATA-->
      <text:p text:style-name="P4">
<draw:frame draw:style-name="fr1" draw:name="Image212" text:anchor-type="as-char" svg:width="6.9236in" svg:height="3.894525in" draw:z-index="0">
<draw:image xlink:href="../Images/AРМІЯINFORM/2023-05-15T33-00-00-04-00/346891383_137462172653696_6662830241499410526_n.jpg" xlink:type="simple" xlink:show="embed" xlink:actuate="onLoad" draw:mime-type="image/jpeg"/>
</draw:frame>
The project of documentary cinema about the glorious special operations of the soldiers of GUR MUUUKROINA under the names of "Dipped pilots of Russia", "War on the Dnieper" and "Foreign Agree" participates in the Art Competition of the Ministry of Culture of Ukraine.</text:p>
      <text:p text:style-name="P4">
In <text:span text:style-name="T4">
 "Ruly-driven pilots" </text:span>
-unique personnel of air battles during the time of the full-scale Russian-Ukrainian war.</text:p>
      <ul>
        <li>
How did we resist the aircraft aggressor and did not allow Muscovy to get domination in the Ukrainian sky? * Why did Russian killer pilots feel so impunity?</li>
      </ul>
      <text:p text:style-name="P4">
The impressions of the work of the defenders of the sky of the sky of Ukraine will be shared in Polovlovzhka pilots-officers-the video of their interrogations will be published for the first time.</text:p>
      <text:p text:style-name="P4">
In <text:span text:style-name="T4">
 "War on the Dnieper" </text:span>
 will demonstrate in detail the bold secret raispets of the GURG between the shores and floodplains of the majestic and symbolic for Ukraine of the river. In the documentary:</text:p>
      <ul>
        <li>
episodes of combat work in Zaporozhye and Kherson region; * Cossack experience in the forcing of the left Dnieper shore; * Action on water, underwater and in the air.</li>
      </ul>
      <text:p text:style-name="P4">
Film <text:span text:style-name="T4">
 Foreign Legion </text:span>
 will tell the stories of brave and free people of Zusya planet who came to Ukraine after February 24, 2022 and began to be aid with us.</text:p>
      <ul>
        <li>
Who are these warriors? * How many of them? * Why do they help us at risking their own lives? * What is their role in the victory of Ukraine over aggressive Russia?</li>
      </ul>
      <text:p text:style-name="P4">
The key episodes of the creation of a unit among foreign volunteers are dreamed battles with their participation-in the final film of cinema about Gurmo of Ukraine.</text:p>
      <text:p text:style-name="P4">
Each of the military stories underlying competitive cinema projects deserve the adaptation for the sake of preserving the memory of the Ukrainian army in the war for freedom and independence.</text:p>
      <text:p text:style-name="P4">
<text:span text:style-name="T4">
 Source: </text:span>
 _ <text:a xlink:type="simple" xlink:href="https://www.facebook.com/DefenceIntelligenceofUkraine/posts/pfbid02m7wcvLwCAZ4TyDUHMxWa3pjnjdCgeq1iNdGsxT2cbN7hpwN53TVKCipfPVxPSX4Gl" text:style-name="Internet_20_link" text:visited-style-name="Visited_20_Internet_20_Link">
GUR MUNUKRAIN</text:a>
_</text:p>
      <text:p text:style-name="P4">
News Source: <text:a xlink:type="simple" xlink:href="https://armyinform.com.ua/2023/05/15/kinotrylogiyi-pro-speczoperacziyi-voyiniv-gur-mou-vizmut-uchast-u-mysteczkomu-konkursi/" text:style-name="Internet_20_link" text:visited-style-name="Visited_20_Internet_20_Link">
https://armyinform.com.ua/2023/05/15/kinotrylogiyi-pro-speczoperacziyi-voyiniv-gur-mou-vizmut-uchast-u-mysteczkomu-konkursi/</text:a>
</text:p>
      <!--NEWS-->
      <text:h text:style-name="P10" text:outline-level="1">
<text:span text:style-name="T4">
From June 1, the Polish railway launches additional flights to Ukraine-from Warsaw to Rava-Ruska</text:span>
</text:h>
      <text:p text:style-name="P4">
Author: ['АРМІЯINFORM']</text:p>
      <text:p text:style-name="P4">
Time: 2023-05-15T34:00:00-04:00</text:p>
      <text:p text:style-name="P4">
Description: Polska Hall of Skpl Z 1 Chervnya to launch the dodatokovs of Reisi in Ukrain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kolyeya.jpg" text:style-name="Internet_20_link" text:visited-style-name="Visited_20_Internet_20_Link">
kolyeya.jpg</text:a>
']</text:p>
      <text:p text:style-name="P4">
Tags: ['ЗАЛІЗНИЦЯ', 'ПОЛЬЩА', 'РАВА-РУСЬКА', 'УКРАЇНА']</text:p>
      <text:p text:style-name="P4">
Category: News</text:p>
      <!--METADATA-->
      <text:p text:style-name="P4">
<draw:frame draw:style-name="fr1" draw:name="Image213" text:anchor-type="as-char" svg:width="6.9236in" svg:height="3.444491in" draw:z-index="0">
<draw:image xlink:href="../Images/AРМІЯINFORM/2023-05-15T34-00-00-04-00/kolyeya.jpg" xlink:type="simple" xlink:show="embed" xlink:actuate="onLoad" draw:mime-type="image/jpeg"/>
</draw:frame>
The Polish railway company SKPL will launch additional flights in Ukraine from Warsaw to Rava-Ruska from June 1.</text:p>
      <text:p text:style-name="P4">
About it <text:a xlink:type="simple" xlink:href="https://minre.gov.ua/2023/05/14/povernutysya-dodomu-stane-prostishe-polska-zaliznyczya-zapustyt-dodatkovi-rejsy-do-ukrayiny/" text:style-name="Internet_20_link" text:visited-style-name="Visited_20_Internet_20_Link">
reports</text:a>
Ministry of Reintegration of temporarily occupied territories.</text:p>
      <text:p text:style-name="P4">
“Since June 1, the Polish railway company SKPL plans to launch Rava-Ruska River Flights(Lviv region.). Ці рейси стануть ще одним шляхомповернення українців із польської столиці додому. Також це допоможерозвантажити автомобільні пункти пропуску», — йдеться в повідомленні.</text:p>
      <text:p text:style-name="P4">
Щодня в обох напрямках курсуватиме поїзд, розрахований на 240 пасажирів.Відправлення з вокзалу «Варшава-Східна» планується о 14:00 (by local time), from Lublin - at 16:00. Arrival to Rava-Ruska-at 20:15(According to Kyiv time).</text:p>
      <text:p text:style-name="P4">
«З Варшави поїзд прямує до міста Рава-Руська, де пасажири після проходженняприкордонно-митного контролю зможуть скористатися рейсами Укрзалізниці», —сказано в повідомленні.</text:p>
      <text:p text:style-name="P4">
News Source: <text:a xlink:type="simple" xlink:href="https://armyinform.com.ua/2023/05/15/z-1-chervnya-polska-zaliznyczya-zapuskaye-dodatkovi-rejsy-v-ukrayinu-z-varshavy-do-ravy-ruskoyi/" text:style-name="Internet_20_link" text:visited-style-name="Visited_20_Internet_20_Link">
https://armyinform.com.ua/2023/05/15/z-1-chervnya-polska-zaliznyczya-zapuskaye-dodatkovi-rejsy-v-ukrayinu-z-varshavy-do-ravy-ruskoyi/</text:a>
</text:p>
      <!--NEWS-->
      <text:h text:style-name="P10" text:outline-level="1">
<text:span text:style-name="T4">
The President of Ukraine discussed the French President "Fighter Coalition"</text:span>
</text:h>
      <text:p text:style-name="P4">
Author: ['АРМІЯINFORM']</text:p>
      <text:p text:style-name="P4">
Time: 2023-05-15T35:00:00-04:00</text:p>
      <text:p text:style-name="P4">
Description: At Paris, Vidbulach Zustych, President Volodimir Zelensky with presiden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0e3b608f1a1b9ea64dc0f42cace31815_1684098391_extra_large.jpeg" text:style-name="Internet_20_link" text:visited-style-name="Visited_20_Internet_20_Link">
0e3b608f1a1b9ea64dc0f42cace31815_1684098391_extra_large.jpeg</text:a>
']</text:p>
      <text:p text:style-name="P4">
Tags: ['STOPRUSSIA', 'ВОЛОДИМИР ЗЕЛЕНСЬКИЙ', 'ВТОРГНЕННЯ РФ', 'ЕММАНУЕЛЬ МАКРОН', 'ФРАНЦІЯ']</text:p>
      <text:p text:style-name="P4">
Category: News</text:p>
      <!--METADATA-->
      <text:p text:style-name="P4">
<draw:frame draw:style-name="fr1" draw:name="Image214" text:anchor-type="as-char" svg:width="6.9236in" svg:height="4.617948in" draw:z-index="0">
<draw:image xlink:href="../Images/AРМІЯINFORM/2023-05-15T35-00-00-04-00/0e3b608f1a1b9ea64dc0f42cace31815_1684098391_extra_large.jpeg" xlink:type="simple" xlink:show="embed" xlink:actuate="onLoad" draw:mime-type="image/jpeg"/>
</draw:frame>
In Paris, a meeting of President of Ukraine Volodymyr Zelensky was held by the French Republic Emmanuel Macron.</text:p>
      <text:p text:style-name="P4">
Priority attention during the meeting was paid to the provision of France to Ukraine, in particular, the primary needs of our country to simulate their defense capability, to protect the Ukrainian sky.</text:p>
      <text:p text:style-name="P4">
Practical interaction with the French Republic was also discussed to strengthen the potential of the Defense Forces of Ukraine necessary for effective contrast and the release of occupied territories.</text:p>
      <text:p text:style-name="P4">
Volodymyr Zelensky thanked the President of the French Republic for his leadership and expressed his hope that France would support the fundamental joint of allies to form a "fighter coalition", which Ukraine has been expecting for a long time.</text:p>
      <text:p text:style-name="P4">
In addition, the presidents discussed interaction for the effective implementation of the Ukrainian formula of peace. The head of the Ukrainian state expressed the hope of setting to the Global Peace Summit, which should take place this year as possible as possible in the number of countries of the world, in particular the countries of the Global South. Emmanuel Macron healed for his diplomatic efforts aimed at warning the war against Ukraine and achieving a just peace with the basis of the Ukrainian formula of peace.</text:p>
      <text:p text:style-name="P4">
During the meeting, the issue of support for France -European and Euro -Atlantic integration of Ukraine was also discussed separately. Volodymyr Zelensky dressed the French leader for consistent support of Ukraine on the way in the EU and expressed his hope for the decision to start in 2023 of negotiations on Ukraine's accession to the European Union.</text:p>
      <text:p text:style-name="P4">
The head of the Ukrainian state also discussed with the President of France further on the path of Ukraine to NATO membership. Volodymyr Zelensky separately outlined that our state is expecting specific political decisions to NATO Vilnius' Summit in response to Ukraine's application for membership in the Alliance.</text:p>
      <text:p text:style-name="P4">
"We expect specific decisions from the Alliance to a clear algorithm for Ukraine's NATO membership and to guarantee our country's security for the period of its membership," the President of Ukraine said.</text:p>
      <text:p text:style-name="P4">
Source: <text:a xlink:type="simple" xlink:href="https://www.president.gov.ua/news/prezident-ukrayini-zustrivsya-z-prezidentom-franciyi-v-pariz-82913" text:style-name="Internet_20_link" text:visited-style-name="Visited_20_Internet_20_Link">
Presidential Office</text:a>
</text:p>
      <text:p text:style-name="P4">
News Source: <text:a xlink:type="simple" xlink:href="https://armyinform.com.ua/2023/05/15/prezydent-ukrayiny-obgovoryv-z-prezydentom-francziyi-koalicziyu-vynyshhuvachiv/" text:style-name="Internet_20_link" text:visited-style-name="Visited_20_Internet_20_Link">
https://armyinform.com.ua/2023/05/15/prezydent-ukrayiny-obgovoryv-z-prezydentom-francziyi-koalicziyu-vynyshhuvachiv/</text:a>
</text:p>
      <!--NEWS-->
      <text:h text:style-name="P10" text:outline-level="1">
<text:span text:style-name="T4">
Rashists fired at the Nikopol district of Dnipropetrovsk region - a pre -trial investigation was launched</text:span>
</text:h>
      <text:p text:style-name="P4">
Author: ['АРМІЯINFORM']</text:p>
      <text:p text:style-name="P4">
Time: 2023-05-15T36:00:00-04:00</text:p>
      <text:p text:style-name="P4">
Description: For the proprietary Kerivnitvva of the Dnipropetrovsk prosecutor’s office, Rozdovatovo ... War with Ukraine 2022, War with Ukraine Latest News Today, News War with Ukraine 2022 The last ones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d9b98b79-0e67-4157-a2cd-f38a6667c6c9.jpg" text:style-name="Internet_20_link" text:visited-style-name="Visited_20_Internet_20_Link">
d9b98b79-0e67-4157-a2cd-f38a6667c6c9.jpg</text:a>
']</text:p>
      <text:p text:style-name="P4">
Tags: ['STOPRUSSIA', 'АГРЕСІЯ РФ', 'ВТОРГНЕННЯ РФ', 'ДНІПРОПЕТРОВСЬКА ОБЛАСТЬ', 'ОФІС ГЕНПРОКУРОРА УКРАЇНИ']</text:p>
      <text:p text:style-name="P4">
Category: News</text:p>
      <!--METADATA-->
      <text:p text:style-name="P4">
<draw:frame draw:style-name="fr1" draw:name="Image215" text:anchor-type="as-char" svg:width="6.9236in" svg:height="3.894525in" draw:z-index="0">
<draw:image xlink:href="../Images/AРМІЯINFORM/2023-05-15T36-00-00-04-00/d9b98b79-0e67-4157-a2cd-f38a6667c6c9.jpg" xlink:type="simple" xlink:show="embed" xlink:actuate="onLoad" draw:mime-type="image/jpeg"/>
</draw:frame>
With the procedural guidance of the Dnipropetrovsk Regional Prosecutor's Office, a case investigation into criminal proceedings on violation of the laws of war(Part 1 of Art. 438 of the Criminal Code of Ukraine).</text:p>
      <text:p text:style-name="P4">
Про це<text:a xlink:type="simple" xlink:href="https://armyinform.com.ua/reformator/script%20async%20src=%22https:/telegram.org/js/telegram-widget.js" text:style-name="Internet_20_link" text:visited-style-name="Visited_20_Internet_20_Link">
повідомляє</text:a>
Office of the Prosecutor General.</text:p>
      <ul>
        <li>
According to the investigation, on May 14, 2023, the invaders carried out the artillery imposing of the Marganets community of Nikopol district. As a result, two local residents were fired. They received shrapnel wounds, mine-explosive injuries and injuries, they were hospitalized. Damaged private homes, outbuildings, locals and lines of electric programs, - said in the message.</li>
      </ul>
      <text:p text:style-name="P4">
Priority measures are being taken to record the crime committed by the Army of the Ukraine-aggressor.</text:p>
      <text:p text:style-name="P4">
News Source: <text:a xlink:type="simple" xlink:href="https://armyinform.com.ua/2023/05/15/rashysty-obstrilyaly-nikopolskyj-rajon-dnipropetrovshhyny-rozpochato-dosudove-rozsliduvannya/" text:style-name="Internet_20_link" text:visited-style-name="Visited_20_Internet_20_Link">
https://armyinform.com.ua/2023/05/15/rashysty-obstrilyaly-nikopolskyj-rajon-dnipropetrovshhyny-rozpochato-dosudove-rozsliduvannya/</text:a>
</text:p>
      <!--NEWS-->
      <text:h text:style-name="P10" text:outline-level="1">
<text:span text:style-name="T4">
Rescuers used work in Ternopil to eliminate the consequences of the city's nightlife</text:span>
</text:h>
      <text:p text:style-name="P4">
Author: ['АРМІЯINFORM']</text:p>
      <text:p text:style-name="P4">
Time: 2023-05-15T37:00:00-04:00</text:p>
      <text:p text:style-name="P4">
Description: At Ternopoli Vognebobsi Likvіzhi, the cucums of the Budіzhi in the pounded Plachi were the war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245508_6034979446615035_8160551397983583381_n.jpg" text:style-name="Internet_20_link" text:visited-style-name="Visited_20_Internet_20_Link">
347245508_6034979446615035_8160551397983583381_n.jpg</text:a>
', '<text:a xlink:type="simple" xlink:href="https://armyinform.com.ua/wp-content/uploads/2023/05/346801351_774690074387532_1406252471118999595_n-150x150.jpg" text:style-name="Internet_20_link" text:visited-style-name="Visited_20_Internet_20_Link">
346801351_774690074387532_1406252471118999595_n-150x150.jpg</text:a>
', '<text:a xlink:type="simple" xlink:href="https://armyinform.com.ua/wp-content/uploads/2023/05/346877847_770452557823789_572401814347663956_n-150x150.jpg" text:style-name="Internet_20_link" text:visited-style-name="Visited_20_Internet_20_Link">
346877847_770452557823789_572401814347663956_n-150x150.jpg</text:a>
', '<text:a xlink:type="simple" xlink:href="https://armyinform.com.ua/wp-content/uploads/2023/05/346954341_141548288835559_5009227785856186331_n-150x150.jpg" text:style-name="Internet_20_link" text:visited-style-name="Visited_20_Internet_20_Link">
346954341_141548288835559_5009227785856186331_n-150x150.jpg</text:a>
', '<text:a xlink:type="simple" xlink:href="https://armyinform.com.ua/wp-content/uploads/2023/05/347085301_954886288882298_8949765720072829104_n-150x150.jpg" text:style-name="Internet_20_link" text:visited-style-name="Visited_20_Internet_20_Link">
347085301_954886288882298_8949765720072829104_n-150x150.jpg</text:a>
', '<text:a xlink:type="simple" xlink:href="https://armyinform.com.ua/wp-content/uploads/2023/05/347086631_1179873699317089_7012592769135578871_n-150x150.jpg" text:style-name="Internet_20_link" text:visited-style-name="Visited_20_Internet_20_Link">
347086631_1179873699317089_7012592769135578871_n-150x150.jpg</text:a>
', '<text:a xlink:type="simple" xlink:href="https://armyinform.com.ua/wp-content/uploads/2023/05/347094881_204053092478983_2395107209925872522_n-150x150.jpg" text:style-name="Internet_20_link" text:visited-style-name="Visited_20_Internet_20_Link">
347094881_204053092478983_2395107209925872522_n-150x150.jpg</text:a>
', '<text:a xlink:type="simple" xlink:href="https://armyinform.com.ua/wp-content/uploads/2023/05/347124687_1884595318575490_3352259977420495187_n-150x150.jpg" text:style-name="Internet_20_link" text:visited-style-name="Visited_20_Internet_20_Link">
347124687_1884595318575490_3352259977420495187_n-150x150.jpg</text:a>
', '<text:a xlink:type="simple" xlink:href="https://armyinform.com.ua/wp-content/uploads/2023/05/347242269_949662433017773_4320960063110617159_n-150x150.jpg" text:style-name="Internet_20_link" text:visited-style-name="Visited_20_Internet_20_Link">
347242269_949662433017773_4320960063110617159_n-150x150.jpg</text:a>
']</text:p>
      <text:p text:style-name="P4">
Tags: ['STOPRUSSIA', 'ВТОРГНЕННЯ РФ', 'ДСНС', 'РОБОТ', 'ТЕРНОПІЛЬ']</text:p>
      <text:p text:style-name="P4">
Category: News</text:p>
      <!--METADATA-->
      <text:p text:style-name="P4">
<draw:frame draw:style-name="fr1" draw:name="Image216" text:anchor-type="as-char" svg:width="6.9236in" svg:height="4.615733in" draw:z-index="0">
<draw:image xlink:href="../Images/AРМІЯINFORM/2023-05-15T37-00-00-04-00/347245508_6034979446615035_8160551397983583381_n.jpg" xlink:type="simple" xlink:show="embed" xlink:actuate="onLoad" draw:mime-type="image/jpeg"/>
</draw:frame>
In Ternopil, firefighters eliminated fires in two warehouses of 400 m square, which arose after shelling of the city, using a work fire extinguishing system.</text:p>
      <text:p text:style-name="P4">
About it <text:a xlink:type="simple" xlink:href="https://www.facebook.com/MNS.GOV.UA/posts/pfbid02MTpvoG5syBZCKCcQZSWfwVMwhg3XGrceMPezTsCLLmQkQ1hQQL1ahBMitgCvSqyil" text:style-name="Internet_20_link" text:visited-style-name="Visited_20_Internet_20_Link">
reports</text:a>
SES of Ukraine.</text:p>
      <text:p text:style-name="P4">
"On May 14, in Ternopil, the SES firefighters eliminated fires in two warehouses on a total area of 400 m square, which arose after the shelling of the city," it will be in the message.</text:p>
      <text:p text:style-name="P4">
<text:a xlink:type="simple" xlink:href="https://armyinform.com.ua/wp-content/uploads/2023/05/346801351_774690074387532_1406252471118999595_n.jpg" text:style-name="Internet_20_link" text:visited-style-name="Visited_20_Internet_20_Link">
!(Images/AРМІЯINFORM/2023-05-15T37-00-00-04-00/346801351_774690074387532_1406252471118999595_n-150x150.jpg)</text:a>
</text:p>
      <text:p text:style-name="P4">
<text:a xlink:type="simple" xlink:href="https://armyinform.com.ua/wp-content/uploads/2023/05/346877847_770452557823789_572401814347663956_n.jpg" text:style-name="Internet_20_link" text:visited-style-name="Visited_20_Internet_20_Link">
<draw:frame draw:style-name="fr1" draw:name="Image217" text:anchor-type="as-char" svg:width="6.9236in" svg:height="6.9236in" draw:z-index="0">
<draw:image xlink:href="../Images/AРМІЯINFORM/2023-05-15T37-00-00-04-00/346877847_770452557823789_572401814347663956_n-150x150.jpg" xlink:type="simple" xlink:show="embed" xlink:actuate="onLoad" draw:mime-type="image/jpeg"/>
</draw:frame>
</text:a>
</text:p>
      <text:p text:style-name="P4">
<text:a xlink:type="simple" xlink:href="https://armyinform.com.ua/wp-content/uploads/2023/05/346954341_141548288835559_5009227785856186331_n.jpg" text:style-name="Internet_20_link" text:visited-style-name="Visited_20_Internet_20_Link">
<draw:frame draw:style-name="fr1" draw:name="Image218" text:anchor-type="as-char" svg:width="6.9236in" svg:height="6.9236in" draw:z-index="0">
<draw:image xlink:href="../Images/AРМІЯINFORM/2023-05-15T37-00-00-04-00/346954341_141548288835559_5009227785856186331_n-150x150.jpg" xlink:type="simple" xlink:show="embed" xlink:actuate="onLoad" draw:mime-type="image/jpeg"/>
</draw:frame>
</text:a>
</text:p>
      <text:p text:style-name="P4">
<text:a xlink:type="simple" xlink:href="https://armyinform.com.ua/wp-content/uploads/2023/05/347085301_954886288882298_8949765720072829104_n.jpg" text:style-name="Internet_20_link" text:visited-style-name="Visited_20_Internet_20_Link">
<draw:frame draw:style-name="fr1" draw:name="Image219" text:anchor-type="as-char" svg:width="6.9236in" svg:height="6.9236in" draw:z-index="0">
<draw:image xlink:href="../Images/AРМІЯINFORM/2023-05-15T37-00-00-04-00/347085301_954886288882298_8949765720072829104_n-150x150.jpg" xlink:type="simple" xlink:show="embed" xlink:actuate="onLoad" draw:mime-type="image/jpeg"/>
</draw:frame>
</text:a>
</text:p>
      <text:p text:style-name="P4">
<text:a xlink:type="simple" xlink:href="https://armyinform.com.ua/wp-content/uploads/2023/05/347086631_1179873699317089_7012592769135578871_n.jpg" text:style-name="Internet_20_link" text:visited-style-name="Visited_20_Internet_20_Link">
<draw:frame draw:style-name="fr1" draw:name="Image220" text:anchor-type="as-char" svg:width="6.9236in" svg:height="6.9236in" draw:z-index="0">
<draw:image xlink:href="../Images/AРМІЯINFORM/2023-05-15T37-00-00-04-00/347086631_1179873699317089_7012592769135578871_n-150x150.jpg" xlink:type="simple" xlink:show="embed" xlink:actuate="onLoad" draw:mime-type="image/jpeg"/>
</draw:frame>
</text:a>
</text:p>
      <text:p text:style-name="P4">
<text:a xlink:type="simple" xlink:href="https://armyinform.com.ua/wp-content/uploads/2023/05/347094881_204053092478983_2395107209925872522_n.jpg" text:style-name="Internet_20_link" text:visited-style-name="Visited_20_Internet_20_Link">
<draw:frame draw:style-name="fr1" draw:name="Image221" text:anchor-type="as-char" svg:width="6.9236in" svg:height="6.9236in" draw:z-index="0">
<draw:image xlink:href="../Images/AРМІЯINFORM/2023-05-15T37-00-00-04-00/347094881_204053092478983_2395107209925872522_n-150x150.jpg" xlink:type="simple" xlink:show="embed" xlink:actuate="onLoad" draw:mime-type="image/jpeg"/>
</draw:frame>
</text:a>
</text:p>
      <text:p text:style-name="P4">
<text:a xlink:type="simple" xlink:href="https://armyinform.com.ua/wp-content/uploads/2023/05/347124687_1884595318575490_3352259977420495187_n.jpg" text:style-name="Internet_20_link" text:visited-style-name="Visited_20_Internet_20_Link">
<draw:frame draw:style-name="fr1" draw:name="Image222" text:anchor-type="as-char" svg:width="6.9236in" svg:height="6.9236in" draw:z-index="0">
<draw:image xlink:href="../Images/AРМІЯINFORM/2023-05-15T37-00-00-04-00/347124687_1884595318575490_3352259977420495187_n-150x150.jpg" xlink:type="simple" xlink:show="embed" xlink:actuate="onLoad" draw:mime-type="image/jpeg"/>
</draw:frame>
</text:a>
</text:p>
      <text:p text:style-name="P4">
<text:a xlink:type="simple" xlink:href="https://armyinform.com.ua/wp-content/uploads/2023/05/347242269_949662433017773_4320960063110617159_n.jpg" text:style-name="Internet_20_link" text:visited-style-name="Visited_20_Internet_20_Link">
<draw:frame draw:style-name="fr1" draw:name="Image223" text:anchor-type="as-char" svg:width="6.9236in" svg:height="6.9236in" draw:z-index="0">
<draw:image xlink:href="../Images/AРМІЯINFORM/2023-05-15T37-00-00-04-00/347242269_949662433017773_4320960063110617159_n-150x150.jpg" xlink:type="simple" xlink:show="embed" xlink:actuate="onLoad" draw:mime-type="image/jpeg"/>
</draw:frame>
</text:a>
As it is noted, 33 people were involved in extinguishing. personnel of the SES and 6D. Techniques, including Magirus Wolf R1 tactical robot.</text:p>
      <text:p text:style-name="P4">
News Source: <text:a xlink:type="simple" xlink:href="https://armyinform.com.ua/2023/05/15/u-ternopoli-ryatuvalnyky-zastosuvaly-robota-dlya-likvidacziyi-naslidkiv-nichnogo-obstrilu-mista/" text:style-name="Internet_20_link" text:visited-style-name="Visited_20_Internet_20_Link">
https://armyinform.com.ua/2023/05/15/u-ternopoli-ryatuvalnyky-zastosuvaly-robota-dlya-likvidacziyi-naslidkiv-nichnogo-obstrilu-mista/</text:a>
</text:p>
      <!--NEWS-->
      <text:h text:style-name="P10" text:outline-level="1">
<text:span text:style-name="T4">
Formula of Peace and Military Aid: Joint Declaration of Ukraine and French Republic</text:span>
</text:h>
      <text:p text:style-name="P4">
Author: ['АРМІЯINFORM']</text:p>
      <text:p text:style-name="P4">
Time: 2023-05-15T38:00:00-04:00</text:p>
      <text:p text:style-name="P4">
Description: Franziya to go to Nadavati half -first, Fіnansov, Humanitarian Tie Vіsyskov Piditrimk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92d13d278c383c15e697b86decff8777_1684104149_extra_large.jpeg" text:style-name="Internet_20_link" text:visited-style-name="Visited_20_Internet_20_Link">
92d13d278c383c15e697b86decff8777_1684104149_extra_large.jpeg</text:a>
']</text:p>
      <text:p text:style-name="P4">
Tags: ['STOPRUSSIA', 'ВОЛОДИМИР ЗЕЛЕНСЬКИЙ', 'ВТОРГНЕННЯ РФ', 'ЕММАНУЕЛЬ МАКРОН', 'ФРАНЦІЯ']</text:p>
      <text:p text:style-name="P4">
Category: News</text:p>
      <!--METADATA-->
      <text:p text:style-name="P4">
<draw:frame draw:style-name="fr1" draw:name="Image224" text:anchor-type="as-char" svg:width="6.9236in" svg:height="4.617948in" draw:z-index="0">
<draw:image xlink:href="../Images/AРМІЯINFORM/2023-05-15T38-00-00-04-00/92d13d278c383c15e697b86decff8777_1684104149_extra_large.jpeg" xlink:type="simple" xlink:show="embed" xlink:actuate="onLoad" draw:mime-type="image/jpeg"/>
</draw:frame>
France will continue to provide political, financial, humanitarian and military support to Ukraine as much as it will be needed - individually and through international cooperation within the EU, NATO, UN and other formats.</text:p>
      <text:p text:style-name="P4">
This is stated in the joint declaration, with which the Presidents of Ukraine and France began during a meeting in Paris on May 14. We give the full text of the document, <text:a xlink:type="simple" xlink:href="https://www.president.gov.ua/news/spilna-deklaraciya-ukrayini-ta-francuzkoyi-respubliki-82897" text:style-name="Internet_20_link" text:visited-style-name="Visited_20_Internet_20_Link">
published</text:a>
On the Head of State's website:</text:p>
      <text:p text:style-name="P4">
“During the meeting in Paris, on May 14, 2023, the Presidents of Ukraine of the Tarhntzu Republic made such a statement.</text:p>
      <text:p text:style-name="P4">
Presidents of Ukraine and France once again declared their unambiguous condemnation of continued military aggression of Russia against Ukraine. Ukraine demonstrates the extraordinary determination in exercising its inalienable right to self -defense of a discontinuous and unjustified attack. Russia should immediately, completely and unconditionally remove all its troops from the territory of Ukraine within the limits of international recognized borders. France and Ukraine are calling for Rivne from the Zaporozhye nuclear power plant separately(Rabbit), irresponsible and militarization of which Russian armed forces create serious agents.</text:p>
      <text:p text:style-name="P4">
France remains unwavering in its dedication of independence, sovereignty of the territorial integrity of Ukraine within its internationally recognized borders. Frankia is highly evaluated by the determination and courage of the Ukrainian people and armed forces recognizes their significant contribution to the safety of the European continent and its possessions. France will continue to provide political, financial, humanitarian Tavi support for Ukraine as much as it will be needed - individually and inheritance of international cooperation within the European Union, NATO, UN and other format. Protecting the safety of the European continent, France, Ukraine and other partners also protect the international order based on the rules.In addition to military assistance, the French Republic provided a civilian assistance to Ukraine, including financial, humanitarian and emergency support. In particular, France has transferred two mobile DNA laboratories to Ukraine to strengthen Ukraine to investigate military crimes. This assistance will grow.</text:p>
      <text:p text:style-name="P4">
The French Republic supports Ukraine's initiative on a just tactal peace, based on sovereignty and territorial integrity of Ukraine. The Ukrainian peace formula contains a number of important provisions, which France is already working on. France expresses its support to the Ukrainian formula and is ready to cooperate with Ukraine to ensure as much as possible international participation in the Global Peace Summit, which will be called the next months on the basis of the provisions of the Ukrainian formula of peace and other possible virtuous proposals.</text:p>
      <text:p text:style-name="P4">
Ukraine and France are set to fight impunity and emphasize their confinement to hold persons responsible for military and other cruel crimes committed in connection with military aggression against Ukraine. France is involved in current international efforts with Ukraine to ensure responsibility through the creation of a corresponding mechanism for investigating the crime of aggression. Wide international support is key in this respect because it provides maximum international legitimacy, while providing the judicial persecution of political leadership. Therefore, by participating in the main group of achieving the responsibility of aggression against Ukraine, France encourages other countries to join and increase international support for the creation of an AD hoctbuon. The French Republic welcomes the Agreement on the New International Center for Investigation of Aggression Crimes Against Ukraine(ICPA)Hague and hopes the highest discovery as soon as possible.</text:p>
      <text:p text:style-name="P4">
Ukraine and France again declare their support for the investigation by the International Criminal Court, which is a step in bringing reference, and have taken note of the court arrest. France is the provisional support of the International Criminal Court to strengthen its possibility within the framework of Russia's war against Ukraine.Ukraine and France will continue to develop mechanisms for the complexization of losses, destruction and losses caused by Russian aggression. This important milestone is the International Damage Register, which will be presented by the Council of Europe in Reykjavik on May 16-17, 2023. We and we will have an effort to study the relevant financing options for mechanism compensation, including a reliable legal basis for the use of frozen immobilized Russian assets, to support Ukraine's restoration and a reimbursement.</text:p>
      <text:p text:style-name="P4">
Ukraine and France are also tuned to support countries that have suffered from the consequences of the Russian War, in particular, to reduce the effects of a food crisis. In this regard, France emphasizes the importance of consistent efforts of Ukraine to continue the Black Sea Grain Initiative to start the Humanitarian Program "Grain from Ukraine" aimed at the insistence of global food security. Ukraine highly appreciates the support of the Grain from Ukraine humanitarian program and encourages the reinforcement of appropriate support.</text:p>
      <text:p text:style-name="P4">
Ukraine welcomes the fact that on December 13, France organized an international conference that led to the creation of a Paris mechanism for better coordination of extruded assistance. France, together with international organizations and partners, has to participate in the restoration and reconstruction of Ukraine after the war. It is now important to lay the basis for ambitious and long -term cooperation, which will create opportunities and enable the Ukrainian people to restore their country. Involvement of all relevant partners, including private tamyzhi companies, in order to provide financial support, investment and the necessary knowledge is important for providing a prosperous future for Ukraine.Within NATO, France continues to focus on the direct support of Ukraine. France continues to support Ukraine's strengthening of Ukraine to defend itself and reminds that Ukraine has the right to choose its own security. France fully supports Ukraine - NATO as a platform for more strengthening and expanding current cooperation in order to help Ukraine with the path to the Euro -Atlantic family in accordance with the Bucharest Declaration. Ukraine and France are eager ”.</text:p>
      <text:p text:style-name="P4">
News Source: <text:a xlink:type="simple" xlink:href="https://armyinform.com.ua/2023/05/15/formula-myru-ta-vijskova-dopomoga-spilna-deklaracziya-ukrayiny-ta-franczuzkoyi-respubliky/" text:style-name="Internet_20_link" text:visited-style-name="Visited_20_Internet_20_Link">
https://armyinform.com.ua/2023/05/15/formula-myru-ta-vijskova-dopomoga-spilna-deklaracziya-ukrayiny-ta-franczuzkoyi-respubliky/</text:a>
</text:p>
      <!--NEWS-->
      <text:h text:style-name="P10" text:outline-level="1">
<text:span text:style-name="T4">
These both strike and strike - intercepting GUR about mobilized Russians</text:span>
</text:h>
      <text:p text:style-name="P4">
Author: ['АРМІЯINFORM']</text:p>
      <text:p text:style-name="P4">
Time: 2023-05-15T39:00:00-04:00</text:p>
      <text:p text:style-name="P4">
Description: VIISKOVOVOVOVEV RF ROZPOVIDAK about non-Balances that moral and psychological camp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МО УКРАЇНИ']</text:p>
      <text:p text:style-name="P4">
Category: News</text:p>
      <!--METADATA-->
      <text:p text:style-name="P4">
<draw:frame draw:style-name="fr1" draw:name="Image225" text:anchor-type="as-char" svg:width="6.9236in" svg:height="3.894525in" draw:z-index="0">
<draw:image xlink:href="../Images/AРМІЯINFORM/2023-05-15T39-00-00-04-00/337531944_232614265847457_8544501692430122370_n.jpg" xlink:type="simple" xlink:show="embed" xlink:actuate="onLoad" draw:mime-type="image/jpeg"/>
</draw:frame>
The Russian serviceman tells about the reluctance and low moral and psychological state of mobilized in the unit and citizens of the Russian Federation, who have prevented punishment in places of imprisonment.</text:p>
      <text:p text:style-name="P4">
<text:span text:style-name="T4">
 Source: </text:span>
 _ <text:a xlink:type="simple" xlink:href="https://gur.gov.ua/content/ety-kak-bastovaly-tak-y-bastuiut-bl-d-p-darasy-bl-d-vot-ety-bl-d-shturmovyky-razvedosy-kh-edosy-mobyky-ety-khu-byky.html" text:style-name="Internet_20_link" text:visited-style-name="Visited_20_Internet_20_Link">
GUR MOU</text:a>
_</text:p>
      <text:p text:style-name="P4">
News Source: <text:a xlink:type="simple" xlink:href="https://armyinform.com.ua/2023/05/15/czi-yak-bastuvaly-tak-i-bastuyut-gurperehoplennya-pro-mobilizovanyh-rosiyan/" text:style-name="Internet_20_link" text:visited-style-name="Visited_20_Internet_20_Link">
https://armyinform.com.ua/2023/05/15/czi-yak-bastuvaly-tak-i-bastuyut-gurperehoplennya-pro-mobilizovanyh-rosiyan/</text:a>
</text:p>
      <!--NEWS-->
      <text:h text:style-name="P10" text:outline-level="1">
<text:span text:style-name="T4">
The invaders fired the village in Chuguev region - there are dead</text:span>
</text:h>
      <text:p text:style-name="P4">
Author: ['АРМІЯINFORM']</text:p>
      <text:p text:style-name="P4">
Time: 2023-05-15T40:00:00-04:00</text:p>
      <text:p text:style-name="P4">
Description: VIISKOVI Derzhavi-Agresori fired the village on Chuguvshchin, є bendibly.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47132948_553888603577181_7011348675291570391_n.jpg" text:style-name="Internet_20_link" text:visited-style-name="Visited_20_Internet_20_Link">
347132948_553888603577181_7011348675291570391_n.jpg</text:a>
']</text:p>
      <text:p text:style-name="P4">
Tags: ['STOPRUSSIA', 'ВОЄННІ ЗЛОЧИНИ ЗС РФ', 'ВТОРГНЕННЯ РФ', 'ПРОКУРАТУРА', 'ХАРКІВ']</text:p>
      <text:p text:style-name="P4">
Category: News</text:p>
      <!--METADATA-->
      <text:p text:style-name="P4">
<draw:frame draw:style-name="fr1" draw:name="Image226" text:anchor-type="as-char" svg:width="6.9236in" svg:height="4.61393in" draw:z-index="0">
<draw:image xlink:href="../Images/AРМІЯINFORM/2023-05-15T40-00-00-04-00/347132948_553888603577181_7011348675291570391_n.jpg" xlink:type="simple" xlink:show="embed" xlink:actuate="onLoad" draw:mime-type="image/jpeg"/>
</draw:frame>
Military aggressor states fired a village in Chuguev region, there are dead.</text:p>
      <text:p text:style-name="P4">
About it <text:a xlink:type="simple" xlink:href="https://www.facebook.com/prokuraturakharkiv/posts/pfbid0KbpUg3YwF3JMqeBoYhrEbS46TT6BzY7iTEdBQuXVAvyPGyg7D4WDfNd31hP8Sj84l" text:style-name="Internet_20_link" text:visited-style-name="Visited_20_Internet_20_Link">
reports</text:a>
The press service of the Kharkiv Regional Prosecutor's Office.</text:p>
      <text:p text:style-name="P4">
“Under the procedural leadership of the Vovchansky Division of the Chuguev District Prosecutor's Office of Kharkiv region, a pre -trial investigation was launched for the fact(Part 2 of Article 438 of the Criminal Code of Ukraine). За даними слідства, 14 травня близько 12:30 російськівійськовослужбовці обстріляли село Стариця Чугуївського району. Внаслідокобстрілу загинуло двоє мирних мешканців: чоловік та жінка. Пошкоджено житловібудинки», — йдеться у повідомленні.</text:p>
      <text:p text:style-name="P4">
Також повідомляється, що досудове розслідування проводить СВ ВП № 1Чугуївського РУП ГУНП в Харківській області.</text:p>
      <text:p text:style-name="P4">
News Source: <text:a xlink:type="simple" xlink:href="https://armyinform.com.ua/2023/05/15/rashysty-obstrilyaly-selo-na-chuguyivshhyni-ye-zagybli/" text:style-name="Internet_20_link" text:visited-style-name="Visited_20_Internet_20_Link">
https://armyinform.com.ua/2023/05/15/rashysty-obstrilyaly-selo-na-chuguyivshhyni-ye-zagybli/</text:a>
</text:p>
      <!--NEWS-->
      <text:h text:style-name="P10" text:outline-level="1">
<text:span text:style-name="T4">
At night Russian terrorists again attacked Ukraine with shock drones-Kamikadze</text:span>
</text:h>
      <text:p text:style-name="P4">
Author: ['АРМІЯINFORM']</text:p>
      <text:p text:style-name="P4">
Time: 2023-05-15T41:00:00-04:00</text:p>
      <text:p text:style-name="P4">
Description: About CED DOIMLAY, ZS Ukrainian at Rankova Zvedenni. “Syogodni Vnochi, Veskhov,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3/shahed-5447.jpg" text:style-name="Internet_20_link" text:visited-style-name="Visited_20_Internet_20_Link">
shahed-5447.jpg</text:a>
']</text:p>
      <text:p text:style-name="P4">
Tags: ['SHAHED', 'STOPRUSSIA', 'ВТОРГНЕННЯ РФ', 'ГШ ЗС УКРАЇНИ']</text:p>
      <text:p text:style-name="P4">
Category: News</text:p>
      <!--METADATA-->
      <text:p text:style-name="P4">
<draw:frame draw:style-name="fr1" draw:name="Image227" text:anchor-type="as-char" svg:width="6.9236in" svg:height="3.4618in" draw:z-index="0">
<draw:image xlink:href="../Images/AРМІЯINFORM/2023-05-15T41-00-00-04-00/shahed-5447.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Tonight, once again, Russian terrorists attacked Ukraine with shot-kamikadze" Shahd ". Information on the consequences of this attack is currently aided, ”the message reads.</text:p>
      <text:p text:style-name="P4">
News Source: <text:a xlink:type="simple" xlink:href="https://armyinform.com.ua/2023/05/15/vnochi-rosijski-terorysty-znovu-atakuvaly-ukrayinu-udarnymy-dronamy-kamikadze/" text:style-name="Internet_20_link" text:visited-style-name="Visited_20_Internet_20_Link">
https://armyinform.com.ua/2023/05/15/vnochi-rosijski-terorysty-znovu-atakuvaly-ukrayinu-udarnymy-dronamy-kamikadze/</text:a>
</text:p>
      <!--NEWS-->
      <text:h text:style-name="P10" text:outline-level="1">
<text:span text:style-name="T4">
In the Donbass - 46 combat clashes, heavy battles for Bakhmut continue</text:span>
</text:h>
      <text:p text:style-name="P4">
Author: ['АРМІЯINFORM']</text:p>
      <text:p text:style-name="P4">
Time: 2023-05-15T42:00:00-04:00</text:p>
      <text:p text:style-name="P4">
Description: About CED DOIMLAY, ZS Ukrainian at Rankova Zvedenni.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45932785_472352935069313_7735893693450801731_n.jpg" text:style-name="Internet_20_link" text:visited-style-name="Visited_20_Internet_20_Link">
345932785_472352935069313_7735893693450801731_n.jpg</text:a>
']</text:p>
      <text:p text:style-name="P4">
Tags: ['STOPRUSSIA', 'БАХМУТ', 'ВТОРГНЕННЯ РФ', 'ГШ ЗС УКРАЇНИ']</text:p>
      <text:p text:style-name="P4">
Category: News</text:p>
      <!--METADATA-->
      <text:p text:style-name="P4">
<draw:frame draw:style-name="fr1" draw:name="Image228" text:anchor-type="as-char" svg:width="6.9236in" svg:height="4.615733in" draw:z-index="0">
<draw:image xlink:href="../Images/AРМІЯINFORM/2023-05-15T42-00-00-04-00/345932785_472352935069313_7735893693450801731_n.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The enemy continues to focus on the main efforts on the Lyman, Bakhmut, Avdiiv and Marinsk directions - 46 combat junctions took place. Bakhmut and Marinka remain at the epicenter of the fighting, ”the testimony reads.</text:p>
      <text:p text:style-name="P4">
It is also noted that in the Bakhmut direction the enemy continues to take place. Heavy battles are ongoing in Bakhmut. In addition, during the day, the enemy conducted unsuccessful offensive actions in the direction of the settlements of Hryhorigorigorovka, Bogdanivka and predicate. He struck the Blivanovsky Aviation Strokes. Grigorivka, Bogdanivka, Bakhmut, Ivanivske, Yar, Red, Konstantinovka, Friendship, North, Toretsk, Shuma of Donetsk region were injured from enemy shelling.</text:p>
      <text:p text:style-name="P4">
News Source: <text:a xlink:type="simple" xlink:href="https://armyinform.com.ua/2023/05/15/na-donbasi-46-bojovyh-zitknen-tryvayut-vazhki-boyi-za-bahmut/" text:style-name="Internet_20_link" text:visited-style-name="Visited_20_Internet_20_Link">
https://armyinform.com.ua/2023/05/15/na-donbasi-46-bojovyh-zitknen-tryvayut-vazhki-boyi-za-bahmut/</text:a>
</text:p>
      <!--NEWS-->
      <text:h text:style-name="P10" text:outline-level="1">
<text:span text:style-name="T4">
The enemy has caused 41 aviation and 11 rocket strokes</text:span>
</text:h>
      <text:p text:style-name="P4">
Author: ['АРМІЯINFORM']</text:p>
      <text:p text:style-name="P4">
Time: 2023-05-15T43:00:00-04:00</text:p>
      <text:p text:style-name="P4">
Description: About CED DOIMLAY, ZS Ukrainian at Rankova Zvedenni. “The enemy has passed ... the war with Ukraine 2022, the war with Ukraine is the latest news today, the war with Ukraine 2022 is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3/original-1.jpg" text:style-name="Internet_20_link" text:visited-style-name="Visited_20_Internet_20_Link">
original-1.jpg</text:a>
']</text:p>
      <text:p text:style-name="P4">
Tags: ['STOPRUSSIA', 'ВОЄННІ ЗЛОЧИНИ ЗС РФ', 'ВТОРГНЕННЯ РФ', 'ГШ ЗС УКРАЇНИ']</text:p>
      <text:p text:style-name="P4">
Category: News</text:p>
      <!--METADATA-->
      <text:p text:style-name="P4">
<draw:frame draw:style-name="fr1" draw:name="Image229" text:anchor-type="as-char" svg:width="6.9236in" svg:height="4.454183in" draw:z-index="0">
<draw:image xlink:href="../Images/AРМІЯINFORM/2023-05-15T43-00-00-04-00/original-1.jpg" xlink:type="simple" xlink:show="embed" xlink:actuate="onLoad" draw:mime-type="image/jpeg"/>
</draw:frame>
Illustrative photo</text:p>
      <text:p text:style-name="P4">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Over the past day, the enemy has struck 11 rocket strokes, in particular, in the cities of Kharkiv, Konstantinovka and the village of Zolochiv. In addition, he inflicted 41 aircraft scales and made 74 shelling of rocket launchers on positions of troops and settlements. Peaceful people were injured, private dwellings and other civilian infrastructure were destroyed, ”the message goes.</text:p>
      <text:p text:style-name="P4">
The Armed Forces of the Armed Forces warn that the likelihood of rocket and aviation strikes throughout Ukraine remains high.</text:p>
      <text:p text:style-name="P4">
News Source: <text:a xlink:type="simple" xlink:href="https://armyinform.com.ua/2023/05/15/protyvnyk-zavdav-41-aviaczijnyj-ta-11-raketnyh-udariv/" text:style-name="Internet_20_link" text:visited-style-name="Visited_20_Internet_20_Link">
https://armyinform.com.ua/2023/05/15/protyvnyk-zavdav-41-aviaczijnyj-ta-11-raketnyh-udariv/</text:a>
</text:p>
      <!--NEWS-->
      <text:h text:style-name="P10" text:outline-level="1">
<text:span text:style-name="T4">
Three UAVs of enemy-10 and SuperCam are destroyed</text:span>
</text:h>
      <text:p text:style-name="P4">
Author: ['АРМІЯINFORM']</text:p>
      <text:p text:style-name="P4">
Time: 2023-05-15T44:00:00-04:00</text:p>
      <text:p text:style-name="P4">
Description: About CED DOIMLAY, ZS Ukrainian at Rankova Zvedenni.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Tags: ['STOPRUSSIA', 'SUPERCAM', 'ВТОРГНЕННЯ РФ', 'ГШ ЗС УКРАЇНИ', 'ОРЛАН-10']</text:p>
      <text:p text:style-name="P4">
Category: News</text:p>
      <!--METADATA-->
      <text:p text:style-name="P4">
<draw:frame draw:style-name="fr1" draw:name="Image230" text:anchor-type="as-char" svg:width="6.9236in" svg:height="4.615733in" draw:z-index="0">
<draw:image xlink:href="../Images/AРМІЯINFORM/2023-05-15T44-00-00-04-00/340836873_228535893058660_7842946212120837350_n.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Aviation of defense forces per day made 17 beats in the areas of concentration of personal staff and military equipment of the enemy. Our defenders also killed 2 enemy reconnaissance UAVs of the type "Orlan-10" and destroyed the UAV "SuperCam", ”the message reads.</text:p>
      <text:p text:style-name="P4">
It is also noted that the units of missile troops and artillery were struck by 1 punctuation, 6 areas of concentration of live force, 4 artillery units of relevant positions, 1 means of air defense and 7 more important targets.</text:p>
      <text:p text:style-name="P4">
News Source: <text:a xlink:type="simple" xlink:href="https://armyinform.com.ua/2023/05/15/znyshheno-try-bpla-protyvnyka-typu-orlan-10-ta-supercam/" text:style-name="Internet_20_link" text:visited-style-name="Visited_20_Internet_20_Link">
https://armyinform.com.ua/2023/05/15/znyshheno-try-bpla-protyvnyka-typu-orlan-10-ta-supercam/</text:a>
</text:p>
      <!--NEWS-->
      <text:h text:style-name="P10" text:outline-level="1">
<text:span text:style-name="T4">
In the south, the occupiers fired at about 40 settlements</text:span>
</text:h>
      <text:p text:style-name="P4">
Author: ['АРМІЯINFORM']</text:p>
      <text:p text:style-name="P4">
Time: 2023-05-15T45:00:00-04:00</text:p>
      <text:p text:style-name="P4">
Description: About CED DOIMLAY, ZS Ukrainian at Rankova Zvedenni. “At the back of the ... war with Ukraine 2022, the war with Ukraine is the latest news today, the war with Ukraine 2022 is the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2/06/630_360_1652906572-170.jpg" text:style-name="Internet_20_link" text:visited-style-name="Visited_20_Internet_20_Link">
630_360_1652906572-170.jpg</text:a>
']</text:p>
      <text:p text:style-name="P4">
Tags: ['STOPRUSSIA', 'ВТОРГНЕННЯ РФ', 'ГШ ЗС УКРАЇНИ', 'ХЕРСОНЩИНА']</text:p>
      <text:p text:style-name="P4">
Category: News</text:p>
      <!--METADATA-->
      <text:p text:style-name="P4">
<draw:frame draw:style-name="fr1" draw:name="Image231" text:anchor-type="as-char" svg:width="6.9236in" svg:height="3.956343in" draw:z-index="0">
<draw:image xlink:href="../Images/AРМІЯINFORM/2023-05-15T45-00-00-04-00/630_360_1652906572-170.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In Zaporizhzhya and Kherson directions, the enemy continues to conduct defense. He struck aviation strikes in the areas of Kizomis and Stanislavorson settlements. Against this, he fired at about 40 inhabited pens. These are, in particular, Uremivka, Novopol of Donetsk region; Gulyaypole, Railway, White, Mala Tokmachka and Kamianske Zaporizhzhya region; Nikopol of Dnipropetrovsk region; Gold Beam, Merry, Lviv, Antonovka, Dnipro, Kizomis of Kherson region and the city of Kherson, ”the shows reads.</text:p>
      <text:p text:style-name="P4">
News Source: <text:a xlink:type="simple" xlink:href="https://armyinform.com.ua/2023/05/15/na-pivdni-okupanty-obstrilyaly-blyzko-40-naselenyh-punktiv/" text:style-name="Internet_20_link" text:visited-style-name="Visited_20_Internet_20_Link">
https://armyinform.com.ua/2023/05/15/na-pivdni-okupanty-obstrilyaly-blyzko-40-naselenyh-punktiv/</text:a>
</text:p>
      <!--NEWS-->
      <text:h text:style-name="P10" text:outline-level="1">
<text:span text:style-name="T4">
In the Kherson region, the racists are bribery from the owners of "Rospasport"</text:span>
</text:h>
      <text:p text:style-name="P4">
Author: ['АРМІЯINFORM']</text:p>
      <text:p text:style-name="P4">
Time: 2023-05-15T46:00:00-04:00</text:p>
      <text:p text:style-name="P4">
Description: About CED DOIMLAY, ZS Ukrainian at Rankova Zvedenni. “Opponent I Podalі ... War with Ukraine 2022, War with Ukraine Latest News Today, News War with Ukraine 2022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5/11-17.jpg" text:style-name="Internet_20_link" text:visited-style-name="Visited_20_Internet_20_Link">
11-17.jpg</text:a>
']</text:p>
      <text:p text:style-name="P4">
Tags: ['STOPRUSSIA', 'ВТОРГНЕННЯ РФ', 'ГШ ЗС УКРАЇНИ', 'ХЕРСОНЩИНА']</text:p>
      <text:p text:style-name="P4">
Category: News</text:p>
      <!--METADATA-->
      <text:p text:style-name="P4">
<draw:frame draw:style-name="fr1" draw:name="Image232" text:anchor-type="as-char" svg:width="6.9236in" svg:height="4.580376in" draw:z-index="0">
<draw:image xlink:href="../Images/AРМІЯINFORM/2023-05-15T46-00-00-04-00/11-17.jpg" xlink:type="simple" xlink:show="embed" xlink:actuate="onLoad" draw:mime-type="image/jpeg"/>
</draw:frame>
<text:span text:style-name="T4">
 🔥 Situation on the Russian invasion </text:span>
 about it <text:a xlink:type="simple" xlink:href="https://www.facebook.com/GeneralStaff.ua/posts/pfbid028hGqSCsEXz64VUeh4ehEEd46PwifT6ABQYMF2CwAUtTLUgPCgpovQNKwX2E8J8xQl" text:style-name="Internet_20_link" text:visited-style-name="Visited_20_Internet_20_Link">
reports</text:a>
The General of the Armed Forces of Ukraine in the morning summary.</text:p>
      <text:p text:style-name="P4">
“The enemy continues to replenish the losses in the expense of forced mobilization in the temporarily captured territories of Ukraine. Thus, the downpours of the Kherson region, are marked by a favorable detention of men who have previously abandoned Ukrainian citizenship in favor of Russian. After the detention, during the first set -up conversation, the invaders demand from such citizens an illegal money for delay from mobilization. Persons who refuse the payment or do not have the required amount of money are sent to the field for the accelerated course of all -military training.</text:p>
      <text:p text:style-name="P4">
News Source: <text:a xlink:type="simple" xlink:href="https://armyinform.com.ua/2023/05/15/na-hersonshhyni-rashysty-derut-habari-z-vlasnykiv-rospasportiv/" text:style-name="Internet_20_link" text:visited-style-name="Visited_20_Internet_20_Link">
https://armyinform.com.ua/2023/05/15/na-hersonshhyni-rashysty-derut-habari-z-vlasnykiv-rospasportiv/</text:a>
</text:p>
      <!--NEWS-->
      <text:h text:style-name="P10" text:outline-level="1">
<text:span text:style-name="T4">
Defense forces per day eliminated nearly 600 invaders, destroyed 21 Artsystem and 11 BBM</text:span>
</text:h>
      <text:p text:style-name="P4">
Author: ['АРМІЯINFORM']</text:p>
      <text:p text:style-name="P4">
Time: 2023-05-15T47:00:00-04:00</text:p>
      <text:p text:style-name="P4">
Description: Zagalni Boyov, take the enemy on 02/24/22 to 05/1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92a3d31c-0096-4b6c-bd15-ec16d4dd1499-scaled.jpg" text:style-name="Internet_20_link" text:visited-style-name="Visited_20_Internet_20_Link">
92a3d31c-0096-4b6c-bd15-ec16d4dd1499-scaled.jpg</text:a>
']</text:p>
      <text:p text:style-name="P4">
Tags: ['STOPRUSSIA', 'АГРЕСІЯ РФ', 'ВТОРГНЕННЯ РФ', 'ВТРАТИ ВОРОГА', 'ГШ ЗСУ']</text:p>
      <text:p text:style-name="P4">
Category: News</text:p>
      <!--METADATA-->
      <text:p text:style-name="P4">
<draw:frame draw:style-name="fr1" draw:name="Image233" text:anchor-type="as-char" svg:width="6.9236in" svg:height="6.975527in" draw:z-index="0">
<draw:image xlink:href="../Images/AРМІЯINFORM/2023-05-15T47-00-00-04-00/92a3d31c-0096-4b6c-bd15-ec16d4dd1499-scaled.jpg" xlink:type="simple" xlink:show="embed" xlink:actuate="onLoad" draw:mime-type="image/jpeg"/>
</draw:frame>
The total fighting loss of the enemy from 24.02.22 to 15.05.23 will be assigned to:</text:p>
      <text:p text:style-name="P4">
<text:span text:style-name="T4">
<text:span text:style-name="T5">
 Personnel - </text:span>
* 199460(+580)persons eliminated</text:span>
<text:span text:style-name="T5">
 tanks - </text:span>
<text:span text:style-name="T5">
 3759(+3)</text:span>
<text:span text:style-name="T4">
 combat armored vehicles - </text:span>
 7336(+11)<text:span text:style-name="T4">
<text:span text:style-name="T5">
 Artillery Systems - </text:span>
<text:span text:style-name="T5">
 3137(+21)</text:span>
 </text:span>
 RSZV - <text:span text:style-name="T4">
 562(0)</text:span>
<text:span text:style-name="T5">
 air defense - </text:span>
<text:span text:style-name="T5">
 316(+2)</text:span>
<text:span text:style-name="T4">
 aircraft - </text:span>
 308(0)<text:span text:style-name="T4">
<text:span text:style-name="T5">
 helicopters - </text:span>
* 294(0)</text:span>
<text:span text:style-name="T5">
 UAV of operative-tactical level-</text:span>
<text:span text:style-name="T5">
 2720(+24)</text:span>
<text:span text:style-name="T4">
 Winged missiles - </text:span>
 973(+3)<text:span text:style-name="T4">
<text:span text:style-name="T5">
 ships / boats - </text:span>
* 18(0)</text:span>
<text:span text:style-name="T5">
 Automobile equipment and tanks - </text:span>
<text:span text:style-name="T5">
 6034(+16)</text:span>
<text:span text:style-name="T4">
 Special equipment - </text:span>
 407(+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May 15, 23.</text:p>
      <text:p text:style-name="P4">
News Source: <text:a xlink:type="simple" xlink:href="https://armyinform.com.ua/2023/05/15/syly-oborony-za-dobu-likviduvaly-majzhe-600-okupantiv-znyshhyly-21-artsystemu-ta-11-bbm/" text:style-name="Internet_20_link" text:visited-style-name="Visited_20_Internet_20_Link">
https://armyinform.com.ua/2023/05/15/syly-oborony-za-dobu-likviduvaly-majzhe-600-okupantiv-znyshhyly-21-artsystemu-ta-11-bbm/</text:a>
</text:p>
      <!--NEWS-->
      <text:h text:style-name="P10" text:outline-level="1">
<text:span text:style-name="T4">
Norway's armed forces will conduct training for 3,200 Ukrainian military</text:span>
</text:h>
      <text:p text:style-name="P4">
Author: ['АРМІЯINFORM']</text:p>
      <text:p text:style-name="P4">
Time: 2023-05-15T48:00:00-04:00</text:p>
      <text:p text:style-name="P4">
Description: Zbroini Silia of the Coroline Norwegia Service of the Center for Service Planning to hold a trend for 3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100937_281108924270396_1731979915210376625_n-e1684128758559.jpg" text:style-name="Internet_20_link" text:visited-style-name="Visited_20_Internet_20_Link">
347100937_281108924270396_1731979915210376625_n-e1684128758559.jpg</text:a>
', '<text:a xlink:type="simple" xlink:href="https://armyinform.com.ua/wp-content/uploads/2023/05/346468596_198248813091396_5234527643515208218_n-1.jpg" text:style-name="Internet_20_link" text:visited-style-name="Visited_20_Internet_20_Link">
346468596_198248813091396_5234527643515208218_n-1.jpg</text:a>
', '<text:a xlink:type="simple" xlink:href="https://armyinform.com.ua/wp-content/uploads/2023/05/346483039_804326741317614_9004813816187819550_n-1-150x150.jpg" text:style-name="Internet_20_link" text:visited-style-name="Visited_20_Internet_20_Link">
346483039_804326741317614_9004813816187819550_n-1-150x150.jpg</text:a>
', '<text:a xlink:type="simple" xlink:href="https://armyinform.com.ua/wp-content/uploads/2023/05/347137652_951520769605561_8224673224865492612_n-1-150x150.jpg" text:style-name="Internet_20_link" text:visited-style-name="Visited_20_Internet_20_Link">
347137652_951520769605561_8224673224865492612_n-1-150x150.jpg</text:a>
']</text:p>
      <text:p text:style-name="P4">
Tags: ['БЙОРН АРІЛЬД ГРАМ', 'ВІЙСЬКОВА ПІДГОТОВКА', 'КОРОЛІВСТВО НОРВЕГІЯ']</text:p>
      <text:p text:style-name="P4">
Category: News</text:p>
      <!--METADATA-->
      <text:p text:style-name="P4">
<draw:frame draw:style-name="fr1" draw:name="Image234" text:anchor-type="as-char" svg:width="6.9236in" svg:height="5.560437in" draw:z-index="0">
<draw:image xlink:href="../Images/AРМІЯINFORM/2023-05-15T48-00-00-04-00/347100937_281108924270396_1731979915210376625_n-e1684128758559.jpg" xlink:type="simple" xlink:show="embed" xlink:actuate="onLoad" draw:mime-type="image/jpeg"/>
</draw:frame>
The armed forces of the Kingdom of Norway are planning to be worked for 3,200 Ukrainian military during this year.</text:p>
      <text:p text:style-name="P4">
About it <text:a xlink:type="simple" xlink:href="https://www.facebook.com/GeneralStaff.ua/posts/pfbid02v8QR8NsDAbEZfgdHX1JWUijjeaSagbCHyb3U1gmnn18umMcwGL5sapqz55VvB8nbl" text:style-name="Internet_20_link" text:visited-style-name="Visited_20_Internet_20_Link">
reports</text:a>
The General Staff of the Armed Forces.</text:p>
      <text:p text:style-name="P4">
Norwegian Defense Minister Bjorn Arilda Gram, together with the responsibility of the Ministry of Internal Affairs M. Moretene Egghen, visited training of Ukrainian soldiers in one of the landfills.</text:p>
      <text:p text:style-name="P4">
“A strong impression is made with some of those who will soon be able to defend their homeland and their values from Russian. The war is approaching when we meet warriors from hostilities that are different here and return to the war. This is a powerful reminder that it does not come on its own. We supported Ukraine as financially, such training, and we will maintain how much it will be needed, ”the ministry said.</text:p>
      <text:p text:style-name="P4">
<draw:frame draw:style-name="fr1" draw:name="Image235" text:anchor-type="as-char" svg:width="6.9236in" svg:height="5.1927in" draw:z-index="0">
<draw:image xlink:href="../Images/AРМІЯINFORM/2023-05-15T48-00-00-04-00/346468596_198248813091396_5234527643515208218_n-1.jpg" xlink:type="simple" xlink:show="embed" xlink:actuate="onLoad" draw:mime-type="image/jpeg"/>
</draw:frame>
</text:p>
      <text:p text:style-name="P4">
Як відомо, з кінця квітня інструктори Норвезької нацгвардії розпочаличотиритижневе інтенсивне навчання понад ста українських військовослужбовціввійськової медицини, вогневої підготовки та командного лідерства.</text:p>
      <text:p text:style-name="P4">
«Ми підтримуватимемо підготовку та навчання українських кадрів як у Норвегії,так і в інших країнах. Така підтримка стає дедалі важливішою, оскільки Українавикористовує все більше західних матеріалів», — зазначив Бйорн Арільд Грам.</text:p>
      <text:p text:style-name="P4">
<text:a xlink:type="simple" xlink:href="https://armyinform.com.ua/wp-content/uploads/2023/05/346483039_804326741317614_9004813816187819550_n-1.jpg" text:style-name="Internet_20_link" text:visited-style-name="Visited_20_Internet_20_Link">
<draw:frame draw:style-name="fr1" draw:name="Image236" text:anchor-type="as-char" svg:width="6.9236in" svg:height="6.9236in" draw:z-index="0">
<draw:image xlink:href="../Images/AРМІЯINFORM/2023-05-15T48-00-00-04-00/346483039_804326741317614_9004813816187819550_n-1-150x150.jpg" xlink:type="simple" xlink:show="embed" xlink:actuate="onLoad" draw:mime-type="image/jpeg"/>
</draw:frame>
</text:a>
</text:p>
      <text:p text:style-name="P4">
<text:a xlink:type="simple" xlink:href="https://armyinform.com.ua/wp-content/uploads/2023/05/347137652_951520769605561_8224673224865492612_n-1.jpg" text:style-name="Internet_20_link" text:visited-style-name="Visited_20_Internet_20_Link">
<draw:frame draw:style-name="fr1" draw:name="Image237" text:anchor-type="as-char" svg:width="6.9236in" svg:height="6.9236in" draw:z-index="0">
<draw:image xlink:href="../Images/AРМІЯINFORM/2023-05-15T48-00-00-04-00/347137652_951520769605561_8224673224865492612_n-1-150x150.jpg" xlink:type="simple" xlink:show="embed" xlink:actuate="onLoad" draw:mime-type="image/jpeg"/>
</draw:frame>
</text:a>
Earlier it was reported that Norwegian instructors <text:a xlink:type="simple" xlink:href="https://armyinform.com.ua/2023/04/13/norvezki-instruktory-navchayut-ukrayinski-ekipazhi-na-tankah-leopard-proryvaty-tankovi-pereshkody/" text:style-name="Internet_20_link" text:visited-style-name="Visited_20_Internet_20_Link">
teach</text:a>
Ukrainian crews on Leopard tanks break through tank obstacles.</text:p>
      <text:p text:style-name="P4">
News Source: <text:a xlink:type="simple" xlink:href="https://armyinform.com.ua/2023/05/15/zbrojni-syly-norvegiyi-provedut-navchannya-dlya-3-200-ukrayinskyh-vijskovyh/" text:style-name="Internet_20_link" text:visited-style-name="Visited_20_Internet_20_Link">
https://armyinform.com.ua/2023/05/15/zbrojni-syly-norvegiyi-provedut-navchannya-dlya-3-200-ukrayinskyh-vijskovyh/</text:a>
</text:p>
      <!--NEWS-->
      <text:h text:style-name="P10" text:outline-level="1">
<text:span text:style-name="T4">
Angelica Terluga's army became a champion in Kumite at Krate 1 Premier League tournament</text:span>
</text:h>
      <text:p text:style-name="P4">
Author: ['АРМІЯINFORM']</text:p>
      <text:p text:style-name="P4">
Time: 2023-05-15T49:00:00-04:00</text:p>
      <text:p text:style-name="P4">
Description: Vidoma Ukrainian Armician-Karatist Angelika Terluga has become a champion in specia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_05_14_19_39_38_650x410.jpg" text:style-name="Internet_20_link" text:visited-style-name="Visited_20_Internet_20_Link">
photo_2023_05_14_19_39_38_650x410.jpg</text:a>
']</text:p>
      <text:p text:style-name="P4">
Tags: ['АНЖЕЛІКА ТЕРЛЮГА', 'ВІЙСЬКОВІ СПОРТСМЕНИ', 'КАРАТЕ']</text:p>
      <text:p text:style-name="P4">
Category: News</text:p>
      <!--METADATA-->
      <text:p text:style-name="P4">
<draw:frame draw:style-name="fr1" draw:name="Image238" text:anchor-type="as-char" svg:width="6.9236in" svg:height="4.367194in" draw:z-index="0">
<draw:image xlink:href="../Images/AРМІЯINFORM/2023-05-15T49-00-00-04-00/photo_2023_05_14_19_39_38_650x410.jpg" xlink:type="simple" xlink:show="embed" xlink:actuate="onLoad" draw:mime-type="image/jpeg"/>
</draw:frame>
Known Ukrainian Angelic Angelica Terluga Angelica became champion of Kumite Kumite 1 Premier League in Rabat(Morocco).</text:p>
      <text:p text:style-name="P4">
Про це <text:a xlink:type="simple" xlink:href="https://t.me/nocukraine/4783" text:style-name="Internet_20_link" text:visited-style-name="Visited_20_Internet_20_Link">
повідомляє</text:a>
 пресслужба Міжнародногоолімпійського комітету.</text:p>
      <text:p text:style-name="P4">
У вирішальній сутичці у вагової категорії до 55 кг наша олімпійськавіцечемпіонка перемогла срібну медалістку чемпіонату світу-2021 Аллен Трінітізі США (2:1).</text:p>
      <text:p text:style-name="P4">
Відзначимо, що для 31-річної каратистки це був 19-й в кар'єрі фінал у ційпрестижній серії змагань і 14-та золота нагорода.</text:p>
      <text:p text:style-name="P4">
Нагадаємо, нещодавно на чемпіонаті Європи з карате, який проходив у містіГвадалахара (Spain), Angelika Terluga <text:a xlink:type="simple" xlink:href="https://armyinform.com.ua/2023/03/27/zoloto-ta-sriblo-zdobuly-nashi-armijky-na-chempionati-yevropy-z-karate/" text:style-name="Internet_20_link" text:visited-style-name="Visited_20_Internet_20_Link">
won</text:a>
Gold Medal by defeating the Finnal Fut(8:0).</text:p>
      <text:p text:style-name="P4">
News Source: <text:a xlink:type="simple" xlink:href="https://armyinform.com.ua/2023/05/15/armijka-anzhelika-terlyuga-stala-chempionkoyu-v-kumite-na-turniri-karate-1-premier-league/" text:style-name="Internet_20_link" text:visited-style-name="Visited_20_Internet_20_Link">
https://armyinform.com.ua/2023/05/15/armijka-anzhelika-terlyuga-stala-chempionkoyu-v-kumite-na-turniri-karate-1-premier-league/</text:a>
</text:p>
      <!--NEWS-->
      <text:h text:style-name="P10" text:outline-level="1">
<text:span text:style-name="T4">
The F-16 is the 4+ generation aircraft that is needed today by Ukrainian military aviation-Yuri Ignat</text:span>
</text:h>
      <text:p text:style-name="P4">
Author: ['Андрій Агєєв']</text:p>
      <text:p text:style-name="P4">
Time: 2023-05-15T50:00:00-04:00</text:p>
      <text:p text:style-name="P4">
Description: Speaking of the direct Efir and Telemarafon “єini News” about the Avіiazіin Coalitsia Kraya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16-picture-resize.jpg" text:style-name="Internet_20_link" text:visited-style-name="Visited_20_Internet_20_Link">
f-16-picture-resize.jpg</text:a>
']</text:p>
      <text:p text:style-name="P4">
Tags: ['F-16', 'ВТОРГНЕННЯ РФ', 'ЄДИНІ НОВИНИ', 'ПС ЗСУ', 'ЮРІЙ ІГНАТ']</text:p>
      <text:p text:style-name="P4">
Category: News</text:p>
      <!--METADATA-->
      <text:p text:style-name="P4">
<draw:frame draw:style-name="fr1" draw:name="Image239" text:anchor-type="as-char" svg:width="6.9236in" svg:height="4.436874in" draw:z-index="0">
<draw:image xlink:href="../Images/AРМІЯINFORM/2023-05-15T50-00-00-04-00/f-16-picture-resize.jpg" xlink:type="simple" xlink:show="embed" xlink:actuate="onLoad" draw:mime-type="image/jpeg"/>
</draw:frame>
A multi-purpose F-16 fighter. Photo: Willard / Istck</text:p>
      <text:p text:style-name="P4">
Speaking live broadcast by the Unified News Aviation Coalition of NATO members, which can assist Ukraine with aircraft of the fourth-generation "+", a spokesman for the Air Force of the Armed Forces of Ukraine Colonel Yuri Ignat noted that the F-16 is the most optimal for domestic military aviation.</text:p>
      <text:p text:style-name="P4">
-We have long researched and studied this issue, at different sites and platformhore created it and concluded that these planes were needed by us. Most importantly, it is capable of carrying all the necessary means of impression for efficient counteraction to enemy forces and means and, secondly, second They are in the world as a matter of law today, ”Yuri Ignat emphasized.</text:p>
      <text:p text:style-name="P4">
He also added that the transition of Ukraine's Air Force to modern combat aircraft is a necessity, because today's air park of fighters, bombers, assault rifles and transport aviation - all these are samples of the USSR.</text:p>
      <ul>
        <li>
Our youngest aircraft of 1991. All the original parts of the pastures are produced today at the enterprises of the aggressor country. Therefore, further deployment, repair and maintenance of the current aircraft is doomed. We do not have to re -equip yourself with Western samples, and we do not have other options for the effectiveness of the occupier, - the air force spokesman emphasized.</li>
      </ul>
      <text:p text:style-name="P4">
News Source: <text:a xlink:type="simple" xlink:href="https://armyinform.com.ua/2023/05/15/f-16-cze-same-toj-litak-pokolinnya-4-yakyj-potriben-sogodni-ukrayinskij-vijskovij-aviacziyi-yurij-ignat/" text:style-name="Internet_20_link" text:visited-style-name="Visited_20_Internet_20_Link">
https://armyinform.com.ua/2023/05/15/f-16-cze-same-toj-litak-pokolinnya-4-yakyj-potriben-sogodni-ukrayinskij-vijskovij-aviacziyi-yurij-ignat/</text:a>
</text:p>
      <!--NEWS-->
      <text:h text:style-name="P10" text:outline-level="1">
<text:span text:style-name="T4">
In Ukraine a moment of silence</text:span>
</text:h>
      <text:p text:style-name="P4">
Author: ['АРМІЯINFORM']</text:p>
      <text:p text:style-name="P4">
Time: 2023-05-15T51: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0" text:anchor-type="as-char" svg:width="6.9236in" svg:height="3.895992in" draw:z-index="0">
<draw:image xlink:href="../Images/AРМІЯINFORM/2023-05-15T51-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5/v-ukrayini-hvylyna-movchannya/" text:style-name="Internet_20_link" text:visited-style-name="Visited_20_Internet_20_Link">
https://armyinform.com.ua/2023/05/15/v-ukrayini-hvylyna-movchannya/</text:a>
</text:p>
      <!--NEWS-->
      <text:h text:style-name="P10" text:outline-level="1">
<text:span text:style-name="T4">
Alexander Syrsky: Bakhmut's promotion is the first success of offensive actions</text:span>
</text:h>
      <text:p text:style-name="P4">
Author: ['АРМІЯINFORM']</text:p>
      <text:p text:style-name="P4">
Time: 2023-05-15T52:00:00-04:00</text:p>
      <text:p text:style-name="P4">
Description: Commander of the Ground VIISK ZSU General Colonel Oleksandr Sirskoy, Shi the Fere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ec09f2dd-7277-4137-9f6e-8290034df488.jpg" text:style-name="Internet_20_link" text:visited-style-name="Visited_20_Internet_20_Link">
ec09f2dd-7277-4137-9f6e-8290034df488.jpg</text:a>
', '<text:a xlink:type="simple" xlink:href="https://armyinform.com.ua/wp-content/uploads/2023/05/5aedec3a-4608-485c-bf44-601c253709d8-150x150.jpg" text:style-name="Internet_20_link" text:visited-style-name="Visited_20_Internet_20_Link">
5aedec3a-4608-485c-bf44-601c253709d8-150x150.jpg</text:a>
', '<text:a xlink:type="simple" xlink:href="https://armyinform.com.ua/wp-content/uploads/2023/05/217ec912-2104-4ccb-a170-b363e9fdecba-150x150.jpg" text:style-name="Internet_20_link" text:visited-style-name="Visited_20_Internet_20_Link">
217ec912-2104-4ccb-a170-b363e9fdecba-150x150.jpg</text:a>
', '<text:a xlink:type="simple" xlink:href="https://armyinform.com.ua/wp-content/uploads/2023/05/b414c6b6-1ddf-41af-8915-45f624cdad9a-150x150.jpg" text:style-name="Internet_20_link" text:visited-style-name="Visited_20_Internet_20_Link">
b414c6b6-1ddf-41af-8915-45f624cdad9a-150x150.jpg</text:a>
']</text:p>
      <text:p text:style-name="P4">
Tags: ['АГРЕСІЯ РФ', 'БАХМУТ', 'ВТОРГНЕННЯ РФ']</text:p>
      <text:p text:style-name="P4">
Category: News</text:p>
      <!--METADATA-->
      <text:p text:style-name="P4">
<draw:frame draw:style-name="fr1" draw:name="Image241" text:anchor-type="as-char" svg:width="6.9236in" svg:height="4.32725in" draw:z-index="0">
<draw:image xlink:href="../Images/AРМІЯINFORM/2023-05-15T52-00-00-04-00/ec09f2dd-7277-4137-9f6e-8290034df488.jpg" xlink:type="simple" xlink:show="embed" xlink:actuate="onLoad" draw:mime-type="image/jpeg"/>
</draw:frame>
The Commander of the Armed Forces of the Armed Forces, Colonel-General Oleksandr Sirsky, has reinforced that the first success of the offensive actions of the Defense Forces of Ukraine in the course of conducting the Bakhmut defense operation was the promotion of the Ukrainian army of the Nabakhmut direction.</text:p>
      <text:p text:style-name="P4">
About it <text:a xlink:type="simple" xlink:href="https://t.me/militarymediacenter/1933" text:style-name="Internet_20_link" text:visited-style-name="Visited_20_Internet_20_Link">
reports</text:a>
Military Mediacenter.</text:p>
      <text:p text:style-name="P4">
“The last few days have shown that we can move forward and destroy in such difficult conditions. We fight a smaller resource than an enemy. At the same time, we manage to destroy his plans. Everything thanks to our fighters who will get with the aggressor, overcoming the highest boundary of human opportunities, ”-said Colonel General Alexander Sirsky.</text:p>
      <text:p text:style-name="P4">
According to him, this is only a partial success. And this is how it must be perceived.</text:p>
      <text:p text:style-name="P4">
<text:a xlink:type="simple" xlink:href="https://armyinform.com.ua/wp-content/uploads/2023/05/5aedec3a-4608-485c-bf44-601c253709d8.jpg" text:style-name="Internet_20_link" text:visited-style-name="Visited_20_Internet_20_Link">
!(Images/AРМІЯINFORM/2023-05-15T52-00-00-04-00/5aedec3a-4608-485c-bf44-601c253709d8-150x150.jpg)</text:a>
</text:p>
      <text:p text:style-name="P4">
<text:a xlink:type="simple" xlink:href="https://armyinform.com.ua/wp-content/uploads/2023/05/217ec912-2104-4ccb-a170-b363e9fdecba.jpg" text:style-name="Internet_20_link" text:visited-style-name="Visited_20_Internet_20_Link">
<draw:frame draw:style-name="fr1" draw:name="Image242" text:anchor-type="as-char" svg:width="6.9236in" svg:height="6.9236in" draw:z-index="0">
<draw:image xlink:href="../Images/AРМІЯINFORM/2023-05-15T52-00-00-04-00/217ec912-2104-4ccb-a170-b363e9fdecba-150x150.jpg" xlink:type="simple" xlink:show="embed" xlink:actuate="onLoad" draw:mime-type="image/jpeg"/>
</draw:frame>
</text:a>
</text:p>
      <text:p text:style-name="P4">
<text:a xlink:type="simple" xlink:href="https://armyinform.com.ua/wp-content/uploads/2023/05/b414c6b6-1ddf-41af-8915-45f624cdad9a.jpg" text:style-name="Internet_20_link" text:visited-style-name="Visited_20_Internet_20_Link">
<draw:frame draw:style-name="fr1" draw:name="Image243" text:anchor-type="as-char" svg:width="6.9236in" svg:height="6.9236in" draw:z-index="0">
<draw:image xlink:href="../Images/AРМІЯINFORM/2023-05-15T52-00-00-04-00/b414c6b6-1ddf-41af-8915-45f624cdad9a-150x150.jpg" xlink:type="simple" xlink:show="embed" xlink:actuate="onLoad" draw:mime-type="image/jpeg"/>
</draw:frame>
</text:a>
“Bakhmut's defense operation is ongoing. All the necessary solutions are made. All possible scenarios of events with the commanders have worked directly at the hostile site, ”-said the commander of the Land Military Military College Alexander Sirsky.</text:p>
      <text:p text:style-name="P4">
News Source: <text:a xlink:type="simple" xlink:href="https://armyinform.com.ua/2023/05/15/oleksandr-syrskyj-prosuvannya-na-bahmutskomu-napryamku-cze-pershyj-uspih-nastupalnyh-dij/" text:style-name="Internet_20_link" text:visited-style-name="Visited_20_Internet_20_Link">
https://armyinform.com.ua/2023/05/15/oleksandr-syrskyj-prosuvannya-na-bahmutskomu-napryamku-cze-pershyj-uspih-nastupalnyh-dij/</text:a>
</text:p>
      <!--NEWS-->
      <text:h text:style-name="P10" text:outline-level="1">
<text:span text:style-name="T4">
Representatives of the Armed Forces as part of the women's national team for fencing won the World Cup</text:span>
</text:h>
      <text:p text:style-name="P4">
Author: ['АРМІЯINFORM']</text:p>
      <text:p text:style-name="P4">
Time: 2023-05-15T53:00:00-04:00</text:p>
      <text:p text:style-name="P4">
Description: Zhinocha Zbirna Ukrainian Fekhtuvannya Wiggled the “gold” of the Cup of the CVIT with Batumi ... The war with Ukraine 2022, the war with Ukraine is the latest news today, the News War with Ukraine 2022 is the last for today, whether there will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7094150_765275185384120_4047408670909333538_n-1-e1684132153391.jpg" text:style-name="Internet_20_link" text:visited-style-name="Visited_20_Internet_20_Link">
347094150_765275185384120_4047408670909333538_n-1-e1684132153391.jpg</text:a>
']</text:p>
      <text:p text:style-name="P4">
Tags: ['ЖІНОЧА ЗБІРНА УКРАЇНИ', 'ПРЕДСТАВНИЦІ ЗСУ', 'ФЕХТУВАННЯ']</text:p>
      <text:p text:style-name="P4">
Category: News</text:p>
      <!--METADATA-->
      <text:p text:style-name="P4">
<draw:frame draw:style-name="fr1" draw:name="Image244" text:anchor-type="as-char" svg:width="6.9236in" svg:height="3.923933in" draw:z-index="0">
<draw:image xlink:href="../Images/AРМІЯINFORM/2023-05-15T53-00-00-04-00/347094150_765275185384120_4047408670909333538_n-1-e1684132153391.jpg" xlink:type="simple" xlink:show="embed" xlink:actuate="onLoad" draw:mime-type="image/jpeg"/>
</draw:frame>
Ukraine's female fencing on sabers won the "gold" of the Ubatumi World Cup(Georgia). У фіналі українки перемогли американок.</text:p>
      <text:p text:style-name="P4">
Про це<text:a xlink:type="simple" xlink:href="https://www.facebook.com/CSKA1992/posts/pfbid0ynP8cyhvZUhdzyqorYMhMojy2T3suaQU1B88amMzYoG9UjQkD4mvrz7WTchtTutel" text:style-name="Internet_20_link" text:visited-style-name="Visited_20_Internet_20_Link">
інформує</text:a>
The Central Sports Club of the Armed Forces.</text:p>
      <text:p text:style-name="P4">
Blue and yellow were part of the <text:span text:style-name="T4">
 Olga Harlan </text:span>
, <text:span text:style-name="T4">
 Elena Kravatskaya </text:span>
 Tappore representatives of the Armed Forces of Ukraine Alina Komashchun and <text:span text:style-name="T4">
 Yulia Bakastova </text:span>
.</text:p>
      <text:p text:style-name="P4">
The "gold", which they won in Batuma, became for Ukraine the first commandment of the highest grade in the women's saber at competitions of this level from January 2016, when our girls celebrated the victory in Athens.</text:p>
      <text:p text:style-name="P4">
News Source: <text:a xlink:type="simple" xlink:href="https://armyinform.com.ua/2023/05/15/predstavnyczi-zsu-v-skladi-zhinochoyi-zbirnoyi-ukrayiny-z-fehtuvannya-vygraly-kubok-svitu/" text:style-name="Internet_20_link" text:visited-style-name="Visited_20_Internet_20_Link">
https://armyinform.com.ua/2023/05/15/predstavnyczi-zsu-v-skladi-zhinochoyi-zbirnoyi-ukrayiny-z-fehtuvannya-vygraly-kubok-svitu/</text:a>
</text:p>
      <!--NEWS-->
      <text:h text:style-name="P10" text:outline-level="1">
<text:span text:style-name="T4">
Anna Malyar about the situation in Bakhmut: heavy fights continue, the enemy pulls up to the outskirts</text:span>
</text:h>
      <text:p text:style-name="P4">
Author: ['АРМІЯINFORM']</text:p>
      <text:p text:style-name="P4">
Time: 2023-05-15T54:00:00-04:00</text:p>
      <text:p text:style-name="P4">
Description: The defender of Ministra defense Ukrainian Ganna Malyar Doldomil, Bakhmuti Trivayatus Basmuti Bask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5000.webp" text:style-name="Internet_20_link" text:visited-style-name="Visited_20_Internet_20_Link">
5000.webp</text:a>
']</text:p>
      <text:p text:style-name="P4">
Tags: ['БАХМУТ', 'ВІЙНА', 'ГАННА МАЛЯР', 'СХІД УКРАЇНИ']</text:p>
      <text:p text:style-name="P4">
Category: News</text:p>
      <!--METADATA-->
      <text:p text:style-name="P4">
<draw:frame draw:style-name="fr1" draw:name="Image245" text:anchor-type="as-char" svg:width="6.9236in" svg:height="4.15416in" draw:z-index="0">
<draw:image xlink:href="../ConvertedIMGs/AРМІЯINFORM/2023-05-15T54-00-00-04-00/5000.png" xlink:type="simple" xlink:show="embed" xlink:actuate="onLoad" draw:mime-type="image/png"/>
</draw:frame>
Deputy Minister of Defense of Ukraine Anna Malyar reported that heavy battles are in Bakhmutr. The Russians do not change targets, pull up their detachment detachments to the outskirts of the city.</text:p>
      <text:p text:style-name="P4">
About it <text:a xlink:type="simple" xlink:href="https://t.me/annamaliar/738" text:style-name="Internet_20_link" text:visited-style-name="Visited_20_Internet_20_Link">
wrote</text:a>
In his telegram channel.</text:p>
      <text:p text:style-name="P4">
“In Bakhmut and on the outskirts, everything is difficult. Very. Contrary to all the troops, for several days to move. This is all due to the superstitities of our military.</text:p>
      <text:p text:style-name="P4">
Heavy fights are ongoing. Bakhmut's defense continues, ”her post reads.</text:p>
      <text:p text:style-name="P4">
News Source: <text:a xlink:type="simple" xlink:href="https://armyinform.com.ua/2023/05/15/ganna-malyar-pro-sytuacziyu-u-bahmuti-tryvayut-vazhki-boyi-vorog-pidtyaguye-do-okolycz-mista-desantno-shturmovi-zagony/" text:style-name="Internet_20_link" text:visited-style-name="Visited_20_Internet_20_Link">
https://armyinform.com.ua/2023/05/15/ganna-malyar-pro-sytuacziyu-u-bahmuti-tryvayut-vazhki-boyi-vorog-pidtyaguye-do-okolycz-mista-desantno-shturmovi-zagony/</text:a>
</text:p>
      <!--NEWS-->
      <text:h text:style-name="P10" text:outline-level="1">
<text:span text:style-name="T4">
What to do if missing is recognized on photo or video</text:span>
</text:h>
      <text:p text:style-name="P4">
Author: ['АРМІЯINFORM']</text:p>
      <text:p text:style-name="P4">
Time: 2023-05-15T55:00:00-04:00</text:p>
      <text:p text:style-name="P4">
Description: At the Minreintegrait algorithm, the algorithm, Yakshcho in Merezhi Internet Blizkyki of the Znitnoye ... War with Ukraine 2022, war with Ukraine Latest news today,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znykli-bezvisty.jpg" text:style-name="Internet_20_link" text:visited-style-name="Visited_20_Internet_20_Link">
znykli-bezvisty.jpg</text:a>
']</text:p>
      <text:p text:style-name="P4">
Tags: ['БЕЗВІСТИ ЗНИКЛІ', 'МІНРЕІНТЕГРАЦІЇ']</text:p>
      <text:p text:style-name="P4">
Category: News</text:p>
      <!--METADATA-->
      <text:p text:style-name="P4">
<draw:frame draw:style-name="fr1" draw:name="Image246" text:anchor-type="as-char" svg:width="6.9236in" svg:height="4.288165in" draw:z-index="0">
<draw:image xlink:href="../Images/AРМІЯINFORM/2023-05-15T55-00-00-04-00/znykli-bezvisty.jpg" xlink:type="simple" xlink:show="embed" xlink:actuate="onLoad" draw:mime-type="image/jpeg"/>
</draw:frame>
The Ministry of Reintegration offers an algorithm of action if photo or video footage on which is recognized on the Internet.</text:p>
      <text:p text:style-name="P4">
Ministry of Reintegration of Temporarily Occupied Territories of Ukraine <text:a xlink:type="simple" xlink:href="https://t.me/minre_ua/3333" text:style-name="Internet_20_link" text:visited-style-name="Visited_20_Internet_20_Link">
recommends</text:a>
take 4 steps:</text:p>
      <ol>
        <li>
It is necessary to apply for the appointment of a portrait examination to the investigator who is investigating criminal proceedings. Lawyers of the free legal aid system will help to make a petition. 2. You need to add photos or videos found on the Internet and photos or videos that can accurately identify missing missing. 3. The investigator must notify the appointment or refusal within three working days. 4. According to the results of the examination, it is necessary to obtain a copy of the expert's opinion. Provide a copy of the document to the authorized person and the National Information Bureau.</li>
      </ol>
      <text:p text:style-name="P4">
The expert's opinion will help the search officers of the Office of the Ombudsman from the missing person to establish the location of the missing person.</text:p>
      <text:p text:style-name="P4">
News Source: <text:a xlink:type="simple" xlink:href="https://armyinform.com.ua/2023/05/15/shho-robyty-yakshho-znyklogo-bezvisty-vpiznano-na-foto-chy-videomaterialah/" text:style-name="Internet_20_link" text:visited-style-name="Visited_20_Internet_20_Link">
https://armyinform.com.ua/2023/05/15/shho-robyty-yakshho-znyklogo-bezvisty-vpiznano-na-foto-chy-videomaterialah/</text:a>
</text:p>
      <!--NEWS-->
      <text:h text:style-name="P10" text:outline-level="1">
<text:span text:style-name="T4">
How effective is Storm Shadow, will be visible on the battlefield - Yuri Ignat</text:span>
</text:h>
      <text:p text:style-name="P4">
Author: ['Анастасія Олехнович']</text:p>
      <text:p text:style-name="P4">
Time: 2023-05-15T56:00:00-04:00</text:p>
      <text:p text:style-name="P4">
Description: Storm Shadow is a new type of Ozbrinnya, not in Ukraine. About the work in Efir ... War with Ukraine 2022, the war with Ukraine is the latest news today, the news of the war with Ukraine 2022 is the last for today, will there be a war between Ukraine and Russia and when, the war with Ukraine in 2022 will be or not, will there be whether there will be, will there The war with Ukraine in the near future says, the war with Ukraine, Ukrainian news today, Ukrainian news in Ukrainian media in Russian</text:p>
      <text:p text:style-name="P4">
Images: ['<text:a xlink:type="simple" xlink:href="https://armyinform.com.ua/wp-content/uploads/2022/12/foto-3-6.jpg" text:style-name="Internet_20_link" text:visited-style-name="Visited_20_Internet_20_Link">
foto-3-6.jpg</text:a>
']</text:p>
      <text:p text:style-name="P4">
Tags: ['STORM SHADOW', 'ЄДИНІ НОВИНИ', 'ПС ЗСУ', 'ЮРІЙ ІГНАТ']</text:p>
      <text:p text:style-name="P4">
Category: News</text:p>
      <!--METADATA-->
      <text:p text:style-name="P4">
<draw:frame draw:style-name="fr1" draw:name="Image247" text:anchor-type="as-char" svg:width="6.9236in" svg:height="5.1927in" draw:z-index="0">
<draw:image xlink:href="../Images/AРМІЯINFORM/2023-05-15T56-00-00-04-00/foto-3-6.jpg" xlink:type="simple" xlink:show="embed" xlink:actuate="onLoad" draw:mime-type="image/jpeg"/>
</draw:frame>
StormShadow, або SCALP-EG(Від фр. Long -range autonomous cruise system - General Employment)Storm Shadow is a new type of weapon that was not available in Ukraine. A spokesman for the Armed Forces of the Armed Forces Yurignat said this in the Eviritelvagrapher "The One News".</text:p>
      <ul>
        <li>
Since the decision to transfer these missiles has already been made and voiced by Western partners, problems with their use and adaptation to the Ukrainian weapons will be. It is a modern winged rocket, which is armed with the leading countries of the world. Western manufacturers in practice in hostilities in Ukraine will see how effective their weapons are. We will, in turn, ask him for more.</li>
      </ul>
      <text:p text:style-name="P4">
When asked if it is a one -time help or rockets will not be answered by a spokesman for the Air Force Command. However, it is possible to convey that missiles will be transmitted in sufficient quantities to perform the current current tasks for the protection of the state, as well as for the future, the capacity.</text:p>
      <text:p text:style-name="P4">
News Source: <text:a xlink:type="simple" xlink:href="https://armyinform.com.ua/2023/05/15/naskilky-efektyvnymy-ye-storm-shadow-bude-vydno-na-poli-boyu-yurij-ignat/" text:style-name="Internet_20_link" text:visited-style-name="Visited_20_Internet_20_Link">
https://armyinform.com.ua/2023/05/15/naskilky-efektyvnymy-ye-storm-shadow-bude-vydno-na-poli-boyu-yurij-ignat/</text:a>
</text:p>
      <!--NEWS-->
      <text:h text:style-name="P10" text:outline-level="1">
<text:span text:style-name="T4">
Emmanuel Macron: Ukrainians and Ukrainians, you can count on the support of the French nation</text:span>
</text:h>
      <text:p text:style-name="P4">
Author: ['АРМІЯINFORM']</text:p>
      <text:p text:style-name="P4">
Time: 2023-05-15T57:00:00-04:00</text:p>
      <text:p text:style-name="P4">
Description: Klack -Rozrakhovati on Piditrima Franziy by Borotbi Zasyayu is Podolonn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macron_zelenskyy.jpg" text:style-name="Internet_20_link" text:visited-style-name="Visited_20_Internet_20_Link">
macron_zelenskyy.jpg</text:a>
']</text:p>
      <text:p text:style-name="P4">
Tags: ['STOPRUSSIA', 'АГРЕСІЯ РФ', 'ВОЛОДИМИР ЗЕЛЕНСЬКИЙ', 'ВТОРГНЕННЯ РФ', 'ЕММАНЮЕЛЬ МАКРОН', 'СВІТ ПІДТРИМУЄ УКРАЇНУ']</text:p>
      <text:p text:style-name="P4">
Category: News</text:p>
      <!--METADATA-->
      <text:p text:style-name="P4">
<draw:frame draw:style-name="fr1" draw:name="Image248" text:anchor-type="as-char" svg:width="6.9236in" svg:height="3.894525in" draw:z-index="0">
<draw:image xlink:href="../Images/AРМІЯINFORM/2023-05-15T57-00-00-04-00/macron_zelenskyy.jpg" xlink:type="simple" xlink:show="embed" xlink:actuate="onLoad" draw:mime-type="image/jpeg"/>
</draw:frame>
Ukraine can count on the support of France in the fight against Russia and the consequences of Russian aggression.</text:p>
      <text:p text:style-name="P4">
This was based on a meeting with Ukrainian President Vladimirzelensky <text:a xlink:type="simple" xlink:href="https://twitter.com/EmmanuelMacron/status/1657895076087857170" text:style-name="Internet_20_link" text:visited-style-name="Visited_20_Internet_20_Link">
reported</text:a>
French leader Emmanuel Macron.</text:p>
      <text:p text:style-name="P4">
“We discussed the operational concept of Ukraine with the President of Ukraine Vladimir Zelensky in opposition to Russian aggression. As long as necessary, France will provide the Ukrainians with political, financial, humanitarian and military support, ”said Emmanuel Macron.</text:p>
      <text:p text:style-name="P4">
He announced that the official Paris will teach and equip a number of Ukrainian battalions in the next weeks by dozens of units of armored vehicles and light tank.</text:p>
      <text:p text:style-name="P4">
“In order to help protect the population from Russian strikes, France focuses on the opportunities of Ukrainian air defense. In order to strengthen Ukraine's ability to persecute the culprits of war crimes, we have provided two mobile DNA laboratories. This help will continue to increase, ”the French pre -resident emphasized.</text:p>
      <text:p text:style-name="P4">
Emmanuel Macron emphasized that there should be no impunity for Russia.</text:p>
      <text:p text:style-name="P4">
“In order to hold the perpetrators of war crimes, we confirm our support with the investigation that is being conducted <text:a xlink:type="simple" xlink:href="https://armyinform.com.ua/2023/03/17/mizhnarodnyj-kryminalnyj-sud-vydav-order-na-aresht-putina/" text:style-name="Internet_20_link" text:visited-style-name="Visited_20_Internet_20_Link">
the International Criminal Court</text:a>
. Ми повинні також забезпечити притягнення довідповідальності політичного керівництва. Ми працюємо над створенням<text:a xlink:type="simple" xlink:href="https://armyinform.com.ua/2023/02/28/koalicziya-zi-stvorennya-specztrybunalu-shhodo-zlochynu-agresiyi-rf-proty-ukrayiny-prodovzhyt-zrostaty-dmytro-kuleba/" text:style-name="Internet_20_link" text:visited-style-name="Visited_20_Internet_20_Link">
спеціального трибуналу</text:a>
. Новий Міжнародний центр з розслідуваннязлочинів російської агресії проти України має почати роботу якнайшвидше», —повідомив президент Франції.</text:p>
      <text:p text:style-name="P4">
Крім того, Емманюель Макрон підтримує українську ініціативу, спрямовану надосягнення справедливого і стійкого миру. За його словами, <text:a xlink:type="simple" xlink:href="https://armyinform.com.ua/2023/02/24/ukrayina-zahyshhaye-osnovni-prynczypy-ta-interesy-yaki-lezhat-v-statuti-oon-mykola-tochyczkyj/" text:style-name="Internet_20_link" text:visited-style-name="Visited_20_Internet_20_Link">
український мирнийплан</text:a>
Provide the important tasks that France is already working on.He also honored the determination and courage of the Ukrainian people and the armed forces of Ukraine.</text:p>
      <text:p text:style-name="P4">
“Not only is you protecting your nation that Russia attacked, you also make the safety of our continent, Europe. Ukrainians, Ukrainians, dear Vladimir, on behalf of the French nation and personally assure that you can deduct our friendship, our friendship, our brotherhood, ” - summed up Macron summary.</text:p>
      <text:p text:style-name="P4">
We will remind, on May 14, 2023, President of Ukraine Volodymyr Zelensky arrived in a visit to Paris to meet with the French leader Emmanuel Macron. The priority attention during the meeting was paid to the issues of providing France to Ukraine, in particular, the primary needs of Ukraine for Ukraine for defense. Also, the President of Ukraine has developed with the French president <text:a xlink:type="simple" xlink:href="https://armyinform.com.ua/2023/05/15/prezydent-ukrayiny-obgovoryv-z-prezydentom-francziyi-koalicziyu-vynyshhuvachiv/" text:style-name="Internet_20_link" text:visited-style-name="Visited_20_Internet_20_Link">
creation</text:a>
Fighter Coalitions.</text:p>
      <text:p text:style-name="P4">
News Source: <text:a xlink:type="simple" xlink:href="https://armyinform.com.ua/2023/05/15/emmanyuel-makron-ukrayinky-ta-ukrayinczi-mozhete-rozrahovuvaty-na-pidtrymku-franczuzkoyi-nacziyi/" text:style-name="Internet_20_link" text:visited-style-name="Visited_20_Internet_20_Link">
https://armyinform.com.ua/2023/05/15/emmanyuel-makron-ukrayinky-ta-ukrayinczi-mozhete-rozrahovuvaty-na-pidtrymku-franczuzkoyi-nacziyi/</text:a>
</text:p>
      <!--NEWS-->
      <text:h text:style-name="P10" text:outline-level="1">
<text:span text:style-name="T4">
During the day, rescuers went to eliminate the consequences of enemy shelling almost 100 times</text:span>
</text:h>
      <text:p text:style-name="P4">
Author: ['АРМІЯINFORM']</text:p>
      <text:p text:style-name="P4">
Time: 2023-05-15T58:00:00-04:00</text:p>
      <text:p text:style-name="P4">
Description: Last of Passing, 14 injuries, the Holder Service of Ukraine Zvozvichah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ДСНС УКРАЇНИ', 'ЛІКВІДАЦІЯ НАСЛІДКІВ ВОРОЖИХ ОБСТРІЛІВ']</text:p>
      <text:p text:style-name="P4">
Category: News</text:p>
      <!--METADATA-->
      <text:p text:style-name="P4">
<draw:frame draw:style-name="fr1" draw:name="Image249" text:anchor-type="as-char" svg:width="6.9236in" svg:height="3.888597in" draw:z-index="0">
<draw:image xlink:href="../Images/AРМІЯINFORM/2023-05-15T58-00-00-04-00/xzvev8dxadlvsx-pozhezha.jpg" xlink:type="simple" xlink:show="embed" xlink:actuate="onLoad" draw:mime-type="image/jpeg"/>
</draw:frame>
Illustrative photo</text:p>
      <text:p text:style-name="P4">
During the last day, <text:span text:style-name="T4">
 May 14, </text:span>
 Divisions of the Civil Service of Ukraine of Uncertain Situations <text:span text:style-name="T4">
 95 departures </text:span>
 to eliminate the consequences of the occupants of settlements and infrastructure. 9 fires were eliminated. Psychological assistance was provided to 52 people.</text:p>
      <text:p text:style-name="P4">
This is stated in <text:a xlink:type="simple" xlink:href="https://dsns.gov.ua/uk/news/nadzvicaini-podiyi/operativna-informaciia-dsns-shhodo-naslidkiv-vedennia-boiovix-dii-rosiiskoiu-federacijeiu-157" text:style-name="Internet_20_link" text:visited-style-name="Visited_20_Internet_20_Link">
message</text:a>
SES of Ukraine.</text:p>
      <text:p text:style-name="P4">
Since the beginning of the large -scale aggression of Russia, the units of the SES of Ukraine made 94 309 departures for the elimination of the consequences of shelling, 14 533 fires have been liquidated, 4052 persons were rescued, 214 149 persons were provided with psychological assistance.</text:p>
      <text:p text:style-name="P4">
News Source: <text:a xlink:type="simple" xlink:href="https://armyinform.com.ua/2023/05/15/za-dobu-ryatuvalnyky-majzhe-100-raziv-vyyizhdzhaly-na-likvidacziyu-naslidkiv-vorozhyh-obstriliv/" text:style-name="Internet_20_link" text:visited-style-name="Visited_20_Internet_20_Link">
https://armyinform.com.ua/2023/05/15/za-dobu-ryatuvalnyky-majzhe-100-raziv-vyyizhdzhaly-na-likvidacziyu-naslidkiv-vorozhyh-obstriliv/</text:a>
</text:p>
      <!--NEWS-->
      <text:h text:style-name="P10" text:outline-level="1">
<text:span text:style-name="T4">
The army of the Russian Federation hit Chernihiv region with "Grads": damaged civilian infrastructure</text:span>
</text:h>
      <text:p text:style-name="P4">
Author: ['АРМІЯINFORM']</text:p>
      <text:p text:style-name="P4">
Time: 2023-05-15T59:00:00-04:00</text:p>
      <text:p text:style-name="P4">
Description: Urantsi Rosiyski Vіsyska in Chergov was shelled by the Bengigyvshchini bo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176703-1_large.jpg" text:style-name="Internet_20_link" text:visited-style-name="Visited_20_Internet_20_Link">
176703-1_large.jpg</text:a>
']</text:p>
      <text:p text:style-name="P4">
Tags: ['ВІЙНА', 'ВОРОЖІ ОБСТРІЛИ', 'ОК «ПІВНІЧ»']</text:p>
      <text:p text:style-name="P4">
Category: News</text:p>
      <!--METADATA-->
      <text:p text:style-name="P4">
<draw:frame draw:style-name="fr1" draw:name="Image250" text:anchor-type="as-char" svg:width="6.9236in" svg:height="3.492167in" draw:z-index="0">
<draw:image xlink:href="../Images/AРМІЯINFORM/2023-05-15T59-00-00-04-00/176703-1_large.jpg" xlink:type="simple" xlink:show="embed" xlink:actuate="onLoad" draw:mime-type="image/jpeg"/>
</draw:frame>
In the morning, Russian troops once again fired at Chernihiv border with RSSV "Grad".</text:p>
      <text:p text:style-name="P4">
About it <text:a xlink:type="simple" xlink:href="https://t.me/ok_pivnich1/2631" text:style-name="Internet_20_link" text:visited-style-name="Visited_20_Internet_20_Link">
reports</text:a>
Operational Command "North".</text:p>
      <text:p text:style-name="P4">
"From 06:30 to 07:10 16 parishes, probably from the RSSV, on the populated company Yeline," - the message reads.</text:p>
      <text:p text:style-name="P4">
As a result of the shelling, the civilian infrastructure is damaged, the private house burns.</text:p>
      <text:p text:style-name="P4">
Information is specified about the losses among the local population.</text:p>
      <text:p text:style-name="P4">
News Source: <text:a xlink:type="simple" xlink:href="https://armyinform.com.ua/2023/05/15/armiya-rf-vdaryla-po-chernigivshhyni-z-gradiv-poshkodzhena-czyvilna-infrastruktura/" text:style-name="Internet_20_link" text:visited-style-name="Visited_20_Internet_20_Link">
https://armyinform.com.ua/2023/05/15/armiya-rf-vdaryla-po-chernigivshhyni-z-gradiv-poshkodzhena-czyvilna-infrastruktura/</text:a>
</text:p>
      <!--NEWS-->
      <text:h text:style-name="P10" text:outline-level="1">
<text:span text:style-name="T4">
Information about the counter -offensive of the Armed Forces was collected: in Kharkiv region the informants of the Russian Federation were detained</text:span>
</text:h>
      <text:p text:style-name="P4">
Author: ['АРМІЯINFORM']</text:p>
      <text:p text:style-name="P4">
Time: 2023-05-15T60:00:00-04:00</text:p>
      <text:p text:style-name="P4">
Description: Crouetroly brushed the coward of the aggressor PID PID Hour Stabilіzatsynihi on Zvillenikh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f93ba1cac228f7c8720fbe50c9c34939-e1684135339603.jpeg" text:style-name="Internet_20_link" text:visited-style-name="Visited_20_Internet_20_Link">
f93ba1cac228f7c8720fbe50c9c34939-e1684135339603.jpeg</text:a>
']</text:p>
      <text:p text:style-name="P4">
Tags: ['STOPRUSSIA', 'ВТОРГНЕННЯ РФ', 'СБУ']</text:p>
      <text:p text:style-name="P4">
Category: News</text:p>
      <!--METADATA-->
      <text:p text:style-name="P4">
<draw:frame draw:style-name="fr1" draw:name="Image251" text:anchor-type="as-char" svg:width="6.9236in" svg:height="5.128835in" draw:z-index="0">
<draw:image xlink:href="../Images/AРМІЯINFORM/2023-05-15T60-00-00-04-00/f93ba1cac228f7c8720fbe50c9c34939-e1684135339603.jpeg" xlink:type="simple" xlink:show="embed" xlink:actuate="onLoad" draw:mime-type="image/jpeg"/>
</draw:frame>
Two more aggressor associates were detained during the stabilization measures of the named territories of Kharkiv region. The attackers were familiar with the interpersonal man and a woman from Vovchansk, who hidden collecting information of the basement and moving forces of defense in the border area.</text:p>
      <text:p text:style-name="P4">
They also recorded the consequences of Russian rocket-artillery shelling. The information received was transmitted to their relatives who live in the Russian Federation.</text:p>
      <text:p text:style-name="P4">
Intelligence needed occupants for planning and preparing re -air strikes on Ukrainian sites.</text:p>
      <text:p text:style-name="P4">
SBU staff set the location and detained both of the malefactors during their hostile task. During the searches, the detainees found mobile phones they used to correspond with the aggressor.</text:p>
      <text:p text:style-name="P4">
Currently, the persons have reported suspicion of unauthorized dissemination of the referral, movement of weapons, weapons and ammunition in Ukraine, the movement, movement or placement of the Armed Forces or other military formations formed in accordance with Ukraine in martial law.</text:p>
      <text:p text:style-name="P4">
<text:span text:style-name="T4">
 Source: </text:span>
 _ <text:a xlink:type="simple" xlink:href="https://ssu.gov.ua/novyny/sbu-zatrymala-na-kharkivshchyni-dvokh-informatoriv-rf-yaki-shukaly-dlia-voroha-informatsiiu-pro-kontrnastup-zsu" text:style-name="Internet_20_link" text:visited-style-name="Visited_20_Internet_20_Link">
SBU</text:a>
_</text:p>
      <text:p text:style-name="P4">
News Source: <text:a xlink:type="simple" xlink:href="https://armyinform.com.ua/2023/05/15/zbyraly-informacziyu-pro-kontrnastup-zsu-na-harkivshhyni-zatrymano-informatoriv-rf/" text:style-name="Internet_20_link" text:visited-style-name="Visited_20_Internet_20_Link">
https://armyinform.com.ua/2023/05/15/zbyraly-informacziyu-pro-kontrnastup-zsu-na-harkivshhyni-zatrymano-informatoriv-rf/</text:a>
</text:p>
      <!--NEWS-->
      <text:h text:style-name="P10" text:outline-level="1">
<text:span text:style-name="T4">
"The first samples of trophy weapons were caught in the Black Sea, two tanks - from the river Desna" - Colonel Sergey Bachurin</text:span>
</text:h>
      <text:p text:style-name="P4">
Author: ['АРМІЯINFORM']</text:p>
      <text:p text:style-name="P4">
Time: 2023-05-15T61:00:00-04:00</text:p>
      <text:p text:style-name="P4">
Description: About the Pershi Trucks of trophy lakes, and such, about those, naskilki is folded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oto1-bachurin.jpg" text:style-name="Internet_20_link" text:visited-style-name="Visited_20_Internet_20_Link">
foto1-bachurin.jpg</text:a>
']</text:p>
      <text:p text:style-name="P4">
Tags: ['ВТОРГНЕННЯ РФ', 'ОВТ', 'ОЗБРОЄННЯ']</text:p>
      <text:p text:style-name="P4">
Category: News</text:p>
      <!--METADATA-->
      <text:p text:style-name="P4">
<draw:frame draw:style-name="fr1" draw:name="Image252" text:anchor-type="as-char" svg:width="6.9236in" svg:height="4.615733in" draw:z-index="0">
<draw:image xlink:href="../Images/AРМІЯINFORM/2023-05-15T61-00-00-04-00/foto1-bachurin.jpg" xlink:type="simple" xlink:show="embed" xlink:actuate="onLoad" draw:mime-type="image/jpeg"/>
</draw:frame>
Sergey Bachurin, Head of Trophy and Prospective Arrangement and Military Technology Center</text:p>
      <text:p text:style-name="P4">
About the first samples of trophy weapons, as well as how difficult it was(https://armyinform.com.ua/2023/05/15/rik-roboty-czentru-doslidzhen-trofejnogo-ta-perspektyvnogo-ovt-rynok-opk-rosiyi-zbidniv-na-milyardy-dolariv/?utm_source=mainnews&amp;utm_medium=article&amp;utm_campaign=traficsource)Colonel Sergey Bachurin: Head of Trophy and Prospective Weapons Studies Center for Trophy and Prospective Weapons:</text:p>
      <text:p text:style-name="P4">
“Information on the location of the Trophy OVT samples is obtained during the technical intelligence in the areas of fighting; seizure of the enemy's enemy's sheep; In the case of voluntary delivery to the enemy of the OWT samples for the promised remuneration. Also, the attraction of the local population(united territorial communities .<text:span text:style-name="T5">
-</text:span>
 <text:span text:style-name="T5">
at.</text:span>
)Before providing information on the location of the trophy(district)military administrations.</text:p>
      <text:p text:style-name="P4">
Of course, the Center monitors the media and online resources and thus we get a lot of valuable information. For example, the masked UAV "Orlan-10", revealed by the patrol of the National Police of Ukraine near Vyshgorod. Other subjects of force safety and defense are periodically reported.</text:p>
      <text:p text:style-name="P4">
This allows you to keep the situation under control and get those samples that are interesting for us. Some samples were caught in the Black Sea after their expression. Two trophy tanks reached the seven -meter depth from the Desna River in the Chernihiv region.</text:p>
      <text:p text:style-name="P4">
Some of the samples were obtained from the locations of Russian units of the named territories in Kharkiv and Kherson regions. Often, taccontic intelligence is quite dangerous, because many of these locations are carefully substituted by the enemy. We have to work with sappers. The officers of Centrally also undergo mine preparation for work in such conditions.</text:p>
      <text:p text:style-name="P4">
It is always difficult to get interesting from a technological point of view. Geography - Ukraine. Work time _ --_ around the clock.</text:p>
      <text:p text:style-name="P4">
News Source: <text:a xlink:type="simple" xlink:href="https://armyinform.com.ua/2023/05/15/pershi-zrazky-trofejnogo-ozbroyennya-vylovlyuvaly-v-chornomu-mori-dva-tanky-z-richky-desna-polkovnyk-sergij-bachurin/" text:style-name="Internet_20_link" text:visited-style-name="Visited_20_Internet_20_Link">
https://armyinform.com.ua/2023/05/15/pershi-zrazky-trofejnogo-ozbroyennya-vylovlyuvaly-v-chornomu-mori-dva-tanky-z-richky-desna-polkovnyk-sergij-bachurin/</text:a>
</text:p>
      <!--NEWS-->
      <text:h text:style-name="P10" text:outline-level="1">
<text:span text:style-name="T4">
In the Bakhmut direction of the Armed Forces destroyed the enemy gun and the composition of ammunition</text:span>
</text:h>
      <text:p text:style-name="P4">
Author: ['АРМІЯINFORM']</text:p>
      <text:p text:style-name="P4">
Time: 2023-05-15T62:00:00-04:00</text:p>
      <text:p text:style-name="P4">
Description: The power of the defense of Ukraine was ethnized by the Garmati IP warehouse of the Boil -Dipas Vorog PI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БАХМУТ', 'ОЛЕКСАНДР СИРСЬКИЙ', 'ХРОНІКА ОБОРОНИ']</text:p>
      <text:p text:style-name="P4">
Category: News</text:p>
      <!--METADATA-->
      <text:p text:style-name="P4">
The forces of Ukraine's defense effectively destroyed the gun and composition of ammunition of the enemy Podbakhmut.</text:p>
      <text:p text:style-name="P4">
About it in <text:a xlink:type="simple" xlink:href="https://t.me/osirskiy/69" text:style-name="Internet_20_link" text:visited-style-name="Visited_20_Internet_20_Link">
telegrams</text:a>
The commander of the Sukhoputnovsk Armed Forces of Ukraine was informed by Colonel-General Alexander Sirsky.</text:p>
      <text:p text:style-name="P4">
«Wonderful work 45 Oabr in the Bakhmut direction. Effectively destroyed the gun of the enemy ammunition, ”he said.</text:p>
      <text:p text:style-name="P4">
News Source: <text:a xlink:type="simple" xlink:href="https://armyinform.com.ua/2023/05/15/na-bahmutskomu-napryamku-zsu-znyshhyly-vorozhu-garmatu-i-sklad-boyeprypasiv/" text:style-name="Internet_20_link" text:visited-style-name="Visited_20_Internet_20_Link">
https://armyinform.com.ua/2023/05/15/na-bahmutskomu-napryamku-zsu-znyshhyly-vorozhu-garmatu-i-sklad-boyeprypasiv/</text:a>
</text:p>
      <!--NEWS-->
      <text:h text:style-name="P10" text:outline-level="1">
<text:span text:style-name="T4">
The number of enemies in the temporarily occupied territories of southern Ukraine exceeds 150 thousand - GUR</text:span>
</text:h>
      <text:p text:style-name="P4">
Author: ['АРМІЯINFORM']</text:p>
      <text:p text:style-name="P4">
Time: 2023-05-15T63:00:00-04:00</text:p>
      <text:p text:style-name="P4">
Description: At Timchasovo of the Teritaic Teritaeraei of the Kherson, the regions of the Oseredeno are of the Oseredeno ... War with Ukraine 2022, the war with Ukraine is th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АНДРІЙ ЧЕРНЯК', 'ВТОРГНЕННЯ РФ', 'ГУР']</text:p>
      <text:p text:style-name="P4">
Category: News</text:p>
      <!--METADATA-->
      <text:p text:style-name="P4">
<draw:frame draw:style-name="fr1" draw:name="Image253" text:anchor-type="as-char" svg:width="6.9236in" svg:height="4.615733in" draw:z-index="0">
<draw:image xlink:href="../Images/AРМІЯINFORM/2023-05-15T63-00-00-04-00/poraneni-okupanty.jpg" xlink:type="simple" xlink:show="embed" xlink:actuate="onLoad" draw:mime-type="image/jpeg"/>
</draw:frame>
Illustrative photo</text:p>
      <text:p text:style-name="P4">
In the temporarily occupied territories of Zaporizhzhya and Kherson regions, 152 thousand personnel of hostile troops are contained by approximately approximately, and all their nodies indicate that they are being prepared for defense.</text:p>
      <text:p text:style-name="P4">
About it <text:a xlink:type="simple" xlink:href="https://gur.gov.ua/content/na-okupovanykh-terytoriiakh-pivdnia-ukrainy-zalyshaietsia-ponad-150-tysiach-okupantiv.html" text:style-name="Internet_20_link" text:visited-style-name="Visited_20_Internet_20_Link">
reported</text:a>
Representatives of the Ministry of Defense Intelligence Department Andriy Chernyak.</text:p>
      <text:p text:style-name="P4">
He noted that the removal of Russian combat units from Zaporizhzhya or from the Kherson regions is not now recorded.</text:p>
      <text:p text:style-name="P4">
The aggressor state of Russia forcibly exports civilian population from the occupied territories of Kherson and Zaporizhzhya regions, including the staff of the captured AAP in Energodar.</text:p>
      <text:p text:style-name="P4">
“It is about people who either deliberately worked on the aggressor or were forced to do. They are told that hostilities will soon begin, that this territory will be fired and bombed, so they will convince to leave and work with the Russians, ”Andrey Chernyak said.</text:p>
      <text:p text:style-name="P4">
According to him, the so -called "evacuation" from the occupied territories of the south of Ukraine used as a screen for carrying out counterintelligence and).</text:p>
      <text:p text:style-name="P4">
"They(<text:span text:style-name="T5">
Sorians</text:span>
 <text:span text:style-name="T5">
— Ed .</text:span>
)First, they do not want the population to observe their preparation for fighting-that is, these are some counterintelligence. It is also filtration, because, first of all, there is a forced export of the pro -Ukrainian population. And, thirdly, the Russians are afraid of passing in these territories of some guerrilla movement and internal respects, ”said Andrey Chernyak.</text:p>
      <text:p text:style-name="P4">
News Source: <text:a xlink:type="simple" xlink:href="https://armyinform.com.ua/2023/05/15/kilkist-vorogiv-na-tymchasovo-okupovanyh-terytoriyah-pivdnya-ukrayiny-perevyshhuye-150-tysyach-gur/" text:style-name="Internet_20_link" text:visited-style-name="Visited_20_Internet_20_Link">
https://armyinform.com.ua/2023/05/15/kilkist-vorogiv-na-tymchasovo-okupovanyh-terytoriyah-pivdnya-ukrayiny-perevyshhuye-150-tysyach-gur/</text:a>
</text:p>
      <!--NEWS-->
      <text:h text:style-name="P10" text:outline-level="1">
<text:span text:style-name="T4">
Reported suspicion of the State Exposure 23 exponenties from Mariupol: Conduct "filtration measures"</text:span>
</text:h>
      <text:p text:style-name="P4">
Author: ['АРМІЯINFORM']</text:p>
      <text:p text:style-name="P4">
Time: 2023-05-15T64:00:00-04:00</text:p>
      <text:p text:style-name="P4">
Description: About the Pydozra at the Office of the Personal Zaras in absentia in absentia, 23 meteshkantsi m. Mariupol, s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zobrazhennya-whatsapp-data-2023-05-15-o-101342.jpg" text:style-name="Internet_20_link" text:visited-style-name="Visited_20_Internet_20_Link">
zobrazhennya-whatsapp-data-2023-05-15-o-101342.jpg</text:a>
']</text:p>
      <text:p text:style-name="P4">
Tags: ['STOPRUSSIA', 'АГРЕСІЯ РФ', 'ВТОРГНЕННЯ РФ', 'КОЛАБОРАНТИ', 'ОФІС ГЕНЕРАЛЬНОГО ПРОКУРОРА УКРАЇНИ']</text:p>
      <text:p text:style-name="P4">
Category: News</text:p>
      <!--METADATA-->
      <text:p text:style-name="P4">
<draw:frame draw:style-name="fr1" draw:name="Image254" text:anchor-type="as-char" svg:width="6.9236in" svg:height="5.1927in" draw:z-index="0">
<draw:image xlink:href="../Images/AРМІЯINFORM/2023-05-15T64-00-00-04-00/zobrazhennya-whatsapp-data-2023-05-15-o-101342.jpg" xlink:type="simple" xlink:show="embed" xlink:actuate="onLoad" draw:mime-type="image/jpeg"/>
</draw:frame>
23 residents of Mariupol, p. Sedovo, township. Nikolskoye and Veliky Novosilka.</text:p>
      <text:p text:style-name="P4">
About it <text:a xlink:type="simple" xlink:href="https://www.gp.gov.ua/ua/posts/provodyat-filtraciyu-miscevogo-naselennya-ta-visukuyut-rodiciv-spivrobitnikiv-policiyi-pidozryuyutsya-23-ekspravooxoroncya-z-mariupolya" text:style-name="Internet_20_link" text:visited-style-name="Visited_20_Internet_20_Link">
reports</text:a>
Office of the Prosecutor General of Ukraine.</text:p>
      <text:p text:style-name="P4">
According to the investigation, in March 2023, 23 employees of the Mariupol River, the Main Directorate of the National Police and the Patrol Police Department in Donetsk Oblast, they were able to oath allegiance to Ukraine. They voluntarily switched to the invaders and occupied positions in illegal law enforcement agencies.</text:p>
      <text:p text:style-name="P4">
Working in the so -called Ministry of Internal Affairs "DNR", the suspect conducts "filtration measures" with a population in Illichivsky, Primorsky and Taptine districts of the city. In addition, they collect data on pro -Ukrainian citizens, as well as police officers and their relatives, who have been known in the occupied territory. They are involved in public events, which are under the control of the controlled media and perform other criminal instructions of the representatives of the Russian Federation.</text:p>
      <text:p text:style-name="P4">
News Source: <text:a xlink:type="simple" xlink:href="https://armyinform.com.ua/2023/05/15/povidomleno-pro-pidozru-u-derzhzradi-23-ekspoliczejskym-z-mariupolya-provodyat-filtraczijni-zahody/" text:style-name="Internet_20_link" text:visited-style-name="Visited_20_Internet_20_Link">
https://armyinform.com.ua/2023/05/15/povidomleno-pro-pidozru-u-derzhzradi-23-ekspoliczejskym-z-mariupolya-provodyat-filtraczijni-zahody/</text:a>
</text:p>
      <!--NEWS-->
      <text:h text:style-name="P10" text:outline-level="1">
<text:span text:style-name="T4">
In the Black Sea - six ships of the Russian Federation and no rocket carrier</text:span>
</text:h>
      <text:p text:style-name="P4">
Author: ['АРМІЯINFORM']</text:p>
      <text:p text:style-name="P4">
Time: 2023-05-15T65:00:00-04:00</text:p>
      <text:p text:style-name="P4">
Description: At the Chorny Morn on the Boyal Cherguvanni, the Service of the Yambobyv, the Jacques of the Yaki ... War with Ukraine 2022, the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55205-1_large-4.jpg" text:style-name="Internet_20_link" text:visited-style-name="Visited_20_Internet_20_Link">
155205-1_large-4.jpg</text:a>
']</text:p>
      <text:p text:style-name="P4">
Tags: ['АЗОВСЬКЕ МОРЕ', 'ВМС ЗСУ', 'РАКЕТИ «КАЛІБР»', 'ЧОРНЕ МОРЕ']</text:p>
      <text:p text:style-name="P4">
Category: News</text:p>
      <!--METADATA-->
      <text:p text:style-name="P4">
<draw:frame draw:style-name="fr1" draw:name="Image255" text:anchor-type="as-char" svg:width="6.9236in" svg:height="3.95374in" draw:z-index="0">
<draw:image xlink:href="../Images/AРМІЯINFORM/2023-05-15T65-00-00-04-00/155205-1_large-4.jpg" xlink:type="simple" xlink:show="embed" xlink:actuate="onLoad" draw:mime-type="image/jpeg"/>
</draw:frame>
In the Black Sea, there are six enemy ships on the battle duty, among which no carbage carriers "Caliber".</text:p>
      <text:p text:style-name="P4">
About it <text:a xlink:type="simple" xlink:href="https://t.me/ukrainian_navy/3097" text:style-name="Internet_20_link" text:visited-style-name="Visited_20_Internet_20_Link">
reports</text:a>
The press service of the Navy of the Armed Forces.</text:p>
      <text:p text:style-name="P4">
There are two enemy ships in the Sea of Azov, including one rocket carrier with eight calibers.</text:p>
      <text:p text:style-name="P4">
There are five enemy ships in the Mediterranean Sea, one of which is one carrier of the caliber rockets, a total volley of up to four rockets.</text:p>
      <text:p text:style-name="P4">
During the day in the interests of the Russian Federation the passage of the Kerch-Yenikhal Strait made:</text:p>
      <ul>
        <li>
19 vessels to the Azov Sea, 2 of them moved in the direction of the Bosphorus Strait; * To the Black Sea - 31 ships, 6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15/u-chornomu-mori-shist-korabliv-rf-i-zhodnogo-raketonosiya/" text:style-name="Internet_20_link" text:visited-style-name="Visited_20_Internet_20_Link">
https://armyinform.com.ua/2023/05/15/u-chornomu-mori-shist-korabliv-rf-i-zhodnogo-raketonosiya/</text:a>
</text:p>
      <!--NEWS-->
      <text:h text:style-name="P10" text:outline-level="1">
<text:span text:style-name="T4">
Many foreign companies have canceled the agreements with the Russian Federation for the supply of T-90 after the released research of the Center-Sergey Bachurin</text:span>
</text:h>
      <text:p text:style-name="P4">
Author: ['АРМІЯINFORM']</text:p>
      <text:p text:style-name="P4">
Time: 2023-05-15T66:00:00-04:00</text:p>
      <text:p text:style-name="P4">
Description: About Tse in INTERVA'y Armyanform Rospov, the head of the center of Doslizhen Troph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1-44.jpg" text:style-name="Internet_20_link" text:visited-style-name="Visited_20_Internet_20_Link">
1-44.jpg</text:a>
']</text:p>
      <text:p text:style-name="P4">
Tags: ['ВТОРГНЕННЯ РФ', 'ОЗБРОЄННЯ', 'Т-90М']</text:p>
      <text:p text:style-name="P4">
Category: News</text:p>
      <!--METADATA-->
      <text:p text:style-name="P4">
<draw:frame draw:style-name="fr1" draw:name="Image256" text:anchor-type="as-char" svg:width="6.9236in" svg:height="3.900295in" draw:z-index="0">
<draw:image xlink:href="../Images/AРМІЯINFORM/2023-05-15T66-00-00-04-00/1-44.jpg" xlink:type="simple" xlink:show="embed" xlink:actuate="onLoad" draw:mime-type="image/jpeg"/>
</draw:frame>
The Ukrainian T-90A was captured by the Ukrainian T-90A tank, which was stuck in the village of Kurilovkana, Kharkiv region. Autumn 2022. Photo: Warspotting.net</text:p>
      <text:p text:style-name="P4">
<text:span text:style-name="T4">
 About this in an interview with Armyinform </text:span>
 <text:a xlink:type="simple" xlink:href="https://armyinform.com.ua/2023/05/15/rik-roboty-czentru-doslidzhen-trofejnogo-ta-perspektyvnogo-ovt-rynok-opk-rosiyi-zbidniv-na-milyardy-dolariv/" text:style-name="Internet_20_link" text:visited-style-name="Visited_20_Internet_20_Link">
<text:span text:style-name="T4">
 told </text:span>
</text:a>
<text:span text:style-name="T4">
 Head of the Trophy and Prospective Weapons Center for Tavian Technology Colonel Sergey Bachurin: </text:span>
</text:p>
      <text:p text:style-name="P4">
"The study of their" famous "T-90 tank was amazed. Trophy samples are already armed with our units. It is called "Vladimir", and we will understand why so(Laughs. <text:span text:style-name="T5">
-</text:span>
 <text:span text:style-name="T5">
at.</text:span>
). І коли ми його дослідили,зрозуміли, що фактично цей танк нічим не відрізняється від Т-72. Системауправління, засоби зв’язку іноземного виробництва, запчастини — імпортованіросією. Після того як ми оприлюднили свої висновки й ця інформація отрималаширокий розголос далеко за межами України, чимало закордонних компаній, якіукладали договори з рф на поставки Т-90, швидко поскасовували угоди з росією.</text:p>
      <text:p text:style-name="P4">
І ми, як ніхто інший, прекрасно розуміємо, чому це відбулося. Адже нашіофіцери аргументовано виступили з приводу „начиння“ цього танка, показалидоказову базу, що це далеко не найкращий танк у світі. Це просто така собікупа дещо облагородженого металу. Ворогу мати щось краще після наслідків діїзахідних санкцій просто неможливо. Анулювання контрактів для рф означає втратумільярдів доларів. Ці гроші не підуть на озброєння російського війська, азначить — не будуть вбивати наших воїнів на полі бою, наших громадян, небудуть руйнувати нашу країну. Здається, непоганий результат нашої діяльності».</text:p>
      <text:p text:style-name="P4">
News Source: <text:a xlink:type="simple" xlink:href="https://armyinform.com.ua/2023/05/15/chymalo-zakordonnyh-kompanij-skasuvaly-ugody-z-rf-na-postavky-t-90-pislya-oprylyudnenyh-doslidzhen-czentru-sergij-bachurin/" text:style-name="Internet_20_link" text:visited-style-name="Visited_20_Internet_20_Link">
https://armyinform.com.ua/2023/05/15/chymalo-zakordonnyh-kompanij-skasuvaly-ugody-z-rf-na-postavky-t-90-pislya-oprylyudnenyh-doslidzhen-czentru-sergij-bachurin/</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5-15T6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15052023ua.jpg" text:style-name="Internet_20_link" text:visited-style-name="Visited_20_Internet_20_Link">
warcrime-15052023ua.jpg</text:a>
', '<text:a xlink:type="simple" xlink:href="https://armyinform.com.ua/wp-content/uploads/2023/05/warcrime-15052023en.jpg" text:style-name="Internet_20_link" text:visited-style-name="Visited_20_Internet_20_Link">
warcrime-15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57" text:anchor-type="as-char" svg:width="6.9236in" svg:height="4.448413in" draw:z-index="0">
<draw:image xlink:href="../Images/AРМІЯINFORM/2023-05-15T67-00-00-04-00/warcrime-15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text:span>
 <text:span text:style-name="T4">
 1 </text:span>
 <text:span text:style-name="T4">
 </text:span>
 May 5 ** Registered:</text:p>
      <ul>
        <li>
86 820 war crimes, * 17 128 crimes against national security of Ukraine.</li>
      </ul>
      <text:p text:style-name="P4">
In addition, according to the official data of juvenile prosecutors, <text:span text:style-name="T4">
 1454 children have become </text:span>
 due to aggression of the Russian Federation, including:</text:p>
      <ul>
        <li>
481 - the child was killed, * 973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58" text:anchor-type="as-char" svg:width="6.9236in" svg:height="4.448413in" draw:z-index="0">
<draw:image xlink:href="../Images/AРМІЯINFORM/2023-05-15T67-00-00-04-00/warcrime-15052023en.jpg" xlink:type="simple" xlink:show="embed" xlink:actuate="onLoad" draw:mime-type="image/jpeg"/>
</draw:frame>
</text:p>
      <text:p text:style-name="P4">
News Source: <text:a xlink:type="simple" xlink:href="https://armyinform.com.ua/2023/05/15/ofis-genprokurora-ukrayiny-zadokumentovano-ponad-17-tysyach-zlochyniv-proty-naczbezpeky-4/" text:style-name="Internet_20_link" text:visited-style-name="Visited_20_Internet_20_Link">
https://armyinform.com.ua/2023/05/15/ofis-genprokurora-ukrayiny-zadokumentovano-ponad-17-tysyach-zlochyniv-proty-naczbezpeky-4/</text:a>
</text:p>
      <!--NEWS-->
      <text:h text:style-name="P10" text:outline-level="1">
<text:span text:style-name="T4">
Funny samples with grandfather technologies: Sergey Bachurin told about the "modernization" of Russian weapons</text:span>
</text:h>
      <text:p text:style-name="P4">
Author: ['АРМІЯINFORM']</text:p>
      <text:p text:style-name="P4">
Time: 2023-05-15T68:00:00-04:00</text:p>
      <text:p text:style-name="P4">
Description: Time viisko hiccups his “super -zbro”. Um, specialist to the DOSLIGEGENSEN ... War with Ukraine 2022, war with Ukraine Latest news today, News War with Ukraine 2022 Last for today, will there be a war between Ukraine and Russia and when, there will be a war with Ukraine in 2022 or not, there will be or not. whether the war with Ukraine in the near future says, the war with Ukraine, Ukrainian news today, Ukrainian news in Ukrainian media in Russian</text:p>
      <text:p text:style-name="P4">
Images: ['<text:a xlink:type="simple" xlink:href="https://armyinform.com.ua/wp-content/uploads/2023/05/1678003873-3168.jpg" text:style-name="Internet_20_link" text:visited-style-name="Visited_20_Internet_20_Link">
1678003873-3168.jpg</text:a>
']</text:p>
      <text:p text:style-name="P4">
Tags: ['ВТОРГНЕННЯ РФ', 'ДУТА ВЕЛИЧ РОСАРМІЇ', 'ОЗБРОЄННЯ']</text:p>
      <text:p text:style-name="P4">
Category: News</text:p>
      <!--METADATA-->
      <text:p text:style-name="P4">
<draw:frame draw:style-name="fr1" draw:name="Image259" text:anchor-type="as-char" svg:width="6.9236in" svg:height="4.615733in" draw:z-index="0">
<draw:image xlink:href="../Images/AРМІЯINFORM/2023-05-15T68-00-00-04-00/1678003873-3168.jpg" xlink:type="simple" xlink:show="embed" xlink:actuate="onLoad" draw:mime-type="image/jpeg"/>
</draw:frame>
<text:span text:style-name="T4">
 The hostile army swayes his "super -weapons". However, specialists of the Central Investigation of Trophy and Prospective Weapons and Military Techniques have not been published by such facts as the inadmissibility and backwardness of the defense potential of the Russian Federation. About this in an interview with the Armyinform </text:span>
 <text:a xlink:type="simple" xlink:href="https://armyinform.com.ua/2023/05/15/rik-roboty-czentru-doslidzhen-trofejnogo-ta-perspektyvnogo-ovt-rynok-opk-rosiyi-zbidniv-na-milyardy-dolariv/" text:style-name="Internet_20_link" text:visited-style-name="Visited_20_Internet_20_Link">
<text:span text:style-name="T4">
 told </text:span>
</text:a>
<text:span text:style-name="T4">
 Head of the Trophy and Prospective Weapons Center for Tavian Technology Colonel Sergey Bachurin: </text:span>
</text:p>
      <text:p text:style-name="P4">
“Most of the latest super -weapons are the development and modernization of the Soviet times. This applies to almost everything. From winged missiles, aircraft, rocket weapons to small arms and equipment of a serviceman.</text:p>
      <text:p text:style-name="P4">
Funny samples with grandfather technologies also happened. Among the trophy and protective equipment were, for example, helmets steel SSh-68 with modern covers(Cavers), which at first glance only seem modern, but do not provide protection against the ball.</text:p>
      <text:p text:style-name="P4">
Apparently, everyone has already laughed over the so -called barbecue on tanks of such armor. Their effectiveness against modern ammunition is questionable. "</text:p>
      <text:p text:style-name="P4">
News Source: <text:a xlink:type="simple" xlink:href="https://armyinform.com.ua/2023/05/15/kumedni-zrazky-z-didivskymy-tehnologiyamy-sergij-bachurin-rozpoviv-pro-modernizacziyeyu-zbroyi-rf/" text:style-name="Internet_20_link" text:visited-style-name="Visited_20_Internet_20_Link">
https://armyinform.com.ua/2023/05/15/kumedni-zrazky-z-didivskymy-tehnologiyamy-sergij-bachurin-rozpoviv-pro-modernizacziyeyu-zbroyi-rf/</text:a>
</text:p>
      <!--NEWS-->
      <text:h text:style-name="P10" text:outline-level="1">
<text:span text:style-name="T4">
Volodymyr Zelenskyy met with Riri Sunak in Britain</text:span>
</text:h>
      <text:p text:style-name="P4">
Author: ['АРМІЯINFORM']</text:p>
      <text:p text:style-name="P4">
Time: 2023-05-15T69:00:00-04:00</text:p>
      <text:p text:style-name="P4">
Description: President of Ukraine, adopting before the spent queen of great British through three Mysyat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409196183722772636_y.jpg" text:style-name="Internet_20_link" text:visited-style-name="Visited_20_Internet_20_Link">
photo_5409196183722772636_y.jpg</text:a>
']</text:p>
      <text:p text:style-name="P4">
Tags: ['ВОЛОДИМИР ЗЕЛЕНСЬКИЙ', 'ПІДТРИМКА УКРАЇНИ', 'ПРЕЗИДЕНТ УКРАЇНИ', 'РІШІ СУНАК']</text:p>
      <text:p text:style-name="P4">
Category: News</text:p>
      <!--METADATA-->
      <text:p text:style-name="P4">
<draw:frame draw:style-name="fr1" draw:name="Image260" text:anchor-type="as-char" svg:width="6.9236in" svg:height="4.61393in" draw:z-index="0">
<draw:image xlink:href="../Images/AРМІЯINFORM/2023-05-15T69-00-00-04-00/photo_5409196183722772636_y.jpg" xlink:type="simple" xlink:show="embed" xlink:actuate="onLoad" draw:mime-type="image/jpeg"/>
</draw:frame>
The President of Ukraine arrived in the United Kingdom of the United Kingdom three months after the previous visit, noting that work was going on for the sake of victory.</text:p>
      <text:p text:style-name="P4">
He was first met and congratulated by Prime Minister Richa Snak. About this <text:a xlink:type="simple" xlink:href="https://twitter.com/RishiSunak/status/1658027796592046081" text:style-name="Internet_20_link" text:visited-style-name="Visited_20_Internet_20_Link">
it is referred</text:a>
The Snak's screen is in Twitter.</text:p>
      <text:p text:style-name="P4">
"With a return, President Zelensky," the British Prime Minister wrote.</text:p>
      <text:p text:style-name="Quotations">

<text:p text:style-name="P4">
Welcome Back,&gt;
 <text:a xlink:type="simple" xlink:href="https://twitter.com/ZelenskyyUa" text:style-name="Internet_20_link" text:visited-style-name="Visited_20_Internet_20_Link">
@zelenskyyua</text:a>
🇬🇧🇺🇦&gt;
 <text:a xlink:type="simple" xlink:href="https://t.co/ph57ZoUHpC" text:style-name="Internet_20_link" text:visited-style-name="Visited_20_Internet_20_Link">
pic.twitter.com/ph57ZoUHpC</text:a>
&gt;
&gt;
 - Rishi craze(@Rishisunak)<text:a xlink:type="simple" xlink:href="https://twitter.com/RishiSunak/status/1658027796592046081" text:style-name="Internet_20_link" text:visited-style-name="Visited_20_Internet_20_Link">
May 15,&gt;
 2023</text:a>
Volodymyr Zelenskyy also <text:a xlink:type="simple" xlink:href="https://t.me/V_Zelenskiy_official/6232" text:style-name="Internet_20_link" text:visited-style-name="Visited_20_Internet_20_Link">
published</text:a>
Photo of the meeting with the Britain by the Britain.</text:p>

</text:p>
      <text:p text:style-name="P4">
"I am glad to meet again with the Prime Minister of Great Britain, Risha Sunak. We will work for the victory of Ukraine," the President of Ukraine wrote.</text:p>
      <text:p text:style-name="P4">
We will remind, the previous visit of President Vladimir Zelensky to Great Britain took place on February 8. It was his second foreign visit after the beginning of the full -scale invasion of Russia into Ukraine. The day before, Vladimir Zelensky was already visited by France and Germany.</text:p>
      <text:p text:style-name="P4">
News Source: <text:a xlink:type="simple" xlink:href="https://armyinform.com.ua/2023/05/15/volodymyr-zelenskyj-zustrivsya-z-rishi-sunakom-u-brytaniyi/" text:style-name="Internet_20_link" text:visited-style-name="Visited_20_Internet_20_Link">
https://armyinform.com.ua/2023/05/15/volodymyr-zelenskyj-zustrivsya-z-rishi-sunakom-u-brytaniyi/</text:a>
</text:p>
      <!--NEWS-->
      <text:h text:style-name="P10" text:outline-level="1">
<text:span text:style-name="T4">
This summer in Britain will begin training Ukrainian pilots</text:span>
</text:h>
      <text:p text:style-name="P4">
Author: ['АРМІЯINFORM']</text:p>
      <text:p text:style-name="P4">
Time: 2023-05-15T70:00:00-04:00</text:p>
      <text:p text:style-name="P4">
Description: The Great British Vlitka out of the way of the Ukrainian Plotiv.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ukrayinski-lotchyky.jpg" text:style-name="Internet_20_link" text:visited-style-name="Visited_20_Internet_20_Link">
ukrayinski-lotchyky.jpg</text:a>
']</text:p>
      <text:p text:style-name="P4">
Tags: ['F-16', 'ВЕЛИКА БРИТАНІЯ', 'ВИНИЩУВАЧІ F-16', 'ДОПОМОГА ПАРТНЕРІВ', 'НАВЧАННЯ УКРАЇНСЬКИХ ПІЛОТІВ']</text:p>
      <text:p text:style-name="P4">
Category: News</text:p>
      <!--METADATA-->
      <text:p text:style-name="P4">
<draw:frame draw:style-name="fr1" draw:name="Image261" text:anchor-type="as-char" svg:width="6.9236in" svg:height="3.894525in" draw:z-index="0">
<draw:image xlink:href="../Images/AРМІЯINFORM/2023-05-15T70-00-00-04-00/ukrayinski-lotchyky.jpg" xlink:type="simple" xlink:show="embed" xlink:actuate="onLoad" draw:mime-type="image/jpeg"/>
</draw:frame>
 Ілюстративне фото</text:p>
      <text:p text:style-name="P4">
У Великій Британії влітку розпочнуться навчання українських пілотів. Про це<text:a xlink:type="simple" xlink:href="https://www.gov.uk/government/news/pm-welcomes-president-zelenskyy-to-the-uk-ahead-of-anticipated-ukrainian-military-surge" text:style-name="Internet_20_link" text:visited-style-name="Visited_20_Internet_20_Link">
повідомляється</text:a>
the Uppressrelisis of the British Government.</text:p>
      <text:p text:style-name="P4">
It states that in February, Prime Minister Risha Snak announced that Britain will develop a new program of training in Ukrainian pilots, to make efforts to create new military-air forces in Ukraine in Ukraine, with NATO standard, with F-16 aircraft.</text:p>
      <text:p text:style-name="P4">
“This summer, we will start the initial stage of training in Ukrainian bondage pilots. There will be an adapted program used by British pilots to give Ukrainians the skills of piloting, which they will be able to apply on other types of aircraft, ”the statement said.</text:p>
      <text:p text:style-name="P4">
It is also noted that these exercises are closely linked to the efforts of Great Britain to cooperate with other countries regarding the granting of Fighter-16 fighters.</text:p>
      <text:p text:style-name="P4">
It is noted that from the beginning of the full-scale invasion of Russia in the Ukrainian Kingdom prepared 15 thousand Ukrainian military, and in the period of 2014 to 2022, 22,000 Ukrainian military was trained in Britain as the Operation "Orbital".</text:p>
      <text:p text:style-name="P4">
In addition, the British government reports that next month, the United Kingdom will hold a conference on the restoration of Ukraine in order to intensify international investments in areas such as pure energy and technology.</text:p>
      <text:p text:style-name="P4">
News Source: <text:a xlink:type="simple" xlink:href="https://armyinform.com.ua/2023/05/15/czogo-lita-u-brytaniyi-rozpochnutsya-navchannya-ukrayinskyh-pilotiv/" text:style-name="Internet_20_link" text:visited-style-name="Visited_20_Internet_20_Link">
https://armyinform.com.ua/2023/05/15/czogo-lita-u-brytaniyi-rozpochnutsya-navchannya-ukrayinskyh-pilotiv/</text:a>
</text:p>
      <!--NEWS-->
      <text:h text:style-name="P10" text:outline-level="1">
<text:span text:style-name="T4">
In the Kherson region, Russians terrorize residents from drones and undermine mines in de -industrial territories - Natalia Humeniuk</text:span>
</text:h>
      <text:p text:style-name="P4">
Author: ['Анастасія Олехнович']</text:p>
      <text:p text:style-name="P4">
Time: 2023-05-15T71:00:00-04:00</text:p>
      <text:p text:style-name="P4">
Description: At the Kherson region, the Voro -Vikoristovati is an actively nonsense of the nonsense of the Metoy Modryani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foto5-shahed-136.jpg" text:style-name="Internet_20_link" text:visited-style-name="Visited_20_Internet_20_Link">
foto5-shahed-136.jpg</text:a>
', '<text:a xlink:type="simple" xlink:href="https://armyinform.com.ua/wp-content/uploads/2023/04/photo_2022-11-16_13-45-44.jpg" text:style-name="Internet_20_link" text:visited-style-name="Visited_20_Internet_20_Link">
photo_2022-11-16_13-45-44.jpg</text:a>
']</text:p>
      <text:p text:style-name="P4">
Tags: ['ДЕОКУПАЦІЯ ХЕРСОНЩИНИ', 'НАТАЛІЯ ГУМЕНЮК', 'ХЕРСОНСЬКА ОБЛАСТЬ']</text:p>
      <text:p text:style-name="P4">
Category: News</text:p>
      <!--METADATA-->
      <text:p text:style-name="P4">
<draw:frame draw:style-name="fr1" draw:name="Image262" text:anchor-type="as-char" svg:width="6.9236in" svg:height="4.442643in" draw:z-index="0">
<draw:image xlink:href="../Images/AРМІЯINFORM/2023-05-15T71-00-00-04-00/foto5-shahed-136.jpg" xlink:type="simple" xlink:show="embed" xlink:actuate="onLoad" draw:mime-type="image/jpeg"/>
</draw:frame>
Illustrative photo Shahd-136</text:p>
      <text:p text:style-name="P4">
In Kherson region, the enemy continues to actively use drones for air intelligence, and also uses shock drones, terrorizing locations. This was reported on the air of the Unified News by the Chief Celebrated Coordination Press Center of Defense Forces of South of Ukraine Captain 1 RUNGA Natalia Humeniuk.</text:p>
      <text:p text:style-name="P4">
<draw:frame draw:style-name="fr1" draw:name="Image263" text:anchor-type="as-char" svg:width="6.9236in" svg:height="4.61393in" draw:z-index="0">
<draw:image xlink:href="../Images/AРМІЯINFORM/2023-05-15T71-00-00-04-00/photo_2022-11-16_13-45-44.jpg" xlink:type="simple" xlink:show="embed" xlink:actuate="onLoad" draw:mime-type="image/jpeg"/>
</draw:frame>
- Objects that are not yet exchanged, and there are many in the Kherson region, occupy the distant shelling, - added Natalia Humeniuk. —What in the fields and other objects they left with "surprises", the Russian detonation of ammunition residues. Therefore, once again, I emphasize the promptness to be as careful to the residents of de -industrial territories, to non -hooping along with objects that have not yet been checked by our explosives.</text:p>
      <text:p text:style-name="P4">
News Source: <text:a xlink:type="simple" xlink:href="https://armyinform.com.ua/2023/05/15/na-hersonshhyni-rosiyany-teroryzuyut-zhyteliv-udaramy-z-droniv-i-pidryvayut-miny-na-deokupovanyh-terytoriyah-nataliya-gumenyuk/" text:style-name="Internet_20_link" text:visited-style-name="Visited_20_Internet_20_Link">
https://armyinform.com.ua/2023/05/15/na-hersonshhyni-rosiyany-teroryzuyut-zhyteliv-udaramy-z-droniv-i-pidryvayut-miny-na-deokupovanyh-terytoriyah-nataliya-gumenyuk/</text:a>
</text:p>
      <!--NEWS-->
      <text:h text:style-name="P10" text:outline-level="1">
<text:span text:style-name="T4">
More than 600 explosive items have been neutralized per day of Pyrotechnics of SESS</text:span>
</text:h>
      <text:p text:style-name="P4">
Author: ['АРМІЯINFORM']</text:p>
      <text:p text:style-name="P4">
Time: 2023-05-15T72:00:00-04:00</text:p>
      <text:p text:style-name="P4">
Description: Lent out, 14 injuries, pirotechnicly, the holding of the Ukrodrozhny service of Ukraine ... War with Ukraine 2022, the war with Ukraine Latest news today,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9a5a7db791be056-1.jpg" text:style-name="Internet_20_link" text:visited-style-name="Visited_20_Internet_20_Link">
29a5a7db791be056-1.jpg</text:a>
', '<text:a xlink:type="simple" xlink:href="https://armyinform.com.ua/wp-content/uploads/2023/05/photo_5408940684708267571_y.jpg" text:style-name="Internet_20_link" text:visited-style-name="Visited_20_Internet_20_Link">
photo_5408940684708267571_y.jpg</text:a>
']</text:p>
      <text:p text:style-name="P4">
Tags: ['STOPRUSSIA', 'АГРЕСІЯ РФ', 'ВІЙНА', 'ВТОРГНЕННЯ РФ', 'ДСНС УКРАЇНИ', 'РОЗМІНУВАННЯ']</text:p>
      <text:p text:style-name="P4">
Category: News</text:p>
      <!--METADATA-->
      <text:p text:style-name="P4">
<draw:frame draw:style-name="fr1" draw:name="Image264" text:anchor-type="as-char" svg:width="6.9236in" svg:height="3.892602in" draw:z-index="0">
<draw:image xlink:href="../Images/AРМІЯINFORM/2023-05-15T72-00-00-04-00/29a5a7db791be056-1.jpg" xlink:type="simple" xlink:show="embed" xlink:actuate="onLoad" draw:mime-type="image/jpeg"/>
</draw:frame>
Illustrative photo</text:p>
      <text:p text:style-name="P4">
During the last day, <text:span text:style-name="T4">
 May 14 </text:span>
, pyrotechnic units of the State Service of Ukraine for Emergency Situations <text:span text:style-name="T4">
 48 times </text:span>
 were involved in the execution of demining.</text:p>
      <text:p text:style-name="P4">
About it _ <text:a xlink:type="simple" xlink:href="https://t.me/dsns_telegram/16785" text:style-name="Internet_20_link" text:visited-style-name="Visited_20_Internet_20_Link">
reports</text:a>
_ SES of Ukraine.</text:p>
      <text:p text:style-name="P4">
Pyrotechnical units found, seized and disposed <text:span text:style-name="T4">
 644 </text:span>
<text:span text:style-name="T4">
 explosive </text:span>
 <text:span text:style-name="T4">
 items. </text:span>
(cleared)the area of the area <text:span text:style-name="T4">
 65 hectares </text:span>
.</text:p>
      <text:p text:style-name="P4">
Background: from the beginning of large -scale aggression of the Russian Federation of Ukrainian Federation of Ukraine, pyrotechnic units of the SES of Ukraine were involved 54 811 times on the execution of tasks for mine. 359 825 explosive subjects, including 2223 aviation bombs, were disposed of. Examined(cleared)85 185 hectares.</text:p>
      <text:p text:style-name="P4">
A total of 174 thousand square meters remain. km of potentially dangerous territories, measuring 30% of the total area of the state.</text:p>
      <text:p text:style-name="P4">
<draw:frame draw:style-name="fr1" draw:name="Image265" text:anchor-type="as-char" svg:width="6.9236in" svg:height="5.804039in" draw:z-index="0">
<draw:image xlink:href="../Images/AРМІЯINFORM/2023-05-15T72-00-00-04-00/photo_5408940684708267571_y.jpg" xlink:type="simple" xlink:show="embed" xlink:actuate="onLoad" draw:mime-type="image/jpeg"/>
</draw:frame>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15/za-dobu-pirotehniky-dsns-zneshkodyly-ponad-600-vybuhonebezpechnyh-predmetiv-4/" text:style-name="Internet_20_link" text:visited-style-name="Visited_20_Internet_20_Link">
https://armyinform.com.ua/2023/05/15/za-dobu-pirotehniky-dsns-zneshkodyly-ponad-600-vybuhonebezpechnyh-predmetiv-4/</text:a>
</text:p>
      <!--NEWS-->
      <text:h text:style-name="P10" text:outline-level="1">
<text:span text:style-name="T4">
On May 16, a round table "Rashism will be held at Military Media Center. Understand to overcome ”</text:span>
</text:h>
      <text:p text:style-name="P4">
Author: ['АРМІЯINFORM']</text:p>
      <text:p text:style-name="P4">
Time: 2023-05-15T73:00:00-04:00</text:p>
      <text:p text:style-name="P4">
Description: At the Vivtorok, 16 Herbalns, about 11:00 at Military Media Center to go round the round on the topic: ... War with Ukraine 2022, War with Ukraine Latest News today, News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КРУГЛИЙ СТІЛ', 'РАШИЗМ']</text:p>
      <text:p text:style-name="P4">
Category: News</text:p>
      <!--METADATA-->
      <text:p text:style-name="P4">
<draw:frame draw:style-name="fr1" draw:name="Image266" text:anchor-type="as-char" svg:width="6.9236in" svg:height="3.894525in" draw:z-index="0">
<draw:image xlink:href="../Images/AРМІЯINFORM/2023-05-15T73-00-00-04-00/big-mmc.jpg" xlink:type="simple" xlink:show="embed" xlink:actuate="onLoad" draw:mime-type="image/jpeg"/>
</draw:frame>
Briefing</text:p>
      <text:p text:style-name="P4">
On Tuesday, <text:span text:style-name="T4">
 May 16, at 11: 00 </text:span>
 <text:a xlink:type="simple" xlink:href="https://t.me/militarymediacenter/1936" text:style-name="Internet_20_link" text:visited-style-name="Visited_20_Internet_20_Link">
in Military Mediacenter</text:a>
There will be a round table of Nemu: “Rashism. Understand to overcome. ”</text:p>
      <text:p text:style-name="P4">
_Poes to discuss: _</text:p>
      <ul>
        <li>
Socio-economic and cultural-historical prerequisites for Rashism. * Do Russian citizens consider themselves rashists? What is evidenced by sociology. * Will the introduction of the term "Rashism" in the legal field will help to promote in Western political thought and among the governing elites recognition of Rashism as a criminal ideology. The reaction of the international community and intellectuals of the Western world.</li>
      </ul>
      <text:p text:style-name="P4">
_ Participants of the event: _</text:p>
      <ul>
        <li>
Larisa Yakubova, Doctor of History, Institute of History of Ukraine of NASU; * Alexey Panich, Doctor of Philosophy, Leading Researcher at NGO "Spirit and Letter"; * Irina Pavlenko, Head of the Department of the National Institute for Strategic Studies; * Alexander Shulga, Doctor of Sociological Sciences, Head of the Analytical Center "Institute of Conflictology and Analysis of Russia"; * Oleksandr Ovcharov, Head of the Department of Political and Security Issues of the 6th Territorial Directorate of the Ministry of Foreign Affairs of Ukraine.</li>
      </ul>
      <text:p text:style-name="P4">
<text:span text:style-name="T4">
 Accreditation of media representatives is required and will last until 10:00 on May 16. </text:span>
</text:p>
      <text:p text:style-name="P4">
Accreditation applications send to the e -mail address: <text:a xlink:type="simple" xlink:href="https://armyinform.com.ua/cdn-cgi/l/email-protection#b7c7c4dad8d3c2f7c7d8c4c399dadedb99d0d8c199c2d6" text:style-name="Internet_20_link" text:visited-style-name="Visited_20_Internet_20_Link">
[emailprotected]</text:a>
indicating the name, name and patronymic of the journalist, name of the publication, contact phone.</text:p>
      <text:p text:style-name="P4">
News Source: <text:a xlink:type="simple" xlink:href="https://armyinform.com.ua/2023/05/15/16-travnya-u-military-media-center-vidbudetsya-kruglyj-stil-rashyzm-zrozumity-shhob-podolaty/" text:style-name="Internet_20_link" text:visited-style-name="Visited_20_Internet_20_Link">
https://armyinform.com.ua/2023/05/15/16-travnya-u-military-media-center-vidbudetsya-kruglyj-stil-rashyzm-zrozumity-shhob-podolaty/</text:a>
</text:p>
      <!--NEWS-->
      <text:h text:style-name="P10" text:outline-level="1">
<text:span text:style-name="T4">
The occupiers were fired at 130 settlements per day: there were killed and injured</text:span>
</text:h>
      <text:p text:style-name="P4">
Author: ['АРМІЯINFORM']</text:p>
      <text:p text:style-name="P4">
Time: 2023-05-15T74: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5409373578756998956_y.jpg" text:style-name="Internet_20_link" text:visited-style-name="Visited_20_Internet_20_Link">
photo_5409373578756998956_y.jpg</text:a>
']</text:p>
      <text:p text:style-name="P4">
Tags: ['ВОРОЖІ ОБСТРІЛИ', 'ХАРКІВСЬКИЙ ТРИБУНАЛ']</text:p>
      <text:p text:style-name="P4">
Category: News</text:p>
      <!--METADATA-->
      <text:p text:style-name="P4">
<draw:frame draw:style-name="fr1" draw:name="Image267" text:anchor-type="as-char" svg:width="6.9236in" svg:height="4.799627in" draw:z-index="0">
<draw:image xlink:href="../Images/AРМІЯINFORM/2023-05-15T74-00-00-04-00/photo_5409373578756998956_y.jpg" xlink:type="simple" xlink:show="embed" xlink:actuate="onLoad" draw:mime-type="image/jpeg"/>
</draw:frame>
During the last day, Russian troops fired at the territory of 9 regions of Ukraine.</text:p>
      <text:p text:style-name="P4">
About it <text:a xlink:type="simple" xlink:href="https://t.me/militarymediacenter/1934" text:style-name="Internet_20_link" text:visited-style-name="Visited_20_Internet_20_Link">
reports</text:a>
Military Mediacenter.</text:p>
      <text:p text:style-name="P4">
In general, of different types of weapons(mortars, tanks, artillery, RSZV, SDR, OTRK, UAV, Winged missiles and tactical aviation)Fireings of 130 painters were fired, 104 infrastructure objects were confirmed.</text:p>
      <text:p text:style-name="P4">
According to preliminary information, they are killed and injured among civilians, the number of victims is clarified.</text:p>
      <text:p text:style-name="P4">
News Source: <text:a xlink:type="simple" xlink:href="https://armyinform.com.ua/2023/05/15/okupanty-za-dobu-obstrilyaly-130-naselenyh-punktiv-ye-zagybli-ta-poraneni/" text:style-name="Internet_20_link" text:visited-style-name="Visited_20_Internet_20_Link">
https://armyinform.com.ua/2023/05/15/okupanty-za-dobu-obstrilyaly-130-naselenyh-punktiv-ye-zagybli-ta-poraneni/</text:a>
</text:p>
      <!--NEWS-->
      <text:h text:style-name="P10" text:outline-level="1">
<text:span text:style-name="T4">
Where to call if questions have arisen when you pass the VLK</text:span>
</text:h>
      <text:p text:style-name="P4">
Author: ['АРМІЯINFORM']</text:p>
      <text:p text:style-name="P4">
Time: 2023-05-15T75:00:00-04:00</text:p>
      <text:p text:style-name="P4">
Description: Military Media Center is recommended Garyachi Lіnії, on Yaki Warto telephone suppli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4/1-59.jpg" text:style-name="Internet_20_link" text:visited-style-name="Visited_20_Internet_20_Link">
1-59.jpg</text:a>
']</text:p>
      <text:p text:style-name="P4">
Tags: ['ВЛК', 'ГАРЯЧА ЛІНІЯ']</text:p>
      <text:p text:style-name="P4">
Category: News</text:p>
      <!--METADATA-->
      <text:p text:style-name="P4">
<draw:frame draw:style-name="fr1" draw:name="Image268" text:anchor-type="as-char" svg:width="6.9236in" svg:height="4.615733in" draw:z-index="0">
<draw:image xlink:href="../Images/AРМІЯINFORM/2023-05-15T75-00-00-04-00/1-59.jpg" xlink:type="simple" xlink:show="embed" xlink:actuate="onLoad" draw:mime-type="image/jpeg"/>
</draw:frame>
Military Media Center <text:a xlink:type="simple" xlink:href="https://t.me/militarymediacenter/1937" text:style-name="Internet_20_link" text:visited-style-name="Visited_20_Internet_20_Link">
recommends</text:a>
гарячі лінії, на які варто телефонувати військовослужбовцям під часпроходження військово-лікарської комісії (VLK).</text:p>
      <text:p text:style-name="P4">
Міністерство оборони України:</text:p>
      <ul>
        <li>
отримання направлення на лікування та ВЛК військовослужбовцями ЗСУ;  * необхідні документи для ВЛК;  * оскарження рішень ВЛК;  * виконання рішень ВЛК, соціальні гарантії військовослужбовців.</li>
      </ul>
      <text:p text:style-name="P4">
<text:span text:style-name="T4">
0 800 500 442</text:span>
</text:p>
      <text:p text:style-name="P4">
Міністерство охорони здоров’я України:</text:p>
      <ul>
        <li>
Проходження військовослужбовцями огляду МСЕК;  * ВЛК у цивільних закладах охорони здоров’я;  * прийом скарг на обслуговування в цивільних закладах охорони здоров’я.</li>
      </ul>
      <text:p text:style-name="P4">
<text:span text:style-name="T4">
0 800 60 20 19</text:span>
</text:p>
      <text:p text:style-name="P4">
Командування Медичних сил Збройних Сил України: медичне забезпеченнявійськовослужбовців ЗСУ — <text:span text:style-name="T4">
(044)522 83 58. </text:span>
</text:p>
      <text:p text:style-name="P4">
Armed Forces forces of the Armed Forces: Information Support for Military Supports Secondary Armed Forces on referral for treatment and passing VLK - <text:span text:style-name="T4">
 0 800 507028. </text:span>
</text:p>
      <text:p text:style-name="P4">
Ministry of Veterans of Ukraine: Support for War Veterans.</text:p>
      <ul>
        <li>
<text:span text:style-name="T4">
(063)227-14-27 </text:span>
-on the establishment of statuses and social protection; * <text:span text:style-name="T4">
(063) 035-54-68</text:span>
 — з питань психологічної допомоги, оздоровлення, освіти.</li>
      </ul>
      <text:p text:style-name="P4">
Національне інформаційне бюро з питань військовополонених, примусоводепортованих та зниклих осіб: підтримка родин військовополонених, примусоводепортованих та зниклих осіб — <text:span text:style-name="T4">
(044)287-81-65</text:span>
(Calls from abroad).</text:p>
      <text:p text:style-name="P4">
Урядовий контактний центр:</text:p>
      <ul>
        <li>
<text:span text:style-name="T4">
1545</text:span>
 — загальна урядова гаряча лінія;  * <text:span text:style-name="T4">
1545</text:span>
 (of IVR KNOPS 9) — гаряча лінія з питань ветеранів війни та членів їхніх сімей.</li>
      </ul>
      <text:p text:style-name="P4">
News Source: <text:a xlink:type="simple" xlink:href="https://armyinform.com.ua/2023/05/15/kudy-telefonuvaty-koly-vynykly-pytannya-pry-prohodzhenni-vlk/" text:style-name="Internet_20_link" text:visited-style-name="Visited_20_Internet_20_Link">
https://armyinform.com.ua/2023/05/15/kudy-telefonuvaty-koly-vynykly-pytannya-pry-prohodzhenni-vlk/</text:a>
</text:p>
      <!--NEWS-->
      <text:h text:style-name="P10" text:outline-level="1">
<text:span text:style-name="T4">
On May 16 there will be a straight telephone line with the TRU Commander of the Armed Forces</text:span>
</text:h>
      <text:p text:style-name="P4">
Author: ['АРМІЯINFORM']</text:p>
      <text:p text:style-name="P4">
Time: 2023-05-15T76:00:00-04:00</text:p>
      <text:p text:style-name="P4">
Description: Tomorrow, 16 Herbalop, z 13:00 to 14:00 at number 0 800 507 028 VIICOVOVOSKOVASISISS ... War with Ukraine 2022, War with Ukraine Latest News today, News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640073b9b6963.jpeg" text:style-name="Internet_20_link" text:visited-style-name="Visited_20_Internet_20_Link">
640073b9b6963.jpeg</text:a>
']</text:p>
      <text:p text:style-name="P4">
Tags: ['ТАНЦЮРА ІГОР', 'ТЕЛЕФОННА \xa0ЛІНІЯ', 'ТРО']</text:p>
      <text:p text:style-name="P4">
Category: News</text:p>
      <!--METADATA-->
      <text:p text:style-name="P4">
<draw:frame draw:style-name="fr1" draw:name="Image269" text:anchor-type="as-char" svg:width="6.9236in" svg:height="4.32725in" draw:z-index="0">
<draw:image xlink:href="../Images/AРМІЯINFORM/2023-05-15T76-00-00-04-00/640073b9b6963.jpeg" xlink:type="simple" xlink:show="embed" xlink:actuate="onLoad" draw:mime-type="image/jpeg"/>
</draw:frame>
Tomorrow, <text:span text:style-name="T4">
 May 16, from 13:00 to 14: 00 </text:span>
 at the number <text:span text:style-name="T4">
 0 800 507 028 </text:span>
 Soldiers of the Armed Forces of the Armed Forces and their relatives may be able to consolidate with the Commander of the Forces of the Armed Forces, Major General Igor Dancer.</text:p>
      <text:p text:style-name="P4">
About it <text:a xlink:type="simple" xlink:href="https://www.facebook.com/TerritorialDefenseForces/posts/pfbid0gPVvGjTvHLqtrfHsTyCsch8j5ENGSekz5dMkt7Da92dbKMCFn7xfQqPXyidZL5gPl" text:style-name="Internet_20_link" text:visited-style-name="Visited_20_Internet_20_Link">
reports</text:a>
The Public Relations Service of the TRU Command.</text:p>
      <text:p text:style-name="P4">
“Our hotline has been operating daily since the beginning of February 2022. During this time, more than 90,000 calls were received. We try to resolve every issue that we are asking us. It is very important for us to support each of our fighters. You can get a consultation, you can call daily from 7:00 to 20:00 at 0 800 507 028, ”the message reads.</text:p>
      <text:p text:style-name="P4">
News Source: <text:a xlink:type="simple" xlink:href="https://armyinform.com.ua/2023/05/15/16-travnya-vidbudetsya-pryama-telefonna-liniya-z-komanduvachem-syl-tro-zsu/" text:style-name="Internet_20_link" text:visited-style-name="Visited_20_Internet_20_Link">
https://armyinform.com.ua/2023/05/15/16-travnya-vidbudetsya-pryama-telefonna-liniya-z-komanduvachem-syl-tro-zsu/</text:a>
</text:p>
      <!--NEWS-->
      <text:h text:style-name="P10" text:outline-level="1">
<text:span text:style-name="T4">
Ticker detained, which "drained" on the social network of the location of the defense forces: he threatens up to 8 years in ’</text:span>
</text:h>
      <text:p text:style-name="P4">
Author: ['АРМІЯINFORM']</text:p>
      <text:p text:style-name="P4">
Time: 2023-05-15T77:00:00-04:00</text:p>
      <text:p text:style-name="P4">
Description: The Cherkasy Klosti Blogger, who illegally sewing up about the shif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8c6b5d21a0a1c6ce6279c171b1c4468e.jpeg" text:style-name="Internet_20_link" text:visited-style-name="Visited_20_Internet_20_Link">
8c6b5d21a0a1c6ce6279c171b1c4468e.jpeg</text:a>
']</text:p>
      <text:p text:style-name="P4">
Tags: ['STOPRUSSIA', 'АГРЕСІЯ РФ', 'ВТОРГНЕННЯ РФ', 'СБУ']</text:p>
      <text:p text:style-name="P4">
Category: News</text:p>
      <!--METADATA-->
      <text:p text:style-name="P4">
<draw:frame draw:style-name="fr1" draw:name="Image270" text:anchor-type="as-char" svg:width="6.9236in" svg:height="4.615733in" draw:z-index="0">
<draw:image xlink:href="../Images/AРМІЯINFORM/2023-05-15T77-00-00-04-00/8c6b5d21a0a1c6ce6279c171b1c4468e.jpeg" xlink:type="simple" xlink:show="embed" xlink:actuate="onLoad" draw:mime-type="image/jpeg"/>
</draw:frame>
In the Cherkasy region, a blogger was revealed, who illegally disseminated information of defense forces in the region.</text:p>
      <text:p text:style-name="P4">
As <text:a xlink:type="simple" xlink:href="https://ssu.gov.ua/novyny/za-materialamy-sbu-tiuremne-uviaznennia-zahrozhuie-tiktokeru-yakyi-zlyvav-u-sotsmerezhu-lokatsii-syl-oborony-na-cherkashchyni" text:style-name="Internet_20_link" text:visited-style-name="Visited_20_Internet_20_Link">
reports</text:a>
The Security Service of Ukraine, he personally captured the photo of the movement of the column of Ukrainian military equipment with ammunition. The fun -arranged media files have placed on his own page on the social network chipboard with geolocation.</text:p>
      <text:p text:style-name="P4">
In a few minutes, this video was picked up by Russian propaganda publications, including pro-Kremlovsky telegram channels with a total audience of more than 100 thousand. subscribers. In addition, more than half a million users have viewed this content on the Ticker Page.</text:p>
      <text:p text:style-name="P4">
The SBU staff established the blogger's location and stopped his / her activities. He explained his criminal acts with the desire to "build up" the audience.</text:p>
      <text:p text:style-name="P4">
During the search, a mobile phone was found at the residence address of the person, which he used to fix the movement of the Ukrainian troops of the Hypodal "Publication" of the filmed video.</text:p>
      <text:p text:style-name="P4">
On the basis of the evidence collected, he was informed of the suspicion of dissemination of information about the movement, movement or location of the Armed Forces or other military forms. The attacker faces up to 8 years in prison.</text:p>
      <text:p text:style-name="P4">
The Security Service once again emphasizes the ban on the removal and publication of video and moth materials, indicating the places of dislocation and moving the defense forces, as well as the consequences of hostile shelling. The publication of such photos and video materials of the Internet is regarded as an adjustment of enemy fire and is a crime, which is charged in accordance with the law.</text:p>
      <text:p text:style-name="P4">
News Source: <text:a xlink:type="simple" xlink:href="https://armyinform.com.ua/2023/05/15/zatrymano-tiktokera-yakyj-zlyvav-u-soczmerezhi-lokacziyi-syl-oborony-jomu-zagrozhuye-do-8-rokiv-vyaznyczi/" text:style-name="Internet_20_link" text:visited-style-name="Visited_20_Internet_20_Link">
https://armyinform.com.ua/2023/05/15/zatrymano-tiktokera-yakyj-zlyvav-u-soczmerezhi-lokacziyi-syl-oborony-jomu-zagrozhuye-do-8-rokiv-vyaznyczi/</text:a>
</text:p>
      <!--NEWS-->
      <text:h text:style-name="P10" text:outline-level="1">
<text:span text:style-name="T4">
In Finland at one of the largest landfills in Europe, large -scale military exercises began</text:span>
</text:h>
      <text:p text:style-name="P4">
Author: ['АРМІЯINFORM']</text:p>
      <text:p text:style-name="P4">
Time: 2023-05-15T78:00:00-04:00</text:p>
      <text:p text:style-name="P4">
Description: Fіnlandi for one of the newly at the єvropi -Poligyv -Rovyarvi, the war was in the hijannya ... The war with Ukraine 2022, the war with Ukraine is the latest news today, the war with Ukraine 2022 is the last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lightning-strike-23.jpg" text:style-name="Internet_20_link" text:visited-style-name="Visited_20_Internet_20_Link">
lightning-strike-23.jpg</text:a>
']</text:p>
      <text:p text:style-name="P4">
Tags: ['LIGHTNING STRIKE-23', 'ВІЙСЬКОВІ НАВЧАННЯ', 'ФІНЛЯНДІЯ']</text:p>
      <text:p text:style-name="P4">
Category: News</text:p>
      <!--METADATA-->
      <text:p text:style-name="P4">
<draw:frame draw:style-name="fr1" draw:name="Image271" text:anchor-type="as-char" svg:width="6.9236in" svg:height="3.894525in" draw:z-index="0">
<draw:image xlink:href="../Images/AРМІЯINFORM/2023-05-15T78-00-00-04-00/lightning-strike-23.jpg" xlink:type="simple" xlink:show="embed" xlink:actuate="onLoad" draw:mime-type="image/jpeg"/>
</draw:frame>
Finland at one of the largest landfills in Rovaaryv began Lightning Strike-23.</text:p>
      <text:p text:style-name="P4">
This is stated in <text:a xlink:type="simple" xlink:href="https://maavoimat.fi/en/lightning-strike-23-and-northern-forest-23" text:style-name="Internet_20_link" text:visited-style-name="Visited_20_Internet_20_Link">
message</text:a>
press service of the Ministry of Defense of the country.</text:p>
      <text:p text:style-name="P4">
During maneuvers, which will last until May 26, 2023, they will work out a joint fire and a fighting action with the forces of the North Atlantic Alliance and Sweden, as well as the ability to provide and receive international assistance.</text:p>
      <text:p text:style-name="P4">
The training will take part in the brigade level of the Land Forces, PS, Border Guard of Finland, the C5 Agency of Defense forces of Finland, Central Medicine and Command of Logistics. , UK, Sweden and Norway.</text:p>
      <text:p text:style-name="P4">
Warrior infantry fighting vehicles will be in service with international forces(Велика Британія), reactive volley fire systems(US and UK)and infantry fighting cars CV90(Швеція та Норвегія).</text:p>
      <text:p text:style-name="P4">
Нагадаємо, 4 квітня 2023 року Фінляндія офіційно<text:a xlink:type="simple" xlink:href="https://armyinform.com.ua/2023/04/04/yak-hto-i-chomu-stvoryv-nato-74-roky-tomu/" text:style-name="Internet_20_link" text:visited-style-name="Visited_20_Internet_20_Link">
стала</text:a>
31th member of NATO.</text:p>
      <text:p text:style-name="P4">
News Source: <text:a xlink:type="simple" xlink:href="https://armyinform.com.ua/2023/05/15/u-finlyandiyi-na-odnomu-z-najbilshyh-u-yevropi-poligoniv-rozpochalysya-masshtabni-vijskovi-navchannya/" text:style-name="Internet_20_link" text:visited-style-name="Visited_20_Internet_20_Link">
https://armyinform.com.ua/2023/05/15/u-finlyandiyi-na-odnomu-z-najbilshyh-u-yevropi-poligoniv-rozpochalysya-masshtabni-vijskovi-navchannya/</text:a>
</text:p>
      <!--NEWS-->
      <text:h text:style-name="P10" text:outline-level="1">
<text:span text:style-name="T4">
At the Great Seven summit, the European Union will insist on expanding military assistance to Ukraine</text:span>
</text:h>
      <text:p text:style-name="P4">
Author: ['АРМІЯINFORM']</text:p>
      <text:p text:style-name="P4">
Time: 2023-05-15T79:00:00-04:00</text:p>
      <text:p text:style-name="P4">
Description: The Hovropei Union on the Samiti “Great SIMKI in the XIROSIMI POLAGATIMA ON ROZSHIRENNAI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weapons-7.jpg" text:style-name="Internet_20_link" text:visited-style-name="Visited_20_Internet_20_Link">
weapons-7.jpg</text:a>
']</text:p>
      <text:p text:style-name="P4">
Tags: ['ДОПОМОГА ПАРТНЕРІВ', 'ЄВРОСОЮЗ', 'САМІТ ВЕЛИКОЇ СІМКИ', 'СВІТ ПІДТРИМУЄ УКРАЇНУ', 'УРСУЛА ФОН ДЕР ЛЯЄН']</text:p>
      <text:p text:style-name="P4">
Category: News</text:p>
      <!--METADATA-->
      <text:p text:style-name="P4">
<draw:frame draw:style-name="fr1" draw:name="Image272" text:anchor-type="as-char" svg:width="6.9236in" svg:height="3.894525in" draw:z-index="0">
<draw:image xlink:href="../Images/AРМІЯINFORM/2023-05-15T79-00-00-04-00/weapons-7.jpg" xlink:type="simple" xlink:show="embed" xlink:actuate="onLoad" draw:mime-type="image/jpeg"/>
</draw:frame>
The European Union at the Great Seven summit in Hiroshim will insist on the expansion and upset of military assistance to Ukraine.</text:p>
      <text:p text:style-name="P4">
About it at a press conference on Monday 15 May 2023 <text:a xlink:type="simple" xlink:href="https://twitter.com/i/broadcasts/1BdGYyAoLMQGX" text:style-name="Internet_20_link" text:visited-style-name="Visited_20_Internet_20_Link">
declared</text:a>
Ursula Presidential Commission von Der Lyen.</text:p>
      <text:p text:style-name="P4">
“I expect G7 leaders will support two main principles. The first is that we will support Ukraine as much as you need. The second is nothing(<text:span text:style-name="T5">
Newers. —</text:span>
 <text:span text:style-name="T5">
r</text:span>
 <text:span text:style-name="T5">
ed.</text:span>
)About Ukraine without Ukraine. “As much as you do,” I mean basic financial assistance, including after 2023, as well as accelerated military assistance with focus on “here and now”. And "Nothing about Ukraine without Ukraine" means strong support for a peaceful planup president of Ukraine Volodymyr Zelensky, " - said Ursula von der Lyen.</text:p>
      <text:p text:style-name="P4">
The President of the European Commission also stated that in order to create the conditions for Russia to pay for the destruction she had caused during the war against Ukraine, a special register of destruction will be created UGAAZ.</text:p>
      <text:p text:style-name="P4">
“In Reykjavik(<text:span text:style-name="T5">
16</text:span>
 _ --<text:span text:style-name="T5">
 _17 May</text:span>
 _ will be made_ <text:span text:style-name="T5">
Samit of the Council of Europe</text:span>
 <text:span text:style-name="T5">
.__-</text:span>
 <text:span text:style-name="T5">
R</text:span>
 <text:span text:style-name="T5">
ed.</text:span>
)We will discuss how to hold Russia accountable. I support the creation of a tribunal to bring Russian crimes of aggression to the court. We will also decide on the creation of a register of destruction in the Hague. It will be the first time, but very good in the direction of Russian compensation, ”Ursulafon Der Lyen emphasized.</text:p>
      <text:p text:style-name="P4">
We will remind, earlier in conversation with Canadian prime minister Justin Trudeau Presidential Commission Ursula von Der Lyen <text:a xlink:type="simple" xlink:href="https://armyinform.com.ua/2023/05/05/ukrayina-priorytetna-tema-na-samiti-g7-glava-yevrokomisiyi-u-rozmovi-z-premyerom-kanady/" text:style-name="Internet_20_link" text:visited-style-name="Visited_20_Internet_20_Link">
stated</text:a>
, which will take place on the Japanese city of Hiroshima on May 19-21, 2023, one of the key issues will be comprehensive support of Ukraine. In addition to G7 participants <text:a xlink:type="simple" xlink:href="https://armyinform.com.ua/2023/04/20/krayiny-g7-rozglyadayut-mozhlyvist-majzhe-povnoyi-zaborony-eksportu-do-rosiyi/" text:style-name="Internet_20_link" text:visited-style-name="Visited_20_Internet_20_Link">
consider</text:a>
<text:a xlink:type="simple" xlink:href="https://armyinform.com.ua/2023/04/20/krayiny-g7-rozglyadayut-mozhlyvist-majzhe-povnoyi-zaborony-eksportu-do-rosiyi/" text:style-name="Internet_20_link" text:visited-style-name="Visited_20_Internet_20_Link">
s</text:a>
The possibility of a full part of most exports to Russia, except for medicines, agricultural products and food.</text:p>
      <text:p text:style-name="P4">
News Source: <text:a xlink:type="simple" xlink:href="https://armyinform.com.ua/2023/05/15/na-samiti-velykoyi-simky-yevrosoyuz-napolyagatyme-na-rozshyrenni-vijskovoyi-dopomogy-ukrayini/" text:style-name="Internet_20_link" text:visited-style-name="Visited_20_Internet_20_Link">
https://armyinform.com.ua/2023/05/15/na-samiti-velykoyi-simky-yevrosoyuz-napolyagatyme-na-rozshyrenni-vijskovoyi-dopomogy-ukrayini/</text:a>
</text:p>
      <!--NEWS-->
      <text:h text:style-name="P10" text:outline-level="1">
<text:span text:style-name="T4">
Володимир Зеленський про винищувачі для України: Найближчим часом ви почуєте важливі рішення</text:span>
</text:h>
      <text:p text:style-name="P4">
Author: ['АРМІЯINFORM']</text:p>
      <text:p text:style-name="P4">
Time: 2023-05-15T80:00:00-04:00</text:p>
      <text:p text:style-name="P4">
Description: At the Mazhi VIZITS, Up to great British President Volodymyr Zelensky Povviv Zustych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9639816d7fb5be1686e9f4c321003e22_1684142472_extra_large.jpeg" text:style-name="Internet_20_link" text:visited-style-name="Visited_20_Internet_20_Link">
9639816d7fb5be1686e9f4c321003e22_1684142472_extra_large.jpeg</text:a>
']</text:p>
      <text:p text:style-name="P4">
Tags: ['STOPRUSSIA', 'АГРЕСІЯ РФ', 'ВОЛОДИМИР ЗЕЛЕНСЬКИЙ', 'ВТОРГНЕННЯ РФ', 'КОАЛІЦІЯ ВИНИЩУВАЧІВ', 'РІШІ СУНАК']</text:p>
      <text:p text:style-name="P4">
Category: News</text:p>
      <!--METADATA-->
      <text:p text:style-name="P4">
<draw:frame draw:style-name="fr1" draw:name="Image273" text:anchor-type="as-char" svg:width="6.9236in" svg:height="4.617948in" draw:z-index="0">
<draw:image xlink:href="../Images/AРМІЯINFORM/2023-05-15T80-00-00-04-00/9639816d7fb5be1686e9f4c321003e22_1684142472_extra_large.jpeg" xlink:type="simple" xlink:show="embed" xlink:actuate="onLoad" draw:mime-type="image/jpeg"/>
</draw:frame>
</text:p>
      <text:p text:style-name="P4">
У межах візиту до Великої Британії Президент України Володимир Зеленський<text:a xlink:type="simple" xlink:href="https://armyinform.com.ua/2023/05/15/volodymyr-zelenskyj-zustrivsya-z-rishi-sunakom-u-brytaniyi/" text:style-name="Internet_20_link" text:visited-style-name="Visited_20_Internet_20_Link">
провів зустріч</text:a>
 із Прем’єр-міністром СполученогоКоролівства Ріші Сунаком.</text:p>
      <text:p text:style-name="P4">
Як <text:a xlink:type="simple" xlink:href="https://www.president.gov.ua/news/u-cej-virishalnij-dlya-nashogo-narodu-moment-usya-velika-bri-82921" text:style-name="Internet_20_link" text:visited-style-name="Visited_20_Internet_20_Link">
повідомили</text:a>
In the Presidential Office, today the meeting was focused on the issues of defense support of Ukraine.</text:p>
      <text:p text:style-name="P4">
Volodymyr Zelensky thanked for the considerable support package that Britain has prepared for our country, and noted that it would help to save the life of our people.</text:p>
      <text:p text:style-name="P4">
The head of the Ukrainian state said that today, during the negotiations, the issue of giving Ukraine fighters was discussed.</text:p>
      <text:p text:style-name="P4">
“This is a very important topic for us, because we cannot control the sky ... We are partners, and Rishi knows all the details of what is happening on the front. We want to form a coalition of fighters. We talked about it. I am extremely positive. And, I think, in the near future you will hear about important solutions. We have a little work a bit, ”the President of Ukraine said.</text:p>
      <text:p text:style-name="P4">
According to Risha Snak, his country will continue to provide the Ukrainian people with support that is needed to protect against aggression.</text:p>
      <text:p text:style-name="P4">
He also noted that the United Kingdom is ready to play an active and one sheep roles in the creation of an aviation coalition. The Prime Minister noted that the question concerns not only the provision of aircraft, but also the training of pilots, appropriate logistics.</text:p>
      <text:p text:style-name="P4">
News Source: <text:a xlink:type="simple" xlink:href="https://armyinform.com.ua/2023/05/15/volodymyr-zelenskyj-pro-vynyshhuvachi-dlya-ukrayiny-najblyzhchym-chasom-vy-pochuyete-vazhlyvi-rishennya/" text:style-name="Internet_20_link" text:visited-style-name="Visited_20_Internet_20_Link">
https://armyinform.com.ua/2023/05/15/volodymyr-zelenskyj-pro-vynyshhuvachi-dlya-ukrayiny-najblyzhchym-chasom-vy-pochuyete-vazhlyvi-rishennya/</text:a>
</text:p>
      <!--NEWS-->
      <text:h text:style-name="P10" text:outline-level="1">
<text:span text:style-name="T4">
Представник парламенту Великої Британії відвідав навчання українських військових</text:span>
</text:h>
      <text:p text:style-name="P4">
Author: ['АРМІЯINFORM']</text:p>
      <text:p text:style-name="P4">
Time: 2023-05-15T81:00:00-04:00</text:p>
      <text:p text:style-name="P4">
Description: Державний міністр з питань оборонних закупівель Великої Британії Джеймс Картлідж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58331_1103749470764656_2616853641518069329_n.jpg" text:style-name="Internet_20_link" text:visited-style-name="Visited_20_Internet_20_Link">
347258331_1103749470764656_2616853641518069329_n.jpg</text:a>
', '<text:a xlink:type="simple" xlink:href="https://armyinform.com.ua/wp-content/uploads/2023/05/347278455_1305548230398287_1076672873083040939_n-150x150.jpg" text:style-name="Internet_20_link" text:visited-style-name="Visited_20_Internet_20_Link">
347278455_1305548230398287_1076672873083040939_n-150x150.jpg</text:a>
', '<text:a xlink:type="simple" xlink:href="https://armyinform.com.ua/wp-content/uploads/2023/05/347104941_526198429709673_1711637799416724311_n-150x150.jpg" text:style-name="Internet_20_link" text:visited-style-name="Visited_20_Internet_20_Link">
347104941_526198429709673_1711637799416724311_n-150x150.jpg</text:a>
', '<text:a xlink:type="simple" xlink:href="https://armyinform.com.ua/wp-content/uploads/2023/05/347258548_3347675312229089_2583543401119666098_n-150x150.jpg" text:style-name="Internet_20_link" text:visited-style-name="Visited_20_Internet_20_Link">
347258548_3347675312229089_2583543401119666098_n-150x150.jpg</text:a>
']</text:p>
      <text:p text:style-name="P4">
Tags: ['ГЕНШТАБ ЗС УКРАЇНИ', 'ІНТЕРФЛЕКС', 'НАВЧАННЯ УКРАЇНСЬКИХ ВІЙСЬКОВОСЛУЖБОВЦІВ']</text:p>
      <text:p text:style-name="P4">
Category: News</text:p>
      <!--METADATA-->
      <text:p text:style-name="P4">
<draw:frame draw:style-name="fr1" draw:name="Image274" text:anchor-type="as-char" svg:width="6.9236in" svg:height="4.615733in" draw:z-index="0">
<draw:image xlink:href="../Images/AРМІЯINFORM/2023-05-15T81-00-00-04-00/347258331_1103749470764656_2616853641518069329_n.jpg" xlink:type="simple" xlink:show="embed" xlink:actuate="onLoad" draw:mime-type="image/jpeg"/>
</draw:frame>
The State Minister for Defense Procurement of the United Kingdom Jameskartidge visited Ukrainian military training in Britain.</text:p>
      <text:p text:style-name="P4">
About it <text:a xlink:type="simple" xlink:href="https://www.facebook.com/GeneralStaff.ua/posts/pfbid02xgiDYNA43rrFkUoH1n6zSPxTKtVYiBZvouXTjs4c4RrYLCQwJF18PJqa2UfN974cl" text:style-name="Internet_20_link" text:visited-style-name="Visited_20_Internet_20_Link">
reports</text:a>
The General Staff of the Armed Forces.</text:p>
      <text:p text:style-name="P4">
“The training of the Armed Forces of the Armed Forces under the guidance of the instructors of the Britain, New Zealand and Australia is ongoing, who, together with the Allies of the UK, continue to play a decisive role in supporting the training of thousands of Ukrainian military personnel in the framework of a multinational educational operation.</text:p>
      <text:p text:style-name="P4">
<text:a xlink:type="simple" xlink:href="https://armyinform.com.ua/wp-content/uploads/2023/05/347278455_1305548230398287_1076672873083040939_n.jpg" text:style-name="Internet_20_link" text:visited-style-name="Visited_20_Internet_20_Link">
!(Images/AРМІЯINFORM/2023-05-15T81-00-00-04-00/347278455_1305548230398287_1076672873083040939_n-150x150.jpg)</text:a>
</text:p>
      <text:p text:style-name="P4">
<text:a xlink:type="simple" xlink:href="https://armyinform.com.ua/wp-content/uploads/2023/05/347104941_526198429709673_1711637799416724311_n.jpg" text:style-name="Internet_20_link" text:visited-style-name="Visited_20_Internet_20_Link">
<draw:frame draw:style-name="fr1" draw:name="Image275" text:anchor-type="as-char" svg:width="6.9236in" svg:height="6.9236in" draw:z-index="0">
<draw:image xlink:href="../Images/AРМІЯINFORM/2023-05-15T81-00-00-04-00/347104941_526198429709673_1711637799416724311_n-150x150.jpg" xlink:type="simple" xlink:show="embed" xlink:actuate="onLoad" draw:mime-type="image/jpeg"/>
</draw:frame>
</text:a>
</text:p>
      <text:p text:style-name="P4">
<text:a xlink:type="simple" xlink:href="https://armyinform.com.ua/wp-content/uploads/2023/05/347258548_3347675312229089_2583543401119666098_n.jpg" text:style-name="Internet_20_link" text:visited-style-name="Visited_20_Internet_20_Link">
<draw:frame draw:style-name="fr1" draw:name="Image276" text:anchor-type="as-char" svg:width="6.9236in" svg:height="6.9236in" draw:z-index="0">
<draw:image xlink:href="../Images/AРМІЯINFORM/2023-05-15T81-00-00-04-00/347258548_3347675312229089_2583543401119666098_n-150x150.jpg" xlink:type="simple" xlink:show="embed" xlink:actuate="onLoad" draw:mime-type="image/jpeg"/>
</draw:frame>
</text:a>
The Armed Forces of the Armed Forces added that Ukraine is grateful for the support and assistance of Great Britain, New Zealand and Australia.</text:p>
      <text:p text:style-name="P4">
In the framework of the Interflex Operation, started by the UK government of the Taponic Ireland, already <text:a xlink:type="simple" xlink:href="https://armyinform.com.ua/2023/04/06/operacziya-interflex-u-brytaniyi-vzhe-projshly-pidgotovku-10-tysyach-novobrancziv-zsu/" text:style-name="Internet_20_link" text:visited-style-name="Visited_20_Internet_20_Link">
passed</text:a>
Training 10 thousand servicemen of the Armed Forces.</text:p>
      <text:p text:style-name="P4">
News Source: <text:a xlink:type="simple" xlink:href="https://armyinform.com.ua/2023/05/15/predstavnyk-parlamentu-velykoyi-brytaniyi-pobuvav-na-navchannyah-ukrayinskyh-vijskovyh/" text:style-name="Internet_20_link" text:visited-style-name="Visited_20_Internet_20_Link">
https://armyinform.com.ua/2023/05/15/predstavnyk-parlamentu-velykoyi-brytaniyi-pobuvav-na-navchannyah-ukrayinskyh-vijskovyh/</text:a>
</text:p>
      <!--NEWS-->
      <text:h text:style-name="P10" text:outline-level="1">
<text:span text:style-name="T4">
Досягнуто домовленостей про потужні оборонні пакети — глава держави підсумував візити до країн Європи</text:span>
</text:h>
      <text:p text:style-name="P4">
Author: ['АРМІЯINFORM']</text:p>
      <text:p text:style-name="P4">
Time: 2023-05-15T82:00:00-04:00</text:p>
      <text:p text:style-name="P4">
Description: Під час нещодавніх візитів Президента України Володимира Зеленського до Італ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374f0af5b1dcea2e0025820a94e889_1684142472_extra_large.jpeg" text:style-name="Internet_20_link" text:visited-style-name="Visited_20_Internet_20_Link">
19374f0af5b1dcea2e0025820a94e889_1684142472_extra_large.jpeg</text:a>
']</text:p>
      <text:p text:style-name="P4">
Tags: ['АГРЕСІЯ РФ', 'ВІЙСЬКОВА ПІДТРИМКА', 'ВОЛОДИМИР ЗЕЛЕНСЬКИЙ', 'ВТОРГНЕННЯ РФ', 'ПРЕЗИДЕНТ УКРАЇНИ']</text:p>
      <text:p text:style-name="P4">
Category: News</text:p>
      <!--METADATA-->
      <text:p text:style-name="P4">
<draw:frame draw:style-name="fr1" draw:name="Image277" text:anchor-type="as-char" svg:width="6.9236in" svg:height="4.617948in" draw:z-index="0">
<draw:image xlink:href="../Images/AРМІЯINFORM/2023-05-15T82-00-00-04-00/19374f0af5b1dcea2e0025820a94e889_1684142472_extra_large.jpeg" xlink:type="simple" xlink:show="embed" xlink:actuate="onLoad" draw:mime-type="image/jpeg"/>
</draw:frame>
During the recent visits of President of Ukraine Volodymyr Zelensky, Dytaly, Germany, France and the United Kingdom, important affairs were reached for the defense support of our country. The Head of State resulted in media representatives as a result of negotiations with the Prime Minister of the Kingdom of Rice Sunak, <text:a xlink:type="simple" xlink:href="https://www.president.gov.ua/news/dosyagnuto-domovlenostej-pro-potuzhni-oboronni-paketi-prezid-82925" text:style-name="Internet_20_link" text:visited-style-name="Visited_20_Internet_20_Link">
reports</text:a>
Office of the President of Ukraine.</text:p>
      <text:p text:style-name="P4">
Volodymyr Zelensky noted that the priority of his visits to the European cards was the preparation for the active actions of the Ukrainian armed forces on the front ofizadl's liberation of the occupied territories.</text:p>
      <text:p text:style-name="P4">
“I am extremely satisfied with our achievements and arrangements. And I think about Rishi. There was a good meeting with George, with Olaf, Emmanuel and today the UK. Indeed important, powerful defensive packages. Here are the ones that are unworthy, ”the President said.</text:p>
      <text:p text:style-name="P4">
Also, he said, during the negotiations it was about preparation for the Samy Seven Summit, which <text:a xlink:type="simple" xlink:href="https://armyinform.com.ua/2023/05/15/na-samiti-velykoyi-simky-yevrosoyuz-napolyagatyme-na-rozshyrenni-vijskovoyi-dopomogy-ukrayini/" text:style-name="Internet_20_link" text:visited-style-name="Visited_20_Internet_20_Link">
will take place</text:a>
this week in Hiroshima(Японія).</text:p>
      <text:p text:style-name="P4">
«Тут дуже важлива позиція кожної з цих країн. І важливо, щоб ця позиція булаоб’єднана», — зазначив Володимир Зеленський.</text:p>
      <text:p text:style-name="P4">
Глава держави акцентував, що під час зустрічей тривали переговори простворення <text:a xlink:type="simple" xlink:href="https://armyinform.com.ua/2023/05/15/volodymyr-zelenskyj-pro-vynyshhuvachi-dlya-ukrayiny-najblyzhchym-chasom-vy-pochuyete-vazhlyvi-rishennya/" text:style-name="Internet_20_link" text:visited-style-name="Visited_20_Internet_20_Link">
коаліціївинищувачів</text:a>
 для України, а також про підготовку до саміту НАТО у Вільнюсі.</text:p>
      <text:p text:style-name="P4">
News Source: <text:a xlink:type="simple" xlink:href="https://armyinform.com.ua/2023/05/15/dosyagnuto-domovlenostej-pro-potuzhni-oboronni-pakety-glava-derzhavy-pidsumuvav-vizyty-do-krayin-yevropy/" text:style-name="Internet_20_link" text:visited-style-name="Visited_20_Internet_20_Link">
https://armyinform.com.ua/2023/05/15/dosyagnuto-domovlenostej-pro-potuzhni-oboronni-pakety-glava-derzhavy-pidsumuvav-vizyty-do-krayin-yevropy/</text:a>
</text:p>
      <!--NEWS-->
      <text:h text:style-name="P10" text:outline-level="1">
<text:span text:style-name="T4">
Reported suspicion to the developer who sold apartments appointed by the military</text:span>
</text:h>
      <text:p text:style-name="P4">
Author: ['АРМІЯINFORM']</text:p>
      <text:p text:style-name="P4">
Time: 2023-05-15T83:00:00-04:00</text:p>
      <text:p text:style-name="P4">
Description: Забудовнику, який ошукав Міністерство оборони України на майже 7 мільйонів грив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1/pokupkakvartiryi-e67617083123441d5ac689aa5fc49c8e.jpg" text:style-name="Internet_20_link" text:visited-style-name="Visited_20_Internet_20_Link">
pokupkakvartiryi-e67617083123441d5ac689aa5fc49c8e.jpg</text:a>
']</text:p>
      <text:p text:style-name="P4">
Tags: ['ЖИТЛО ДЛЯ ВІЙСЬКОВОСЛУЖБОВЦІВ', 'ЗЛОЧИНИ ПРОТИ ВІЙСЬКОВОСЛУЖБОВЦІВ', 'МІНІСТЕРСТВО ОБОРОНИ УКРАЇНИ', 'МОУ', 'СПЕЦІАЛІЗОВАНА ПРОКУРАТУРА У\xa0СФЕРІ ОБОРОНИ ЗАХІДНОГО РЕГІОНУ', 'ШАХРАЙСТВО']</text:p>
      <text:p text:style-name="P4">
Category: News</text:p>
      <!--METADATA-->
      <text:p text:style-name="P4">
<draw:frame draw:style-name="fr1" draw:name="Image278" text:anchor-type="as-char" svg:width="6.9236in" svg:height="4.137041in" draw:z-index="0">
<draw:image xlink:href="../Images/AРМІЯINFORM/2023-05-15T83-00-00-04-00/pokupkakvartiryi-e67617083123441d5ac689aa5fc49c8e.jpg" xlink:type="simple" xlink:show="embed" xlink:actuate="onLoad" draw:mime-type="image/jpeg"/>
</draw:frame>
Illustrative photo</text:p>
      <text:p text:style-name="P4">
** The developer who was deceived by the Ministry of Defense of Ukraine for almost 7 million UAH, having sold apartments appointed by the military.</text:p>
      <text:p text:style-name="P4">
Under the procedural guidance of the Specialized Prosecutor's Office in the field of defense of the alkali region, it was reported suspicion of the Ivano-Frankivsk developer with the assembly of seizure of another's property by deception(fraud), committed in particularly large sizes(Part 4 of Article 190 of the Criminal Code of Ukraine).</text:p>
      <text:p text:style-name="P4">
За даними слідства, підозрюваний наприкінці 2021 року уклав із Міністерствомоборони України договір, на підставі якого зобов’язувався виділити оборонномувідомству 30 квартир у будинку в м. Коломия та до квітня наступного рокупередати для оформлення права власності. За це МОУ перерахувало підприємцюгрошові кошти у вигляді авансового платежу.</text:p>
      <text:p text:style-name="P4">
Однак, підприємець не поспішав із виконанням зобов’язання та уклав додатковийдоговір про відтермінування до жовтня 2022 року.</text:p>
      <text:p text:style-name="P4">
Тим часом, після завершення будівництва та введення будинку у експлуатацію,<text:span text:style-name="T4">
20</text:span>
 із <text:span text:style-name="T4">
30</text:span>
 обіцяних квартир бізнесмен зареєстрував за власноюбудівельною фірмою, а з них <text:span text:style-name="T4">
9</text:span>
 — розпродав приватним особам, отримавшинадприбутки.</text:p>
      <text:p text:style-name="P4">
Встановлено, що внаслідок такої афери Міністерству оборони завдано шкоди намайже <text:span text:style-name="T4">
7 мільйонів гривень</text:span>
.</text:p>
      <text:p text:style-name="P4">
Наразі вирішується питання про обрання для вказаної особи міри запобіжногозаходу.</text:p>
      <text:p text:style-name="P4">
Крім цього, спецпрокурори вживають заходів з метою відшкодування завданихдержаві збитків. Так, у ході досудового розслідування на 20 квартир накладеноарешт.</text:p>
      <text:p text:style-name="P4">
За вчинене уродженцю Косівського району загрожує від 5 до 12 років позбавленняволі з конфіскацією майна.</text:p>
      <text:p text:style-name="P4">
Досудове розслідування здійснюють слідчі Головного управління Нацполіції уІвано-Франківській області за оперативного супроводу Управління СБУ уФранківській області.</text:p>
      <text:p text:style-name="P4">
<text:span text:style-name="T4">
Примітка:</text:span>
 відповідно до ст.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text:span text:style-name="T5">
Пресслужба Спеціалізованої прокуратури</text:span>
 <text:span text:style-name="T5">
у сфері оборони Західногорегіону</text:span>
</text:span>
</text:p>
      <text:p text:style-name="P4">
News Source: <text:a xlink:type="simple" xlink:href="https://armyinform.com.ua/2023/05/15/povidomleno-pro-pidozru-zabudovnyku-yakyj-rozprodav-kvartyry-shho-pryznachalysya-vijskovym/" text:style-name="Internet_20_link" text:visited-style-name="Visited_20_Internet_20_Link">
https://armyinform.com.ua/2023/05/15/povidomleno-pro-pidozru-zabudovnyku-yakyj-rozprodav-kvartyry-shho-pryznachalysya-vijskovym/</text:a>
</text:p>
      <!--NEWS-->
      <text:h text:style-name="P10" text:outline-level="1">
<text:span text:style-name="T4">
We have to make Ukraine win the war - Anders Fog Rasmussen</text:span>
</text:h>
      <text:p text:style-name="P4">
Author: ['АРМІЯINFORM']</text:p>
      <text:p text:style-name="P4">
Time: 2023-05-15T84:00:00-04:00</text:p>
      <text:p text:style-name="P4">
Description: Assignant of the founding “Democratic Alliance”, Kolishniy Secretary General of NATO Anders Fogg Rasmussen saying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1554447175-ანდერს-ფოგ-რასმუსენi.jpg" text:style-name="Internet_20_link" text:visited-style-name="Visited_20_Internet_20_Link">
1554447175-ანდერს-ფოგ-რასმუსენi.jpg</text:a>
']</text:p>
      <text:p text:style-name="P4">
Tags: ['АНДРЕС ФОГ РАСМУСЕН', 'КОПЕНГАГЕНСЬКИЙ САМІТ ДЕМОКРАТІЇ', 'СВІТ ПІДТРИМУЄ УКРАЇНУ']</text:p>
      <text:p text:style-name="P4">
Category: News</text:p>
      <!--METADATA-->
      <text:p text:style-name="P4">
<draw:frame draw:style-name="fr1" draw:name="Image279" text:anchor-type="as-char" svg:width="6.9236in" svg:height="4.618711in" draw:z-index="0">
<draw:image xlink:href="../Images/AРМІЯINFORM/2023-05-15T84-00-00-04-00/1554447175-ანდერს-ფოგ-რასმუსენi.jpg" xlink:type="simple" xlink:show="embed" xlink:actuate="onLoad" draw:mime-type="image/jpeg"/>
</draw:frame>
Andres Fog Rasmusen</text:p>
      <text:p text:style-name="P4">
The founder of the Alliance of Democracies Foundation, the former NATO Secretary -General Anders Fagrasmussen said that Ukraine should win the war because the appropriation of Rosiyia will create a dangerous precedent that China can take advantage of. About Tsevin <text:a xlink:type="simple" xlink:href="https://copenhagendemocracysummit.com/2023" text:style-name="Internet_20_link" text:visited-style-name="Visited_20_Internet_20_Link">
said</text:a>
, відкриваючиКопенгагенський саміт демократії.</text:p>
      <text:p text:style-name="P4">
«Давайте подамо гучний і чіткий сигнал із цього саміту. Свобода переможе, босвобода є. Незважаючи на звірства самодержців, деспотизм диктаторів,тоталітаризм тиранів, ми все ще бачимо надію. Ми бачимо надію у героїзміукраїнського народу. Це боротьба за майбутнє своєї країни. В Україні питаннядля всього демократичного світу. Якщо росія зможе отримати територію тавстановити новий статус-кво силою, це створить небезпечний прецедент. СіЦзіньпін дійде висновку, що він може просто захопити Тайвань. Лише явнадемонстрація рішучості стримує деспотів. Ось чому ми маємо зробити так, щобУкраїна виграла війну, та забезпечити міцний мир», — сказав він.</text:p>
      <text:p text:style-name="P4">
Нагадаємо, Копенгагенський саміт демократії триватиме 15-16 травня. Головноюметою саміту є обговорення стану демократії та сприяння більш тіснимекономічним, політичним і культурним зв’язкам між світовими демократіями.</text:p>
      <text:p text:style-name="P4">
News Source: <text:a xlink:type="simple" xlink:href="https://armyinform.com.ua/2023/05/15/my-mayemo-zrobyty-tak-shhob-ukrayina-vygrala-vijnu-anders-fog-rasmussen/" text:style-name="Internet_20_link" text:visited-style-name="Visited_20_Internet_20_Link">
https://armyinform.com.ua/2023/05/15/my-mayemo-zrobyty-tak-shhob-ukrayina-vygrala-vijnu-anders-fog-rasmussen/</text:a>
</text:p>
      <!--NEWS-->
      <text:h text:style-name="P10" text:outline-level="1">
<text:span text:style-name="T4">
The Czech Republic has harvested $ 2.3 million on RSLS for Ukraine</text:span>
</text:h>
      <text:p text:style-name="P4">
Author: ['АРМІЯINFORM']</text:p>
      <text:p text:style-name="P4">
Time: 2023-05-15T85:00:00-04:00</text:p>
      <text:p text:style-name="P4">
Description: Organizer Pozktu “Podarunok for Putin” in the Czech, gone about the completion of the zbor 2.3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fwgx5lexoaayagp.jpg" text:style-name="Internet_20_link" text:visited-style-name="Visited_20_Internet_20_Link">
fwgx5lexoaayagp.jpg</text:a>
']</text:p>
      <text:p text:style-name="P4">
Tags: ['ДОПОМОГА ЧЕСЬКОЇ РЕСПУБЛІКИ', 'ПОДАРУНОК ДЛЯ ПУТІНА', 'УКРАЇНА - ЧЕХІЯ']</text:p>
      <text:p text:style-name="P4">
Category: News</text:p>
      <!--METADATA-->
      <text:p text:style-name="P4">
<draw:frame draw:style-name="fr1" draw:name="Image280" text:anchor-type="as-char" svg:width="6.9236in" svg:height="4.488801in" draw:z-index="0">
<draw:image xlink:href="../Images/AРМІЯINFORM/2023-05-15T85-00-00-04-00/fwgx5lexoaayagp.jpg" xlink:type="simple" xlink:show="embed" xlink:actuate="onLoad" draw:mime-type="image/jpeg"/>
</draw:frame>
The organizers of the Putin Gift in the Czech Republic, reported $ 2.3 million for the purchase of RM-70 and Donea missiles for Ukraine. This was reported in the account <text:a xlink:type="simple" xlink:href="https://twitter.com/DarPutinovi/status/1657801878678151169/photo/1" text:style-name="Internet_20_link" text:visited-style-name="Visited_20_Internet_20_Link">
project</text:a>
In Twitter.</text:p>
      <text:p text:style-name="P4">
“We managed to raise $ 2,300,000 for the purchase of the RM-70 and 364 missiles for Ukraine for the purchase of the Czech Reactive Fire for Ukraine. In just two months, 19 165 people and companies made the contributions, ”the post reads.</text:p>
      <text:p text:style-name="P4">
It is reported that the delivery of a missile installation to Ukraine is expected for a few weeks.</text:p>
      <text:p text:style-name="Quotations">

<text:p text:style-name="P4">
🚀we have exciting news. We've Managed to Raise $ 2,300,000 to Purchase A&gt;
 Czech RM-70 Multiple Rocket Launcher and 365 Rockets for It. 🎉 in just two&gt;
 and a Half MONTS, 19,165 Individuals and Companies Contributed. The Rocket&gt;
 Launcher is Expert to Be DEPLYED IN A MATTER OF…&gt;
 <text:a xlink:type="simple" xlink:href="https://t.co/O6vbmRknNT" text:style-name="Internet_20_link" text:visited-style-name="Visited_20_Internet_20_Link">
pic.twitter.com/o6vbmrknnt</text:a>
&gt;
&gt;
 - Gift for Putin(@Darputinovi)<text:a xlink:type="simple" xlink:href="https://twitter.com/DarPutinovi/status/1657801878678151169" text:style-name="Internet_20_link" text:visited-style-name="Visited_20_Internet_20_Link">
May 14,&gt;
 2023</text:a>
Also, the organizers of the Putin Gift announced the beginning of a taller collection for the purchase of 10 tons of explosives for the Ukrainian -specific unit "KORD".</text:p>

</text:p>
      <text:p text:style-name="P4">
We will remind, on February 1, the project "Gift for Putin" in the Czech Republic informed the pronder to Ukraine two armored cars, which will be used to evaporate wounded in the battles of Ukrainian soldiers.</text:p>
      <text:p text:style-name="P4">
News Source: <text:a xlink:type="simple" xlink:href="https://armyinform.com.ua/2023/05/15/u-chehiyi-zibraly-23-miljona-dolariv-na-rszv-dlya-ukrayiny/" text:style-name="Internet_20_link" text:visited-style-name="Visited_20_Internet_20_Link">
https://armyinform.com.ua/2023/05/15/u-chehiyi-zibraly-23-miljona-dolariv-na-rszv-dlya-ukrayiny/</text:a>
</text:p>
      <!--NEWS-->
      <text:h text:style-name="P10" text:outline-level="1">
<text:span text:style-name="T4">
During the day, the Russians struck 38 aviation blows across Ukraine</text:span>
</text:h>
      <text:p text:style-name="P4">
Author: ['АРМІЯINFORM']</text:p>
      <text:p text:style-name="P4">
Time: 2023-05-15T86:00:00-04:00</text:p>
      <text:p text:style-name="P4">
Description: About the cesspool of the General Staff of the ZS Ukrainian. “Triv Citrist Forty Shosta adds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1/02/aviacziya-4.jpg" text:style-name="Internet_20_link" text:visited-style-name="Visited_20_Internet_20_Link">
aviacziya-4.jpg</text:a>
']</text:p>
      <text:p text:style-name="P4">
Tags: ['STOPRUSSIA', 'АГРЕСІЯ РФ', 'ВТОРГНЕННЯ РФ', 'ГШ ЗСУ']</text:p>
      <text:p text:style-name="P4">
Category: News</text:p>
      <!--METADATA-->
      <text:p text:style-name="P4">
<draw:frame draw:style-name="fr1" draw:name="Image281" text:anchor-type="as-char" svg:width="6.9236in" svg:height="4.621503in" draw:z-index="0">
<draw:image xlink:href="../Images/AРМІЯINFORM/2023-05-15T86-00-00-04-00/aviacziya-4.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graoCze2X4inr45acwsJX41cYUyALuimYddDxMW7etiKjirNHvbCtgmitaAGUJD2l" text:style-name="Internet_20_link" text:visited-style-name="Visited_20_Internet_20_Link">
reported</text:a>
The General Staff of the Armed Forces of Ukraine.</text:p>
      <text:p text:style-name="P4">
“Four hundred forty -sixth of large -scale armed aggression of the Russian Federation against Ukraine continues.</text:p>
      <text:p text:style-name="P4">
During the day, the enemy struck 2 missile strokes on Konstantinovka Donetsk region, applying the S-300 ZRK. In addition, 38 aircraft blows of tanks of more than 25 shelling of rocket launchers.</text:p>
      <text:p text:style-name="P4">
The likelihood of further rocket and aviation strikes throughout Ukraine is high, ”the message reads.</text:p>
      <text:p text:style-name="P4">
News Source: <text:a xlink:type="simple" xlink:href="https://armyinform.com.ua/2023/05/15/protyagom-doby-rosiyany-zavdaly-38-aviaczijnyh-udariv-po-ukrayini/" text:style-name="Internet_20_link" text:visited-style-name="Visited_20_Internet_20_Link">
https://armyinform.com.ua/2023/05/15/protyagom-doby-rosiyany-zavdaly-38-aviaczijnyh-udariv-po-ukrayini/</text:a>
</text:p>
      <!--NEWS-->
      <text:h text:style-name="P10" text:outline-level="1">
<text:span text:style-name="T4">
Defense forces repelled 37 attacks by the Russians - at the epicenter of Bakhmut and Marinka battles</text:span>
</text:h>
      <text:p text:style-name="P4">
Author: ['АРМІЯINFORM']</text:p>
      <text:p text:style-name="P4">
Time: 2023-05-15T87:00:00-04:00</text:p>
      <text:p text:style-name="P4">
Description: Про це повідомив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54990_205620921805602_6739583036793195360_n.jpg" text:style-name="Internet_20_link" text:visited-style-name="Visited_20_Internet_20_Link">
347154990_205620921805602_6739583036793195360_n.jpg</text:a>
']</text:p>
      <text:p text:style-name="P4">
Tags: ['STOPRUSSIA', 'АГРЕСІЯ РФ', 'ВТОРГНЕННЯ РФ', 'ГШ ЗСУ']</text:p>
      <text:p text:style-name="P4">
Category: News</text:p>
      <!--METADATA-->
      <text:p text:style-name="P4">
<draw:frame draw:style-name="fr1" draw:name="Image282" text:anchor-type="as-char" svg:width="6.9236in" svg:height="4.611463in" draw:z-index="0">
<draw:image xlink:href="../Images/AРМІЯINFORM/2023-05-15T87-00-00-04-00/347154990_205620921805602_6739583036793195360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graoCze2X4inr45acwsJX41cYUyALuimYddDxMW7etiKjirNHvbCtgmitaAGUJD2l" text:style-name="Internet_20_link" text:visited-style-name="Visited_20_Internet_20_Link">
reported</text:a>
The General Staff of the Armed Forces of Ukraine.</text:p>
      <text:p text:style-name="P4">
“The enemy continues to focus on the main efforts on the Lyman, Bakhmut, Avdiiv and Mariinsky directions - 37 combat junctions took place. Bakhmut and Marinka remain at the epicenter of the fighting.</text:p>
      <text:p text:style-name="P4">
<text:span text:style-name="T4">
 In Volyn and Polissya directions </text:span>
 without much change.</text:p>
      <text:p text:style-name="P4">
<text:span text:style-name="T4">
 In the Siversky and Slobozhansky directions </text:span>
 the enemy made mortar Taartilerian shelling Unterty, round, dugouts, old man in Kharkiv region.</text:p>
      <text:p text:style-name="P4">
<text:span text:style-name="T4">
 In the Kupyansk direction </text:span>
 the enemy does not stop attempting to improve tactical. This day was unsuccessful offensive actions in the area of Masyutivka. Increasing the stroke in the area of Kyslivka settlement. The enemy's artillery shelling was suffered by Dvorychanskoe, Kamianka, Krasne First, Mitrofanivka, Fygolovka, Novomlinsk, two -year, Western, Kindrashivka, Kupyansk, Kislivka, Tabaivka, Berestovo, Kharkiv region and Stelmakhmakhivka region.</text:p>
      <text:p text:style-name="P4">
<text:span text:style-name="T4">
 In the Liman direction </text:span>
 during the day the enemy did not conduct. Artillery shelling of Vodamiakiyivka and Bigorivka of Lugansk region and Verkhnyamyanskoye and Spirledonetsk region.</text:p>
      <text:p text:style-name="P4">
<text:span text:style-name="T4">
 In the Bakhmut direction </text:span>
 The enemy continues to take offensive actions. There is a weighted battle for Bakhmut. In addition, during the day, the enemy conducted unsuccessful successive actions in the direction of the settlement of Ivanivske. From the enemy shells, Grigorivka, Bogdanivka, Bakhmut, Ivanivske, Friendship, North, Petrovka, Toretsk, Donetsk region.</text:p>
      <text:p text:style-name="P4">
<text:span text:style-name="T4">
 In the Avdeevsky direction </text:span>
 the enemy continues to destroy infrastructure of massacles, struck aviation strikes in Avdiivka, fired at Steppe, Lastokne, Avdiivka, Pervomaisko and Karlovka of Donetsk region.<text:span text:style-name="T4">
 In the mineral direction </text:span>
 During the day, the enemy fired in the inhabited punks of carbon, Prychistivka, Novoukrainka and Shakhtarske.</text:p>
      <text:p text:style-name="P4">
<text:span text:style-name="T4">
 In the Zaporizhzhya and Kherson directions </text:span>
 the enemy continues the Valioron actions. Aviation blows to the settlements of Vilne of Poldonetsk region, Mala Tokmachka of Zaporizhzhya region and Stanislav Kherson region. Among that, he fired the settlements of Burlatske, Vilnepole, Novopol of Donetsk region; Olgivske, Malynivka, Gulyaipole, Railway, Gulyaypil, Belogorya, Mala Tokmachka, Orikhiv and Kamyanskzesapozhye region, as well as the city of Kherson ”, - the message reads.</text:p>
      <text:p text:style-name="P4">
News Source: <text:a xlink:type="simple" xlink:href="https://armyinform.com.ua/2023/05/15/syly-oborony-vidbyly-37-atak-rosiyan-u-epiczentri-boyiv-bahmut-ta-maryinka/" text:style-name="Internet_20_link" text:visited-style-name="Visited_20_Internet_20_Link">
https://armyinform.com.ua/2023/05/15/syly-oborony-vidbyly-37-atak-rosiyan-u-epiczentri-boyiv-bahmut-ta-maryinka/</text:a>
</text:p>
      <!--NEWS-->
      <text:h text:style-name="P10" text:outline-level="1">
<text:span text:style-name="T4">
In Zaporozhye, invaders are forcing Ukrainians to write a refusal of Ukrainian citizenship</text:span>
</text:h>
      <text:p text:style-name="P4">
Author: ['АРМІЯINFORM']</text:p>
      <text:p text:style-name="P4">
Time: 2023-05-15T88:00:00-04:00</text:p>
      <text:p text:style-name="P4">
Description: About the General Headquarters of the ZS Ukrainian. “Vidnedavnaya, on Timchasovo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okupant-2.jpg" text:style-name="Internet_20_link" text:visited-style-name="Visited_20_Internet_20_Link">
okupant-2.jpg</text:a>
']</text:p>
      <text:p text:style-name="P4">
Tags: ['STOPRUSSIA', 'АГРЕСІЯ РФ', 'ВТОРГНЕННЯ РФ', 'ГШ ЗСУ', 'ЗАПОРІЖЖЯ', 'ОКУПАНТИ']</text:p>
      <text:p text:style-name="P4">
Category: News</text:p>
      <!--METADATA-->
      <text:p text:style-name="P4">
<draw:frame draw:style-name="fr1" draw:name="Image283" text:anchor-type="as-char" svg:width="6.9236in" svg:height="3.893007in" draw:z-index="0">
<draw:image xlink:href="../Images/AРМІЯINFORM/2023-05-15T88-00-00-04-00/okupant-2.jpg" xlink:type="simple" xlink:show="embed" xlink:actuate="onLoad" draw:mime-type="image/jpeg"/>
</draw:frame>
** 🔥I</text:p>
      <text:p text:style-name="P4">
About it <text:a xlink:type="simple" xlink:href="https://www.facebook.com/GeneralStaff.ua/posts/pfbid0graoCze2X4inr45acwsJX41cYUyALuimYddDxMW7etiKjirNHvbCtgmitaAGUJD2l" text:style-name="Internet_20_link" text:visited-style-name="Visited_20_Internet_20_Link">
reports</text:a>
The General Staff of the Armed Forces of Ukraine.</text:p>
      <text:p text:style-name="P4">
“Recently, in the temporarily captured territory of Zaporizhzhya region, persons who have agreed to cooperate with the Russian invaders, propose to record in writing the refusal of Ukrainian citizenship and accept Russian. Those who refuse to do this are threatened by the invaders from jobs with subsequent persecution, ”the Verification says.</text:p>
      <text:p text:style-name="P4">
News Source: <text:a xlink:type="simple" xlink:href="https://armyinform.com.ua/2023/05/15/na-zaporizhzhi-okupanty-prymushuyut-ukrayincziv-pysaty-vidmovu-vid-gromadyanstva-ukrayiny/" text:style-name="Internet_20_link" text:visited-style-name="Visited_20_Internet_20_Link">
https://armyinform.com.ua/2023/05/15/na-zaporizhzhi-okupanty-prymushuyut-ukrayincziv-pysaty-vidmovu-vid-gromadyanstva-ukrayiny/</text:a>
</text:p>
      <!--NEWS-->
      <text:h text:style-name="P10" text:outline-level="1">
<text:span text:style-name="T4">
Aviation of Defense Forces per day made 7 beats in the areas of concentration of personnel and equipment of Russians</text:span>
</text:h>
      <text:p text:style-name="P4">
Author: ['АРМІЯINFORM']</text:p>
      <text:p text:style-name="P4">
Time: 2023-05-15T89: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ВТОРГНЕННЯ РФ', 'ГШ ЗСУ']</text:p>
      <text:p text:style-name="P4">
Category: News</text:p>
      <!--METADATA-->
      <text:p text:style-name="P4">
<draw:frame draw:style-name="fr1" draw:name="Image284" text:anchor-type="as-char" svg:width="6.9236in" svg:height="3.894525in" draw:z-index="0">
<draw:image xlink:href="../Images/AРМІЯINFORM/2023-05-15T89-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graoCze2X4inr45acwsJX41cYUyALuimYddDxMW7etiKjirNHvbCtgmitaAGUJD2l" text:style-name="Internet_20_link" text:visited-style-name="Visited_20_Internet_20_Link">
reports</text:a>
The General Staff of the Armed Forces of Ukraine.</text:p>
      <text:p text:style-name="P4">
“Aviation of defense forces per day made 7 beats in the areas of concentration of personal staff and military equipment of the enemy, as well as 7-on the anti-aircraft missile complexes of the enemy.</text:p>
      <text:p text:style-name="P4">
Subdivisions of missile troops and artillery during the day were struck by the Office, 2 areas of concentration of live force, 3 artillery units on fire service, 2 stations of radio electronic wrestling, as well as the composition of ammunition.</text:p>
      <text:p text:style-name="P4">
Support the Armed Forces!Let's win!</text:p>
      <text:p text:style-name="P4">
Glory to Ukraine!”, - the message reads.</text:p>
      <text:p text:style-name="P4">
News Source: <text:a xlink:type="simple" xlink:href="https://armyinform.com.ua/2023/05/15/aviacziya-syl-oborony-za-dobu-zavdala-7-udariv-po-rajonah-zoseredzhennya-osobovogo-skladu-ta-tehniky-rosiyan/" text:style-name="Internet_20_link" text:visited-style-name="Visited_20_Internet_20_Link">
https://armyinform.com.ua/2023/05/15/aviacziya-syl-oborony-za-dobu-zavdala-7-udariv-po-rajonah-zoseredzhennya-osobovogo-skladu-ta-tehniky-rosiyan/</text:a>
</text:p>
      <!--NEWS-->
      <text:h text:style-name="P10" text:outline-level="1">
<text:span text:style-name="T4">
The main results for these days - our victory managed to make closer - President of Ukraine</text:span>
</text:h>
      <text:p text:style-name="P4">
Author: ['АРМІЯINFORM']</text:p>
      <text:p text:style-name="P4">
Time: 2023-05-15T90:00:00-04:00</text:p>
      <text:p text:style-name="P4">
Description: Про це Володимир Зеленський сказав у своєму відеозверненні до українців.    «Бажа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e3732ec321d117838ca9b49faadf5ce_1683480305_extra_large.jpeg" text:style-name="Internet_20_link" text:visited-style-name="Visited_20_Internet_20_Link">
ee3732ec321d117838ca9b49faadf5ce_1683480305_extra_large.jpeg</text:a>
']</text:p>
      <text:p text:style-name="P4">
Tags: ['ВІДЕОЗВЕРНЕННЯ ПРЕЗИДЕНТА УКРАЇНИ', 'ВОЛОДИМИР ЗЕЛЕНСЬКИЙ', 'ОФІС ПРЕЗИДЕНТА УКРАЇНИ', 'ПРЕЗИДЕНТ УКРАЇНИ']</text:p>
      <text:p text:style-name="P4">
Category: News</text:p>
      <!--METADATA-->
      <text:p text:style-name="P4">
<draw:frame draw:style-name="fr1" draw:name="Image285" text:anchor-type="as-char" svg:width="6.9236in" svg:height="4.513979in" draw:z-index="0">
<draw:image xlink:href="../Images/AРМІЯINFORM/2023-05-15T90-00-00-04-00/ee3732ec321d117838ca9b49faadf5ce_1683480305_extra_large.jpeg" xlink:type="simple" xlink:show="embed" xlink:actuate="onLoad" draw:mime-type="image/jpeg"/>
</draw:frame>
President of Ukraine Volodymyr Zelenskyy</text:p>
      <text:p text:style-name="P4">
Volodymyr Zelenskyy <text:a xlink:type="simple" xlink:href="https://www.president.gov.ua/news/golovni-rezultati-za-ci-dni-nashu-peremogu-vdalosya-zrobiti-82929" text:style-name="Internet_20_link" text:visited-style-name="Visited_20_Internet_20_Link">
said</text:a>
In their video address to Ukrainians.</text:p>
      <text:p text:style-name="P4">
"<text:span text:style-name="T4">
 _ for health, dear Ukrainians!_ </text:span>
</text:p>
      <text:p text:style-name="P4">
Three long days - and our warriors, our state become stronger. I am sure - significantly stronger.</text:p>
      <text:p text:style-name="P4">
We return home with new defensive packages: more new, more powerful weapons for the front, more protection for our people. More political support.</text:p>
      <text:p text:style-name="P4">
Italy is a good negotiation with George, Ms. Prime Minister. The meeting is quite encouraging. Meeting with the President of Italy.</text:p>
      <text:p text:style-name="P4">
Germany is Mr. President Steinmeier, a meeting with Mr. Chancellor Olaf Scholtz - especially meaningful for our defense.</text:p>
      <text:p text:style-name="P4">
In addition to Berlin, Aachen also visited. He was at the military base, inspected the "leopards", inspected "Marders", thanked our soldiers who train Nanimetskaya equipment.</text:p>
      <text:p text:style-name="P4">
On behalf and in honor of the Ukrainian people received a significant European name in Aachen named after Karl the Great. For the first time in the hall where the laureates are honored, the Ukrainian language sounds in speech. Ukrainian will be one of the official language union, I am sure of this.</text:p>
      <text:p text:style-name="P4">
France is a meeting with Mr. Macron President, long, useful negotiations. There is a new military package. Powerful. There are new political arrangements.</text:p>
      <text:p text:style-name="P4">
The United Kingdom is a meeting with Richa, Mr. Prime Minister Sunak. Defense is important British leadership in military coalitions.</text:p>
      <text:p text:style-name="P4">
Before the international measures, which are planned for the near future, are coordinated in the way: before G7, a summit in Vilnius.</text:p>
      <text:p text:style-name="P4">
All meetings discussed our formula of peace, and now there are more partners willing to go by the Ukrainian formula. There is more support for our ENV accession, more understanding that Ukraine's accession to NATO will be inevitable.</text:p>
      <text:p text:style-name="P4">
I thank Italy for its help in protecting the lives of our people - from protecting the sky for the preparation of full reconstruction of Ukraine after the fighting.</text:p>
      <text:p text:style-name="P4">
I thank Germany for the largest defense package - 2 billion 700 million euros. Iris Air Defense systems of various modifications, missiles for them - many, guns, shells, armored vehicles ...</text:p>
      <text:p text:style-name="P4">
In addition, Germany will support our country for a long time - there are 11 million euros, purely defense. Plus Germany is involved in the European Peace Fund, which enhances our protection.I thank Britain for the arrangement of our pilots. We create a coalition for training pilots on modern Western aircraft. Britain - yes, Poland - yes, and I am sure that France, other partners will connect. We continue to work on a coalition of fighters, we are actively moving. Of course, thank you for Long-Range opportunities for our warriors, for their range.</text:p>
      <text:p text:style-name="P4">
So, the main results for these days - a new weapon for Ukraine, honor of D -Ukrainians, our victory was made closer.</text:p>
      <text:p text:style-name="P4">
And we will add support!I know it. I believe in this.</text:p>
      <text:p text:style-name="P4">
Glory to all who are in battle for our country!Glory to all who help!Glove, who trains our fighters!</text:p>
      <text:p text:style-name="P4">
<text:span text:style-name="T4">
 _ Glory to Ukraine!_ </text:span>
 ” - said the President of Ukraine.</text:p>
      <text:p text:style-name="P4">
News Source: <text:a xlink:type="simple" xlink:href="https://armyinform.com.ua/2023/05/15/golovni-rezultaty-za-czi-dni-nashu-peremogu-vdalosya-zrobyty-blyzhchoyu-prezydent-ukrayiny/" text:style-name="Internet_20_link" text:visited-style-name="Visited_20_Internet_20_Link">
https://armyinform.com.ua/2023/05/15/golovni-rezultaty-za-czi-dni-nashu-peremogu-vdalosya-zrobyty-blyzhchoyu-prezydent-ukrayiny/</text:a>
</text:p>
      <!--NEWS-->
      <text:h text:style-name="P10" text:outline-level="1">
<text:span text:style-name="T4">
The authorities of the city of Tulouuse supports Ukraine and assist our citizens – Anna painter</text:span>
</text:h>
      <text:p text:style-name="P4">
Author: ['АРМІЯINFORM']</text:p>
      <text:p text:style-name="P4">
Time: 2023-05-15T91:00:00-04:00</text:p>
      <text:p text:style-name="P4">
Description: The intercessor of the Ministra defense of Ukraine Ganna Maryar Pіd Hour Vіskovoy Plutnitva Vidvil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7224031_741074854477180_3278854680861157318_n.jpg" text:style-name="Internet_20_link" text:visited-style-name="Visited_20_Internet_20_Link">
347224031_741074854477180_3278854680861157318_n.jpg</text:a>
', '<text:a xlink:type="simple" xlink:href="https://armyinform.com.ua/wp-content/uploads/2023/05/347238823_776726830513962_6350243450801480767_n-150x150.jpg" text:style-name="Internet_20_link" text:visited-style-name="Visited_20_Internet_20_Link">
347238823_776726830513962_6350243450801480767_n-150x150.jpg</text:a>
', '<text:a xlink:type="simple" xlink:href="https://armyinform.com.ua/wp-content/uploads/2023/05/347254272_985402222643669_610144888566376044_n-150x150.jpg" text:style-name="Internet_20_link" text:visited-style-name="Visited_20_Internet_20_Link">
347254272_985402222643669_610144888566376044_n-150x150.jpg</text:a>
', '<text:a xlink:type="simple" xlink:href="https://armyinform.com.ua/wp-content/uploads/2023/05/346040310_777980044051275_166774016306002572_n-150x150.jpg" text:style-name="Internet_20_link" text:visited-style-name="Visited_20_Internet_20_Link">
346040310_777980044051275_166774016306002572_n-150x150.jpg</text:a>
']</text:p>
      <text:p text:style-name="P4">
Tags: ['ГАННА МАЛЯР']</text:p>
      <text:p text:style-name="P4">
Category: News</text:p>
      <!--METADATA-->
      <text:p text:style-name="P4">
<draw:frame draw:style-name="fr1" draw:name="Image286" text:anchor-type="as-char" svg:width="6.9236in" svg:height="5.215779in" draw:z-index="0">
<draw:image xlink:href="../Images/AРМІЯINFORM/2023-05-15T91-00-00-04-00/347224031_741074854477180_3278854680861157318_n.jpg" xlink:type="simple" xlink:show="embed" xlink:actuate="onLoad" draw:mime-type="image/jpeg"/>
</draw:frame>
Deputy Minister of Defense of Ukraine Anna Malyar during a military pilgrimage respected the French city of Tuluza. She <text:a xlink:type="simple" xlink:href="https://www.facebook.com/ganna.maliar/posts/2452490744909953" text:style-name="Internet_20_link" text:visited-style-name="Visited_20_Internet_20_Link">
reported</text:a>
 насвоїй сторінці в соцмережі Facebook.</text:p>
      <text:p text:style-name="P4">
«Французьке місто-побратим Києва Тулуза підтримує Україну та надає допомогунашим громадянам, які змушені рятувати дітей від війни.  У місті Тулуза є пам’ятник Шевченку, є вулиці з українськими назвами, на меріїміста українські прапори.</text:p>
      <text:p text:style-name="P4">
<text:a xlink:type="simple" xlink:href="https://armyinform.com.ua/wp-content/uploads/2023/05/347238823_776726830513962_6350243450801480767_n.jpg" text:style-name="Internet_20_link" text:visited-style-name="Visited_20_Internet_20_Link">
<draw:frame draw:style-name="fr1" draw:name="Image287" text:anchor-type="as-char" svg:width="6.9236in" svg:height="6.9236in" draw:z-index="0">
<draw:image xlink:href="../Images/AРМІЯINFORM/2023-05-15T91-00-00-04-00/347238823_776726830513962_6350243450801480767_n-150x150.jpg" xlink:type="simple" xlink:show="embed" xlink:actuate="onLoad" draw:mime-type="image/jpeg"/>
</draw:frame>
</text:a>
</text:p>
      <text:p text:style-name="P4">
<text:a xlink:type="simple" xlink:href="https://armyinform.com.ua/wp-content/uploads/2023/05/347254272_985402222643669_610144888566376044_n.jpg" text:style-name="Internet_20_link" text:visited-style-name="Visited_20_Internet_20_Link">
<draw:frame draw:style-name="fr1" draw:name="Image288" text:anchor-type="as-char" svg:width="6.9236in" svg:height="6.9236in" draw:z-index="0">
<draw:image xlink:href="../Images/AРМІЯINFORM/2023-05-15T91-00-00-04-00/347254272_985402222643669_610144888566376044_n-150x150.jpg" xlink:type="simple" xlink:show="embed" xlink:actuate="onLoad" draw:mime-type="image/jpeg"/>
</draw:frame>
</text:a>
</text:p>
      <text:p text:style-name="P4">
<text:a xlink:type="simple" xlink:href="https://armyinform.com.ua/wp-content/uploads/2023/05/346040310_777980044051275_166774016306002572_n.jpg" text:style-name="Internet_20_link" text:visited-style-name="Visited_20_Internet_20_Link">
<draw:frame draw:style-name="fr1" draw:name="Image289" text:anchor-type="as-char" svg:width="6.9236in" svg:height="6.9236in" draw:z-index="0">
<draw:image xlink:href="../Images/AРМІЯINFORM/2023-05-15T91-00-00-04-00/346040310_777980044051275_166774016306002572_n-150x150.jpg" xlink:type="simple" xlink:show="embed" xlink:actuate="onLoad" draw:mime-type="image/jpeg"/>
</draw:frame>
</text:a>
As part of the military pilgrimage, our delegation also visited the City Hall. We talked about joint work on psychological support and rehabilitation of the most military and their families. Delightle Jean-Claude, who is responsible for the Kiev-Tulus brotherhood, and Mr. Deskrarai Jean-Baptist, responsible for military issues, is extremely prominent with the help and support of Ukraine. Our meeting was very warm, sincere and at the same time constructive, ” - a painter.</text:p>
      <text:p text:style-name="P4">
News Source: <text:a xlink:type="simple" xlink:href="https://armyinform.com.ua/2023/05/15/vlada-mista-tuluza-pidtrymuye-ukrayinu-ta-nadaye-dopomogu-nashym-gromadyanam-ganna-malyar/" text:style-name="Internet_20_link" text:visited-style-name="Visited_20_Internet_20_Link">
https://armyinform.com.ua/2023/05/15/vlada-mista-tuluza-pidtrymuye-ukrayinu-ta-nadaye-dopomogu-nashym-gromadyanam-ganna-malyar/</text:a>
</text:p>
      <!--NEWS-->
      <text:h text:style-name="P10" text:outline-level="1">
<text:span text:style-name="T4">
The Limano-Kupyan direction is constantly being fired, but the enemy does not move to active attacks-Sergey Cherevaty</text:span>
</text:h>
      <text:p text:style-name="P4">
Author: ['Анастасія Олехнович']</text:p>
      <text:p text:style-name="P4">
Time: 2023-05-15T92:00:00-04:00</text:p>
      <text:p text:style-name="P4">
Description: About the Tse in the Efіrі Telemarafon “єini News”, the renmits of the SCIDARY URIGUSKAKOSKA Rive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jpg" text:style-name="Internet_20_link" text:visited-style-name="Visited_20_Internet_20_Link">
cherevatyj.jpg</text:a>
']</text:p>
      <text:p text:style-name="P4">
Tags: ['STOPRUSSIA', 'АГРЕСІЯ РФ', 'ВТОРГНЕННЯ РФ', 'ГШ ЗСУ', 'КРИМ']</text:p>
      <text:p text:style-name="P4">
Category: News</text:p>
      <!--METADATA-->
      <text:p text:style-name="P4">
<draw:frame draw:style-name="fr1" draw:name="Image290" text:anchor-type="as-char" svg:width="6.9236in" svg:height="4.367638in" draw:z-index="0">
<draw:image xlink:href="../Images/AРМІЯINFORM/2023-05-15T92-00-00-04-00/cherevatyj.jpg" xlink:type="simple" xlink:show="embed" xlink:actuate="onLoad" draw:mime-type="image/jpeg"/>
</draw:frame>
The spokesman of the Eastern Urgent Troops of the Armed Forces Sergey Cherevaty reported this on the air of the only news. The officer explained that this indicates that the occupiers did not have the opportunity to step on a wide front.</text:p>
      <text:p text:style-name="P4">
<text:span text:style-name="T5">
-</text:span>
 Moreover, the Russians understand that after the successful Kharkiv operation, the tszos -cut powerful Ukrainian forces, which are always ready to strike a blow.</text:p>
      <text:p text:style-name="P4">
In total, in the Limano-Kupyansk direction, the enemy 578 times fired Ukrainian settlements with different types of artillery, 3 boycovations took place.</text:p>
      <text:p text:style-name="P4">
<text:span text:style-name="T5">
-</text:span>
 The enemy suffered losses <text:span text:style-name="T5">
-53 The invaders were destroyed, 55 were injured. Also, 2 enemy tanks were shot down, one of them T-90, which is the latest weapon from the enemy.</text:span>
</text:p>
      <text:p text:style-name="P4">
News Source: <text:a xlink:type="simple" xlink:href="https://armyinform.com.ua/2023/05/15/na-lymano-kupyanskomu-napryamku-postijno-vedutsya-obstrily-odnak-vorog-ne-perehodyt-do-aktyvnyh-atak-sergij-cherevatyj/" text:style-name="Internet_20_link" text:visited-style-name="Visited_20_Internet_20_Link">
https://armyinform.com.ua/2023/05/15/na-lymano-kupyanskomu-napryamku-postijno-vedutsya-obstrily-odnak-vorog-ne-perehodyt-do-aktyvnyh-atak-sergij-cherevatyj/</text:a>
</text:p>
      <!--NEWS-->
      <text:h text:style-name="P10" text:outline-level="1">
<text:span text:style-name="T4">
Without shock drones in the conditions of modern war - in no way - Yuri Ignat</text:span>
</text:h>
      <text:p text:style-name="P4">
Author: ['Анастасія Олехнович']</text:p>
      <text:p text:style-name="P4">
Time: 2023-05-15T93:00:00-04:00</text:p>
      <text:p text:style-name="P4">
Description: I will announce the supply of Ukrainian Drinking Drons by baking the telemarathon in Efi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18877840441197343_y.jpg" text:style-name="Internet_20_link" text:visited-style-name="Visited_20_Internet_20_Link">
photo_5318877840441197343_y.jpg</text:a>
']</text:p>
      <text:p text:style-name="P4">
Tags: ['БПЛА', 'УДАРНІ ДРОНИ', 'ЮРІЙ ІГНАТ']</text:p>
      <text:p text:style-name="P4">
Category: News</text:p>
      <!--METADATA-->
      <text:p text:style-name="P4">
<draw:frame draw:style-name="fr1" draw:name="Image291" text:anchor-type="as-char" svg:width="6.9236in" svg:height="4.106071in" draw:z-index="0">
<draw:image xlink:href="../Images/AРМІЯINFORM/2023-05-15T93-00-00-04-00/photo_5318877840441197343_y.jpg" xlink:type="simple" xlink:show="embed" xlink:actuate="onLoad" draw:mime-type="image/jpeg"/>
</draw:frame>
</text:p>
      <text:p text:style-name="P4">
Заяву про поставки Україні далекобійних ударних дронів прокоментував в ефірітелемарафону «Єдині новини» Юрій Ігнат, речник Командування Повітряних Сил.Він зауважив, що західні партнери надають інформацію дуже обережно, жоднихподробиць не повідомляють, аби не дати можливості ворогу зробити певнийаналіз. Тож і українці повинні бути солідарними із такою позицією.</text:p>
      <text:p text:style-name="P4">
<text:span text:style-name="T5">
—</text:span>
 Звичайно ударні дрони <text:span text:style-name="T5">
—</text:span>
 це потрібна зброя. Без них в умовах сучасноївійни <text:span text:style-name="T5">
—</text:span>
 ніяк. Усі бачать, наскільки широко вони застосовуються і будутьзастосовуватись. Окрім далекобійних дронів, нам необхідні далекобійні ракети,такі, як Storm Shadow, про які було заявлено напередодні.</text:p>
      <text:p text:style-name="P4">
News Source: <text:a xlink:type="simple" xlink:href="https://armyinform.com.ua/2023/05/15/bez-udarnyh-droniv-v-umovah-suchasnoyi-vijny-niyak-yurij-ignat/" text:style-name="Internet_20_link" text:visited-style-name="Visited_20_Internet_20_Link">
https://armyinform.com.ua/2023/05/15/bez-udarnyh-droniv-v-umovah-suchasnoyi-vijny-niyak-yurij-ignat/</text:a>
</text:p>
      <!--NEWS-->
      <text:h text:style-name="P10" text:outline-level="1">
<text:span text:style-name="T4">
We will not rejoice the hopes that the racists will end. However, their quality will be much worse - Yuri Ignat</text:span>
</text:h>
      <text:p text:style-name="P4">
Author: ['Анастасія Олехнович']</text:p>
      <text:p text:style-name="P4">
Time: 2023-05-15T94:00:00-04:00</text:p>
      <text:p text:style-name="P4">
Description: At the Federal Assembly, the Padіnnya of 4 Litals Aparativ was wilted. Zokrem, 2 gelcopterin TA 2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1/yurij-ignat.jpg" text:style-name="Internet_20_link" text:visited-style-name="Visited_20_Internet_20_Link">
yurij-ignat.jpg</text:a>
']</text:p>
      <text:p text:style-name="P4">
Tags: ['ППО ЗСУ', 'ЮРІЙ ІГНАТ']</text:p>
      <text:p text:style-name="P4">
Category: News</text:p>
      <!--METADATA-->
      <text:p text:style-name="P4">
<draw:frame draw:style-name="fr1" draw:name="Image292" text:anchor-type="as-char" svg:width="6.9236in" svg:height="4.365113in" draw:z-index="0">
<draw:image xlink:href="../Images/AРМІЯINFORM/2023-05-15T94-00-00-04-00/yurij-ignat.jpg" xlink:type="simple" xlink:show="embed" xlink:actuate="onLoad" draw:mime-type="image/jpeg"/>
</draw:frame>
Colonel Yuri Ignat</text:p>
      <text:p text:style-name="P4">
In Russia, the fall of 4 aircraft was officially recognized. In particular, 2 helicopterivt 2 aircraft. The third helicopter disappeared, too, for unclear reasons. Russian propaganda cannot decide on the version and blames everything of the Ukrainian saboteurs, then its own air defense. A spokesman for the Air Force of the Armed Forces Yuri Ignat said this on the air of the Unin.</text:p>
      <text:p text:style-name="P4">
_ --_ special hopes that pilots will end in Russia, of course, we do not have. The racists continue to prepare pilots, it is about 100 - 150 people every year. However, the quality will be much worse. __</text:p>
      <text:p text:style-name="P4">
News Source: <text:a xlink:type="simple" xlink:href="https://armyinform.com.ua/2023/05/15/nadiyamy-shho-v-rashystiv-zakinchatsya-piloty-my-ne-tishymos-odnak-yihnya-yakist-bude-znachno-girshoyu-yurij-ignat/" text:style-name="Internet_20_link" text:visited-style-name="Visited_20_Internet_20_Link">
https://armyinform.com.ua/2023/05/15/nadiyamy-shho-v-rashystiv-zakinchatsya-piloty-my-ne-tishymos-odnak-yihnya-yakist-bude-znachno-girshoyu-yurij-ignat/</text:a>
</text:p>
      <!--NEWS-->
      <text:h text:style-name="P10" text:outline-level="1">
<text:span text:style-name="T4">
Наші війська продовжують просуватись у Бахмуті — Сергій Череватий</text:span>
</text:h>
      <text:p text:style-name="P4">
Author: ['Анастасія Олехнович']</text:p>
      <text:p text:style-name="P4">
Time: 2023-05-15T95:00:00-04:00</text:p>
      <text:p text:style-name="P4">
Description: For ahead of the DVIs, the Ukrainian VIISKA stuck in Bakhmuti on Yogo Okolitzi o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jpg" text:style-name="Internet_20_link" text:visited-style-name="Visited_20_Internet_20_Link">
cherevatyj.jpg</text:a>
']</text:p>
      <text:p text:style-name="P4">
Tags: ['STOPRUSSIA', 'АГРЕСІЯ РФ', 'АРЕШТИ У КРИМУ', 'ВТОРГНЕННЯ РФ', 'ГШ ЗСУ', 'КРИМ']</text:p>
      <text:p text:style-name="P4">
Category: News</text:p>
      <!--METADATA-->
      <text:p text:style-name="P4">
<draw:frame draw:style-name="fr1" draw:name="Image293" text:anchor-type="as-char" svg:width="6.9236in" svg:height="4.367638in" draw:z-index="0">
<draw:image xlink:href="../Images/AРМІЯINFORM/2023-05-15T95-00-00-04-00/cherevatyj.jpg" xlink:type="simple" xlink:show="embed" xlink:actuate="onLoad" draw:mime-type="image/jpeg"/>
</draw:frame>
In the previous two days, Ukrainian troops advanced in Bakhmut and on its hacks a different distance of 350 meters to two kilometers. A spokesman for the Eastern Grouping of the Troops of the Sushsergius Cherevaty reported this in the Eviritelvahone.</text:p>
      <text:p text:style-name="P4">
_ --_ in turn the enemy has a fierce resistance, holding attacks. There were 34 fighting collisions in the Bakhmut direction, 479 times with enemy systems and various calibers fired at our positions. There were also aviation raids. During the fighting, 149 invaders, 60 fell and 6 were captured.</text:p>
      <text:p text:style-name="P4">
Sergei Cherevaty added that Ukrainian soldiers keep Bakhmut's defense, showing the peaks of courage, heroism, endurance and ingenuity.</text:p>
      <text:p text:style-name="P4">
<text:span text:style-name="T5">
-</text:span>
 When it is possible to attack the enemy on the flanks, it will be a must. The main purpose of the defense operation is the absolute exhaustion of the enemy. If the war does not find the opportunity to replenish the personnel, it will be simple.</text:p>
      <text:p text:style-name="P4">
News Source: <text:a xlink:type="simple" xlink:href="https://armyinform.com.ua/2023/05/15/nashi-vijska-prodovzhuyut-prosuvatys-u-bahmuti-sergij-cherevatyj/" text:style-name="Internet_20_link" text:visited-style-name="Visited_20_Internet_20_Link">
https://armyinform.com.ua/2023/05/15/nashi-vijska-prodovzhuyut-prosuvatys-u-bahmuti-sergij-cherevatyj/</text:a>
</text:p>
      <!--NEWS-->
      <text:h text:style-name="P10" text:outline-level="1">
<text:span text:style-name="T4">
In the Crimea, the racists arrange raids on the Crimean Tatars at railway stations</text:span>
</text:h>
      <text:p text:style-name="P4">
Author: ['АРМІЯINFORM']</text:p>
      <text:p text:style-name="P4">
Time: 2023-05-15T96:00:00-04:00</text:p>
      <text:p text:style-name="P4">
Description: About the General Headquarters of the ZS Ukrainian. “With the MEUMIA POSILENT CONTRODUCATION FO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202102eca_ukraine_crimea_tatar_protest_0.webp" text:style-name="Internet_20_link" text:visited-style-name="Visited_20_Internet_20_Link">
202102eca_ukraine_crimea_tatar_protest_0.webp</text:a>
']</text:p>
      <text:p text:style-name="P4">
Tags: ['STOPRUSSIA', 'АГРЕСІЯ РФ', 'АРЕШТИ У КРИМУ', 'ВТОРГНЕННЯ РФ', 'ГШ ЗСУ', 'КРИМ']</text:p>
      <text:p text:style-name="P4">
Category: News</text:p>
      <!--METADATA-->
      <text:p text:style-name="P4">
<draw:frame draw:style-name="fr1" draw:name="Image294" text:anchor-type="as-char" svg:width="6.9236in" svg:height="5.196773in" draw:z-index="0">
<draw:image xlink:href="../ConvertedIMGs/AРМІЯINFORM/2023-05-15T96-00-00-04-00/202102eca_ukraine_crimea_tatar_protest_0.png" xlink:type="simple" xlink:show="embed" xlink:actuate="onLoad" draw:mime-type="image/png"/>
</draw:frame>
Illustrative Photo <text:span text:style-name="T4">
 🔥 Situation on Russian invasion </text:span>
</text:p>
      <text:p text:style-name="P4">
About it <text:a xlink:type="simple" xlink:href="https://www.facebook.com/GeneralStaff.ua/posts/pfbid0graoCze2X4inr45acwsJX41cYUyALuimYddDxMW7etiKjirNHvbCtgmitaAGUJD2l" text:style-name="Internet_20_link" text:visited-style-name="Visited_20_Internet_20_Link">
reports</text:a>
The General Staff of the Armed Forces of Ukraine.</text:p>
      <text:p text:style-name="P4">
“In order to strengthen control over the population, in the temporarily occupied Crimea, raids are held at the Ministry of Internal Affairs and the FSB of the Russian Federation at the raids at the bus stations. First of all, the Crimean Tatars are subject to inspection, ”the message goes.</text:p>
      <text:p text:style-name="P4">
News Source: <text:a xlink:type="simple" xlink:href="https://armyinform.com.ua/2023/05/15/u-krymu-rashysty-vlashtovuyut-rejdy-na-krymskyh-tatar-na-zaliznychnyh-stancziyah/" text:style-name="Internet_20_link" text:visited-style-name="Visited_20_Internet_20_Link">
https://armyinform.com.ua/2023/05/15/u-krymu-rashysty-vlashtovuyut-rejdy-na-krymskyh-tatar-na-zaliznychnyh-stancziyah/</text:a>
</text:p>
      <!--NEWS-->
      <text:h text:style-name="P10" text:outline-level="1">
<text:span text:style-name="T4">
The Commander of the Navy of the Armed Forces of Ukraine awarded Ukrainian defenders who defend our country in the south</text:span>
</text:h>
      <text:p text:style-name="P4">
Author: ['АРМІЯINFORM']</text:p>
      <text:p text:style-name="P4">
Time: 2023-05-15T97:00:00-04:00</text:p>
      <text:p text:style-name="P4">
Description: PID Hour of Robocho Vizita to Pirzdiliv, yaki to brown our land at the PIVDENT LIGHT,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6825957_3488115721461864_1689445683074463367_n.jpg" text:style-name="Internet_20_link" text:visited-style-name="Visited_20_Internet_20_Link">
346825957_3488115721461864_1689445683074463367_n.jpg</text:a>
', '<text:a xlink:type="simple" xlink:href="https://armyinform.com.ua/wp-content/uploads/2023/05/346875959_203095562588523_8727881855095003447_n-150x150.jpg" text:style-name="Internet_20_link" text:visited-style-name="Visited_20_Internet_20_Link">
346875959_203095562588523_8727881855095003447_n-150x150.jpg</text:a>
', '<text:a xlink:type="simple" xlink:href="https://armyinform.com.ua/wp-content/uploads/2023/05/346666658_560731119305192_5337974643351287899_n-150x150.jpg" text:style-name="Internet_20_link" text:visited-style-name="Visited_20_Internet_20_Link">
346666658_560731119305192_5337974643351287899_n-150x150.jpg</text:a>
', '<text:a xlink:type="simple" xlink:href="https://armyinform.com.ua/wp-content/uploads/2023/05/347000464_1338500753398336_4509264108041573439_n-150x150.jpg" text:style-name="Internet_20_link" text:visited-style-name="Visited_20_Internet_20_Link">
347000464_1338500753398336_4509264108041573439_n-150x150.jpg</text:a>
']</text:p>
      <text:p text:style-name="P4">
Tags: ['ВМС УКРАЇНИ', 'ВРУЧЕННЯ НАГОРОД ВІЙСЬКОВОСЛУЖБОВЦЯМ', 'ОК ПІДЕНЬ', 'ОЛЕКСІЙ НЕЇЖПАПА']</text:p>
      <text:p text:style-name="P4">
Category: News</text:p>
      <!--METADATA-->
      <text:p text:style-name="P4">
<draw:frame draw:style-name="fr1" draw:name="Image295" text:anchor-type="as-char" svg:width="6.9236in" svg:height="4.615733in" draw:z-index="0">
<draw:image xlink:href="../Images/AРМІЯINFORM/2023-05-15T97-00-00-04-00/346825957_3488115721461864_1689445683074463367_n.jpg" xlink:type="simple" xlink:show="embed" xlink:actuate="onLoad" draw:mime-type="image/jpeg"/>
</draw:frame>
During a working visit to units that defend our country in the South Navigation, the Commander of the Navy of the Armed Forces of Ukraine Vice Admiral Alexeyneduvidpapa presented state and departmental awards to military sailors of one of the river flotilla units. About it <text:a xlink:type="simple" xlink:href="https://www.facebook.com/navy.mil.gov.ua/posts/pfbid02EUYp5dYSUHFMjatS7tDaZewxBWLU1e9VkpAx1pDaH3Js5mQ2sXDfwK8T6kDiTEYQl" text:style-name="Internet_20_link" text:visited-style-name="Visited_20_Internet_20_Link">
reports</text:a>
The Navy Navy press service on Facebook.</text:p>
      <text:p text:style-name="P4">
<text:a xlink:type="simple" xlink:href="https://armyinform.com.ua/wp-content/uploads/2023/05/346875959_203095562588523_8727881855095003447_n.jpg" text:style-name="Internet_20_link" text:visited-style-name="Visited_20_Internet_20_Link">
!(Images/AРМІЯINFORM/2023-05-15T97-00-00-04-00/346875959_203095562588523_8727881855095003447_n-150x150.jpg)</text:a>
</text:p>
      <text:p text:style-name="P4">
<text:a xlink:type="simple" xlink:href="https://armyinform.com.ua/wp-content/uploads/2023/05/346666658_560731119305192_5337974643351287899_n.jpg" text:style-name="Internet_20_link" text:visited-style-name="Visited_20_Internet_20_Link">
<draw:frame draw:style-name="fr1" draw:name="Image296" text:anchor-type="as-char" svg:width="6.9236in" svg:height="6.9236in" draw:z-index="0">
<draw:image xlink:href="../Images/AРМІЯINFORM/2023-05-15T97-00-00-04-00/346666658_560731119305192_5337974643351287899_n-150x150.jpg" xlink:type="simple" xlink:show="embed" xlink:actuate="onLoad" draw:mime-type="image/jpeg"/>
</draw:frame>
</text:a>
</text:p>
      <text:p text:style-name="P4">
<text:a xlink:type="simple" xlink:href="https://armyinform.com.ua/wp-content/uploads/2023/05/347000464_1338500753398336_4509264108041573439_n.jpg" text:style-name="Internet_20_link" text:visited-style-name="Visited_20_Internet_20_Link">
<draw:frame draw:style-name="fr1" draw:name="Image297" text:anchor-type="as-char" svg:width="6.9236in" svg:height="6.9236in" draw:z-index="0">
<draw:image xlink:href="../Images/AРМІЯINFORM/2023-05-15T97-00-00-04-00/347000464_1338500753398336_4509264108041573439_n-150x150.jpg" xlink:type="simple" xlink:show="embed" xlink:actuate="onLoad" draw:mime-type="image/jpeg"/>
</draw:frame>
</text:a>
For personal courage and dedication, revealed in the protection of state-sevotory and territorial integrity of Ukraine, the loyalty of the military servicemen of the Navy of the Armed Forces of Ukraine was boiled by the Order "For Courage" of the 3rd degree, the badges "for the exemplary service", honorary cars. Silver Cross "and valuable gifts" Watches ".</text:p>
      <text:p text:style-name="P4">
News Source: <text:a xlink:type="simple" xlink:href="https://armyinform.com.ua/2023/05/15/komanduvach-vms-zs-ukrayiny-nagorodyv-ukrayinskyh-zahysnykiv-yaki-boronyat-nashu-krayinu-na-pivdni/" text:style-name="Internet_20_link" text:visited-style-name="Visited_20_Internet_20_Link">
https://armyinform.com.ua/2023/05/15/komanduvach-vms-zs-ukrayiny-nagorodyv-ukrayinskyh-zahysnykiv-yaki-boronyat-nashu-krayinu-na-pivdni/</text:a>
</text:p>
      <!--NEWS-->
      <text:h text:style-name="P10" text:outline-level="1">
<text:span text:style-name="T4">
Ukrainian defenders showed the work of PTRK Stugna-P.</text:span>
</text:h>
      <text:p text:style-name="P4">
Author: ['АРМІЯINFORM']</text:p>
      <text:p text:style-name="P4">
Time: 2023-05-15T98:00:00-04:00</text:p>
      <text:p text:style-name="P4">
Description: Video is defamation of the General Staff of the ZS Ukrainian. “For the nonsense of the Boyy Roboti ... The war with Ukraine 2022, the war with Ukraine is the latest news today, the news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5/stugna-p.webp" text:style-name="Internet_20_link" text:visited-style-name="Visited_20_Internet_20_Link">
stugna-p.webp</text:a>
']</text:p>
      <text:p text:style-name="P4">
Tags: ['ПТРК «СТУГНА П»', 'СИЛИ ОБОРОНИ', 'ХРОНІКА ОБОРОНИ', 'ХРОНІКА ОБОРОНИ УКРАЇНИ']</text:p>
      <text:p text:style-name="P4">
Category: News</text:p>
      <!--METADATA-->
      <text:p text:style-name="P4">
<draw:frame draw:style-name="fr1" draw:name="Image298" text:anchor-type="as-char" svg:width="6.9236in" svg:height="3.892372in" draw:z-index="0">
<draw:image xlink:href="../ConvertedIMGs/AРМІЯINFORM/2023-05-15T98-00-00-04-00/stugna-p.png" xlink:type="simple" xlink:show="embed" xlink:actuate="onLoad" draw:mime-type="image/png"/>
</draw:frame>
Video <text:a xlink:type="simple" xlink:href="https://fb.watch/ky4TPANf1P/" text:style-name="Internet_20_link" text:visited-style-name="Visited_20_Internet_20_Link">
made public</text:a>
The General Staff of the Armed Forces of Ukraine.</text:p>
      <text:p text:style-name="P4">
"For many videos of combat work of UAV operators, let us not forget about such a work and qualitative work of calculations of Ukrainian PTRK Stugna-P,"-said the presentation.</text:p>
      <text:p text:style-name="P4">
News Source: <text:a xlink:type="simple" xlink:href="https://armyinform.com.ua/2023/05/15/ukrayinski-zahysnyky-pokazaly-robotu-rozrahunkiv-ptrk-stugna-p/" text:style-name="Internet_20_link" text:visited-style-name="Visited_20_Internet_20_Link">
https://armyinform.com.ua/2023/05/15/ukrayinski-zahysnyky-pokazaly-robotu-rozrahunkiv-ptrk-stugna-p/</text:a>
</text:p>
      <!--NEWS-->
      <text:h text:style-name="P10" text:outline-level="1">
<text:span text:style-name="T4">
Short. War. Day 446. Videoodigest</text:span>
</text:h>
      <text:p text:style-name="P4">
Author: ['АРМІЯINFORM']</text:p>
      <text:p text:style-name="P4">
Time: 2023-05-15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text:p>
      <text:p text:style-name="P4">
Category: News</text:p>
      <!--METADATA-->
      <text:p text:style-name="P4">
News Source: <text:a xlink:type="simple" xlink:href="https://armyinform.com.ua/2023/05/15/korotko-vijna-den-446-videodajdzhest/" text:style-name="Internet_20_link" text:visited-style-name="Visited_20_Internet_20_Link">
https://armyinform.com.ua/2023/05/15/korotko-vijna-den-446-videodajdzhest/</text:a>
</text:p>
      <!--NEWS-->
      <text:h text:style-name="P10" text:outline-level="1">
<text:span text:style-name="T4">
The State Department told about expectations from the visit of China's Special Representative to Ukraine</text:span>
</text:h>
      <text:p text:style-name="P4">
Authors: Ukrinform (Person)</text:p>
      <text:p text:style-name="P4">
Publisher: Укринформ (Organization)</text:p>
      <text:p text:style-name="P4">
Published Time: 2023-05-16T-31:02:00+03:00</text:p>
      <text:p text:style-name="P4">
Modified Time: 2023-05-16T01:02:00+03:00</text:p>
      <text:p text:style-name="P4">
Description: The visit of China's Special Representative to Ukraine and Russia is important in the context that Kiev should know the direct position of Kiev to end the Kremlin's war.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Китай', 'США', 'Держдеп', 'Війна з росією', 'Дипломатія']</text:p>
      <text:p text:style-name="P4">
Type: Article</text:p>
      <!--METADATA-->
      <text:p text:style-name="P4">
<draw:frame draw:style-name="fr1" draw:name="Image299" text:anchor-type="as-char" svg:width="6.9236in" svg:height="3.956343in" draw:z-index="0">
<draw:image xlink:href="../Images/yкринформ/2023-05-16T-31-02-00-03-00/630_360_1517552325-3537.jpg" xlink:type="simple" xlink:show="embed" xlink:actuate="onLoad" draw:mime-type="image/jpeg"/>
</draw:frame>
China's visit to Ukraine and Russia is important in the context that the land should know the direct position of Kyiv in the end of the Kremlin's war.</text:p>
      <text:p text:style-name="P4">
This was stated by the US Department of State Department Vedant Patel, the Ukrinform correspondent reported.</text:p>
      <text:p text:style-name="P4">
"It is important for the PRC to hear directly from our Ukrainian partners, why it is necessary to respect Ukraine's concern in the safety plan, as well as its assertion and territorial integrity," - said the representative of the state political department.</text:p>
      <text:p text:style-name="P4">
He recalled the principle of "nothing about Ukraine without Ukraine", explaining that any diplomatic effort is centered. In addition, according to the Patel, the result should correspond to the principles of sovereignty and territorial integrity.</text:p>
      <text:p text:style-name="P4">
"No one seeks to end this war more than our Ukrainian partners," the representative emphasized <text:a xlink:type="simple" xlink:href="https://www.ukrinform.ua/tag-derzdep" text:style-name="Internet_20_link" text:visited-style-name="Visited_20_Internet_20_Link">
</text:a>
 .</text:p>
      <text:p text:style-name="P4">
<text:span text:style-name="T4">
Читайте також:</text:span>
 <text:a xlink:type="simple" xlink:href="https://www.ukrinform.ua/rubric-ato/3701406-kitaj-mae-vikoristati-vpliv-na-rf-sob-vidnoviti-teritorialnu-cilisnist-ukraini-evrokomisia.html" text:style-name="Internet_20_link" text:visited-style-name="Visited_20_Internet_20_Link">
 </text:a>
According to him, Russia should demonstrate a serious interest in the war. “In fact, they are acting in the opposite way: at that time others - including President Zelensky, who outlined his own peace plan - in search of ways to put this land, Russia launches aspires and missiles in a neighboring country to hit the dwellings of the Talicarians, cinemas, cinemas, cinemas A large number of children, ”the Patel stated.</text:p>
      <text:p text:style-name="P4">
In this connection, he emphasized that the goal of the United States will be to provide Ukraine with everything necessary to protect against attacks, as well as to carry out a contrast to free its own territories.</text:p>
      <text:p text:style-name="P4">
<text:span text:style-name="T4">
 Read also: </text:span>
 <text:a xlink:type="simple" xlink:href="https://www.ukrinform.ua/rubric-polytics/3708547-podolak-pro-vizit-predstavnika-knr-poasnimo-se-raz-zodnogo-kompromisu-za-rahunok-teritorij.html" text:style-name="Internet_20_link" text:visited-style-name="Visited_20_Internet_20_Link">
</text:a>
As reported by Ukrinform, <text:a xlink:type="simple" xlink:href="http://www.ukrinform.ua/rubric-polytics/3708184-specpredstavnik-kitau-vidvidae-ukrainu-ta-rosiu.html" text:style-name="Internet_20_link" text:visited-style-name="Visited_20_Internet_20_Link">
</text:a>
Eurasia Li Huai's statements will visit Ukraine, Poland, France, Germany and Russia this week to discuss the Political Settlement of the Crisis in Ukraine.</text:p>
      <text:p text:style-name="P4">
News Source: <text:a xlink:type="simple" xlink:href="https://www.ukrinform.ua/rubric-polytics/3709694-u-derzdepi-rozpovili-cogo-ocikuut-vid-vizitu-specpredstavnika-kitau-do-ukraini.html" text:style-name="Internet_20_link" text:visited-style-name="Visited_20_Internet_20_Link">
https://www.ukrinform.ua/rubric-polytics/3709694-u-derzdepi-rozpovili-cogo-ocikuut-vid-vizitu-specpredstavnika-kitau-do-ukraini.html</text:a>
</text:p>
      <!--NEWS-->
      <text:h text:style-name="P10" text:outline-level="1">
<text:span text:style-name="T4">
Iceland will hand over the field hospital to Ukraine</text:span>
</text:h>
      <text:p text:style-name="P4">
Authors: Ukrinform (Person)</text:p>
      <text:p text:style-name="P4">
Publisher: Укринформ (Organization)</text:p>
      <text:p text:style-name="P4">
Published Time: 2023-05-16T-34:44:00+03:00</text:p>
      <text:p text:style-name="P4">
Modified Time: 2023-05-16T00:44:00+03:00</text:p>
      <text:p text:style-name="P4">
Description: Iceland's Parliament supported a proposal to transfer a field hospital to Ukraine. - Ukrinform.</text:p>
      <text:p text:style-name="P4">
Images: ["<text:a xlink:type="simple" xlink:href="https://static.ukrinform.com/photos/2017_05/thumb_files/630_360_1494596759-2633.jpg" text:style-name="Internet_20_link" text:visited-style-name="Visited_20_Internet_20_Link">
630_360_14945...</text:a>
"]</text:p>
      <text:p text:style-name="P4">
Tags: ['Ісландія', 'Шпиталь', 'Україна', 'допомога']</text:p>
      <text:p text:style-name="P4">
Type: Article</text:p>
      <!--METADATA-->
      <text:p text:style-name="P4">
<draw:frame draw:style-name="fr1" draw:name="Image300" text:anchor-type="as-char" svg:width="6.9236in" svg:height="3.950967in" draw:z-index="0">
<draw:image xlink:href="../Images/yкринформ/2023-05-16T-34-44-00-03-00/630_360_1494596759-2633.jpg" xlink:type="simple" xlink:show="embed" xlink:actuate="onLoad" draw:mime-type="image/jpeg"/>
</draw:frame>
Iceland Parliament supported a proposal for the transfer of the field to Ukraine.</text:p>
      <text:p text:style-name="P4">
This was reported in <text:a xlink:type="simple" xlink:href="http://twitter.com/katrinjak/status/1658128126663090177" text:style-name="Internet_20_link" text:visited-style-name="Visited_20_Internet_20_Link">
</text:a>
Iceland's Prime Minister Katrin Jacobsdottir, Ukrinform reports</text:p>
      <text:p text:style-name="P4">
"All parties in the parliament are united in order for Iceland to provide Ukraine with a hospital," the post reads.</text:p>
      <text:p text:style-name="Quotations">

<text:p text:style-name="P4">
All Parties in the Icelandic Parliament have United in Proposing That&gt;
 Iceland Will Give A Field Hospital to Ukraine. We Remain Committed to&gt;
 Supporting The Ukrainian People: This Gesture Is A Symbol of Our Continused&gt;
 Solidarity. &gt;
&gt;
 - Katrín Jakobsdótirir(@Katrinjak) <text:a xlink:type="simple" xlink:href="https://twitter.com/katrinjak/status/1658128126663090177" text:style-name="Internet_20_link" text:visited-style-name="Visited_20_Internet_20_Link">
&gt;
 </text:a>
Government head, stressed that <text:a xlink:type="simple" xlink:href="https://www.ukrinform.ua/tag-islandia" text:style-name="Internet_20_link" text:visited-style-name="Visited_20_Internet_20_Link">
</text:a>
As before, he is dedicated to the support of the Ukrainian people, and this gesture is a "symbolic unchanging solidarity."</text:p>

</text:p>
      <text:p text:style-name="P4">
<text:span text:style-name="T4">
 Read also: </text:span>
 <text:a xlink:type="simple" xlink:href="https://www.ukrinform.ua/rubric-polytics/3682415-energetika-pokaranna-rf-ta-sankcii-smigal-zustrivsa-z-premerkou-islandii.html" text:style-name="Internet_20_link" text:visited-style-name="Visited_20_Internet_20_Link">
<text:span text:style-name="T4">
 Iceland </text:span>
</text:a>
As it was reported, since the beginning of the full -scale invasion of the Russian Federation Iceland has provided a assistance of more than $ 25 million.</text:p>
      <text:p text:style-name="P4">
News Source: <text:a xlink:type="simple" xlink:href="https://www.ukrinform.ua/rubric-society/3709692-islandia-peredast-ukraini-polovij-spital.html" text:style-name="Internet_20_link" text:visited-style-name="Visited_20_Internet_20_Link">
https://www.ukrinform.ua/rubric-society/3709692-islandia-peredast-ukraini-polovij-spital.html</text:a>
</text:p>
      <!--NEWS-->
      <text:h text:style-name="P10" text:outline-level="1">
<text:span text:style-name="T4">
Dry weather will prevail in Ukraine in the daytime up to +25 °</text:span>
</text:h>
      <text:p text:style-name="P4">
Authors: Ukrinform (Person)</text:p>
      <text:p text:style-name="P4">
Publisher: Укринформ (Organization)</text:p>
      <text:p text:style-name="P4">
Published Time: 2023-05-16T-36:29:00+03:00</text:p>
      <text:p text:style-name="P4">
Modified Time: 2023-05-16T00:29:00+03:00</text:p>
      <text:p text:style-name="P4">
Description: On Tuesday, May 16, changing cloudiness is expected in Ukraine, short -term rains, thunderstorms in the western regions; in the rest of the territory without significant rainfall. - Ukrinform.</text:p>
      <text:p text:style-name="P4">
Images: ["<text:a xlink:type="simple" xlink:href="https://static.ukrinform.com/photos/2022_05/thumb_files/630_360_1653467553-903.jpg" text:style-name="Internet_20_link" text:visited-style-name="Visited_20_Internet_20_Link">
630_360_16534...</text:a>
"]</text:p>
      <text:p text:style-name="P4">
Tags: ['Гроза', 'Погода', 'Прогноз']</text:p>
      <text:p text:style-name="P4">
Type: Article</text:p>
      <!--METADATA-->
      <text:p text:style-name="P4">
<draw:frame draw:style-name="fr1" draw:name="Image301" text:anchor-type="as-char" svg:width="6.9236in" svg:height="3.956343in" draw:z-index="0">
<draw:image xlink:href="../Images/yкринформ/2023-05-16T-36-29-00-03-00/630_360_1653467553-903.jpg" xlink:type="simple" xlink:show="embed" xlink:actuate="onLoad" draw:mime-type="image/jpeg"/>
</draw:frame>
Investment, May 16, is expected to be changing in Ukraine, short -term rains, thunderstorms; in the rest of the territory without substrates.</text:p>
      <text:p text:style-name="P4">
Ukrinform was reported at the Ukrainian Hydrometeorological Center.</text:p>
      <text:p text:style-name="P4">
Wind southern, southeast, 5-10 m/s, in the western regions of 15-20 m/s.</text:p>
      <text:p text:style-name="P4">
The temperature at night will be 8-13 °, in the daytime 18-23 °, in the southern part to 25 °; in the highlands <text:a xlink:type="simple" xlink:href="https://www.ukrinform.ua/tag-karpati" text:style-name="Internet_20_link" text:visited-style-name="Visited_20_Internet_20_Link">
</text:a>
At night 4-9 ° warm, in the afternoon 9-14 °.</text:p>
      <text:p text:style-name="P4">
In Kyiv and Kyiv region on May 16 without significant rainfall. The temperature of the ossaries at night is 11-13 °, in the afternoon 20-22 °; In the area at night 8-13 °, in the afternoon 18-23 °.</text:p>
      <text:p text:style-name="P4">
In the next two days, May 17-18, dry weather will prevail in Ukraine. Only sight areas will be short-term rains, thunderstorms, in the afternoon in some districts and squalls of 15-20 m/s.</text:p>
      <text:p text:style-name="P4">
East wind, southeast, 7-12 m/s.</text:p>
      <text:p text:style-name="P4">
Temperature at night 10-15 °(In the eastern regions of 8-13 °), in the afternoon 22-27 °, in western holes 19-24 °(May 18 places 13-18 °).</text:p>
      <text:p text:style-name="P4">
У столичному регіоні 17-18 травня мінлива хмарність, без опадів. Температура вКиєві уночі 13-15°, вдень 24-26°; по області вночі 10-15°, вдень 22-27°.</text:p>
      <text:p text:style-name="P4">
Впродовж 19-20 травня в Україні, за прогнозами синоптиків, без істотнихопадів, лише в західній частині місцями короткочасні дощі, грози.</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mperature at night 9-15 °; In the daytime 21-27 °, in the western regions and in the Crimea 18-24 °.</text:p>
      <text:p text:style-name="P4">
In Kiev and the region on May 19-20, dry weather will prevail. The temperature of the opostyle at night is 13-15 °; In the afternoon on May 19, 23-25 °, May 20 21-23 °. On the area of 10-15 °, in the afternoon 21-26 °.</text:p>
      <text:p text:style-name="P4">
News Source: <text:a xlink:type="simple" xlink:href="https://www.ukrinform.ua/rubric-regions/3709468-v-ukraini-zavtra-perevazatime-suha-pogoda-vden-do-25.html" text:style-name="Internet_20_link" text:visited-style-name="Visited_20_Internet_20_Link">
https://www.ukrinform.ua/rubric-regions/3709468-v-ukraini-zavtra-perevazatime-suha-pogoda-vden-do-25.html</text:a>
</text:p>
      <!--NEWS-->
      <text:h text:style-name="P10" text:outline-level="1">
<text:span text:style-name="T4">
The Supreme Court will hold an extraordinary plenum on Tuesday</text:span>
</text:h>
      <text:p text:style-name="P4">
Authors: Ukrinform (Person)</text:p>
      <text:p text:style-name="P4">
Publisher: Укринформ (Organization)</text:p>
      <text:p text:style-name="P4">
Published Time: 2023-05-16T-38:15:00+03:00</text:p>
      <text:p text:style-name="P4">
Modified Time: 2023-05-16T00:15:00+03:00</text:p>
      <text:p text:style-name="P4">
Description: The Supreme Court of Ukraine announced an extraordinary meeting of its plenum on Tuesday. - Ukrinform.</text:p>
      <text:p text:style-name="P4">
Images: ["<text:a xlink:type="simple" xlink:href="https://static.ukrinform.com/photos/2017_10/thumb_files/630_360_1506959315-2422.jpg" text:style-name="Internet_20_link" text:visited-style-name="Visited_20_Internet_20_Link">
630_360_15069...</text:a>
"]</text:p>
      <text:p text:style-name="P4">
Tags: ['Князєв', 'Верховний Суд', 'Засідання']</text:p>
      <text:p text:style-name="P4">
Type: Article</text:p>
      <!--METADATA-->
      <text:p text:style-name="P4">
<draw:frame draw:style-name="fr1" draw:name="Image302" text:anchor-type="as-char" svg:width="6.9236in" svg:height="3.956343in" draw:z-index="0">
<draw:image xlink:href="../Images/yкринформ/2023-05-16T-38-15-00-03-00/630_360_1506959315-2422.jpg" xlink:type="simple" xlink:show="embed" xlink:actuate="onLoad" draw:mime-type="image/jpeg"/>
</draw:frame>
The Supreme Court of Ukraine announced an extraordinary meeting of its plenum on Tuesday.</text:p>
      <text:p text:style-name="P4">
The Supreme Court reports in <text:a xlink:type="simple" xlink:href="https://www.facebook.com/supremecourt.ua" text:style-name="Internet_20_link" text:visited-style-name="Visited_20_Internet_20_Link">
</text:a>
, reports Ukrinform.</text:p>
      <text:p text:style-name="P4">
"In connection with the events that occur around the chairman of the Armed Forces Knyazev VS, an extraordinary meeting of the Plenum of the Supreme Court will take place on 16th 2023," -will be in a post.</text:p>
      <text:p text:style-name="P4">
The time of the meeting will be reported additionally, added to <text:a xlink:type="simple" xlink:href="https://www.ukrinform.ua/tag-verhovnij-sud" text:style-name="Internet_20_link" text:visited-style-name="Visited_20_Internet_20_Link">
</text:a>
<text:span text:style-name="T4">
 Read also: </text:span>
 <text:a xlink:type="simple" xlink:href="https://www.ukrinform.ua/rubric-economy/3695982-verhovnij-sud-skasuvav-stagnenna-kostiv-iz-privatbanku-na-korist-kolisnih-vlasnikiv.html" text:style-name="Internet_20_link" text:visited-style-name="Visited_20_Internet_20_Link">
<text:span text:style-name="T4">
 Supreme </text:span>
 <text:span text:style-name="T4">
 </text:span>
 Court **</text:a>
As reported, <text:a xlink:type="simple" xlink:href="https://www.ukrinform.ua/rubric-society/3709683-nabu-i-sap-vikrili-masstabnu-korupciu-u-verhovnomu-sudi.html" text:style-name="Internet_20_link" text:visited-style-name="Visited_20_Internet_20_Link">
</text:a>
 а саме схему щодоодержання неправомірної вигоди його керівництвом та суддями.</text:p>
      <text:p text:style-name="P4">
News Source: <text:a xlink:type="simple" xlink:href="https://www.ukrinform.ua/rubric-society/3709693-verhovnij-sud-provede-u-vivtorok-pozacergovij-plenum.html" text:style-name="Internet_20_link" text:visited-style-name="Visited_20_Internet_20_Link">
https://www.ukrinform.ua/rubric-society/3709693-verhovnij-sud-provede-u-vivtorok-pozacergovij-plenum.html</text:a>
</text:p>
      <!--NEWS-->
      <text:h text:style-name="P10" text:outline-level="1">
<text:span text:style-name="T4">
The Supreme Court will hold an extraordinary plenum on Tuesday</text:span>
</text:h>
      <text:p text:style-name="P4">
Authors: Ukrinform (Person)</text:p>
      <text:p text:style-name="P4">
Publisher: Укринформ (Organization)</text:p>
      <text:p text:style-name="P4">
Published Time: 2023-05-16T00:15:00+03:00</text:p>
      <text:p text:style-name="P4">
Modified Time: 2023-05-16T00:15:00+03:00</text:p>
      <text:p text:style-name="P4">
Description: The Supreme Court of Ukraine announced an extraordinary meeting of its plenum on Tuesday. - Ukrinform.</text:p>
      <text:p text:style-name="P4">
Images: ["<text:a xlink:type="simple" xlink:href="https://static.ukrinform.com/photos/2017_10/thumb_files/630_360_1506959315-2422.jpg" text:style-name="Internet_20_link" text:visited-style-name="Visited_20_Internet_20_Link">
630_360_15069...</text:a>
"]</text:p>
      <text:p text:style-name="P4">
Tags: ['Князєв', 'Верховний Суд', 'Засідання']</text:p>
      <text:p text:style-name="P4">
Type: Article</text:p>
      <!--METADATA-->
      <text:p text:style-name="P4">
<draw:frame draw:style-name="fr1" draw:name="Image303" text:anchor-type="as-char" svg:width="6.9236in" svg:height="3.956343in" draw:z-index="0">
<draw:image xlink:href="../Images/yкринформ/2023-05-16T00-15-00-03-00/630_360_1506959315-2422.jpg" xlink:type="simple" xlink:show="embed" xlink:actuate="onLoad" draw:mime-type="image/jpeg"/>
</draw:frame>
The Supreme Court of Ukraine announced an extraordinary meeting of its plenum on Tuesday.</text:p>
      <text:p text:style-name="P4">
The Supreme Court reports in <text:a xlink:type="simple" xlink:href="https://www.facebook.com/supremecourt.ua" text:style-name="Internet_20_link" text:visited-style-name="Visited_20_Internet_20_Link">
</text:a>
, reports Ukrinform.</text:p>
      <text:p text:style-name="P4">
"In connection with the events that occur around the chairman of the Armed Forces Knyazev VS, an extraordinary meeting of the Plenum of the Supreme Court will take place on 16th 2023," -will be in a post.</text:p>
      <text:p text:style-name="P4">
The time of the meeting will be reported additionally, added to <text:a xlink:type="simple" xlink:href="https://www.ukrinform.ua/tag-verhovnij-sud" text:style-name="Internet_20_link" text:visited-style-name="Visited_20_Internet_20_Link">
</text:a>
<text:span text:style-name="T4">
 Read also: </text:span>
 <text:a xlink:type="simple" xlink:href="https://www.ukrinform.ua/rubric-economy/3695982-verhovnij-sud-skasuvav-stagnenna-kostiv-iz-privatbanku-na-korist-kolisnih-vlasnikiv.html" text:style-name="Internet_20_link" text:visited-style-name="Visited_20_Internet_20_Link">
<text:span text:style-name="T4">
 Supreme </text:span>
 <text:span text:style-name="T4">
 </text:span>
 Court **</text:a>
As reported, <text:a xlink:type="simple" xlink:href="https://www.ukrinform.ua/rubric-society/3709683-nabu-i-sap-vikrili-masstabnu-korupciu-u-verhovnomu-sudi.html" text:style-name="Internet_20_link" text:visited-style-name="Visited_20_Internet_20_Link">
</text:a>
Namely, the scheme regarding the unlawful benefit of his management and judges.</text:p>
      <text:p text:style-name="P4">
News Source: <text:a xlink:type="simple" xlink:href="https://www.ukrinform.ua/rubric-society/3709693-verhovnij-sud-provede-u-vivtorok-pozacergovij-plenum.html" text:style-name="Internet_20_link" text:visited-style-name="Visited_20_Internet_20_Link">
https://www.ukrinform.ua/rubric-society/3709693-verhovnij-sud-provede-u-vivtorok-pozacergovij-plenum.html</text:a>
</text:p>
      <!--NEWS-->
      <text:h text:style-name="P10" text:outline-level="1">
<text:span text:style-name="T4">
Dry weather will prevail in Ukraine in the daytime up to +25 °</text:span>
</text:h>
      <text:p text:style-name="P4">
Authors: Ukrinform (Person)</text:p>
      <text:p text:style-name="P4">
Publisher: Укринформ (Organization)</text:p>
      <text:p text:style-name="P4">
Published Time: 2023-05-16T00:29:00+03:00</text:p>
      <text:p text:style-name="P4">
Modified Time: 2023-05-16T00:29:00+03:00</text:p>
      <text:p text:style-name="P4">
Description: У вівторок, 16 травня, в Україні очікується мінлива хмарність, у західних областях короткочасні дощі, місцями грози; на решті території без істотних опадів. — Укрінформ.</text:p>
      <text:p text:style-name="P4">
Images: ["<text:a xlink:type="simple" xlink:href="https://static.ukrinform.com/photos/2022_05/thumb_files/630_360_1653467553-903.jpg" text:style-name="Internet_20_link" text:visited-style-name="Visited_20_Internet_20_Link">
630_360_16534...</text:a>
"]</text:p>
      <text:p text:style-name="P4">
Tags: ['Гроза', 'Погода', 'Прогноз']</text:p>
      <text:p text:style-name="P4">
Type: Article</text:p>
      <!--METADATA-->
      <text:p text:style-name="P4">
<draw:frame draw:style-name="fr1" draw:name="Image304" text:anchor-type="as-char" svg:width="6.9236in" svg:height="3.956343in" draw:z-index="0">
<draw:image xlink:href="../Images/yкринформ/2023-05-16T00-29-00-03-00/630_360_1653467553-903.jpg" xlink:type="simple" xlink:show="embed" xlink:actuate="onLoad" draw:mime-type="image/jpeg"/>
</draw:frame>
Investment, May 16, is expected to be changing in Ukraine, short -term rains, thunderstorms; in the rest of the territory without substrates.</text:p>
      <text:p text:style-name="P4">
Ukrinform was reported at the Ukrainian Hydrometeorological Center.</text:p>
      <text:p text:style-name="P4">
Wind southern, southeast, 5-10 m/s, in the western regions of 15-20 m/s.</text:p>
      <text:p text:style-name="P4">
The temperature at night will be 8-13 °, in the daytime 18-23 °, in the southern part to 25 °; in the highlands <text:a xlink:type="simple" xlink:href="https://www.ukrinform.ua/tag-karpati" text:style-name="Internet_20_link" text:visited-style-name="Visited_20_Internet_20_Link">
</text:a>
At night 4-9 ° warm, in the afternoon 9-14 °.</text:p>
      <text:p text:style-name="P4">
In Kyiv and Kyiv region on May 16 without significant rainfall. The temperature of the ossaries at night is 11-13 °, in the afternoon 20-22 °; In the area at night 8-13 °, in the afternoon 18-23 °.</text:p>
      <text:p text:style-name="P4">
In the next two days, May 17-18, dry weather will prevail in Ukraine. Only sight areas will be short-term rains, thunderstorms, in the afternoon in some districts and squalls of 15-20 m/s.</text:p>
      <text:p text:style-name="P4">
East wind, southeast, 7-12 m/s.</text:p>
      <text:p text:style-name="P4">
Temperature at night 10-15 °(In the eastern regions of 8-13 °), вдень 22-27°, у західнихобластях 19-24° (May 18 places 13-18 °).</text:p>
      <text:p text:style-name="P4">
У столичному регіоні 17-18 травня мінлива хмарність, без опадів. Температура вКиєві уночі 13-15°, вдень 24-26°; по області вночі 10-15°, вдень 22-27°.</text:p>
      <text:p text:style-name="P4">
Впродовж 19-20 травня в Україні, за прогнозами синоптиків, без істотнихопадів, лише в західній частині місцями короткочасні дощі, грози.</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mperature at night 9-15 °; In the daytime 21-27 °, in the western regions and in the Crimea 18-24 °.</text:p>
      <text:p text:style-name="P4">
In Kiev and the region on May 19-20, dry weather will prevail. The temperature of the opostyle at night is 13-15 °; In the afternoon on May 19, 23-25 °, May 20 21-23 °. On the area of 10-15 °, in the afternoon 21-26 °.</text:p>
      <text:p text:style-name="P4">
News Source: <text:a xlink:type="simple" xlink:href="https://www.ukrinform.ua/rubric-regions/3709468-v-ukraini-zavtra-perevazatime-suha-pogoda-vden-do-25.html" text:style-name="Internet_20_link" text:visited-style-name="Visited_20_Internet_20_Link">
https://www.ukrinform.ua/rubric-regions/3709468-v-ukraini-zavtra-perevazatime-suha-pogoda-vden-do-25.html</text:a>
</text:p>
      <!--NEWS-->
      <text:h text:style-name="P10" text:outline-level="1">
<text:span text:style-name="T4">
Iceland will hand over the field hospital to Ukraine</text:span>
</text:h>
      <text:p text:style-name="P4">
Authors: Ukrinform (Person)</text:p>
      <text:p text:style-name="P4">
Publisher: Укринформ (Organization)</text:p>
      <text:p text:style-name="P4">
Published Time: 2023-05-16T00:44:00+03:00</text:p>
      <text:p text:style-name="P4">
Modified Time: 2023-05-16T00:44:00+03:00</text:p>
      <text:p text:style-name="P4">
Description: Iceland's Parliament supported a proposal to transfer a field hospital to Ukraine. - Ukrinform.</text:p>
      <text:p text:style-name="P4">
Images: ["<text:a xlink:type="simple" xlink:href="https://static.ukrinform.com/photos/2017_05/thumb_files/630_360_1494596759-2633.jpg" text:style-name="Internet_20_link" text:visited-style-name="Visited_20_Internet_20_Link">
630_360_14945...</text:a>
"]</text:p>
      <text:p text:style-name="P4">
Tags: ['Ісландія', 'Шпиталь', 'Україна', 'допомога']</text:p>
      <text:p text:style-name="P4">
Type: Article</text:p>
      <!--METADATA-->
      <text:p text:style-name="P4">
<draw:frame draw:style-name="fr1" draw:name="Image305" text:anchor-type="as-char" svg:width="6.9236in" svg:height="3.950967in" draw:z-index="0">
<draw:image xlink:href="../Images/yкринформ/2023-05-16T00-44-00-03-00/630_360_1494596759-2633.jpg" xlink:type="simple" xlink:show="embed" xlink:actuate="onLoad" draw:mime-type="image/jpeg"/>
</draw:frame>
Parliamentisland supported a proposal to transfer a field hospital to Ukraine.</text:p>
      <text:p text:style-name="P4">
This was reported in <text:a xlink:type="simple" xlink:href="http://twitter.com/katrinjak/status/1658128126663090177" text:style-name="Internet_20_link" text:visited-style-name="Visited_20_Internet_20_Link">
</text:a>
прем’єр-міністр Ісландії Катрін Якобсдоттір, передає Укрінформ</text:p>
      <text:p text:style-name="P4">
"Усі партії в парламенті об’єднані в тому, щоб Ісландія надала Україніпольовий шпиталь", - йдеться в дописі.</text:p>
      <text:p text:style-name="Quotations">

<text:p text:style-name="P4">
All parties in the Icelandic parliament have united in proposing that&gt;
 Iceland will give a field hospital to Ukraine. We remain committed to&gt;
 supporting the Ukrainian people: this gesture is a symbol of our continued&gt;
 solidarity.&gt;
&gt;
 — Katrín Jakobsdóttir (@Katrinjak) <text:a xlink:type="simple" xlink:href="https://twitter.com/katrinjak/status/1658128126663090177" text:style-name="Internet_20_link" text:visited-style-name="Visited_20_Internet_20_Link">
&gt;
 </text:a>
Government head, stressed that <text:a xlink:type="simple" xlink:href="https://www.ukrinform.ua/tag-islandia" text:style-name="Internet_20_link" text:visited-style-name="Visited_20_Internet_20_Link">
</text:a>
As before, he is dedicated to the support of the Ukrainian people, and this gesture is a "symbolic unchanging solidarity."</text:p>

</text:p>
      <text:p text:style-name="P4">
<text:span text:style-name="T4">
 Read also: </text:span>
 <text:a xlink:type="simple" xlink:href="https://www.ukrinform.ua/rubric-polytics/3682415-energetika-pokaranna-rf-ta-sankcii-smigal-zustrivsa-z-premerkou-islandii.html" text:style-name="Internet_20_link" text:visited-style-name="Visited_20_Internet_20_Link">
<text:span text:style-name="T4">
 Iceland </text:span>
</text:a>
As it was reported, since the beginning of the full -scale invasion of the Russian Federation Iceland has provided a assistance of more than $ 25 million.</text:p>
      <text:p text:style-name="P4">
News Source: <text:a xlink:type="simple" xlink:href="https://www.ukrinform.ua/rubric-society/3709692-islandia-peredast-ukraini-polovij-spital.html" text:style-name="Internet_20_link" text:visited-style-name="Visited_20_Internet_20_Link">
https://www.ukrinform.ua/rubric-society/3709692-islandia-peredast-ukraini-polovij-spital.html</text:a>
</text:p>
      <!--NEWS-->
      <text:h text:style-name="P10" text:outline-level="1">
<text:span text:style-name="T4">
The State Department told about expectations from the visit of China's Special Representative to Ukraine</text:span>
</text:h>
      <text:p text:style-name="P4">
Authors: Ukrinform (Person)</text:p>
      <text:p text:style-name="P4">
Publisher: Укринформ (Organization)</text:p>
      <text:p text:style-name="P4">
Published Time: 2023-05-16T01:02:00+03:00</text:p>
      <text:p text:style-name="P4">
Modified Time: 2023-05-16T01:02:00+03:00</text:p>
      <text:p text:style-name="P4">
Description: The visit of China's Special Representative to Ukraine and Russia is important in the context that Kiev should know the direct position of Kiev to end the Kremlin's war.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Китай', 'США', 'Держдеп', 'Війна з росією', 'Дипломатія']</text:p>
      <text:p text:style-name="P4">
Type: Article</text:p>
      <!--METADATA-->
      <text:p text:style-name="P4">
<draw:frame draw:style-name="fr1" draw:name="Image306" text:anchor-type="as-char" svg:width="6.9236in" svg:height="3.956343in" draw:z-index="0">
<draw:image xlink:href="../Images/yкринформ/2023-05-16T01-02-00-03-00/630_360_1517552325-3537.jpg" xlink:type="simple" xlink:show="embed" xlink:actuate="onLoad" draw:mime-type="image/jpeg"/>
</draw:frame>
China's visit to Ukraine and Russia is important in the context that the land should know the direct position of Kyiv in the end of the Kremlin's war.</text:p>
      <text:p text:style-name="P4">
This was stated by the US Department of State Department Vedant Patel, the Ukrinform correspondent reported.</text:p>
      <text:p text:style-name="P4">
"It is important for the PRC to hear directly from our Ukrainian partners, why it is necessary to respect Ukraine's concern in the safety plan, as well as its assertion and territorial integrity," - said the representative of the state political department.</text:p>
      <text:p text:style-name="P4">
He recalled the principle of "nothing about Ukraine without Ukraine", explaining that any diplomatic effort is centered. In addition, according to the Patel, the result should correspond to the principles of sovereignty and territorial integrity.</text:p>
      <text:p text:style-name="P4">
"No one seeks to end this war more than our Ukrainian partners," the representative emphasized <text:a xlink:type="simple" xlink:href="https://www.ukrinform.ua/tag-derzdep" text:style-name="Internet_20_link" text:visited-style-name="Visited_20_Internet_20_Link">
</text:a>
.</text:p>
      <text:p text:style-name="P4">
<text:span text:style-name="T4">
 Read also: </text:span>
 <text:a xlink:type="simple" xlink:href="https://www.ukrinform.ua/rubric-ato/3701406-kitaj-mae-vikoristati-vpliv-na-rf-sob-vidnoviti-teritorialnu-cilisnist-ukraini-evrokomisia.html" text:style-name="Internet_20_link" text:visited-style-name="Visited_20_Internet_20_Link">
</text:a>
According to him, Russia should demonstrate a serious interest in the war. “In fact, they are acting in the opposite way: at that time others - including President Zelensky, who outlined his own peace plan - in search of ways to put this land, Russia launches aspires and missiles in a neighboring country to hit the dwellings of the Talicarians, cinemas, cinemas, cinemas A large number of children, ”the Patel stated.</text:p>
      <text:p text:style-name="P4">
In this connection, he emphasized that the goal of the United States will be to provide Ukraine with everything necessary to protect against attacks, as well as to carry out a contrast to free its own territories.</text:p>
      <text:p text:style-name="P4">
<text:span text:style-name="T4">
 Read also: </text:span>
 <text:a xlink:type="simple" xlink:href="https://www.ukrinform.ua/rubric-polytics/3708547-podolak-pro-vizit-predstavnika-knr-poasnimo-se-raz-zodnogo-kompromisu-za-rahunok-teritorij.html" text:style-name="Internet_20_link" text:visited-style-name="Visited_20_Internet_20_Link">
</text:a>
As reported by Ukrinform, <text:a xlink:type="simple" xlink:href="http://www.ukrinform.ua/rubric-polytics/3708184-specpredstavnik-kitau-vidvidae-ukrainu-ta-rosiu.html" text:style-name="Internet_20_link" text:visited-style-name="Visited_20_Internet_20_Link">
</text:a>
Eurasia Li Huai's statements will visit Ukraine, Poland, France, Germany and Russia this week to discuss the Political Settlement of the Crisis in Ukraine.</text:p>
      <text:p text:style-name="P4">
News Source: <text:a xlink:type="simple" xlink:href="https://www.ukrinform.ua/rubric-polytics/3709694-u-derzdepi-rozpovili-cogo-ocikuut-vid-vizitu-specpredstavnika-kitau-do-ukraini.html" text:style-name="Internet_20_link" text:visited-style-name="Visited_20_Internet_20_Link">
https://www.ukrinform.ua/rubric-polytics/3709694-u-derzdepi-rozpovili-cogo-ocikuut-vid-vizitu-specpredstavnika-kitau-do-ukraini.html</text:a>
</text:p>
      <!--NEWS-->
      <text:h text:style-name="P10" text:outline-level="1">
<text:span text:style-name="T4">
Артилеристи ВМС ЗС України знищили російський 2С4 «Тюльпан»</text:span>
</text:h>
      <text:p text:style-name="P4">
Author: ['АРМІЯINFORM']</text:p>
      <text:p text:style-name="P4">
Time: 2023-05-16T98:00:00-04:00</text:p>
      <text:p text:style-name="P4">
Description: Українські військовослужбовці влучним пострілом знищили 240-мм міномет 2С4 «Тюльпа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uyflpan.jpg" text:style-name="Internet_20_link" text:visited-style-name="Visited_20_Internet_20_Link">
tuyflpan.jpg</text:a>
']</text:p>
      <text:p text:style-name="P4">
Tags: ['STOPRUSSIA', 'АГРЕСІЯ РФ', 'ВТОРГНЕННЯ РФ', 'ТЮЛЬПАН']</text:p>
      <text:p text:style-name="P4">
Category: News</text:p>
      <!--METADATA-->
      <text:p text:style-name="P4">
<draw:frame draw:style-name="fr1" draw:name="Image307" text:anchor-type="as-char" svg:width="6.9236in" svg:height="3.892787in" draw:z-index="0">
<draw:image xlink:href="../Images/AРМІЯINFORM/2023-05-16T98-00-00-04-00/tuyflpan.jpg" xlink:type="simple" xlink:show="embed" xlink:actuate="onLoad" draw:mime-type="image/jpeg"/>
</draw:frame>
Illustrative photo</text:p>
      <text:p text:style-name="P4">
Ukrainian servicemen destroyed the 240-mm mortar 2C4 "tulip" of the Russian occupation army-the car tried to escape from the "eyes" of our defenders, but the acillery artillerymen with a high precision shot destroying equipment.</text:p>
      <text:p text:style-name="P4">
News Source: <text:a xlink:type="simple" xlink:href="https://armyinform.com.ua/2023/05/16/artylerysty-vms-zs-ukrayiny-znyshhyly-rosijskyj-2s4-tyulpan/" text:style-name="Internet_20_link" text:visited-style-name="Visited_20_Internet_20_Link">
https://armyinform.com.ua/2023/05/16/artylerysty-vms-zs-ukrayiny-znyshhyly-rosijskyj-2s4-tyulpan/</text:a>
</text:p>
      <!--NEWS-->
      <text:h text:style-name="P10" text:outline-level="1">
<text:span text:style-name="T4">
阿布扎比的乌克兰人将举行大规模的刺绣日活动</text:span>
</text:h>
      <text:p text:style-name="P4">
Author: ['АРМІЯINFORM']</text:p>
      <text:p text:style-name="P4">
Time: 2023-05-16T99:00:00-04:00</text:p>
      <text:p text:style-name="P4">
Description: 乌克里亚卡岛（OI）的乌克里亚卡文化要求，乌克里亚卡·维西万卡（Ukryanka Vishivanka）：...与乌克兰2022年的战争，与乌克兰的最新新闻，《与乌克兰的新闻》（News War War）与乌克​​兰2022年的战争，今天将在乌克兰和俄罗斯之间进行战争，他们在2022年与乌克兰的一场战争，他们会在不久的将来与乌克兰战争，他们说，与乌克兰的战争，今天的乌克兰新闻，乌克兰的新闻，乌克兰媒体在俄罗斯的乌克兰新闻</text:p>
      <text:p text:style-name="P4">
Images: ['<text:a xlink:type="simple" xlink:href="https://armyinform.com.ua/wp-content/uploads/2023/05/346986699_555181159878251_5172262503197863323_n.jpg" text:style-name="Internet_20_link" text:visited-style-name="Visited_20_Internet_20_Link">
346986699_555181159878251_5172262503197863323_n.jpg</text:a>
']</text:p>
      <text:p text:style-name="P4">
Tags: ['ДЕНЬ ВИШИВАНКИ', 'ДЕНЬ ВИШИВАНКИ В ОАЕ', 'ОАЕ', 'УКРАЇНСЬКА ДІАСПОРА']</text:p>
      <text:p text:style-name="P4">
Category: News</text:p>
      <!--METADATA-->
      <text:p text:style-name="P4">
<draw:frame draw:style-name="fr1" draw:name="Image308" text:anchor-type="as-char" svg:width="6.9236in" svg:height="5.804039in" draw:z-index="0">
<draw:image xlink:href="../Images/AРМІЯINFORM/2023-05-16T99-00-00-04-00/346986699_555181159878251_5172262503197863323_n.jpg" xlink:type="simple" xlink:show="embed" xlink:actuate="onLoad" draw:mime-type="image/jpeg"/>
</draw:frame>
阿联酋的乌克兰妇女倡议邀请了文化活动“乌克兰 - 萨维瓦卡：在一个世纪之内”，该活动将于5月21日在阿布达比兹刺绣日举行。 关于这个<text:a xlink:type="simple" xlink:href="https://www.facebook.com/Ukrainianwomen.me/posts/pfbid034NrTm2ikWiYWcW5wj5woYdGVnsQVygPbwjXJBaPsEgkx5qJrp1KuCQj4dVadH3Gil" text:style-name="Internet_20_link" text:visited-style-name="Visited_20_Internet_20_Link">
被引用</text:a>
在阿联酋的乌克兰妇女倡议的Facebook页面上。</text:p>
      <text:p text:style-name="P4">
该活动结合了研讨会，讲座和民俗表演，通过这些演出将能够了解乌克兰文化，传统和乌克兰人。 该活动是开放的，可以免费参加国籍代表。</text:p>
      <text:p text:style-name="P4">
“在2023年5月21日的Vyshivanka日之际，阿联酋的乌克兰妇女女性邀请乌克兰的Vyshivanka参加阿联酋。 该活动结合了研讨会，讲座和民间文学活动，尤其是访客可以通过这些研讨会来了解乌克兰文化，传统和乌克兰刺绣。</text:p>
      <text:p text:style-name="P4">
游客和参与者将能够欣赏乌克兰刺绣的展览，儿童和成人创意团队的表演，当然，还要尝试掌握传统的乌克兰刺绣的精通，并创建了一个动机的两个免费研讨会的框架，即消息读取。</text:p>
      <text:p text:style-name="P4">
值得注意的是，该活动将得到阿布扎比创意枢纽，乌克兰大使馆在阿联酋的大使馆，乌克兰的乌克兰“索非亚”和“ divosvit”的乌克兰乌克兰学校。</text:p>
      <text:p text:style-name="P4">
“该活动是开放的，可以自由参加所有国籍。 因此，我们邀请乌克兰人，外国人和锁来了解有关乌克兰文化及其传统的更多信息。”</text:p>
      <text:p text:style-name="P4">
还报道说，大师班是为14多个受众设计的。 他们需要在链接上进行初步注册，该链接由组织者的组织指示。 活动的主要语言将是英语。</text:p>
      <text:p text:style-name="P4">
参观者还提供了着装要求：“我们鼓励乌兰特和外国人(有刺绣的人)刺绣。 同时，请遵守当地的着装要求(闭合的肩膀和服装，封闭式纸巾).</text:p>
      <text:p text:style-name="P4">
З нетерпінням чекаємо на зустріч!», — зазначають оргнаізатори.</text:p>
      <text:p text:style-name="P4">
News Source: <text:a xlink:type="simple" xlink:href="https://armyinform.com.ua/2023/05/16/ukrayinczi-v-abu-dabi-provedut-masshtabnu-podiyu-do-dnya-vyshyvanky/" text:style-name="Internet_20_link" text:visited-style-name="Visited_20_Internet_20_Link">
https://armyinform.com.ua/2023/05/16/ukrayinczi-v-abu-dabi-provedut-masshtabnu-podiyu-do-dnya-vyshyvan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